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986cm" svg:height="15.326cm" svg:x="12.955cm" svg:y="0.452cm">
            <draw:object draw:notify-on-update-of-ranges="LOGGER03.B2:LOGGER03.B1655 LOGGER03.C1:LOGGER03.C1 LOGGER03.C2:LOGGER03.C16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1" calcext:value-type="float">
            <text:p>1.31</text:p>
          </table:table-cell>
          <table:table-cell office:value-type="float" office:value="260.8" calcext:value-type="float">
            <text:p>260.8</text:p>
          </table:table-cell>
          <table:table-cell office:value-type="float" office:value="342.71" calcext:value-type="float">
            <text:p>342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[.A3]/1000/(60*60*24)" office:value-type="time" office:time-value="PT00H00M15.724S" calcext:value-type="time">
            <text:p>00:00:16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0.06" calcext:value-type="float">
            <text:p>340.06</text:p>
          </table:table-cell>
          <table:table-cell office:value-type="float" office:value="1.13" calcext:value-type="float">
            <text:p>1.1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1724" calcext:value-type="float">
            <text:p>31724</text:p>
          </table:table-cell>
          <table:table-cell table:formula="of:=[.A4]/1000/(60*60*24)" office:value-type="time" office:time-value="PT00H00M31.724S" calcext:value-type="time">
            <text:p>00:00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" calcext:value-type="float">
            <text:p>259</text:p>
          </table:table-cell>
          <table:table-cell office:value-type="float" office:value="338.23" calcext:value-type="float">
            <text:p>338.23</text:p>
          </table:table-cell>
          <table:table-cell office:value-type="float" office:value="2.29" calcext:value-type="float">
            <text:p>2.29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7724" calcext:value-type="float">
            <text:p>47724</text:p>
          </table:table-cell>
          <table:table-cell table:formula="of:=[.A5]/1000/(60*60*24)" office:value-type="time" office:time-value="PT00H00M47.724S" calcext:value-type="time">
            <text:p>00:00:48</text:p>
          </table:table-cell>
          <table:table-cell office:value-type="float" office:value="1.3" calcext:value-type="float">
            <text:p>1.3</text:p>
          </table:table-cell>
          <table:table-cell office:value-type="float" office:value="258.6" calcext:value-type="float">
            <text:p>258.6</text:p>
          </table:table-cell>
          <table:table-cell office:value-type="float" office:value="336.66" calcext:value-type="float">
            <text:p>336.66</text:p>
          </table:table-cell>
          <table:table-cell office:value-type="float" office:value="3.44" calcext:value-type="float">
            <text:p>3.44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63724" calcext:value-type="float">
            <text:p>63724</text:p>
          </table:table-cell>
          <table:table-cell table:formula="of:=[.A6]/1000/(60*60*24)" office:value-type="time" office:time-value="PT00H01M03.724S" calcext:value-type="time">
            <text:p>00:01:04</text:p>
          </table:table-cell>
          <table:table-cell office:value-type="float" office:value="1.3" calcext:value-type="float">
            <text:p>1.3</text:p>
          </table:table-cell>
          <table:table-cell office:value-type="float" office:value="258.2" calcext:value-type="float">
            <text:p>258.2</text:p>
          </table:table-cell>
          <table:table-cell office:value-type="float" office:value="336.13" calcext:value-type="float">
            <text:p>336.13</text:p>
          </table:table-cell>
          <table:table-cell office:value-type="float" office:value="4.59" calcext:value-type="float">
            <text:p>4.59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79724" calcext:value-type="float">
            <text:p>79724</text:p>
          </table:table-cell>
          <table:table-cell table:formula="of:=[.A7]/1000/(60*60*24)" office:value-type="time" office:time-value="PT00H01M19.724S" calcext:value-type="time">
            <text:p>00:01:20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4.7" calcext:value-type="float">
            <text:p>334.7</text:p>
          </table:table-cell>
          <table:table-cell office:value-type="float" office:value="5.73" calcext:value-type="float">
            <text:p>5.73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95724" calcext:value-type="float">
            <text:p>95724</text:p>
          </table:table-cell>
          <table:table-cell table:formula="of:=[.A8]/1000/(60*60*24)" office:value-type="time" office:time-value="PT00H01M35.724S" calcext:value-type="time">
            <text:p>00:01:36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4.17" calcext:value-type="float">
            <text:p>334.17</text:p>
          </table:table-cell>
          <table:table-cell office:value-type="float" office:value="6.88" calcext:value-type="float">
            <text:p>6.88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110724" calcext:value-type="float">
            <text:p>110724</text:p>
          </table:table-cell>
          <table:table-cell table:formula="of:=[.A9]/1000/(60*60*24)" office:value-type="time" office:time-value="PT00H01M50.724S" calcext:value-type="time">
            <text:p>00:01:51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7.95" calcext:value-type="float">
            <text:p>7.95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26724" calcext:value-type="float">
            <text:p>126724</text:p>
          </table:table-cell>
          <table:table-cell table:formula="of:=[.A10]/1000/(60*60*24)" office:value-type="time" office:time-value="PT00H02M06.724S" calcext:value-type="time">
            <text:p>00:02:07</text:p>
          </table:table-cell>
          <table:table-cell office:value-type="float" office:value="1.29" calcext:value-type="float">
            <text:p>1.29</text:p>
          </table:table-cell>
          <table:table-cell office:value-type="float" office:value="257" calcext:value-type="float">
            <text:p>257</text:p>
          </table:table-cell>
          <table:table-cell office:value-type="float" office:value="332.48" calcext:value-type="float">
            <text:p>332.48</text:p>
          </table:table-cell>
          <table:table-cell office:value-type="float" office:value="9.09" calcext:value-type="float">
            <text:p>9.09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table:formula="of:=[.A11]/1000/(60*60*24)" office:value-type="time" office:time-value="PT00H02M22.724S" calcext:value-type="time">
            <text:p>00:02:23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10.23" calcext:value-type="float">
            <text:p>10.23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float" office:value="158724" calcext:value-type="float">
            <text:p>158724</text:p>
          </table:table-cell>
          <table:table-cell table:formula="of:=[.A12]/1000/(60*60*24)" office:value-type="time" office:time-value="PT00H02M38.724S" calcext:value-type="time">
            <text:p>00:02:39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11.38" calcext:value-type="float">
            <text:p>11.38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174724" calcext:value-type="float">
            <text:p>174724</text:p>
          </table:table-cell>
          <table:table-cell table:formula="of:=[.A13]/1000/(60*60*24)" office:value-type="time" office:time-value="PT00H02M54.724S" calcext:value-type="time">
            <text:p>00:02:55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0.53" calcext:value-type="float">
            <text:p>330.53</text:p>
          </table:table-cell>
          <table:table-cell office:value-type="float" office:value="12.51" calcext:value-type="float">
            <text:p>12.51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90724" calcext:value-type="float">
            <text:p>190724</text:p>
          </table:table-cell>
          <table:table-cell table:formula="of:=[.A14]/1000/(60*60*24)" office:value-type="time" office:time-value="PT00H03M10.724S" calcext:value-type="time">
            <text:p>00:03:11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0.27" calcext:value-type="float">
            <text:p>330.27</text:p>
          </table:table-cell>
          <table:table-cell office:value-type="float" office:value="13.65" calcext:value-type="float">
            <text:p>13.65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office:value-type="float" office:value="206724" calcext:value-type="float">
            <text:p>206724</text:p>
          </table:table-cell>
          <table:table-cell table:formula="of:=[.A15]/1000/(60*60*24)" office:value-type="time" office:time-value="PT00H03M26.724S" calcext:value-type="time">
            <text:p>00:03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0.01" calcext:value-type="float">
            <text:p>330.01</text:p>
          </table:table-cell>
          <table:table-cell office:value-type="float" office:value="14.79" calcext:value-type="float">
            <text:p>14.79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222724" calcext:value-type="float">
            <text:p>222724</text:p>
          </table:table-cell>
          <table:table-cell table:formula="of:=[.A16]/1000/(60*60*24)" office:value-type="time" office:time-value="PT00H03M42.724S" calcext:value-type="time">
            <text:p>00:03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8.72" calcext:value-type="float">
            <text:p>328.72</text:p>
          </table:table-cell>
          <table:table-cell office:value-type="float" office:value="15.93" calcext:value-type="float">
            <text:p>15.93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238724" calcext:value-type="float">
            <text:p>238724</text:p>
          </table:table-cell>
          <table:table-cell table:formula="of:=[.A17]/1000/(60*60*24)" office:value-type="time" office:time-value="PT00H03M58.724S" calcext:value-type="time">
            <text:p>00:03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8.46" calcext:value-type="float">
            <text:p>328.46</text:p>
          </table:table-cell>
          <table:table-cell office:value-type="float" office:value="17.06" calcext:value-type="float">
            <text:p>17.06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254724" calcext:value-type="float">
            <text:p>254724</text:p>
          </table:table-cell>
          <table:table-cell table:formula="of:=[.A18]/1000/(60*60*24)" office:value-type="time" office:time-value="PT00H04M14.724S" calcext:value-type="time">
            <text:p>00:04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8.33" calcext:value-type="float">
            <text:p>328.33</text:p>
          </table:table-cell>
          <table:table-cell office:value-type="float" office:value="18.2" calcext:value-type="float">
            <text:p>18.2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270724" calcext:value-type="float">
            <text:p>270724</text:p>
          </table:table-cell>
          <table:table-cell table:formula="of:=[.A19]/1000/(60*60*24)" office:value-type="time" office:time-value="PT00H04M30.724S" calcext:value-type="time">
            <text:p>00:04:31</text:p>
          </table:table-cell>
          <table:table-cell office:value-type="float" office:value="1.28" calcext:value-type="float">
            <text:p>1.28</text:p>
          </table:table-cell>
          <table:table-cell office:value-type="float" office:value="255.2" calcext:value-type="float">
            <text:p>255.2</text:p>
          </table:table-cell>
          <table:table-cell office:value-type="float" office:value="327.04" calcext:value-type="float">
            <text:p>327.04</text:p>
          </table:table-cell>
          <table:table-cell office:value-type="float" office:value="19.33" calcext:value-type="float">
            <text:p>19.33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286724" calcext:value-type="float">
            <text:p>286724</text:p>
          </table:table-cell>
          <table:table-cell table:formula="of:=[.A20]/1000/(60*60*24)" office:value-type="time" office:time-value="PT00H04M46.724S" calcext:value-type="time">
            <text:p>00:04:47</text:p>
          </table:table-cell>
          <table:table-cell office:value-type="float" office:value="1.28" calcext:value-type="float">
            <text:p>1.28</text:p>
          </table:table-cell>
          <table:table-cell office:value-type="float" office:value="255.1" calcext:value-type="float">
            <text:p>255.1</text:p>
          </table:table-cell>
          <table:table-cell office:value-type="float" office:value="326.91" calcext:value-type="float">
            <text:p>326.91</text:p>
          </table:table-cell>
          <table:table-cell office:value-type="float" office:value="20.47" calcext:value-type="float">
            <text:p>20.47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302724" calcext:value-type="float">
            <text:p>302724</text:p>
          </table:table-cell>
          <table:table-cell table:formula="of:=[.A21]/1000/(60*60*24)" office:value-type="time" office:time-value="PT00H05M02.724S" calcext:value-type="time">
            <text:p>00:05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21.6" calcext:value-type="float">
            <text:p>21.6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318724" calcext:value-type="float">
            <text:p>318724</text:p>
          </table:table-cell>
          <table:table-cell table:formula="of:=[.A22]/1000/(60*60*24)" office:value-type="time" office:time-value="PT00H05M18.724S" calcext:value-type="time">
            <text:p>00:05:19</text:p>
          </table:table-cell>
          <table:table-cell office:value-type="float" office:value="1.28" calcext:value-type="float">
            <text:p>1.28</text:p>
          </table:table-cell>
          <table:table-cell office:value-type="float" office:value="254.8" calcext:value-type="float">
            <text:p>254.8</text:p>
          </table:table-cell>
          <table:table-cell office:value-type="float" office:value="326.52" calcext:value-type="float">
            <text:p>326.52</text:p>
          </table:table-cell>
          <table:table-cell office:value-type="float" office:value="22.73" calcext:value-type="float">
            <text:p>22.7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34724" calcext:value-type="float">
            <text:p>334724</text:p>
          </table:table-cell>
          <table:table-cell table:formula="of:=[.A23]/1000/(60*60*24)" office:value-type="time" office:time-value="PT00H05M34.724S" calcext:value-type="time">
            <text:p>00:05:35</text:p>
          </table:table-cell>
          <table:table-cell office:value-type="float" office:value="1.28" calcext:value-type="float">
            <text:p>1.28</text:p>
          </table:table-cell>
          <table:table-cell office:value-type="float" office:value="254.6" calcext:value-type="float">
            <text:p>254.6</text:p>
          </table:table-cell>
          <table:table-cell office:value-type="float" office:value="326.26" calcext:value-type="float">
            <text:p>326.26</text:p>
          </table:table-cell>
          <table:table-cell office:value-type="float" office:value="23.87" calcext:value-type="float">
            <text:p>23.87</text:p>
          </table:table-cell>
          <table:table-cell office:value-type="float" office:value="30.85" calcext:value-type="float">
            <text:p>30.85</text:p>
          </table:table-cell>
        </table:table-row>
        <table:table-row table:style-name="ro1">
          <table:table-cell office:value-type="float" office:value="350724" calcext:value-type="float">
            <text:p>350724</text:p>
          </table:table-cell>
          <table:table-cell table:formula="of:=[.A24]/1000/(60*60*24)" office:value-type="time" office:time-value="PT00H05M50.724S" calcext:value-type="time">
            <text:p>00:05:51</text:p>
          </table:table-cell>
          <table:table-cell office:value-type="float" office:value="1.28" calcext:value-type="float">
            <text:p>1.28</text:p>
          </table:table-cell>
          <table:table-cell office:value-type="float" office:value="254.5" calcext:value-type="float">
            <text:p>254.5</text:p>
          </table:table-cell>
          <table:table-cell office:value-type="float" office:value="326.13" calcext:value-type="float">
            <text:p>326.13</text:p>
          </table:table-cell>
          <table:table-cell office:value-type="float" office:value="25" calcext:value-type="float">
            <text:p>25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366724" calcext:value-type="float">
            <text:p>366724</text:p>
          </table:table-cell>
          <table:table-cell table:formula="of:=[.A25]/1000/(60*60*24)" office:value-type="time" office:time-value="PT00H06M06.724S" calcext:value-type="time">
            <text:p>00:06:07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5.87" calcext:value-type="float">
            <text:p>325.87</text:p>
          </table:table-cell>
          <table:table-cell office:value-type="float" office:value="26.13" calcext:value-type="float">
            <text:p>26.13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float" office:value="382724" calcext:value-type="float">
            <text:p>382724</text:p>
          </table:table-cell>
          <table:table-cell table:formula="of:=[.A26]/1000/(60*60*24)" office:value-type="time" office:time-value="PT00H06M22.724S" calcext:value-type="time">
            <text:p>00:06:23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5.87" calcext:value-type="float">
            <text:p>325.87</text:p>
          </table:table-cell>
          <table:table-cell office:value-type="float" office:value="27.26" calcext:value-type="float">
            <text:p>27.26</text:p>
          </table:table-cell>
          <table:table-cell office:value-type="float" office:value="35.19" calcext:value-type="float">
            <text:p>35.19</text:p>
          </table:table-cell>
        </table:table-row>
        <table:table-row table:style-name="ro1">
          <table:table-cell office:value-type="float" office:value="398724" calcext:value-type="float">
            <text:p>398724</text:p>
          </table:table-cell>
          <table:table-cell table:formula="of:=[.A27]/1000/(60*60*24)" office:value-type="time" office:time-value="PT00H06M38.724S" calcext:value-type="time">
            <text:p>00:06:39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28.39" calcext:value-type="float">
            <text:p>28.39</text:p>
          </table:table-cell>
          <table:table-cell office:value-type="float" office:value="36.64" calcext:value-type="float">
            <text:p>36.64</text:p>
          </table:table-cell>
        </table:table-row>
        <table:table-row table:style-name="ro1">
          <table:table-cell office:value-type="float" office:value="414724" calcext:value-type="float">
            <text:p>414724</text:p>
          </table:table-cell>
          <table:table-cell table:formula="of:=[.A28]/1000/(60*60*24)" office:value-type="time" office:time-value="PT00H06M54.724S" calcext:value-type="time">
            <text:p>00:06:55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4.46" calcext:value-type="float">
            <text:p>324.46</text:p>
          </table:table-cell>
          <table:table-cell office:value-type="float" office:value="29.52" calcext:value-type="float">
            <text:p>29.52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1">
          <table:table-cell office:value-type="float" office:value="430724" calcext:value-type="float">
            <text:p>430724</text:p>
          </table:table-cell>
          <table:table-cell table:formula="of:=[.A29]/1000/(60*60*24)" office:value-type="time" office:time-value="PT00H07M10.724S" calcext:value-type="time">
            <text:p>00:07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4.33" calcext:value-type="float">
            <text:p>324.33</text:p>
          </table:table-cell>
          <table:table-cell office:value-type="float" office:value="30.65" calcext:value-type="float">
            <text:p>30.65</text:p>
          </table:table-cell>
          <table:table-cell office:value-type="float" office:value="39.53" calcext:value-type="float">
            <text:p>39.53</text:p>
          </table:table-cell>
        </table:table-row>
        <table:table-row table:style-name="ro1">
          <table:table-cell office:value-type="float" office:value="446724" calcext:value-type="float">
            <text:p>446724</text:p>
          </table:table-cell>
          <table:table-cell table:formula="of:=[.A30]/1000/(60*60*24)" office:value-type="time" office:time-value="PT00H07M26.724S" calcext:value-type="time">
            <text:p>00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31.77" calcext:value-type="float">
            <text:p>31.77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float" office:value="462724" calcext:value-type="float">
            <text:p>462724</text:p>
          </table:table-cell>
          <table:table-cell table:formula="of:=[.A31]/1000/(60*60*24)" office:value-type="time" office:time-value="PT00H07M42.724S" calcext:value-type="time">
            <text:p>00:07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32.9" calcext:value-type="float">
            <text:p>32.9</text:p>
          </table:table-cell>
          <table:table-cell office:value-type="float" office:value="42.41" calcext:value-type="float">
            <text:p>42.41</text:p>
          </table:table-cell>
        </table:table-row>
        <table:table-row table:style-name="ro1">
          <table:table-cell office:value-type="float" office:value="478724" calcext:value-type="float">
            <text:p>478724</text:p>
          </table:table-cell>
          <table:table-cell table:formula="of:=[.A32]/1000/(60*60*24)" office:value-type="time" office:time-value="PT00H07M58.724S" calcext:value-type="time">
            <text:p>00:07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3.94" calcext:value-type="float">
            <text:p>323.94</text:p>
          </table:table-cell>
          <table:table-cell office:value-type="float" office:value="34.03" calcext:value-type="float">
            <text:p>34.03</text:p>
          </table:table-cell>
          <table:table-cell office:value-type="float" office:value="43.85" calcext:value-type="float">
            <text:p>43.85</text:p>
          </table:table-cell>
        </table:table-row>
        <table:table-row table:style-name="ro1">
          <table:table-cell office:value-type="float" office:value="494724" calcext:value-type="float">
            <text:p>494724</text:p>
          </table:table-cell>
          <table:table-cell table:formula="of:=[.A33]/1000/(60*60*24)" office:value-type="time" office:time-value="PT00H08M14.724S" calcext:value-type="time">
            <text:p>00:08:15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35.16" calcext:value-type="float">
            <text:p>35.16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510724" calcext:value-type="float">
            <text:p>510724</text:p>
          </table:table-cell>
          <table:table-cell table:formula="of:=[.A34]/1000/(60*60*24)" office:value-type="time" office:time-value="PT00H08M30.724S" calcext:value-type="time">
            <text:p>00:08:31</text:p>
          </table:table-cell>
          <table:table-cell office:value-type="float" office:value="1.27" calcext:value-type="float">
            <text:p>1.27</text:p>
          </table:table-cell>
          <table:table-cell office:value-type="float" office:value="253.4" calcext:value-type="float">
            <text:p>253.4</text:p>
          </table:table-cell>
          <table:table-cell office:value-type="float" office:value="322.66" calcext:value-type="float">
            <text:p>322.66</text:p>
          </table:table-cell>
          <table:table-cell office:value-type="float" office:value="36.28" calcext:value-type="float">
            <text:p>36.28</text:p>
          </table:table-cell>
          <table:table-cell office:value-type="float" office:value="46.72" calcext:value-type="float">
            <text:p>46.72</text:p>
          </table:table-cell>
        </table:table-row>
        <table:table-row table:style-name="ro1">
          <table:table-cell office:value-type="float" office:value="526724" calcext:value-type="float">
            <text:p>526724</text:p>
          </table:table-cell>
          <table:table-cell table:formula="of:=[.A35]/1000/(60*60*24)" office:value-type="time" office:time-value="PT00H08M46.724S" calcext:value-type="time">
            <text:p>00:08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37.41" calcext:value-type="float">
            <text:p>37.41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542724" calcext:value-type="float">
            <text:p>542724</text:p>
          </table:table-cell>
          <table:table-cell table:formula="of:=[.A36]/1000/(60*60*24)" office:value-type="time" office:time-value="PT00H09M02.724S" calcext:value-type="time">
            <text:p>00:09:03</text:p>
          </table:table-cell>
          <table:table-cell office:value-type="float" office:value="1.27" calcext:value-type="float">
            <text:p>1.27</text:p>
          </table:table-cell>
          <table:table-cell office:value-type="float" office:value="253.2" calcext:value-type="float">
            <text:p>253.2</text:p>
          </table:table-cell>
          <table:table-cell office:value-type="float" office:value="322.4" calcext:value-type="float">
            <text:p>322.4</text:p>
          </table:table-cell>
          <table:table-cell office:value-type="float" office:value="38.53" calcext:value-type="float">
            <text:p>38.53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558724" calcext:value-type="float">
            <text:p>558724</text:p>
          </table:table-cell>
          <table:table-cell table:formula="of:=[.A37]/1000/(60*60*24)" office:value-type="time" office:time-value="PT00H09M18.724S" calcext:value-type="time">
            <text:p>00:09:19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4" calcext:value-type="float">
            <text:p>322.14</text:p>
          </table:table-cell>
          <table:table-cell office:value-type="float" office:value="39.66" calcext:value-type="float">
            <text:p>39.66</text:p>
          </table:table-cell>
          <table:table-cell office:value-type="float" office:value="51.02" calcext:value-type="float">
            <text:p>51.02</text:p>
          </table:table-cell>
        </table:table-row>
        <table:table-row table:style-name="ro1">
          <table:table-cell office:value-type="float" office:value="574724" calcext:value-type="float">
            <text:p>574724</text:p>
          </table:table-cell>
          <table:table-cell table:formula="of:=[.A38]/1000/(60*60*24)" office:value-type="time" office:time-value="PT00H09M34.724S" calcext:value-type="time">
            <text:p>00:09:35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4" calcext:value-type="float">
            <text:p>322.14</text:p>
          </table:table-cell>
          <table:table-cell office:value-type="float" office:value="40.78" calcext:value-type="float">
            <text:p>40.78</text:p>
          </table:table-cell>
          <table:table-cell office:value-type="float" office:value="52.45" calcext:value-type="float">
            <text:p>52.45</text:p>
          </table:table-cell>
        </table:table-row>
        <table:table-row table:style-name="ro1">
          <table:table-cell office:value-type="float" office:value="590724" calcext:value-type="float">
            <text:p>590724</text:p>
          </table:table-cell>
          <table:table-cell table:formula="of:=[.A39]/1000/(60*60*24)" office:value-type="time" office:time-value="PT00H09M50.724S" calcext:value-type="time">
            <text:p>00:09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41.91" calcext:value-type="float">
            <text:p>41.91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1">
          <table:table-cell office:value-type="float" office:value="606724" calcext:value-type="float">
            <text:p>606724</text:p>
          </table:table-cell>
          <table:table-cell table:formula="of:=[.A40]/1000/(60*60*24)" office:value-type="time" office:time-value="PT00H10M06.724S" calcext:value-type="time">
            <text:p>00:10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43.03" calcext:value-type="float">
            <text:p>43.03</text:p>
          </table:table-cell>
          <table:table-cell office:value-type="float" office:value="55.31" calcext:value-type="float">
            <text:p>55.31</text:p>
          </table:table-cell>
        </table:table-row>
        <table:table-row table:style-name="ro1">
          <table:table-cell office:value-type="float" office:value="622724" calcext:value-type="float">
            <text:p>622724</text:p>
          </table:table-cell>
          <table:table-cell table:formula="of:=[.A41]/1000/(60*60*24)" office:value-type="time" office:time-value="PT00H10M22.724S" calcext:value-type="time">
            <text:p>00:1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44.15" calcext:value-type="float">
            <text:p>44.15</text:p>
          </table:table-cell>
          <table:table-cell office:value-type="float" office:value="56.74" calcext:value-type="float">
            <text:p>56.74</text:p>
          </table:table-cell>
        </table:table-row>
        <table:table-row table:style-name="ro1">
          <table:table-cell office:value-type="float" office:value="638724" calcext:value-type="float">
            <text:p>638724</text:p>
          </table:table-cell>
          <table:table-cell table:formula="of:=[.A42]/1000/(60*60*24)" office:value-type="time" office:time-value="PT00H10M38.724S" calcext:value-type="time">
            <text:p>00:10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2" calcext:value-type="float">
            <text:p>320.62</text:p>
          </table:table-cell>
          <table:table-cell office:value-type="float" office:value="45.28" calcext:value-type="float">
            <text:p>45.28</text:p>
          </table:table-cell>
          <table:table-cell office:value-type="float" office:value="58.17" calcext:value-type="float">
            <text:p>58.17</text:p>
          </table:table-cell>
        </table:table-row>
        <table:table-row table:style-name="ro1">
          <table:table-cell office:value-type="float" office:value="654724" calcext:value-type="float">
            <text:p>654724</text:p>
          </table:table-cell>
          <table:table-cell table:formula="of:=[.A43]/1000/(60*60*24)" office:value-type="time" office:time-value="PT00H10M54.724S" calcext:value-type="time">
            <text:p>00:10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1" calcext:value-type="float">
            <text:p>320.61</text:p>
          </table:table-cell>
          <table:table-cell office:value-type="float" office:value="46.4" calcext:value-type="float">
            <text:p>46.4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670724" calcext:value-type="float">
            <text:p>670724</text:p>
          </table:table-cell>
          <table:table-cell table:formula="of:=[.A44]/1000/(60*60*24)" office:value-type="time" office:time-value="PT00H11M10.724S" calcext:value-type="time">
            <text:p>00:11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8" calcext:value-type="float">
            <text:p>320.48</text:p>
          </table:table-cell>
          <table:table-cell office:value-type="float" office:value="47.52" calcext:value-type="float">
            <text:p>47.52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686724" calcext:value-type="float">
            <text:p>686724</text:p>
          </table:table-cell>
          <table:table-cell table:formula="of:=[.A45]/1000/(60*60*24)" office:value-type="time" office:time-value="PT00H11M26.724S" calcext:value-type="time">
            <text:p>00:11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48.64" calcext:value-type="float">
            <text:p>48.64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float" office:value="702724" calcext:value-type="float">
            <text:p>702724</text:p>
          </table:table-cell>
          <table:table-cell table:formula="of:=[.A46]/1000/(60*60*24)" office:value-type="time" office:time-value="PT00H11M42.724S" calcext:value-type="time">
            <text:p>00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49.76" calcext:value-type="float">
            <text:p>49.76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float" office:value="718724" calcext:value-type="float">
            <text:p>718724</text:p>
          </table:table-cell>
          <table:table-cell table:formula="of:=[.A47]/1000/(60*60*24)" office:value-type="time" office:time-value="PT00H11M58.724S" calcext:value-type="time">
            <text:p>00:1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50.89" calcext:value-type="float">
            <text:p>50.89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734724" calcext:value-type="float">
            <text:p>734724</text:p>
          </table:table-cell>
          <table:table-cell table:formula="of:=[.A48]/1000/(60*60*24)" office:value-type="time" office:time-value="PT00H12M14.724S" calcext:value-type="time">
            <text:p>00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52.01" calcext:value-type="float">
            <text:p>52.01</text:p>
          </table:table-cell>
          <table:table-cell office:value-type="float" office:value="66.71" calcext:value-type="float">
            <text:p>66.71</text:p>
          </table:table-cell>
        </table:table-row>
        <table:table-row table:style-name="ro1">
          <table:table-cell office:value-type="float" office:value="750724" calcext:value-type="float">
            <text:p>750724</text:p>
          </table:table-cell>
          <table:table-cell table:formula="of:=[.A49]/1000/(60*60*24)" office:value-type="time" office:time-value="PT00H12M30.724S" calcext:value-type="time">
            <text:p>00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53.13" calcext:value-type="float">
            <text:p>53.13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float" office:value="766724" calcext:value-type="float">
            <text:p>766724</text:p>
          </table:table-cell>
          <table:table-cell table:formula="of:=[.A50]/1000/(60*60*24)" office:value-type="time" office:time-value="PT00H12M46.724S" calcext:value-type="time">
            <text:p>00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54.25" calcext:value-type="float">
            <text:p>54.25</text:p>
          </table:table-cell>
          <table:table-cell office:value-type="float" office:value="69.56" calcext:value-type="float">
            <text:p>69.56</text:p>
          </table:table-cell>
        </table:table-row>
        <table:table-row table:style-name="ro1">
          <table:table-cell office:value-type="float" office:value="782724" calcext:value-type="float">
            <text:p>782724</text:p>
          </table:table-cell>
          <table:table-cell table:formula="of:=[.A51]/1000/(60*60*24)" office:value-type="time" office:time-value="PT00H13M02.724S" calcext:value-type="time">
            <text:p>00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8.57" calcext:value-type="float">
            <text:p>318.57</text:p>
          </table:table-cell>
          <table:table-cell office:value-type="float" office:value="55.37" calcext:value-type="float">
            <text:p>55.37</text:p>
          </table:table-cell>
          <table:table-cell office:value-type="float" office:value="70.97" calcext:value-type="float">
            <text:p>70.97</text:p>
          </table:table-cell>
        </table:table-row>
        <table:table-row table:style-name="ro1">
          <table:table-cell office:value-type="float" office:value="798724" calcext:value-type="float">
            <text:p>798724</text:p>
          </table:table-cell>
          <table:table-cell table:formula="of:=[.A52]/1000/(60*60*24)" office:value-type="time" office:time-value="PT00H13M18.724S" calcext:value-type="time">
            <text:p>00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56.49" calcext:value-type="float">
            <text:p>56.49</text:p>
          </table:table-cell>
          <table:table-cell office:value-type="float" office:value="72.39" calcext:value-type="float">
            <text:p>72.39</text:p>
          </table:table-cell>
        </table:table-row>
        <table:table-row table:style-name="ro1">
          <table:table-cell office:value-type="float" office:value="814724" calcext:value-type="float">
            <text:p>814724</text:p>
          </table:table-cell>
          <table:table-cell table:formula="of:=[.A53]/1000/(60*60*24)" office:value-type="time" office:time-value="PT00H13M34.724S" calcext:value-type="time">
            <text:p>00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8.44" calcext:value-type="float">
            <text:p>318.44</text:p>
          </table:table-cell>
          <table:table-cell office:value-type="float" office:value="57.6" calcext:value-type="float">
            <text:p>57.6</text:p>
          </table:table-cell>
          <table:table-cell office:value-type="float" office:value="73.81" calcext:value-type="float">
            <text:p>73.81</text:p>
          </table:table-cell>
        </table:table-row>
        <table:table-row table:style-name="ro1">
          <table:table-cell office:value-type="float" office:value="830724" calcext:value-type="float">
            <text:p>830724</text:p>
          </table:table-cell>
          <table:table-cell table:formula="of:=[.A54]/1000/(60*60*24)" office:value-type="time" office:time-value="PT00H13M50.724S" calcext:value-type="time">
            <text:p>00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8.44" calcext:value-type="float">
            <text:p>318.44</text:p>
          </table:table-cell>
          <table:table-cell office:value-type="float" office:value="58.72" calcext:value-type="float">
            <text:p>58.72</text:p>
          </table:table-cell>
          <table:table-cell office:value-type="float" office:value="75.23" calcext:value-type="float">
            <text:p>75.23</text:p>
          </table:table-cell>
        </table:table-row>
        <table:table-row table:style-name="ro1">
          <table:table-cell office:value-type="float" office:value="846724" calcext:value-type="float">
            <text:p>846724</text:p>
          </table:table-cell>
          <table:table-cell table:formula="of:=[.A55]/1000/(60*60*24)" office:value-type="time" office:time-value="PT00H14M06.724S" calcext:value-type="time">
            <text:p>00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59.84" calcext:value-type="float">
            <text:p>59.84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float" office:value="862724" calcext:value-type="float">
            <text:p>862724</text:p>
          </table:table-cell>
          <table:table-cell table:formula="of:=[.A56]/1000/(60*60*24)" office:value-type="time" office:time-value="PT00H14M22.724S" calcext:value-type="time">
            <text:p>00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60.96" calcext:value-type="float">
            <text:p>60.96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878724" calcext:value-type="float">
            <text:p>878724</text:p>
          </table:table-cell>
          <table:table-cell table:formula="of:=[.A57]/1000/(60*60*24)" office:value-type="time" office:time-value="PT00H14M38.724S" calcext:value-type="time">
            <text:p>00:1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8" calcext:value-type="float">
            <text:p>318.18</text:p>
          </table:table-cell>
          <table:table-cell office:value-type="float" office:value="62.08" calcext:value-type="float">
            <text:p>62.08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office:value-type="float" office:value="894724" calcext:value-type="float">
            <text:p>894724</text:p>
          </table:table-cell>
          <table:table-cell table:formula="of:=[.A58]/1000/(60*60*24)" office:value-type="time" office:time-value="PT00H14M54.724S" calcext:value-type="time">
            <text:p>00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63.19" calcext:value-type="float">
            <text:p>63.19</text:p>
          </table:table-cell>
          <table:table-cell office:value-type="float" office:value="80.88" calcext:value-type="float">
            <text:p>80.88</text:p>
          </table:table-cell>
        </table:table-row>
        <table:table-row table:style-name="ro1">
          <table:table-cell office:value-type="float" office:value="910724" calcext:value-type="float">
            <text:p>910724</text:p>
          </table:table-cell>
          <table:table-cell table:formula="of:=[.A59]/1000/(60*60*24)" office:value-type="time" office:time-value="PT00H15M10.724S" calcext:value-type="time">
            <text:p>00:1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64.31" calcext:value-type="float">
            <text:p>64.31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926724" calcext:value-type="float">
            <text:p>926724</text:p>
          </table:table-cell>
          <table:table-cell table:formula="of:=[.A60]/1000/(60*60*24)" office:value-type="time" office:time-value="PT00H15M26.724S" calcext:value-type="time">
            <text:p>00:1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2" calcext:value-type="float">
            <text:p>317.92</text:p>
          </table:table-cell>
          <table:table-cell office:value-type="float" office:value="65.43" calcext:value-type="float">
            <text:p>65.43</text:p>
          </table:table-cell>
          <table:table-cell office:value-type="float" office:value="83.71" calcext:value-type="float">
            <text:p>83.71</text:p>
          </table:table-cell>
        </table:table-row>
        <table:table-row table:style-name="ro1">
          <table:table-cell office:value-type="float" office:value="942724" calcext:value-type="float">
            <text:p>942724</text:p>
          </table:table-cell>
          <table:table-cell table:formula="of:=[.A61]/1000/(60*60*24)" office:value-type="time" office:time-value="PT00H15M42.724S" calcext:value-type="time">
            <text:p>00:1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66.54" calcext:value-type="float">
            <text:p>66.54</text:p>
          </table:table-cell>
          <table:table-cell office:value-type="float" office:value="85.12" calcext:value-type="float">
            <text:p>85.12</text:p>
          </table:table-cell>
        </table:table-row>
        <table:table-row table:style-name="ro1">
          <table:table-cell office:value-type="float" office:value="958724" calcext:value-type="float">
            <text:p>958724</text:p>
          </table:table-cell>
          <table:table-cell table:formula="of:=[.A62]/1000/(60*60*24)" office:value-type="time" office:time-value="PT00H15M58.724S" calcext:value-type="time">
            <text:p>00:15:59</text:p>
          </table:table-cell>
          <table:table-cell office:value-type="float" office:value="1.26" calcext:value-type="float">
            <text:p>1.26</text:p>
          </table:table-cell>
          <table:table-cell office:value-type="float" office:value="251.1" calcext:value-type="float">
            <text:p>251.1</text:p>
          </table:table-cell>
          <table:table-cell office:value-type="float" office:value="316.66" calcext:value-type="float">
            <text:p>316.66</text:p>
          </table:table-cell>
          <table:table-cell office:value-type="float" office:value="67.66" calcext:value-type="float">
            <text:p>67.66</text:p>
          </table:table-cell>
          <table:table-cell office:value-type="float" office:value="86.53" calcext:value-type="float">
            <text:p>86.53</text:p>
          </table:table-cell>
        </table:table-row>
        <table:table-row table:style-name="ro1">
          <table:table-cell office:value-type="float" office:value="974724" calcext:value-type="float">
            <text:p>974724</text:p>
          </table:table-cell>
          <table:table-cell table:formula="of:=[.A63]/1000/(60*60*24)" office:value-type="time" office:time-value="PT00H16M14.724S" calcext:value-type="time">
            <text:p>00:1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68.78" calcext:value-type="float">
            <text:p>68.78</text:p>
          </table:table-cell>
          <table:table-cell office:value-type="float" office:value="87.94" calcext:value-type="float">
            <text:p>87.94</text:p>
          </table:table-cell>
        </table:table-row>
        <table:table-row table:style-name="ro1">
          <table:table-cell office:value-type="float" office:value="990724" calcext:value-type="float">
            <text:p>990724</text:p>
          </table:table-cell>
          <table:table-cell table:formula="of:=[.A64]/1000/(60*60*24)" office:value-type="time" office:time-value="PT00H16M30.724S" calcext:value-type="time">
            <text:p>00:16:31</text:p>
          </table:table-cell>
          <table:table-cell office:value-type="float" office:value="1.26" calcext:value-type="float">
            <text:p>1.26</text:p>
          </table:table-cell>
          <table:table-cell office:value-type="float" office:value="251" calcext:value-type="float">
            <text:p>251</text:p>
          </table:table-cell>
          <table:table-cell office:value-type="float" office:value="316.53" calcext:value-type="float">
            <text:p>316.53</text:p>
          </table:table-cell>
          <table:table-cell office:value-type="float" office:value="69.89" calcext:value-type="float">
            <text:p>69.89</text:p>
          </table:table-cell>
          <table:table-cell office:value-type="float" office:value="89.35" calcext:value-type="float">
            <text:p>89.35</text:p>
          </table:table-cell>
        </table:table-row>
        <table:table-row table:style-name="ro1">
          <table:table-cell office:value-type="float" office:value="1006724" calcext:value-type="float">
            <text:p>1006724</text:p>
          </table:table-cell>
          <table:table-cell table:formula="of:=[.A65]/1000/(60*60*24)" office:value-type="time" office:time-value="PT00H16M46.724S" calcext:value-type="time">
            <text:p>00:16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71.01" calcext:value-type="float">
            <text:p>71.01</text:p>
          </table:table-cell>
          <table:table-cell office:value-type="float" office:value="90.76" calcext:value-type="float">
            <text:p>90.76</text:p>
          </table:table-cell>
        </table:table-row>
        <table:table-row table:style-name="ro1">
          <table:table-cell office:value-type="float" office:value="1022724" calcext:value-type="float">
            <text:p>1022724</text:p>
          </table:table-cell>
          <table:table-cell table:formula="of:=[.A66]/1000/(60*60*24)" office:value-type="time" office:time-value="PT00H17M02.724S" calcext:value-type="time">
            <text:p>00:17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72.12" calcext:value-type="float">
            <text:p>72.12</text:p>
          </table:table-cell>
          <table:table-cell office:value-type="float" office:value="92.17" calcext:value-type="float">
            <text:p>92.17</text:p>
          </table:table-cell>
        </table:table-row>
        <table:table-row table:style-name="ro1">
          <table:table-cell office:value-type="float" office:value="1038724" calcext:value-type="float">
            <text:p>1038724</text:p>
          </table:table-cell>
          <table:table-cell table:formula="of:=[.A67]/1000/(60*60*24)" office:value-type="time" office:time-value="PT00H17M18.724S" calcext:value-type="time">
            <text:p>00:17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73.24" calcext:value-type="float">
            <text:p>73.24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office:value-type="float" office:value="1054724" calcext:value-type="float">
            <text:p>1054724</text:p>
          </table:table-cell>
          <table:table-cell table:formula="of:=[.A68]/1000/(60*60*24)" office:value-type="time" office:time-value="PT00H17M34.724S" calcext:value-type="time">
            <text:p>00:17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74.35" calcext:value-type="float">
            <text:p>74.35</text:p>
          </table:table-cell>
          <table:table-cell office:value-type="float" office:value="94.98" calcext:value-type="float">
            <text:p>94.98</text:p>
          </table:table-cell>
        </table:table-row>
        <table:table-row table:style-name="ro1">
          <table:table-cell office:value-type="float" office:value="1070724" calcext:value-type="float">
            <text:p>1070724</text:p>
          </table:table-cell>
          <table:table-cell table:formula="of:=[.A69]/1000/(60*60*24)" office:value-type="time" office:time-value="PT00H17M50.724S" calcext:value-type="time">
            <text:p>00:17:51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75.46" calcext:value-type="float">
            <text:p>75.46</text:p>
          </table:table-cell>
          <table:table-cell office:value-type="float" office:value="96.38" calcext:value-type="float">
            <text:p>96.38</text:p>
          </table:table-cell>
        </table:table-row>
        <table:table-row table:style-name="ro1">
          <table:table-cell office:value-type="float" office:value="1086723" calcext:value-type="float">
            <text:p>1086723</text:p>
          </table:table-cell>
          <table:table-cell table:formula="of:=[.A70]/1000/(60*60*24)" office:value-type="time" office:time-value="PT00H18M06.723S" calcext:value-type="time">
            <text:p>00:18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76.58" calcext:value-type="float">
            <text:p>76.58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1102724" calcext:value-type="float">
            <text:p>1102724</text:p>
          </table:table-cell>
          <table:table-cell table:formula="of:=[.A71]/1000/(60*60*24)" office:value-type="time" office:time-value="PT00H18M22.724S" calcext:value-type="time">
            <text:p>00:18:23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89" calcext:value-type="float">
            <text:p>315.89</text:p>
          </table:table-cell>
          <table:table-cell office:value-type="float" office:value="77.69" calcext:value-type="float">
            <text:p>77.69</text:p>
          </table:table-cell>
          <table:table-cell office:value-type="float" office:value="99.19" calcext:value-type="float">
            <text:p>99.19</text:p>
          </table:table-cell>
        </table:table-row>
        <table:table-row table:style-name="ro1">
          <table:table-cell office:value-type="float" office:value="1118724" calcext:value-type="float">
            <text:p>1118724</text:p>
          </table:table-cell>
          <table:table-cell table:formula="of:=[.A72]/1000/(60*60*24)" office:value-type="time" office:time-value="PT00H18M38.724S" calcext:value-type="time">
            <text:p>00:18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7" calcext:value-type="float">
            <text:p>315.77</text:p>
          </table:table-cell>
          <table:table-cell office:value-type="float" office:value="78.81" calcext:value-type="float">
            <text:p>78.81</text:p>
          </table:table-cell>
          <table:table-cell office:value-type="float" office:value="100.59" calcext:value-type="float">
            <text:p>100.59</text:p>
          </table:table-cell>
        </table:table-row>
        <table:table-row table:style-name="ro1">
          <table:table-cell office:value-type="float" office:value="1134724" calcext:value-type="float">
            <text:p>1134724</text:p>
          </table:table-cell>
          <table:table-cell table:formula="of:=[.A73]/1000/(60*60*24)" office:value-type="time" office:time-value="PT00H18M54.724S" calcext:value-type="time">
            <text:p>00:18:55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79.92" calcext:value-type="float">
            <text:p>79.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0723" calcext:value-type="float">
            <text:p>1150723</text:p>
          </table:table-cell>
          <table:table-cell table:formula="of:=[.A74]/1000/(60*60*24)" office:value-type="time" office:time-value="PT00H19M10.723S" calcext:value-type="time">
            <text:p>00:19:11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4.63" calcext:value-type="float">
            <text:p>314.63</text:p>
          </table:table-cell>
          <table:table-cell office:value-type="float" office:value="81.03" calcext:value-type="float">
            <text:p>81.03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166724" calcext:value-type="float">
            <text:p>1166724</text:p>
          </table:table-cell>
          <table:table-cell table:formula="of:=[.A75]/1000/(60*60*24)" office:value-type="time" office:time-value="PT00H19M26.724S" calcext:value-type="time">
            <text:p>00:19:27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82.14" calcext:value-type="float">
            <text:p>82.14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1182724" calcext:value-type="float">
            <text:p>1182724</text:p>
          </table:table-cell>
          <table:table-cell table:formula="of:=[.A76]/1000/(60*60*24)" office:value-type="time" office:time-value="PT00H19M42.724S" calcext:value-type="time">
            <text:p>00:19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4.51" calcext:value-type="float">
            <text:p>314.51</text:p>
          </table:table-cell>
          <table:table-cell office:value-type="float" office:value="83.26" calcext:value-type="float">
            <text:p>83.26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1198724" calcext:value-type="float">
            <text:p>1198724</text:p>
          </table:table-cell>
          <table:table-cell table:formula="of:=[.A77]/1000/(60*60*24)" office:value-type="time" office:time-value="PT00H19M58.724S" calcext:value-type="time">
            <text:p>00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84.37" calcext:value-type="float">
            <text:p>84.37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214724" calcext:value-type="float">
            <text:p>1214724</text:p>
          </table:table-cell>
          <table:table-cell table:formula="of:=[.A78]/1000/(60*60*24)" office:value-type="time" office:time-value="PT00H20M14.724S" calcext:value-type="time">
            <text:p>00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85.48" calcext:value-type="float">
            <text:p>85.4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30724" calcext:value-type="float">
            <text:p>1230724</text:p>
          </table:table-cell>
          <table:table-cell table:formula="of:=[.A79]/1000/(60*60*24)" office:value-type="time" office:time-value="PT00H20M30.724S" calcext:value-type="time">
            <text:p>00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86.59" calcext:value-type="float">
            <text:p>86.59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1246724" calcext:value-type="float">
            <text:p>1246724</text:p>
          </table:table-cell>
          <table:table-cell table:formula="of:=[.A80]/1000/(60*60*24)" office:value-type="time" office:time-value="PT00H20M46.724S" calcext:value-type="time">
            <text:p>00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87.7" calcext:value-type="float">
            <text:p>87.7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262724" calcext:value-type="float">
            <text:p>1262724</text:p>
          </table:table-cell>
          <table:table-cell table:formula="of:=[.A81]/1000/(60*60*24)" office:value-type="time" office:time-value="PT00H21M02.724S" calcext:value-type="time">
            <text:p>00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88.81" calcext:value-type="float">
            <text:p>88.81</text:p>
          </table:table-cell>
          <table:table-cell office:value-type="float" office:value="113.19" calcext:value-type="float">
            <text:p>113.19</text:p>
          </table:table-cell>
        </table:table-row>
        <table:table-row table:style-name="ro1">
          <table:table-cell office:value-type="float" office:value="1278724" calcext:value-type="float">
            <text:p>1278724</text:p>
          </table:table-cell>
          <table:table-cell table:formula="of:=[.A82]/1000/(60*60*24)" office:value-type="time" office:time-value="PT00H21M18.724S" calcext:value-type="time">
            <text:p>00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89.92" calcext:value-type="float">
            <text:p>89.92</text:p>
          </table:table-cell>
          <table:table-cell office:value-type="float" office:value="114.59" calcext:value-type="float">
            <text:p>114.59</text:p>
          </table:table-cell>
        </table:table-row>
        <table:table-row table:style-name="ro1">
          <table:table-cell office:value-type="float" office:value="1294723" calcext:value-type="float">
            <text:p>1294723</text:p>
          </table:table-cell>
          <table:table-cell table:formula="of:=[.A83]/1000/(60*60*24)" office:value-type="time" office:time-value="PT00H21M34.723S" calcext:value-type="time">
            <text:p>00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91.03" calcext:value-type="float">
            <text:p>91.03</text:p>
          </table:table-cell>
          <table:table-cell office:value-type="float" office:value="115.98" calcext:value-type="float">
            <text:p>115.98</text:p>
          </table:table-cell>
        </table:table-row>
        <table:table-row table:style-name="ro1">
          <table:table-cell office:value-type="float" office:value="1310724" calcext:value-type="float">
            <text:p>1310724</text:p>
          </table:table-cell>
          <table:table-cell table:formula="of:=[.A84]/1000/(60*60*24)" office:value-type="time" office:time-value="PT00H21M50.724S" calcext:value-type="time">
            <text:p>00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92.14" calcext:value-type="float">
            <text:p>92.14</text:p>
          </table:table-cell>
          <table:table-cell office:value-type="float" office:value="117.38" calcext:value-type="float">
            <text:p>117.38</text:p>
          </table:table-cell>
        </table:table-row>
        <table:table-row table:style-name="ro1">
          <table:table-cell office:value-type="float" office:value="1326724" calcext:value-type="float">
            <text:p>1326724</text:p>
          </table:table-cell>
          <table:table-cell table:formula="of:=[.A85]/1000/(60*60*24)" office:value-type="time" office:time-value="PT00H22M06.724S" calcext:value-type="time">
            <text:p>00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93.25" calcext:value-type="float">
            <text:p>93.25</text:p>
          </table:table-cell>
          <table:table-cell office:value-type="float" office:value="118.77" calcext:value-type="float">
            <text:p>118.77</text:p>
          </table:table-cell>
        </table:table-row>
        <table:table-row table:style-name="ro1">
          <table:table-cell office:value-type="float" office:value="1342724" calcext:value-type="float">
            <text:p>1342724</text:p>
          </table:table-cell>
          <table:table-cell table:formula="of:=[.A86]/1000/(60*60*24)" office:value-type="time" office:time-value="PT00H22M22.724S" calcext:value-type="time">
            <text:p>00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94.36" calcext:value-type="float">
            <text:p>94.36</text:p>
          </table:table-cell>
          <table:table-cell office:value-type="float" office:value="120.17" calcext:value-type="float">
            <text:p>120.17</text:p>
          </table:table-cell>
        </table:table-row>
        <table:table-row table:style-name="ro1">
          <table:table-cell office:value-type="float" office:value="1358724" calcext:value-type="float">
            <text:p>1358724</text:p>
          </table:table-cell>
          <table:table-cell table:formula="of:=[.A87]/1000/(60*60*24)" office:value-type="time" office:time-value="PT00H22M38.724S" calcext:value-type="time">
            <text:p>00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95.47" calcext:value-type="float">
            <text:p>95.47</text:p>
          </table:table-cell>
          <table:table-cell office:value-type="float" office:value="121.56" calcext:value-type="float">
            <text:p>121.56</text:p>
          </table:table-cell>
        </table:table-row>
        <table:table-row table:style-name="ro1">
          <table:table-cell office:value-type="float" office:value="1374724" calcext:value-type="float">
            <text:p>1374724</text:p>
          </table:table-cell>
          <table:table-cell table:formula="of:=[.A88]/1000/(60*60*24)" office:value-type="time" office:time-value="PT00H22M54.724S" calcext:value-type="time">
            <text:p>00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96.58" calcext:value-type="float">
            <text:p>96.58</text:p>
          </table:table-cell>
          <table:table-cell office:value-type="float" office:value="122.96" calcext:value-type="float">
            <text:p>122.96</text:p>
          </table:table-cell>
        </table:table-row>
        <table:table-row table:style-name="ro1">
          <table:table-cell office:value-type="float" office:value="1390724" calcext:value-type="float">
            <text:p>1390724</text:p>
          </table:table-cell>
          <table:table-cell table:formula="of:=[.A89]/1000/(60*60*24)" office:value-type="time" office:time-value="PT00H23M10.724S" calcext:value-type="time">
            <text:p>00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97.69" calcext:value-type="float">
            <text:p>97.69</text:p>
          </table:table-cell>
          <table:table-cell office:value-type="float" office:value="124.35" calcext:value-type="float">
            <text:p>124.35</text:p>
          </table:table-cell>
        </table:table-row>
        <table:table-row table:style-name="ro1">
          <table:table-cell office:value-type="float" office:value="1406724" calcext:value-type="float">
            <text:p>1406724</text:p>
          </table:table-cell>
          <table:table-cell table:formula="of:=[.A90]/1000/(60*60*24)" office:value-type="time" office:time-value="PT00H23M26.724S" calcext:value-type="time">
            <text:p>00:2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98.8" calcext:value-type="float">
            <text:p>98.8</text:p>
          </table:table-cell>
          <table:table-cell office:value-type="float" office:value="125.74" calcext:value-type="float">
            <text:p>125.74</text:p>
          </table:table-cell>
        </table:table-row>
        <table:table-row table:style-name="ro1">
          <table:table-cell office:value-type="float" office:value="1422724" calcext:value-type="float">
            <text:p>1422724</text:p>
          </table:table-cell>
          <table:table-cell table:formula="of:=[.A91]/1000/(60*60*24)" office:value-type="time" office:time-value="PT00H23M42.724S" calcext:value-type="time">
            <text:p>00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99.91" calcext:value-type="float">
            <text:p>99.91</text:p>
          </table:table-cell>
          <table:table-cell office:value-type="float" office:value="127.13" calcext:value-type="float">
            <text:p>127.13</text:p>
          </table:table-cell>
        </table:table-row>
        <table:table-row table:style-name="ro1">
          <table:table-cell office:value-type="float" office:value="1438724" calcext:value-type="float">
            <text:p>1438724</text:p>
          </table:table-cell>
          <table:table-cell table:formula="of:=[.A92]/1000/(60*60*24)" office:value-type="time" office:time-value="PT00H23M58.724S" calcext:value-type="time">
            <text:p>00:2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01.02" calcext:value-type="float">
            <text:p>101.02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float" office:value="1454724" calcext:value-type="float">
            <text:p>1454724</text:p>
          </table:table-cell>
          <table:table-cell table:formula="of:=[.A93]/1000/(60*60*24)" office:value-type="time" office:time-value="PT00H24M14.724S" calcext:value-type="time">
            <text:p>00:2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102.12" calcext:value-type="float">
            <text:p>102.12</text:p>
          </table:table-cell>
          <table:table-cell office:value-type="float" office:value="129.91" calcext:value-type="float">
            <text:p>129.91</text:p>
          </table:table-cell>
        </table:table-row>
        <table:table-row table:style-name="ro1">
          <table:table-cell office:value-type="float" office:value="1470723" calcext:value-type="float">
            <text:p>1470723</text:p>
          </table:table-cell>
          <table:table-cell table:formula="of:=[.A94]/1000/(60*60*24)" office:value-type="time" office:time-value="PT00H24M30.723S" calcext:value-type="time">
            <text:p>00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03.23" calcext:value-type="float">
            <text:p>103.23</text:p>
          </table:table-cell>
          <table:table-cell office:value-type="float" office:value="131.29" calcext:value-type="float">
            <text:p>131.29</text:p>
          </table:table-cell>
        </table:table-row>
        <table:table-row table:style-name="ro1">
          <table:table-cell office:value-type="float" office:value="1486724" calcext:value-type="float">
            <text:p>1486724</text:p>
          </table:table-cell>
          <table:table-cell table:formula="of:=[.A95]/1000/(60*60*24)" office:value-type="time" office:time-value="PT00H24M46.724S" calcext:value-type="time">
            <text:p>00:24:47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04.34" calcext:value-type="float">
            <text:p>104.34</text:p>
          </table:table-cell>
          <table:table-cell office:value-type="float" office:value="132.68" calcext:value-type="float">
            <text:p>132.68</text:p>
          </table:table-cell>
        </table:table-row>
        <table:table-row table:style-name="ro1">
          <table:table-cell office:value-type="float" office:value="1502724" calcext:value-type="float">
            <text:p>1502724</text:p>
          </table:table-cell>
          <table:table-cell table:formula="of:=[.A96]/1000/(60*60*24)" office:value-type="time" office:time-value="PT00H25M02.724S" calcext:value-type="time">
            <text:p>00:25:03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05.45" calcext:value-type="float">
            <text:p>105.45</text:p>
          </table:table-cell>
          <table:table-cell office:value-type="float" office:value="134.07" calcext:value-type="float">
            <text:p>134.07</text:p>
          </table:table-cell>
        </table:table-row>
        <table:table-row table:style-name="ro1">
          <table:table-cell office:value-type="float" office:value="1518724" calcext:value-type="float">
            <text:p>1518724</text:p>
          </table:table-cell>
          <table:table-cell table:formula="of:=[.A97]/1000/(60*60*24)" office:value-type="time" office:time-value="PT00H25M18.724S" calcext:value-type="time">
            <text:p>00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5.46" calcext:value-type="float">
            <text:p>135.46</text:p>
          </table:table-cell>
        </table:table-row>
        <table:table-row table:style-name="ro1">
          <table:table-cell office:value-type="float" office:value="1534724" calcext:value-type="float">
            <text:p>1534724</text:p>
          </table:table-cell>
          <table:table-cell table:formula="of:=[.A98]/1000/(60*60*24)" office:value-type="time" office:time-value="PT00H25M34.724S" calcext:value-type="time">
            <text:p>00:25:35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36.84" calcext:value-type="float">
            <text:p>136.84</text:p>
          </table:table-cell>
        </table:table-row>
        <table:table-row table:style-name="ro1">
          <table:table-cell office:value-type="float" office:value="1550724" calcext:value-type="float">
            <text:p>1550724</text:p>
          </table:table-cell>
          <table:table-cell table:formula="of:=[.A99]/1000/(60*60*24)" office:value-type="time" office:time-value="PT00H25M50.724S" calcext:value-type="time">
            <text:p>00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08.77" calcext:value-type="float">
            <text:p>108.77</text:p>
          </table:table-cell>
          <table:table-cell office:value-type="float" office:value="138.23" calcext:value-type="float">
            <text:p>138.23</text:p>
          </table:table-cell>
        </table:table-row>
        <table:table-row table:style-name="ro1">
          <table:table-cell office:value-type="float" office:value="1566724" calcext:value-type="float">
            <text:p>1566724</text:p>
          </table:table-cell>
          <table:table-cell table:formula="of:=[.A100]/1000/(60*60*24)" office:value-type="time" office:time-value="PT00H26M06.724S" calcext:value-type="time">
            <text:p>00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09.87" calcext:value-type="float">
            <text:p>109.87</text:p>
          </table:table-cell>
          <table:table-cell office:value-type="float" office:value="139.62" calcext:value-type="float">
            <text:p>139.62</text:p>
          </table:table-cell>
        </table:table-row>
        <table:table-row table:style-name="ro1">
          <table:table-cell office:value-type="float" office:value="1582724" calcext:value-type="float">
            <text:p>1582724</text:p>
          </table:table-cell>
          <table:table-cell table:formula="of:=[.A101]/1000/(60*60*24)" office:value-type="time" office:time-value="PT00H26M22.724S" calcext:value-type="time">
            <text:p>00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10.98" calcext:value-type="float">
            <text:p>110.9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98724" calcext:value-type="float">
            <text:p>1598724</text:p>
          </table:table-cell>
          <table:table-cell table:formula="of:=[.A102]/1000/(60*60*24)" office:value-type="time" office:time-value="PT00H26M38.724S" calcext:value-type="time">
            <text:p>00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112.09" calcext:value-type="float">
            <text:p>112.09</text:p>
          </table:table-cell>
          <table:table-cell office:value-type="float" office:value="142.39" calcext:value-type="float">
            <text:p>142.39</text:p>
          </table:table-cell>
        </table:table-row>
        <table:table-row table:style-name="ro1">
          <table:table-cell office:value-type="float" office:value="1614724" calcext:value-type="float">
            <text:p>1614724</text:p>
          </table:table-cell>
          <table:table-cell table:formula="of:=[.A103]/1000/(60*60*24)" office:value-type="time" office:time-value="PT00H26M54.724S" calcext:value-type="time">
            <text:p>00:26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0.72" calcext:value-type="float">
            <text:p>310.72</text:p>
          </table:table-cell>
          <table:table-cell office:value-type="float" office:value="113.19" calcext:value-type="float">
            <text:p>113.19</text:p>
          </table:table-cell>
          <table:table-cell office:value-type="float" office:value="143.77" calcext:value-type="float">
            <text:p>143.77</text:p>
          </table:table-cell>
        </table:table-row>
        <table:table-row table:style-name="ro1">
          <table:table-cell office:value-type="float" office:value="1630724" calcext:value-type="float">
            <text:p>1630724</text:p>
          </table:table-cell>
          <table:table-cell table:formula="of:=[.A104]/1000/(60*60*24)" office:value-type="time" office:time-value="PT00H27M10.724S" calcext:value-type="time">
            <text:p>00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14.3" calcext:value-type="float">
            <text:p>114.3</text:p>
          </table:table-cell>
          <table:table-cell office:value-type="float" office:value="145.15" calcext:value-type="float">
            <text:p>145.15</text:p>
          </table:table-cell>
        </table:table-row>
        <table:table-row table:style-name="ro1">
          <table:table-cell office:value-type="float" office:value="1646724" calcext:value-type="float">
            <text:p>1646724</text:p>
          </table:table-cell>
          <table:table-cell table:formula="of:=[.A105]/1000/(60*60*24)" office:value-type="time" office:time-value="PT00H27M26.724S" calcext:value-type="time">
            <text:p>00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15.4" calcext:value-type="float">
            <text:p>115.4</text:p>
          </table:table-cell>
          <table:table-cell office:value-type="float" office:value="146.54" calcext:value-type="float">
            <text:p>146.54</text:p>
          </table:table-cell>
        </table:table-row>
        <table:table-row table:style-name="ro1">
          <table:table-cell office:value-type="float" office:value="1662724" calcext:value-type="float">
            <text:p>1662724</text:p>
          </table:table-cell>
          <table:table-cell table:formula="of:=[.A106]/1000/(60*60*24)" office:value-type="time" office:time-value="PT00H27M42.724S" calcext:value-type="time">
            <text:p>00:2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116.51" calcext:value-type="float">
            <text:p>116.51</text:p>
          </table:table-cell>
          <table:table-cell office:value-type="float" office:value="147.92" calcext:value-type="float">
            <text:p>147.92</text:p>
          </table:table-cell>
        </table:table-row>
        <table:table-row table:style-name="ro1">
          <table:table-cell office:value-type="float" office:value="1678724" calcext:value-type="float">
            <text:p>1678724</text:p>
          </table:table-cell>
          <table:table-cell table:formula="of:=[.A107]/1000/(60*60*24)" office:value-type="time" office:time-value="PT00H27M58.724S" calcext:value-type="time">
            <text:p>00:27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6" calcext:value-type="float">
            <text:p>310.46</text:p>
          </table:table-cell>
          <table:table-cell office:value-type="float" office:value="117.61" calcext:value-type="float">
            <text:p>117.61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float" office:value="1694724" calcext:value-type="float">
            <text:p>1694724</text:p>
          </table:table-cell>
          <table:table-cell table:formula="of:=[.A108]/1000/(60*60*24)" office:value-type="time" office:time-value="PT00H28M14.724S" calcext:value-type="time">
            <text:p>00:2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18.72" calcext:value-type="float">
            <text:p>118.72</text:p>
          </table:table-cell>
          <table:table-cell office:value-type="float" office:value="150.68" calcext:value-type="float">
            <text:p>150.68</text:p>
          </table:table-cell>
        </table:table-row>
        <table:table-row table:style-name="ro1">
          <table:table-cell office:value-type="float" office:value="1710724" calcext:value-type="float">
            <text:p>1710724</text:p>
          </table:table-cell>
          <table:table-cell table:formula="of:=[.A109]/1000/(60*60*24)" office:value-type="time" office:time-value="PT00H28M30.724S" calcext:value-type="time">
            <text:p>00:2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19.82" calcext:value-type="float">
            <text:p>119.82</text:p>
          </table:table-cell>
          <table:table-cell office:value-type="float" office:value="152.06" calcext:value-type="float">
            <text:p>152.06</text:p>
          </table:table-cell>
        </table:table-row>
        <table:table-row table:style-name="ro1">
          <table:table-cell office:value-type="float" office:value="1726724" calcext:value-type="float">
            <text:p>1726724</text:p>
          </table:table-cell>
          <table:table-cell table:formula="of:=[.A110]/1000/(60*60*24)" office:value-type="time" office:time-value="PT00H28M46.724S" calcext:value-type="time">
            <text:p>00:2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20.92" calcext:value-type="float">
            <text:p>120.92</text:p>
          </table:table-cell>
          <table:table-cell office:value-type="float" office:value="153.44" calcext:value-type="float">
            <text:p>153.44</text:p>
          </table:table-cell>
        </table:table-row>
        <table:table-row table:style-name="ro1">
          <table:table-cell office:value-type="float" office:value="1742724" calcext:value-type="float">
            <text:p>1742724</text:p>
          </table:table-cell>
          <table:table-cell table:formula="of:=[.A111]/1000/(60*60*24)" office:value-type="time" office:time-value="PT00H29M02.724S" calcext:value-type="time">
            <text:p>00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22.03" calcext:value-type="float">
            <text:p>122.03</text:p>
          </table:table-cell>
          <table:table-cell office:value-type="float" office:value="154.82" calcext:value-type="float">
            <text:p>154.82</text:p>
          </table:table-cell>
        </table:table-row>
        <table:table-row table:style-name="ro1">
          <table:table-cell office:value-type="float" office:value="1758724" calcext:value-type="float">
            <text:p>1758724</text:p>
          </table:table-cell>
          <table:table-cell table:formula="of:=[.A112]/1000/(60*60*24)" office:value-type="time" office:time-value="PT00H29M18.724S" calcext:value-type="time">
            <text:p>00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23.13" calcext:value-type="float">
            <text:p>123.13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1774724" calcext:value-type="float">
            <text:p>1774724</text:p>
          </table:table-cell>
          <table:table-cell table:formula="of:=[.A113]/1000/(60*60*24)" office:value-type="time" office:time-value="PT00H29M34.724S" calcext:value-type="time">
            <text:p>00:2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24.24" calcext:value-type="float">
            <text:p>124.24</text:p>
          </table:table-cell>
          <table:table-cell office:value-type="float" office:value="157.57" calcext:value-type="float">
            <text:p>157.57</text:p>
          </table:table-cell>
        </table:table-row>
        <table:table-row table:style-name="ro1">
          <table:table-cell office:value-type="float" office:value="1790724" calcext:value-type="float">
            <text:p>1790724</text:p>
          </table:table-cell>
          <table:table-cell table:formula="of:=[.A114]/1000/(60*60*24)" office:value-type="time" office:time-value="PT00H29M50.724S" calcext:value-type="time">
            <text:p>00:2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25.34" calcext:value-type="float">
            <text:p>125.34</text:p>
          </table:table-cell>
          <table:table-cell office:value-type="float" office:value="158.95" calcext:value-type="float">
            <text:p>158.95</text:p>
          </table:table-cell>
        </table:table-row>
        <table:table-row table:style-name="ro1">
          <table:table-cell office:value-type="float" office:value="1806724" calcext:value-type="float">
            <text:p>1806724</text:p>
          </table:table-cell>
          <table:table-cell table:formula="of:=[.A115]/1000/(60*60*24)" office:value-type="time" office:time-value="PT00H30M06.724S" calcext:value-type="time">
            <text:p>00:3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26.44" calcext:value-type="float">
            <text:p>126.44</text:p>
          </table:table-cell>
          <table:table-cell office:value-type="float" office:value="160.33" calcext:value-type="float">
            <text:p>160.33</text:p>
          </table:table-cell>
        </table:table-row>
        <table:table-row table:style-name="ro1">
          <table:table-cell office:value-type="float" office:value="1822724" calcext:value-type="float">
            <text:p>1822724</text:p>
          </table:table-cell>
          <table:table-cell table:formula="of:=[.A116]/1000/(60*60*24)" office:value-type="time" office:time-value="PT00H30M22.724S" calcext:value-type="time">
            <text:p>00:3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27.55" calcext:value-type="float">
            <text:p>127.55</text:p>
          </table:table-cell>
          <table:table-cell office:value-type="float" office:value="161.71" calcext:value-type="float">
            <text:p>161.71</text:p>
          </table:table-cell>
        </table:table-row>
        <table:table-row table:style-name="ro1">
          <table:table-cell office:value-type="float" office:value="1838724" calcext:value-type="float">
            <text:p>1838724</text:p>
          </table:table-cell>
          <table:table-cell table:formula="of:=[.A117]/1000/(60*60*24)" office:value-type="time" office:time-value="PT00H30M38.724S" calcext:value-type="time">
            <text:p>00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8.1" calcext:value-type="float">
            <text:p>248.1</text:p>
          </table:table-cell>
          <table:table-cell office:value-type="float" office:value="308.84" calcext:value-type="float">
            <text:p>308.84</text:p>
          </table:table-cell>
          <table:table-cell office:value-type="float" office:value="128.65" calcext:value-type="float">
            <text:p>128.65</text:p>
          </table:table-cell>
          <table:table-cell office:value-type="float" office:value="163.08" calcext:value-type="float">
            <text:p>163.08</text:p>
          </table:table-cell>
        </table:table-row>
        <table:table-row table:style-name="ro1">
          <table:table-cell office:value-type="float" office:value="1854724" calcext:value-type="float">
            <text:p>1854724</text:p>
          </table:table-cell>
          <table:table-cell table:formula="of:=[.A118]/1000/(60*60*24)" office:value-type="time" office:time-value="PT00H30M54.724S" calcext:value-type="time">
            <text:p>00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29.75" calcext:value-type="float">
            <text:p>129.75</text:p>
          </table:table-cell>
          <table:table-cell office:value-type="float" office:value="164.46" calcext:value-type="float">
            <text:p>164.46</text:p>
          </table:table-cell>
        </table:table-row>
        <table:table-row table:style-name="ro1">
          <table:table-cell office:value-type="float" office:value="1870724" calcext:value-type="float">
            <text:p>1870724</text:p>
          </table:table-cell>
          <table:table-cell table:formula="of:=[.A119]/1000/(60*60*24)" office:value-type="time" office:time-value="PT00H31M10.724S" calcext:value-type="time">
            <text:p>00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130.85" calcext:value-type="float">
            <text:p>130.85</text:p>
          </table:table-cell>
          <table:table-cell office:value-type="float" office:value="165.84" calcext:value-type="float">
            <text:p>165.84</text:p>
          </table:table-cell>
        </table:table-row>
        <table:table-row table:style-name="ro1">
          <table:table-cell office:value-type="float" office:value="1886724" calcext:value-type="float">
            <text:p>1886724</text:p>
          </table:table-cell>
          <table:table-cell table:formula="of:=[.A120]/1000/(60*60*24)" office:value-type="time" office:time-value="PT00H31M26.724S" calcext:value-type="time">
            <text:p>00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131.96" calcext:value-type="float">
            <text:p>131.96</text:p>
          </table:table-cell>
          <table:table-cell office:value-type="float" office:value="167.21" calcext:value-type="float">
            <text:p>167.21</text:p>
          </table:table-cell>
        </table:table-row>
        <table:table-row table:style-name="ro1">
          <table:table-cell office:value-type="float" office:value="1902724" calcext:value-type="float">
            <text:p>1902724</text:p>
          </table:table-cell>
          <table:table-cell table:formula="of:=[.A121]/1000/(60*60*24)" office:value-type="time" office:time-value="PT00H31M42.724S" calcext:value-type="time">
            <text:p>00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33.06" calcext:value-type="float">
            <text:p>133.06</text:p>
          </table:table-cell>
          <table:table-cell office:value-type="float" office:value="168.59" calcext:value-type="float">
            <text:p>168.59</text:p>
          </table:table-cell>
        </table:table-row>
        <table:table-row table:style-name="ro1">
          <table:table-cell office:value-type="float" office:value="1918724" calcext:value-type="float">
            <text:p>1918724</text:p>
          </table:table-cell>
          <table:table-cell table:formula="of:=[.A122]/1000/(60*60*24)" office:value-type="time" office:time-value="PT00H31M58.724S" calcext:value-type="time">
            <text:p>00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34.16" calcext:value-type="float">
            <text:p>134.16</text:p>
          </table:table-cell>
          <table:table-cell office:value-type="float" office:value="169.96" calcext:value-type="float">
            <text:p>169.96</text:p>
          </table:table-cell>
        </table:table-row>
        <table:table-row table:style-name="ro1">
          <table:table-cell office:value-type="float" office:value="1934724" calcext:value-type="float">
            <text:p>1934724</text:p>
          </table:table-cell>
          <table:table-cell table:formula="of:=[.A123]/1000/(60*60*24)" office:value-type="time" office:time-value="PT00H32M14.724S" calcext:value-type="time">
            <text:p>00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135.26" calcext:value-type="float">
            <text:p>135.26</text:p>
          </table:table-cell>
          <table:table-cell office:value-type="float" office:value="171.33" calcext:value-type="float">
            <text:p>171.33</text:p>
          </table:table-cell>
        </table:table-row>
        <table:table-row table:style-name="ro1">
          <table:table-cell office:value-type="float" office:value="1950724" calcext:value-type="float">
            <text:p>1950724</text:p>
          </table:table-cell>
          <table:table-cell table:formula="of:=[.A124]/1000/(60*60*24)" office:value-type="time" office:time-value="PT00H32M30.724S" calcext:value-type="time">
            <text:p>00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5" calcext:value-type="float">
            <text:p>308.45</text:p>
          </table:table-cell>
          <table:table-cell office:value-type="float" office:value="136.36" calcext:value-type="float">
            <text:p>136.36</text:p>
          </table:table-cell>
          <table:table-cell office:value-type="float" office:value="172.71" calcext:value-type="float">
            <text:p>172.71</text:p>
          </table:table-cell>
        </table:table-row>
        <table:table-row table:style-name="ro1">
          <table:table-cell office:value-type="float" office:value="1966724" calcext:value-type="float">
            <text:p>1966724</text:p>
          </table:table-cell>
          <table:table-cell table:formula="of:=[.A125]/1000/(60*60*24)" office:value-type="time" office:time-value="PT00H32M46.724S" calcext:value-type="time">
            <text:p>00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37.46" calcext:value-type="float">
            <text:p>137.46</text:p>
          </table:table-cell>
          <table:table-cell office:value-type="float" office:value="174.08" calcext:value-type="float">
            <text:p>174.08</text:p>
          </table:table-cell>
        </table:table-row>
        <table:table-row table:style-name="ro1">
          <table:table-cell office:value-type="float" office:value="1982724" calcext:value-type="float">
            <text:p>1982724</text:p>
          </table:table-cell>
          <table:table-cell table:formula="of:=[.A126]/1000/(60*60*24)" office:value-type="time" office:time-value="PT00H33M02.724S" calcext:value-type="time">
            <text:p>00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138.56" calcext:value-type="float">
            <text:p>138.56</text:p>
          </table:table-cell>
          <table:table-cell office:value-type="float" office:value="175.45" calcext:value-type="float">
            <text:p>175.45</text:p>
          </table:table-cell>
        </table:table-row>
        <table:table-row table:style-name="ro1">
          <table:table-cell office:value-type="float" office:value="1998724" calcext:value-type="float">
            <text:p>1998724</text:p>
          </table:table-cell>
          <table:table-cell table:formula="of:=[.A127]/1000/(60*60*24)" office:value-type="time" office:time-value="PT00H33M18.724S" calcext:value-type="time">
            <text:p>00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39.66" calcext:value-type="float">
            <text:p>139.66</text:p>
          </table:table-cell>
          <table:table-cell office:value-type="float" office:value="176.82" calcext:value-type="float">
            <text:p>176.82</text:p>
          </table:table-cell>
        </table:table-row>
        <table:table-row table:style-name="ro1">
          <table:table-cell office:value-type="float" office:value="2014724" calcext:value-type="float">
            <text:p>2014724</text:p>
          </table:table-cell>
          <table:table-cell table:formula="of:=[.A128]/1000/(60*60*24)" office:value-type="time" office:time-value="PT00H33M34.724S" calcext:value-type="time">
            <text:p>00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40.76" calcext:value-type="float">
            <text:p>140.76</text:p>
          </table:table-cell>
          <table:table-cell office:value-type="float" office:value="178.19" calcext:value-type="float">
            <text:p>178.19</text:p>
          </table:table-cell>
        </table:table-row>
        <table:table-row table:style-name="ro1">
          <table:table-cell office:value-type="float" office:value="2030724" calcext:value-type="float">
            <text:p>2030724</text:p>
          </table:table-cell>
          <table:table-cell table:formula="of:=[.A129]/1000/(60*60*24)" office:value-type="time" office:time-value="PT00H33M50.724S" calcext:value-type="time">
            <text:p>00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41.87" calcext:value-type="float">
            <text:p>141.87</text:p>
          </table:table-cell>
          <table:table-cell office:value-type="float" office:value="179.56" calcext:value-type="float">
            <text:p>179.56</text:p>
          </table:table-cell>
        </table:table-row>
        <table:table-row table:style-name="ro1">
          <table:table-cell office:value-type="float" office:value="2046724" calcext:value-type="float">
            <text:p>2046724</text:p>
          </table:table-cell>
          <table:table-cell table:formula="of:=[.A130]/1000/(60*60*24)" office:value-type="time" office:time-value="PT00H34M06.724S" calcext:value-type="time">
            <text:p>00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7" calcext:value-type="float">
            <text:p>308.07</text:p>
          </table:table-cell>
          <table:table-cell office:value-type="float" office:value="142.97" calcext:value-type="float">
            <text:p>142.97</text:p>
          </table:table-cell>
          <table:table-cell office:value-type="float" office:value="180.93" calcext:value-type="float">
            <text:p>180.93</text:p>
          </table:table-cell>
        </table:table-row>
        <table:table-row table:style-name="ro1">
          <table:table-cell office:value-type="float" office:value="2062724" calcext:value-type="float">
            <text:p>2062724</text:p>
          </table:table-cell>
          <table:table-cell table:formula="of:=[.A131]/1000/(60*60*24)" office:value-type="time" office:time-value="PT00H34M22.724S" calcext:value-type="time">
            <text:p>00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44.07" calcext:value-type="float">
            <text:p>144.07</text:p>
          </table:table-cell>
          <table:table-cell office:value-type="float" office:value="182.3" calcext:value-type="float">
            <text:p>182.3</text:p>
          </table:table-cell>
        </table:table-row>
        <table:table-row table:style-name="ro1">
          <table:table-cell office:value-type="float" office:value="2078724" calcext:value-type="float">
            <text:p>2078724</text:p>
          </table:table-cell>
          <table:table-cell table:formula="of:=[.A132]/1000/(60*60*24)" office:value-type="time" office:time-value="PT00H34M38.724S" calcext:value-type="time">
            <text:p>00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7" calcext:value-type="float">
            <text:p>308.07</text:p>
          </table:table-cell>
          <table:table-cell office:value-type="float" office:value="145.16" calcext:value-type="float">
            <text:p>145.16</text:p>
          </table:table-cell>
          <table:table-cell office:value-type="float" office:value="183.67" calcext:value-type="float">
            <text:p>183.67</text:p>
          </table:table-cell>
        </table:table-row>
        <table:table-row table:style-name="ro1">
          <table:table-cell office:value-type="float" office:value="2094724" calcext:value-type="float">
            <text:p>2094724</text:p>
          </table:table-cell>
          <table:table-cell table:formula="of:=[.A133]/1000/(60*60*24)" office:value-type="time" office:time-value="PT00H34M54.724S" calcext:value-type="time">
            <text:p>00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46.26" calcext:value-type="float">
            <text:p>146.26</text:p>
          </table:table-cell>
          <table:table-cell office:value-type="float" office:value="185.03" calcext:value-type="float">
            <text:p>185.03</text:p>
          </table:table-cell>
        </table:table-row>
        <table:table-row table:style-name="ro1">
          <table:table-cell office:value-type="float" office:value="2110724" calcext:value-type="float">
            <text:p>2110724</text:p>
          </table:table-cell>
          <table:table-cell table:formula="of:=[.A134]/1000/(60*60*24)" office:value-type="time" office:time-value="PT00H35M10.724S" calcext:value-type="time">
            <text:p>00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47.36" calcext:value-type="float">
            <text:p>147.36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2126724" calcext:value-type="float">
            <text:p>2126724</text:p>
          </table:table-cell>
          <table:table-cell table:formula="of:=[.A135]/1000/(60*60*24)" office:value-type="time" office:time-value="PT00H35M26.724S" calcext:value-type="time">
            <text:p>00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48.46" calcext:value-type="float">
            <text:p>148.46</text:p>
          </table:table-cell>
          <table:table-cell office:value-type="float" office:value="187.77" calcext:value-type="float">
            <text:p>187.77</text:p>
          </table:table-cell>
        </table:table-row>
        <table:table-row table:style-name="ro1">
          <table:table-cell office:value-type="float" office:value="2142724" calcext:value-type="float">
            <text:p>2142724</text:p>
          </table:table-cell>
          <table:table-cell table:formula="of:=[.A136]/1000/(60*60*24)" office:value-type="time" office:time-value="PT00H35M42.724S" calcext:value-type="time">
            <text:p>00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149.56" calcext:value-type="float">
            <text:p>149.56</text:p>
          </table:table-cell>
          <table:table-cell office:value-type="float" office:value="189.14" calcext:value-type="float">
            <text:p>189.14</text:p>
          </table:table-cell>
        </table:table-row>
        <table:table-row table:style-name="ro1">
          <table:table-cell office:value-type="float" office:value="2158724" calcext:value-type="float">
            <text:p>2158724</text:p>
          </table:table-cell>
          <table:table-cell table:formula="of:=[.A137]/1000/(60*60*24)" office:value-type="time" office:time-value="PT00H35M58.724S" calcext:value-type="time">
            <text:p>00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6.71" calcext:value-type="float">
            <text:p>306.71</text:p>
          </table:table-cell>
          <table:table-cell office:value-type="float" office:value="150.66" calcext:value-type="float">
            <text:p>150.66</text:p>
          </table:table-cell>
          <table:table-cell office:value-type="float" office:value="190.51" calcext:value-type="float">
            <text:p>190.51</text:p>
          </table:table-cell>
        </table:table-row>
        <table:table-row table:style-name="ro1">
          <table:table-cell office:value-type="float" office:value="2174724" calcext:value-type="float">
            <text:p>2174724</text:p>
          </table:table-cell>
          <table:table-cell table:formula="of:=[.A138]/1000/(60*60*24)" office:value-type="time" office:time-value="PT00H36M14.724S" calcext:value-type="time">
            <text:p>00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51.76" calcext:value-type="float">
            <text:p>151.76</text:p>
          </table:table-cell>
          <table:table-cell office:value-type="float" office:value="191.87" calcext:value-type="float">
            <text:p>191.87</text:p>
          </table:table-cell>
        </table:table-row>
        <table:table-row table:style-name="ro1">
          <table:table-cell office:value-type="float" office:value="2190724" calcext:value-type="float">
            <text:p>2190724</text:p>
          </table:table-cell>
          <table:table-cell table:formula="of:=[.A139]/1000/(60*60*24)" office:value-type="time" office:time-value="PT00H36M30.724S" calcext:value-type="time">
            <text:p>00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6.7" calcext:value-type="float">
            <text:p>306.7</text:p>
          </table:table-cell>
          <table:table-cell office:value-type="float" office:value="152.86" calcext:value-type="float">
            <text:p>152.86</text:p>
          </table:table-cell>
          <table:table-cell office:value-type="float" office:value="193.24" calcext:value-type="float">
            <text:p>193.24</text:p>
          </table:table-cell>
        </table:table-row>
        <table:table-row table:style-name="ro1">
          <table:table-cell office:value-type="float" office:value="2206724" calcext:value-type="float">
            <text:p>2206724</text:p>
          </table:table-cell>
          <table:table-cell table:formula="of:=[.A140]/1000/(60*60*24)" office:value-type="time" office:time-value="PT00H36M46.724S" calcext:value-type="time">
            <text:p>00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153.96" calcext:value-type="float">
            <text:p>153.96</text:p>
          </table:table-cell>
          <table:table-cell office:value-type="float" office:value="194.61" calcext:value-type="float">
            <text:p>194.61</text:p>
          </table:table-cell>
        </table:table-row>
        <table:table-row table:style-name="ro1">
          <table:table-cell office:value-type="float" office:value="2222724" calcext:value-type="float">
            <text:p>2222724</text:p>
          </table:table-cell>
          <table:table-cell table:formula="of:=[.A141]/1000/(60*60*24)" office:value-type="time" office:time-value="PT00H37M02.724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55.05" calcext:value-type="float">
            <text:p>155.05</text:p>
          </table:table-cell>
          <table:table-cell office:value-type="float" office:value="195.97" calcext:value-type="float">
            <text:p>195.97</text:p>
          </table:table-cell>
        </table:table-row>
        <table:table-row table:style-name="ro1">
          <table:table-cell office:value-type="float" office:value="2238724" calcext:value-type="float">
            <text:p>2238724</text:p>
          </table:table-cell>
          <table:table-cell table:formula="of:=[.A142]/1000/(60*60*24)" office:value-type="time" office:time-value="PT00H37M18.724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156.15" calcext:value-type="float">
            <text:p>156.15</text:p>
          </table:table-cell>
          <table:table-cell office:value-type="float" office:value="197.33" calcext:value-type="float">
            <text:p>197.33</text:p>
          </table:table-cell>
        </table:table-row>
        <table:table-row table:style-name="ro1">
          <table:table-cell office:value-type="float" office:value="2254724" calcext:value-type="float">
            <text:p>2254724</text:p>
          </table:table-cell>
          <table:table-cell table:formula="of:=[.A143]/1000/(60*60*24)" office:value-type="time" office:time-value="PT00H37M34.724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1">
          <table:table-cell office:value-type="float" office:value="2270724" calcext:value-type="float">
            <text:p>2270724</text:p>
          </table:table-cell>
          <table:table-cell table:formula="of:=[.A144]/1000/(60*60*24)" office:value-type="time" office:time-value="PT00H37M50.724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58.35" calcext:value-type="float">
            <text:p>158.35</text:p>
          </table:table-cell>
          <table:table-cell office:value-type="float" office:value="200.06" calcext:value-type="float">
            <text:p>200.06</text:p>
          </table:table-cell>
        </table:table-row>
        <table:table-row table:style-name="ro1">
          <table:table-cell office:value-type="float" office:value="2286724" calcext:value-type="float">
            <text:p>2286724</text:p>
          </table:table-cell>
          <table:table-cell table:formula="of:=[.A145]/1000/(60*60*24)" office:value-type="time" office:time-value="PT00H38M06.724S" calcext:value-type="time">
            <text:p>00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59.44" calcext:value-type="float">
            <text:p>159.44</text:p>
          </table:table-cell>
          <table:table-cell office:value-type="float" office:value="201.42" calcext:value-type="float">
            <text:p>201.42</text:p>
          </table:table-cell>
        </table:table-row>
        <table:table-row table:style-name="ro1">
          <table:table-cell office:value-type="float" office:value="2302724" calcext:value-type="float">
            <text:p>2302724</text:p>
          </table:table-cell>
          <table:table-cell table:formula="of:=[.A146]/1000/(60*60*24)" office:value-type="time" office:time-value="PT00H38M22.724S" calcext:value-type="time">
            <text:p>00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60.54" calcext:value-type="float">
            <text:p>160.54</text:p>
          </table:table-cell>
          <table:table-cell office:value-type="float" office:value="202.78" calcext:value-type="float">
            <text:p>202.78</text:p>
          </table:table-cell>
        </table:table-row>
        <table:table-row table:style-name="ro1">
          <table:table-cell office:value-type="float" office:value="2318724" calcext:value-type="float">
            <text:p>2318724</text:p>
          </table:table-cell>
          <table:table-cell table:formula="of:=[.A147]/1000/(60*60*24)" office:value-type="time" office:time-value="PT00H38M38.724S" calcext:value-type="time">
            <text:p>00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61.64" calcext:value-type="float">
            <text:p>161.64</text:p>
          </table:table-cell>
          <table:table-cell office:value-type="float" office:value="204.14" calcext:value-type="float">
            <text:p>204.14</text:p>
          </table:table-cell>
        </table:table-row>
        <table:table-row table:style-name="ro1">
          <table:table-cell office:value-type="float" office:value="2334724" calcext:value-type="float">
            <text:p>2334724</text:p>
          </table:table-cell>
          <table:table-cell table:formula="of:=[.A148]/1000/(60*60*24)" office:value-type="time" office:time-value="PT00H38M54.724S" calcext:value-type="time">
            <text:p>00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62.74" calcext:value-type="float">
            <text:p>162.74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2350724" calcext:value-type="float">
            <text:p>2350724</text:p>
          </table:table-cell>
          <table:table-cell table:formula="of:=[.A149]/1000/(60*60*24)" office:value-type="time" office:time-value="PT00H39M10.724S" calcext:value-type="time">
            <text:p>00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8" calcext:value-type="float">
            <text:p>306.08</text:p>
          </table:table-cell>
          <table:table-cell office:value-type="float" office:value="163.83" calcext:value-type="float">
            <text:p>163.83</text:p>
          </table:table-cell>
          <table:table-cell office:value-type="float" office:value="206.87" calcext:value-type="float">
            <text:p>206.87</text:p>
          </table:table-cell>
        </table:table-row>
        <table:table-row table:style-name="ro1">
          <table:table-cell office:value-type="float" office:value="2366724" calcext:value-type="float">
            <text:p>2366724</text:p>
          </table:table-cell>
          <table:table-cell table:formula="of:=[.A150]/1000/(60*60*24)" office:value-type="time" office:time-value="PT00H39M26.724S" calcext:value-type="time">
            <text:p>00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64.93" calcext:value-type="float">
            <text:p>164.93</text:p>
          </table:table-cell>
          <table:table-cell office:value-type="float" office:value="208.23" calcext:value-type="float">
            <text:p>208.23</text:p>
          </table:table-cell>
        </table:table-row>
        <table:table-row table:style-name="ro1">
          <table:table-cell office:value-type="float" office:value="2382724" calcext:value-type="float">
            <text:p>2382724</text:p>
          </table:table-cell>
          <table:table-cell table:formula="of:=[.A151]/1000/(60*60*24)" office:value-type="time" office:time-value="PT00H39M42.724S" calcext:value-type="time">
            <text:p>00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66.02" calcext:value-type="float">
            <text:p>166.02</text:p>
          </table:table-cell>
          <table:table-cell office:value-type="float" office:value="209.59" calcext:value-type="float">
            <text:p>209.59</text:p>
          </table:table-cell>
        </table:table-row>
        <table:table-row table:style-name="ro1">
          <table:table-cell office:value-type="float" office:value="2398724" calcext:value-type="float">
            <text:p>2398724</text:p>
          </table:table-cell>
          <table:table-cell table:formula="of:=[.A152]/1000/(60*60*24)" office:value-type="time" office:time-value="PT00H39M58.724S" calcext:value-type="time">
            <text:p>00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67.12" calcext:value-type="float">
            <text:p>167.12</text:p>
          </table:table-cell>
          <table:table-cell office:value-type="float" office:value="210.95" calcext:value-type="float">
            <text:p>210.95</text:p>
          </table:table-cell>
        </table:table-row>
        <table:table-row table:style-name="ro1">
          <table:table-cell office:value-type="float" office:value="2414724" calcext:value-type="float">
            <text:p>2414724</text:p>
          </table:table-cell>
          <table:table-cell table:formula="of:=[.A153]/1000/(60*60*24)" office:value-type="time" office:time-value="PT00H40M14.724S" calcext:value-type="time">
            <text:p>00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68.22" calcext:value-type="float">
            <text:p>168.22</text:p>
          </table:table-cell>
          <table:table-cell office:value-type="float" office:value="212.31" calcext:value-type="float">
            <text:p>212.31</text:p>
          </table:table-cell>
        </table:table-row>
        <table:table-row table:style-name="ro1">
          <table:table-cell office:value-type="float" office:value="2430724" calcext:value-type="float">
            <text:p>2430724</text:p>
          </table:table-cell>
          <table:table-cell table:formula="of:=[.A154]/1000/(60*60*24)" office:value-type="time" office:time-value="PT00H40M30.724S" calcext:value-type="time">
            <text:p>00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69.31" calcext:value-type="float">
            <text:p>169.31</text:p>
          </table:table-cell>
          <table:table-cell office:value-type="float" office:value="213.67" calcext:value-type="float">
            <text:p>213.67</text:p>
          </table:table-cell>
        </table:table-row>
        <table:table-row table:style-name="ro1">
          <table:table-cell office:value-type="float" office:value="2446724" calcext:value-type="float">
            <text:p>2446724</text:p>
          </table:table-cell>
          <table:table-cell table:formula="of:=[.A155]/1000/(60*60*24)" office:value-type="time" office:time-value="PT00H40M46.724S" calcext:value-type="time">
            <text:p>00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70.41" calcext:value-type="float">
            <text:p>170.41</text:p>
          </table:table-cell>
          <table:table-cell office:value-type="float" office:value="215.02" calcext:value-type="float">
            <text:p>215.02</text:p>
          </table:table-cell>
        </table:table-row>
        <table:table-row table:style-name="ro1">
          <table:table-cell office:value-type="float" office:value="2462724" calcext:value-type="float">
            <text:p>2462724</text:p>
          </table:table-cell>
          <table:table-cell table:formula="of:=[.A156]/1000/(60*60*24)" office:value-type="time" office:time-value="PT00H41M02.724S" calcext:value-type="time">
            <text:p>00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71.5" calcext:value-type="float">
            <text:p>171.5</text:p>
          </table:table-cell>
          <table:table-cell office:value-type="float" office:value="216.38" calcext:value-type="float">
            <text:p>216.38</text:p>
          </table:table-cell>
        </table:table-row>
        <table:table-row table:style-name="ro1">
          <table:table-cell office:value-type="float" office:value="2478724" calcext:value-type="float">
            <text:p>2478724</text:p>
          </table:table-cell>
          <table:table-cell table:formula="of:=[.A157]/1000/(60*60*24)" office:value-type="time" office:time-value="PT00H41M18.724S" calcext:value-type="time">
            <text:p>00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72.6" calcext:value-type="float">
            <text:p>172.6</text:p>
          </table:table-cell>
          <table:table-cell office:value-type="float" office:value="217.74" calcext:value-type="float">
            <text:p>217.74</text:p>
          </table:table-cell>
        </table:table-row>
        <table:table-row table:style-name="ro1">
          <table:table-cell office:value-type="float" office:value="2494724" calcext:value-type="float">
            <text:p>2494724</text:p>
          </table:table-cell>
          <table:table-cell table:formula="of:=[.A158]/1000/(60*60*24)" office:value-type="time" office:time-value="PT00H41M34.724S" calcext:value-type="time">
            <text:p>00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73.69" calcext:value-type="float">
            <text:p>173.69</text:p>
          </table:table-cell>
          <table:table-cell office:value-type="float" office:value="219.1" calcext:value-type="float">
            <text:p>219.1</text:p>
          </table:table-cell>
        </table:table-row>
        <table:table-row table:style-name="ro1">
          <table:table-cell office:value-type="float" office:value="2510724" calcext:value-type="float">
            <text:p>2510724</text:p>
          </table:table-cell>
          <table:table-cell table:formula="of:=[.A159]/1000/(60*60*24)" office:value-type="time" office:time-value="PT00H41M50.724S" calcext:value-type="time">
            <text:p>00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74.79" calcext:value-type="float">
            <text:p>174.79</text:p>
          </table:table-cell>
          <table:table-cell office:value-type="float" office:value="220.46" calcext:value-type="float">
            <text:p>220.46</text:p>
          </table:table-cell>
        </table:table-row>
        <table:table-row table:style-name="ro1">
          <table:table-cell office:value-type="float" office:value="2526724" calcext:value-type="float">
            <text:p>2526724</text:p>
          </table:table-cell>
          <table:table-cell table:formula="of:=[.A160]/1000/(60*60*24)" office:value-type="time" office:time-value="PT00H42M06.724S" calcext:value-type="time">
            <text:p>00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75.88" calcext:value-type="float">
            <text:p>175.88</text:p>
          </table:table-cell>
          <table:table-cell office:value-type="float" office:value="221.82" calcext:value-type="float">
            <text:p>221.82</text:p>
          </table:table-cell>
        </table:table-row>
        <table:table-row table:style-name="ro1">
          <table:table-cell office:value-type="float" office:value="2542724" calcext:value-type="float">
            <text:p>2542724</text:p>
          </table:table-cell>
          <table:table-cell table:formula="of:=[.A161]/1000/(60*60*24)" office:value-type="time" office:time-value="PT00H42M22.724S" calcext:value-type="time">
            <text:p>00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76.98" calcext:value-type="float">
            <text:p>176.98</text:p>
          </table:table-cell>
          <table:table-cell office:value-type="float" office:value="223.17" calcext:value-type="float">
            <text:p>223.17</text:p>
          </table:table-cell>
        </table:table-row>
        <table:table-row table:style-name="ro1">
          <table:table-cell office:value-type="float" office:value="2558724" calcext:value-type="float">
            <text:p>2558724</text:p>
          </table:table-cell>
          <table:table-cell table:formula="of:=[.A162]/1000/(60*60*24)" office:value-type="time" office:time-value="PT00H42M38.724S" calcext:value-type="time">
            <text:p>00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78.07" calcext:value-type="float">
            <text:p>178.07</text:p>
          </table:table-cell>
          <table:table-cell office:value-type="float" office:value="224.53" calcext:value-type="float">
            <text:p>224.53</text:p>
          </table:table-cell>
        </table:table-row>
        <table:table-row table:style-name="ro1">
          <table:table-cell office:value-type="float" office:value="2574724" calcext:value-type="float">
            <text:p>2574724</text:p>
          </table:table-cell>
          <table:table-cell table:formula="of:=[.A163]/1000/(60*60*24)" office:value-type="time" office:time-value="PT00H42M54.724S" calcext:value-type="time">
            <text:p>00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79.17" calcext:value-type="float">
            <text:p>179.17</text:p>
          </table:table-cell>
          <table:table-cell office:value-type="float" office:value="225.88" calcext:value-type="float">
            <text:p>225.88</text:p>
          </table:table-cell>
        </table:table-row>
        <table:table-row table:style-name="ro1">
          <table:table-cell office:value-type="float" office:value="2590724" calcext:value-type="float">
            <text:p>2590724</text:p>
          </table:table-cell>
          <table:table-cell table:formula="of:=[.A164]/1000/(60*60*24)" office:value-type="time" office:time-value="PT00H43M10.724S" calcext:value-type="time">
            <text:p>00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5" calcext:value-type="float">
            <text:p>304.45</text:p>
          </table:table-cell>
          <table:table-cell office:value-type="float" office:value="180.26" calcext:value-type="float">
            <text:p>180.26</text:p>
          </table:table-cell>
          <table:table-cell office:value-type="float" office:value="227.24" calcext:value-type="float">
            <text:p>227.24</text:p>
          </table:table-cell>
        </table:table-row>
        <table:table-row table:style-name="ro1">
          <table:table-cell office:value-type="float" office:value="2606724" calcext:value-type="float">
            <text:p>2606724</text:p>
          </table:table-cell>
          <table:table-cell table:formula="of:=[.A165]/1000/(60*60*24)" office:value-type="time" office:time-value="PT00H43M26.724S" calcext:value-type="time">
            <text:p>00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5" calcext:value-type="float">
            <text:p>304.45</text:p>
          </table:table-cell>
          <table:table-cell office:value-type="float" office:value="181.36" calcext:value-type="float">
            <text:p>181.36</text:p>
          </table:table-cell>
          <table:table-cell office:value-type="float" office:value="228.59" calcext:value-type="float">
            <text:p>228.59</text:p>
          </table:table-cell>
        </table:table-row>
        <table:table-row table:style-name="ro1">
          <table:table-cell office:value-type="float" office:value="2622724" calcext:value-type="float">
            <text:p>2622724</text:p>
          </table:table-cell>
          <table:table-cell table:formula="of:=[.A166]/1000/(60*60*24)" office:value-type="time" office:time-value="PT00H43M42.724S" calcext:value-type="time">
            <text:p>00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1" calcext:value-type="float">
            <text:p>304.21</text:p>
          </table:table-cell>
          <table:table-cell office:value-type="float" office:value="182.45" calcext:value-type="float">
            <text:p>182.45</text:p>
          </table:table-cell>
          <table:table-cell office:value-type="float" office:value="229.95" calcext:value-type="float">
            <text:p>229.95</text:p>
          </table:table-cell>
        </table:table-row>
        <table:table-row table:style-name="ro1">
          <table:table-cell office:value-type="float" office:value="2638724" calcext:value-type="float">
            <text:p>2638724</text:p>
          </table:table-cell>
          <table:table-cell table:formula="of:=[.A167]/1000/(60*60*24)" office:value-type="time" office:time-value="PT00H43M58.724S" calcext:value-type="time">
            <text:p>00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83.54" calcext:value-type="float">
            <text:p>183.54</text:p>
          </table:table-cell>
          <table:table-cell office:value-type="float" office:value="231.3" calcext:value-type="float">
            <text:p>231.3</text:p>
          </table:table-cell>
        </table:table-row>
        <table:table-row table:style-name="ro1">
          <table:table-cell office:value-type="float" office:value="2654724" calcext:value-type="float">
            <text:p>2654724</text:p>
          </table:table-cell>
          <table:table-cell table:formula="of:=[.A168]/1000/(60*60*24)" office:value-type="time" office:time-value="PT00H44M14.724S" calcext:value-type="time">
            <text:p>00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84.64" calcext:value-type="float">
            <text:p>184.64</text:p>
          </table:table-cell>
          <table:table-cell office:value-type="float" office:value="232.65" calcext:value-type="float">
            <text:p>232.65</text:p>
          </table:table-cell>
        </table:table-row>
        <table:table-row table:style-name="ro1">
          <table:table-cell office:value-type="float" office:value="2670724" calcext:value-type="float">
            <text:p>2670724</text:p>
          </table:table-cell>
          <table:table-cell table:formula="of:=[.A169]/1000/(60*60*24)" office:value-type="time" office:time-value="PT00H44M30.724S" calcext:value-type="time">
            <text:p>00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185.73" calcext:value-type="float">
            <text:p>185.7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686724" calcext:value-type="float">
            <text:p>2686724</text:p>
          </table:table-cell>
          <table:table-cell table:formula="of:=[.A170]/1000/(60*60*24)" office:value-type="time" office:time-value="PT00H44M46.724S" calcext:value-type="time">
            <text:p>00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186.82" calcext:value-type="float">
            <text:p>186.82</text:p>
          </table:table-cell>
          <table:table-cell office:value-type="float" office:value="235.36" calcext:value-type="float">
            <text:p>235.36</text:p>
          </table:table-cell>
        </table:table-row>
        <table:table-row table:style-name="ro1">
          <table:table-cell office:value-type="float" office:value="2702724" calcext:value-type="float">
            <text:p>2702724</text:p>
          </table:table-cell>
          <table:table-cell table:formula="of:=[.A171]/1000/(60*60*24)" office:value-type="time" office:time-value="PT00H45M02.724S" calcext:value-type="time">
            <text:p>00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187.92" calcext:value-type="float">
            <text:p>187.92</text:p>
          </table:table-cell>
          <table:table-cell office:value-type="float" office:value="236.71" calcext:value-type="float">
            <text:p>236.71</text:p>
          </table:table-cell>
        </table:table-row>
        <table:table-row table:style-name="ro1">
          <table:table-cell office:value-type="float" office:value="2718724" calcext:value-type="float">
            <text:p>2718724</text:p>
          </table:table-cell>
          <table:table-cell table:formula="of:=[.A172]/1000/(60*60*24)" office:value-type="time" office:time-value="PT00H45M18.724S" calcext:value-type="time">
            <text:p>00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189.01" calcext:value-type="float">
            <text:p>189.01</text:p>
          </table:table-cell>
          <table:table-cell office:value-type="float" office:value="238.06" calcext:value-type="float">
            <text:p>238.06</text:p>
          </table:table-cell>
        </table:table-row>
        <table:table-row table:style-name="ro1">
          <table:table-cell office:value-type="float" office:value="2734724" calcext:value-type="float">
            <text:p>2734724</text:p>
          </table:table-cell>
          <table:table-cell table:formula="of:=[.A173]/1000/(60*60*24)" office:value-type="time" office:time-value="PT00H45M34.724S" calcext:value-type="time">
            <text:p>00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90.1" calcext:value-type="float">
            <text:p>190.1</text:p>
          </table:table-cell>
          <table:table-cell office:value-type="float" office:value="239.41" calcext:value-type="float">
            <text:p>239.41</text:p>
          </table:table-cell>
        </table:table-row>
        <table:table-row table:style-name="ro1">
          <table:table-cell office:value-type="float" office:value="2750724" calcext:value-type="float">
            <text:p>2750724</text:p>
          </table:table-cell>
          <table:table-cell table:formula="of:=[.A174]/1000/(60*60*24)" office:value-type="time" office:time-value="PT00H45M50.724S" calcext:value-type="time">
            <text:p>00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91.19" calcext:value-type="float">
            <text:p>191.19</text:p>
          </table:table-cell>
          <table:table-cell office:value-type="float" office:value="240.76" calcext:value-type="float">
            <text:p>240.76</text:p>
          </table:table-cell>
        </table:table-row>
        <table:table-row table:style-name="ro1">
          <table:table-cell office:value-type="float" office:value="2766724" calcext:value-type="float">
            <text:p>2766724</text:p>
          </table:table-cell>
          <table:table-cell table:formula="of:=[.A175]/1000/(60*60*24)" office:value-type="time" office:time-value="PT00H46M06.724S" calcext:value-type="time">
            <text:p>00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192.29" calcext:value-type="float">
            <text:p>192.29</text:p>
          </table:table-cell>
          <table:table-cell office:value-type="float" office:value="242.11" calcext:value-type="float">
            <text:p>242.11</text:p>
          </table:table-cell>
        </table:table-row>
        <table:table-row table:style-name="ro1">
          <table:table-cell office:value-type="float" office:value="2782724" calcext:value-type="float">
            <text:p>2782724</text:p>
          </table:table-cell>
          <table:table-cell table:formula="of:=[.A176]/1000/(60*60*24)" office:value-type="time" office:time-value="PT00H46M22.724S" calcext:value-type="time">
            <text:p>00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5.8" calcext:value-type="float">
            <text:p>245.8</text:p>
          </table:table-cell>
          <table:table-cell office:value-type="float" office:value="302.97" calcext:value-type="float">
            <text:p>302.97</text:p>
          </table:table-cell>
          <table:table-cell office:value-type="float" office:value="193.38" calcext:value-type="float">
            <text:p>193.38</text:p>
          </table:table-cell>
          <table:table-cell office:value-type="float" office:value="243.46" calcext:value-type="float">
            <text:p>243.46</text:p>
          </table:table-cell>
        </table:table-row>
        <table:table-row table:style-name="ro1">
          <table:table-cell office:value-type="float" office:value="2798724" calcext:value-type="float">
            <text:p>2798724</text:p>
          </table:table-cell>
          <table:table-cell table:formula="of:=[.A177]/1000/(60*60*24)" office:value-type="time" office:time-value="PT00H46M38.724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194.47" calcext:value-type="float">
            <text:p>194.47</text:p>
          </table:table-cell>
          <table:table-cell office:value-type="float" office:value="244.81" calcext:value-type="float">
            <text:p>244.81</text:p>
          </table:table-cell>
        </table:table-row>
        <table:table-row table:style-name="ro1">
          <table:table-cell office:value-type="float" office:value="2814724" calcext:value-type="float">
            <text:p>2814724</text:p>
          </table:table-cell>
          <table:table-cell table:formula="of:=[.A178]/1000/(60*60*24)" office:value-type="time" office:time-value="PT00H46M54.724S" calcext:value-type="time">
            <text:p>00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195.56" calcext:value-type="float">
            <text:p>195.56</text:p>
          </table:table-cell>
          <table:table-cell office:value-type="float" office:value="246.16" calcext:value-type="float">
            <text:p>246.16</text:p>
          </table:table-cell>
        </table:table-row>
        <table:table-row table:style-name="ro1">
          <table:table-cell office:value-type="float" office:value="2830724" calcext:value-type="float">
            <text:p>2830724</text:p>
          </table:table-cell>
          <table:table-cell table:formula="of:=[.A179]/1000/(60*60*24)" office:value-type="time" office:time-value="PT00H47M10.724S" calcext:value-type="time">
            <text:p>00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196.66" calcext:value-type="float">
            <text:p>196.66</text:p>
          </table:table-cell>
          <table:table-cell office:value-type="float" office:value="247.51" calcext:value-type="float">
            <text:p>247.51</text:p>
          </table:table-cell>
        </table:table-row>
        <table:table-row table:style-name="ro1">
          <table:table-cell office:value-type="float" office:value="2846723" calcext:value-type="float">
            <text:p>2846723</text:p>
          </table:table-cell>
          <table:table-cell table:formula="of:=[.A180]/1000/(60*60*24)" office:value-type="time" office:time-value="PT00H47M26.723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197.75" calcext:value-type="float">
            <text:p>197.75</text:p>
          </table:table-cell>
          <table:table-cell office:value-type="float" office:value="248.86" calcext:value-type="float">
            <text:p>248.86</text:p>
          </table:table-cell>
        </table:table-row>
        <table:table-row table:style-name="ro1">
          <table:table-cell office:value-type="float" office:value="2862724" calcext:value-type="float">
            <text:p>2862724</text:p>
          </table:table-cell>
          <table:table-cell table:formula="of:=[.A181]/1000/(60*60*24)" office:value-type="time" office:time-value="PT00H47M42.724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198.84" calcext:value-type="float">
            <text:p>198.84</text:p>
          </table:table-cell>
          <table:table-cell office:value-type="float" office:value="250.21" calcext:value-type="float">
            <text:p>250.21</text:p>
          </table:table-cell>
        </table:table-row>
        <table:table-row table:style-name="ro1">
          <table:table-cell office:value-type="float" office:value="2878724" calcext:value-type="float">
            <text:p>2878724</text:p>
          </table:table-cell>
          <table:table-cell table:formula="of:=[.A182]/1000/(60*60*24)" office:value-type="time" office:time-value="PT00H47M58.724S" calcext:value-type="time">
            <text:p>00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199.93" calcext:value-type="float">
            <text:p>199.93</text:p>
          </table:table-cell>
          <table:table-cell office:value-type="float" office:value="251.56" calcext:value-type="float">
            <text:p>251.56</text:p>
          </table:table-cell>
        </table:table-row>
        <table:table-row table:style-name="ro1">
          <table:table-cell office:value-type="float" office:value="2894724" calcext:value-type="float">
            <text:p>2894724</text:p>
          </table:table-cell>
          <table:table-cell table:formula="of:=[.A183]/1000/(60*60*24)" office:value-type="time" office:time-value="PT00H48M14.724S" calcext:value-type="time">
            <text:p>00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01.02" calcext:value-type="float">
            <text:p>201.02</text:p>
          </table:table-cell>
          <table:table-cell office:value-type="float" office:value="252.91" calcext:value-type="float">
            <text:p>252.91</text:p>
          </table:table-cell>
        </table:table-row>
        <table:table-row table:style-name="ro1">
          <table:table-cell office:value-type="float" office:value="2910724" calcext:value-type="float">
            <text:p>2910724</text:p>
          </table:table-cell>
          <table:table-cell table:formula="of:=[.A184]/1000/(60*60*24)" office:value-type="time" office:time-value="PT00H48M30.724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02.11" calcext:value-type="float">
            <text:p>202.11</text:p>
          </table:table-cell>
          <table:table-cell office:value-type="float" office:value="254.26" calcext:value-type="float">
            <text:p>254.26</text:p>
          </table:table-cell>
        </table:table-row>
        <table:table-row table:style-name="ro1">
          <table:table-cell office:value-type="float" office:value="2926724" calcext:value-type="float">
            <text:p>2926724</text:p>
          </table:table-cell>
          <table:table-cell table:formula="of:=[.A185]/1000/(60*60*24)" office:value-type="time" office:time-value="PT00H48M46.724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03.2" calcext:value-type="float">
            <text:p>203.2</text:p>
          </table:table-cell>
          <table:table-cell office:value-type="float" office:value="255.6" calcext:value-type="float">
            <text:p>255.6</text:p>
          </table:table-cell>
        </table:table-row>
        <table:table-row table:style-name="ro1">
          <table:table-cell office:value-type="float" office:value="2942724" calcext:value-type="float">
            <text:p>2942724</text:p>
          </table:table-cell>
          <table:table-cell table:formula="of:=[.A186]/1000/(60*60*24)" office:value-type="time" office:time-value="PT00H49M02.724S" calcext:value-type="time">
            <text:p>00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04.29" calcext:value-type="float">
            <text:p>204.29</text:p>
          </table:table-cell>
          <table:table-cell office:value-type="float" office:value="256.95" calcext:value-type="float">
            <text:p>256.95</text:p>
          </table:table-cell>
        </table:table-row>
        <table:table-row table:style-name="ro1">
          <table:table-cell office:value-type="float" office:value="2958724" calcext:value-type="float">
            <text:p>2958724</text:p>
          </table:table-cell>
          <table:table-cell table:formula="of:=[.A187]/1000/(60*60*24)" office:value-type="time" office:time-value="PT00H49M18.724S" calcext:value-type="time">
            <text:p>00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05.39" calcext:value-type="float">
            <text:p>205.39</text:p>
          </table:table-cell>
          <table:table-cell office:value-type="float" office:value="258.29" calcext:value-type="float">
            <text:p>258.29</text:p>
          </table:table-cell>
        </table:table-row>
        <table:table-row table:style-name="ro1">
          <table:table-cell office:value-type="float" office:value="2974724" calcext:value-type="float">
            <text:p>2974724</text:p>
          </table:table-cell>
          <table:table-cell table:formula="of:=[.A188]/1000/(60*60*24)" office:value-type="time" office:time-value="PT00H49M34.724S" calcext:value-type="time">
            <text:p>00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206.48" calcext:value-type="float">
            <text:p>206.48</text:p>
          </table:table-cell>
          <table:table-cell office:value-type="float" office:value="259.64" calcext:value-type="float">
            <text:p>259.64</text:p>
          </table:table-cell>
        </table:table-row>
        <table:table-row table:style-name="ro1">
          <table:table-cell office:value-type="float" office:value="2990724" calcext:value-type="float">
            <text:p>2990724</text:p>
          </table:table-cell>
          <table:table-cell table:formula="of:=[.A189]/1000/(60*60*24)" office:value-type="time" office:time-value="PT00H49M50.724S" calcext:value-type="time">
            <text:p>00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07.57" calcext:value-type="float">
            <text:p>207.57</text:p>
          </table:table-cell>
          <table:table-cell office:value-type="float" office:value="260.98" calcext:value-type="float">
            <text:p>260.98</text:p>
          </table:table-cell>
        </table:table-row>
        <table:table-row table:style-name="ro1">
          <table:table-cell office:value-type="float" office:value="3006724" calcext:value-type="float">
            <text:p>3006724</text:p>
          </table:table-cell>
          <table:table-cell table:formula="of:=[.A190]/1000/(60*60*24)" office:value-type="time" office:time-value="PT00H50M06.724S" calcext:value-type="time">
            <text:p>00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08.66" calcext:value-type="float">
            <text:p>208.66</text:p>
          </table:table-cell>
          <table:table-cell office:value-type="float" office:value="262.33" calcext:value-type="float">
            <text:p>262.33</text:p>
          </table:table-cell>
        </table:table-row>
        <table:table-row table:style-name="ro1">
          <table:table-cell office:value-type="float" office:value="3022724" calcext:value-type="float">
            <text:p>3022724</text:p>
          </table:table-cell>
          <table:table-cell table:formula="of:=[.A191]/1000/(60*60*24)" office:value-type="time" office:time-value="PT00H50M22.724S" calcext:value-type="time">
            <text:p>00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2" calcext:value-type="float">
            <text:p>302.22</text:p>
          </table:table-cell>
          <table:table-cell office:value-type="float" office:value="209.75" calcext:value-type="float">
            <text:p>209.75</text:p>
          </table:table-cell>
          <table:table-cell office:value-type="float" office:value="263.67" calcext:value-type="float">
            <text:p>263.67</text:p>
          </table:table-cell>
        </table:table-row>
        <table:table-row table:style-name="ro1">
          <table:table-cell office:value-type="float" office:value="3038723" calcext:value-type="float">
            <text:p>3038723</text:p>
          </table:table-cell>
          <table:table-cell table:formula="of:=[.A192]/1000/(60*60*24)" office:value-type="time" office:time-value="PT00H50M38.723S" calcext:value-type="time">
            <text:p>00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10.84" calcext:value-type="float">
            <text:p>210.84</text:p>
          </table:table-cell>
          <table:table-cell office:value-type="float" office:value="265.02" calcext:value-type="float">
            <text:p>265.02</text:p>
          </table:table-cell>
        </table:table-row>
        <table:table-row table:style-name="ro1">
          <table:table-cell office:value-type="float" office:value="3054724" calcext:value-type="float">
            <text:p>3054724</text:p>
          </table:table-cell>
          <table:table-cell table:formula="of:=[.A193]/1000/(60*60*24)" office:value-type="time" office:time-value="PT00H50M54.724S" calcext:value-type="time">
            <text:p>00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11.93" calcext:value-type="float">
            <text:p>211.93</text:p>
          </table:table-cell>
          <table:table-cell office:value-type="float" office:value="266.36" calcext:value-type="float">
            <text:p>266.36</text:p>
          </table:table-cell>
        </table:table-row>
        <table:table-row table:style-name="ro1">
          <table:table-cell office:value-type="float" office:value="3070724" calcext:value-type="float">
            <text:p>3070724</text:p>
          </table:table-cell>
          <table:table-cell table:formula="of:=[.A194]/1000/(60*60*24)" office:value-type="time" office:time-value="PT00H51M10.724S" calcext:value-type="time">
            <text:p>00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13.02" calcext:value-type="float">
            <text:p>213.02</text:p>
          </table:table-cell>
          <table:table-cell office:value-type="float" office:value="267.7" calcext:value-type="float">
            <text:p>267.7</text:p>
          </table:table-cell>
        </table:table-row>
        <table:table-row table:style-name="ro1">
          <table:table-cell office:value-type="float" office:value="3086724" calcext:value-type="float">
            <text:p>3086724</text:p>
          </table:table-cell>
          <table:table-cell table:formula="of:=[.A195]/1000/(60*60*24)" office:value-type="time" office:time-value="PT00H51M26.724S" calcext:value-type="time">
            <text:p>00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14.11" calcext:value-type="float">
            <text:p>214.11</text:p>
          </table:table-cell>
          <table:table-cell office:value-type="float" office:value="269.05" calcext:value-type="float">
            <text:p>269.05</text:p>
          </table:table-cell>
        </table:table-row>
        <table:table-row table:style-name="ro1">
          <table:table-cell office:value-type="float" office:value="3102724" calcext:value-type="float">
            <text:p>3102724</text:p>
          </table:table-cell>
          <table:table-cell table:formula="of:=[.A196]/1000/(60*60*24)" office:value-type="time" office:time-value="PT00H51M42.724S" calcext:value-type="time">
            <text:p>00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15.2" calcext:value-type="float">
            <text:p>215.2</text:p>
          </table:table-cell>
          <table:table-cell office:value-type="float" office:value="270.39" calcext:value-type="float">
            <text:p>270.39</text:p>
          </table:table-cell>
        </table:table-row>
        <table:table-row table:style-name="ro1">
          <table:table-cell office:value-type="float" office:value="3118724" calcext:value-type="float">
            <text:p>3118724</text:p>
          </table:table-cell>
          <table:table-cell table:formula="of:=[.A197]/1000/(60*60*24)" office:value-type="time" office:time-value="PT00H51M58.724S" calcext:value-type="time">
            <text:p>00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16.29" calcext:value-type="float">
            <text:p>216.29</text:p>
          </table:table-cell>
          <table:table-cell office:value-type="float" office:value="271.73" calcext:value-type="float">
            <text:p>271.73</text:p>
          </table:table-cell>
        </table:table-row>
        <table:table-row table:style-name="ro1">
          <table:table-cell office:value-type="float" office:value="3134724" calcext:value-type="float">
            <text:p>3134724</text:p>
          </table:table-cell>
          <table:table-cell table:formula="of:=[.A198]/1000/(60*60*24)" office:value-type="time" office:time-value="PT00H52M14.724S" calcext:value-type="time">
            <text:p>00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17.37" calcext:value-type="float">
            <text:p>217.37</text:p>
          </table:table-cell>
          <table:table-cell office:value-type="float" office:value="273.07" calcext:value-type="float">
            <text:p>273.07</text:p>
          </table:table-cell>
        </table:table-row>
        <table:table-row table:style-name="ro1">
          <table:table-cell office:value-type="float" office:value="3150724" calcext:value-type="float">
            <text:p>3150724</text:p>
          </table:table-cell>
          <table:table-cell table:formula="of:=[.A199]/1000/(60*60*24)" office:value-type="time" office:time-value="PT00H52M30.724S" calcext:value-type="time">
            <text:p>00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18.46" calcext:value-type="float">
            <text:p>218.46</text:p>
          </table:table-cell>
          <table:table-cell office:value-type="float" office:value="274.42" calcext:value-type="float">
            <text:p>274.42</text:p>
          </table:table-cell>
        </table:table-row>
        <table:table-row table:style-name="ro1">
          <table:table-cell office:value-type="float" office:value="3166724" calcext:value-type="float">
            <text:p>3166724</text:p>
          </table:table-cell>
          <table:table-cell table:formula="of:=[.A200]/1000/(60*60*24)" office:value-type="time" office:time-value="PT00H52M46.724S" calcext:value-type="time">
            <text:p>00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19.55" calcext:value-type="float">
            <text:p>219.55</text:p>
          </table:table-cell>
          <table:table-cell office:value-type="float" office:value="275.76" calcext:value-type="float">
            <text:p>275.76</text:p>
          </table:table-cell>
        </table:table-row>
        <table:table-row table:style-name="ro1">
          <table:table-cell office:value-type="float" office:value="3182724" calcext:value-type="float">
            <text:p>3182724</text:p>
          </table:table-cell>
          <table:table-cell table:formula="of:=[.A201]/1000/(60*60*24)" office:value-type="time" office:time-value="PT00H53M02.724S" calcext:value-type="time">
            <text:p>00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20.64" calcext:value-type="float">
            <text:p>220.64</text:p>
          </table:table-cell>
          <table:table-cell office:value-type="float" office:value="277.1" calcext:value-type="float">
            <text:p>277.1</text:p>
          </table:table-cell>
        </table:table-row>
        <table:table-row table:style-name="ro1">
          <table:table-cell office:value-type="float" office:value="3198724" calcext:value-type="float">
            <text:p>3198724</text:p>
          </table:table-cell>
          <table:table-cell table:formula="of:=[.A202]/1000/(60*60*24)" office:value-type="time" office:time-value="PT00H53M18.724S" calcext:value-type="time">
            <text:p>00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21.73" calcext:value-type="float">
            <text:p>221.73</text:p>
          </table:table-cell>
          <table:table-cell office:value-type="float" office:value="278.44" calcext:value-type="float">
            <text:p>278.44</text:p>
          </table:table-cell>
        </table:table-row>
        <table:table-row table:style-name="ro1">
          <table:table-cell office:value-type="float" office:value="3214723" calcext:value-type="float">
            <text:p>3214723</text:p>
          </table:table-cell>
          <table:table-cell table:formula="of:=[.A203]/1000/(60*60*24)" office:value-type="time" office:time-value="PT00H53M34.723S" calcext:value-type="time">
            <text:p>00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22.82" calcext:value-type="float">
            <text:p>222.82</text:p>
          </table:table-cell>
          <table:table-cell office:value-type="float" office:value="279.78" calcext:value-type="float">
            <text:p>279.78</text:p>
          </table:table-cell>
        </table:table-row>
        <table:table-row table:style-name="ro1">
          <table:table-cell office:value-type="float" office:value="3230723" calcext:value-type="float">
            <text:p>3230723</text:p>
          </table:table-cell>
          <table:table-cell table:formula="of:=[.A204]/1000/(60*60*24)" office:value-type="time" office:time-value="PT00H53M50.723S" calcext:value-type="time">
            <text:p>00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23.91" calcext:value-type="float">
            <text:p>223.91</text:p>
          </table:table-cell>
          <table:table-cell office:value-type="float" office:value="281.12" calcext:value-type="float">
            <text:p>281.12</text:p>
          </table:table-cell>
        </table:table-row>
        <table:table-row table:style-name="ro1">
          <table:table-cell office:value-type="float" office:value="3246724" calcext:value-type="float">
            <text:p>3246724</text:p>
          </table:table-cell>
          <table:table-cell table:formula="of:=[.A205]/1000/(60*60*24)" office:value-type="time" office:time-value="PT00H54M06.724S" calcext:value-type="time">
            <text:p>00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24.99" calcext:value-type="float">
            <text:p>224.99</text:p>
          </table:table-cell>
          <table:table-cell office:value-type="float" office:value="282.47" calcext:value-type="float">
            <text:p>282.47</text:p>
          </table:table-cell>
        </table:table-row>
        <table:table-row table:style-name="ro1">
          <table:table-cell office:value-type="float" office:value="3262724" calcext:value-type="float">
            <text:p>3262724</text:p>
          </table:table-cell>
          <table:table-cell table:formula="of:=[.A206]/1000/(60*60*24)" office:value-type="time" office:time-value="PT00H54M22.724S" calcext:value-type="time">
            <text:p>00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26.08" calcext:value-type="float">
            <text:p>226.08</text:p>
          </table:table-cell>
          <table:table-cell office:value-type="float" office:value="283.81" calcext:value-type="float">
            <text:p>283.81</text:p>
          </table:table-cell>
        </table:table-row>
        <table:table-row table:style-name="ro1">
          <table:table-cell office:value-type="float" office:value="3278724" calcext:value-type="float">
            <text:p>3278724</text:p>
          </table:table-cell>
          <table:table-cell table:formula="of:=[.A207]/1000/(60*60*24)" office:value-type="time" office:time-value="PT00H54M38.724S" calcext:value-type="time">
            <text:p>00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227.17" calcext:value-type="float">
            <text:p>227.17</text:p>
          </table:table-cell>
          <table:table-cell office:value-type="float" office:value="285.14" calcext:value-type="float">
            <text:p>285.14</text:p>
          </table:table-cell>
        </table:table-row>
        <table:table-row table:style-name="ro1">
          <table:table-cell office:value-type="float" office:value="3294724" calcext:value-type="float">
            <text:p>3294724</text:p>
          </table:table-cell>
          <table:table-cell table:formula="of:=[.A208]/1000/(60*60*24)" office:value-type="time" office:time-value="PT00H54M54.724S" calcext:value-type="time">
            <text:p>00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28.26" calcext:value-type="float">
            <text:p>228.26</text:p>
          </table:table-cell>
          <table:table-cell office:value-type="float" office:value="286.48" calcext:value-type="float">
            <text:p>286.48</text:p>
          </table:table-cell>
        </table:table-row>
        <table:table-row table:style-name="ro1">
          <table:table-cell office:value-type="float" office:value="3310724" calcext:value-type="float">
            <text:p>3310724</text:p>
          </table:table-cell>
          <table:table-cell table:formula="of:=[.A209]/1000/(60*60*24)" office:value-type="time" office:time-value="PT00H55M10.724S" calcext:value-type="time">
            <text:p>00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29.35" calcext:value-type="float">
            <text:p>229.35</text:p>
          </table:table-cell>
          <table:table-cell office:value-type="float" office:value="287.82" calcext:value-type="float">
            <text:p>287.82</text:p>
          </table:table-cell>
        </table:table-row>
        <table:table-row table:style-name="ro1">
          <table:table-cell office:value-type="float" office:value="3326724" calcext:value-type="float">
            <text:p>3326724</text:p>
          </table:table-cell>
          <table:table-cell table:formula="of:=[.A210]/1000/(60*60*24)" office:value-type="time" office:time-value="PT00H55M26.724S" calcext:value-type="time">
            <text:p>00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30.43" calcext:value-type="float">
            <text:p>230.43</text:p>
          </table:table-cell>
          <table:table-cell office:value-type="float" office:value="289.16" calcext:value-type="float">
            <text:p>289.16</text:p>
          </table:table-cell>
        </table:table-row>
        <table:table-row table:style-name="ro1">
          <table:table-cell office:value-type="float" office:value="3342724" calcext:value-type="float">
            <text:p>3342724</text:p>
          </table:table-cell>
          <table:table-cell table:formula="of:=[.A211]/1000/(60*60*24)" office:value-type="time" office:time-value="PT00H55M42.724S" calcext:value-type="time">
            <text:p>00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231.52" calcext:value-type="float">
            <text:p>231.52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float" office:value="3358724" calcext:value-type="float">
            <text:p>3358724</text:p>
          </table:table-cell>
          <table:table-cell table:formula="of:=[.A212]/1000/(60*60*24)" office:value-type="time" office:time-value="PT00H55M58.724S" calcext:value-type="time">
            <text:p>00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232.61" calcext:value-type="float">
            <text:p>232.61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3374724" calcext:value-type="float">
            <text:p>3374724</text:p>
          </table:table-cell>
          <table:table-cell table:formula="of:=[.A213]/1000/(60*60*24)" office:value-type="time" office:time-value="PT00H56M14.724S" calcext:value-type="time">
            <text:p>00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233.7" calcext:value-type="float">
            <text:p>233.7</text:p>
          </table:table-cell>
          <table:table-cell office:value-type="float" office:value="293.17" calcext:value-type="float">
            <text:p>293.17</text:p>
          </table:table-cell>
        </table:table-row>
        <table:table-row table:style-name="ro1">
          <table:table-cell office:value-type="float" office:value="3390724" calcext:value-type="float">
            <text:p>3390724</text:p>
          </table:table-cell>
          <table:table-cell table:formula="of:=[.A214]/1000/(60*60*24)" office:value-type="time" office:time-value="PT00H56M30.724S" calcext:value-type="time">
            <text:p>00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34.78" calcext:value-type="float">
            <text:p>234.78</text:p>
          </table:table-cell>
          <table:table-cell office:value-type="float" office:value="294.51" calcext:value-type="float">
            <text:p>294.51</text:p>
          </table:table-cell>
        </table:table-row>
        <table:table-row table:style-name="ro1">
          <table:table-cell office:value-type="float" office:value="3406724" calcext:value-type="float">
            <text:p>3406724</text:p>
          </table:table-cell>
          <table:table-cell table:formula="of:=[.A215]/1000/(60*60*24)" office:value-type="time" office:time-value="PT00H56M46.724S" calcext:value-type="time">
            <text:p>00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35.87" calcext:value-type="float">
            <text:p>235.87</text:p>
          </table:table-cell>
          <table:table-cell office:value-type="float" office:value="295.85" calcext:value-type="float">
            <text:p>295.85</text:p>
          </table:table-cell>
        </table:table-row>
        <table:table-row table:style-name="ro1">
          <table:table-cell office:value-type="float" office:value="3422724" calcext:value-type="float">
            <text:p>3422724</text:p>
          </table:table-cell>
          <table:table-cell table:formula="of:=[.A216]/1000/(60*60*24)" office:value-type="time" office:time-value="PT00H57M02.724S" calcext:value-type="time">
            <text:p>00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36.96" calcext:value-type="float">
            <text:p>236.96</text:p>
          </table:table-cell>
          <table:table-cell office:value-type="float" office:value="297.18" calcext:value-type="float">
            <text:p>297.18</text:p>
          </table:table-cell>
        </table:table-row>
        <table:table-row table:style-name="ro1">
          <table:table-cell office:value-type="float" office:value="3438724" calcext:value-type="float">
            <text:p>3438724</text:p>
          </table:table-cell>
          <table:table-cell table:formula="of:=[.A217]/1000/(60*60*24)" office:value-type="time" office:time-value="PT00H57M18.724S" calcext:value-type="time">
            <text:p>00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38.04" calcext:value-type="float">
            <text:p>238.04</text:p>
          </table:table-cell>
          <table:table-cell office:value-type="float" office:value="298.52" calcext:value-type="float">
            <text:p>298.52</text:p>
          </table:table-cell>
        </table:table-row>
        <table:table-row table:style-name="ro1">
          <table:table-cell office:value-type="float" office:value="3454724" calcext:value-type="float">
            <text:p>3454724</text:p>
          </table:table-cell>
          <table:table-cell table:formula="of:=[.A218]/1000/(60*60*24)" office:value-type="time" office:time-value="PT00H57M34.724S" calcext:value-type="time">
            <text:p>00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39.13" calcext:value-type="float">
            <text:p>239.13</text:p>
          </table:table-cell>
          <table:table-cell office:value-type="float" office:value="299.86" calcext:value-type="float">
            <text:p>299.86</text:p>
          </table:table-cell>
        </table:table-row>
        <table:table-row table:style-name="ro1">
          <table:table-cell office:value-type="float" office:value="3470724" calcext:value-type="float">
            <text:p>3470724</text:p>
          </table:table-cell>
          <table:table-cell table:formula="of:=[.A219]/1000/(60*60*24)" office:value-type="time" office:time-value="PT00H57M50.724S" calcext:value-type="time">
            <text:p>00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40.22" calcext:value-type="float">
            <text:p>240.22</text:p>
          </table:table-cell>
          <table:table-cell office:value-type="float" office:value="301.19" calcext:value-type="float">
            <text:p>301.19</text:p>
          </table:table-cell>
        </table:table-row>
        <table:table-row table:style-name="ro1">
          <table:table-cell office:value-type="float" office:value="3486724" calcext:value-type="float">
            <text:p>3486724</text:p>
          </table:table-cell>
          <table:table-cell table:formula="of:=[.A220]/1000/(60*60*24)" office:value-type="time" office:time-value="PT00H58M06.724S" calcext:value-type="time">
            <text:p>00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41.3" calcext:value-type="float">
            <text:p>241.3</text:p>
          </table:table-cell>
          <table:table-cell office:value-type="float" office:value="302.53" calcext:value-type="float">
            <text:p>302.53</text:p>
          </table:table-cell>
        </table:table-row>
        <table:table-row table:style-name="ro1">
          <table:table-cell office:value-type="float" office:value="3502724" calcext:value-type="float">
            <text:p>3502724</text:p>
          </table:table-cell>
          <table:table-cell table:formula="of:=[.A221]/1000/(60*60*24)" office:value-type="time" office:time-value="PT00H58M22.724S" calcext:value-type="time">
            <text:p>00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42.39" calcext:value-type="float">
            <text:p>242.39</text:p>
          </table:table-cell>
          <table:table-cell office:value-type="float" office:value="303.86" calcext:value-type="float">
            <text:p>303.86</text:p>
          </table:table-cell>
        </table:table-row>
        <table:table-row table:style-name="ro1">
          <table:table-cell office:value-type="float" office:value="3518724" calcext:value-type="float">
            <text:p>3518724</text:p>
          </table:table-cell>
          <table:table-cell table:formula="of:=[.A222]/1000/(60*60*24)" office:value-type="time" office:time-value="PT00H58M38.724S" calcext:value-type="time">
            <text:p>00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43.48" calcext:value-type="float">
            <text:p>243.48</text:p>
          </table:table-cell>
          <table:table-cell office:value-type="float" office:value="305.2" calcext:value-type="float">
            <text:p>305.2</text:p>
          </table:table-cell>
        </table:table-row>
        <table:table-row table:style-name="ro1">
          <table:table-cell office:value-type="float" office:value="3534724" calcext:value-type="float">
            <text:p>3534724</text:p>
          </table:table-cell>
          <table:table-cell table:formula="of:=[.A223]/1000/(60*60*24)" office:value-type="time" office:time-value="PT00H58M54.724S" calcext:value-type="time">
            <text:p>00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44.56" calcext:value-type="float">
            <text:p>244.56</text:p>
          </table:table-cell>
          <table:table-cell office:value-type="float" office:value="306.53" calcext:value-type="float">
            <text:p>306.53</text:p>
          </table:table-cell>
        </table:table-row>
        <table:table-row table:style-name="ro1">
          <table:table-cell office:value-type="float" office:value="3550724" calcext:value-type="float">
            <text:p>3550724</text:p>
          </table:table-cell>
          <table:table-cell table:formula="of:=[.A224]/1000/(60*60*24)" office:value-type="time" office:time-value="PT00H59M10.724S" calcext:value-type="time">
            <text:p>00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45.65" calcext:value-type="float">
            <text:p>245.65</text:p>
          </table:table-cell>
          <table:table-cell office:value-type="float" office:value="307.86" calcext:value-type="float">
            <text:p>307.86</text:p>
          </table:table-cell>
        </table:table-row>
        <table:table-row table:style-name="ro1">
          <table:table-cell office:value-type="float" office:value="3566724" calcext:value-type="float">
            <text:p>3566724</text:p>
          </table:table-cell>
          <table:table-cell table:formula="of:=[.A225]/1000/(60*60*24)" office:value-type="time" office:time-value="PT00H59M26.724S" calcext:value-type="time">
            <text:p>00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246.73" calcext:value-type="float">
            <text:p>246.7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3582724" calcext:value-type="float">
            <text:p>3582724</text:p>
          </table:table-cell>
          <table:table-cell table:formula="of:=[.A226]/1000/(60*60*24)" office:value-type="time" office:time-value="PT00H59M42.724S" calcext:value-type="time">
            <text:p>00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47.82" calcext:value-type="float">
            <text:p>247.82</text:p>
          </table:table-cell>
          <table:table-cell office:value-type="float" office:value="310.53" calcext:value-type="float">
            <text:p>310.53</text:p>
          </table:table-cell>
        </table:table-row>
        <table:table-row table:style-name="ro1">
          <table:table-cell office:value-type="float" office:value="3598724" calcext:value-type="float">
            <text:p>3598724</text:p>
          </table:table-cell>
          <table:table-cell table:formula="of:=[.A227]/1000/(60*60*24)" office:value-type="time" office:time-value="PT00H59M58.724S" calcext:value-type="time">
            <text:p>00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248.91" calcext:value-type="float">
            <text:p>248.91</text:p>
          </table:table-cell>
          <table:table-cell office:value-type="float" office:value="311.86" calcext:value-type="float">
            <text:p>311.86</text:p>
          </table:table-cell>
        </table:table-row>
        <table:table-row table:style-name="ro1">
          <table:table-cell office:value-type="float" office:value="3614724" calcext:value-type="float">
            <text:p>3614724</text:p>
          </table:table-cell>
          <table:table-cell table:formula="of:=[.A228]/1000/(60*60*24)" office:value-type="time" office:time-value="PT01H00M14.724S" calcext:value-type="time">
            <text:p>01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4.1" calcext:value-type="float">
            <text:p>244.1</text:p>
          </table:table-cell>
          <table:table-cell office:value-type="float" office:value="298.88" calcext:value-type="float">
            <text:p>298.88</text:p>
          </table:table-cell>
          <table:table-cell office:value-type="float" office:value="249.99" calcext:value-type="float">
            <text:p>249.99</text:p>
          </table:table-cell>
          <table:table-cell office:value-type="float" office:value="313.2" calcext:value-type="float">
            <text:p>313.2</text:p>
          </table:table-cell>
        </table:table-row>
        <table:table-row table:style-name="ro1">
          <table:table-cell office:value-type="float" office:value="3630724" calcext:value-type="float">
            <text:p>3630724</text:p>
          </table:table-cell>
          <table:table-cell table:formula="of:=[.A229]/1000/(60*60*24)" office:value-type="time" office:time-value="PT01H00M30.724S" calcext:value-type="time">
            <text:p>01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251.08" calcext:value-type="float">
            <text:p>251.08</text:p>
          </table:table-cell>
          <table:table-cell office:value-type="float" office:value="314.53" calcext:value-type="float">
            <text:p>314.53</text:p>
          </table:table-cell>
        </table:table-row>
        <table:table-row table:style-name="ro1">
          <table:table-cell office:value-type="float" office:value="3646724" calcext:value-type="float">
            <text:p>3646724</text:p>
          </table:table-cell>
          <table:table-cell table:formula="of:=[.A230]/1000/(60*60*24)" office:value-type="time" office:time-value="PT01H00M46.724S" calcext:value-type="time">
            <text:p>01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52.16" calcext:value-type="float">
            <text:p>252.16</text:p>
          </table:table-cell>
          <table:table-cell office:value-type="float" office:value="315.86" calcext:value-type="float">
            <text:p>315.86</text:p>
          </table:table-cell>
        </table:table-row>
        <table:table-row table:style-name="ro1">
          <table:table-cell office:value-type="float" office:value="3662724" calcext:value-type="float">
            <text:p>3662724</text:p>
          </table:table-cell>
          <table:table-cell table:formula="of:=[.A231]/1000/(60*60*24)" office:value-type="time" office:time-value="PT01H01M02.724S" calcext:value-type="time">
            <text:p>01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53.25" calcext:value-type="float">
            <text:p>253.25</text:p>
          </table:table-cell>
          <table:table-cell office:value-type="float" office:value="317.2" calcext:value-type="float">
            <text:p>317.2</text:p>
          </table:table-cell>
        </table:table-row>
        <table:table-row table:style-name="ro1">
          <table:table-cell office:value-type="float" office:value="3678724" calcext:value-type="float">
            <text:p>3678724</text:p>
          </table:table-cell>
          <table:table-cell table:formula="of:=[.A232]/1000/(60*60*24)" office:value-type="time" office:time-value="PT01H01M18.724S" calcext:value-type="time">
            <text:p>01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54.33" calcext:value-type="float">
            <text:p>254.33</text:p>
          </table:table-cell>
          <table:table-cell office:value-type="float" office:value="318.53" calcext:value-type="float">
            <text:p>318.53</text:p>
          </table:table-cell>
        </table:table-row>
        <table:table-row table:style-name="ro1">
          <table:table-cell office:value-type="float" office:value="3694724" calcext:value-type="float">
            <text:p>3694724</text:p>
          </table:table-cell>
          <table:table-cell table:formula="of:=[.A233]/1000/(60*60*24)" office:value-type="time" office:time-value="PT01H01M34.724S" calcext:value-type="time">
            <text:p>01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55.42" calcext:value-type="float">
            <text:p>255.42</text:p>
          </table:table-cell>
          <table:table-cell office:value-type="float" office:value="319.86" calcext:value-type="float">
            <text:p>319.86</text:p>
          </table:table-cell>
        </table:table-row>
        <table:table-row table:style-name="ro1">
          <table:table-cell office:value-type="float" office:value="3710724" calcext:value-type="float">
            <text:p>3710724</text:p>
          </table:table-cell>
          <table:table-cell table:formula="of:=[.A234]/1000/(60*60*24)" office:value-type="time" office:time-value="PT01H01M50.724S" calcext:value-type="time">
            <text:p>01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256.5" calcext:value-type="float">
            <text:p>256.5</text:p>
          </table:table-cell>
          <table:table-cell office:value-type="float" office:value="321.19" calcext:value-type="float">
            <text:p>321.19</text:p>
          </table:table-cell>
        </table:table-row>
        <table:table-row table:style-name="ro1">
          <table:table-cell office:value-type="float" office:value="3726724" calcext:value-type="float">
            <text:p>3726724</text:p>
          </table:table-cell>
          <table:table-cell table:formula="of:=[.A235]/1000/(60*60*24)" office:value-type="time" office:time-value="PT01H02M06.724S" calcext:value-type="time">
            <text:p>01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57.59" calcext:value-type="float">
            <text:p>257.59</text:p>
          </table:table-cell>
          <table:table-cell office:value-type="float" office:value="322.52" calcext:value-type="float">
            <text:p>322.52</text:p>
          </table:table-cell>
        </table:table-row>
        <table:table-row table:style-name="ro1">
          <table:table-cell office:value-type="float" office:value="3742724" calcext:value-type="float">
            <text:p>3742724</text:p>
          </table:table-cell>
          <table:table-cell table:formula="of:=[.A236]/1000/(60*60*24)" office:value-type="time" office:time-value="PT01H02M22.724S" calcext:value-type="time">
            <text:p>01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258.67" calcext:value-type="float">
            <text:p>258.67</text:p>
          </table:table-cell>
          <table:table-cell office:value-type="float" office:value="323.85" calcext:value-type="float">
            <text:p>323.85</text:p>
          </table:table-cell>
        </table:table-row>
        <table:table-row table:style-name="ro1">
          <table:table-cell office:value-type="float" office:value="3758724" calcext:value-type="float">
            <text:p>3758724</text:p>
          </table:table-cell>
          <table:table-cell table:formula="of:=[.A237]/1000/(60*60*24)" office:value-type="time" office:time-value="PT01H02M38.724S" calcext:value-type="time">
            <text:p>01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59.75" calcext:value-type="float">
            <text:p>259.75</text:p>
          </table:table-cell>
          <table:table-cell office:value-type="float" office:value="325.18" calcext:value-type="float">
            <text:p>325.18</text:p>
          </table:table-cell>
        </table:table-row>
        <table:table-row table:style-name="ro1">
          <table:table-cell office:value-type="float" office:value="3774724" calcext:value-type="float">
            <text:p>3774724</text:p>
          </table:table-cell>
          <table:table-cell table:formula="of:=[.A238]/1000/(60*60*24)" office:value-type="time" office:time-value="PT01H02M54.724S" calcext:value-type="time">
            <text:p>01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60.84" calcext:value-type="float">
            <text:p>260.84</text:p>
          </table:table-cell>
          <table:table-cell office:value-type="float" office:value="326.51" calcext:value-type="float">
            <text:p>326.51</text:p>
          </table:table-cell>
        </table:table-row>
        <table:table-row table:style-name="ro1">
          <table:table-cell office:value-type="float" office:value="3790724" calcext:value-type="float">
            <text:p>3790724</text:p>
          </table:table-cell>
          <table:table-cell table:formula="of:=[.A239]/1000/(60*60*24)" office:value-type="time" office:time-value="PT01H03M10.724S" calcext:value-type="time">
            <text:p>01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61.92" calcext:value-type="float">
            <text:p>261.92</text:p>
          </table:table-cell>
          <table:table-cell office:value-type="float" office:value="327.84" calcext:value-type="float">
            <text:p>327.84</text:p>
          </table:table-cell>
        </table:table-row>
        <table:table-row table:style-name="ro1">
          <table:table-cell office:value-type="float" office:value="3806724" calcext:value-type="float">
            <text:p>3806724</text:p>
          </table:table-cell>
          <table:table-cell table:formula="of:=[.A240]/1000/(60*60*24)" office:value-type="time" office:time-value="PT01H03M26.724S" calcext:value-type="time">
            <text:p>01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63.01" calcext:value-type="float">
            <text:p>263.01</text:p>
          </table:table-cell>
          <table:table-cell office:value-type="float" office:value="329.17" calcext:value-type="float">
            <text:p>329.17</text:p>
          </table:table-cell>
        </table:table-row>
        <table:table-row table:style-name="ro1">
          <table:table-cell office:value-type="float" office:value="3822723" calcext:value-type="float">
            <text:p>3822723</text:p>
          </table:table-cell>
          <table:table-cell table:formula="of:=[.A241]/1000/(60*60*24)" office:value-type="time" office:time-value="PT01H03M42.723S" calcext:value-type="time">
            <text:p>01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64.09" calcext:value-type="float">
            <text:p>264.09</text:p>
          </table:table-cell>
          <table:table-cell office:value-type="float" office:value="330.5" calcext:value-type="float">
            <text:p>330.5</text:p>
          </table:table-cell>
        </table:table-row>
        <table:table-row table:style-name="ro1">
          <table:table-cell office:value-type="float" office:value="3838724" calcext:value-type="float">
            <text:p>3838724</text:p>
          </table:table-cell>
          <table:table-cell table:formula="of:=[.A242]/1000/(60*60*24)" office:value-type="time" office:time-value="PT01H03M58.724S" calcext:value-type="time">
            <text:p>01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65.17" calcext:value-type="float">
            <text:p>265.17</text:p>
          </table:table-cell>
          <table:table-cell office:value-type="float" office:value="331.83" calcext:value-type="float">
            <text:p>331.83</text:p>
          </table:table-cell>
        </table:table-row>
        <table:table-row table:style-name="ro1">
          <table:table-cell office:value-type="float" office:value="3854724" calcext:value-type="float">
            <text:p>3854724</text:p>
          </table:table-cell>
          <table:table-cell table:formula="of:=[.A243]/1000/(60*60*24)" office:value-type="time" office:time-value="PT01H04M14.724S" calcext:value-type="time">
            <text:p>01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66.26" calcext:value-type="float">
            <text:p>266.26</text:p>
          </table:table-cell>
          <table:table-cell office:value-type="float" office:value="333.16" calcext:value-type="float">
            <text:p>333.16</text:p>
          </table:table-cell>
        </table:table-row>
        <table:table-row table:style-name="ro1">
          <table:table-cell office:value-type="float" office:value="3870724" calcext:value-type="float">
            <text:p>3870724</text:p>
          </table:table-cell>
          <table:table-cell table:formula="of:=[.A244]/1000/(60*60*24)" office:value-type="time" office:time-value="PT01H04M30.724S" calcext:value-type="time">
            <text:p>01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67.34" calcext:value-type="float">
            <text:p>267.34</text:p>
          </table:table-cell>
          <table:table-cell office:value-type="float" office:value="334.48" calcext:value-type="float">
            <text:p>334.48</text:p>
          </table:table-cell>
        </table:table-row>
        <table:table-row table:style-name="ro1">
          <table:table-cell office:value-type="float" office:value="3886724" calcext:value-type="float">
            <text:p>3886724</text:p>
          </table:table-cell>
          <table:table-cell table:formula="of:=[.A245]/1000/(60*60*24)" office:value-type="time" office:time-value="PT01H04M46.724S" calcext:value-type="time">
            <text:p>01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68.42" calcext:value-type="float">
            <text:p>268.42</text:p>
          </table:table-cell>
          <table:table-cell office:value-type="float" office:value="335.81" calcext:value-type="float">
            <text:p>335.81</text:p>
          </table:table-cell>
        </table:table-row>
        <table:table-row table:style-name="ro1">
          <table:table-cell office:value-type="float" office:value="3902724" calcext:value-type="float">
            <text:p>3902724</text:p>
          </table:table-cell>
          <table:table-cell table:formula="of:=[.A246]/1000/(60*60*24)" office:value-type="time" office:time-value="PT01H05M02.724S" calcext:value-type="time">
            <text:p>01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269.51" calcext:value-type="float">
            <text:p>269.51</text:p>
          </table:table-cell>
          <table:table-cell office:value-type="float" office:value="337.14" calcext:value-type="float">
            <text:p>337.14</text:p>
          </table:table-cell>
        </table:table-row>
        <table:table-row table:style-name="ro1">
          <table:table-cell office:value-type="float" office:value="3918724" calcext:value-type="float">
            <text:p>3918724</text:p>
          </table:table-cell>
          <table:table-cell table:formula="of:=[.A247]/1000/(60*60*24)" office:value-type="time" office:time-value="PT01H05M18.724S" calcext:value-type="time">
            <text:p>01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70.59" calcext:value-type="float">
            <text:p>270.59</text:p>
          </table:table-cell>
          <table:table-cell office:value-type="float" office:value="338.47" calcext:value-type="float">
            <text:p>338.47</text:p>
          </table:table-cell>
        </table:table-row>
        <table:table-row table:style-name="ro1">
          <table:table-cell office:value-type="float" office:value="3934724" calcext:value-type="float">
            <text:p>3934724</text:p>
          </table:table-cell>
          <table:table-cell table:formula="of:=[.A248]/1000/(60*60*24)" office:value-type="time" office:time-value="PT01H05M34.724S" calcext:value-type="time">
            <text:p>01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71.67" calcext:value-type="float">
            <text:p>271.67</text:p>
          </table:table-cell>
          <table:table-cell office:value-type="float" office:value="339.79" calcext:value-type="float">
            <text:p>339.79</text:p>
          </table:table-cell>
        </table:table-row>
        <table:table-row table:style-name="ro1">
          <table:table-cell office:value-type="float" office:value="3950724" calcext:value-type="float">
            <text:p>3950724</text:p>
          </table:table-cell>
          <table:table-cell table:formula="of:=[.A249]/1000/(60*60*24)" office:value-type="time" office:time-value="PT01H05M50.724S" calcext:value-type="time">
            <text:p>01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272.76" calcext:value-type="float">
            <text:p>272.76</text:p>
          </table:table-cell>
          <table:table-cell office:value-type="float" office:value="341.12" calcext:value-type="float">
            <text:p>341.12</text:p>
          </table:table-cell>
        </table:table-row>
        <table:table-row table:style-name="ro1">
          <table:table-cell office:value-type="float" office:value="3966724" calcext:value-type="float">
            <text:p>3966724</text:p>
          </table:table-cell>
          <table:table-cell table:formula="of:=[.A250]/1000/(60*60*24)" office:value-type="time" office:time-value="PT01H06M06.724S" calcext:value-type="time">
            <text:p>01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73.84" calcext:value-type="float">
            <text:p>273.84</text:p>
          </table:table-cell>
          <table:table-cell office:value-type="float" office:value="342.44" calcext:value-type="float">
            <text:p>342.44</text:p>
          </table:table-cell>
        </table:table-row>
        <table:table-row table:style-name="ro1">
          <table:table-cell office:value-type="float" office:value="3982724" calcext:value-type="float">
            <text:p>3982724</text:p>
          </table:table-cell>
          <table:table-cell table:formula="of:=[.A251]/1000/(60*60*24)" office:value-type="time" office:time-value="PT01H06M22.724S" calcext:value-type="time">
            <text:p>01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74.92" calcext:value-type="float">
            <text:p>274.92</text:p>
          </table:table-cell>
          <table:table-cell office:value-type="float" office:value="343.77" calcext:value-type="float">
            <text:p>343.77</text:p>
          </table:table-cell>
        </table:table-row>
        <table:table-row table:style-name="ro1">
          <table:table-cell office:value-type="float" office:value="3998724" calcext:value-type="float">
            <text:p>3998724</text:p>
          </table:table-cell>
          <table:table-cell table:formula="of:=[.A252]/1000/(60*60*24)" office:value-type="time" office:time-value="PT01H06M38.724S" calcext:value-type="time">
            <text:p>01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76" calcext:value-type="float">
            <text:p>276</text:p>
          </table:table-cell>
          <table:table-cell office:value-type="float" office:value="345.09" calcext:value-type="float">
            <text:p>345.09</text:p>
          </table:table-cell>
        </table:table-row>
        <table:table-row table:style-name="ro1">
          <table:table-cell office:value-type="float" office:value="4014724" calcext:value-type="float">
            <text:p>4014724</text:p>
          </table:table-cell>
          <table:table-cell table:formula="of:=[.A253]/1000/(60*60*24)" office:value-type="time" office:time-value="PT01H06M54.724S" calcext:value-type="time">
            <text:p>01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77.09" calcext:value-type="float">
            <text:p>277.09</text:p>
          </table:table-cell>
          <table:table-cell office:value-type="float" office:value="346.42" calcext:value-type="float">
            <text:p>346.42</text:p>
          </table:table-cell>
        </table:table-row>
        <table:table-row table:style-name="ro1">
          <table:table-cell office:value-type="float" office:value="4030724" calcext:value-type="float">
            <text:p>4030724</text:p>
          </table:table-cell>
          <table:table-cell table:formula="of:=[.A254]/1000/(60*60*24)" office:value-type="time" office:time-value="PT01H07M10.724S" calcext:value-type="time">
            <text:p>01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78.17" calcext:value-type="float">
            <text:p>278.17</text:p>
          </table:table-cell>
          <table:table-cell office:value-type="float" office:value="347.75" calcext:value-type="float">
            <text:p>347.75</text:p>
          </table:table-cell>
        </table:table-row>
        <table:table-row table:style-name="ro1">
          <table:table-cell office:value-type="float" office:value="4046724" calcext:value-type="float">
            <text:p>4046724</text:p>
          </table:table-cell>
          <table:table-cell table:formula="of:=[.A255]/1000/(60*60*24)" office:value-type="time" office:time-value="PT01H07M26.724S" calcext:value-type="time">
            <text:p>01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79.25" calcext:value-type="float">
            <text:p>279.25</text:p>
          </table:table-cell>
          <table:table-cell office:value-type="float" office:value="349.07" calcext:value-type="float">
            <text:p>349.07</text:p>
          </table:table-cell>
        </table:table-row>
        <table:table-row table:style-name="ro1">
          <table:table-cell office:value-type="float" office:value="4062724" calcext:value-type="float">
            <text:p>4062724</text:p>
          </table:table-cell>
          <table:table-cell table:formula="of:=[.A256]/1000/(60*60*24)" office:value-type="time" office:time-value="PT01H07M42.724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80.33" calcext:value-type="float">
            <text:p>280.33</text:p>
          </table:table-cell>
          <table:table-cell office:value-type="float" office:value="350.4" calcext:value-type="float">
            <text:p>350.4</text:p>
          </table:table-cell>
        </table:table-row>
        <table:table-row table:style-name="ro1">
          <table:table-cell office:value-type="float" office:value="4078724" calcext:value-type="float">
            <text:p>4078724</text:p>
          </table:table-cell>
          <table:table-cell table:formula="of:=[.A257]/1000/(60*60*24)" office:value-type="time" office:time-value="PT01H07M58.724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281.41" calcext:value-type="float">
            <text:p>281.41</text:p>
          </table:table-cell>
          <table:table-cell office:value-type="float" office:value="351.72" calcext:value-type="float">
            <text:p>351.72</text:p>
          </table:table-cell>
        </table:table-row>
        <table:table-row table:style-name="ro1">
          <table:table-cell office:value-type="float" office:value="4094724" calcext:value-type="float">
            <text:p>4094724</text:p>
          </table:table-cell>
          <table:table-cell table:formula="of:=[.A258]/1000/(60*60*24)" office:value-type="time" office:time-value="PT01H08M14.724S" calcext:value-type="time">
            <text:p>01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82.5" calcext:value-type="float">
            <text:p>282.5</text:p>
          </table:table-cell>
          <table:table-cell office:value-type="float" office:value="353.05" calcext:value-type="float">
            <text:p>353.05</text:p>
          </table:table-cell>
        </table:table-row>
        <table:table-row table:style-name="ro1">
          <table:table-cell office:value-type="float" office:value="4110724" calcext:value-type="float">
            <text:p>4110724</text:p>
          </table:table-cell>
          <table:table-cell table:formula="of:=[.A259]/1000/(60*60*24)" office:value-type="time" office:time-value="PT01H08M30.724S" calcext:value-type="time">
            <text:p>01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283.58" calcext:value-type="float">
            <text:p>283.58</text:p>
          </table:table-cell>
          <table:table-cell office:value-type="float" office:value="354.37" calcext:value-type="float">
            <text:p>354.37</text:p>
          </table:table-cell>
        </table:table-row>
        <table:table-row table:style-name="ro1">
          <table:table-cell office:value-type="float" office:value="4126724" calcext:value-type="float">
            <text:p>4126724</text:p>
          </table:table-cell>
          <table:table-cell table:formula="of:=[.A260]/1000/(60*60*24)" office:value-type="time" office:time-value="PT01H08M46.724S" calcext:value-type="time">
            <text:p>01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284.66" calcext:value-type="float">
            <text:p>284.66</text:p>
          </table:table-cell>
          <table:table-cell office:value-type="float" office:value="355.7" calcext:value-type="float">
            <text:p>355.7</text:p>
          </table:table-cell>
        </table:table-row>
        <table:table-row table:style-name="ro1">
          <table:table-cell office:value-type="float" office:value="4142724" calcext:value-type="float">
            <text:p>4142724</text:p>
          </table:table-cell>
          <table:table-cell table:formula="of:=[.A261]/1000/(60*60*24)" office:value-type="time" office:time-value="PT01H09M02.724S" calcext:value-type="time">
            <text:p>01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85.74" calcext:value-type="float">
            <text:p>285.74</text:p>
          </table:table-cell>
          <table:table-cell office:value-type="float" office:value="357.02" calcext:value-type="float">
            <text:p>357.02</text:p>
          </table:table-cell>
        </table:table-row>
        <table:table-row table:style-name="ro1">
          <table:table-cell office:value-type="float" office:value="4158724" calcext:value-type="float">
            <text:p>4158724</text:p>
          </table:table-cell>
          <table:table-cell table:formula="of:=[.A262]/1000/(60*60*24)" office:value-type="time" office:time-value="PT01H09M18.724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86.82" calcext:value-type="float">
            <text:p>286.82</text:p>
          </table:table-cell>
          <table:table-cell office:value-type="float" office:value="358.34" calcext:value-type="float">
            <text:p>358.34</text:p>
          </table:table-cell>
        </table:table-row>
        <table:table-row table:style-name="ro1">
          <table:table-cell office:value-type="float" office:value="4174724" calcext:value-type="float">
            <text:p>4174724</text:p>
          </table:table-cell>
          <table:table-cell table:formula="of:=[.A263]/1000/(60*60*24)" office:value-type="time" office:time-value="PT01H09M34.724S" calcext:value-type="time">
            <text:p>01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87.9" calcext:value-type="float">
            <text:p>287.9</text:p>
          </table:table-cell>
          <table:table-cell office:value-type="float" office:value="359.67" calcext:value-type="float">
            <text:p>359.67</text:p>
          </table:table-cell>
        </table:table-row>
        <table:table-row table:style-name="ro1">
          <table:table-cell office:value-type="float" office:value="4190724" calcext:value-type="float">
            <text:p>4190724</text:p>
          </table:table-cell>
          <table:table-cell table:formula="of:=[.A264]/1000/(60*60*24)" office:value-type="time" office:time-value="PT01H09M50.724S" calcext:value-type="time">
            <text:p>01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88.99" calcext:value-type="float">
            <text:p>288.99</text:p>
          </table:table-cell>
          <table:table-cell office:value-type="float" office:value="360.99" calcext:value-type="float">
            <text:p>360.99</text:p>
          </table:table-cell>
        </table:table-row>
        <table:table-row table:style-name="ro1">
          <table:table-cell office:value-type="float" office:value="4206724" calcext:value-type="float">
            <text:p>4206724</text:p>
          </table:table-cell>
          <table:table-cell table:formula="of:=[.A265]/1000/(60*60*24)" office:value-type="time" office:time-value="PT01H10M06.724S" calcext:value-type="time">
            <text:p>01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290.07" calcext:value-type="float">
            <text:p>290.07</text:p>
          </table:table-cell>
          <table:table-cell office:value-type="float" office:value="362.31" calcext:value-type="float">
            <text:p>362.31</text:p>
          </table:table-cell>
        </table:table-row>
        <table:table-row table:style-name="ro1">
          <table:table-cell office:value-type="float" office:value="4222724" calcext:value-type="float">
            <text:p>4222724</text:p>
          </table:table-cell>
          <table:table-cell table:formula="of:=[.A266]/1000/(60*60*24)" office:value-type="time" office:time-value="PT01H10M22.724S" calcext:value-type="time">
            <text:p>01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291.15" calcext:value-type="float">
            <text:p>291.15</text:p>
          </table:table-cell>
          <table:table-cell office:value-type="float" office:value="363.64" calcext:value-type="float">
            <text:p>363.64</text:p>
          </table:table-cell>
        </table:table-row>
        <table:table-row table:style-name="ro1">
          <table:table-cell office:value-type="float" office:value="4238724" calcext:value-type="float">
            <text:p>4238724</text:p>
          </table:table-cell>
          <table:table-cell table:formula="of:=[.A267]/1000/(60*60*24)" office:value-type="time" office:time-value="PT01H10M38.724S" calcext:value-type="time">
            <text:p>01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292.23" calcext:value-type="float">
            <text:p>292.23</text:p>
          </table:table-cell>
          <table:table-cell office:value-type="float" office:value="364.96" calcext:value-type="float">
            <text:p>364.96</text:p>
          </table:table-cell>
        </table:table-row>
        <table:table-row table:style-name="ro1">
          <table:table-cell office:value-type="float" office:value="4254724" calcext:value-type="float">
            <text:p>4254724</text:p>
          </table:table-cell>
          <table:table-cell table:formula="of:=[.A268]/1000/(60*60*24)" office:value-type="time" office:time-value="PT01H10M54.724S" calcext:value-type="time">
            <text:p>01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293.31" calcext:value-type="float">
            <text:p>293.31</text:p>
          </table:table-cell>
          <table:table-cell office:value-type="float" office:value="366.28" calcext:value-type="float">
            <text:p>366.28</text:p>
          </table:table-cell>
        </table:table-row>
        <table:table-row table:style-name="ro1">
          <table:table-cell office:value-type="float" office:value="4270724" calcext:value-type="float">
            <text:p>4270724</text:p>
          </table:table-cell>
          <table:table-cell table:formula="of:=[.A269]/1000/(60*60*24)" office:value-type="time" office:time-value="PT01H11M10.724S" calcext:value-type="time">
            <text:p>01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294.39" calcext:value-type="float">
            <text:p>294.39</text:p>
          </table:table-cell>
          <table:table-cell office:value-type="float" office:value="367.6" calcext:value-type="float">
            <text:p>367.6</text:p>
          </table:table-cell>
        </table:table-row>
        <table:table-row table:style-name="ro1">
          <table:table-cell office:value-type="float" office:value="4286724" calcext:value-type="float">
            <text:p>4286724</text:p>
          </table:table-cell>
          <table:table-cell table:formula="of:=[.A270]/1000/(60*60*24)" office:value-type="time" office:time-value="PT01H11M26.724S" calcext:value-type="time">
            <text:p>01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295.47" calcext:value-type="float">
            <text:p>295.47</text:p>
          </table:table-cell>
          <table:table-cell office:value-type="float" office:value="368.93" calcext:value-type="float">
            <text:p>368.93</text:p>
          </table:table-cell>
        </table:table-row>
        <table:table-row table:style-name="ro1">
          <table:table-cell office:value-type="float" office:value="4302724" calcext:value-type="float">
            <text:p>4302724</text:p>
          </table:table-cell>
          <table:table-cell table:formula="of:=[.A271]/1000/(60*60*24)" office:value-type="time" office:time-value="PT01H11M42.724S" calcext:value-type="time">
            <text:p>01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296.55" calcext:value-type="float">
            <text:p>296.55</text:p>
          </table:table-cell>
          <table:table-cell office:value-type="float" office:value="370.25" calcext:value-type="float">
            <text:p>370.25</text:p>
          </table:table-cell>
        </table:table-row>
        <table:table-row table:style-name="ro1">
          <table:table-cell office:value-type="float" office:value="4318724" calcext:value-type="float">
            <text:p>4318724</text:p>
          </table:table-cell>
          <table:table-cell table:formula="of:=[.A272]/1000/(60*60*24)" office:value-type="time" office:time-value="PT01H11M58.724S" calcext:value-type="time">
            <text:p>01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table:number-columns-repeated="2" office:value-type="float" office:value="297.63" calcext:value-type="float">
            <text:p>297.63</text:p>
          </table:table-cell>
          <table:table-cell office:value-type="float" office:value="371.57" calcext:value-type="float">
            <text:p>371.57</text:p>
          </table:table-cell>
        </table:table-row>
        <table:table-row table:style-name="ro1">
          <table:table-cell office:value-type="float" office:value="4334724" calcext:value-type="float">
            <text:p>4334724</text:p>
          </table:table-cell>
          <table:table-cell table:formula="of:=[.A273]/1000/(60*60*24)" office:value-type="time" office:time-value="PT01H12M14.724S" calcext:value-type="time">
            <text:p>01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298.71" calcext:value-type="float">
            <text:p>298.71</text:p>
          </table:table-cell>
          <table:table-cell office:value-type="float" office:value="372.89" calcext:value-type="float">
            <text:p>372.89</text:p>
          </table:table-cell>
        </table:table-row>
        <table:table-row table:style-name="ro1">
          <table:table-cell office:value-type="float" office:value="4350724" calcext:value-type="float">
            <text:p>4350724</text:p>
          </table:table-cell>
          <table:table-cell table:formula="of:=[.A274]/1000/(60*60*24)" office:value-type="time" office:time-value="PT01H12M30.724S" calcext:value-type="time">
            <text:p>01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299.8" calcext:value-type="float">
            <text:p>299.8</text:p>
          </table:table-cell>
          <table:table-cell office:value-type="float" office:value="374.21" calcext:value-type="float">
            <text:p>374.21</text:p>
          </table:table-cell>
        </table:table-row>
        <table:table-row table:style-name="ro1">
          <table:table-cell office:value-type="float" office:value="4366724" calcext:value-type="float">
            <text:p>4366724</text:p>
          </table:table-cell>
          <table:table-cell table:formula="of:=[.A275]/1000/(60*60*24)" office:value-type="time" office:time-value="PT01H12M46.724S" calcext:value-type="time">
            <text:p>01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300.88" calcext:value-type="float">
            <text:p>300.88</text:p>
          </table:table-cell>
          <table:table-cell office:value-type="float" office:value="375.53" calcext:value-type="float">
            <text:p>375.53</text:p>
          </table:table-cell>
        </table:table-row>
        <table:table-row table:style-name="ro1">
          <table:table-cell office:value-type="float" office:value="4382724" calcext:value-type="float">
            <text:p>4382724</text:p>
          </table:table-cell>
          <table:table-cell table:formula="of:=[.A276]/1000/(60*60*24)" office:value-type="time" office:time-value="PT01H13M02.724S" calcext:value-type="time">
            <text:p>01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76.85" calcext:value-type="float">
            <text:p>376.85</text:p>
          </table:table-cell>
        </table:table-row>
        <table:table-row table:style-name="ro1">
          <table:table-cell office:value-type="float" office:value="4398724" calcext:value-type="float">
            <text:p>4398724</text:p>
          </table:table-cell>
          <table:table-cell table:formula="of:=[.A277]/1000/(60*60*24)" office:value-type="time" office:time-value="PT01H13M18.724S" calcext:value-type="time">
            <text:p>01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03.04" calcext:value-type="float">
            <text:p>303.04</text:p>
          </table:table-cell>
          <table:table-cell office:value-type="float" office:value="378.17" calcext:value-type="float">
            <text:p>378.17</text:p>
          </table:table-cell>
        </table:table-row>
        <table:table-row table:style-name="ro1">
          <table:table-cell office:value-type="float" office:value="4414724" calcext:value-type="float">
            <text:p>4414724</text:p>
          </table:table-cell>
          <table:table-cell table:formula="of:=[.A278]/1000/(60*60*24)" office:value-type="time" office:time-value="PT01H13M34.724S" calcext:value-type="time">
            <text:p>01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04.12" calcext:value-type="float">
            <text:p>304.12</text:p>
          </table:table-cell>
          <table:table-cell office:value-type="float" office:value="379.48" calcext:value-type="float">
            <text:p>379.48</text:p>
          </table:table-cell>
        </table:table-row>
        <table:table-row table:style-name="ro1">
          <table:table-cell office:value-type="float" office:value="4430724" calcext:value-type="float">
            <text:p>4430724</text:p>
          </table:table-cell>
          <table:table-cell table:formula="of:=[.A279]/1000/(60*60*24)" office:value-type="time" office:time-value="PT01H13M50.724S" calcext:value-type="time">
            <text:p>01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05.2" calcext:value-type="float">
            <text:p>305.2</text:p>
          </table:table-cell>
          <table:table-cell office:value-type="float" office:value="380.8" calcext:value-type="float">
            <text:p>380.8</text:p>
          </table:table-cell>
        </table:table-row>
        <table:table-row table:style-name="ro1">
          <table:table-cell office:value-type="float" office:value="4446724" calcext:value-type="float">
            <text:p>4446724</text:p>
          </table:table-cell>
          <table:table-cell table:formula="of:=[.A280]/1000/(60*60*24)" office:value-type="time" office:time-value="PT01H14M06.724S" calcext:value-type="time">
            <text:p>01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06.28" calcext:value-type="float">
            <text:p>306.28</text:p>
          </table:table-cell>
          <table:table-cell office:value-type="float" office:value="382.12" calcext:value-type="float">
            <text:p>382.12</text:p>
          </table:table-cell>
        </table:table-row>
        <table:table-row table:style-name="ro1">
          <table:table-cell office:value-type="float" office:value="4462724" calcext:value-type="float">
            <text:p>4462724</text:p>
          </table:table-cell>
          <table:table-cell table:formula="of:=[.A281]/1000/(60*60*24)" office:value-type="time" office:time-value="PT01H14M22.724S" calcext:value-type="time">
            <text:p>01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9" calcext:value-type="float">
            <text:p>296.29</text:p>
          </table:table-cell>
          <table:table-cell office:value-type="float" office:value="307.36" calcext:value-type="float">
            <text:p>307.36</text:p>
          </table:table-cell>
          <table:table-cell office:value-type="float" office:value="383.44" calcext:value-type="float">
            <text:p>383.44</text:p>
          </table:table-cell>
        </table:table-row>
        <table:table-row table:style-name="ro1">
          <table:table-cell office:value-type="float" office:value="4478724" calcext:value-type="float">
            <text:p>4478724</text:p>
          </table:table-cell>
          <table:table-cell table:formula="of:=[.A282]/1000/(60*60*24)" office:value-type="time" office:time-value="PT01H14M38.724S" calcext:value-type="time">
            <text:p>01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9" calcext:value-type="float">
            <text:p>296.29</text:p>
          </table:table-cell>
          <table:table-cell office:value-type="float" office:value="308.44" calcext:value-type="float">
            <text:p>308.44</text:p>
          </table:table-cell>
          <table:table-cell office:value-type="float" office:value="384.76" calcext:value-type="float">
            <text:p>384.76</text:p>
          </table:table-cell>
        </table:table-row>
        <table:table-row table:style-name="ro1">
          <table:table-cell office:value-type="float" office:value="4494724" calcext:value-type="float">
            <text:p>4494724</text:p>
          </table:table-cell>
          <table:table-cell table:formula="of:=[.A283]/1000/(60*60*24)" office:value-type="time" office:time-value="PT01H14M54.724S" calcext:value-type="time">
            <text:p>01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09.51" calcext:value-type="float">
            <text:p>309.51</text:p>
          </table:table-cell>
          <table:table-cell office:value-type="float" office:value="386.07" calcext:value-type="float">
            <text:p>386.07</text:p>
          </table:table-cell>
        </table:table-row>
        <table:table-row table:style-name="ro1">
          <table:table-cell office:value-type="float" office:value="4510724" calcext:value-type="float">
            <text:p>4510724</text:p>
          </table:table-cell>
          <table:table-cell table:formula="of:=[.A284]/1000/(60*60*24)" office:value-type="time" office:time-value="PT01H15M10.724S" calcext:value-type="time">
            <text:p>01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10.59" calcext:value-type="float">
            <text:p>310.59</text:p>
          </table:table-cell>
          <table:table-cell office:value-type="float" office:value="387.39" calcext:value-type="float">
            <text:p>387.39</text:p>
          </table:table-cell>
        </table:table-row>
        <table:table-row table:style-name="ro1">
          <table:table-cell office:value-type="float" office:value="4526724" calcext:value-type="float">
            <text:p>4526724</text:p>
          </table:table-cell>
          <table:table-cell table:formula="of:=[.A285]/1000/(60*60*24)" office:value-type="time" office:time-value="PT01H15M26.724S" calcext:value-type="time">
            <text:p>01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11.67" calcext:value-type="float">
            <text:p>311.67</text:p>
          </table:table-cell>
          <table:table-cell office:value-type="float" office:value="388.71" calcext:value-type="float">
            <text:p>388.71</text:p>
          </table:table-cell>
        </table:table-row>
        <table:table-row table:style-name="ro1">
          <table:table-cell office:value-type="float" office:value="4542724" calcext:value-type="float">
            <text:p>4542724</text:p>
          </table:table-cell>
          <table:table-cell table:formula="of:=[.A286]/1000/(60*60*24)" office:value-type="time" office:time-value="PT01H15M42.724S" calcext:value-type="time">
            <text:p>01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12.75" calcext:value-type="float">
            <text:p>312.75</text:p>
          </table:table-cell>
          <table:table-cell office:value-type="float" office:value="390.03" calcext:value-type="float">
            <text:p>390.03</text:p>
          </table:table-cell>
        </table:table-row>
        <table:table-row table:style-name="ro1">
          <table:table-cell office:value-type="float" office:value="4558724" calcext:value-type="float">
            <text:p>4558724</text:p>
          </table:table-cell>
          <table:table-cell table:formula="of:=[.A287]/1000/(60*60*24)" office:value-type="time" office:time-value="PT01H15M58.724S" calcext:value-type="time">
            <text:p>01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13.83" calcext:value-type="float">
            <text:p>313.83</text:p>
          </table:table-cell>
          <table:table-cell office:value-type="float" office:value="391.34" calcext:value-type="float">
            <text:p>391.34</text:p>
          </table:table-cell>
        </table:table-row>
        <table:table-row table:style-name="ro1">
          <table:table-cell office:value-type="float" office:value="4574724" calcext:value-type="float">
            <text:p>4574724</text:p>
          </table:table-cell>
          <table:table-cell table:formula="of:=[.A288]/1000/(60*60*24)" office:value-type="time" office:time-value="PT01H16M14.724S" calcext:value-type="time">
            <text:p>01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14.91" calcext:value-type="float">
            <text:p>314.91</text:p>
          </table:table-cell>
          <table:table-cell office:value-type="float" office:value="392.66" calcext:value-type="float">
            <text:p>392.66</text:p>
          </table:table-cell>
        </table:table-row>
        <table:table-row table:style-name="ro1">
          <table:table-cell office:value-type="float" office:value="4590724" calcext:value-type="float">
            <text:p>4590724</text:p>
          </table:table-cell>
          <table:table-cell table:formula="of:=[.A289]/1000/(60*60*24)" office:value-type="time" office:time-value="PT01H16M30.724S" calcext:value-type="time">
            <text:p>01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15.99" calcext:value-type="float">
            <text:p>315.99</text:p>
          </table:table-cell>
          <table:table-cell office:value-type="float" office:value="393.98" calcext:value-type="float">
            <text:p>393.98</text:p>
          </table:table-cell>
        </table:table-row>
        <table:table-row table:style-name="ro1">
          <table:table-cell office:value-type="float" office:value="4606724" calcext:value-type="float">
            <text:p>4606724</text:p>
          </table:table-cell>
          <table:table-cell table:formula="of:=[.A290]/1000/(60*60*24)" office:value-type="time" office:time-value="PT01H16M46.724S" calcext:value-type="time">
            <text:p>01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17.07" calcext:value-type="float">
            <text:p>317.07</text:p>
          </table:table-cell>
          <table:table-cell office:value-type="float" office:value="395.29" calcext:value-type="float">
            <text:p>395.29</text:p>
          </table:table-cell>
        </table:table-row>
        <table:table-row table:style-name="ro1">
          <table:table-cell office:value-type="float" office:value="4622724" calcext:value-type="float">
            <text:p>4622724</text:p>
          </table:table-cell>
          <table:table-cell table:formula="of:=[.A291]/1000/(60*60*24)" office:value-type="time" office:time-value="PT01H17M02.724S" calcext:value-type="time">
            <text:p>01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18.15" calcext:value-type="float">
            <text:p>318.15</text:p>
          </table:table-cell>
          <table:table-cell office:value-type="float" office:value="396.61" calcext:value-type="float">
            <text:p>396.61</text:p>
          </table:table-cell>
        </table:table-row>
        <table:table-row table:style-name="ro1">
          <table:table-cell office:value-type="float" office:value="4638724" calcext:value-type="float">
            <text:p>4638724</text:p>
          </table:table-cell>
          <table:table-cell table:formula="of:=[.A292]/1000/(60*60*24)" office:value-type="time" office:time-value="PT01H17M18.724S" calcext:value-type="time">
            <text:p>01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19.22" calcext:value-type="float">
            <text:p>319.22</text:p>
          </table:table-cell>
          <table:table-cell office:value-type="float" office:value="397.92" calcext:value-type="float">
            <text:p>397.92</text:p>
          </table:table-cell>
        </table:table-row>
        <table:table-row table:style-name="ro1">
          <table:table-cell office:value-type="float" office:value="4654724" calcext:value-type="float">
            <text:p>4654724</text:p>
          </table:table-cell>
          <table:table-cell table:formula="of:=[.A293]/1000/(60*60*24)" office:value-type="time" office:time-value="PT01H17M34.724S" calcext:value-type="time">
            <text:p>01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99.24" calcext:value-type="float">
            <text:p>399.24</text:p>
          </table:table-cell>
        </table:table-row>
        <table:table-row table:style-name="ro1">
          <table:table-cell office:value-type="float" office:value="4670724" calcext:value-type="float">
            <text:p>4670724</text:p>
          </table:table-cell>
          <table:table-cell table:formula="of:=[.A294]/1000/(60*60*24)" office:value-type="time" office:time-value="PT01H17M50.724S" calcext:value-type="time">
            <text:p>01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21.38" calcext:value-type="float">
            <text:p>321.38</text:p>
          </table:table-cell>
          <table:table-cell office:value-type="float" office:value="400.56" calcext:value-type="float">
            <text:p>400.56</text:p>
          </table:table-cell>
        </table:table-row>
        <table:table-row table:style-name="ro1">
          <table:table-cell office:value-type="float" office:value="4686724" calcext:value-type="float">
            <text:p>4686724</text:p>
          </table:table-cell>
          <table:table-cell table:formula="of:=[.A295]/1000/(60*60*24)" office:value-type="time" office:time-value="PT01H18M06.724S" calcext:value-type="time">
            <text:p>01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22.46" calcext:value-type="float">
            <text:p>322.46</text:p>
          </table:table-cell>
          <table:table-cell office:value-type="float" office:value="401.87" calcext:value-type="float">
            <text:p>401.87</text:p>
          </table:table-cell>
        </table:table-row>
        <table:table-row table:style-name="ro1">
          <table:table-cell office:value-type="float" office:value="4702724" calcext:value-type="float">
            <text:p>4702724</text:p>
          </table:table-cell>
          <table:table-cell table:formula="of:=[.A296]/1000/(60*60*24)" office:value-type="time" office:time-value="PT01H18M22.724S" calcext:value-type="time">
            <text:p>01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23.54" calcext:value-type="float">
            <text:p>323.54</text:p>
          </table:table-cell>
          <table:table-cell office:value-type="float" office:value="403.19" calcext:value-type="float">
            <text:p>403.19</text:p>
          </table:table-cell>
        </table:table-row>
        <table:table-row table:style-name="ro1">
          <table:table-cell office:value-type="float" office:value="4718724" calcext:value-type="float">
            <text:p>4718724</text:p>
          </table:table-cell>
          <table:table-cell table:formula="of:=[.A297]/1000/(60*60*24)" office:value-type="time" office:time-value="PT01H18M38.724S" calcext:value-type="time">
            <text:p>01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5.06" calcext:value-type="float">
            <text:p>295.06</text:p>
          </table:table-cell>
          <table:table-cell office:value-type="float" office:value="324.62" calcext:value-type="float">
            <text:p>324.62</text:p>
          </table:table-cell>
          <table:table-cell office:value-type="float" office:value="404.5" calcext:value-type="float">
            <text:p>404.5</text:p>
          </table:table-cell>
        </table:table-row>
        <table:table-row table:style-name="ro1">
          <table:table-cell office:value-type="float" office:value="4734724" calcext:value-type="float">
            <text:p>4734724</text:p>
          </table:table-cell>
          <table:table-cell table:formula="of:=[.A298]/1000/(60*60*24)" office:value-type="time" office:time-value="PT01H18M54.724S" calcext:value-type="time">
            <text:p>01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325.69" calcext:value-type="float">
            <text:p>325.69</text:p>
          </table:table-cell>
          <table:table-cell office:value-type="float" office:value="405.82" calcext:value-type="float">
            <text:p>405.82</text:p>
          </table:table-cell>
        </table:table-row>
        <table:table-row table:style-name="ro1">
          <table:table-cell office:value-type="float" office:value="4750724" calcext:value-type="float">
            <text:p>4750724</text:p>
          </table:table-cell>
          <table:table-cell table:formula="of:=[.A299]/1000/(60*60*24)" office:value-type="time" office:time-value="PT01H19M10.724S" calcext:value-type="time">
            <text:p>01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26.77" calcext:value-type="float">
            <text:p>326.77</text:p>
          </table:table-cell>
          <table:table-cell office:value-type="float" office:value="407.13" calcext:value-type="float">
            <text:p>407.13</text:p>
          </table:table-cell>
        </table:table-row>
        <table:table-row table:style-name="ro1">
          <table:table-cell office:value-type="float" office:value="4766724" calcext:value-type="float">
            <text:p>4766724</text:p>
          </table:table-cell>
          <table:table-cell table:formula="of:=[.A300]/1000/(60*60*24)" office:value-type="time" office:time-value="PT01H19M26.724S" calcext:value-type="time">
            <text:p>01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27.85" calcext:value-type="float">
            <text:p>327.85</text:p>
          </table:table-cell>
          <table:table-cell office:value-type="float" office:value="408.45" calcext:value-type="float">
            <text:p>408.45</text:p>
          </table:table-cell>
        </table:table-row>
        <table:table-row table:style-name="ro1">
          <table:table-cell office:value-type="float" office:value="4782724" calcext:value-type="float">
            <text:p>4782724</text:p>
          </table:table-cell>
          <table:table-cell table:formula="of:=[.A301]/1000/(60*60*24)" office:value-type="time" office:time-value="PT01H19M42.724S" calcext:value-type="time">
            <text:p>01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28.93" calcext:value-type="float">
            <text:p>328.93</text:p>
          </table:table-cell>
          <table:table-cell office:value-type="float" office:value="409.76" calcext:value-type="float">
            <text:p>409.76</text:p>
          </table:table-cell>
        </table:table-row>
        <table:table-row table:style-name="ro1">
          <table:table-cell office:value-type="float" office:value="4798724" calcext:value-type="float">
            <text:p>4798724</text:p>
          </table:table-cell>
          <table:table-cell table:formula="of:=[.A302]/1000/(60*60*24)" office:value-type="time" office:time-value="PT01H19M58.724S" calcext:value-type="time">
            <text:p>01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30" calcext:value-type="float">
            <text:p>330</text:p>
          </table:table-cell>
          <table:table-cell office:value-type="float" office:value="411.07" calcext:value-type="float">
            <text:p>411.07</text:p>
          </table:table-cell>
        </table:table-row>
        <table:table-row table:style-name="ro1">
          <table:table-cell office:value-type="float" office:value="4814724" calcext:value-type="float">
            <text:p>4814724</text:p>
          </table:table-cell>
          <table:table-cell table:formula="of:=[.A303]/1000/(60*60*24)" office:value-type="time" office:time-value="PT01H20M14.724S" calcext:value-type="time">
            <text:p>01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331.08" calcext:value-type="float">
            <text:p>331.08</text:p>
          </table:table-cell>
          <table:table-cell office:value-type="float" office:value="412.39" calcext:value-type="float">
            <text:p>412.39</text:p>
          </table:table-cell>
        </table:table-row>
        <table:table-row table:style-name="ro1">
          <table:table-cell office:value-type="float" office:value="4830724" calcext:value-type="float">
            <text:p>4830724</text:p>
          </table:table-cell>
          <table:table-cell table:formula="of:=[.A304]/1000/(60*60*24)" office:value-type="time" office:time-value="PT01H20M30.724S" calcext:value-type="time">
            <text:p>01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332.16" calcext:value-type="float">
            <text:p>332.16</text:p>
          </table:table-cell>
          <table:table-cell office:value-type="float" office:value="413.7" calcext:value-type="float">
            <text:p>413.7</text:p>
          </table:table-cell>
        </table:table-row>
        <table:table-row table:style-name="ro1">
          <table:table-cell office:value-type="float" office:value="4846724" calcext:value-type="float">
            <text:p>4846724</text:p>
          </table:table-cell>
          <table:table-cell table:formula="of:=[.A305]/1000/(60*60*24)" office:value-type="time" office:time-value="PT01H20M46.724S" calcext:value-type="time">
            <text:p>01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33.24" calcext:value-type="float">
            <text:p>333.24</text:p>
          </table:table-cell>
          <table:table-cell office:value-type="float" office:value="415.01" calcext:value-type="float">
            <text:p>415.01</text:p>
          </table:table-cell>
        </table:table-row>
        <table:table-row table:style-name="ro1">
          <table:table-cell office:value-type="float" office:value="4862724" calcext:value-type="float">
            <text:p>4862724</text:p>
          </table:table-cell>
          <table:table-cell table:formula="of:=[.A306]/1000/(60*60*24)" office:value-type="time" office:time-value="PT01H21M02.724S" calcext:value-type="time">
            <text:p>01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34.31" calcext:value-type="float">
            <text:p>334.31</text:p>
          </table:table-cell>
          <table:table-cell office:value-type="float" office:value="416.32" calcext:value-type="float">
            <text:p>416.32</text:p>
          </table:table-cell>
        </table:table-row>
        <table:table-row table:style-name="ro1">
          <table:table-cell office:value-type="float" office:value="4878724" calcext:value-type="float">
            <text:p>4878724</text:p>
          </table:table-cell>
          <table:table-cell table:formula="of:=[.A307]/1000/(60*60*24)" office:value-type="time" office:time-value="PT01H21M18.724S" calcext:value-type="time">
            <text:p>01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1" calcext:value-type="float">
            <text:p>294.81</text:p>
          </table:table-cell>
          <table:table-cell office:value-type="float" office:value="335.39" calcext:value-type="float">
            <text:p>335.39</text:p>
          </table:table-cell>
          <table:table-cell office:value-type="float" office:value="417.64" calcext:value-type="float">
            <text:p>417.64</text:p>
          </table:table-cell>
        </table:table-row>
        <table:table-row table:style-name="ro1">
          <table:table-cell office:value-type="float" office:value="4894724" calcext:value-type="float">
            <text:p>4894724</text:p>
          </table:table-cell>
          <table:table-cell table:formula="of:=[.A308]/1000/(60*60*24)" office:value-type="time" office:time-value="PT01H21M34.724S" calcext:value-type="time">
            <text:p>01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36.47" calcext:value-type="float">
            <text:p>336.47</text:p>
          </table:table-cell>
          <table:table-cell office:value-type="float" office:value="418.95" calcext:value-type="float">
            <text:p>418.95</text:p>
          </table:table-cell>
        </table:table-row>
        <table:table-row table:style-name="ro1">
          <table:table-cell office:value-type="float" office:value="4910724" calcext:value-type="float">
            <text:p>4910724</text:p>
          </table:table-cell>
          <table:table-cell table:formula="of:=[.A309]/1000/(60*60*24)" office:value-type="time" office:time-value="PT01H21M50.724S" calcext:value-type="time">
            <text:p>01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37.54" calcext:value-type="float">
            <text:p>337.54</text:p>
          </table:table-cell>
          <table:table-cell office:value-type="float" office:value="420.26" calcext:value-type="float">
            <text:p>420.26</text:p>
          </table:table-cell>
        </table:table-row>
        <table:table-row table:style-name="ro1">
          <table:table-cell office:value-type="float" office:value="4926724" calcext:value-type="float">
            <text:p>4926724</text:p>
          </table:table-cell>
          <table:table-cell table:formula="of:=[.A310]/1000/(60*60*24)" office:value-type="time" office:time-value="PT01H22M06.724S" calcext:value-type="time">
            <text:p>01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338.62" calcext:value-type="float">
            <text:p>338.62</text:p>
          </table:table-cell>
          <table:table-cell office:value-type="float" office:value="421.57" calcext:value-type="float">
            <text:p>421.57</text:p>
          </table:table-cell>
        </table:table-row>
        <table:table-row table:style-name="ro1">
          <table:table-cell office:value-type="float" office:value="4942724" calcext:value-type="float">
            <text:p>4942724</text:p>
          </table:table-cell>
          <table:table-cell table:formula="of:=[.A311]/1000/(60*60*24)" office:value-type="time" office:time-value="PT01H22M22.724S" calcext:value-type="time">
            <text:p>01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39.7" calcext:value-type="float">
            <text:p>339.7</text:p>
          </table:table-cell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float" office:value="4958724" calcext:value-type="float">
            <text:p>4958724</text:p>
          </table:table-cell>
          <table:table-cell table:formula="of:=[.A312]/1000/(60*60*24)" office:value-type="time" office:time-value="PT01H22M38.724S" calcext:value-type="time">
            <text:p>01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40.77" calcext:value-type="float">
            <text:p>340.77</text:p>
          </table:table-cell>
          <table:table-cell office:value-type="float" office:value="424.19" calcext:value-type="float">
            <text:p>424.19</text:p>
          </table:table-cell>
        </table:table-row>
        <table:table-row table:style-name="ro1">
          <table:table-cell office:value-type="float" office:value="4974724" calcext:value-type="float">
            <text:p>4974724</text:p>
          </table:table-cell>
          <table:table-cell table:formula="of:=[.A313]/1000/(60*60*24)" office:value-type="time" office:time-value="PT01H22M54.724S" calcext:value-type="time">
            <text:p>01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41.85" calcext:value-type="float">
            <text:p>341.85</text:p>
          </table:table-cell>
          <table:table-cell office:value-type="float" office:value="425.5" calcext:value-type="float">
            <text:p>425.5</text:p>
          </table:table-cell>
        </table:table-row>
        <table:table-row table:style-name="ro1">
          <table:table-cell office:value-type="float" office:value="4990724" calcext:value-type="float">
            <text:p>4990724</text:p>
          </table:table-cell>
          <table:table-cell table:formula="of:=[.A314]/1000/(60*60*24)" office:value-type="time" office:time-value="PT01H23M10.724S" calcext:value-type="time">
            <text:p>01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42.93" calcext:value-type="float">
            <text:p>342.93</text:p>
          </table:table-cell>
          <table:table-cell office:value-type="float" office:value="426.81" calcext:value-type="float">
            <text:p>426.81</text:p>
          </table:table-cell>
        </table:table-row>
        <table:table-row table:style-name="ro1">
          <table:table-cell office:value-type="float" office:value="5006724" calcext:value-type="float">
            <text:p>5006724</text:p>
          </table:table-cell>
          <table:table-cell table:formula="of:=[.A315]/1000/(60*60*24)" office:value-type="time" office:time-value="PT01H23M26.724S" calcext:value-type="time">
            <text:p>01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44" calcext:value-type="float">
            <text:p>344</text:p>
          </table:table-cell>
          <table:table-cell office:value-type="float" office:value="428.12" calcext:value-type="float">
            <text:p>428.12</text:p>
          </table:table-cell>
        </table:table-row>
        <table:table-row table:style-name="ro1">
          <table:table-cell office:value-type="float" office:value="5022724" calcext:value-type="float">
            <text:p>5022724</text:p>
          </table:table-cell>
          <table:table-cell table:formula="of:=[.A316]/1000/(60*60*24)" office:value-type="time" office:time-value="PT01H23M42.724S" calcext:value-type="time">
            <text:p>01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45.08" calcext:value-type="float">
            <text:p>345.08</text:p>
          </table:table-cell>
          <table:table-cell office:value-type="float" office:value="429.43" calcext:value-type="float">
            <text:p>429.43</text:p>
          </table:table-cell>
        </table:table-row>
        <table:table-row table:style-name="ro1">
          <table:table-cell office:value-type="float" office:value="5038723" calcext:value-type="float">
            <text:p>5038723</text:p>
          </table:table-cell>
          <table:table-cell table:formula="of:=[.A317]/1000/(60*60*24)" office:value-type="time" office:time-value="PT01H23M58.723S" calcext:value-type="time">
            <text:p>01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46.16" calcext:value-type="float">
            <text:p>346.16</text:p>
          </table:table-cell>
          <table:table-cell office:value-type="float" office:value="430.74" calcext:value-type="float">
            <text:p>430.74</text:p>
          </table:table-cell>
        </table:table-row>
        <table:table-row table:style-name="ro1">
          <table:table-cell office:value-type="float" office:value="5054724" calcext:value-type="float">
            <text:p>5054724</text:p>
          </table:table-cell>
          <table:table-cell table:formula="of:=[.A318]/1000/(60*60*24)" office:value-type="time" office:time-value="PT01H24M14.724S" calcext:value-type="time">
            <text:p>01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47.23" calcext:value-type="float">
            <text:p>347.23</text:p>
          </table:table-cell>
          <table:table-cell office:value-type="float" office:value="432.05" calcext:value-type="float">
            <text:p>432.05</text:p>
          </table:table-cell>
        </table:table-row>
        <table:table-row table:style-name="ro1">
          <table:table-cell office:value-type="float" office:value="5070724" calcext:value-type="float">
            <text:p>5070724</text:p>
          </table:table-cell>
          <table:table-cell table:formula="of:=[.A319]/1000/(60*60*24)" office:value-type="time" office:time-value="PT01H24M30.724S" calcext:value-type="time">
            <text:p>01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48.31" calcext:value-type="float">
            <text:p>348.31</text:p>
          </table:table-cell>
          <table:table-cell office:value-type="float" office:value="433.36" calcext:value-type="float">
            <text:p>433.36</text:p>
          </table:table-cell>
        </table:table-row>
        <table:table-row table:style-name="ro1">
          <table:table-cell office:value-type="float" office:value="5086724" calcext:value-type="float">
            <text:p>5086724</text:p>
          </table:table-cell>
          <table:table-cell table:formula="of:=[.A320]/1000/(60*60*24)" office:value-type="time" office:time-value="PT01H24M46.724S" calcext:value-type="time">
            <text:p>01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49.39" calcext:value-type="float">
            <text:p>349.39</text:p>
          </table:table-cell>
          <table:table-cell office:value-type="float" office:value="434.67" calcext:value-type="float">
            <text:p>434.67</text:p>
          </table:table-cell>
        </table:table-row>
        <table:table-row table:style-name="ro1">
          <table:table-cell office:value-type="float" office:value="5102724" calcext:value-type="float">
            <text:p>5102724</text:p>
          </table:table-cell>
          <table:table-cell table:formula="of:=[.A321]/1000/(60*60*24)" office:value-type="time" office:time-value="PT01H25M02.724S" calcext:value-type="time">
            <text:p>01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50.46" calcext:value-type="float">
            <text:p>350.46</text:p>
          </table:table-cell>
          <table:table-cell office:value-type="float" office:value="435.98" calcext:value-type="float">
            <text:p>435.98</text:p>
          </table:table-cell>
        </table:table-row>
        <table:table-row table:style-name="ro1">
          <table:table-cell office:value-type="float" office:value="5118724" calcext:value-type="float">
            <text:p>5118724</text:p>
          </table:table-cell>
          <table:table-cell table:formula="of:=[.A322]/1000/(60*60*24)" office:value-type="time" office:time-value="PT01H25M18.724S" calcext:value-type="time">
            <text:p>01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51.54" calcext:value-type="float">
            <text:p>351.54</text:p>
          </table:table-cell>
          <table:table-cell office:value-type="float" office:value="437.29" calcext:value-type="float">
            <text:p>437.29</text:p>
          </table:table-cell>
        </table:table-row>
        <table:table-row table:style-name="ro1">
          <table:table-cell office:value-type="float" office:value="5134724" calcext:value-type="float">
            <text:p>5134724</text:p>
          </table:table-cell>
          <table:table-cell table:formula="of:=[.A323]/1000/(60*60*24)" office:value-type="time" office:time-value="PT01H25M34.724S" calcext:value-type="time">
            <text:p>01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2.61" calcext:value-type="float">
            <text:p>352.61</text:p>
          </table:table-cell>
          <table:table-cell office:value-type="float" office:value="438.6" calcext:value-type="float">
            <text:p>438.6</text:p>
          </table:table-cell>
        </table:table-row>
        <table:table-row table:style-name="ro1">
          <table:table-cell office:value-type="float" office:value="5150724" calcext:value-type="float">
            <text:p>5150724</text:p>
          </table:table-cell>
          <table:table-cell table:formula="of:=[.A324]/1000/(60*60*24)" office:value-type="time" office:time-value="PT01H25M50.724S" calcext:value-type="time">
            <text:p>01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3.69" calcext:value-type="float">
            <text:p>353.69</text:p>
          </table:table-cell>
          <table:table-cell office:value-type="float" office:value="439.9" calcext:value-type="float">
            <text:p>439.9</text:p>
          </table:table-cell>
        </table:table-row>
        <table:table-row table:style-name="ro1">
          <table:table-cell office:value-type="float" office:value="5166724" calcext:value-type="float">
            <text:p>5166724</text:p>
          </table:table-cell>
          <table:table-cell table:formula="of:=[.A325]/1000/(60*60*24)" office:value-type="time" office:time-value="PT01H26M06.724S" calcext:value-type="time">
            <text:p>01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4.77" calcext:value-type="float">
            <text:p>354.77</text:p>
          </table:table-cell>
          <table:table-cell office:value-type="float" office:value="441.21" calcext:value-type="float">
            <text:p>441.21</text:p>
          </table:table-cell>
        </table:table-row>
        <table:table-row table:style-name="ro1">
          <table:table-cell office:value-type="float" office:value="5182724" calcext:value-type="float">
            <text:p>5182724</text:p>
          </table:table-cell>
          <table:table-cell table:formula="of:=[.A326]/1000/(60*60*24)" office:value-type="time" office:time-value="PT01H26M22.724S" calcext:value-type="time">
            <text:p>01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5.84" calcext:value-type="float">
            <text:p>355.84</text:p>
          </table:table-cell>
          <table:table-cell office:value-type="float" office:value="442.52" calcext:value-type="float">
            <text:p>442.52</text:p>
          </table:table-cell>
        </table:table-row>
        <table:table-row table:style-name="ro1">
          <table:table-cell office:value-type="float" office:value="5198724" calcext:value-type="float">
            <text:p>5198724</text:p>
          </table:table-cell>
          <table:table-cell table:formula="of:=[.A327]/1000/(60*60*24)" office:value-type="time" office:time-value="PT01H26M38.724S" calcext:value-type="time">
            <text:p>01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6.92" calcext:value-type="float">
            <text:p>356.92</text:p>
          </table:table-cell>
          <table:table-cell office:value-type="float" office:value="443.83" calcext:value-type="float">
            <text:p>443.83</text:p>
          </table:table-cell>
        </table:table-row>
        <table:table-row table:style-name="ro1">
          <table:table-cell office:value-type="float" office:value="5214724" calcext:value-type="float">
            <text:p>5214724</text:p>
          </table:table-cell>
          <table:table-cell table:formula="of:=[.A328]/1000/(60*60*24)" office:value-type="time" office:time-value="PT01H26M54.724S" calcext:value-type="time">
            <text:p>01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57.99" calcext:value-type="float">
            <text:p>357.99</text:p>
          </table:table-cell>
          <table:table-cell office:value-type="float" office:value="445.14" calcext:value-type="float">
            <text:p>445.14</text:p>
          </table:table-cell>
        </table:table-row>
        <table:table-row table:style-name="ro1">
          <table:table-cell office:value-type="float" office:value="5230724" calcext:value-type="float">
            <text:p>5230724</text:p>
          </table:table-cell>
          <table:table-cell table:formula="of:=[.A329]/1000/(60*60*24)" office:value-type="time" office:time-value="PT01H27M10.724S" calcext:value-type="time">
            <text:p>01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59.07" calcext:value-type="float">
            <text:p>359.07</text:p>
          </table:table-cell>
          <table:table-cell office:value-type="float" office:value="446.44" calcext:value-type="float">
            <text:p>446.44</text:p>
          </table:table-cell>
        </table:table-row>
        <table:table-row table:style-name="ro1">
          <table:table-cell office:value-type="float" office:value="5246724" calcext:value-type="float">
            <text:p>5246724</text:p>
          </table:table-cell>
          <table:table-cell table:formula="of:=[.A330]/1000/(60*60*24)" office:value-type="time" office:time-value="PT01H27M26.724S" calcext:value-type="time">
            <text:p>01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60.14" calcext:value-type="float">
            <text:p>360.14</text:p>
          </table:table-cell>
          <table:table-cell office:value-type="float" office:value="447.75" calcext:value-type="float">
            <text:p>447.75</text:p>
          </table:table-cell>
        </table:table-row>
        <table:table-row table:style-name="ro1">
          <table:table-cell office:value-type="float" office:value="5262724" calcext:value-type="float">
            <text:p>5262724</text:p>
          </table:table-cell>
          <table:table-cell table:formula="of:=[.A331]/1000/(60*60*24)" office:value-type="time" office:time-value="PT01H27M42.724S" calcext:value-type="time">
            <text:p>01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361.22" calcext:value-type="float">
            <text:p>361.22</text:p>
          </table:table-cell>
          <table:table-cell office:value-type="float" office:value="449.06" calcext:value-type="float">
            <text:p>449.06</text:p>
          </table:table-cell>
        </table:table-row>
        <table:table-row table:style-name="ro1">
          <table:table-cell office:value-type="float" office:value="5278724" calcext:value-type="float">
            <text:p>5278724</text:p>
          </table:table-cell>
          <table:table-cell table:formula="of:=[.A332]/1000/(60*60*24)" office:value-type="time" office:time-value="PT01H27M58.724S" calcext:value-type="time">
            <text:p>01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2.29" calcext:value-type="float">
            <text:p>362.29</text:p>
          </table:table-cell>
          <table:table-cell office:value-type="float" office:value="450.37" calcext:value-type="float">
            <text:p>450.37</text:p>
          </table:table-cell>
        </table:table-row>
        <table:table-row table:style-name="ro1">
          <table:table-cell office:value-type="float" office:value="5294724" calcext:value-type="float">
            <text:p>5294724</text:p>
          </table:table-cell>
          <table:table-cell table:formula="of:=[.A333]/1000/(60*60*24)" office:value-type="time" office:time-value="PT01H28M14.724S" calcext:value-type="time">
            <text:p>01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3.37" calcext:value-type="float">
            <text:p>363.37</text:p>
          </table:table-cell>
          <table:table-cell office:value-type="float" office:value="451.67" calcext:value-type="float">
            <text:p>451.67</text:p>
          </table:table-cell>
        </table:table-row>
        <table:table-row table:style-name="ro1">
          <table:table-cell office:value-type="float" office:value="5310724" calcext:value-type="float">
            <text:p>5310724</text:p>
          </table:table-cell>
          <table:table-cell table:formula="of:=[.A334]/1000/(60*60*24)" office:value-type="time" office:time-value="PT01H28M30.724S" calcext:value-type="time">
            <text:p>01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4.44" calcext:value-type="float">
            <text:p>364.44</text:p>
          </table:table-cell>
          <table:table-cell office:value-type="float" office:value="452.98" calcext:value-type="float">
            <text:p>452.98</text:p>
          </table:table-cell>
        </table:table-row>
        <table:table-row table:style-name="ro1">
          <table:table-cell office:value-type="float" office:value="5326724" calcext:value-type="float">
            <text:p>5326724</text:p>
          </table:table-cell>
          <table:table-cell table:formula="of:=[.A335]/1000/(60*60*24)" office:value-type="time" office:time-value="PT01H28M46.724S" calcext:value-type="time">
            <text:p>01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365.52" calcext:value-type="float">
            <text:p>365.52</text:p>
          </table:table-cell>
          <table:table-cell office:value-type="float" office:value="454.29" calcext:value-type="float">
            <text:p>454.29</text:p>
          </table:table-cell>
        </table:table-row>
        <table:table-row table:style-name="ro1">
          <table:table-cell office:value-type="float" office:value="5342724" calcext:value-type="float">
            <text:p>5342724</text:p>
          </table:table-cell>
          <table:table-cell table:formula="of:=[.A336]/1000/(60*60*24)" office:value-type="time" office:time-value="PT01H29M02.724S" calcext:value-type="time">
            <text:p>01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6.59" calcext:value-type="float">
            <text:p>366.59</text:p>
          </table:table-cell>
          <table:table-cell office:value-type="float" office:value="455.6" calcext:value-type="float">
            <text:p>455.6</text:p>
          </table:table-cell>
        </table:table-row>
        <table:table-row table:style-name="ro1">
          <table:table-cell office:value-type="float" office:value="5358724" calcext:value-type="float">
            <text:p>5358724</text:p>
          </table:table-cell>
          <table:table-cell table:formula="of:=[.A337]/1000/(60*60*24)" office:value-type="time" office:time-value="PT01H29M18.724S" calcext:value-type="time">
            <text:p>01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7.67" calcext:value-type="float">
            <text:p>367.67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float" office:value="5374724" calcext:value-type="float">
            <text:p>5374724</text:p>
          </table:table-cell>
          <table:table-cell table:formula="of:=[.A338]/1000/(60*60*24)" office:value-type="time" office:time-value="PT01H29M34.724S" calcext:value-type="time">
            <text:p>01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68.74" calcext:value-type="float">
            <text:p>368.74</text:p>
          </table:table-cell>
          <table:table-cell office:value-type="float" office:value="458.21" calcext:value-type="float">
            <text:p>458.21</text:p>
          </table:table-cell>
        </table:table-row>
        <table:table-row table:style-name="ro1">
          <table:table-cell office:value-type="float" office:value="5390724" calcext:value-type="float">
            <text:p>5390724</text:p>
          </table:table-cell>
          <table:table-cell table:formula="of:=[.A339]/1000/(60*60*24)" office:value-type="time" office:time-value="PT01H29M50.724S" calcext:value-type="time">
            <text:p>01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69.82" calcext:value-type="float">
            <text:p>369.82</text:p>
          </table:table-cell>
          <table:table-cell office:value-type="float" office:value="459.52" calcext:value-type="float">
            <text:p>459.52</text:p>
          </table:table-cell>
        </table:table-row>
        <table:table-row table:style-name="ro1">
          <table:table-cell office:value-type="float" office:value="5406724" calcext:value-type="float">
            <text:p>5406724</text:p>
          </table:table-cell>
          <table:table-cell table:formula="of:=[.A340]/1000/(60*60*24)" office:value-type="time" office:time-value="PT01H30M06.724S" calcext:value-type="time">
            <text:p>01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70.89" calcext:value-type="float">
            <text:p>370.89</text:p>
          </table:table-cell>
          <table:table-cell office:value-type="float" office:value="460.82" calcext:value-type="float">
            <text:p>460.82</text:p>
          </table:table-cell>
        </table:table-row>
        <table:table-row table:style-name="ro1">
          <table:table-cell office:value-type="float" office:value="5422724" calcext:value-type="float">
            <text:p>5422724</text:p>
          </table:table-cell>
          <table:table-cell table:formula="of:=[.A341]/1000/(60*60*24)" office:value-type="time" office:time-value="PT01H30M22.724S" calcext:value-type="time">
            <text:p>01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71.97" calcext:value-type="float">
            <text:p>371.97</text:p>
          </table:table-cell>
          <table:table-cell office:value-type="float" office:value="462.13" calcext:value-type="float">
            <text:p>462.13</text:p>
          </table:table-cell>
        </table:table-row>
        <table:table-row table:style-name="ro1">
          <table:table-cell office:value-type="float" office:value="5438724" calcext:value-type="float">
            <text:p>5438724</text:p>
          </table:table-cell>
          <table:table-cell table:formula="of:=[.A342]/1000/(60*60*24)" office:value-type="time" office:time-value="PT01H30M38.724S" calcext:value-type="time">
            <text:p>01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73.04" calcext:value-type="float">
            <text:p>373.04</text:p>
          </table:table-cell>
          <table:table-cell office:value-type="float" office:value="463.43" calcext:value-type="float">
            <text:p>463.43</text:p>
          </table:table-cell>
        </table:table-row>
        <table:table-row table:style-name="ro1">
          <table:table-cell office:value-type="float" office:value="5454724" calcext:value-type="float">
            <text:p>5454724</text:p>
          </table:table-cell>
          <table:table-cell table:formula="of:=[.A343]/1000/(60*60*24)" office:value-type="time" office:time-value="PT01H30M54.724S" calcext:value-type="time">
            <text:p>01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374.11" calcext:value-type="float">
            <text:p>374.11</text:p>
          </table:table-cell>
          <table:table-cell office:value-type="float" office:value="464.74" calcext:value-type="float">
            <text:p>464.74</text:p>
          </table:table-cell>
        </table:table-row>
        <table:table-row table:style-name="ro1">
          <table:table-cell office:value-type="float" office:value="5470723" calcext:value-type="float">
            <text:p>5470723</text:p>
          </table:table-cell>
          <table:table-cell table:formula="of:=[.A344]/1000/(60*60*24)" office:value-type="time" office:time-value="PT01H31M10.723S" calcext:value-type="time">
            <text:p>01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75.19" calcext:value-type="float">
            <text:p>375.19</text:p>
          </table:table-cell>
          <table:table-cell office:value-type="float" office:value="466.04" calcext:value-type="float">
            <text:p>466.04</text:p>
          </table:table-cell>
        </table:table-row>
        <table:table-row table:style-name="ro1">
          <table:table-cell office:value-type="float" office:value="5486724" calcext:value-type="float">
            <text:p>5486724</text:p>
          </table:table-cell>
          <table:table-cell table:formula="of:=[.A345]/1000/(60*60*24)" office:value-type="time" office:time-value="PT01H31M26.724S" calcext:value-type="time">
            <text:p>01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376.26" calcext:value-type="float">
            <text:p>376.26</text:p>
          </table:table-cell>
          <table:table-cell office:value-type="float" office:value="467.35" calcext:value-type="float">
            <text:p>467.35</text:p>
          </table:table-cell>
        </table:table-row>
        <table:table-row table:style-name="ro1">
          <table:table-cell office:value-type="float" office:value="5502724" calcext:value-type="float">
            <text:p>5502724</text:p>
          </table:table-cell>
          <table:table-cell table:formula="of:=[.A346]/1000/(60*60*24)" office:value-type="time" office:time-value="PT01H31M42.724S" calcext:value-type="time">
            <text:p>01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77.34" calcext:value-type="float">
            <text:p>377.34</text:p>
          </table:table-cell>
          <table:table-cell office:value-type="float" office:value="468.65" calcext:value-type="float">
            <text:p>468.65</text:p>
          </table:table-cell>
        </table:table-row>
        <table:table-row table:style-name="ro1">
          <table:table-cell office:value-type="float" office:value="5518724" calcext:value-type="float">
            <text:p>5518724</text:p>
          </table:table-cell>
          <table:table-cell table:formula="of:=[.A347]/1000/(60*60*24)" office:value-type="time" office:time-value="PT01H31M58.724S" calcext:value-type="time">
            <text:p>01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378.41" calcext:value-type="float">
            <text:p>378.41</text:p>
          </table:table-cell>
          <table:table-cell office:value-type="float" office:value="469.96" calcext:value-type="float">
            <text:p>469.96</text:p>
          </table:table-cell>
        </table:table-row>
        <table:table-row table:style-name="ro1">
          <table:table-cell office:value-type="float" office:value="5534724" calcext:value-type="float">
            <text:p>5534724</text:p>
          </table:table-cell>
          <table:table-cell table:formula="of:=[.A348]/1000/(60*60*24)" office:value-type="time" office:time-value="PT01H32M14.724S" calcext:value-type="time">
            <text:p>01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379.48" calcext:value-type="float">
            <text:p>379.48</text:p>
          </table:table-cell>
          <table:table-cell office:value-type="float" office:value="471.26" calcext:value-type="float">
            <text:p>471.26</text:p>
          </table:table-cell>
        </table:table-row>
        <table:table-row table:style-name="ro1">
          <table:table-cell office:value-type="float" office:value="5550724" calcext:value-type="float">
            <text:p>5550724</text:p>
          </table:table-cell>
          <table:table-cell table:formula="of:=[.A349]/1000/(60*60*24)" office:value-type="time" office:time-value="PT01H32M30.724S" calcext:value-type="time">
            <text:p>01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80.56" calcext:value-type="float">
            <text:p>380.56</text:p>
          </table:table-cell>
          <table:table-cell office:value-type="float" office:value="472.56" calcext:value-type="float">
            <text:p>472.56</text:p>
          </table:table-cell>
        </table:table-row>
        <table:table-row table:style-name="ro1">
          <table:table-cell office:value-type="float" office:value="5566724" calcext:value-type="float">
            <text:p>5566724</text:p>
          </table:table-cell>
          <table:table-cell table:formula="of:=[.A350]/1000/(60*60*24)" office:value-type="time" office:time-value="PT01H32M46.724S" calcext:value-type="time">
            <text:p>01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1.63" calcext:value-type="float">
            <text:p>381.63</text:p>
          </table:table-cell>
          <table:table-cell office:value-type="float" office:value="473.87" calcext:value-type="float">
            <text:p>473.87</text:p>
          </table:table-cell>
        </table:table-row>
        <table:table-row table:style-name="ro1">
          <table:table-cell office:value-type="float" office:value="5582724" calcext:value-type="float">
            <text:p>5582724</text:p>
          </table:table-cell>
          <table:table-cell table:formula="of:=[.A351]/1000/(60*60*24)" office:value-type="time" office:time-value="PT01H33M02.724S" calcext:value-type="time">
            <text:p>01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382.7" calcext:value-type="float">
            <text:p>382.7</text:p>
          </table:table-cell>
          <table:table-cell office:value-type="float" office:value="475.17" calcext:value-type="float">
            <text:p>475.17</text:p>
          </table:table-cell>
        </table:table-row>
        <table:table-row table:style-name="ro1">
          <table:table-cell office:value-type="float" office:value="5598724" calcext:value-type="float">
            <text:p>5598724</text:p>
          </table:table-cell>
          <table:table-cell table:formula="of:=[.A352]/1000/(60*60*24)" office:value-type="time" office:time-value="PT01H33M18.724S" calcext:value-type="time">
            <text:p>01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383.78" calcext:value-type="float">
            <text:p>383.78</text:p>
          </table:table-cell>
          <table:table-cell office:value-type="float" office:value="476.47" calcext:value-type="float">
            <text:p>476.47</text:p>
          </table:table-cell>
        </table:table-row>
        <table:table-row table:style-name="ro1">
          <table:table-cell office:value-type="float" office:value="5614724" calcext:value-type="float">
            <text:p>5614724</text:p>
          </table:table-cell>
          <table:table-cell table:formula="of:=[.A353]/1000/(60*60*24)" office:value-type="time" office:time-value="PT01H33M34.724S" calcext:value-type="time">
            <text:p>01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384.85" calcext:value-type="float">
            <text:p>384.85</text:p>
          </table:table-cell>
          <table:table-cell office:value-type="float" office:value="477.78" calcext:value-type="float">
            <text:p>477.78</text:p>
          </table:table-cell>
        </table:table-row>
        <table:table-row table:style-name="ro1">
          <table:table-cell office:value-type="float" office:value="5630724" calcext:value-type="float">
            <text:p>5630724</text:p>
          </table:table-cell>
          <table:table-cell table:formula="of:=[.A354]/1000/(60*60*24)" office:value-type="time" office:time-value="PT01H33M50.724S" calcext:value-type="time">
            <text:p>01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385.92" calcext:value-type="float">
            <text:p>385.92</text:p>
          </table:table-cell>
          <table:table-cell office:value-type="float" office:value="479.08" calcext:value-type="float">
            <text:p>479.08</text:p>
          </table:table-cell>
        </table:table-row>
        <table:table-row table:style-name="ro1">
          <table:table-cell office:value-type="float" office:value="5646724" calcext:value-type="float">
            <text:p>5646724</text:p>
          </table:table-cell>
          <table:table-cell table:formula="of:=[.A355]/1000/(60*60*24)" office:value-type="time" office:time-value="PT01H34M06.724S" calcext:value-type="time">
            <text:p>01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387" calcext:value-type="float">
            <text:p>387</text:p>
          </table:table-cell>
          <table:table-cell office:value-type="float" office:value="480.38" calcext:value-type="float">
            <text:p>480.38</text:p>
          </table:table-cell>
        </table:table-row>
        <table:table-row table:style-name="ro1">
          <table:table-cell office:value-type="float" office:value="5662724" calcext:value-type="float">
            <text:p>5662724</text:p>
          </table:table-cell>
          <table:table-cell table:formula="of:=[.A356]/1000/(60*60*24)" office:value-type="time" office:time-value="PT01H34M22.724S" calcext:value-type="time">
            <text:p>01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388.07" calcext:value-type="float">
            <text:p>388.07</text:p>
          </table:table-cell>
          <table:table-cell office:value-type="float" office:value="481.68" calcext:value-type="float">
            <text:p>481.68</text:p>
          </table:table-cell>
        </table:table-row>
        <table:table-row table:style-name="ro1">
          <table:table-cell office:value-type="float" office:value="5678724" calcext:value-type="float">
            <text:p>5678724</text:p>
          </table:table-cell>
          <table:table-cell table:formula="of:=[.A357]/1000/(60*60*24)" office:value-type="time" office:time-value="PT01H34M38.724S" calcext:value-type="time">
            <text:p>01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389.14" calcext:value-type="float">
            <text:p>389.14</text:p>
          </table:table-cell>
          <table:table-cell office:value-type="float" office:value="482.98" calcext:value-type="float">
            <text:p>482.98</text:p>
          </table:table-cell>
        </table:table-row>
        <table:table-row table:style-name="ro1">
          <table:table-cell office:value-type="float" office:value="5694724" calcext:value-type="float">
            <text:p>5694724</text:p>
          </table:table-cell>
          <table:table-cell table:formula="of:=[.A358]/1000/(60*60*24)" office:value-type="time" office:time-value="PT01H34M54.724S" calcext:value-type="time">
            <text:p>01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390.21" calcext:value-type="float">
            <text:p>390.21</text:p>
          </table:table-cell>
          <table:table-cell office:value-type="float" office:value="484.28" calcext:value-type="float">
            <text:p>484.28</text:p>
          </table:table-cell>
        </table:table-row>
        <table:table-row table:style-name="ro1">
          <table:table-cell office:value-type="float" office:value="5710724" calcext:value-type="float">
            <text:p>5710724</text:p>
          </table:table-cell>
          <table:table-cell table:formula="of:=[.A359]/1000/(60*60*24)" office:value-type="time" office:time-value="PT01H35M10.724S" calcext:value-type="time">
            <text:p>01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1.29" calcext:value-type="float">
            <text:p>391.29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>
          <table:table-cell office:value-type="float" office:value="5726724" calcext:value-type="float">
            <text:p>5726724</text:p>
          </table:table-cell>
          <table:table-cell table:formula="of:=[.A360]/1000/(60*60*24)" office:value-type="time" office:time-value="PT01H35M26.724S" calcext:value-type="time">
            <text:p>01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2.36" calcext:value-type="float">
            <text:p>392.36</text:p>
          </table:table-cell>
          <table:table-cell office:value-type="float" office:value="486.89" calcext:value-type="float">
            <text:p>486.89</text:p>
          </table:table-cell>
        </table:table-row>
        <table:table-row table:style-name="ro1">
          <table:table-cell office:value-type="float" office:value="5742724" calcext:value-type="float">
            <text:p>5742724</text:p>
          </table:table-cell>
          <table:table-cell table:formula="of:=[.A361]/1000/(60*60*24)" office:value-type="time" office:time-value="PT01H35M42.724S" calcext:value-type="time">
            <text:p>01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3.43" calcext:value-type="float">
            <text:p>393.43</text:p>
          </table:table-cell>
          <table:table-cell office:value-type="float" office:value="488.19" calcext:value-type="float">
            <text:p>488.19</text:p>
          </table:table-cell>
        </table:table-row>
        <table:table-row table:style-name="ro1">
          <table:table-cell office:value-type="float" office:value="5758724" calcext:value-type="float">
            <text:p>5758724</text:p>
          </table:table-cell>
          <table:table-cell table:formula="of:=[.A362]/1000/(60*60*24)" office:value-type="time" office:time-value="PT01H35M58.724S" calcext:value-type="time">
            <text:p>01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4.5" calcext:value-type="float">
            <text:p>394.5</text:p>
          </table:table-cell>
          <table:table-cell office:value-type="float" office:value="489.49" calcext:value-type="float">
            <text:p>489.49</text:p>
          </table:table-cell>
        </table:table-row>
        <table:table-row table:style-name="ro1">
          <table:table-cell office:value-type="float" office:value="5774724" calcext:value-type="float">
            <text:p>5774724</text:p>
          </table:table-cell>
          <table:table-cell table:formula="of:=[.A363]/1000/(60*60*24)" office:value-type="time" office:time-value="PT01H36M14.724S" calcext:value-type="time">
            <text:p>01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5.58" calcext:value-type="float">
            <text:p>395.58</text:p>
          </table:table-cell>
          <table:table-cell office:value-type="float" office:value="490.79" calcext:value-type="float">
            <text:p>490.79</text:p>
          </table:table-cell>
        </table:table-row>
        <table:table-row table:style-name="ro1">
          <table:table-cell office:value-type="float" office:value="5790724" calcext:value-type="float">
            <text:p>5790724</text:p>
          </table:table-cell>
          <table:table-cell table:formula="of:=[.A364]/1000/(60*60*24)" office:value-type="time" office:time-value="PT01H36M30.724S" calcext:value-type="time">
            <text:p>01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396.65" calcext:value-type="float">
            <text:p>396.65</text:p>
          </table:table-cell>
          <table:table-cell office:value-type="float" office:value="492.09" calcext:value-type="float">
            <text:p>492.09</text:p>
          </table:table-cell>
        </table:table-row>
        <table:table-row table:style-name="ro1">
          <table:table-cell office:value-type="float" office:value="5806724" calcext:value-type="float">
            <text:p>5806724</text:p>
          </table:table-cell>
          <table:table-cell table:formula="of:=[.A365]/1000/(60*60*24)" office:value-type="time" office:time-value="PT01H36M46.724S" calcext:value-type="time">
            <text:p>01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397.72" calcext:value-type="float">
            <text:p>397.72</text:p>
          </table:table-cell>
          <table:table-cell office:value-type="float" office:value="493.39" calcext:value-type="float">
            <text:p>493.39</text:p>
          </table:table-cell>
        </table:table-row>
        <table:table-row table:style-name="ro1">
          <table:table-cell office:value-type="float" office:value="5822724" calcext:value-type="float">
            <text:p>5822724</text:p>
          </table:table-cell>
          <table:table-cell table:formula="of:=[.A366]/1000/(60*60*24)" office:value-type="time" office:time-value="PT01H37M02.724S" calcext:value-type="time">
            <text:p>01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398.79" calcext:value-type="float">
            <text:p>398.79</text:p>
          </table:table-cell>
          <table:table-cell office:value-type="float" office:value="494.69" calcext:value-type="float">
            <text:p>494.69</text:p>
          </table:table-cell>
        </table:table-row>
        <table:table-row table:style-name="ro1">
          <table:table-cell office:value-type="float" office:value="5838724" calcext:value-type="float">
            <text:p>5838724</text:p>
          </table:table-cell>
          <table:table-cell table:formula="of:=[.A367]/1000/(60*60*24)" office:value-type="time" office:time-value="PT01H37M18.724S" calcext:value-type="time">
            <text:p>01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399.86" calcext:value-type="float">
            <text:p>399.86</text:p>
          </table:table-cell>
          <table:table-cell office:value-type="float" office:value="495.99" calcext:value-type="float">
            <text:p>495.99</text:p>
          </table:table-cell>
        </table:table-row>
        <table:table-row table:style-name="ro1">
          <table:table-cell office:value-type="float" office:value="5854724" calcext:value-type="float">
            <text:p>5854724</text:p>
          </table:table-cell>
          <table:table-cell table:formula="of:=[.A368]/1000/(60*60*24)" office:value-type="time" office:time-value="PT01H37M34.724S" calcext:value-type="time">
            <text:p>01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00.94" calcext:value-type="float">
            <text:p>400.94</text:p>
          </table:table-cell>
          <table:table-cell office:value-type="float" office:value="497.28" calcext:value-type="float">
            <text:p>497.28</text:p>
          </table:table-cell>
        </table:table-row>
        <table:table-row table:style-name="ro1">
          <table:table-cell office:value-type="float" office:value="5870724" calcext:value-type="float">
            <text:p>5870724</text:p>
          </table:table-cell>
          <table:table-cell table:formula="of:=[.A369]/1000/(60*60*24)" office:value-type="time" office:time-value="PT01H37M50.724S" calcext:value-type="time">
            <text:p>01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02.01" calcext:value-type="float">
            <text:p>402.01</text:p>
          </table:table-cell>
          <table:table-cell office:value-type="float" office:value="498.58" calcext:value-type="float">
            <text:p>498.58</text:p>
          </table:table-cell>
        </table:table-row>
        <table:table-row table:style-name="ro1">
          <table:table-cell office:value-type="float" office:value="5886724" calcext:value-type="float">
            <text:p>5886724</text:p>
          </table:table-cell>
          <table:table-cell table:formula="of:=[.A370]/1000/(60*60*24)" office:value-type="time" office:time-value="PT01H38M06.724S" calcext:value-type="time">
            <text:p>01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03.08" calcext:value-type="float">
            <text:p>403.08</text:p>
          </table:table-cell>
          <table:table-cell office:value-type="float" office:value="499.88" calcext:value-type="float">
            <text:p>499.88</text:p>
          </table:table-cell>
        </table:table-row>
        <table:table-row table:style-name="ro1">
          <table:table-cell office:value-type="float" office:value="5902724" calcext:value-type="float">
            <text:p>5902724</text:p>
          </table:table-cell>
          <table:table-cell table:formula="of:=[.A371]/1000/(60*60*24)" office:value-type="time" office:time-value="PT01H38M22.724S" calcext:value-type="time">
            <text:p>01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04.15" calcext:value-type="float">
            <text:p>404.15</text:p>
          </table:table-cell>
          <table:table-cell office:value-type="float" office:value="501.18" calcext:value-type="float">
            <text:p>501.18</text:p>
          </table:table-cell>
        </table:table-row>
        <table:table-row table:style-name="ro1">
          <table:table-cell office:value-type="float" office:value="5918724" calcext:value-type="float">
            <text:p>5918724</text:p>
          </table:table-cell>
          <table:table-cell table:formula="of:=[.A372]/1000/(60*60*24)" office:value-type="time" office:time-value="PT01H38M38.724S" calcext:value-type="time">
            <text:p>01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05.22" calcext:value-type="float">
            <text:p>405.22</text:p>
          </table:table-cell>
          <table:table-cell office:value-type="float" office:value="502.48" calcext:value-type="float">
            <text:p>502.48</text:p>
          </table:table-cell>
        </table:table-row>
        <table:table-row table:style-name="ro1">
          <table:table-cell office:value-type="float" office:value="5934724" calcext:value-type="float">
            <text:p>5934724</text:p>
          </table:table-cell>
          <table:table-cell table:formula="of:=[.A373]/1000/(60*60*24)" office:value-type="time" office:time-value="PT01H38M54.724S" calcext:value-type="time">
            <text:p>01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06.29" calcext:value-type="float">
            <text:p>406.29</text:p>
          </table:table-cell>
          <table:table-cell office:value-type="float" office:value="503.78" calcext:value-type="float">
            <text:p>503.78</text:p>
          </table:table-cell>
        </table:table-row>
        <table:table-row table:style-name="ro1">
          <table:table-cell office:value-type="float" office:value="5950724" calcext:value-type="float">
            <text:p>5950724</text:p>
          </table:table-cell>
          <table:table-cell table:formula="of:=[.A374]/1000/(60*60*24)" office:value-type="time" office:time-value="PT01H39M10.724S" calcext:value-type="time">
            <text:p>01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07.37" calcext:value-type="float">
            <text:p>407.37</text:p>
          </table:table-cell>
          <table:table-cell office:value-type="float" office:value="505.08" calcext:value-type="float">
            <text:p>505.08</text:p>
          </table:table-cell>
        </table:table-row>
        <table:table-row table:style-name="ro1">
          <table:table-cell office:value-type="float" office:value="5966724" calcext:value-type="float">
            <text:p>5966724</text:p>
          </table:table-cell>
          <table:table-cell table:formula="of:=[.A375]/1000/(60*60*24)" office:value-type="time" office:time-value="PT01H39M26.724S" calcext:value-type="time">
            <text:p>01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08.44" calcext:value-type="float">
            <text:p>408.44</text:p>
          </table:table-cell>
          <table:table-cell office:value-type="float" office:value="506.38" calcext:value-type="float">
            <text:p>506.38</text:p>
          </table:table-cell>
        </table:table-row>
        <table:table-row table:style-name="ro1">
          <table:table-cell office:value-type="float" office:value="5982724" calcext:value-type="float">
            <text:p>5982724</text:p>
          </table:table-cell>
          <table:table-cell table:formula="of:=[.A376]/1000/(60*60*24)" office:value-type="time" office:time-value="PT01H39M42.724S" calcext:value-type="time">
            <text:p>01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09.51" calcext:value-type="float">
            <text:p>409.51</text:p>
          </table:table-cell>
          <table:table-cell office:value-type="float" office:value="507.68" calcext:value-type="float">
            <text:p>507.68</text:p>
          </table:table-cell>
        </table:table-row>
        <table:table-row table:style-name="ro1">
          <table:table-cell office:value-type="float" office:value="5998723" calcext:value-type="float">
            <text:p>5998723</text:p>
          </table:table-cell>
          <table:table-cell table:formula="of:=[.A377]/1000/(60*60*24)" office:value-type="time" office:time-value="PT01H39M58.723S" calcext:value-type="time">
            <text:p>01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10.58" calcext:value-type="float">
            <text:p>410.58</text:p>
          </table:table-cell>
          <table:table-cell office:value-type="float" office:value="508.97" calcext:value-type="float">
            <text:p>508.97</text:p>
          </table:table-cell>
        </table:table-row>
        <table:table-row table:style-name="ro1">
          <table:table-cell office:value-type="float" office:value="6014724" calcext:value-type="float">
            <text:p>6014724</text:p>
          </table:table-cell>
          <table:table-cell table:formula="of:=[.A378]/1000/(60*60*24)" office:value-type="time" office:time-value="PT01H40M14.724S" calcext:value-type="time">
            <text:p>01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11.65" calcext:value-type="float">
            <text:p>411.65</text:p>
          </table:table-cell>
          <table:table-cell office:value-type="float" office:value="510.27" calcext:value-type="float">
            <text:p>510.27</text:p>
          </table:table-cell>
        </table:table-row>
        <table:table-row table:style-name="ro1">
          <table:table-cell office:value-type="float" office:value="6030724" calcext:value-type="float">
            <text:p>6030724</text:p>
          </table:table-cell>
          <table:table-cell table:formula="of:=[.A379]/1000/(60*60*24)" office:value-type="time" office:time-value="PT01H40M30.724S" calcext:value-type="time">
            <text:p>01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12.72" calcext:value-type="float">
            <text:p>412.72</text:p>
          </table:table-cell>
          <table:table-cell office:value-type="float" office:value="511.57" calcext:value-type="float">
            <text:p>511.57</text:p>
          </table:table-cell>
        </table:table-row>
        <table:table-row table:style-name="ro1">
          <table:table-cell office:value-type="float" office:value="6046724" calcext:value-type="float">
            <text:p>6046724</text:p>
          </table:table-cell>
          <table:table-cell table:formula="of:=[.A380]/1000/(60*60*24)" office:value-type="time" office:time-value="PT01H40M46.724S" calcext:value-type="time">
            <text:p>01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13.79" calcext:value-type="float">
            <text:p>413.79</text:p>
          </table:table-cell>
          <table:table-cell office:value-type="float" office:value="512.87" calcext:value-type="float">
            <text:p>512.87</text:p>
          </table:table-cell>
        </table:table-row>
        <table:table-row table:style-name="ro1">
          <table:table-cell office:value-type="float" office:value="6062724" calcext:value-type="float">
            <text:p>6062724</text:p>
          </table:table-cell>
          <table:table-cell table:formula="of:=[.A381]/1000/(60*60*24)" office:value-type="time" office:time-value="PT01H41M02.724S" calcext:value-type="time">
            <text:p>01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14.87" calcext:value-type="float">
            <text:p>414.87</text:p>
          </table:table-cell>
          <table:table-cell office:value-type="float" office:value="514.16" calcext:value-type="float">
            <text:p>514.16</text:p>
          </table:table-cell>
        </table:table-row>
        <table:table-row table:style-name="ro1">
          <table:table-cell office:value-type="float" office:value="6078724" calcext:value-type="float">
            <text:p>6078724</text:p>
          </table:table-cell>
          <table:table-cell table:formula="of:=[.A382]/1000/(60*60*24)" office:value-type="time" office:time-value="PT01H41M18.724S" calcext:value-type="time">
            <text:p>01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415.94" calcext:value-type="float">
            <text:p>415.94</text:p>
          </table:table-cell>
          <table:table-cell office:value-type="float" office:value="515.46" calcext:value-type="float">
            <text:p>515.46</text:p>
          </table:table-cell>
        </table:table-row>
        <table:table-row table:style-name="ro1">
          <table:table-cell office:value-type="float" office:value="6094724" calcext:value-type="float">
            <text:p>6094724</text:p>
          </table:table-cell>
          <table:table-cell table:formula="of:=[.A383]/1000/(60*60*24)" office:value-type="time" office:time-value="PT01H41M34.724S" calcext:value-type="time">
            <text:p>01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417.01" calcext:value-type="float">
            <text:p>417.01</text:p>
          </table:table-cell>
          <table:table-cell office:value-type="float" office:value="516.76" calcext:value-type="float">
            <text:p>516.76</text:p>
          </table:table-cell>
        </table:table-row>
        <table:table-row table:style-name="ro1">
          <table:table-cell office:value-type="float" office:value="6110724" calcext:value-type="float">
            <text:p>6110724</text:p>
          </table:table-cell>
          <table:table-cell table:formula="of:=[.A384]/1000/(60*60*24)" office:value-type="time" office:time-value="PT01H41M50.724S" calcext:value-type="time">
            <text:p>01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18.08" calcext:value-type="float">
            <text:p>418.08</text:p>
          </table:table-cell>
          <table:table-cell office:value-type="float" office:value="518.06" calcext:value-type="float">
            <text:p>518.06</text:p>
          </table:table-cell>
        </table:table-row>
        <table:table-row table:style-name="ro1">
          <table:table-cell office:value-type="float" office:value="6126724" calcext:value-type="float">
            <text:p>6126724</text:p>
          </table:table-cell>
          <table:table-cell table:formula="of:=[.A385]/1000/(60*60*24)" office:value-type="time" office:time-value="PT01H42M06.724S" calcext:value-type="time">
            <text:p>01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419.15" calcext:value-type="float">
            <text:p>419.15</text:p>
          </table:table-cell>
          <table:table-cell office:value-type="float" office:value="519.35" calcext:value-type="float">
            <text:p>519.35</text:p>
          </table:table-cell>
        </table:table-row>
        <table:table-row table:style-name="ro1">
          <table:table-cell office:value-type="float" office:value="6142724" calcext:value-type="float">
            <text:p>6142724</text:p>
          </table:table-cell>
          <table:table-cell table:formula="of:=[.A386]/1000/(60*60*24)" office:value-type="time" office:time-value="PT01H42M22.724S" calcext:value-type="time">
            <text:p>01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20.22" calcext:value-type="float">
            <text:p>420.22</text:p>
          </table:table-cell>
          <table:table-cell office:value-type="float" office:value="520.65" calcext:value-type="float">
            <text:p>520.65</text:p>
          </table:table-cell>
        </table:table-row>
        <table:table-row table:style-name="ro1">
          <table:table-cell office:value-type="float" office:value="6158724" calcext:value-type="float">
            <text:p>6158724</text:p>
          </table:table-cell>
          <table:table-cell table:formula="of:=[.A387]/1000/(60*60*24)" office:value-type="time" office:time-value="PT01H42M38.724S" calcext:value-type="time">
            <text:p>01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21.29" calcext:value-type="float">
            <text:p>421.29</text:p>
          </table:table-cell>
          <table:table-cell office:value-type="float" office:value="521.95" calcext:value-type="float">
            <text:p>521.95</text:p>
          </table:table-cell>
        </table:table-row>
        <table:table-row table:style-name="ro1">
          <table:table-cell office:value-type="float" office:value="6174724" calcext:value-type="float">
            <text:p>6174724</text:p>
          </table:table-cell>
          <table:table-cell table:formula="of:=[.A388]/1000/(60*60*24)" office:value-type="time" office:time-value="PT01H42M54.724S" calcext:value-type="time">
            <text:p>01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422.36" calcext:value-type="float">
            <text:p>422.36</text:p>
          </table:table-cell>
          <table:table-cell office:value-type="float" office:value="523.24" calcext:value-type="float">
            <text:p>523.24</text:p>
          </table:table-cell>
        </table:table-row>
        <table:table-row table:style-name="ro1">
          <table:table-cell office:value-type="float" office:value="6190724" calcext:value-type="float">
            <text:p>6190724</text:p>
          </table:table-cell>
          <table:table-cell table:formula="of:=[.A389]/1000/(60*60*24)" office:value-type="time" office:time-value="PT01H43M10.724S" calcext:value-type="time">
            <text:p>01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423.43" calcext:value-type="float">
            <text:p>423.43</text:p>
          </table:table-cell>
          <table:table-cell office:value-type="float" office:value="524.54" calcext:value-type="float">
            <text:p>524.54</text:p>
          </table:table-cell>
        </table:table-row>
        <table:table-row table:style-name="ro1">
          <table:table-cell office:value-type="float" office:value="6206724" calcext:value-type="float">
            <text:p>6206724</text:p>
          </table:table-cell>
          <table:table-cell table:formula="of:=[.A390]/1000/(60*60*24)" office:value-type="time" office:time-value="PT01H43M26.724S" calcext:value-type="time">
            <text:p>01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24.5" calcext:value-type="float">
            <text:p>424.5</text:p>
          </table:table-cell>
          <table:table-cell office:value-type="float" office:value="525.83" calcext:value-type="float">
            <text:p>525.83</text:p>
          </table:table-cell>
        </table:table-row>
        <table:table-row table:style-name="ro1">
          <table:table-cell office:value-type="float" office:value="6222724" calcext:value-type="float">
            <text:p>6222724</text:p>
          </table:table-cell>
          <table:table-cell table:formula="of:=[.A391]/1000/(60*60*24)" office:value-type="time" office:time-value="PT01H43M42.724S" calcext:value-type="time">
            <text:p>01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425.57" calcext:value-type="float">
            <text:p>425.57</text:p>
          </table:table-cell>
          <table:table-cell office:value-type="float" office:value="527.13" calcext:value-type="float">
            <text:p>527.13</text:p>
          </table:table-cell>
        </table:table-row>
        <table:table-row table:style-name="ro1">
          <table:table-cell office:value-type="float" office:value="6238724" calcext:value-type="float">
            <text:p>6238724</text:p>
          </table:table-cell>
          <table:table-cell table:formula="of:=[.A392]/1000/(60*60*24)" office:value-type="time" office:time-value="PT01H43M58.724S" calcext:value-type="time">
            <text:p>01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426.64" calcext:value-type="float">
            <text:p>426.64</text:p>
          </table:table-cell>
          <table:table-cell office:value-type="float" office:value="528.43" calcext:value-type="float">
            <text:p>528.43</text:p>
          </table:table-cell>
        </table:table-row>
        <table:table-row table:style-name="ro1">
          <table:table-cell office:value-type="float" office:value="6254724" calcext:value-type="float">
            <text:p>6254724</text:p>
          </table:table-cell>
          <table:table-cell table:formula="of:=[.A393]/1000/(60*60*24)" office:value-type="time" office:time-value="PT01H44M14.724S" calcext:value-type="time">
            <text:p>01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27.71" calcext:value-type="float">
            <text:p>427.71</text:p>
          </table:table-cell>
          <table:table-cell office:value-type="float" office:value="529.72" calcext:value-type="float">
            <text:p>529.72</text:p>
          </table:table-cell>
        </table:table-row>
        <table:table-row table:style-name="ro1">
          <table:table-cell office:value-type="float" office:value="6270724" calcext:value-type="float">
            <text:p>6270724</text:p>
          </table:table-cell>
          <table:table-cell table:formula="of:=[.A394]/1000/(60*60*24)" office:value-type="time" office:time-value="PT01H44M30.724S" calcext:value-type="time">
            <text:p>01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28.78" calcext:value-type="float">
            <text:p>428.78</text:p>
          </table:table-cell>
          <table:table-cell office:value-type="float" office:value="531.01" calcext:value-type="float">
            <text:p>531.01</text:p>
          </table:table-cell>
        </table:table-row>
        <table:table-row table:style-name="ro1">
          <table:table-cell office:value-type="float" office:value="6286724" calcext:value-type="float">
            <text:p>6286724</text:p>
          </table:table-cell>
          <table:table-cell table:formula="of:=[.A395]/1000/(60*60*24)" office:value-type="time" office:time-value="PT01H44M46.724S" calcext:value-type="time">
            <text:p>01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29.85" calcext:value-type="float">
            <text:p>429.85</text:p>
          </table:table-cell>
          <table:table-cell office:value-type="float" office:value="532.31" calcext:value-type="float">
            <text:p>532.31</text:p>
          </table:table-cell>
        </table:table-row>
        <table:table-row table:style-name="ro1">
          <table:table-cell office:value-type="float" office:value="6302724" calcext:value-type="float">
            <text:p>6302724</text:p>
          </table:table-cell>
          <table:table-cell table:formula="of:=[.A396]/1000/(60*60*24)" office:value-type="time" office:time-value="PT01H45M02.724S" calcext:value-type="time">
            <text:p>01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30.92" calcext:value-type="float">
            <text:p>430.92</text:p>
          </table:table-cell>
          <table:table-cell office:value-type="float" office:value="533.6" calcext:value-type="float">
            <text:p>533.6</text:p>
          </table:table-cell>
        </table:table-row>
        <table:table-row table:style-name="ro1">
          <table:table-cell office:value-type="float" office:value="6318724" calcext:value-type="float">
            <text:p>6318724</text:p>
          </table:table-cell>
          <table:table-cell table:formula="of:=[.A397]/1000/(60*60*24)" office:value-type="time" office:time-value="PT01H45M18.724S" calcext:value-type="time">
            <text:p>01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31.99" calcext:value-type="float">
            <text:p>431.99</text:p>
          </table:table-cell>
          <table:table-cell office:value-type="float" office:value="534.9" calcext:value-type="float">
            <text:p>534.9</text:p>
          </table:table-cell>
        </table:table-row>
        <table:table-row table:style-name="ro1">
          <table:table-cell office:value-type="float" office:value="6334724" calcext:value-type="float">
            <text:p>6334724</text:p>
          </table:table-cell>
          <table:table-cell table:formula="of:=[.A398]/1000/(60*60*24)" office:value-type="time" office:time-value="PT01H45M34.724S" calcext:value-type="time">
            <text:p>01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33.06" calcext:value-type="float">
            <text:p>433.06</text:p>
          </table:table-cell>
          <table:table-cell office:value-type="float" office:value="536.19" calcext:value-type="float">
            <text:p>536.19</text:p>
          </table:table-cell>
        </table:table-row>
        <table:table-row table:style-name="ro1">
          <table:table-cell office:value-type="float" office:value="6350724" calcext:value-type="float">
            <text:p>6350724</text:p>
          </table:table-cell>
          <table:table-cell table:formula="of:=[.A399]/1000/(60*60*24)" office:value-type="time" office:time-value="PT01H45M50.724S" calcext:value-type="time">
            <text:p>01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34.13" calcext:value-type="float">
            <text:p>434.13</text:p>
          </table:table-cell>
          <table:table-cell office:value-type="float" office:value="537.48" calcext:value-type="float">
            <text:p>537.48</text:p>
          </table:table-cell>
        </table:table-row>
        <table:table-row table:style-name="ro1">
          <table:table-cell office:value-type="float" office:value="6366724" calcext:value-type="float">
            <text:p>6366724</text:p>
          </table:table-cell>
          <table:table-cell table:formula="of:=[.A400]/1000/(60*60*24)" office:value-type="time" office:time-value="PT01H46M06.724S" calcext:value-type="time">
            <text:p>01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35.2" calcext:value-type="float">
            <text:p>435.2</text:p>
          </table:table-cell>
          <table:table-cell office:value-type="float" office:value="538.77" calcext:value-type="float">
            <text:p>538.77</text:p>
          </table:table-cell>
        </table:table-row>
        <table:table-row table:style-name="ro1">
          <table:table-cell office:value-type="float" office:value="6382724" calcext:value-type="float">
            <text:p>6382724</text:p>
          </table:table-cell>
          <table:table-cell table:formula="of:=[.A401]/1000/(60*60*24)" office:value-type="time" office:time-value="PT01H46M22.724S" calcext:value-type="time">
            <text:p>01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36.27" calcext:value-type="float">
            <text:p>436.27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float" office:value="6398724" calcext:value-type="float">
            <text:p>6398724</text:p>
          </table:table-cell>
          <table:table-cell table:formula="of:=[.A402]/1000/(60*60*24)" office:value-type="time" office:time-value="PT01H46M38.724S" calcext:value-type="time">
            <text:p>01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37.34" calcext:value-type="float">
            <text:p>437.34</text:p>
          </table:table-cell>
          <table:table-cell office:value-type="float" office:value="541.36" calcext:value-type="float">
            <text:p>541.36</text:p>
          </table:table-cell>
        </table:table-row>
        <table:table-row table:style-name="ro1">
          <table:table-cell office:value-type="float" office:value="6414724" calcext:value-type="float">
            <text:p>6414724</text:p>
          </table:table-cell>
          <table:table-cell table:formula="of:=[.A403]/1000/(60*60*24)" office:value-type="time" office:time-value="PT01H46M54.724S" calcext:value-type="time">
            <text:p>01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38.41" calcext:value-type="float">
            <text:p>438.41</text:p>
          </table:table-cell>
          <table:table-cell office:value-type="float" office:value="542.65" calcext:value-type="float">
            <text:p>542.65</text:p>
          </table:table-cell>
        </table:table-row>
        <table:table-row table:style-name="ro1">
          <table:table-cell office:value-type="float" office:value="6430724" calcext:value-type="float">
            <text:p>6430724</text:p>
          </table:table-cell>
          <table:table-cell table:formula="of:=[.A404]/1000/(60*60*24)" office:value-type="time" office:time-value="PT01H47M10.724S" calcext:value-type="time">
            <text:p>01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39.48" calcext:value-type="float">
            <text:p>439.48</text:p>
          </table:table-cell>
          <table:table-cell office:value-type="float" office:value="543.94" calcext:value-type="float">
            <text:p>543.94</text:p>
          </table:table-cell>
        </table:table-row>
        <table:table-row table:style-name="ro1">
          <table:table-cell office:value-type="float" office:value="6446724" calcext:value-type="float">
            <text:p>6446724</text:p>
          </table:table-cell>
          <table:table-cell table:formula="of:=[.A405]/1000/(60*60*24)" office:value-type="time" office:time-value="PT01H47M26.724S" calcext:value-type="time">
            <text:p>01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440.54" calcext:value-type="float">
            <text:p>440.54</text:p>
          </table:table-cell>
          <table:table-cell office:value-type="float" office:value="545.24" calcext:value-type="float">
            <text:p>545.24</text:p>
          </table:table-cell>
        </table:table-row>
        <table:table-row table:style-name="ro1">
          <table:table-cell office:value-type="float" office:value="6462724" calcext:value-type="float">
            <text:p>6462724</text:p>
          </table:table-cell>
          <table:table-cell table:formula="of:=[.A406]/1000/(60*60*24)" office:value-type="time" office:time-value="PT01H47M42.724S" calcext:value-type="time">
            <text:p>01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41.61" calcext:value-type="float">
            <text:p>441.61</text:p>
          </table:table-cell>
          <table:table-cell office:value-type="float" office:value="546.53" calcext:value-type="float">
            <text:p>546.53</text:p>
          </table:table-cell>
        </table:table-row>
        <table:table-row table:style-name="ro1">
          <table:table-cell office:value-type="float" office:value="6478724" calcext:value-type="float">
            <text:p>6478724</text:p>
          </table:table-cell>
          <table:table-cell table:formula="of:=[.A407]/1000/(60*60*24)" office:value-type="time" office:time-value="PT01H47M58.724S" calcext:value-type="time">
            <text:p>01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42.68" calcext:value-type="float">
            <text:p>442.68</text:p>
          </table:table-cell>
          <table:table-cell office:value-type="float" office:value="547.82" calcext:value-type="float">
            <text:p>547.82</text:p>
          </table:table-cell>
        </table:table-row>
        <table:table-row table:style-name="ro1">
          <table:table-cell office:value-type="float" office:value="6494724" calcext:value-type="float">
            <text:p>6494724</text:p>
          </table:table-cell>
          <table:table-cell table:formula="of:=[.A408]/1000/(60*60*24)" office:value-type="time" office:time-value="PT01H48M14.724S" calcext:value-type="time">
            <text:p>01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43.75" calcext:value-type="float">
            <text:p>443.75</text:p>
          </table:table-cell>
          <table:table-cell office:value-type="float" office:value="549.11" calcext:value-type="float">
            <text:p>549.11</text:p>
          </table:table-cell>
        </table:table-row>
        <table:table-row table:style-name="ro1">
          <table:table-cell office:value-type="float" office:value="6510724" calcext:value-type="float">
            <text:p>6510724</text:p>
          </table:table-cell>
          <table:table-cell table:formula="of:=[.A409]/1000/(60*60*24)" office:value-type="time" office:time-value="PT01H48M30.724S" calcext:value-type="time">
            <text:p>01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444.82" calcext:value-type="float">
            <text:p>444.82</text:p>
          </table:table-cell>
          <table:table-cell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6526724" calcext:value-type="float">
            <text:p>6526724</text:p>
          </table:table-cell>
          <table:table-cell table:formula="of:=[.A410]/1000/(60*60*24)" office:value-type="time" office:time-value="PT01H48M46.724S" calcext:value-type="time">
            <text:p>01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45.89" calcext:value-type="float">
            <text:p>445.89</text:p>
          </table:table-cell>
          <table:table-cell office:value-type="float" office:value="551.69" calcext:value-type="float">
            <text:p>551.69</text:p>
          </table:table-cell>
        </table:table-row>
        <table:table-row table:style-name="ro1">
          <table:table-cell office:value-type="float" office:value="6542724" calcext:value-type="float">
            <text:p>6542724</text:p>
          </table:table-cell>
          <table:table-cell table:formula="of:=[.A411]/1000/(60*60*24)" office:value-type="time" office:time-value="PT01H49M02.724S" calcext:value-type="time">
            <text:p>01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46.96" calcext:value-type="float">
            <text:p>446.96</text:p>
          </table:table-cell>
          <table:table-cell office:value-type="float" office:value="552.98" calcext:value-type="float">
            <text:p>552.98</text:p>
          </table:table-cell>
        </table:table-row>
        <table:table-row table:style-name="ro1">
          <table:table-cell office:value-type="float" office:value="6558724" calcext:value-type="float">
            <text:p>6558724</text:p>
          </table:table-cell>
          <table:table-cell table:formula="of:=[.A412]/1000/(60*60*24)" office:value-type="time" office:time-value="PT01H49M18.724S" calcext:value-type="time">
            <text:p>01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48.03" calcext:value-type="float">
            <text:p>448.03</text:p>
          </table:table-cell>
          <table:table-cell office:value-type="float" office:value="554.28" calcext:value-type="float">
            <text:p>554.28</text:p>
          </table:table-cell>
        </table:table-row>
        <table:table-row table:style-name="ro1">
          <table:table-cell office:value-type="float" office:value="6574724" calcext:value-type="float">
            <text:p>6574724</text:p>
          </table:table-cell>
          <table:table-cell table:formula="of:=[.A413]/1000/(60*60*24)" office:value-type="time" office:time-value="PT01H49M34.724S" calcext:value-type="time">
            <text:p>01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49.09" calcext:value-type="float">
            <text:p>449.09</text:p>
          </table:table-cell>
          <table:table-cell office:value-type="float" office:value="555.57" calcext:value-type="float">
            <text:p>555.57</text:p>
          </table:table-cell>
        </table:table-row>
        <table:table-row table:style-name="ro1">
          <table:table-cell office:value-type="float" office:value="6590724" calcext:value-type="float">
            <text:p>6590724</text:p>
          </table:table-cell>
          <table:table-cell table:formula="of:=[.A414]/1000/(60*60*24)" office:value-type="time" office:time-value="PT01H49M50.724S" calcext:value-type="time">
            <text:p>01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50.16" calcext:value-type="float">
            <text:p>450.16</text:p>
          </table:table-cell>
          <table:table-cell office:value-type="float" office:value="556.86" calcext:value-type="float">
            <text:p>556.86</text:p>
          </table:table-cell>
        </table:table-row>
        <table:table-row table:style-name="ro1">
          <table:table-cell office:value-type="float" office:value="6606724" calcext:value-type="float">
            <text:p>6606724</text:p>
          </table:table-cell>
          <table:table-cell table:formula="of:=[.A415]/1000/(60*60*24)" office:value-type="time" office:time-value="PT01H50M06.724S" calcext:value-type="time">
            <text:p>01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51.23" calcext:value-type="float">
            <text:p>451.23</text:p>
          </table:table-cell>
          <table:table-cell office:value-type="float" office:value="558.15" calcext:value-type="float">
            <text:p>558.15</text:p>
          </table:table-cell>
        </table:table-row>
        <table:table-row table:style-name="ro1">
          <table:table-cell office:value-type="float" office:value="6622724" calcext:value-type="float">
            <text:p>6622724</text:p>
          </table:table-cell>
          <table:table-cell table:formula="of:=[.A416]/1000/(60*60*24)" office:value-type="time" office:time-value="PT01H50M22.724S" calcext:value-type="time">
            <text:p>01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52.3" calcext:value-type="float">
            <text:p>452.3</text:p>
          </table:table-cell>
          <table:table-cell office:value-type="float" office:value="559.44" calcext:value-type="float">
            <text:p>559.44</text:p>
          </table:table-cell>
        </table:table-row>
        <table:table-row table:style-name="ro1">
          <table:table-cell office:value-type="float" office:value="6638724" calcext:value-type="float">
            <text:p>6638724</text:p>
          </table:table-cell>
          <table:table-cell table:formula="of:=[.A417]/1000/(60*60*24)" office:value-type="time" office:time-value="PT01H50M38.724S" calcext:value-type="time">
            <text:p>01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53.37" calcext:value-type="float">
            <text:p>453.37</text:p>
          </table:table-cell>
          <table:table-cell office:value-type="float" office:value="560.73" calcext:value-type="float">
            <text:p>560.73</text:p>
          </table:table-cell>
        </table:table-row>
        <table:table-row table:style-name="ro1">
          <table:table-cell office:value-type="float" office:value="6654724" calcext:value-type="float">
            <text:p>6654724</text:p>
          </table:table-cell>
          <table:table-cell table:formula="of:=[.A418]/1000/(60*60*24)" office:value-type="time" office:time-value="PT01H50M54.724S" calcext:value-type="time">
            <text:p>01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54.43" calcext:value-type="float">
            <text:p>454.43</text:p>
          </table:table-cell>
          <table:table-cell office:value-type="float" office:value="562.02" calcext:value-type="float">
            <text:p>562.02</text:p>
          </table:table-cell>
        </table:table-row>
        <table:table-row table:style-name="ro1">
          <table:table-cell office:value-type="float" office:value="6670724" calcext:value-type="float">
            <text:p>6670724</text:p>
          </table:table-cell>
          <table:table-cell table:formula="of:=[.A419]/1000/(60*60*24)" office:value-type="time" office:time-value="PT01H51M10.724S" calcext:value-type="time">
            <text:p>01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55.5" calcext:value-type="float">
            <text:p>455.5</text:p>
          </table:table-cell>
          <table:table-cell office:value-type="float" office:value="563.31" calcext:value-type="float">
            <text:p>563.31</text:p>
          </table:table-cell>
        </table:table-row>
        <table:table-row table:style-name="ro1">
          <table:table-cell office:value-type="float" office:value="6686724" calcext:value-type="float">
            <text:p>6686724</text:p>
          </table:table-cell>
          <table:table-cell table:formula="of:=[.A420]/1000/(60*60*24)" office:value-type="time" office:time-value="PT01H51M26.724S" calcext:value-type="time">
            <text:p>01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56.57" calcext:value-type="float">
            <text:p>456.57</text:p>
          </table:table-cell>
          <table:table-cell office:value-type="float" office:value="564.6" calcext:value-type="float">
            <text:p>564.6</text:p>
          </table:table-cell>
        </table:table-row>
        <table:table-row table:style-name="ro1">
          <table:table-cell office:value-type="float" office:value="6702724" calcext:value-type="float">
            <text:p>6702724</text:p>
          </table:table-cell>
          <table:table-cell table:formula="of:=[.A421]/1000/(60*60*24)" office:value-type="time" office:time-value="PT01H51M42.724S" calcext:value-type="time">
            <text:p>01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57.64" calcext:value-type="float">
            <text:p>457.64</text:p>
          </table:table-cell>
          <table:table-cell office:value-type="float" office:value="565.89" calcext:value-type="float">
            <text:p>565.89</text:p>
          </table:table-cell>
        </table:table-row>
        <table:table-row table:style-name="ro1">
          <table:table-cell office:value-type="float" office:value="6718724" calcext:value-type="float">
            <text:p>6718724</text:p>
          </table:table-cell>
          <table:table-cell table:formula="of:=[.A422]/1000/(60*60*24)" office:value-type="time" office:time-value="PT01H51M58.724S" calcext:value-type="time">
            <text:p>01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58.7" calcext:value-type="float">
            <text:p>458.7</text:p>
          </table:table-cell>
          <table:table-cell office:value-type="float" office:value="567.18" calcext:value-type="float">
            <text:p>567.18</text:p>
          </table:table-cell>
        </table:table-row>
        <table:table-row table:style-name="ro1">
          <table:table-cell office:value-type="float" office:value="6734724" calcext:value-type="float">
            <text:p>6734724</text:p>
          </table:table-cell>
          <table:table-cell table:formula="of:=[.A423]/1000/(60*60*24)" office:value-type="time" office:time-value="PT01H52M14.724S" calcext:value-type="time">
            <text:p>01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59.77" calcext:value-type="float">
            <text:p>459.77</text:p>
          </table:table-cell>
          <table:table-cell office:value-type="float" office:value="568.47" calcext:value-type="float">
            <text:p>568.47</text:p>
          </table:table-cell>
        </table:table-row>
        <table:table-row table:style-name="ro1">
          <table:table-cell office:value-type="float" office:value="6750724" calcext:value-type="float">
            <text:p>6750724</text:p>
          </table:table-cell>
          <table:table-cell table:formula="of:=[.A424]/1000/(60*60*24)" office:value-type="time" office:time-value="PT01H52M30.724S" calcext:value-type="time">
            <text:p>01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60.84" calcext:value-type="float">
            <text:p>460.84</text:p>
          </table:table-cell>
          <table:table-cell office:value-type="float" office:value="569.76" calcext:value-type="float">
            <text:p>569.76</text:p>
          </table:table-cell>
        </table:table-row>
        <table:table-row table:style-name="ro1">
          <table:table-cell office:value-type="float" office:value="6766724" calcext:value-type="float">
            <text:p>6766724</text:p>
          </table:table-cell>
          <table:table-cell table:formula="of:=[.A425]/1000/(60*60*24)" office:value-type="time" office:time-value="PT01H52M46.724S" calcext:value-type="time">
            <text:p>01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61.91" calcext:value-type="float">
            <text:p>461.91</text:p>
          </table:table-cell>
          <table:table-cell office:value-type="float" office:value="571.05" calcext:value-type="float">
            <text:p>571.05</text:p>
          </table:table-cell>
        </table:table-row>
        <table:table-row table:style-name="ro1">
          <table:table-cell office:value-type="float" office:value="6782724" calcext:value-type="float">
            <text:p>6782724</text:p>
          </table:table-cell>
          <table:table-cell table:formula="of:=[.A426]/1000/(60*60*24)" office:value-type="time" office:time-value="PT01H53M02.724S" calcext:value-type="time">
            <text:p>01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62.97" calcext:value-type="float">
            <text:p>462.97</text:p>
          </table:table-cell>
          <table:table-cell office:value-type="float" office:value="572.34" calcext:value-type="float">
            <text:p>572.34</text:p>
          </table:table-cell>
        </table:table-row>
        <table:table-row table:style-name="ro1">
          <table:table-cell office:value-type="float" office:value="6798724" calcext:value-type="float">
            <text:p>6798724</text:p>
          </table:table-cell>
          <table:table-cell table:formula="of:=[.A427]/1000/(60*60*24)" office:value-type="time" office:time-value="PT01H53M18.724S" calcext:value-type="time">
            <text:p>01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464.04" calcext:value-type="float">
            <text:p>464.04</text:p>
          </table:table-cell>
          <table:table-cell office:value-type="float" office:value="573.62" calcext:value-type="float">
            <text:p>573.62</text:p>
          </table:table-cell>
        </table:table-row>
        <table:table-row table:style-name="ro1">
          <table:table-cell office:value-type="float" office:value="6814724" calcext:value-type="float">
            <text:p>6814724</text:p>
          </table:table-cell>
          <table:table-cell table:formula="of:=[.A428]/1000/(60*60*24)" office:value-type="time" office:time-value="PT01H53M34.724S" calcext:value-type="time">
            <text:p>01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465.11" calcext:value-type="float">
            <text:p>465.11</text:p>
          </table:table-cell>
          <table:table-cell office:value-type="float" office:value="574.91" calcext:value-type="float">
            <text:p>574.91</text:p>
          </table:table-cell>
        </table:table-row>
        <table:table-row table:style-name="ro1">
          <table:table-cell office:value-type="float" office:value="6830724" calcext:value-type="float">
            <text:p>6830724</text:p>
          </table:table-cell>
          <table:table-cell table:formula="of:=[.A429]/1000/(60*60*24)" office:value-type="time" office:time-value="PT01H53M50.724S" calcext:value-type="time">
            <text:p>01:53:51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466.18" calcext:value-type="float">
            <text:p>466.18</text:p>
          </table:table-cell>
          <table:table-cell office:value-type="float" office:value="576.2" calcext:value-type="float">
            <text:p>576.2</text:p>
          </table:table-cell>
        </table:table-row>
        <table:table-row table:style-name="ro1">
          <table:table-cell office:value-type="float" office:value="6846724" calcext:value-type="float">
            <text:p>6846724</text:p>
          </table:table-cell>
          <table:table-cell table:formula="of:=[.A430]/1000/(60*60*24)" office:value-type="time" office:time-value="PT01H54M06.724S" calcext:value-type="time">
            <text:p>01:54:07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467.24" calcext:value-type="float">
            <text:p>467.24</text:p>
          </table:table-cell>
          <table:table-cell office:value-type="float" office:value="577.49" calcext:value-type="float">
            <text:p>577.49</text:p>
          </table:table-cell>
        </table:table-row>
        <table:table-row table:style-name="ro1">
          <table:table-cell office:value-type="float" office:value="6862724" calcext:value-type="float">
            <text:p>6862724</text:p>
          </table:table-cell>
          <table:table-cell table:formula="of:=[.A431]/1000/(60*60*24)" office:value-type="time" office:time-value="PT01H54M22.724S" calcext:value-type="time">
            <text:p>01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68.31" calcext:value-type="float">
            <text:p>468.31</text:p>
          </table:table-cell>
          <table:table-cell office:value-type="float" office:value="578.78" calcext:value-type="float">
            <text:p>578.78</text:p>
          </table:table-cell>
        </table:table-row>
        <table:table-row table:style-name="ro1">
          <table:table-cell office:value-type="float" office:value="6878724" calcext:value-type="float">
            <text:p>6878724</text:p>
          </table:table-cell>
          <table:table-cell table:formula="of:=[.A432]/1000/(60*60*24)" office:value-type="time" office:time-value="PT01H54M38.724S" calcext:value-type="time">
            <text:p>01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69.38" calcext:value-type="float">
            <text:p>469.38</text:p>
          </table:table-cell>
          <table:table-cell office:value-type="float" office:value="580.07" calcext:value-type="float">
            <text:p>580.07</text:p>
          </table:table-cell>
        </table:table-row>
        <table:table-row table:style-name="ro1">
          <table:table-cell office:value-type="float" office:value="6894724" calcext:value-type="float">
            <text:p>6894724</text:p>
          </table:table-cell>
          <table:table-cell table:formula="of:=[.A433]/1000/(60*60*24)" office:value-type="time" office:time-value="PT01H54M54.724S" calcext:value-type="time">
            <text:p>01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470.44" calcext:value-type="float">
            <text:p>470.44</text:p>
          </table:table-cell>
          <table:table-cell office:value-type="float" office:value="581.36" calcext:value-type="float">
            <text:p>581.36</text:p>
          </table:table-cell>
        </table:table-row>
        <table:table-row table:style-name="ro1">
          <table:table-cell office:value-type="float" office:value="6910724" calcext:value-type="float">
            <text:p>6910724</text:p>
          </table:table-cell>
          <table:table-cell table:formula="of:=[.A434]/1000/(60*60*24)" office:value-type="time" office:time-value="PT01H55M10.724S" calcext:value-type="time">
            <text:p>01:55:11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471.51" calcext:value-type="float">
            <text:p>471.51</text:p>
          </table:table-cell>
          <table:table-cell office:value-type="float" office:value="582.64" calcext:value-type="float">
            <text:p>582.64</text:p>
          </table:table-cell>
        </table:table-row>
        <table:table-row table:style-name="ro1">
          <table:table-cell office:value-type="float" office:value="6926724" calcext:value-type="float">
            <text:p>6926724</text:p>
          </table:table-cell>
          <table:table-cell table:formula="of:=[.A435]/1000/(60*60*24)" office:value-type="time" office:time-value="PT01H55M26.724S" calcext:value-type="time">
            <text:p>01:55:27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472.58" calcext:value-type="float">
            <text:p>472.58</text:p>
          </table:table-cell>
          <table:table-cell office:value-type="float" office:value="583.93" calcext:value-type="float">
            <text:p>583.93</text:p>
          </table:table-cell>
        </table:table-row>
        <table:table-row table:style-name="ro1">
          <table:table-cell office:value-type="float" office:value="6942724" calcext:value-type="float">
            <text:p>6942724</text:p>
          </table:table-cell>
          <table:table-cell table:formula="of:=[.A436]/1000/(60*60*24)" office:value-type="time" office:time-value="PT01H55M42.724S" calcext:value-type="time">
            <text:p>01:55:43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473.64" calcext:value-type="float">
            <text:p>473.64</text:p>
          </table:table-cell>
          <table:table-cell office:value-type="float" office:value="585.22" calcext:value-type="float">
            <text:p>585.22</text:p>
          </table:table-cell>
        </table:table-row>
        <table:table-row table:style-name="ro1">
          <table:table-cell office:value-type="float" office:value="6958724" calcext:value-type="float">
            <text:p>6958724</text:p>
          </table:table-cell>
          <table:table-cell table:formula="of:=[.A437]/1000/(60*60*24)" office:value-type="time" office:time-value="PT01H55M58.724S" calcext:value-type="time">
            <text:p>01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74.71" calcext:value-type="float">
            <text:p>474.71</text:p>
          </table:table-cell>
          <table:table-cell office:value-type="float" office:value="586.5" calcext:value-type="float">
            <text:p>586.5</text:p>
          </table:table-cell>
        </table:table-row>
        <table:table-row table:style-name="ro1">
          <table:table-cell office:value-type="float" office:value="6974724" calcext:value-type="float">
            <text:p>6974724</text:p>
          </table:table-cell>
          <table:table-cell table:formula="of:=[.A438]/1000/(60*60*24)" office:value-type="time" office:time-value="PT01H56M14.724S" calcext:value-type="time">
            <text:p>01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75.78" calcext:value-type="float">
            <text:p>475.78</text:p>
          </table:table-cell>
          <table:table-cell office:value-type="float" office:value="587.79" calcext:value-type="float">
            <text:p>587.79</text:p>
          </table:table-cell>
        </table:table-row>
        <table:table-row table:style-name="ro1">
          <table:table-cell office:value-type="float" office:value="6990724" calcext:value-type="float">
            <text:p>6990724</text:p>
          </table:table-cell>
          <table:table-cell table:formula="of:=[.A439]/1000/(60*60*24)" office:value-type="time" office:time-value="PT01H56M30.724S" calcext:value-type="time">
            <text:p>01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76.85" calcext:value-type="float">
            <text:p>476.85</text:p>
          </table:table-cell>
          <table:table-cell office:value-type="float" office:value="589.08" calcext:value-type="float">
            <text:p>589.08</text:p>
          </table:table-cell>
        </table:table-row>
        <table:table-row table:style-name="ro1">
          <table:table-cell office:value-type="float" office:value="7006724" calcext:value-type="float">
            <text:p>7006724</text:p>
          </table:table-cell>
          <table:table-cell table:formula="of:=[.A440]/1000/(60*60*24)" office:value-type="time" office:time-value="PT01H56M46.724S" calcext:value-type="time">
            <text:p>01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477.91" calcext:value-type="float">
            <text:p>477.91</text:p>
          </table:table-cell>
          <table:table-cell office:value-type="float" office:value="590.36" calcext:value-type="float">
            <text:p>590.36</text:p>
          </table:table-cell>
        </table:table-row>
        <table:table-row table:style-name="ro1">
          <table:table-cell office:value-type="float" office:value="7022724" calcext:value-type="float">
            <text:p>7022724</text:p>
          </table:table-cell>
          <table:table-cell table:formula="of:=[.A441]/1000/(60*60*24)" office:value-type="time" office:time-value="PT01H57M02.724S" calcext:value-type="time">
            <text:p>01:57:03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478.98" calcext:value-type="float">
            <text:p>478.98</text:p>
          </table:table-cell>
          <table:table-cell office:value-type="float" office:value="591.65" calcext:value-type="float">
            <text:p>591.65</text:p>
          </table:table-cell>
        </table:table-row>
        <table:table-row table:style-name="ro1">
          <table:table-cell office:value-type="float" office:value="7038724" calcext:value-type="float">
            <text:p>7038724</text:p>
          </table:table-cell>
          <table:table-cell table:formula="of:=[.A442]/1000/(60*60*24)" office:value-type="time" office:time-value="PT01H57M18.724S" calcext:value-type="time">
            <text:p>01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480.05" calcext:value-type="float">
            <text:p>480.05</text:p>
          </table:table-cell>
          <table:table-cell office:value-type="float" office:value="592.94" calcext:value-type="float">
            <text:p>592.94</text:p>
          </table:table-cell>
        </table:table-row>
        <table:table-row table:style-name="ro1">
          <table:table-cell office:value-type="float" office:value="7054724" calcext:value-type="float">
            <text:p>7054724</text:p>
          </table:table-cell>
          <table:table-cell table:formula="of:=[.A443]/1000/(60*60*24)" office:value-type="time" office:time-value="PT01H57M34.724S" calcext:value-type="time">
            <text:p>01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481.11" calcext:value-type="float">
            <text:p>481.11</text:p>
          </table:table-cell>
          <table:table-cell office:value-type="float" office:value="594.22" calcext:value-type="float">
            <text:p>594.22</text:p>
          </table:table-cell>
        </table:table-row>
        <table:table-row table:style-name="ro1">
          <table:table-cell office:value-type="float" office:value="7070724" calcext:value-type="float">
            <text:p>7070724</text:p>
          </table:table-cell>
          <table:table-cell table:formula="of:=[.A444]/1000/(60*60*24)" office:value-type="time" office:time-value="PT01H57M50.724S" calcext:value-type="time">
            <text:p>01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482.18" calcext:value-type="float">
            <text:p>482.18</text:p>
          </table:table-cell>
          <table:table-cell office:value-type="float" office:value="595.51" calcext:value-type="float">
            <text:p>595.51</text:p>
          </table:table-cell>
        </table:table-row>
        <table:table-row table:style-name="ro1">
          <table:table-cell office:value-type="float" office:value="7086724" calcext:value-type="float">
            <text:p>7086724</text:p>
          </table:table-cell>
          <table:table-cell table:formula="of:=[.A445]/1000/(60*60*24)" office:value-type="time" office:time-value="PT01H58M06.724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483.24" calcext:value-type="float">
            <text:p>483.24</text:p>
          </table:table-cell>
          <table:table-cell office:value-type="float" office:value="596.79" calcext:value-type="float">
            <text:p>596.79</text:p>
          </table:table-cell>
        </table:table-row>
        <table:table-row table:style-name="ro1">
          <table:table-cell office:value-type="float" office:value="7102724" calcext:value-type="float">
            <text:p>7102724</text:p>
          </table:table-cell>
          <table:table-cell table:formula="of:=[.A446]/1000/(60*60*24)" office:value-type="time" office:time-value="PT01H58M22.724S" calcext:value-type="time">
            <text:p>01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3" calcext:value-type="float">
            <text:p>288.83</text:p>
          </table:table-cell>
          <table:table-cell office:value-type="float" office:value="484.31" calcext:value-type="float">
            <text:p>484.31</text:p>
          </table:table-cell>
          <table:table-cell office:value-type="float" office:value="598.08" calcext:value-type="float">
            <text:p>598.08</text:p>
          </table:table-cell>
        </table:table-row>
        <table:table-row table:style-name="ro1">
          <table:table-cell office:value-type="float" office:value="7118724" calcext:value-type="float">
            <text:p>7118724</text:p>
          </table:table-cell>
          <table:table-cell table:formula="of:=[.A447]/1000/(60*60*24)" office:value-type="time" office:time-value="PT01H58M38.724S" calcext:value-type="time">
            <text:p>01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485.38" calcext:value-type="float">
            <text:p>485.38</text:p>
          </table:table-cell>
          <table:table-cell office:value-type="float" office:value="599.36" calcext:value-type="float">
            <text:p>599.36</text:p>
          </table:table-cell>
        </table:table-row>
        <table:table-row table:style-name="ro1">
          <table:table-cell office:value-type="float" office:value="7134724" calcext:value-type="float">
            <text:p>7134724</text:p>
          </table:table-cell>
          <table:table-cell table:formula="of:=[.A448]/1000/(60*60*24)" office:value-type="time" office:time-value="PT01H58M54.724S" calcext:value-type="time">
            <text:p>01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486.44" calcext:value-type="float">
            <text:p>486.44</text:p>
          </table:table-cell>
          <table:table-cell office:value-type="float" office:value="600.65" calcext:value-type="float">
            <text:p>600.65</text:p>
          </table:table-cell>
        </table:table-row>
        <table:table-row table:style-name="ro1">
          <table:table-cell office:value-type="float" office:value="7150724" calcext:value-type="float">
            <text:p>7150724</text:p>
          </table:table-cell>
          <table:table-cell table:formula="of:=[.A449]/1000/(60*60*24)" office:value-type="time" office:time-value="PT01H59M10.724S" calcext:value-type="time">
            <text:p>01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487.51" calcext:value-type="float">
            <text:p>487.51</text:p>
          </table:table-cell>
          <table:table-cell office:value-type="float" office:value="601.93" calcext:value-type="float">
            <text:p>601.93</text:p>
          </table:table-cell>
        </table:table-row>
        <table:table-row table:style-name="ro1">
          <table:table-cell office:value-type="float" office:value="7166723" calcext:value-type="float">
            <text:p>7166723</text:p>
          </table:table-cell>
          <table:table-cell table:formula="of:=[.A450]/1000/(60*60*24)" office:value-type="time" office:time-value="PT01H59M26.723S" calcext:value-type="time">
            <text:p>01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488.58" calcext:value-type="float">
            <text:p>488.58</text:p>
          </table:table-cell>
          <table:table-cell office:value-type="float" office:value="603.22" calcext:value-type="float">
            <text:p>603.22</text:p>
          </table:table-cell>
        </table:table-row>
        <table:table-row table:style-name="ro1">
          <table:table-cell office:value-type="float" office:value="7182724" calcext:value-type="float">
            <text:p>7182724</text:p>
          </table:table-cell>
          <table:table-cell table:formula="of:=[.A451]/1000/(60*60*24)" office:value-type="time" office:time-value="PT01H59M42.724S" calcext:value-type="time">
            <text:p>01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89.64" calcext:value-type="float">
            <text:p>489.64</text:p>
          </table:table-cell>
          <table:table-cell office:value-type="float" office:value="604.5" calcext:value-type="float">
            <text:p>604.5</text:p>
          </table:table-cell>
        </table:table-row>
        <table:table-row table:style-name="ro1">
          <table:table-cell office:value-type="float" office:value="7198724" calcext:value-type="float">
            <text:p>7198724</text:p>
          </table:table-cell>
          <table:table-cell table:formula="of:=[.A452]/1000/(60*60*24)" office:value-type="time" office:time-value="PT01H59M58.724S" calcext:value-type="time">
            <text:p>01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490.71" calcext:value-type="float">
            <text:p>490.71</text:p>
          </table:table-cell>
          <table:table-cell office:value-type="float" office:value="605.78" calcext:value-type="float">
            <text:p>605.78</text:p>
          </table:table-cell>
        </table:table-row>
        <table:table-row table:style-name="ro1">
          <table:table-cell office:value-type="float" office:value="7214724" calcext:value-type="float">
            <text:p>7214724</text:p>
          </table:table-cell>
          <table:table-cell table:formula="of:=[.A453]/1000/(60*60*24)" office:value-type="time" office:time-value="PT02H00M14.724S" calcext:value-type="time">
            <text:p>02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91.77" calcext:value-type="float">
            <text:p>491.77</text:p>
          </table:table-cell>
          <table:table-cell office:value-type="float" office:value="607.07" calcext:value-type="float">
            <text:p>607.07</text:p>
          </table:table-cell>
        </table:table-row>
        <table:table-row table:style-name="ro1">
          <table:table-cell office:value-type="float" office:value="7230724" calcext:value-type="float">
            <text:p>7230724</text:p>
          </table:table-cell>
          <table:table-cell table:formula="of:=[.A454]/1000/(60*60*24)" office:value-type="time" office:time-value="PT02H00M30.724S" calcext:value-type="time">
            <text:p>02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92.84" calcext:value-type="float">
            <text:p>492.84</text:p>
          </table:table-cell>
          <table:table-cell office:value-type="float" office:value="608.35" calcext:value-type="float">
            <text:p>608.35</text:p>
          </table:table-cell>
        </table:table-row>
        <table:table-row table:style-name="ro1">
          <table:table-cell office:value-type="float" office:value="7246724" calcext:value-type="float">
            <text:p>7246724</text:p>
          </table:table-cell>
          <table:table-cell table:formula="of:=[.A455]/1000/(60*60*24)" office:value-type="time" office:time-value="PT02H00M46.724S" calcext:value-type="time">
            <text:p>02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93.91" calcext:value-type="float">
            <text:p>493.91</text:p>
          </table:table-cell>
          <table:table-cell office:value-type="float" office:value="609.63" calcext:value-type="float">
            <text:p>609.63</text:p>
          </table:table-cell>
        </table:table-row>
        <table:table-row table:style-name="ro1">
          <table:table-cell office:value-type="float" office:value="7262724" calcext:value-type="float">
            <text:p>7262724</text:p>
          </table:table-cell>
          <table:table-cell table:formula="of:=[.A456]/1000/(60*60*24)" office:value-type="time" office:time-value="PT02H01M02.724S" calcext:value-type="time">
            <text:p>02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94.97" calcext:value-type="float">
            <text:p>494.97</text:p>
          </table:table-cell>
          <table:table-cell office:value-type="float" office:value="610.92" calcext:value-type="float">
            <text:p>610.92</text:p>
          </table:table-cell>
        </table:table-row>
        <table:table-row table:style-name="ro1">
          <table:table-cell office:value-type="float" office:value="7278724" calcext:value-type="float">
            <text:p>7278724</text:p>
          </table:table-cell>
          <table:table-cell table:formula="of:=[.A457]/1000/(60*60*24)" office:value-type="time" office:time-value="PT02H01M18.724S" calcext:value-type="time">
            <text:p>02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96.04" calcext:value-type="float">
            <text:p>496.04</text:p>
          </table:table-cell>
          <table:table-cell office:value-type="float" office:value="612.2" calcext:value-type="float">
            <text:p>612.2</text:p>
          </table:table-cell>
        </table:table-row>
        <table:table-row table:style-name="ro1">
          <table:table-cell office:value-type="float" office:value="7294724" calcext:value-type="float">
            <text:p>7294724</text:p>
          </table:table-cell>
          <table:table-cell table:formula="of:=[.A458]/1000/(60*60*24)" office:value-type="time" office:time-value="PT02H01M34.724S" calcext:value-type="time">
            <text:p>02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97.1" calcext:value-type="float">
            <text:p>497.1</text:p>
          </table:table-cell>
          <table:table-cell office:value-type="float" office:value="613.48" calcext:value-type="float">
            <text:p>613.48</text:p>
          </table:table-cell>
        </table:table-row>
        <table:table-row table:style-name="ro1">
          <table:table-cell office:value-type="float" office:value="7310723" calcext:value-type="float">
            <text:p>7310723</text:p>
          </table:table-cell>
          <table:table-cell table:formula="of:=[.A459]/1000/(60*60*24)" office:value-type="time" office:time-value="PT02H01M50.723S" calcext:value-type="time">
            <text:p>02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98.17" calcext:value-type="float">
            <text:p>498.17</text:p>
          </table:table-cell>
          <table:table-cell office:value-type="float" office:value="614.77" calcext:value-type="float">
            <text:p>614.77</text:p>
          </table:table-cell>
        </table:table-row>
        <table:table-row table:style-name="ro1">
          <table:table-cell office:value-type="float" office:value="7326724" calcext:value-type="float">
            <text:p>7326724</text:p>
          </table:table-cell>
          <table:table-cell table:formula="of:=[.A460]/1000/(60*60*24)" office:value-type="time" office:time-value="PT02H02M06.724S" calcext:value-type="time">
            <text:p>02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99.23" calcext:value-type="float">
            <text:p>499.23</text:p>
          </table:table-cell>
          <table:table-cell office:value-type="float" office:value="616.05" calcext:value-type="float">
            <text:p>616.05</text:p>
          </table:table-cell>
        </table:table-row>
        <table:table-row table:style-name="ro1">
          <table:table-cell office:value-type="float" office:value="7342724" calcext:value-type="float">
            <text:p>7342724</text:p>
          </table:table-cell>
          <table:table-cell table:formula="of:=[.A461]/1000/(60*60*24)" office:value-type="time" office:time-value="PT02H02M22.724S" calcext:value-type="time">
            <text:p>02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0.3" calcext:value-type="float">
            <text:p>500.3</text:p>
          </table:table-cell>
          <table:table-cell office:value-type="float" office:value="617.33" calcext:value-type="float">
            <text:p>617.33</text:p>
          </table:table-cell>
        </table:table-row>
        <table:table-row table:style-name="ro1">
          <table:table-cell office:value-type="float" office:value="7358724" calcext:value-type="float">
            <text:p>7358724</text:p>
          </table:table-cell>
          <table:table-cell table:formula="of:=[.A462]/1000/(60*60*24)" office:value-type="time" office:time-value="PT02H02M38.724S" calcext:value-type="time">
            <text:p>02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1.36" calcext:value-type="float">
            <text:p>501.36</text:p>
          </table:table-cell>
          <table:table-cell office:value-type="float" office:value="618.61" calcext:value-type="float">
            <text:p>618.61</text:p>
          </table:table-cell>
        </table:table-row>
        <table:table-row table:style-name="ro1">
          <table:table-cell office:value-type="float" office:value="7374724" calcext:value-type="float">
            <text:p>7374724</text:p>
          </table:table-cell>
          <table:table-cell table:formula="of:=[.A463]/1000/(60*60*24)" office:value-type="time" office:time-value="PT02H02M54.724S" calcext:value-type="time">
            <text:p>02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2.43" calcext:value-type="float">
            <text:p>502.43</text:p>
          </table:table-cell>
          <table:table-cell office:value-type="float" office:value="619.9" calcext:value-type="float">
            <text:p>619.9</text:p>
          </table:table-cell>
        </table:table-row>
        <table:table-row table:style-name="ro1">
          <table:table-cell office:value-type="float" office:value="7390724" calcext:value-type="float">
            <text:p>7390724</text:p>
          </table:table-cell>
          <table:table-cell table:formula="of:=[.A464]/1000/(60*60*24)" office:value-type="time" office:time-value="PT02H03M10.724S" calcext:value-type="time">
            <text:p>02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3.5" calcext:value-type="float">
            <text:p>503.5</text:p>
          </table:table-cell>
          <table:table-cell office:value-type="float" office:value="621.18" calcext:value-type="float">
            <text:p>621.18</text:p>
          </table:table-cell>
        </table:table-row>
        <table:table-row table:style-name="ro1">
          <table:table-cell office:value-type="float" office:value="7406724" calcext:value-type="float">
            <text:p>7406724</text:p>
          </table:table-cell>
          <table:table-cell table:formula="of:=[.A465]/1000/(60*60*24)" office:value-type="time" office:time-value="PT02H03M26.724S" calcext:value-type="time">
            <text:p>02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4.56" calcext:value-type="float">
            <text:p>504.56</text:p>
          </table:table-cell>
          <table:table-cell office:value-type="float" office:value="622.46" calcext:value-type="float">
            <text:p>622.46</text:p>
          </table:table-cell>
        </table:table-row>
        <table:table-row table:style-name="ro1">
          <table:table-cell office:value-type="float" office:value="7422724" calcext:value-type="float">
            <text:p>7422724</text:p>
          </table:table-cell>
          <table:table-cell table:formula="of:=[.A466]/1000/(60*60*24)" office:value-type="time" office:time-value="PT02H03M42.724S" calcext:value-type="time">
            <text:p>02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05.63" calcext:value-type="float">
            <text:p>505.63</text:p>
          </table:table-cell>
          <table:table-cell office:value-type="float" office:value="623.74" calcext:value-type="float">
            <text:p>623.74</text:p>
          </table:table-cell>
        </table:table-row>
        <table:table-row table:style-name="ro1">
          <table:table-cell office:value-type="float" office:value="7438724" calcext:value-type="float">
            <text:p>7438724</text:p>
          </table:table-cell>
          <table:table-cell table:formula="of:=[.A467]/1000/(60*60*24)" office:value-type="time" office:time-value="PT02H03M58.724S" calcext:value-type="time">
            <text:p>02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06.69" calcext:value-type="float">
            <text:p>506.69</text:p>
          </table:table-cell>
          <table:table-cell office:value-type="float" office:value="625.03" calcext:value-type="float">
            <text:p>625.03</text:p>
          </table:table-cell>
        </table:table-row>
        <table:table-row table:style-name="ro1">
          <table:table-cell office:value-type="float" office:value="7454724" calcext:value-type="float">
            <text:p>7454724</text:p>
          </table:table-cell>
          <table:table-cell table:formula="of:=[.A468]/1000/(60*60*24)" office:value-type="time" office:time-value="PT02H04M14.724S" calcext:value-type="time">
            <text:p>02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07.76" calcext:value-type="float">
            <text:p>507.76</text:p>
          </table:table-cell>
          <table:table-cell office:value-type="float" office:value="626.31" calcext:value-type="float">
            <text:p>626.31</text:p>
          </table:table-cell>
        </table:table-row>
        <table:table-row table:style-name="ro1">
          <table:table-cell office:value-type="float" office:value="7470724" calcext:value-type="float">
            <text:p>7470724</text:p>
          </table:table-cell>
          <table:table-cell table:formula="of:=[.A469]/1000/(60*60*24)" office:value-type="time" office:time-value="PT02H04M30.724S" calcext:value-type="time">
            <text:p>02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08.82" calcext:value-type="float">
            <text:p>508.82</text:p>
          </table:table-cell>
          <table:table-cell office:value-type="float" office:value="627.59" calcext:value-type="float">
            <text:p>627.59</text:p>
          </table:table-cell>
        </table:table-row>
        <table:table-row table:style-name="ro1">
          <table:table-cell office:value-type="float" office:value="7486724" calcext:value-type="float">
            <text:p>7486724</text:p>
          </table:table-cell>
          <table:table-cell table:formula="of:=[.A470]/1000/(60*60*24)" office:value-type="time" office:time-value="PT02H04M46.724S" calcext:value-type="time">
            <text:p>02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09.89" calcext:value-type="float">
            <text:p>509.89</text:p>
          </table:table-cell>
          <table:table-cell office:value-type="float" office:value="628.87" calcext:value-type="float">
            <text:p>628.87</text:p>
          </table:table-cell>
        </table:table-row>
        <table:table-row table:style-name="ro1">
          <table:table-cell office:value-type="float" office:value="7502724" calcext:value-type="float">
            <text:p>7502724</text:p>
          </table:table-cell>
          <table:table-cell table:formula="of:=[.A471]/1000/(60*60*24)" office:value-type="time" office:time-value="PT02H05M02.724S" calcext:value-type="time">
            <text:p>02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0.95" calcext:value-type="float">
            <text:p>510.95</text:p>
          </table:table-cell>
          <table:table-cell office:value-type="float" office:value="630.16" calcext:value-type="float">
            <text:p>630.16</text:p>
          </table:table-cell>
        </table:table-row>
        <table:table-row table:style-name="ro1">
          <table:table-cell office:value-type="float" office:value="7518724" calcext:value-type="float">
            <text:p>7518724</text:p>
          </table:table-cell>
          <table:table-cell table:formula="of:=[.A472]/1000/(60*60*24)" office:value-type="time" office:time-value="PT02H05M18.724S" calcext:value-type="time">
            <text:p>02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12.02" calcext:value-type="float">
            <text:p>512.02</text:p>
          </table:table-cell>
          <table:table-cell office:value-type="float" office:value="631.44" calcext:value-type="float">
            <text:p>631.44</text:p>
          </table:table-cell>
        </table:table-row>
        <table:table-row table:style-name="ro1">
          <table:table-cell office:value-type="float" office:value="7534724" calcext:value-type="float">
            <text:p>7534724</text:p>
          </table:table-cell>
          <table:table-cell table:formula="of:=[.A473]/1000/(60*60*24)" office:value-type="time" office:time-value="PT02H05M34.724S" calcext:value-type="time">
            <text:p>02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3.08" calcext:value-type="float">
            <text:p>513.08</text:p>
          </table:table-cell>
          <table:table-cell office:value-type="float" office:value="632.72" calcext:value-type="float">
            <text:p>632.72</text:p>
          </table:table-cell>
        </table:table-row>
        <table:table-row table:style-name="ro1">
          <table:table-cell office:value-type="float" office:value="7550724" calcext:value-type="float">
            <text:p>7550724</text:p>
          </table:table-cell>
          <table:table-cell table:formula="of:=[.A474]/1000/(60*60*24)" office:value-type="time" office:time-value="PT02H05M50.724S" calcext:value-type="time">
            <text:p>02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4.14" calcext:value-type="float">
            <text:p>514.1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7566724" calcext:value-type="float">
            <text:p>7566724</text:p>
          </table:table-cell>
          <table:table-cell table:formula="of:=[.A475]/1000/(60*60*24)" office:value-type="time" office:time-value="PT02H06M06.724S" calcext:value-type="time">
            <text:p>02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5.21" calcext:value-type="float">
            <text:p>515.21</text:p>
          </table:table-cell>
          <table:table-cell office:value-type="float" office:value="635.28" calcext:value-type="float">
            <text:p>635.28</text:p>
          </table:table-cell>
        </table:table-row>
        <table:table-row table:style-name="ro1">
          <table:table-cell office:value-type="float" office:value="7582724" calcext:value-type="float">
            <text:p>7582724</text:p>
          </table:table-cell>
          <table:table-cell table:formula="of:=[.A476]/1000/(60*60*24)" office:value-type="time" office:time-value="PT02H06M22.724S" calcext:value-type="time">
            <text:p>02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6.27" calcext:value-type="float">
            <text:p>516.27</text:p>
          </table:table-cell>
          <table:table-cell office:value-type="float" office:value="636.56" calcext:value-type="float">
            <text:p>636.56</text:p>
          </table:table-cell>
        </table:table-row>
        <table:table-row table:style-name="ro1">
          <table:table-cell office:value-type="float" office:value="7598724" calcext:value-type="float">
            <text:p>7598724</text:p>
          </table:table-cell>
          <table:table-cell table:formula="of:=[.A477]/1000/(60*60*24)" office:value-type="time" office:time-value="PT02H06M38.724S" calcext:value-type="time">
            <text:p>02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7.34" calcext:value-type="float">
            <text:p>517.34</text:p>
          </table:table-cell>
          <table:table-cell office:value-type="float" office:value="637.85" calcext:value-type="float">
            <text:p>637.85</text:p>
          </table:table-cell>
        </table:table-row>
        <table:table-row table:style-name="ro1">
          <table:table-cell office:value-type="float" office:value="7614724" calcext:value-type="float">
            <text:p>7614724</text:p>
          </table:table-cell>
          <table:table-cell table:formula="of:=[.A478]/1000/(60*60*24)" office:value-type="time" office:time-value="PT02H06M54.724S" calcext:value-type="time">
            <text:p>02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8.4" calcext:value-type="float">
            <text:p>518.4</text:p>
          </table:table-cell>
          <table:table-cell office:value-type="float" office:value="639.13" calcext:value-type="float">
            <text:p>639.13</text:p>
          </table:table-cell>
        </table:table-row>
        <table:table-row table:style-name="ro1">
          <table:table-cell office:value-type="float" office:value="7630724" calcext:value-type="float">
            <text:p>7630724</text:p>
          </table:table-cell>
          <table:table-cell table:formula="of:=[.A479]/1000/(60*60*24)" office:value-type="time" office:time-value="PT02H07M10.724S" calcext:value-type="time">
            <text:p>02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19.47" calcext:value-type="float">
            <text:p>519.47</text:p>
          </table:table-cell>
          <table:table-cell office:value-type="float" office:value="640.41" calcext:value-type="float">
            <text:p>640.41</text:p>
          </table:table-cell>
        </table:table-row>
        <table:table-row table:style-name="ro1">
          <table:table-cell office:value-type="float" office:value="7646724" calcext:value-type="float">
            <text:p>7646724</text:p>
          </table:table-cell>
          <table:table-cell table:formula="of:=[.A480]/1000/(60*60*24)" office:value-type="time" office:time-value="PT02H07M26.724S" calcext:value-type="time">
            <text:p>02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520.53" calcext:value-type="float">
            <text:p>520.53</text:p>
          </table:table-cell>
          <table:table-cell office:value-type="float" office:value="641.69" calcext:value-type="float">
            <text:p>641.69</text:p>
          </table:table-cell>
        </table:table-row>
        <table:table-row table:style-name="ro1">
          <table:table-cell office:value-type="float" office:value="7662724" calcext:value-type="float">
            <text:p>7662724</text:p>
          </table:table-cell>
          <table:table-cell table:formula="of:=[.A481]/1000/(60*60*24)" office:value-type="time" office:time-value="PT02H07M42.724S" calcext:value-type="time">
            <text:p>02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21.6" calcext:value-type="float">
            <text:p>521.6</text:p>
          </table:table-cell>
          <table:table-cell office:value-type="float" office:value="642.97" calcext:value-type="float">
            <text:p>642.97</text:p>
          </table:table-cell>
        </table:table-row>
        <table:table-row table:style-name="ro1">
          <table:table-cell office:value-type="float" office:value="7678724" calcext:value-type="float">
            <text:p>7678724</text:p>
          </table:table-cell>
          <table:table-cell table:formula="of:=[.A482]/1000/(60*60*24)" office:value-type="time" office:time-value="PT02H07M58.724S" calcext:value-type="time">
            <text:p>02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522.66" calcext:value-type="float">
            <text:p>522.66</text:p>
          </table:table-cell>
          <table:table-cell office:value-type="float" office:value="644.25" calcext:value-type="float">
            <text:p>644.25</text:p>
          </table:table-cell>
        </table:table-row>
        <table:table-row table:style-name="ro1">
          <table:table-cell office:value-type="float" office:value="7694724" calcext:value-type="float">
            <text:p>7694724</text:p>
          </table:table-cell>
          <table:table-cell table:formula="of:=[.A483]/1000/(60*60*24)" office:value-type="time" office:time-value="PT02H08M14.724S" calcext:value-type="time">
            <text:p>02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7.39" calcext:value-type="float">
            <text:p>287.39</text:p>
          </table:table-cell>
          <table:table-cell office:value-type="float" office:value="523.72" calcext:value-type="float">
            <text:p>523.72</text:p>
          </table:table-cell>
          <table:table-cell office:value-type="float" office:value="645.53" calcext:value-type="float">
            <text:p>645.53</text:p>
          </table:table-cell>
        </table:table-row>
        <table:table-row table:style-name="ro1">
          <table:table-cell office:value-type="float" office:value="7710724" calcext:value-type="float">
            <text:p>7710724</text:p>
          </table:table-cell>
          <table:table-cell table:formula="of:=[.A484]/1000/(60*60*24)" office:value-type="time" office:time-value="PT02H08M30.724S" calcext:value-type="time">
            <text:p>02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24.79" calcext:value-type="float">
            <text:p>524.79</text:p>
          </table:table-cell>
          <table:table-cell office:value-type="float" office:value="646.81" calcext:value-type="float">
            <text:p>646.81</text:p>
          </table:table-cell>
        </table:table-row>
        <table:table-row table:style-name="ro1">
          <table:table-cell office:value-type="float" office:value="7726724" calcext:value-type="float">
            <text:p>7726724</text:p>
          </table:table-cell>
          <table:table-cell table:formula="of:=[.A485]/1000/(60*60*24)" office:value-type="time" office:time-value="PT02H08M46.724S" calcext:value-type="time">
            <text:p>02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25.85" calcext:value-type="float">
            <text:p>525.85</text:p>
          </table:table-cell>
          <table:table-cell office:value-type="float" office:value="648.1" calcext:value-type="float">
            <text:p>648.1</text:p>
          </table:table-cell>
        </table:table-row>
        <table:table-row table:style-name="ro1">
          <table:table-cell office:value-type="float" office:value="7742724" calcext:value-type="float">
            <text:p>7742724</text:p>
          </table:table-cell>
          <table:table-cell table:formula="of:=[.A486]/1000/(60*60*24)" office:value-type="time" office:time-value="PT02H09M02.724S" calcext:value-type="time">
            <text:p>02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26.92" calcext:value-type="float">
            <text:p>526.92</text:p>
          </table:table-cell>
          <table:table-cell office:value-type="float" office:value="649.38" calcext:value-type="float">
            <text:p>649.38</text:p>
          </table:table-cell>
        </table:table-row>
        <table:table-row table:style-name="ro1">
          <table:table-cell office:value-type="float" office:value="7758724" calcext:value-type="float">
            <text:p>7758724</text:p>
          </table:table-cell>
          <table:table-cell table:formula="of:=[.A487]/1000/(60*60*24)" office:value-type="time" office:time-value="PT02H09M18.724S" calcext:value-type="time">
            <text:p>02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527.98" calcext:value-type="float">
            <text:p>527.98</text:p>
          </table:table-cell>
          <table:table-cell office:value-type="float" office:value="650.66" calcext:value-type="float">
            <text:p>650.66</text:p>
          </table:table-cell>
        </table:table-row>
        <table:table-row table:style-name="ro1">
          <table:table-cell office:value-type="float" office:value="7774724" calcext:value-type="float">
            <text:p>7774724</text:p>
          </table:table-cell>
          <table:table-cell table:formula="of:=[.A488]/1000/(60*60*24)" office:value-type="time" office:time-value="PT02H09M34.724S" calcext:value-type="time">
            <text:p>02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7.27" calcext:value-type="float">
            <text:p>287.27</text:p>
          </table:table-cell>
          <table:table-cell office:value-type="float" office:value="529.05" calcext:value-type="float">
            <text:p>529.05</text:p>
          </table:table-cell>
          <table:table-cell office:value-type="float" office:value="651.94" calcext:value-type="float">
            <text:p>651.94</text:p>
          </table:table-cell>
        </table:table-row>
        <table:table-row table:style-name="ro1">
          <table:table-cell office:value-type="float" office:value="7790724" calcext:value-type="float">
            <text:p>7790724</text:p>
          </table:table-cell>
          <table:table-cell table:formula="of:=[.A489]/1000/(60*60*24)" office:value-type="time" office:time-value="PT02H09M50.724S" calcext:value-type="time">
            <text:p>02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30.11" calcext:value-type="float">
            <text:p>530.11</text:p>
          </table:table-cell>
          <table:table-cell office:value-type="float" office:value="653.22" calcext:value-type="float">
            <text:p>653.22</text:p>
          </table:table-cell>
        </table:table-row>
        <table:table-row table:style-name="ro1">
          <table:table-cell office:value-type="float" office:value="7806724" calcext:value-type="float">
            <text:p>7806724</text:p>
          </table:table-cell>
          <table:table-cell table:formula="of:=[.A490]/1000/(60*60*24)" office:value-type="time" office:time-value="PT02H10M06.724S" calcext:value-type="time">
            <text:p>02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31.17" calcext:value-type="float">
            <text:p>531.17</text:p>
          </table:table-cell>
          <table:table-cell office:value-type="float" office:value="654.5" calcext:value-type="float">
            <text:p>654.5</text:p>
          </table:table-cell>
        </table:table-row>
        <table:table-row table:style-name="ro1">
          <table:table-cell office:value-type="float" office:value="7822724" calcext:value-type="float">
            <text:p>7822724</text:p>
          </table:table-cell>
          <table:table-cell table:formula="of:=[.A491]/1000/(60*60*24)" office:value-type="time" office:time-value="PT02H10M22.724S" calcext:value-type="time">
            <text:p>02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32.24" calcext:value-type="float">
            <text:p>532.24</text:p>
          </table:table-cell>
          <table:table-cell office:value-type="float" office:value="655.78" calcext:value-type="float">
            <text:p>655.78</text:p>
          </table:table-cell>
        </table:table-row>
        <table:table-row table:style-name="ro1">
          <table:table-cell office:value-type="float" office:value="7838723" calcext:value-type="float">
            <text:p>7838723</text:p>
          </table:table-cell>
          <table:table-cell table:formula="of:=[.A492]/1000/(60*60*24)" office:value-type="time" office:time-value="PT02H10M38.723S" calcext:value-type="time">
            <text:p>02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33.3" calcext:value-type="float">
            <text:p>533.3</text:p>
          </table:table-cell>
          <table:table-cell office:value-type="float" office:value="657.06" calcext:value-type="float">
            <text:p>657.06</text:p>
          </table:table-cell>
        </table:table-row>
        <table:table-row table:style-name="ro1">
          <table:table-cell office:value-type="float" office:value="7854724" calcext:value-type="float">
            <text:p>7854724</text:p>
          </table:table-cell>
          <table:table-cell table:formula="of:=[.A493]/1000/(60*60*24)" office:value-type="time" office:time-value="PT02H10M54.724S" calcext:value-type="time">
            <text:p>02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34.37" calcext:value-type="float">
            <text:p>534.37</text:p>
          </table:table-cell>
          <table:table-cell office:value-type="float" office:value="658.34" calcext:value-type="float">
            <text:p>658.34</text:p>
          </table:table-cell>
        </table:table-row>
        <table:table-row table:style-name="ro1">
          <table:table-cell office:value-type="float" office:value="7870724" calcext:value-type="float">
            <text:p>7870724</text:p>
          </table:table-cell>
          <table:table-cell table:formula="of:=[.A494]/1000/(60*60*24)" office:value-type="time" office:time-value="PT02H11M10.724S" calcext:value-type="time">
            <text:p>02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35.43" calcext:value-type="float">
            <text:p>535.43</text:p>
          </table:table-cell>
          <table:table-cell office:value-type="float" office:value="659.62" calcext:value-type="float">
            <text:p>659.62</text:p>
          </table:table-cell>
        </table:table-row>
        <table:table-row table:style-name="ro1">
          <table:table-cell office:value-type="float" office:value="7886724" calcext:value-type="float">
            <text:p>7886724</text:p>
          </table:table-cell>
          <table:table-cell table:formula="of:=[.A495]/1000/(60*60*24)" office:value-type="time" office:time-value="PT02H11M26.724S" calcext:value-type="time">
            <text:p>02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36.49" calcext:value-type="float">
            <text:p>536.49</text:p>
          </table:table-cell>
          <table:table-cell office:value-type="float" office:value="660.9" calcext:value-type="float">
            <text:p>660.9</text:p>
          </table:table-cell>
        </table:table-row>
        <table:table-row table:style-name="ro1">
          <table:table-cell office:value-type="float" office:value="7902724" calcext:value-type="float">
            <text:p>7902724</text:p>
          </table:table-cell>
          <table:table-cell table:formula="of:=[.A496]/1000/(60*60*24)" office:value-type="time" office:time-value="PT02H11M42.724S" calcext:value-type="time">
            <text:p>02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37.56" calcext:value-type="float">
            <text:p>537.56</text:p>
          </table:table-cell>
          <table:table-cell office:value-type="float" office:value="662.18" calcext:value-type="float">
            <text:p>662.18</text:p>
          </table:table-cell>
        </table:table-row>
        <table:table-row table:style-name="ro1">
          <table:table-cell office:value-type="float" office:value="7918724" calcext:value-type="float">
            <text:p>7918724</text:p>
          </table:table-cell>
          <table:table-cell table:formula="of:=[.A497]/1000/(60*60*24)" office:value-type="time" office:time-value="PT02H11M58.724S" calcext:value-type="time">
            <text:p>02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538.62" calcext:value-type="float">
            <text:p>538.62</text:p>
          </table:table-cell>
          <table:table-cell office:value-type="float" office:value="663.46" calcext:value-type="float">
            <text:p>663.46</text:p>
          </table:table-cell>
        </table:table-row>
        <table:table-row table:style-name="ro1">
          <table:table-cell office:value-type="float" office:value="7934724" calcext:value-type="float">
            <text:p>7934724</text:p>
          </table:table-cell>
          <table:table-cell table:formula="of:=[.A498]/1000/(60*60*24)" office:value-type="time" office:time-value="PT02H12M14.724S" calcext:value-type="time">
            <text:p>02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539.69" calcext:value-type="float">
            <text:p>539.69</text:p>
          </table:table-cell>
          <table:table-cell office:value-type="float" office:value="664.74" calcext:value-type="float">
            <text:p>664.74</text:p>
          </table:table-cell>
        </table:table-row>
        <table:table-row table:style-name="ro1">
          <table:table-cell office:value-type="float" office:value="7950724" calcext:value-type="float">
            <text:p>7950724</text:p>
          </table:table-cell>
          <table:table-cell table:formula="of:=[.A499]/1000/(60*60*24)" office:value-type="time" office:time-value="PT02H12M30.724S" calcext:value-type="time">
            <text:p>02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0.75" calcext:value-type="float">
            <text:p>540.75</text:p>
          </table:table-cell>
          <table:table-cell office:value-type="float" office:value="666.02" calcext:value-type="float">
            <text:p>666.02</text:p>
          </table:table-cell>
        </table:table-row>
        <table:table-row table:style-name="ro1">
          <table:table-cell office:value-type="float" office:value="7966724" calcext:value-type="float">
            <text:p>7966724</text:p>
          </table:table-cell>
          <table:table-cell table:formula="of:=[.A500]/1000/(60*60*24)" office:value-type="time" office:time-value="PT02H12M46.724S" calcext:value-type="time">
            <text:p>02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1.81" calcext:value-type="float">
            <text:p>541.81</text:p>
          </table:table-cell>
          <table:table-cell office:value-type="float" office:value="667.3" calcext:value-type="float">
            <text:p>667.3</text:p>
          </table:table-cell>
        </table:table-row>
        <table:table-row table:style-name="ro1">
          <table:table-cell office:value-type="float" office:value="7982724" calcext:value-type="float">
            <text:p>7982724</text:p>
          </table:table-cell>
          <table:table-cell table:formula="of:=[.A501]/1000/(60*60*24)" office:value-type="time" office:time-value="PT02H13M02.724S" calcext:value-type="time">
            <text:p>02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2.88" calcext:value-type="float">
            <text:p>542.88</text:p>
          </table:table-cell>
          <table:table-cell office:value-type="float" office:value="668.58" calcext:value-type="float">
            <text:p>668.58</text:p>
          </table:table-cell>
        </table:table-row>
        <table:table-row table:style-name="ro1">
          <table:table-cell office:value-type="float" office:value="7998724" calcext:value-type="float">
            <text:p>7998724</text:p>
          </table:table-cell>
          <table:table-cell table:formula="of:=[.A502]/1000/(60*60*24)" office:value-type="time" office:time-value="PT02H13M18.724S" calcext:value-type="time">
            <text:p>02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3.94" calcext:value-type="float">
            <text:p>543.94</text:p>
          </table:table-cell>
          <table:table-cell office:value-type="float" office:value="669.86" calcext:value-type="float">
            <text:p>669.86</text:p>
          </table:table-cell>
        </table:table-row>
        <table:table-row table:style-name="ro1">
          <table:table-cell office:value-type="float" office:value="8014724" calcext:value-type="float">
            <text:p>8014724</text:p>
          </table:table-cell>
          <table:table-cell table:formula="of:=[.A503]/1000/(60*60*24)" office:value-type="time" office:time-value="PT02H13M34.724S" calcext:value-type="time">
            <text:p>02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545" calcext:value-type="float">
            <text:p>545</text:p>
          </table:table-cell>
          <table:table-cell office:value-type="float" office:value="671.14" calcext:value-type="float">
            <text:p>671.14</text:p>
          </table:table-cell>
        </table:table-row>
        <table:table-row table:style-name="ro1">
          <table:table-cell office:value-type="float" office:value="8030724" calcext:value-type="float">
            <text:p>8030724</text:p>
          </table:table-cell>
          <table:table-cell table:formula="of:=[.A504]/1000/(60*60*24)" office:value-type="time" office:time-value="PT02H13M50.724S" calcext:value-type="time">
            <text:p>02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6.07" calcext:value-type="float">
            <text:p>546.07</text:p>
          </table:table-cell>
          <table:table-cell office:value-type="float" office:value="672.42" calcext:value-type="float">
            <text:p>672.42</text:p>
          </table:table-cell>
        </table:table-row>
        <table:table-row table:style-name="ro1">
          <table:table-cell office:value-type="float" office:value="8046724" calcext:value-type="float">
            <text:p>8046724</text:p>
          </table:table-cell>
          <table:table-cell table:formula="of:=[.A505]/1000/(60*60*24)" office:value-type="time" office:time-value="PT02H14M06.724S" calcext:value-type="time">
            <text:p>02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47.13" calcext:value-type="float">
            <text:p>547.13</text:p>
          </table:table-cell>
          <table:table-cell office:value-type="float" office:value="673.7" calcext:value-type="float">
            <text:p>673.7</text:p>
          </table:table-cell>
        </table:table-row>
        <table:table-row table:style-name="ro1">
          <table:table-cell office:value-type="float" office:value="8062724" calcext:value-type="float">
            <text:p>8062724</text:p>
          </table:table-cell>
          <table:table-cell table:formula="of:=[.A506]/1000/(60*60*24)" office:value-type="time" office:time-value="PT02H14M22.724S" calcext:value-type="time">
            <text:p>02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48.19" calcext:value-type="float">
            <text:p>548.19</text:p>
          </table:table-cell>
          <table:table-cell office:value-type="float" office:value="674.98" calcext:value-type="float">
            <text:p>674.98</text:p>
          </table:table-cell>
        </table:table-row>
        <table:table-row table:style-name="ro1">
          <table:table-cell office:value-type="float" office:value="8078724" calcext:value-type="float">
            <text:p>8078724</text:p>
          </table:table-cell>
          <table:table-cell table:formula="of:=[.A507]/1000/(60*60*24)" office:value-type="time" office:time-value="PT02H14M38.724S" calcext:value-type="time">
            <text:p>02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549.26" calcext:value-type="float">
            <text:p>549.26</text:p>
          </table:table-cell>
          <table:table-cell office:value-type="float" office:value="676.26" calcext:value-type="float">
            <text:p>676.26</text:p>
          </table:table-cell>
        </table:table-row>
        <table:table-row table:style-name="ro1">
          <table:table-cell office:value-type="float" office:value="8094724" calcext:value-type="float">
            <text:p>8094724</text:p>
          </table:table-cell>
          <table:table-cell table:formula="of:=[.A508]/1000/(60*60*24)" office:value-type="time" office:time-value="PT02H14M54.724S" calcext:value-type="time">
            <text:p>02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0.32" calcext:value-type="float">
            <text:p>550.32</text:p>
          </table:table-cell>
          <table:table-cell office:value-type="float" office:value="677.54" calcext:value-type="float">
            <text:p>677.54</text:p>
          </table:table-cell>
        </table:table-row>
        <table:table-row table:style-name="ro1">
          <table:table-cell office:value-type="float" office:value="8110724" calcext:value-type="float">
            <text:p>8110724</text:p>
          </table:table-cell>
          <table:table-cell table:formula="of:=[.A509]/1000/(60*60*24)" office:value-type="time" office:time-value="PT02H15M10.724S" calcext:value-type="time">
            <text:p>02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1.38" calcext:value-type="float">
            <text:p>551.38</text:p>
          </table:table-cell>
          <table:table-cell office:value-type="float" office:value="678.81" calcext:value-type="float">
            <text:p>678.81</text:p>
          </table:table-cell>
        </table:table-row>
        <table:table-row table:style-name="ro1">
          <table:table-cell office:value-type="float" office:value="8126724" calcext:value-type="float">
            <text:p>8126724</text:p>
          </table:table-cell>
          <table:table-cell table:formula="of:=[.A510]/1000/(60*60*24)" office:value-type="time" office:time-value="PT02H15M26.724S" calcext:value-type="time">
            <text:p>02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2.45" calcext:value-type="float">
            <text:p>552.45</text:p>
          </table:table-cell>
          <table:table-cell office:value-type="float" office:value="680.09" calcext:value-type="float">
            <text:p>680.09</text:p>
          </table:table-cell>
        </table:table-row>
        <table:table-row table:style-name="ro1">
          <table:table-cell office:value-type="float" office:value="8142724" calcext:value-type="float">
            <text:p>8142724</text:p>
          </table:table-cell>
          <table:table-cell table:formula="of:=[.A511]/1000/(60*60*24)" office:value-type="time" office:time-value="PT02H15M42.724S" calcext:value-type="time">
            <text:p>02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3.51" calcext:value-type="float">
            <text:p>553.51</text:p>
          </table:table-cell>
          <table:table-cell office:value-type="float" office:value="681.37" calcext:value-type="float">
            <text:p>681.37</text:p>
          </table:table-cell>
        </table:table-row>
        <table:table-row table:style-name="ro1">
          <table:table-cell office:value-type="float" office:value="8158724" calcext:value-type="float">
            <text:p>8158724</text:p>
          </table:table-cell>
          <table:table-cell table:formula="of:=[.A512]/1000/(60*60*24)" office:value-type="time" office:time-value="PT02H15M58.724S" calcext:value-type="time">
            <text:p>02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4.57" calcext:value-type="float">
            <text:p>554.57</text:p>
          </table:table-cell>
          <table:table-cell office:value-type="float" office:value="682.65" calcext:value-type="float">
            <text:p>682.65</text:p>
          </table:table-cell>
        </table:table-row>
        <table:table-row table:style-name="ro1">
          <table:table-cell office:value-type="float" office:value="8174724" calcext:value-type="float">
            <text:p>8174724</text:p>
          </table:table-cell>
          <table:table-cell table:formula="of:=[.A513]/1000/(60*60*24)" office:value-type="time" office:time-value="PT02H16M14.724S" calcext:value-type="time">
            <text:p>02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55.64" calcext:value-type="float">
            <text:p>555.64</text:p>
          </table:table-cell>
          <table:table-cell office:value-type="float" office:value="683.93" calcext:value-type="float">
            <text:p>683.93</text:p>
          </table:table-cell>
        </table:table-row>
        <table:table-row table:style-name="ro1">
          <table:table-cell office:value-type="float" office:value="8190724" calcext:value-type="float">
            <text:p>8190724</text:p>
          </table:table-cell>
          <table:table-cell table:formula="of:=[.A514]/1000/(60*60*24)" office:value-type="time" office:time-value="PT02H16M30.724S" calcext:value-type="time">
            <text:p>02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6.7" calcext:value-type="float">
            <text:p>556.7</text:p>
          </table:table-cell>
          <table:table-cell office:value-type="float" office:value="685.21" calcext:value-type="float">
            <text:p>685.21</text:p>
          </table:table-cell>
        </table:table-row>
        <table:table-row table:style-name="ro1">
          <table:table-cell office:value-type="float" office:value="8206724" calcext:value-type="float">
            <text:p>8206724</text:p>
          </table:table-cell>
          <table:table-cell table:formula="of:=[.A515]/1000/(60*60*24)" office:value-type="time" office:time-value="PT02H16M46.724S" calcext:value-type="time">
            <text:p>02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57.76" calcext:value-type="float">
            <text:p>557.76</text:p>
          </table:table-cell>
          <table:table-cell office:value-type="float" office:value="686.49" calcext:value-type="float">
            <text:p>686.49</text:p>
          </table:table-cell>
        </table:table-row>
        <table:table-row table:style-name="ro1">
          <table:table-cell office:value-type="float" office:value="8222724" calcext:value-type="float">
            <text:p>8222724</text:p>
          </table:table-cell>
          <table:table-cell table:formula="of:=[.A516]/1000/(60*60*24)" office:value-type="time" office:time-value="PT02H17M02.724S" calcext:value-type="time">
            <text:p>02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58.83" calcext:value-type="float">
            <text:p>558.83</text:p>
          </table:table-cell>
          <table:table-cell office:value-type="float" office:value="687.76" calcext:value-type="float">
            <text:p>687.76</text:p>
          </table:table-cell>
        </table:table-row>
        <table:table-row table:style-name="ro1">
          <table:table-cell office:value-type="float" office:value="8238724" calcext:value-type="float">
            <text:p>8238724</text:p>
          </table:table-cell>
          <table:table-cell table:formula="of:=[.A517]/1000/(60*60*24)" office:value-type="time" office:time-value="PT02H17M18.724S" calcext:value-type="time">
            <text:p>02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59.89" calcext:value-type="float">
            <text:p>559.89</text:p>
          </table:table-cell>
          <table:table-cell office:value-type="float" office:value="689.04" calcext:value-type="float">
            <text:p>689.04</text:p>
          </table:table-cell>
        </table:table-row>
        <table:table-row table:style-name="ro1">
          <table:table-cell office:value-type="float" office:value="8254724" calcext:value-type="float">
            <text:p>8254724</text:p>
          </table:table-cell>
          <table:table-cell table:formula="of:=[.A518]/1000/(60*60*24)" office:value-type="time" office:time-value="PT02H17M34.724S" calcext:value-type="time">
            <text:p>02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560.95" calcext:value-type="float">
            <text:p>560.95</text:p>
          </table:table-cell>
          <table:table-cell office:value-type="float" office:value="690.32" calcext:value-type="float">
            <text:p>690.32</text:p>
          </table:table-cell>
        </table:table-row>
        <table:table-row table:style-name="ro1">
          <table:table-cell office:value-type="float" office:value="8270724" calcext:value-type="float">
            <text:p>8270724</text:p>
          </table:table-cell>
          <table:table-cell table:formula="of:=[.A519]/1000/(60*60*24)" office:value-type="time" office:time-value="PT02H17M50.724S" calcext:value-type="time">
            <text:p>02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62.02" calcext:value-type="float">
            <text:p>562.02</text:p>
          </table:table-cell>
          <table:table-cell office:value-type="float" office:value="691.6" calcext:value-type="float">
            <text:p>691.6</text:p>
          </table:table-cell>
        </table:table-row>
        <table:table-row table:style-name="ro1">
          <table:table-cell office:value-type="float" office:value="8286724" calcext:value-type="float">
            <text:p>8286724</text:p>
          </table:table-cell>
          <table:table-cell table:formula="of:=[.A520]/1000/(60*60*24)" office:value-type="time" office:time-value="PT02H18M06.724S" calcext:value-type="time">
            <text:p>02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563.08" calcext:value-type="float">
            <text:p>563.08</text:p>
          </table:table-cell>
          <table:table-cell office:value-type="float" office:value="692.88" calcext:value-type="float">
            <text:p>692.88</text:p>
          </table:table-cell>
        </table:table-row>
        <table:table-row table:style-name="ro1">
          <table:table-cell office:value-type="float" office:value="8302723" calcext:value-type="float">
            <text:p>8302723</text:p>
          </table:table-cell>
          <table:table-cell table:formula="of:=[.A521]/1000/(60*60*24)" office:value-type="time" office:time-value="PT02H18M22.723S" calcext:value-type="time">
            <text:p>02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64.14" calcext:value-type="float">
            <text:p>564.14</text:p>
          </table:table-cell>
          <table:table-cell office:value-type="float" office:value="694.15" calcext:value-type="float">
            <text:p>694.15</text:p>
          </table:table-cell>
        </table:table-row>
        <table:table-row table:style-name="ro1">
          <table:table-cell office:value-type="float" office:value="8318724" calcext:value-type="float">
            <text:p>8318724</text:p>
          </table:table-cell>
          <table:table-cell table:formula="of:=[.A522]/1000/(60*60*24)" office:value-type="time" office:time-value="PT02H18M38.724S" calcext:value-type="time">
            <text:p>02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565.21" calcext:value-type="float">
            <text:p>565.21</text:p>
          </table:table-cell>
          <table:table-cell office:value-type="float" office:value="695.43" calcext:value-type="float">
            <text:p>695.43</text:p>
          </table:table-cell>
        </table:table-row>
        <table:table-row table:style-name="ro1">
          <table:table-cell office:value-type="float" office:value="8334724" calcext:value-type="float">
            <text:p>8334724</text:p>
          </table:table-cell>
          <table:table-cell table:formula="of:=[.A523]/1000/(60*60*24)" office:value-type="time" office:time-value="PT02H18M54.724S" calcext:value-type="time">
            <text:p>02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66.27" calcext:value-type="float">
            <text:p>566.27</text:p>
          </table:table-cell>
          <table:table-cell office:value-type="float" office:value="696.71" calcext:value-type="float">
            <text:p>696.71</text:p>
          </table:table-cell>
        </table:table-row>
        <table:table-row table:style-name="ro1">
          <table:table-cell office:value-type="float" office:value="8350724" calcext:value-type="float">
            <text:p>8350724</text:p>
          </table:table-cell>
          <table:table-cell table:formula="of:=[.A524]/1000/(60*60*24)" office:value-type="time" office:time-value="PT02H19M10.724S" calcext:value-type="time">
            <text:p>02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67.33" calcext:value-type="float">
            <text:p>567.33</text:p>
          </table:table-cell>
          <table:table-cell office:value-type="float" office:value="697.99" calcext:value-type="float">
            <text:p>697.99</text:p>
          </table:table-cell>
        </table:table-row>
        <table:table-row table:style-name="ro1">
          <table:table-cell office:value-type="float" office:value="8366724" calcext:value-type="float">
            <text:p>8366724</text:p>
          </table:table-cell>
          <table:table-cell table:formula="of:=[.A525]/1000/(60*60*24)" office:value-type="time" office:time-value="PT02H19M26.724S" calcext:value-type="time">
            <text:p>02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68.39" calcext:value-type="float">
            <text:p>568.39</text:p>
          </table:table-cell>
          <table:table-cell office:value-type="float" office:value="699.26" calcext:value-type="float">
            <text:p>699.26</text:p>
          </table:table-cell>
        </table:table-row>
        <table:table-row table:style-name="ro1">
          <table:table-cell office:value-type="float" office:value="8382724" calcext:value-type="float">
            <text:p>8382724</text:p>
          </table:table-cell>
          <table:table-cell table:formula="of:=[.A526]/1000/(60*60*24)" office:value-type="time" office:time-value="PT02H19M42.724S" calcext:value-type="time">
            <text:p>02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69.46" calcext:value-type="float">
            <text:p>569.46</text:p>
          </table:table-cell>
          <table:table-cell office:value-type="float" office:value="700.54" calcext:value-type="float">
            <text:p>700.54</text:p>
          </table:table-cell>
        </table:table-row>
        <table:table-row table:style-name="ro1">
          <table:table-cell office:value-type="float" office:value="8398724" calcext:value-type="float">
            <text:p>8398724</text:p>
          </table:table-cell>
          <table:table-cell table:formula="of:=[.A527]/1000/(60*60*24)" office:value-type="time" office:time-value="PT02H19M58.724S" calcext:value-type="time">
            <text:p>02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570.52" calcext:value-type="float">
            <text:p>570.52</text:p>
          </table:table-cell>
          <table:table-cell office:value-type="float" office:value="701.82" calcext:value-type="float">
            <text:p>701.82</text:p>
          </table:table-cell>
        </table:table-row>
        <table:table-row table:style-name="ro1">
          <table:table-cell office:value-type="float" office:value="8414724" calcext:value-type="float">
            <text:p>8414724</text:p>
          </table:table-cell>
          <table:table-cell table:formula="of:=[.A528]/1000/(60*60*24)" office:value-type="time" office:time-value="PT02H20M14.724S" calcext:value-type="time">
            <text:p>02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71.58" calcext:value-type="float">
            <text:p>571.58</text:p>
          </table:table-cell>
          <table:table-cell office:value-type="float" office:value="703.1" calcext:value-type="float">
            <text:p>703.1</text:p>
          </table:table-cell>
        </table:table-row>
        <table:table-row table:style-name="ro1">
          <table:table-cell office:value-type="float" office:value="8430724" calcext:value-type="float">
            <text:p>8430724</text:p>
          </table:table-cell>
          <table:table-cell table:formula="of:=[.A529]/1000/(60*60*24)" office:value-type="time" office:time-value="PT02H20M30.724S" calcext:value-type="time">
            <text:p>02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72.64" calcext:value-type="float">
            <text:p>572.64</text:p>
          </table:table-cell>
          <table:table-cell office:value-type="float" office:value="704.37" calcext:value-type="float">
            <text:p>704.37</text:p>
          </table:table-cell>
        </table:table-row>
        <table:table-row table:style-name="ro1">
          <table:table-cell office:value-type="float" office:value="8446724" calcext:value-type="float">
            <text:p>8446724</text:p>
          </table:table-cell>
          <table:table-cell table:formula="of:=[.A530]/1000/(60*60*24)" office:value-type="time" office:time-value="PT02H20M46.724S" calcext:value-type="time">
            <text:p>02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73.71" calcext:value-type="float">
            <text:p>573.71</text:p>
          </table:table-cell>
          <table:table-cell office:value-type="float" office:value="705.65" calcext:value-type="float">
            <text:p>705.65</text:p>
          </table:table-cell>
        </table:table-row>
        <table:table-row table:style-name="ro1">
          <table:table-cell office:value-type="float" office:value="8462724" calcext:value-type="float">
            <text:p>8462724</text:p>
          </table:table-cell>
          <table:table-cell table:formula="of:=[.A531]/1000/(60*60*24)" office:value-type="time" office:time-value="PT02H21M02.724S" calcext:value-type="time">
            <text:p>02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74.77" calcext:value-type="float">
            <text:p>574.77</text:p>
          </table:table-cell>
          <table:table-cell office:value-type="float" office:value="706.93" calcext:value-type="float">
            <text:p>706.93</text:p>
          </table:table-cell>
        </table:table-row>
        <table:table-row table:style-name="ro1">
          <table:table-cell office:value-type="float" office:value="8478724" calcext:value-type="float">
            <text:p>8478724</text:p>
          </table:table-cell>
          <table:table-cell table:formula="of:=[.A532]/1000/(60*60*24)" office:value-type="time" office:time-value="PT02H21M18.724S" calcext:value-type="time">
            <text:p>02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75.83" calcext:value-type="float">
            <text:p>575.83</text:p>
          </table:table-cell>
          <table:table-cell office:value-type="float" office:value="708.2" calcext:value-type="float">
            <text:p>708.2</text:p>
          </table:table-cell>
        </table:table-row>
        <table:table-row table:style-name="ro1">
          <table:table-cell office:value-type="float" office:value="8494724" calcext:value-type="float">
            <text:p>8494724</text:p>
          </table:table-cell>
          <table:table-cell table:formula="of:=[.A533]/1000/(60*60*24)" office:value-type="time" office:time-value="PT02H21M34.724S" calcext:value-type="time">
            <text:p>02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76.89" calcext:value-type="float">
            <text:p>576.89</text:p>
          </table:table-cell>
          <table:table-cell office:value-type="float" office:value="709.48" calcext:value-type="float">
            <text:p>709.48</text:p>
          </table:table-cell>
        </table:table-row>
        <table:table-row table:style-name="ro1">
          <table:table-cell office:value-type="float" office:value="8510724" calcext:value-type="float">
            <text:p>8510724</text:p>
          </table:table-cell>
          <table:table-cell table:formula="of:=[.A534]/1000/(60*60*24)" office:value-type="time" office:time-value="PT02H21M50.724S" calcext:value-type="time">
            <text:p>02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77.96" calcext:value-type="float">
            <text:p>577.96</text:p>
          </table:table-cell>
          <table:table-cell office:value-type="float" office:value="710.76" calcext:value-type="float">
            <text:p>710.76</text:p>
          </table:table-cell>
        </table:table-row>
        <table:table-row table:style-name="ro1">
          <table:table-cell office:value-type="float" office:value="8526724" calcext:value-type="float">
            <text:p>8526724</text:p>
          </table:table-cell>
          <table:table-cell table:formula="of:=[.A535]/1000/(60*60*24)" office:value-type="time" office:time-value="PT02H22M06.724S" calcext:value-type="time">
            <text:p>02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79.02" calcext:value-type="float">
            <text:p>579.02</text:p>
          </table:table-cell>
          <table:table-cell office:value-type="float" office:value="712.03" calcext:value-type="float">
            <text:p>712.03</text:p>
          </table:table-cell>
        </table:table-row>
        <table:table-row table:style-name="ro1">
          <table:table-cell office:value-type="float" office:value="8542724" calcext:value-type="float">
            <text:p>8542724</text:p>
          </table:table-cell>
          <table:table-cell table:formula="of:=[.A536]/1000/(60*60*24)" office:value-type="time" office:time-value="PT02H22M22.724S" calcext:value-type="time">
            <text:p>02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80.08" calcext:value-type="float">
            <text:p>580.08</text:p>
          </table:table-cell>
          <table:table-cell office:value-type="float" office:value="713.31" calcext:value-type="float">
            <text:p>713.31</text:p>
          </table:table-cell>
        </table:table-row>
        <table:table-row table:style-name="ro1">
          <table:table-cell office:value-type="float" office:value="8558724" calcext:value-type="float">
            <text:p>8558724</text:p>
          </table:table-cell>
          <table:table-cell table:formula="of:=[.A537]/1000/(60*60*24)" office:value-type="time" office:time-value="PT02H22M38.724S" calcext:value-type="time">
            <text:p>02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81.14" calcext:value-type="float">
            <text:p>581.14</text:p>
          </table:table-cell>
          <table:table-cell office:value-type="float" office:value="714.58" calcext:value-type="float">
            <text:p>714.58</text:p>
          </table:table-cell>
        </table:table-row>
        <table:table-row table:style-name="ro1">
          <table:table-cell office:value-type="float" office:value="8574724" calcext:value-type="float">
            <text:p>8574724</text:p>
          </table:table-cell>
          <table:table-cell table:formula="of:=[.A538]/1000/(60*60*24)" office:value-type="time" office:time-value="PT02H22M54.724S" calcext:value-type="time">
            <text:p>02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82.21" calcext:value-type="float">
            <text:p>582.21</text:p>
          </table:table-cell>
          <table:table-cell office:value-type="float" office:value="715.86" calcext:value-type="float">
            <text:p>715.86</text:p>
          </table:table-cell>
        </table:table-row>
        <table:table-row table:style-name="ro1">
          <table:table-cell office:value-type="float" office:value="8590724" calcext:value-type="float">
            <text:p>8590724</text:p>
          </table:table-cell>
          <table:table-cell table:formula="of:=[.A539]/1000/(60*60*24)" office:value-type="time" office:time-value="PT02H23M10.724S" calcext:value-type="time">
            <text:p>02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83.27" calcext:value-type="float">
            <text:p>583.27</text:p>
          </table:table-cell>
          <table:table-cell office:value-type="float" office:value="717.14" calcext:value-type="float">
            <text:p>717.14</text:p>
          </table:table-cell>
        </table:table-row>
        <table:table-row table:style-name="ro1">
          <table:table-cell office:value-type="float" office:value="8606724" calcext:value-type="float">
            <text:p>8606724</text:p>
          </table:table-cell>
          <table:table-cell table:formula="of:=[.A540]/1000/(60*60*24)" office:value-type="time" office:time-value="PT02H23M26.724S" calcext:value-type="time">
            <text:p>02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584.33" calcext:value-type="float">
            <text:p>584.33</text:p>
          </table:table-cell>
          <table:table-cell office:value-type="float" office:value="718.41" calcext:value-type="float">
            <text:p>718.41</text:p>
          </table:table-cell>
        </table:table-row>
        <table:table-row table:style-name="ro1">
          <table:table-cell office:value-type="float" office:value="8622724" calcext:value-type="float">
            <text:p>8622724</text:p>
          </table:table-cell>
          <table:table-cell table:formula="of:=[.A541]/1000/(60*60*24)" office:value-type="time" office:time-value="PT02H23M42.724S" calcext:value-type="time">
            <text:p>02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85.39" calcext:value-type="float">
            <text:p>585.39</text:p>
          </table:table-cell>
          <table:table-cell office:value-type="float" office:value="719.69" calcext:value-type="float">
            <text:p>719.69</text:p>
          </table:table-cell>
        </table:table-row>
        <table:table-row table:style-name="ro1">
          <table:table-cell office:value-type="float" office:value="8638724" calcext:value-type="float">
            <text:p>8638724</text:p>
          </table:table-cell>
          <table:table-cell table:formula="of:=[.A542]/1000/(60*60*24)" office:value-type="time" office:time-value="PT02H23M58.724S" calcext:value-type="time">
            <text:p>02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86.46" calcext:value-type="float">
            <text:p>586.46</text:p>
          </table:table-cell>
          <table:table-cell office:value-type="float" office:value="720.96" calcext:value-type="float">
            <text:p>720.96</text:p>
          </table:table-cell>
        </table:table-row>
        <table:table-row table:style-name="ro1">
          <table:table-cell office:value-type="float" office:value="8654724" calcext:value-type="float">
            <text:p>8654724</text:p>
          </table:table-cell>
          <table:table-cell table:formula="of:=[.A543]/1000/(60*60*24)" office:value-type="time" office:time-value="PT02H24M14.724S" calcext:value-type="time">
            <text:p>02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587.52" calcext:value-type="float">
            <text:p>587.52</text:p>
          </table:table-cell>
          <table:table-cell office:value-type="float" office:value="722.24" calcext:value-type="float">
            <text:p>722.24</text:p>
          </table:table-cell>
        </table:table-row>
        <table:table-row table:style-name="ro1">
          <table:table-cell office:value-type="float" office:value="8670724" calcext:value-type="float">
            <text:p>8670724</text:p>
          </table:table-cell>
          <table:table-cell table:formula="of:=[.A544]/1000/(60*60*24)" office:value-type="time" office:time-value="PT02H24M30.724S" calcext:value-type="time">
            <text:p>02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88.58" calcext:value-type="float">
            <text:p>588.58</text:p>
          </table:table-cell>
          <table:table-cell office:value-type="float" office:value="723.52" calcext:value-type="float">
            <text:p>723.52</text:p>
          </table:table-cell>
        </table:table-row>
        <table:table-row table:style-name="ro1">
          <table:table-cell office:value-type="float" office:value="8686724" calcext:value-type="float">
            <text:p>8686724</text:p>
          </table:table-cell>
          <table:table-cell table:formula="of:=[.A545]/1000/(60*60*24)" office:value-type="time" office:time-value="PT02H24M46.724S" calcext:value-type="time">
            <text:p>02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589.64" calcext:value-type="float">
            <text:p>589.64</text:p>
          </table:table-cell>
          <table:table-cell office:value-type="float" office:value="724.79" calcext:value-type="float">
            <text:p>724.79</text:p>
          </table:table-cell>
        </table:table-row>
        <table:table-row table:style-name="ro1">
          <table:table-cell office:value-type="float" office:value="8702724" calcext:value-type="float">
            <text:p>8702724</text:p>
          </table:table-cell>
          <table:table-cell table:formula="of:=[.A546]/1000/(60*60*24)" office:value-type="time" office:time-value="PT02H25M02.724S" calcext:value-type="time">
            <text:p>02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590.71" calcext:value-type="float">
            <text:p>590.71</text:p>
          </table:table-cell>
          <table:table-cell office:value-type="float" office:value="726.07" calcext:value-type="float">
            <text:p>726.07</text:p>
          </table:table-cell>
        </table:table-row>
        <table:table-row table:style-name="ro1">
          <table:table-cell office:value-type="float" office:value="8718724" calcext:value-type="float">
            <text:p>8718724</text:p>
          </table:table-cell>
          <table:table-cell table:formula="of:=[.A547]/1000/(60*60*24)" office:value-type="time" office:time-value="PT02H25M18.724S" calcext:value-type="time">
            <text:p>02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591.77" calcext:value-type="float">
            <text:p>591.77</text:p>
          </table:table-cell>
          <table:table-cell office:value-type="float" office:value="727.34" calcext:value-type="float">
            <text:p>727.34</text:p>
          </table:table-cell>
        </table:table-row>
        <table:table-row table:style-name="ro1">
          <table:table-cell office:value-type="float" office:value="8734724" calcext:value-type="float">
            <text:p>8734724</text:p>
          </table:table-cell>
          <table:table-cell table:formula="of:=[.A548]/1000/(60*60*24)" office:value-type="time" office:time-value="PT02H25M34.724S" calcext:value-type="time">
            <text:p>02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2.83" calcext:value-type="float">
            <text:p>592.83</text:p>
          </table:table-cell>
          <table:table-cell office:value-type="float" office:value="728.62" calcext:value-type="float">
            <text:p>728.62</text:p>
          </table:table-cell>
        </table:table-row>
        <table:table-row table:style-name="ro1">
          <table:table-cell office:value-type="float" office:value="8750724" calcext:value-type="float">
            <text:p>8750724</text:p>
          </table:table-cell>
          <table:table-cell table:formula="of:=[.A549]/1000/(60*60*24)" office:value-type="time" office:time-value="PT02H25M50.724S" calcext:value-type="time">
            <text:p>02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593.89" calcext:value-type="float">
            <text:p>593.89</text:p>
          </table:table-cell>
          <table:table-cell office:value-type="float" office:value="729.89" calcext:value-type="float">
            <text:p>729.89</text:p>
          </table:table-cell>
        </table:table-row>
        <table:table-row table:style-name="ro1">
          <table:table-cell office:value-type="float" office:value="8766724" calcext:value-type="float">
            <text:p>8766724</text:p>
          </table:table-cell>
          <table:table-cell table:formula="of:=[.A550]/1000/(60*60*24)" office:value-type="time" office:time-value="PT02H26M06.724S" calcext:value-type="time">
            <text:p>02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4.96" calcext:value-type="float">
            <text:p>594.96</text:p>
          </table:table-cell>
          <table:table-cell office:value-type="float" office:value="731.17" calcext:value-type="float">
            <text:p>731.17</text:p>
          </table:table-cell>
        </table:table-row>
        <table:table-row table:style-name="ro1">
          <table:table-cell office:value-type="float" office:value="8782724" calcext:value-type="float">
            <text:p>8782724</text:p>
          </table:table-cell>
          <table:table-cell table:formula="of:=[.A551]/1000/(60*60*24)" office:value-type="time" office:time-value="PT02H26M22.724S" calcext:value-type="time">
            <text:p>02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6.02" calcext:value-type="float">
            <text:p>596.02</text:p>
          </table:table-cell>
          <table:table-cell office:value-type="float" office:value="732.44" calcext:value-type="float">
            <text:p>732.44</text:p>
          </table:table-cell>
        </table:table-row>
        <table:table-row table:style-name="ro1">
          <table:table-cell office:value-type="float" office:value="8798724" calcext:value-type="float">
            <text:p>8798724</text:p>
          </table:table-cell>
          <table:table-cell table:formula="of:=[.A552]/1000/(60*60*24)" office:value-type="time" office:time-value="PT02H26M38.724S" calcext:value-type="time">
            <text:p>02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597.08" calcext:value-type="float">
            <text:p>597.08</text:p>
          </table:table-cell>
          <table:table-cell office:value-type="float" office:value="733.72" calcext:value-type="float">
            <text:p>733.72</text:p>
          </table:table-cell>
        </table:table-row>
        <table:table-row table:style-name="ro1">
          <table:table-cell office:value-type="float" office:value="8814724" calcext:value-type="float">
            <text:p>8814724</text:p>
          </table:table-cell>
          <table:table-cell table:formula="of:=[.A553]/1000/(60*60*24)" office:value-type="time" office:time-value="PT02H26M54.724S" calcext:value-type="time">
            <text:p>02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598.14" calcext:value-type="float">
            <text:p>598.14</text:p>
          </table:table-cell>
          <table:table-cell office:value-type="float" office:value="734.99" calcext:value-type="float">
            <text:p>734.99</text:p>
          </table:table-cell>
        </table:table-row>
        <table:table-row table:style-name="ro1">
          <table:table-cell office:value-type="float" office:value="8830724" calcext:value-type="float">
            <text:p>8830724</text:p>
          </table:table-cell>
          <table:table-cell table:formula="of:=[.A554]/1000/(60*60*24)" office:value-type="time" office:time-value="PT02H27M10.724S" calcext:value-type="time">
            <text:p>02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599.21" calcext:value-type="float">
            <text:p>599.21</text:p>
          </table:table-cell>
          <table:table-cell office:value-type="float" office:value="736.27" calcext:value-type="float">
            <text:p>736.27</text:p>
          </table:table-cell>
        </table:table-row>
        <table:table-row table:style-name="ro1">
          <table:table-cell office:value-type="float" office:value="8846724" calcext:value-type="float">
            <text:p>8846724</text:p>
          </table:table-cell>
          <table:table-cell table:formula="of:=[.A555]/1000/(60*60*24)" office:value-type="time" office:time-value="PT02H27M26.724S" calcext:value-type="time">
            <text:p>02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0.27" calcext:value-type="float">
            <text:p>600.27</text:p>
          </table:table-cell>
          <table:table-cell office:value-type="float" office:value="737.54" calcext:value-type="float">
            <text:p>737.54</text:p>
          </table:table-cell>
        </table:table-row>
        <table:table-row table:style-name="ro1">
          <table:table-cell office:value-type="float" office:value="8862724" calcext:value-type="float">
            <text:p>8862724</text:p>
          </table:table-cell>
          <table:table-cell table:formula="of:=[.A556]/1000/(60*60*24)" office:value-type="time" office:time-value="PT02H27M42.724S" calcext:value-type="time">
            <text:p>02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601.33" calcext:value-type="float">
            <text:p>601.33</text:p>
          </table:table-cell>
          <table:table-cell office:value-type="float" office:value="738.82" calcext:value-type="float">
            <text:p>738.82</text:p>
          </table:table-cell>
        </table:table-row>
        <table:table-row table:style-name="ro1">
          <table:table-cell office:value-type="float" office:value="8878724" calcext:value-type="float">
            <text:p>8878724</text:p>
          </table:table-cell>
          <table:table-cell table:formula="of:=[.A557]/1000/(60*60*24)" office:value-type="time" office:time-value="PT02H27M58.724S" calcext:value-type="time">
            <text:p>02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602.39" calcext:value-type="float">
            <text:p>602.39</text:p>
          </table:table-cell>
          <table:table-cell office:value-type="float" office:value="740.09" calcext:value-type="float">
            <text:p>740.09</text:p>
          </table:table-cell>
        </table:table-row>
        <table:table-row table:style-name="ro1">
          <table:table-cell office:value-type="float" office:value="8894724" calcext:value-type="float">
            <text:p>8894724</text:p>
          </table:table-cell>
          <table:table-cell table:formula="of:=[.A558]/1000/(60*60*24)" office:value-type="time" office:time-value="PT02H28M14.724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603.45" calcext:value-type="float">
            <text:p>603.45</text:p>
          </table:table-cell>
          <table:table-cell office:value-type="float" office:value="741.37" calcext:value-type="float">
            <text:p>741.37</text:p>
          </table:table-cell>
        </table:table-row>
        <table:table-row table:style-name="ro1">
          <table:table-cell office:value-type="float" office:value="8910724" calcext:value-type="float">
            <text:p>8910724</text:p>
          </table:table-cell>
          <table:table-cell table:formula="of:=[.A559]/1000/(60*60*24)" office:value-type="time" office:time-value="PT02H28M30.724S" calcext:value-type="time">
            <text:p>02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604.52" calcext:value-type="float">
            <text:p>604.52</text:p>
          </table:table-cell>
          <table:table-cell office:value-type="float" office:value="742.64" calcext:value-type="float">
            <text:p>742.64</text:p>
          </table:table-cell>
        </table:table-row>
        <table:table-row table:style-name="ro1">
          <table:table-cell office:value-type="float" office:value="8926724" calcext:value-type="float">
            <text:p>8926724</text:p>
          </table:table-cell>
          <table:table-cell table:formula="of:=[.A560]/1000/(60*60*24)" office:value-type="time" office:time-value="PT02H28M46.724S" calcext:value-type="time">
            <text:p>02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605.58" calcext:value-type="float">
            <text:p>605.58</text:p>
          </table:table-cell>
          <table:table-cell office:value-type="float" office:value="743.92" calcext:value-type="float">
            <text:p>743.92</text:p>
          </table:table-cell>
        </table:table-row>
        <table:table-row table:style-name="ro1">
          <table:table-cell office:value-type="float" office:value="8942724" calcext:value-type="float">
            <text:p>8942724</text:p>
          </table:table-cell>
          <table:table-cell table:formula="of:=[.A561]/1000/(60*60*24)" office:value-type="time" office:time-value="PT02H29M02.724S" calcext:value-type="time">
            <text:p>02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06.64" calcext:value-type="float">
            <text:p>606.64</text:p>
          </table:table-cell>
          <table:table-cell office:value-type="float" office:value="745.19" calcext:value-type="float">
            <text:p>745.19</text:p>
          </table:table-cell>
        </table:table-row>
        <table:table-row table:style-name="ro1">
          <table:table-cell office:value-type="float" office:value="8958724" calcext:value-type="float">
            <text:p>8958724</text:p>
          </table:table-cell>
          <table:table-cell table:formula="of:=[.A562]/1000/(60*60*24)" office:value-type="time" office:time-value="PT02H29M18.724S" calcext:value-type="time">
            <text:p>02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607.7" calcext:value-type="float">
            <text:p>607.7</text:p>
          </table:table-cell>
          <table:table-cell office:value-type="float" office:value="746.47" calcext:value-type="float">
            <text:p>746.47</text:p>
          </table:table-cell>
        </table:table-row>
        <table:table-row table:style-name="ro1">
          <table:table-cell office:value-type="float" office:value="8974724" calcext:value-type="float">
            <text:p>8974724</text:p>
          </table:table-cell>
          <table:table-cell table:formula="of:=[.A563]/1000/(60*60*24)" office:value-type="time" office:time-value="PT02H29M34.724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08.76" calcext:value-type="float">
            <text:p>608.76</text:p>
          </table:table-cell>
          <table:table-cell office:value-type="float" office:value="747.74" calcext:value-type="float">
            <text:p>747.74</text:p>
          </table:table-cell>
        </table:table-row>
        <table:table-row table:style-name="ro1">
          <table:table-cell office:value-type="float" office:value="8990724" calcext:value-type="float">
            <text:p>8990724</text:p>
          </table:table-cell>
          <table:table-cell table:formula="of:=[.A564]/1000/(60*60*24)" office:value-type="time" office:time-value="PT02H29M50.724S" calcext:value-type="time">
            <text:p>02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09.83" calcext:value-type="float">
            <text:p>609.83</text:p>
          </table:table-cell>
          <table:table-cell office:value-type="float" office:value="749.02" calcext:value-type="float">
            <text:p>749.02</text:p>
          </table:table-cell>
        </table:table-row>
        <table:table-row table:style-name="ro1">
          <table:table-cell office:value-type="float" office:value="9006724" calcext:value-type="float">
            <text:p>9006724</text:p>
          </table:table-cell>
          <table:table-cell table:formula="of:=[.A565]/1000/(60*60*24)" office:value-type="time" office:time-value="PT02H30M06.724S" calcext:value-type="time">
            <text:p>02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0.89" calcext:value-type="float">
            <text:p>610.89</text:p>
          </table:table-cell>
          <table:table-cell office:value-type="float" office:value="750.29" calcext:value-type="float">
            <text:p>750.29</text:p>
          </table:table-cell>
        </table:table-row>
        <table:table-row table:style-name="ro1">
          <table:table-cell office:value-type="float" office:value="9022724" calcext:value-type="float">
            <text:p>9022724</text:p>
          </table:table-cell>
          <table:table-cell table:formula="of:=[.A566]/1000/(60*60*24)" office:value-type="time" office:time-value="PT02H30M22.724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1.95" calcext:value-type="float">
            <text:p>611.95</text:p>
          </table:table-cell>
          <table:table-cell office:value-type="float" office:value="751.56" calcext:value-type="float">
            <text:p>751.56</text:p>
          </table:table-cell>
        </table:table-row>
        <table:table-row table:style-name="ro1">
          <table:table-cell office:value-type="float" office:value="9038724" calcext:value-type="float">
            <text:p>9038724</text:p>
          </table:table-cell>
          <table:table-cell table:formula="of:=[.A567]/1000/(60*60*24)" office:value-type="time" office:time-value="PT02H30M38.724S" calcext:value-type="time">
            <text:p>02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3.01" calcext:value-type="float">
            <text:p>613.01</text:p>
          </table:table-cell>
          <table:table-cell office:value-type="float" office:value="752.84" calcext:value-type="float">
            <text:p>752.84</text:p>
          </table:table-cell>
        </table:table-row>
        <table:table-row table:style-name="ro1">
          <table:table-cell office:value-type="float" office:value="9054724" calcext:value-type="float">
            <text:p>9054724</text:p>
          </table:table-cell>
          <table:table-cell table:formula="of:=[.A568]/1000/(60*60*24)" office:value-type="time" office:time-value="PT02H30M54.724S" calcext:value-type="time">
            <text:p>02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4.07" calcext:value-type="float">
            <text:p>614.07</text:p>
          </table:table-cell>
          <table:table-cell office:value-type="float" office:value="754.11" calcext:value-type="float">
            <text:p>754.11</text:p>
          </table:table-cell>
        </table:table-row>
        <table:table-row table:style-name="ro1">
          <table:table-cell office:value-type="float" office:value="9070724" calcext:value-type="float">
            <text:p>9070724</text:p>
          </table:table-cell>
          <table:table-cell table:formula="of:=[.A569]/1000/(60*60*24)" office:value-type="time" office:time-value="PT02H31M10.724S" calcext:value-type="time">
            <text:p>02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5.13" calcext:value-type="float">
            <text:p>615.13</text:p>
          </table:table-cell>
          <table:table-cell office:value-type="float" office:value="755.39" calcext:value-type="float">
            <text:p>755.39</text:p>
          </table:table-cell>
        </table:table-row>
        <table:table-row table:style-name="ro1">
          <table:table-cell office:value-type="float" office:value="9086724" calcext:value-type="float">
            <text:p>9086724</text:p>
          </table:table-cell>
          <table:table-cell table:formula="of:=[.A570]/1000/(60*60*24)" office:value-type="time" office:time-value="PT02H31M26.724S" calcext:value-type="time">
            <text:p>02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6.19" calcext:value-type="float">
            <text:p>616.19</text:p>
          </table:table-cell>
          <table:table-cell office:value-type="float" office:value="756.66" calcext:value-type="float">
            <text:p>756.66</text:p>
          </table:table-cell>
        </table:table-row>
        <table:table-row table:style-name="ro1">
          <table:table-cell office:value-type="float" office:value="9102724" calcext:value-type="float">
            <text:p>9102724</text:p>
          </table:table-cell>
          <table:table-cell table:formula="of:=[.A571]/1000/(60*60*24)" office:value-type="time" office:time-value="PT02H31M42.724S" calcext:value-type="time">
            <text:p>02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7.26" calcext:value-type="float">
            <text:p>617.26</text:p>
          </table:table-cell>
          <table:table-cell office:value-type="float" office:value="757.94" calcext:value-type="float">
            <text:p>757.94</text:p>
          </table:table-cell>
        </table:table-row>
        <table:table-row table:style-name="ro1">
          <table:table-cell office:value-type="float" office:value="9118724" calcext:value-type="float">
            <text:p>9118724</text:p>
          </table:table-cell>
          <table:table-cell table:formula="of:=[.A572]/1000/(60*60*24)" office:value-type="time" office:time-value="PT02H31M58.724S" calcext:value-type="time">
            <text:p>02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8.32" calcext:value-type="float">
            <text:p>618.32</text:p>
          </table:table-cell>
          <table:table-cell office:value-type="float" office:value="759.21" calcext:value-type="float">
            <text:p>759.21</text:p>
          </table:table-cell>
        </table:table-row>
        <table:table-row table:style-name="ro1">
          <table:table-cell office:value-type="float" office:value="9134724" calcext:value-type="float">
            <text:p>9134724</text:p>
          </table:table-cell>
          <table:table-cell table:formula="of:=[.A573]/1000/(60*60*24)" office:value-type="time" office:time-value="PT02H32M14.724S" calcext:value-type="time">
            <text:p>02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19.38" calcext:value-type="float">
            <text:p>619.38</text:p>
          </table:table-cell>
          <table:table-cell office:value-type="float" office:value="760.49" calcext:value-type="float">
            <text:p>760.49</text:p>
          </table:table-cell>
        </table:table-row>
        <table:table-row table:style-name="ro1">
          <table:table-cell office:value-type="float" office:value="9150724" calcext:value-type="float">
            <text:p>9150724</text:p>
          </table:table-cell>
          <table:table-cell table:formula="of:=[.A574]/1000/(60*60*24)" office:value-type="time" office:time-value="PT02H32M30.724S" calcext:value-type="time">
            <text:p>02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0.44" calcext:value-type="float">
            <text:p>620.44</text:p>
          </table:table-cell>
          <table:table-cell office:value-type="float" office:value="761.76" calcext:value-type="float">
            <text:p>761.76</text:p>
          </table:table-cell>
        </table:table-row>
        <table:table-row table:style-name="ro1">
          <table:table-cell office:value-type="float" office:value="9166724" calcext:value-type="float">
            <text:p>9166724</text:p>
          </table:table-cell>
          <table:table-cell table:formula="of:=[.A575]/1000/(60*60*24)" office:value-type="time" office:time-value="PT02H32M46.724S" calcext:value-type="time">
            <text:p>02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1.5" calcext:value-type="float">
            <text:p>621.5</text:p>
          </table:table-cell>
          <table:table-cell office:value-type="float" office:value="763.03" calcext:value-type="float">
            <text:p>763.03</text:p>
          </table:table-cell>
        </table:table-row>
        <table:table-row table:style-name="ro1">
          <table:table-cell office:value-type="float" office:value="9182723" calcext:value-type="float">
            <text:p>9182723</text:p>
          </table:table-cell>
          <table:table-cell table:formula="of:=[.A576]/1000/(60*60*24)" office:value-type="time" office:time-value="PT02H33M02.723S" calcext:value-type="time">
            <text:p>02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2.56" calcext:value-type="float">
            <text:p>622.56</text:p>
          </table:table-cell>
          <table:table-cell office:value-type="float" office:value="764.31" calcext:value-type="float">
            <text:p>764.31</text:p>
          </table:table-cell>
        </table:table-row>
        <table:table-row table:style-name="ro1">
          <table:table-cell office:value-type="float" office:value="9198724" calcext:value-type="float">
            <text:p>9198724</text:p>
          </table:table-cell>
          <table:table-cell table:formula="of:=[.A577]/1000/(60*60*24)" office:value-type="time" office:time-value="PT02H33M18.724S" calcext:value-type="time">
            <text:p>02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3.63" calcext:value-type="float">
            <text:p>623.63</text:p>
          </table:table-cell>
          <table:table-cell office:value-type="float" office:value="765.58" calcext:value-type="float">
            <text:p>765.58</text:p>
          </table:table-cell>
        </table:table-row>
        <table:table-row table:style-name="ro1">
          <table:table-cell office:value-type="float" office:value="9214724" calcext:value-type="float">
            <text:p>9214724</text:p>
          </table:table-cell>
          <table:table-cell table:formula="of:=[.A578]/1000/(60*60*24)" office:value-type="time" office:time-value="PT02H33M34.724S" calcext:value-type="time">
            <text:p>02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4.69" calcext:value-type="float">
            <text:p>624.69</text:p>
          </table:table-cell>
          <table:table-cell office:value-type="float" office:value="766.86" calcext:value-type="float">
            <text:p>766.86</text:p>
          </table:table-cell>
        </table:table-row>
        <table:table-row table:style-name="ro1">
          <table:table-cell office:value-type="float" office:value="9230724" calcext:value-type="float">
            <text:p>9230724</text:p>
          </table:table-cell>
          <table:table-cell table:formula="of:=[.A579]/1000/(60*60*24)" office:value-type="time" office:time-value="PT02H33M50.724S" calcext:value-type="time">
            <text:p>02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5.75" calcext:value-type="float">
            <text:p>625.75</text:p>
          </table:table-cell>
          <table:table-cell office:value-type="float" office:value="768.13" calcext:value-type="float">
            <text:p>768.13</text:p>
          </table:table-cell>
        </table:table-row>
        <table:table-row table:style-name="ro1">
          <table:table-cell office:value-type="float" office:value="9246724" calcext:value-type="float">
            <text:p>9246724</text:p>
          </table:table-cell>
          <table:table-cell table:formula="of:=[.A580]/1000/(60*60*24)" office:value-type="time" office:time-value="PT02H34M06.724S" calcext:value-type="time">
            <text:p>02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26.81" calcext:value-type="float">
            <text:p>626.81</text:p>
          </table:table-cell>
          <table:table-cell office:value-type="float" office:value="769.4" calcext:value-type="float">
            <text:p>769.4</text:p>
          </table:table-cell>
        </table:table-row>
        <table:table-row table:style-name="ro1">
          <table:table-cell office:value-type="float" office:value="9262724" calcext:value-type="float">
            <text:p>9262724</text:p>
          </table:table-cell>
          <table:table-cell table:formula="of:=[.A581]/1000/(60*60*24)" office:value-type="time" office:time-value="PT02H34M22.724S" calcext:value-type="time">
            <text:p>02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7.87" calcext:value-type="float">
            <text:p>627.87</text:p>
          </table:table-cell>
          <table:table-cell office:value-type="float" office:value="770.68" calcext:value-type="float">
            <text:p>770.68</text:p>
          </table:table-cell>
        </table:table-row>
        <table:table-row table:style-name="ro1">
          <table:table-cell office:value-type="float" office:value="9278724" calcext:value-type="float">
            <text:p>9278724</text:p>
          </table:table-cell>
          <table:table-cell table:formula="of:=[.A582]/1000/(60*60*24)" office:value-type="time" office:time-value="PT02H34M38.724S" calcext:value-type="time">
            <text:p>02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8.93" calcext:value-type="float">
            <text:p>628.93</text:p>
          </table:table-cell>
          <table:table-cell office:value-type="float" office:value="771.95" calcext:value-type="float">
            <text:p>771.95</text:p>
          </table:table-cell>
        </table:table-row>
        <table:table-row table:style-name="ro1">
          <table:table-cell office:value-type="float" office:value="9294724" calcext:value-type="float">
            <text:p>9294724</text:p>
          </table:table-cell>
          <table:table-cell table:formula="of:=[.A583]/1000/(60*60*24)" office:value-type="time" office:time-value="PT02H34M54.724S" calcext:value-type="time">
            <text:p>02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29.99" calcext:value-type="float">
            <text:p>629.99</text:p>
          </table:table-cell>
          <table:table-cell office:value-type="float" office:value="773.23" calcext:value-type="float">
            <text:p>773.23</text:p>
          </table:table-cell>
        </table:table-row>
        <table:table-row table:style-name="ro1">
          <table:table-cell office:value-type="float" office:value="9310724" calcext:value-type="float">
            <text:p>9310724</text:p>
          </table:table-cell>
          <table:table-cell table:formula="of:=[.A584]/1000/(60*60*24)" office:value-type="time" office:time-value="PT02H35M10.724S" calcext:value-type="time">
            <text:p>02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1.06" calcext:value-type="float">
            <text:p>631.06</text:p>
          </table:table-cell>
          <table:table-cell office:value-type="float" office:value="774.5" calcext:value-type="float">
            <text:p>774.5</text:p>
          </table:table-cell>
        </table:table-row>
        <table:table-row table:style-name="ro1">
          <table:table-cell office:value-type="float" office:value="9326724" calcext:value-type="float">
            <text:p>9326724</text:p>
          </table:table-cell>
          <table:table-cell table:formula="of:=[.A585]/1000/(60*60*24)" office:value-type="time" office:time-value="PT02H35M26.724S" calcext:value-type="time">
            <text:p>02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2.12" calcext:value-type="float">
            <text:p>632.12</text:p>
          </table:table-cell>
          <table:table-cell office:value-type="float" office:value="775.77" calcext:value-type="float">
            <text:p>775.77</text:p>
          </table:table-cell>
        </table:table-row>
        <table:table-row table:style-name="ro1">
          <table:table-cell office:value-type="float" office:value="9342724" calcext:value-type="float">
            <text:p>9342724</text:p>
          </table:table-cell>
          <table:table-cell table:formula="of:=[.A586]/1000/(60*60*24)" office:value-type="time" office:time-value="PT02H35M42.724S" calcext:value-type="time">
            <text:p>02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3.18" calcext:value-type="float">
            <text:p>633.18</text:p>
          </table:table-cell>
          <table:table-cell office:value-type="float" office:value="777.05" calcext:value-type="float">
            <text:p>777.05</text:p>
          </table:table-cell>
        </table:table-row>
        <table:table-row table:style-name="ro1">
          <table:table-cell office:value-type="float" office:value="9358724" calcext:value-type="float">
            <text:p>9358724</text:p>
          </table:table-cell>
          <table:table-cell table:formula="of:=[.A587]/1000/(60*60*24)" office:value-type="time" office:time-value="PT02H35M58.724S" calcext:value-type="time">
            <text:p>02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4.24" calcext:value-type="float">
            <text:p>634.24</text:p>
          </table:table-cell>
          <table:table-cell office:value-type="float" office:value="778.32" calcext:value-type="float">
            <text:p>778.32</text:p>
          </table:table-cell>
        </table:table-row>
        <table:table-row table:style-name="ro1">
          <table:table-cell office:value-type="float" office:value="9374724" calcext:value-type="float">
            <text:p>9374724</text:p>
          </table:table-cell>
          <table:table-cell table:formula="of:=[.A588]/1000/(60*60*24)" office:value-type="time" office:time-value="PT02H36M14.724S" calcext:value-type="time">
            <text:p>02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5.3" calcext:value-type="float">
            <text:p>635.3</text:p>
          </table:table-cell>
          <table:table-cell office:value-type="float" office:value="779.6" calcext:value-type="float">
            <text:p>779.6</text:p>
          </table:table-cell>
        </table:table-row>
        <table:table-row table:style-name="ro1">
          <table:table-cell office:value-type="float" office:value="9390724" calcext:value-type="float">
            <text:p>9390724</text:p>
          </table:table-cell>
          <table:table-cell table:formula="of:=[.A589]/1000/(60*60*24)" office:value-type="time" office:time-value="PT02H36M30.724S" calcext:value-type="time">
            <text:p>02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6.36" calcext:value-type="float">
            <text:p>636.36</text:p>
          </table:table-cell>
          <table:table-cell office:value-type="float" office:value="780.87" calcext:value-type="float">
            <text:p>780.87</text:p>
          </table:table-cell>
        </table:table-row>
        <table:table-row table:style-name="ro1">
          <table:table-cell office:value-type="float" office:value="9406724" calcext:value-type="float">
            <text:p>9406724</text:p>
          </table:table-cell>
          <table:table-cell table:formula="of:=[.A590]/1000/(60*60*24)" office:value-type="time" office:time-value="PT02H36M46.724S" calcext:value-type="time">
            <text:p>02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37.43" calcext:value-type="float">
            <text:p>637.43</text:p>
          </table:table-cell>
          <table:table-cell office:value-type="float" office:value="782.14" calcext:value-type="float">
            <text:p>782.14</text:p>
          </table:table-cell>
        </table:table-row>
        <table:table-row table:style-name="ro1">
          <table:table-cell office:value-type="float" office:value="9422724" calcext:value-type="float">
            <text:p>9422724</text:p>
          </table:table-cell>
          <table:table-cell table:formula="of:=[.A591]/1000/(60*60*24)" office:value-type="time" office:time-value="PT02H37M02.724S" calcext:value-type="time">
            <text:p>02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38.49" calcext:value-type="float">
            <text:p>638.49</text:p>
          </table:table-cell>
          <table:table-cell office:value-type="float" office:value="783.42" calcext:value-type="float">
            <text:p>783.42</text:p>
          </table:table-cell>
        </table:table-row>
        <table:table-row table:style-name="ro1">
          <table:table-cell office:value-type="float" office:value="9438723" calcext:value-type="float">
            <text:p>9438723</text:p>
          </table:table-cell>
          <table:table-cell table:formula="of:=[.A592]/1000/(60*60*24)" office:value-type="time" office:time-value="PT02H37M18.723S" calcext:value-type="time">
            <text:p>02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39.55" calcext:value-type="float">
            <text:p>639.55</text:p>
          </table:table-cell>
          <table:table-cell office:value-type="float" office:value="784.69" calcext:value-type="float">
            <text:p>784.69</text:p>
          </table:table-cell>
        </table:table-row>
        <table:table-row table:style-name="ro1">
          <table:table-cell office:value-type="float" office:value="9454724" calcext:value-type="float">
            <text:p>9454724</text:p>
          </table:table-cell>
          <table:table-cell table:formula="of:=[.A593]/1000/(60*60*24)" office:value-type="time" office:time-value="PT02H37M34.724S" calcext:value-type="time">
            <text:p>02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640.61" calcext:value-type="float">
            <text:p>640.61</text:p>
          </table:table-cell>
          <table:table-cell office:value-type="float" office:value="785.96" calcext:value-type="float">
            <text:p>785.96</text:p>
          </table:table-cell>
        </table:table-row>
        <table:table-row table:style-name="ro1">
          <table:table-cell office:value-type="float" office:value="9470724" calcext:value-type="float">
            <text:p>9470724</text:p>
          </table:table-cell>
          <table:table-cell table:formula="of:=[.A594]/1000/(60*60*24)" office:value-type="time" office:time-value="PT02H37M50.724S" calcext:value-type="time">
            <text:p>02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41.67" calcext:value-type="float">
            <text:p>641.67</text:p>
          </table:table-cell>
          <table:table-cell office:value-type="float" office:value="787.24" calcext:value-type="float">
            <text:p>787.24</text:p>
          </table:table-cell>
        </table:table-row>
        <table:table-row table:style-name="ro1">
          <table:table-cell office:value-type="float" office:value="9486724" calcext:value-type="float">
            <text:p>9486724</text:p>
          </table:table-cell>
          <table:table-cell table:formula="of:=[.A595]/1000/(60*60*24)" office:value-type="time" office:time-value="PT02H38M06.724S" calcext:value-type="time">
            <text:p>02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2.73" calcext:value-type="float">
            <text:p>642.73</text:p>
          </table:table-cell>
          <table:table-cell office:value-type="float" office:value="788.51" calcext:value-type="float">
            <text:p>788.51</text:p>
          </table:table-cell>
        </table:table-row>
        <table:table-row table:style-name="ro1">
          <table:table-cell office:value-type="float" office:value="9502724" calcext:value-type="float">
            <text:p>9502724</text:p>
          </table:table-cell>
          <table:table-cell table:formula="of:=[.A596]/1000/(60*60*24)" office:value-type="time" office:time-value="PT02H38M22.724S" calcext:value-type="time">
            <text:p>02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3.79" calcext:value-type="float">
            <text:p>643.79</text:p>
          </table:table-cell>
          <table:table-cell office:value-type="float" office:value="789.78" calcext:value-type="float">
            <text:p>789.78</text:p>
          </table:table-cell>
        </table:table-row>
        <table:table-row table:style-name="ro1">
          <table:table-cell office:value-type="float" office:value="9518724" calcext:value-type="float">
            <text:p>9518724</text:p>
          </table:table-cell>
          <table:table-cell table:formula="of:=[.A597]/1000/(60*60*24)" office:value-type="time" office:time-value="PT02H38M38.724S" calcext:value-type="time">
            <text:p>02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4.86" calcext:value-type="float">
            <text:p>644.86</text:p>
          </table:table-cell>
          <table:table-cell office:value-type="float" office:value="791.06" calcext:value-type="float">
            <text:p>791.06</text:p>
          </table:table-cell>
        </table:table-row>
        <table:table-row table:style-name="ro1">
          <table:table-cell office:value-type="float" office:value="9534724" calcext:value-type="float">
            <text:p>9534724</text:p>
          </table:table-cell>
          <table:table-cell table:formula="of:=[.A598]/1000/(60*60*24)" office:value-type="time" office:time-value="PT02H38M54.724S" calcext:value-type="time">
            <text:p>02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45.92" calcext:value-type="float">
            <text:p>645.92</text:p>
          </table:table-cell>
          <table:table-cell office:value-type="float" office:value="792.33" calcext:value-type="float">
            <text:p>792.33</text:p>
          </table:table-cell>
        </table:table-row>
        <table:table-row table:style-name="ro1">
          <table:table-cell office:value-type="float" office:value="9550724" calcext:value-type="float">
            <text:p>9550724</text:p>
          </table:table-cell>
          <table:table-cell table:formula="of:=[.A599]/1000/(60*60*24)" office:value-type="time" office:time-value="PT02H39M10.724S" calcext:value-type="time">
            <text:p>02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6.98" calcext:value-type="float">
            <text:p>646.98</text:p>
          </table:table-cell>
          <table:table-cell office:value-type="float" office:value="793.6" calcext:value-type="float">
            <text:p>793.6</text:p>
          </table:table-cell>
        </table:table-row>
        <table:table-row table:style-name="ro1">
          <table:table-cell office:value-type="float" office:value="9566724" calcext:value-type="float">
            <text:p>9566724</text:p>
          </table:table-cell>
          <table:table-cell table:formula="of:=[.A600]/1000/(60*60*24)" office:value-type="time" office:time-value="PT02H39M26.724S" calcext:value-type="time">
            <text:p>02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8.04" calcext:value-type="float">
            <text:p>648.04</text:p>
          </table:table-cell>
          <table:table-cell office:value-type="float" office:value="794.88" calcext:value-type="float">
            <text:p>794.88</text:p>
          </table:table-cell>
        </table:table-row>
        <table:table-row table:style-name="ro1">
          <table:table-cell office:value-type="float" office:value="9582724" calcext:value-type="float">
            <text:p>9582724</text:p>
          </table:table-cell>
          <table:table-cell table:formula="of:=[.A601]/1000/(60*60*24)" office:value-type="time" office:time-value="PT02H39M42.724S" calcext:value-type="time">
            <text:p>02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49.1" calcext:value-type="float">
            <text:p>649.1</text:p>
          </table:table-cell>
          <table:table-cell office:value-type="float" office:value="796.15" calcext:value-type="float">
            <text:p>796.15</text:p>
          </table:table-cell>
        </table:table-row>
        <table:table-row table:style-name="ro1">
          <table:table-cell office:value-type="float" office:value="9598724" calcext:value-type="float">
            <text:p>9598724</text:p>
          </table:table-cell>
          <table:table-cell table:formula="of:=[.A602]/1000/(60*60*24)" office:value-type="time" office:time-value="PT02H39M58.724S" calcext:value-type="time">
            <text:p>02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0.16" calcext:value-type="float">
            <text:p>650.16</text:p>
          </table:table-cell>
          <table:table-cell office:value-type="float" office:value="797.42" calcext:value-type="float">
            <text:p>797.42</text:p>
          </table:table-cell>
        </table:table-row>
        <table:table-row table:style-name="ro1">
          <table:table-cell office:value-type="float" office:value="9614724" calcext:value-type="float">
            <text:p>9614724</text:p>
          </table:table-cell>
          <table:table-cell table:formula="of:=[.A603]/1000/(60*60*24)" office:value-type="time" office:time-value="PT02H40M14.724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1.22" calcext:value-type="float">
            <text:p>651.22</text:p>
          </table:table-cell>
          <table:table-cell office:value-type="float" office:value="798.7" calcext:value-type="float">
            <text:p>798.7</text:p>
          </table:table-cell>
        </table:table-row>
        <table:table-row table:style-name="ro1">
          <table:table-cell office:value-type="float" office:value="9630724" calcext:value-type="float">
            <text:p>9630724</text:p>
          </table:table-cell>
          <table:table-cell table:formula="of:=[.A604]/1000/(60*60*24)" office:value-type="time" office:time-value="PT02H40M30.724S" calcext:value-type="time">
            <text:p>02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2.28" calcext:value-type="float">
            <text:p>652.28</text:p>
          </table:table-cell>
          <table:table-cell office:value-type="float" office:value="799.97" calcext:value-type="float">
            <text:p>799.97</text:p>
          </table:table-cell>
        </table:table-row>
        <table:table-row table:style-name="ro1">
          <table:table-cell office:value-type="float" office:value="9646724" calcext:value-type="float">
            <text:p>9646724</text:p>
          </table:table-cell>
          <table:table-cell table:formula="of:=[.A605]/1000/(60*60*24)" office:value-type="time" office:time-value="PT02H40M46.724S" calcext:value-type="time">
            <text:p>02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653.35" calcext:value-type="float">
            <text:p>653.35</text:p>
          </table:table-cell>
          <table:table-cell office:value-type="float" office:value="801.24" calcext:value-type="float">
            <text:p>801.24</text:p>
          </table:table-cell>
        </table:table-row>
        <table:table-row table:style-name="ro1">
          <table:table-cell office:value-type="float" office:value="9662724" calcext:value-type="float">
            <text:p>9662724</text:p>
          </table:table-cell>
          <table:table-cell table:formula="of:=[.A606]/1000/(60*60*24)" office:value-type="time" office:time-value="PT02H41M02.724S" calcext:value-type="time">
            <text:p>02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4.41" calcext:value-type="float">
            <text:p>654.41</text:p>
          </table:table-cell>
          <table:table-cell office:value-type="float" office:value="802.52" calcext:value-type="float">
            <text:p>802.52</text:p>
          </table:table-cell>
        </table:table-row>
        <table:table-row table:style-name="ro1">
          <table:table-cell office:value-type="float" office:value="9678724" calcext:value-type="float">
            <text:p>9678724</text:p>
          </table:table-cell>
          <table:table-cell table:formula="of:=[.A607]/1000/(60*60*24)" office:value-type="time" office:time-value="PT02H41M18.724S" calcext:value-type="time">
            <text:p>02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5.47" calcext:value-type="float">
            <text:p>655.47</text:p>
          </table:table-cell>
          <table:table-cell office:value-type="float" office:value="803.79" calcext:value-type="float">
            <text:p>803.79</text:p>
          </table:table-cell>
        </table:table-row>
        <table:table-row table:style-name="ro1">
          <table:table-cell office:value-type="float" office:value="9694724" calcext:value-type="float">
            <text:p>9694724</text:p>
          </table:table-cell>
          <table:table-cell table:formula="of:=[.A608]/1000/(60*60*24)" office:value-type="time" office:time-value="PT02H41M34.724S" calcext:value-type="time">
            <text:p>02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6.53" calcext:value-type="float">
            <text:p>656.53</text:p>
          </table:table-cell>
          <table:table-cell office:value-type="float" office:value="805.06" calcext:value-type="float">
            <text:p>805.06</text:p>
          </table:table-cell>
        </table:table-row>
        <table:table-row table:style-name="ro1">
          <table:table-cell office:value-type="float" office:value="9710724" calcext:value-type="float">
            <text:p>9710724</text:p>
          </table:table-cell>
          <table:table-cell table:formula="of:=[.A609]/1000/(60*60*24)" office:value-type="time" office:time-value="PT02H41M50.724S" calcext:value-type="time">
            <text:p>02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7.59" calcext:value-type="float">
            <text:p>657.59</text:p>
          </table:table-cell>
          <table:table-cell office:value-type="float" office:value="806.33" calcext:value-type="float">
            <text:p>806.33</text:p>
          </table:table-cell>
        </table:table-row>
        <table:table-row table:style-name="ro1">
          <table:table-cell office:value-type="float" office:value="9726724" calcext:value-type="float">
            <text:p>9726724</text:p>
          </table:table-cell>
          <table:table-cell table:formula="of:=[.A610]/1000/(60*60*24)" office:value-type="time" office:time-value="PT02H42M06.724S" calcext:value-type="time">
            <text:p>02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8.65" calcext:value-type="float">
            <text:p>658.65</text:p>
          </table:table-cell>
          <table:table-cell office:value-type="float" office:value="807.61" calcext:value-type="float">
            <text:p>807.61</text:p>
          </table:table-cell>
        </table:table-row>
        <table:table-row table:style-name="ro1">
          <table:table-cell office:value-type="float" office:value="9742724" calcext:value-type="float">
            <text:p>9742724</text:p>
          </table:table-cell>
          <table:table-cell table:formula="of:=[.A611]/1000/(60*60*24)" office:value-type="time" office:time-value="PT02H42M22.724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59.71" calcext:value-type="float">
            <text:p>659.71</text:p>
          </table:table-cell>
          <table:table-cell office:value-type="float" office:value="808.88" calcext:value-type="float">
            <text:p>808.88</text:p>
          </table:table-cell>
        </table:table-row>
        <table:table-row table:style-name="ro1">
          <table:table-cell office:value-type="float" office:value="9758724" calcext:value-type="float">
            <text:p>9758724</text:p>
          </table:table-cell>
          <table:table-cell table:formula="of:=[.A612]/1000/(60*60*24)" office:value-type="time" office:time-value="PT02H42M38.724S" calcext:value-type="time">
            <text:p>02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0.77" calcext:value-type="float">
            <text:p>660.77</text:p>
          </table:table-cell>
          <table:table-cell office:value-type="float" office:value="810.15" calcext:value-type="float">
            <text:p>810.15</text:p>
          </table:table-cell>
        </table:table-row>
        <table:table-row table:style-name="ro1">
          <table:table-cell office:value-type="float" office:value="9774724" calcext:value-type="float">
            <text:p>9774724</text:p>
          </table:table-cell>
          <table:table-cell table:formula="of:=[.A613]/1000/(60*60*24)" office:value-type="time" office:time-value="PT02H42M54.724S" calcext:value-type="time">
            <text:p>02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1.83" calcext:value-type="float">
            <text:p>661.83</text:p>
          </table:table-cell>
          <table:table-cell office:value-type="float" office:value="811.43" calcext:value-type="float">
            <text:p>811.43</text:p>
          </table:table-cell>
        </table:table-row>
        <table:table-row table:style-name="ro1">
          <table:table-cell office:value-type="float" office:value="9790724" calcext:value-type="float">
            <text:p>9790724</text:p>
          </table:table-cell>
          <table:table-cell table:formula="of:=[.A614]/1000/(60*60*24)" office:value-type="time" office:time-value="PT02H43M10.724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2.89" calcext:value-type="float">
            <text:p>662.89</text:p>
          </table:table-cell>
          <table:table-cell office:value-type="float" office:value="812.7" calcext:value-type="float">
            <text:p>812.7</text:p>
          </table:table-cell>
        </table:table-row>
        <table:table-row table:style-name="ro1">
          <table:table-cell office:value-type="float" office:value="9806724" calcext:value-type="float">
            <text:p>9806724</text:p>
          </table:table-cell>
          <table:table-cell table:formula="of:=[.A615]/1000/(60*60*24)" office:value-type="time" office:time-value="PT02H43M26.724S" calcext:value-type="time">
            <text:p>02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3.95" calcext:value-type="float">
            <text:p>663.95</text:p>
          </table:table-cell>
          <table:table-cell office:value-type="float" office:value="813.97" calcext:value-type="float">
            <text:p>813.97</text:p>
          </table:table-cell>
        </table:table-row>
        <table:table-row table:style-name="ro1">
          <table:table-cell office:value-type="float" office:value="9822724" calcext:value-type="float">
            <text:p>9822724</text:p>
          </table:table-cell>
          <table:table-cell table:formula="of:=[.A616]/1000/(60*60*24)" office:value-type="time" office:time-value="PT02H43M42.724S" calcext:value-type="time">
            <text:p>02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5.01" calcext:value-type="float">
            <text:p>665.01</text:p>
          </table:table-cell>
          <table:table-cell office:value-type="float" office:value="815.24" calcext:value-type="float">
            <text:p>815.24</text:p>
          </table:table-cell>
        </table:table-row>
        <table:table-row table:style-name="ro1">
          <table:table-cell office:value-type="float" office:value="9838724" calcext:value-type="float">
            <text:p>9838724</text:p>
          </table:table-cell>
          <table:table-cell table:formula="of:=[.A617]/1000/(60*60*24)" office:value-type="time" office:time-value="PT02H43M58.724S" calcext:value-type="time">
            <text:p>02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6.08" calcext:value-type="float">
            <text:p>666.08</text:p>
          </table:table-cell>
          <table:table-cell office:value-type="float" office:value="816.52" calcext:value-type="float">
            <text:p>816.52</text:p>
          </table:table-cell>
        </table:table-row>
        <table:table-row table:style-name="ro1">
          <table:table-cell office:value-type="float" office:value="9854724" calcext:value-type="float">
            <text:p>9854724</text:p>
          </table:table-cell>
          <table:table-cell table:formula="of:=[.A618]/1000/(60*60*24)" office:value-type="time" office:time-value="PT02H44M14.724S" calcext:value-type="time">
            <text:p>02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667.14" calcext:value-type="float">
            <text:p>667.14</text:p>
          </table:table-cell>
          <table:table-cell office:value-type="float" office:value="817.79" calcext:value-type="float">
            <text:p>817.79</text:p>
          </table:table-cell>
        </table:table-row>
        <table:table-row table:style-name="ro1">
          <table:table-cell office:value-type="float" office:value="9870724" calcext:value-type="float">
            <text:p>9870724</text:p>
          </table:table-cell>
          <table:table-cell table:formula="of:=[.A619]/1000/(60*60*24)" office:value-type="time" office:time-value="PT02H44M30.724S" calcext:value-type="time">
            <text:p>02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8.2" calcext:value-type="float">
            <text:p>668.2</text:p>
          </table:table-cell>
          <table:table-cell office:value-type="float" office:value="819.06" calcext:value-type="float">
            <text:p>819.06</text:p>
          </table:table-cell>
        </table:table-row>
        <table:table-row table:style-name="ro1">
          <table:table-cell office:value-type="float" office:value="9886724" calcext:value-type="float">
            <text:p>9886724</text:p>
          </table:table-cell>
          <table:table-cell table:formula="of:=[.A620]/1000/(60*60*24)" office:value-type="time" office:time-value="PT02H44M46.724S" calcext:value-type="time">
            <text:p>02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69.26" calcext:value-type="float">
            <text:p>669.26</text:p>
          </table:table-cell>
          <table:table-cell office:value-type="float" office:value="820.33" calcext:value-type="float">
            <text:p>820.33</text:p>
          </table:table-cell>
        </table:table-row>
        <table:table-row table:style-name="ro1">
          <table:table-cell office:value-type="float" office:value="9902724" calcext:value-type="float">
            <text:p>9902724</text:p>
          </table:table-cell>
          <table:table-cell table:formula="of:=[.A621]/1000/(60*60*24)" office:value-type="time" office:time-value="PT02H45M02.724S" calcext:value-type="time">
            <text:p>02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0.32" calcext:value-type="float">
            <text:p>670.32</text:p>
          </table:table-cell>
          <table:table-cell office:value-type="float" office:value="821.61" calcext:value-type="float">
            <text:p>821.61</text:p>
          </table:table-cell>
        </table:table-row>
        <table:table-row table:style-name="ro1">
          <table:table-cell office:value-type="float" office:value="9918724" calcext:value-type="float">
            <text:p>9918724</text:p>
          </table:table-cell>
          <table:table-cell table:formula="of:=[.A622]/1000/(60*60*24)" office:value-type="time" office:time-value="PT02H45M18.724S" calcext:value-type="time">
            <text:p>02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1.38" calcext:value-type="float">
            <text:p>671.38</text:p>
          </table:table-cell>
          <table:table-cell office:value-type="float" office:value="822.88" calcext:value-type="float">
            <text:p>822.88</text:p>
          </table:table-cell>
        </table:table-row>
        <table:table-row table:style-name="ro1">
          <table:table-cell office:value-type="float" office:value="9934724" calcext:value-type="float">
            <text:p>9934724</text:p>
          </table:table-cell>
          <table:table-cell table:formula="of:=[.A623]/1000/(60*60*24)" office:value-type="time" office:time-value="PT02H45M34.724S" calcext:value-type="time">
            <text:p>02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2.44" calcext:value-type="float">
            <text:p>672.44</text:p>
          </table:table-cell>
          <table:table-cell office:value-type="float" office:value="824.15" calcext:value-type="float">
            <text:p>824.15</text:p>
          </table:table-cell>
        </table:table-row>
        <table:table-row table:style-name="ro1">
          <table:table-cell office:value-type="float" office:value="9950724" calcext:value-type="float">
            <text:p>9950724</text:p>
          </table:table-cell>
          <table:table-cell table:formula="of:=[.A624]/1000/(60*60*24)" office:value-type="time" office:time-value="PT02H45M50.724S" calcext:value-type="time">
            <text:p>02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73.5" calcext:value-type="float">
            <text:p>673.5</text:p>
          </table:table-cell>
          <table:table-cell office:value-type="float" office:value="825.43" calcext:value-type="float">
            <text:p>825.43</text:p>
          </table:table-cell>
        </table:table-row>
        <table:table-row table:style-name="ro1">
          <table:table-cell office:value-type="float" office:value="9966724" calcext:value-type="float">
            <text:p>9966724</text:p>
          </table:table-cell>
          <table:table-cell table:formula="of:=[.A625]/1000/(60*60*24)" office:value-type="time" office:time-value="PT02H46M06.724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5.45" calcext:value-type="float">
            <text:p>285.45</text:p>
          </table:table-cell>
          <table:table-cell office:value-type="float" office:value="674.56" calcext:value-type="float">
            <text:p>674.56</text:p>
          </table:table-cell>
          <table:table-cell office:value-type="float" office:value="826.7" calcext:value-type="float">
            <text:p>826.7</text:p>
          </table:table-cell>
        </table:table-row>
        <table:table-row table:style-name="ro1">
          <table:table-cell office:value-type="float" office:value="9982724" calcext:value-type="float">
            <text:p>9982724</text:p>
          </table:table-cell>
          <table:table-cell table:formula="of:=[.A626]/1000/(60*60*24)" office:value-type="time" office:time-value="PT02H46M22.724S" calcext:value-type="time">
            <text:p>02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5.62" calcext:value-type="float">
            <text:p>675.62</text:p>
          </table:table-cell>
          <table:table-cell office:value-type="float" office:value="827.97" calcext:value-type="float">
            <text:p>827.97</text:p>
          </table:table-cell>
        </table:table-row>
        <table:table-row table:style-name="ro1">
          <table:table-cell office:value-type="float" office:value="9998724" calcext:value-type="float">
            <text:p>9998724</text:p>
          </table:table-cell>
          <table:table-cell table:formula="of:=[.A627]/1000/(60*60*24)" office:value-type="time" office:time-value="PT02H46M38.724S" calcext:value-type="time">
            <text:p>02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6.68" calcext:value-type="float">
            <text:p>676.68</text:p>
          </table:table-cell>
          <table:table-cell office:value-type="float" office:value="829.24" calcext:value-type="float">
            <text:p>829.24</text:p>
          </table:table-cell>
        </table:table-row>
        <table:table-row table:style-name="ro1">
          <table:table-cell office:value-type="float" office:value="10014724" calcext:value-type="float">
            <text:p>10014724</text:p>
          </table:table-cell>
          <table:table-cell table:formula="of:=[.A628]/1000/(60*60*24)" office:value-type="time" office:time-value="PT02H46M54.724S" calcext:value-type="time">
            <text:p>02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7.74" calcext:value-type="float">
            <text:p>677.74</text:p>
          </table:table-cell>
          <table:table-cell office:value-type="float" office:value="830.51" calcext:value-type="float">
            <text:p>830.51</text:p>
          </table:table-cell>
        </table:table-row>
        <table:table-row table:style-name="ro1">
          <table:table-cell office:value-type="float" office:value="10030724" calcext:value-type="float">
            <text:p>10030724</text:p>
          </table:table-cell>
          <table:table-cell table:formula="of:=[.A629]/1000/(60*60*24)" office:value-type="time" office:time-value="PT02H47M10.724S" calcext:value-type="time">
            <text:p>02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8.8" calcext:value-type="float">
            <text:p>678.8</text:p>
          </table:table-cell>
          <table:table-cell office:value-type="float" office:value="831.79" calcext:value-type="float">
            <text:p>831.79</text:p>
          </table:table-cell>
        </table:table-row>
        <table:table-row table:style-name="ro1">
          <table:table-cell office:value-type="float" office:value="10046724" calcext:value-type="float">
            <text:p>10046724</text:p>
          </table:table-cell>
          <table:table-cell table:formula="of:=[.A630]/1000/(60*60*24)" office:value-type="time" office:time-value="PT02H47M26.724S" calcext:value-type="time">
            <text:p>02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79.86" calcext:value-type="float">
            <text:p>679.86</text:p>
          </table:table-cell>
          <table:table-cell office:value-type="float" office:value="833.06" calcext:value-type="float">
            <text:p>833.06</text:p>
          </table:table-cell>
        </table:table-row>
        <table:table-row table:style-name="ro1">
          <table:table-cell office:value-type="float" office:value="10062724" calcext:value-type="float">
            <text:p>10062724</text:p>
          </table:table-cell>
          <table:table-cell table:formula="of:=[.A631]/1000/(60*60*24)" office:value-type="time" office:time-value="PT02H47M42.724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5.45" calcext:value-type="float">
            <text:p>285.45</text:p>
          </table:table-cell>
          <table:table-cell office:value-type="float" office:value="680.92" calcext:value-type="float">
            <text:p>680.92</text:p>
          </table:table-cell>
          <table:table-cell office:value-type="float" office:value="834.33" calcext:value-type="float">
            <text:p>834.33</text:p>
          </table:table-cell>
        </table:table-row>
        <table:table-row table:style-name="ro1">
          <table:table-cell office:value-type="float" office:value="10078724" calcext:value-type="float">
            <text:p>10078724</text:p>
          </table:table-cell>
          <table:table-cell table:formula="of:=[.A632]/1000/(60*60*24)" office:value-type="time" office:time-value="PT02H47M58.724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1.98" calcext:value-type="float">
            <text:p>681.98</text:p>
          </table:table-cell>
          <table:table-cell office:value-type="float" office:value="835.6" calcext:value-type="float">
            <text:p>835.6</text:p>
          </table:table-cell>
        </table:table-row>
        <table:table-row table:style-name="ro1">
          <table:table-cell office:value-type="float" office:value="10094724" calcext:value-type="float">
            <text:p>10094724</text:p>
          </table:table-cell>
          <table:table-cell table:formula="of:=[.A633]/1000/(60*60*24)" office:value-type="time" office:time-value="PT02H48M14.724S" calcext:value-type="time">
            <text:p>02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3.04" calcext:value-type="float">
            <text:p>683.04</text:p>
          </table:table-cell>
          <table:table-cell office:value-type="float" office:value="836.88" calcext:value-type="float">
            <text:p>836.88</text:p>
          </table:table-cell>
        </table:table-row>
        <table:table-row table:style-name="ro1">
          <table:table-cell office:value-type="float" office:value="10110724" calcext:value-type="float">
            <text:p>10110724</text:p>
          </table:table-cell>
          <table:table-cell table:formula="of:=[.A634]/1000/(60*60*24)" office:value-type="time" office:time-value="PT02H48M30.724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4.1" calcext:value-type="float">
            <text:p>684.1</text:p>
          </table:table-cell>
          <table:table-cell office:value-type="float" office:value="838.15" calcext:value-type="float">
            <text:p>838.15</text:p>
          </table:table-cell>
        </table:table-row>
        <table:table-row table:style-name="ro1">
          <table:table-cell office:value-type="float" office:value="10126724" calcext:value-type="float">
            <text:p>10126724</text:p>
          </table:table-cell>
          <table:table-cell table:formula="of:=[.A635]/1000/(60*60*24)" office:value-type="time" office:time-value="PT02H48M46.724S" calcext:value-type="time">
            <text:p>02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5.17" calcext:value-type="float">
            <text:p>685.17</text:p>
          </table:table-cell>
          <table:table-cell office:value-type="float" office:value="839.42" calcext:value-type="float">
            <text:p>839.42</text:p>
          </table:table-cell>
        </table:table-row>
        <table:table-row table:style-name="ro1">
          <table:table-cell office:value-type="float" office:value="10142724" calcext:value-type="float">
            <text:p>10142724</text:p>
          </table:table-cell>
          <table:table-cell table:formula="of:=[.A636]/1000/(60*60*24)" office:value-type="time" office:time-value="PT02H49M02.724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6.23" calcext:value-type="float">
            <text:p>686.23</text:p>
          </table:table-cell>
          <table:table-cell office:value-type="float" office:value="840.69" calcext:value-type="float">
            <text:p>840.69</text:p>
          </table:table-cell>
        </table:table-row>
        <table:table-row table:style-name="ro1">
          <table:table-cell office:value-type="float" office:value="10158724" calcext:value-type="float">
            <text:p>10158724</text:p>
          </table:table-cell>
          <table:table-cell table:formula="of:=[.A637]/1000/(60*60*24)" office:value-type="time" office:time-value="PT02H49M18.724S" calcext:value-type="time">
            <text:p>02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87.29" calcext:value-type="float">
            <text:p>687.29</text:p>
          </table:table-cell>
          <table:table-cell office:value-type="float" office:value="841.97" calcext:value-type="float">
            <text:p>841.97</text:p>
          </table:table-cell>
        </table:table-row>
        <table:table-row table:style-name="ro1">
          <table:table-cell office:value-type="float" office:value="10174724" calcext:value-type="float">
            <text:p>10174724</text:p>
          </table:table-cell>
          <table:table-cell table:formula="of:=[.A638]/1000/(60*60*24)" office:value-type="time" office:time-value="PT02H49M34.724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8.35" calcext:value-type="float">
            <text:p>688.35</text:p>
          </table:table-cell>
          <table:table-cell office:value-type="float" office:value="843.24" calcext:value-type="float">
            <text:p>843.24</text:p>
          </table:table-cell>
        </table:table-row>
        <table:table-row table:style-name="ro1">
          <table:table-cell office:value-type="float" office:value="10190724" calcext:value-type="float">
            <text:p>10190724</text:p>
          </table:table-cell>
          <table:table-cell table:formula="of:=[.A639]/1000/(60*60*24)" office:value-type="time" office:time-value="PT02H49M50.724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689.41" calcext:value-type="float">
            <text:p>689.41</text:p>
          </table:table-cell>
          <table:table-cell office:value-type="float" office:value="844.51" calcext:value-type="float">
            <text:p>844.51</text:p>
          </table:table-cell>
        </table:table-row>
        <table:table-row table:style-name="ro1">
          <table:table-cell office:value-type="float" office:value="10206724" calcext:value-type="float">
            <text:p>10206724</text:p>
          </table:table-cell>
          <table:table-cell table:formula="of:=[.A640]/1000/(60*60*24)" office:value-type="time" office:time-value="PT02H50M06.724S" calcext:value-type="time">
            <text:p>02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0.47" calcext:value-type="float">
            <text:p>690.47</text:p>
          </table:table-cell>
          <table:table-cell office:value-type="float" office:value="845.78" calcext:value-type="float">
            <text:p>845.78</text:p>
          </table:table-cell>
        </table:table-row>
        <table:table-row table:style-name="ro1">
          <table:table-cell office:value-type="float" office:value="10222724" calcext:value-type="float">
            <text:p>10222724</text:p>
          </table:table-cell>
          <table:table-cell table:formula="of:=[.A641]/1000/(60*60*24)" office:value-type="time" office:time-value="PT02H50M22.724S" calcext:value-type="time">
            <text:p>02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1.53" calcext:value-type="float">
            <text:p>691.53</text:p>
          </table:table-cell>
          <table:table-cell office:value-type="float" office:value="847.06" calcext:value-type="float">
            <text:p>847.06</text:p>
          </table:table-cell>
        </table:table-row>
        <table:table-row table:style-name="ro1">
          <table:table-cell office:value-type="float" office:value="10238724" calcext:value-type="float">
            <text:p>10238724</text:p>
          </table:table-cell>
          <table:table-cell table:formula="of:=[.A642]/1000/(60*60*24)" office:value-type="time" office:time-value="PT02H50M38.724S" calcext:value-type="time">
            <text:p>02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2.59" calcext:value-type="float">
            <text:p>692.59</text:p>
          </table:table-cell>
          <table:table-cell office:value-type="float" office:value="848.33" calcext:value-type="float">
            <text:p>848.33</text:p>
          </table:table-cell>
        </table:table-row>
        <table:table-row table:style-name="ro1">
          <table:table-cell office:value-type="float" office:value="10254724" calcext:value-type="float">
            <text:p>10254724</text:p>
          </table:table-cell>
          <table:table-cell table:formula="of:=[.A643]/1000/(60*60*24)" office:value-type="time" office:time-value="PT02H50M54.724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3.65" calcext:value-type="float">
            <text:p>693.65</text:p>
          </table:table-cell>
          <table:table-cell office:value-type="float" office:value="849.6" calcext:value-type="float">
            <text:p>849.6</text:p>
          </table:table-cell>
        </table:table-row>
        <table:table-row table:style-name="ro1">
          <table:table-cell office:value-type="float" office:value="10270724" calcext:value-type="float">
            <text:p>10270724</text:p>
          </table:table-cell>
          <table:table-cell table:formula="of:=[.A644]/1000/(60*60*24)" office:value-type="time" office:time-value="PT02H51M10.724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4.71" calcext:value-type="float">
            <text:p>694.71</text:p>
          </table:table-cell>
          <table:table-cell office:value-type="float" office:value="850.87" calcext:value-type="float">
            <text:p>850.87</text:p>
          </table:table-cell>
        </table:table-row>
        <table:table-row table:style-name="ro1">
          <table:table-cell office:value-type="float" office:value="10286724" calcext:value-type="float">
            <text:p>10286724</text:p>
          </table:table-cell>
          <table:table-cell table:formula="of:=[.A645]/1000/(60*60*24)" office:value-type="time" office:time-value="PT02H51M26.724S" calcext:value-type="time">
            <text:p>02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5.77" calcext:value-type="float">
            <text:p>695.77</text:p>
          </table:table-cell>
          <table:table-cell office:value-type="float" office:value="852.14" calcext:value-type="float">
            <text:p>852.14</text:p>
          </table:table-cell>
        </table:table-row>
        <table:table-row table:style-name="ro1">
          <table:table-cell office:value-type="float" office:value="10302724" calcext:value-type="float">
            <text:p>10302724</text:p>
          </table:table-cell>
          <table:table-cell table:formula="of:=[.A646]/1000/(60*60*24)" office:value-type="time" office:time-value="PT02H51M42.724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6.83" calcext:value-type="float">
            <text:p>696.83</text:p>
          </table:table-cell>
          <table:table-cell office:value-type="float" office:value="853.42" calcext:value-type="float">
            <text:p>853.42</text:p>
          </table:table-cell>
        </table:table-row>
        <table:table-row table:style-name="ro1">
          <table:table-cell office:value-type="float" office:value="10318724" calcext:value-type="float">
            <text:p>10318724</text:p>
          </table:table-cell>
          <table:table-cell table:formula="of:=[.A647]/1000/(60*60*24)" office:value-type="time" office:time-value="PT02H51M58.724S" calcext:value-type="time">
            <text:p>02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697.89" calcext:value-type="float">
            <text:p>697.89</text:p>
          </table:table-cell>
          <table:table-cell office:value-type="float" office:value="854.69" calcext:value-type="float">
            <text:p>854.69</text:p>
          </table:table-cell>
        </table:table-row>
        <table:table-row table:style-name="ro1">
          <table:table-cell office:value-type="float" office:value="10334724" calcext:value-type="float">
            <text:p>10334724</text:p>
          </table:table-cell>
          <table:table-cell table:formula="of:=[.A648]/1000/(60*60*24)" office:value-type="time" office:time-value="PT02H52M14.724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698.95" calcext:value-type="float">
            <text:p>698.95</text:p>
          </table:table-cell>
          <table:table-cell office:value-type="float" office:value="855.96" calcext:value-type="float">
            <text:p>855.96</text:p>
          </table:table-cell>
        </table:table-row>
        <table:table-row table:style-name="ro1">
          <table:table-cell office:value-type="float" office:value="10350724" calcext:value-type="float">
            <text:p>10350724</text:p>
          </table:table-cell>
          <table:table-cell table:formula="of:=[.A649]/1000/(60*60*24)" office:value-type="time" office:time-value="PT02H52M30.724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00.01" calcext:value-type="float">
            <text:p>700.01</text:p>
          </table:table-cell>
          <table:table-cell office:value-type="float" office:value="857.23" calcext:value-type="float">
            <text:p>857.23</text:p>
          </table:table-cell>
        </table:table-row>
        <table:table-row table:style-name="ro1">
          <table:table-cell office:value-type="float" office:value="10366724" calcext:value-type="float">
            <text:p>10366724</text:p>
          </table:table-cell>
          <table:table-cell table:formula="of:=[.A650]/1000/(60*60*24)" office:value-type="time" office:time-value="PT02H52M46.724S" calcext:value-type="time">
            <text:p>02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01.07" calcext:value-type="float">
            <text:p>701.07</text:p>
          </table:table-cell>
          <table:table-cell office:value-type="float" office:value="858.51" calcext:value-type="float">
            <text:p>858.51</text:p>
          </table:table-cell>
        </table:table-row>
        <table:table-row table:style-name="ro1">
          <table:table-cell office:value-type="float" office:value="10382724" calcext:value-type="float">
            <text:p>10382724</text:p>
          </table:table-cell>
          <table:table-cell table:formula="of:=[.A651]/1000/(60*60*24)" office:value-type="time" office:time-value="PT02H53M02.724S" calcext:value-type="time">
            <text:p>02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702.13" calcext:value-type="float">
            <text:p>702.13</text:p>
          </table:table-cell>
          <table:table-cell office:value-type="float" office:value="859.78" calcext:value-type="float">
            <text:p>859.78</text:p>
          </table:table-cell>
        </table:table-row>
        <table:table-row table:style-name="ro1">
          <table:table-cell office:value-type="float" office:value="10398724" calcext:value-type="float">
            <text:p>10398724</text:p>
          </table:table-cell>
          <table:table-cell table:formula="of:=[.A652]/1000/(60*60*24)" office:value-type="time" office:time-value="PT02H53M18.724S" calcext:value-type="time">
            <text:p>02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03.19" calcext:value-type="float">
            <text:p>703.19</text:p>
          </table:table-cell>
          <table:table-cell office:value-type="float" office:value="861.05" calcext:value-type="float">
            <text:p>861.05</text:p>
          </table:table-cell>
        </table:table-row>
        <table:table-row table:style-name="ro1">
          <table:table-cell office:value-type="float" office:value="10414724" calcext:value-type="float">
            <text:p>10414724</text:p>
          </table:table-cell>
          <table:table-cell table:formula="of:=[.A653]/1000/(60*60*24)" office:value-type="time" office:time-value="PT02H53M34.724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04.25" calcext:value-type="float">
            <text:p>704.25</text:p>
          </table:table-cell>
          <table:table-cell office:value-type="float" office:value="862.32" calcext:value-type="float">
            <text:p>862.32</text:p>
          </table:table-cell>
        </table:table-row>
        <table:table-row table:style-name="ro1">
          <table:table-cell office:value-type="float" office:value="10430724" calcext:value-type="float">
            <text:p>10430724</text:p>
          </table:table-cell>
          <table:table-cell table:formula="of:=[.A654]/1000/(60*60*24)" office:value-type="time" office:time-value="PT02H53M50.724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5.31" calcext:value-type="float">
            <text:p>705.31</text:p>
          </table:table-cell>
          <table:table-cell office:value-type="float" office:value="863.59" calcext:value-type="float">
            <text:p>863.59</text:p>
          </table:table-cell>
        </table:table-row>
        <table:table-row table:style-name="ro1">
          <table:table-cell office:value-type="float" office:value="10446724" calcext:value-type="float">
            <text:p>10446724</text:p>
          </table:table-cell>
          <table:table-cell table:formula="of:=[.A655]/1000/(60*60*24)" office:value-type="time" office:time-value="PT02H54M06.724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6.37" calcext:value-type="float">
            <text:p>706.37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float" office:value="10462724" calcext:value-type="float">
            <text:p>10462724</text:p>
          </table:table-cell>
          <table:table-cell table:formula="of:=[.A656]/1000/(60*60*24)" office:value-type="time" office:time-value="PT02H54M22.724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07.43" calcext:value-type="float">
            <text:p>707.43</text:p>
          </table:table-cell>
          <table:table-cell office:value-type="float" office:value="866.14" calcext:value-type="float">
            <text:p>866.14</text:p>
          </table:table-cell>
        </table:table-row>
        <table:table-row table:style-name="ro1">
          <table:table-cell office:value-type="float" office:value="10478724" calcext:value-type="float">
            <text:p>10478724</text:p>
          </table:table-cell>
          <table:table-cell table:formula="of:=[.A657]/1000/(60*60*24)" office:value-type="time" office:time-value="PT02H54M38.724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708.49" calcext:value-type="float">
            <text:p>708.49</text:p>
          </table:table-cell>
          <table:table-cell office:value-type="float" office:value="867.41" calcext:value-type="float">
            <text:p>867.41</text:p>
          </table:table-cell>
        </table:table-row>
        <table:table-row table:style-name="ro1">
          <table:table-cell office:value-type="float" office:value="10494724" calcext:value-type="float">
            <text:p>10494724</text:p>
          </table:table-cell>
          <table:table-cell table:formula="of:=[.A658]/1000/(60*60*24)" office:value-type="time" office:time-value="PT02H54M54.724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09.55" calcext:value-type="float">
            <text:p>709.55</text:p>
          </table:table-cell>
          <table:table-cell office:value-type="float" office:value="868.68" calcext:value-type="float">
            <text:p>868.68</text:p>
          </table:table-cell>
        </table:table-row>
        <table:table-row table:style-name="ro1">
          <table:table-cell office:value-type="float" office:value="10510724" calcext:value-type="float">
            <text:p>10510724</text:p>
          </table:table-cell>
          <table:table-cell table:formula="of:=[.A659]/1000/(60*60*24)" office:value-type="time" office:time-value="PT02H55M10.724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0.61" calcext:value-type="float">
            <text:p>710.61</text:p>
          </table:table-cell>
          <table:table-cell office:value-type="float" office:value="869.95" calcext:value-type="float">
            <text:p>869.95</text:p>
          </table:table-cell>
        </table:table-row>
        <table:table-row table:style-name="ro1">
          <table:table-cell office:value-type="float" office:value="10526723" calcext:value-type="float">
            <text:p>10526723</text:p>
          </table:table-cell>
          <table:table-cell table:formula="of:=[.A660]/1000/(60*60*24)" office:value-type="time" office:time-value="PT02H55M26.723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1.67" calcext:value-type="float">
            <text:p>711.67</text:p>
          </table:table-cell>
          <table:table-cell office:value-type="float" office:value="871.22" calcext:value-type="float">
            <text:p>871.22</text:p>
          </table:table-cell>
        </table:table-row>
        <table:table-row table:style-name="ro1">
          <table:table-cell office:value-type="float" office:value="10542724" calcext:value-type="float">
            <text:p>10542724</text:p>
          </table:table-cell>
          <table:table-cell table:formula="of:=[.A661]/1000/(60*60*24)" office:value-type="time" office:time-value="PT02H55M42.724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2.73" calcext:value-type="float">
            <text:p>712.73</text:p>
          </table:table-cell>
          <table:table-cell office:value-type="float" office:value="872.49" calcext:value-type="float">
            <text:p>872.49</text:p>
          </table:table-cell>
        </table:table-row>
        <table:table-row table:style-name="ro1">
          <table:table-cell office:value-type="float" office:value="10558724" calcext:value-type="float">
            <text:p>10558724</text:p>
          </table:table-cell>
          <table:table-cell table:formula="of:=[.A662]/1000/(60*60*24)" office:value-type="time" office:time-value="PT02H55M58.724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3.79" calcext:value-type="float">
            <text:p>713.79</text:p>
          </table:table-cell>
          <table:table-cell office:value-type="float" office:value="873.76" calcext:value-type="float">
            <text:p>873.76</text:p>
          </table:table-cell>
        </table:table-row>
        <table:table-row table:style-name="ro1">
          <table:table-cell office:value-type="float" office:value="10574724" calcext:value-type="float">
            <text:p>10574724</text:p>
          </table:table-cell>
          <table:table-cell table:formula="of:=[.A663]/1000/(60*60*24)" office:value-type="time" office:time-value="PT02H56M14.724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14.85" calcext:value-type="float">
            <text:p>714.85</text:p>
          </table:table-cell>
          <table:table-cell office:value-type="float" office:value="875.03" calcext:value-type="float">
            <text:p>875.03</text:p>
          </table:table-cell>
        </table:table-row>
        <table:table-row table:style-name="ro1">
          <table:table-cell office:value-type="float" office:value="10590724" calcext:value-type="float">
            <text:p>10590724</text:p>
          </table:table-cell>
          <table:table-cell table:formula="of:=[.A664]/1000/(60*60*24)" office:value-type="time" office:time-value="PT02H56M30.724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5.91" calcext:value-type="float">
            <text:p>715.91</text:p>
          </table:table-cell>
          <table:table-cell office:value-type="float" office:value="876.3" calcext:value-type="float">
            <text:p>876.3</text:p>
          </table:table-cell>
        </table:table-row>
        <table:table-row table:style-name="ro1">
          <table:table-cell office:value-type="float" office:value="10606724" calcext:value-type="float">
            <text:p>10606724</text:p>
          </table:table-cell>
          <table:table-cell table:formula="of:=[.A665]/1000/(60*60*24)" office:value-type="time" office:time-value="PT02H56M46.724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6.97" calcext:value-type="float">
            <text:p>716.97</text:p>
          </table:table-cell>
          <table:table-cell office:value-type="float" office:value="877.58" calcext:value-type="float">
            <text:p>877.58</text:p>
          </table:table-cell>
        </table:table-row>
        <table:table-row table:style-name="ro1">
          <table:table-cell office:value-type="float" office:value="10622724" calcext:value-type="float">
            <text:p>10622724</text:p>
          </table:table-cell>
          <table:table-cell table:formula="of:=[.A666]/1000/(60*60*24)" office:value-type="time" office:time-value="PT02H57M02.724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18.03" calcext:value-type="float">
            <text:p>718.03</text:p>
          </table:table-cell>
          <table:table-cell office:value-type="float" office:value="878.85" calcext:value-type="float">
            <text:p>878.85</text:p>
          </table:table-cell>
        </table:table-row>
        <table:table-row table:style-name="ro1">
          <table:table-cell office:value-type="float" office:value="10638724" calcext:value-type="float">
            <text:p>10638724</text:p>
          </table:table-cell>
          <table:table-cell table:formula="of:=[.A667]/1000/(60*60*24)" office:value-type="time" office:time-value="PT02H57M18.724S" calcext:value-type="time">
            <text:p>02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19.09" calcext:value-type="float">
            <text:p>719.09</text:p>
          </table:table-cell>
          <table:table-cell office:value-type="float" office:value="880.12" calcext:value-type="float">
            <text:p>880.12</text:p>
          </table:table-cell>
        </table:table-row>
        <table:table-row table:style-name="ro1">
          <table:table-cell office:value-type="float" office:value="10654724" calcext:value-type="float">
            <text:p>10654724</text:p>
          </table:table-cell>
          <table:table-cell table:formula="of:=[.A668]/1000/(60*60*24)" office:value-type="time" office:time-value="PT02H57M34.724S" calcext:value-type="time">
            <text:p>02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20.15" calcext:value-type="float">
            <text:p>720.15</text:p>
          </table:table-cell>
          <table:table-cell office:value-type="float" office:value="881.39" calcext:value-type="float">
            <text:p>881.39</text:p>
          </table:table-cell>
        </table:table-row>
        <table:table-row table:style-name="ro1">
          <table:table-cell office:value-type="float" office:value="10670724" calcext:value-type="float">
            <text:p>10670724</text:p>
          </table:table-cell>
          <table:table-cell table:formula="of:=[.A669]/1000/(60*60*24)" office:value-type="time" office:time-value="PT02H57M50.724S" calcext:value-type="time">
            <text:p>02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1.21" calcext:value-type="float">
            <text:p>721.21</text:p>
          </table:table-cell>
          <table:table-cell office:value-type="float" office:value="882.66" calcext:value-type="float">
            <text:p>882.66</text:p>
          </table:table-cell>
        </table:table-row>
        <table:table-row table:style-name="ro1">
          <table:table-cell office:value-type="float" office:value="10686724" calcext:value-type="float">
            <text:p>10686724</text:p>
          </table:table-cell>
          <table:table-cell table:formula="of:=[.A670]/1000/(60*60*24)" office:value-type="time" office:time-value="PT02H58M06.724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2.27" calcext:value-type="float">
            <text:p>722.27</text:p>
          </table:table-cell>
          <table:table-cell office:value-type="float" office:value="883.93" calcext:value-type="float">
            <text:p>883.93</text:p>
          </table:table-cell>
        </table:table-row>
        <table:table-row table:style-name="ro1">
          <table:table-cell office:value-type="float" office:value="10702724" calcext:value-type="float">
            <text:p>10702724</text:p>
          </table:table-cell>
          <table:table-cell table:formula="of:=[.A671]/1000/(60*60*24)" office:value-type="time" office:time-value="PT02H58M22.724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723.33" calcext:value-type="float">
            <text:p>723.33</text:p>
          </table:table-cell>
          <table:table-cell office:value-type="float" office:value="885.2" calcext:value-type="float">
            <text:p>885.2</text:p>
          </table:table-cell>
        </table:table-row>
        <table:table-row table:style-name="ro1">
          <table:table-cell office:value-type="float" office:value="10718724" calcext:value-type="float">
            <text:p>10718724</text:p>
          </table:table-cell>
          <table:table-cell table:formula="of:=[.A672]/1000/(60*60*24)" office:value-type="time" office:time-value="PT02H58M38.724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24.39" calcext:value-type="float">
            <text:p>724.39</text:p>
          </table:table-cell>
          <table:table-cell office:value-type="float" office:value="886.47" calcext:value-type="float">
            <text:p>886.47</text:p>
          </table:table-cell>
        </table:table-row>
        <table:table-row table:style-name="ro1">
          <table:table-cell office:value-type="float" office:value="10734724" calcext:value-type="float">
            <text:p>10734724</text:p>
          </table:table-cell>
          <table:table-cell table:formula="of:=[.A673]/1000/(60*60*24)" office:value-type="time" office:time-value="PT02H58M54.724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5.45" calcext:value-type="float">
            <text:p>725.45</text:p>
          </table:table-cell>
          <table:table-cell office:value-type="float" office:value="887.74" calcext:value-type="float">
            <text:p>887.74</text:p>
          </table:table-cell>
        </table:table-row>
        <table:table-row table:style-name="ro1">
          <table:table-cell office:value-type="float" office:value="10750724" calcext:value-type="float">
            <text:p>10750724</text:p>
          </table:table-cell>
          <table:table-cell table:formula="of:=[.A674]/1000/(60*60*24)" office:value-type="time" office:time-value="PT02H59M10.724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26.51" calcext:value-type="float">
            <text:p>726.51</text:p>
          </table:table-cell>
          <table:table-cell office:value-type="float" office:value="889.01" calcext:value-type="float">
            <text:p>889.01</text:p>
          </table:table-cell>
        </table:table-row>
        <table:table-row table:style-name="ro1">
          <table:table-cell office:value-type="float" office:value="10766724" calcext:value-type="float">
            <text:p>10766724</text:p>
          </table:table-cell>
          <table:table-cell table:formula="of:=[.A675]/1000/(60*60*24)" office:value-type="time" office:time-value="PT02H59M26.724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7.57" calcext:value-type="float">
            <text:p>727.57</text:p>
          </table:table-cell>
          <table:table-cell office:value-type="float" office:value="890.28" calcext:value-type="float">
            <text:p>890.28</text:p>
          </table:table-cell>
        </table:table-row>
        <table:table-row table:style-name="ro1">
          <table:table-cell office:value-type="float" office:value="10782723" calcext:value-type="float">
            <text:p>10782723</text:p>
          </table:table-cell>
          <table:table-cell table:formula="of:=[.A676]/1000/(60*60*24)" office:value-type="time" office:time-value="PT02H59M42.723S" calcext:value-type="time">
            <text:p>02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8.63" calcext:value-type="float">
            <text:p>728.63</text:p>
          </table:table-cell>
          <table:table-cell office:value-type="float" office:value="891.55" calcext:value-type="float">
            <text:p>891.55</text:p>
          </table:table-cell>
        </table:table-row>
        <table:table-row table:style-name="ro1">
          <table:table-cell office:value-type="float" office:value="10798724" calcext:value-type="float">
            <text:p>10798724</text:p>
          </table:table-cell>
          <table:table-cell table:formula="of:=[.A677]/1000/(60*60*24)" office:value-type="time" office:time-value="PT02H59M58.724S" calcext:value-type="time">
            <text:p>02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29.69" calcext:value-type="float">
            <text:p>729.69</text:p>
          </table:table-cell>
          <table:table-cell office:value-type="float" office:value="892.82" calcext:value-type="float">
            <text:p>892.82</text:p>
          </table:table-cell>
        </table:table-row>
        <table:table-row table:style-name="ro1">
          <table:table-cell office:value-type="float" office:value="10814724" calcext:value-type="float">
            <text:p>10814724</text:p>
          </table:table-cell>
          <table:table-cell table:formula="of:=[.A678]/1000/(60*60*24)" office:value-type="time" office:time-value="PT03H00M14.724S" calcext:value-type="time">
            <text:p>03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0.75" calcext:value-type="float">
            <text:p>730.75</text:p>
          </table:table-cell>
          <table:table-cell office:value-type="float" office:value="894.09" calcext:value-type="float">
            <text:p>894.09</text:p>
          </table:table-cell>
        </table:table-row>
        <table:table-row table:style-name="ro1">
          <table:table-cell office:value-type="float" office:value="10830724" calcext:value-type="float">
            <text:p>10830724</text:p>
          </table:table-cell>
          <table:table-cell table:formula="of:=[.A679]/1000/(60*60*24)" office:value-type="time" office:time-value="PT03H00M30.724S" calcext:value-type="time">
            <text:p>03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1.81" calcext:value-type="float">
            <text:p>731.81</text:p>
          </table:table-cell>
          <table:table-cell office:value-type="float" office:value="895.36" calcext:value-type="float">
            <text:p>895.36</text:p>
          </table:table-cell>
        </table:table-row>
        <table:table-row table:style-name="ro1">
          <table:table-cell office:value-type="float" office:value="10846724" calcext:value-type="float">
            <text:p>10846724</text:p>
          </table:table-cell>
          <table:table-cell table:formula="of:=[.A680]/1000/(60*60*24)" office:value-type="time" office:time-value="PT03H00M46.724S" calcext:value-type="time">
            <text:p>03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2.87" calcext:value-type="float">
            <text:p>732.87</text:p>
          </table:table-cell>
          <table:table-cell office:value-type="float" office:value="896.63" calcext:value-type="float">
            <text:p>896.63</text:p>
          </table:table-cell>
        </table:table-row>
        <table:table-row table:style-name="ro1">
          <table:table-cell office:value-type="float" office:value="10862724" calcext:value-type="float">
            <text:p>10862724</text:p>
          </table:table-cell>
          <table:table-cell table:formula="of:=[.A681]/1000/(60*60*24)" office:value-type="time" office:time-value="PT03H01M02.724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3.93" calcext:value-type="float">
            <text:p>733.93</text:p>
          </table:table-cell>
          <table:table-cell office:value-type="float" office:value="897.9" calcext:value-type="float">
            <text:p>897.9</text:p>
          </table:table-cell>
        </table:table-row>
        <table:table-row table:style-name="ro1">
          <table:table-cell office:value-type="float" office:value="10878724" calcext:value-type="float">
            <text:p>10878724</text:p>
          </table:table-cell>
          <table:table-cell table:formula="of:=[.A682]/1000/(60*60*24)" office:value-type="time" office:time-value="PT03H01M18.724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4.99" calcext:value-type="float">
            <text:p>734.99</text:p>
          </table:table-cell>
          <table:table-cell office:value-type="float" office:value="899.17" calcext:value-type="float">
            <text:p>899.17</text:p>
          </table:table-cell>
        </table:table-row>
        <table:table-row table:style-name="ro1">
          <table:table-cell office:value-type="float" office:value="10894724" calcext:value-type="float">
            <text:p>10894724</text:p>
          </table:table-cell>
          <table:table-cell table:formula="of:=[.A683]/1000/(60*60*24)" office:value-type="time" office:time-value="PT03H01M34.724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36.04" calcext:value-type="float">
            <text:p>736.04</text:p>
          </table:table-cell>
          <table:table-cell office:value-type="float" office:value="900.44" calcext:value-type="float">
            <text:p>900.44</text:p>
          </table:table-cell>
        </table:table-row>
        <table:table-row table:style-name="ro1">
          <table:table-cell office:value-type="float" office:value="10910724" calcext:value-type="float">
            <text:p>10910724</text:p>
          </table:table-cell>
          <table:table-cell table:formula="of:=[.A684]/1000/(60*60*24)" office:value-type="time" office:time-value="PT03H01M50.724S" calcext:value-type="time">
            <text:p>03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37.1" calcext:value-type="float">
            <text:p>737.1</text:p>
          </table:table-cell>
          <table:table-cell office:value-type="float" office:value="901.71" calcext:value-type="float">
            <text:p>901.71</text:p>
          </table:table-cell>
        </table:table-row>
        <table:table-row table:style-name="ro1">
          <table:table-cell office:value-type="float" office:value="10926723" calcext:value-type="float">
            <text:p>10926723</text:p>
          </table:table-cell>
          <table:table-cell table:formula="of:=[.A685]/1000/(60*60*24)" office:value-type="time" office:time-value="PT03H02M06.723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38.16" calcext:value-type="float">
            <text:p>738.16</text:p>
          </table:table-cell>
          <table:table-cell office:value-type="float" office:value="902.98" calcext:value-type="float">
            <text:p>902.98</text:p>
          </table:table-cell>
        </table:table-row>
        <table:table-row table:style-name="ro1">
          <table:table-cell office:value-type="float" office:value="10942724" calcext:value-type="float">
            <text:p>10942724</text:p>
          </table:table-cell>
          <table:table-cell table:formula="of:=[.A686]/1000/(60*60*24)" office:value-type="time" office:time-value="PT03H02M22.724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39.22" calcext:value-type="float">
            <text:p>739.22</text:p>
          </table:table-cell>
          <table:table-cell office:value-type="float" office:value="904.25" calcext:value-type="float">
            <text:p>904.25</text:p>
          </table:table-cell>
        </table:table-row>
        <table:table-row table:style-name="ro1">
          <table:table-cell office:value-type="float" office:value="10958724" calcext:value-type="float">
            <text:p>10958724</text:p>
          </table:table-cell>
          <table:table-cell table:formula="of:=[.A687]/1000/(60*60*24)" office:value-type="time" office:time-value="PT03H02M38.724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740.28" calcext:value-type="float">
            <text:p>740.28</text:p>
          </table:table-cell>
          <table:table-cell office:value-type="float" office:value="905.52" calcext:value-type="float">
            <text:p>905.52</text:p>
          </table:table-cell>
        </table:table-row>
        <table:table-row table:style-name="ro1">
          <table:table-cell office:value-type="float" office:value="10974724" calcext:value-type="float">
            <text:p>10974724</text:p>
          </table:table-cell>
          <table:table-cell table:formula="of:=[.A688]/1000/(60*60*24)" office:value-type="time" office:time-value="PT03H02M54.724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1.34" calcext:value-type="float">
            <text:p>741.34</text:p>
          </table:table-cell>
          <table:table-cell office:value-type="float" office:value="906.79" calcext:value-type="float">
            <text:p>906.79</text:p>
          </table:table-cell>
        </table:table-row>
        <table:table-row table:style-name="ro1">
          <table:table-cell office:value-type="float" office:value="10990724" calcext:value-type="float">
            <text:p>10990724</text:p>
          </table:table-cell>
          <table:table-cell table:formula="of:=[.A689]/1000/(60*60*24)" office:value-type="time" office:time-value="PT03H03M10.724S" calcext:value-type="time">
            <text:p>03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42.4" calcext:value-type="float">
            <text:p>742.4</text:p>
          </table:table-cell>
          <table:table-cell office:value-type="float" office:value="908.06" calcext:value-type="float">
            <text:p>908.06</text:p>
          </table:table-cell>
        </table:table-row>
        <table:table-row table:style-name="ro1">
          <table:table-cell office:value-type="float" office:value="11006724" calcext:value-type="float">
            <text:p>11006724</text:p>
          </table:table-cell>
          <table:table-cell table:formula="of:=[.A690]/1000/(60*60*24)" office:value-type="time" office:time-value="PT03H03M26.724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3.46" calcext:value-type="float">
            <text:p>743.46</text:p>
          </table:table-cell>
          <table:table-cell office:value-type="float" office:value="909.33" calcext:value-type="float">
            <text:p>909.33</text:p>
          </table:table-cell>
        </table:table-row>
        <table:table-row table:style-name="ro1">
          <table:table-cell office:value-type="float" office:value="11022724" calcext:value-type="float">
            <text:p>11022724</text:p>
          </table:table-cell>
          <table:table-cell table:formula="of:=[.A691]/1000/(60*60*24)" office:value-type="time" office:time-value="PT03H03M42.724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744.52" calcext:value-type="float">
            <text:p>744.52</text:p>
          </table:table-cell>
          <table:table-cell office:value-type="float" office:value="910.6" calcext:value-type="float">
            <text:p>910.6</text:p>
          </table:table-cell>
        </table:table-row>
        <table:table-row table:style-name="ro1">
          <table:table-cell office:value-type="float" office:value="11038724" calcext:value-type="float">
            <text:p>11038724</text:p>
          </table:table-cell>
          <table:table-cell table:formula="of:=[.A692]/1000/(60*60*24)" office:value-type="time" office:time-value="PT03H03M58.724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5.58" calcext:value-type="float">
            <text:p>745.58</text:p>
          </table:table-cell>
          <table:table-cell office:value-type="float" office:value="911.87" calcext:value-type="float">
            <text:p>911.87</text:p>
          </table:table-cell>
        </table:table-row>
        <table:table-row table:style-name="ro1">
          <table:table-cell office:value-type="float" office:value="11054724" calcext:value-type="float">
            <text:p>11054724</text:p>
          </table:table-cell>
          <table:table-cell table:formula="of:=[.A693]/1000/(60*60*24)" office:value-type="time" office:time-value="PT03H04M14.724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6.64" calcext:value-type="float">
            <text:p>746.64</text:p>
          </table:table-cell>
          <table:table-cell office:value-type="float" office:value="913.13" calcext:value-type="float">
            <text:p>913.13</text:p>
          </table:table-cell>
        </table:table-row>
        <table:table-row table:style-name="ro1">
          <table:table-cell office:value-type="float" office:value="11070724" calcext:value-type="float">
            <text:p>11070724</text:p>
          </table:table-cell>
          <table:table-cell table:formula="of:=[.A694]/1000/(60*60*24)" office:value-type="time" office:time-value="PT03H04M30.724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47.7" calcext:value-type="float">
            <text:p>747.7</text:p>
          </table:table-cell>
          <table:table-cell office:value-type="float" office:value="914.4" calcext:value-type="float">
            <text:p>914.4</text:p>
          </table:table-cell>
        </table:table-row>
        <table:table-row table:style-name="ro1">
          <table:table-cell office:value-type="float" office:value="11086724" calcext:value-type="float">
            <text:p>11086724</text:p>
          </table:table-cell>
          <table:table-cell table:formula="of:=[.A695]/1000/(60*60*24)" office:value-type="time" office:time-value="PT03H04M46.724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8.76" calcext:value-type="float">
            <text:p>748.76</text:p>
          </table:table-cell>
          <table:table-cell office:value-type="float" office:value="915.67" calcext:value-type="float">
            <text:p>915.67</text:p>
          </table:table-cell>
        </table:table-row>
        <table:table-row table:style-name="ro1">
          <table:table-cell office:value-type="float" office:value="11102724" calcext:value-type="float">
            <text:p>11102724</text:p>
          </table:table-cell>
          <table:table-cell table:formula="of:=[.A696]/1000/(60*60*24)" office:value-type="time" office:time-value="PT03H05M02.724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49.82" calcext:value-type="float">
            <text:p>749.82</text:p>
          </table:table-cell>
          <table:table-cell office:value-type="float" office:value="916.94" calcext:value-type="float">
            <text:p>916.94</text:p>
          </table:table-cell>
        </table:table-row>
        <table:table-row table:style-name="ro1">
          <table:table-cell office:value-type="float" office:value="11118724" calcext:value-type="float">
            <text:p>11118724</text:p>
          </table:table-cell>
          <table:table-cell table:formula="of:=[.A697]/1000/(60*60*24)" office:value-type="time" office:time-value="PT03H05M18.724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0.88" calcext:value-type="float">
            <text:p>750.88</text:p>
          </table:table-cell>
          <table:table-cell office:value-type="float" office:value="918.21" calcext:value-type="float">
            <text:p>918.21</text:p>
          </table:table-cell>
        </table:table-row>
        <table:table-row table:style-name="ro1">
          <table:table-cell office:value-type="float" office:value="11134724" calcext:value-type="float">
            <text:p>11134724</text:p>
          </table:table-cell>
          <table:table-cell table:formula="of:=[.A698]/1000/(60*60*24)" office:value-type="time" office:time-value="PT03H05M34.724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1.94" calcext:value-type="float">
            <text:p>751.94</text:p>
          </table:table-cell>
          <table:table-cell office:value-type="float" office:value="919.47" calcext:value-type="float">
            <text:p>919.47</text:p>
          </table:table-cell>
        </table:table-row>
        <table:table-row table:style-name="ro1">
          <table:table-cell office:value-type="float" office:value="11150724" calcext:value-type="float">
            <text:p>11150724</text:p>
          </table:table-cell>
          <table:table-cell table:formula="of:=[.A699]/1000/(60*60*24)" office:value-type="time" office:time-value="PT03H05M50.724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753" calcext:value-type="float">
            <text:p>753</text:p>
          </table:table-cell>
          <table:table-cell office:value-type="float" office:value="920.74" calcext:value-type="float">
            <text:p>920.74</text:p>
          </table:table-cell>
        </table:table-row>
        <table:table-row table:style-name="ro1">
          <table:table-cell office:value-type="float" office:value="11166724" calcext:value-type="float">
            <text:p>11166724</text:p>
          </table:table-cell>
          <table:table-cell table:formula="of:=[.A700]/1000/(60*60*24)" office:value-type="time" office:time-value="PT03H06M06.724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4.06" calcext:value-type="float">
            <text:p>754.06</text:p>
          </table:table-cell>
          <table:table-cell office:value-type="float" office:value="922.01" calcext:value-type="float">
            <text:p>922.01</text:p>
          </table:table-cell>
        </table:table-row>
        <table:table-row table:style-name="ro1">
          <table:table-cell office:value-type="float" office:value="11182724" calcext:value-type="float">
            <text:p>11182724</text:p>
          </table:table-cell>
          <table:table-cell table:formula="of:=[.A701]/1000/(60*60*24)" office:value-type="time" office:time-value="PT03H06M22.724S" calcext:value-type="time">
            <text:p>03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55.12" calcext:value-type="float">
            <text:p>755.12</text:p>
          </table:table-cell>
          <table:table-cell office:value-type="float" office:value="923.28" calcext:value-type="float">
            <text:p>923.28</text:p>
          </table:table-cell>
        </table:table-row>
        <table:table-row table:style-name="ro1">
          <table:table-cell office:value-type="float" office:value="11198724" calcext:value-type="float">
            <text:p>11198724</text:p>
          </table:table-cell>
          <table:table-cell table:formula="of:=[.A702]/1000/(60*60*24)" office:value-type="time" office:time-value="PT03H06M38.724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6.17" calcext:value-type="float">
            <text:p>756.17</text:p>
          </table:table-cell>
          <table:table-cell office:value-type="float" office:value="924.55" calcext:value-type="float">
            <text:p>924.55</text:p>
          </table:table-cell>
        </table:table-row>
        <table:table-row table:style-name="ro1">
          <table:table-cell office:value-type="float" office:value="11214724" calcext:value-type="float">
            <text:p>11214724</text:p>
          </table:table-cell>
          <table:table-cell table:formula="of:=[.A703]/1000/(60*60*24)" office:value-type="time" office:time-value="PT03H06M54.724S" calcext:value-type="time">
            <text:p>03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757.23" calcext:value-type="float">
            <text:p>757.23</text:p>
          </table:table-cell>
          <table:table-cell office:value-type="float" office:value="925.81" calcext:value-type="float">
            <text:p>925.81</text:p>
          </table:table-cell>
        </table:table-row>
        <table:table-row table:style-name="ro1">
          <table:table-cell office:value-type="float" office:value="11230724" calcext:value-type="float">
            <text:p>11230724</text:p>
          </table:table-cell>
          <table:table-cell table:formula="of:=[.A704]/1000/(60*60*24)" office:value-type="time" office:time-value="PT03H07M10.724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58.29" calcext:value-type="float">
            <text:p>758.29</text:p>
          </table:table-cell>
          <table:table-cell office:value-type="float" office:value="927.08" calcext:value-type="float">
            <text:p>927.08</text:p>
          </table:table-cell>
        </table:table-row>
        <table:table-row table:style-name="ro1">
          <table:table-cell office:value-type="float" office:value="11246724" calcext:value-type="float">
            <text:p>11246724</text:p>
          </table:table-cell>
          <table:table-cell table:formula="of:=[.A705]/1000/(60*60*24)" office:value-type="time" office:time-value="PT03H07M26.724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59.35" calcext:value-type="float">
            <text:p>759.35</text:p>
          </table:table-cell>
          <table:table-cell office:value-type="float" office:value="928.35" calcext:value-type="float">
            <text:p>928.35</text:p>
          </table:table-cell>
        </table:table-row>
        <table:table-row table:style-name="ro1">
          <table:table-cell office:value-type="float" office:value="11262724" calcext:value-type="float">
            <text:p>11262724</text:p>
          </table:table-cell>
          <table:table-cell table:formula="of:=[.A706]/1000/(60*60*24)" office:value-type="time" office:time-value="PT03H07M42.724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0.41" calcext:value-type="float">
            <text:p>760.41</text:p>
          </table:table-cell>
          <table:table-cell office:value-type="float" office:value="929.62" calcext:value-type="float">
            <text:p>929.62</text:p>
          </table:table-cell>
        </table:table-row>
        <table:table-row table:style-name="ro1">
          <table:table-cell office:value-type="float" office:value="11278724" calcext:value-type="float">
            <text:p>11278724</text:p>
          </table:table-cell>
          <table:table-cell table:formula="of:=[.A707]/1000/(60*60*24)" office:value-type="time" office:time-value="PT03H07M58.724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1.47" calcext:value-type="float">
            <text:p>761.47</text:p>
          </table:table-cell>
          <table:table-cell office:value-type="float" office:value="930.88" calcext:value-type="float">
            <text:p>930.88</text:p>
          </table:table-cell>
        </table:table-row>
        <table:table-row table:style-name="ro1">
          <table:table-cell office:value-type="float" office:value="11294724" calcext:value-type="float">
            <text:p>11294724</text:p>
          </table:table-cell>
          <table:table-cell table:formula="of:=[.A708]/1000/(60*60*24)" office:value-type="time" office:time-value="PT03H08M14.724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2.53" calcext:value-type="float">
            <text:p>762.53</text:p>
          </table:table-cell>
          <table:table-cell office:value-type="float" office:value="932.15" calcext:value-type="float">
            <text:p>932.15</text:p>
          </table:table-cell>
        </table:table-row>
        <table:table-row table:style-name="ro1">
          <table:table-cell office:value-type="float" office:value="11310724" calcext:value-type="float">
            <text:p>11310724</text:p>
          </table:table-cell>
          <table:table-cell table:formula="of:=[.A709]/1000/(60*60*24)" office:value-type="time" office:time-value="PT03H08M30.724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763.59" calcext:value-type="float">
            <text:p>763.59</text:p>
          </table:table-cell>
          <table:table-cell office:value-type="float" office:value="933.42" calcext:value-type="float">
            <text:p>933.42</text:p>
          </table:table-cell>
        </table:table-row>
        <table:table-row table:style-name="ro1">
          <table:table-cell office:value-type="float" office:value="11326724" calcext:value-type="float">
            <text:p>11326724</text:p>
          </table:table-cell>
          <table:table-cell table:formula="of:=[.A710]/1000/(60*60*24)" office:value-type="time" office:time-value="PT03H08M46.724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4.65" calcext:value-type="float">
            <text:p>764.65</text:p>
          </table:table-cell>
          <table:table-cell office:value-type="float" office:value="934.68" calcext:value-type="float">
            <text:p>934.68</text:p>
          </table:table-cell>
        </table:table-row>
        <table:table-row table:style-name="ro1">
          <table:table-cell office:value-type="float" office:value="11342724" calcext:value-type="float">
            <text:p>11342724</text:p>
          </table:table-cell>
          <table:table-cell table:formula="of:=[.A711]/1000/(60*60*24)" office:value-type="time" office:time-value="PT03H09M02.724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5.71" calcext:value-type="float">
            <text:p>765.71</text:p>
          </table:table-cell>
          <table:table-cell office:value-type="float" office:value="935.95" calcext:value-type="float">
            <text:p>935.95</text:p>
          </table:table-cell>
        </table:table-row>
        <table:table-row table:style-name="ro1">
          <table:table-cell office:value-type="float" office:value="11358724" calcext:value-type="float">
            <text:p>11358724</text:p>
          </table:table-cell>
          <table:table-cell table:formula="of:=[.A712]/1000/(60*60*24)" office:value-type="time" office:time-value="PT03H09M18.724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6.76" calcext:value-type="float">
            <text:p>766.76</text:p>
          </table:table-cell>
          <table:table-cell office:value-type="float" office:value="937.22" calcext:value-type="float">
            <text:p>937.22</text:p>
          </table:table-cell>
        </table:table-row>
        <table:table-row table:style-name="ro1">
          <table:table-cell office:value-type="float" office:value="11374724" calcext:value-type="float">
            <text:p>11374724</text:p>
          </table:table-cell>
          <table:table-cell table:formula="of:=[.A713]/1000/(60*60*24)" office:value-type="time" office:time-value="PT03H09M34.724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7.82" calcext:value-type="float">
            <text:p>767.82</text:p>
          </table:table-cell>
          <table:table-cell office:value-type="float" office:value="938.48" calcext:value-type="float">
            <text:p>938.48</text:p>
          </table:table-cell>
        </table:table-row>
        <table:table-row table:style-name="ro1">
          <table:table-cell office:value-type="float" office:value="11390724" calcext:value-type="float">
            <text:p>11390724</text:p>
          </table:table-cell>
          <table:table-cell table:formula="of:=[.A714]/1000/(60*60*24)" office:value-type="time" office:time-value="PT03H09M50.724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768.88" calcext:value-type="float">
            <text:p>768.88</text:p>
          </table:table-cell>
          <table:table-cell office:value-type="float" office:value="939.75" calcext:value-type="float">
            <text:p>939.75</text:p>
          </table:table-cell>
        </table:table-row>
        <table:table-row table:style-name="ro1">
          <table:table-cell office:value-type="float" office:value="11406724" calcext:value-type="float">
            <text:p>11406724</text:p>
          </table:table-cell>
          <table:table-cell table:formula="of:=[.A715]/1000/(60*60*24)" office:value-type="time" office:time-value="PT03H10M06.724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69.94" calcext:value-type="float">
            <text:p>769.94</text:p>
          </table:table-cell>
          <table:table-cell office:value-type="float" office:value="941.02" calcext:value-type="float">
            <text:p>941.02</text:p>
          </table:table-cell>
        </table:table-row>
        <table:table-row table:style-name="ro1">
          <table:table-cell office:value-type="float" office:value="11422724" calcext:value-type="float">
            <text:p>11422724</text:p>
          </table:table-cell>
          <table:table-cell table:formula="of:=[.A716]/1000/(60*60*24)" office:value-type="time" office:time-value="PT03H10M22.724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1" calcext:value-type="float">
            <text:p>771</text:p>
          </table:table-cell>
          <table:table-cell office:value-type="float" office:value="942.28" calcext:value-type="float">
            <text:p>942.28</text:p>
          </table:table-cell>
        </table:table-row>
        <table:table-row table:style-name="ro1">
          <table:table-cell office:value-type="float" office:value="11438724" calcext:value-type="float">
            <text:p>11438724</text:p>
          </table:table-cell>
          <table:table-cell table:formula="of:=[.A717]/1000/(60*60*24)" office:value-type="time" office:time-value="PT03H10M38.724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2.06" calcext:value-type="float">
            <text:p>772.06</text:p>
          </table:table-cell>
          <table:table-cell office:value-type="float" office:value="943.55" calcext:value-type="float">
            <text:p>943.55</text:p>
          </table:table-cell>
        </table:table-row>
        <table:table-row table:style-name="ro1">
          <table:table-cell office:value-type="float" office:value="11454724" calcext:value-type="float">
            <text:p>11454724</text:p>
          </table:table-cell>
          <table:table-cell table:formula="of:=[.A718]/1000/(60*60*24)" office:value-type="time" office:time-value="PT03H10M54.724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3.12" calcext:value-type="float">
            <text:p>773.12</text:p>
          </table:table-cell>
          <table:table-cell office:value-type="float" office:value="944.81" calcext:value-type="float">
            <text:p>944.81</text:p>
          </table:table-cell>
        </table:table-row>
        <table:table-row table:style-name="ro1">
          <table:table-cell office:value-type="float" office:value="11470724" calcext:value-type="float">
            <text:p>11470724</text:p>
          </table:table-cell>
          <table:table-cell table:formula="of:=[.A719]/1000/(60*60*24)" office:value-type="time" office:time-value="PT03H11M10.724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774.17" calcext:value-type="float">
            <text:p>774.17</text:p>
          </table:table-cell>
          <table:table-cell office:value-type="float" office:value="946.08" calcext:value-type="float">
            <text:p>946.08</text:p>
          </table:table-cell>
        </table:table-row>
        <table:table-row table:style-name="ro1">
          <table:table-cell office:value-type="float" office:value="11486724" calcext:value-type="float">
            <text:p>11486724</text:p>
          </table:table-cell>
          <table:table-cell table:formula="of:=[.A720]/1000/(60*60*24)" office:value-type="time" office:time-value="PT03H11M26.724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5.23" calcext:value-type="float">
            <text:p>775.23</text:p>
          </table:table-cell>
          <table:table-cell office:value-type="float" office:value="947.35" calcext:value-type="float">
            <text:p>947.35</text:p>
          </table:table-cell>
        </table:table-row>
        <table:table-row table:style-name="ro1">
          <table:table-cell office:value-type="float" office:value="11502723" calcext:value-type="float">
            <text:p>11502723</text:p>
          </table:table-cell>
          <table:table-cell table:formula="of:=[.A721]/1000/(60*60*24)" office:value-type="time" office:time-value="PT03H11M42.723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76.29" calcext:value-type="float">
            <text:p>776.29</text:p>
          </table:table-cell>
          <table:table-cell office:value-type="float" office:value="948.61" calcext:value-type="float">
            <text:p>948.61</text:p>
          </table:table-cell>
        </table:table-row>
        <table:table-row table:style-name="ro1">
          <table:table-cell office:value-type="float" office:value="11518724" calcext:value-type="float">
            <text:p>11518724</text:p>
          </table:table-cell>
          <table:table-cell table:formula="of:=[.A722]/1000/(60*60*24)" office:value-type="time" office:time-value="PT03H11M58.724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7.35" calcext:value-type="float">
            <text:p>777.35</text:p>
          </table:table-cell>
          <table:table-cell office:value-type="float" office:value="949.88" calcext:value-type="float">
            <text:p>949.88</text:p>
          </table:table-cell>
        </table:table-row>
        <table:table-row table:style-name="ro1">
          <table:table-cell office:value-type="float" office:value="11534724" calcext:value-type="float">
            <text:p>11534724</text:p>
          </table:table-cell>
          <table:table-cell table:formula="of:=[.A723]/1000/(60*60*24)" office:value-type="time" office:time-value="PT03H12M14.724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8.41" calcext:value-type="float">
            <text:p>778.41</text:p>
          </table:table-cell>
          <table:table-cell office:value-type="float" office:value="951.14" calcext:value-type="float">
            <text:p>951.14</text:p>
          </table:table-cell>
        </table:table-row>
        <table:table-row table:style-name="ro1">
          <table:table-cell office:value-type="float" office:value="11550724" calcext:value-type="float">
            <text:p>11550724</text:p>
          </table:table-cell>
          <table:table-cell table:formula="of:=[.A724]/1000/(60*60*24)" office:value-type="time" office:time-value="PT03H12M30.724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79.47" calcext:value-type="float">
            <text:p>779.47</text:p>
          </table:table-cell>
          <table:table-cell office:value-type="float" office:value="952.41" calcext:value-type="float">
            <text:p>952.41</text:p>
          </table:table-cell>
        </table:table-row>
        <table:table-row table:style-name="ro1">
          <table:table-cell office:value-type="float" office:value="11566724" calcext:value-type="float">
            <text:p>11566724</text:p>
          </table:table-cell>
          <table:table-cell table:formula="of:=[.A725]/1000/(60*60*24)" office:value-type="time" office:time-value="PT03H12M46.724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0.53" calcext:value-type="float">
            <text:p>780.53</text:p>
          </table:table-cell>
          <table:table-cell office:value-type="float" office:value="953.68" calcext:value-type="float">
            <text:p>953.68</text:p>
          </table:table-cell>
        </table:table-row>
        <table:table-row table:style-name="ro1">
          <table:table-cell office:value-type="float" office:value="11582724" calcext:value-type="float">
            <text:p>11582724</text:p>
          </table:table-cell>
          <table:table-cell table:formula="of:=[.A726]/1000/(60*60*24)" office:value-type="time" office:time-value="PT03H13M02.724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1.58" calcext:value-type="float">
            <text:p>781.58</text:p>
          </table:table-cell>
          <table:table-cell office:value-type="float" office:value="954.94" calcext:value-type="float">
            <text:p>954.94</text:p>
          </table:table-cell>
        </table:table-row>
        <table:table-row table:style-name="ro1">
          <table:table-cell office:value-type="float" office:value="11598724" calcext:value-type="float">
            <text:p>11598724</text:p>
          </table:table-cell>
          <table:table-cell table:formula="of:=[.A727]/1000/(60*60*24)" office:value-type="time" office:time-value="PT03H13M18.724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2.64" calcext:value-type="float">
            <text:p>782.64</text:p>
          </table:table-cell>
          <table:table-cell office:value-type="float" office:value="956.21" calcext:value-type="float">
            <text:p>956.21</text:p>
          </table:table-cell>
        </table:table-row>
        <table:table-row table:style-name="ro1">
          <table:table-cell office:value-type="float" office:value="11614724" calcext:value-type="float">
            <text:p>11614724</text:p>
          </table:table-cell>
          <table:table-cell table:formula="of:=[.A728]/1000/(60*60*24)" office:value-type="time" office:time-value="PT03H13M34.724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3.7" calcext:value-type="float">
            <text:p>783.7</text:p>
          </table:table-cell>
          <table:table-cell office:value-type="float" office:value="957.48" calcext:value-type="float">
            <text:p>957.48</text:p>
          </table:table-cell>
        </table:table-row>
        <table:table-row table:style-name="ro1">
          <table:table-cell office:value-type="float" office:value="11630724" calcext:value-type="float">
            <text:p>11630724</text:p>
          </table:table-cell>
          <table:table-cell table:formula="of:=[.A729]/1000/(60*60*24)" office:value-type="time" office:time-value="PT03H13M50.724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784.76" calcext:value-type="float">
            <text:p>784.76</text:p>
          </table:table-cell>
          <table:table-cell office:value-type="float" office:value="958.74" calcext:value-type="float">
            <text:p>958.74</text:p>
          </table:table-cell>
        </table:table-row>
        <table:table-row table:style-name="ro1">
          <table:table-cell office:value-type="float" office:value="11646724" calcext:value-type="float">
            <text:p>11646724</text:p>
          </table:table-cell>
          <table:table-cell table:formula="of:=[.A730]/1000/(60*60*24)" office:value-type="time" office:time-value="PT03H14M06.724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5.82" calcext:value-type="float">
            <text:p>785.82</text:p>
          </table:table-cell>
          <table:table-cell office:value-type="float" office:value="960.01" calcext:value-type="float">
            <text:p>960.01</text:p>
          </table:table-cell>
        </table:table-row>
        <table:table-row table:style-name="ro1">
          <table:table-cell office:value-type="float" office:value="11662724" calcext:value-type="float">
            <text:p>11662724</text:p>
          </table:table-cell>
          <table:table-cell table:formula="of:=[.A731]/1000/(60*60*24)" office:value-type="time" office:time-value="PT03H14M22.724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6.88" calcext:value-type="float">
            <text:p>786.88</text:p>
          </table:table-cell>
          <table:table-cell office:value-type="float" office:value="961.27" calcext:value-type="float">
            <text:p>961.27</text:p>
          </table:table-cell>
        </table:table-row>
        <table:table-row table:style-name="ro1">
          <table:table-cell office:value-type="float" office:value="11678724" calcext:value-type="float">
            <text:p>11678724</text:p>
          </table:table-cell>
          <table:table-cell table:formula="of:=[.A732]/1000/(60*60*24)" office:value-type="time" office:time-value="PT03H14M38.724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7.94" calcext:value-type="float">
            <text:p>787.94</text:p>
          </table:table-cell>
          <table:table-cell office:value-type="float" office:value="962.54" calcext:value-type="float">
            <text:p>962.54</text:p>
          </table:table-cell>
        </table:table-row>
        <table:table-row table:style-name="ro1">
          <table:table-cell office:value-type="float" office:value="11694724" calcext:value-type="float">
            <text:p>11694724</text:p>
          </table:table-cell>
          <table:table-cell table:formula="of:=[.A733]/1000/(60*60*24)" office:value-type="time" office:time-value="PT03H14M54.724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88.99" calcext:value-type="float">
            <text:p>788.99</text:p>
          </table:table-cell>
          <table:table-cell office:value-type="float" office:value="963.8" calcext:value-type="float">
            <text:p>963.8</text:p>
          </table:table-cell>
        </table:table-row>
        <table:table-row table:style-name="ro1">
          <table:table-cell office:value-type="float" office:value="11710724" calcext:value-type="float">
            <text:p>11710724</text:p>
          </table:table-cell>
          <table:table-cell table:formula="of:=[.A734]/1000/(60*60*24)" office:value-type="time" office:time-value="PT03H15M10.724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0.05" calcext:value-type="float">
            <text:p>790.05</text:p>
          </table:table-cell>
          <table:table-cell office:value-type="float" office:value="965.07" calcext:value-type="float">
            <text:p>965.07</text:p>
          </table:table-cell>
        </table:table-row>
        <table:table-row table:style-name="ro1">
          <table:table-cell office:value-type="float" office:value="11726724" calcext:value-type="float">
            <text:p>11726724</text:p>
          </table:table-cell>
          <table:table-cell table:formula="of:=[.A735]/1000/(60*60*24)" office:value-type="time" office:time-value="PT03H15M26.724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791.11" calcext:value-type="float">
            <text:p>791.11</text:p>
          </table:table-cell>
          <table:table-cell office:value-type="float" office:value="966.33" calcext:value-type="float">
            <text:p>966.33</text:p>
          </table:table-cell>
        </table:table-row>
        <table:table-row table:style-name="ro1">
          <table:table-cell office:value-type="float" office:value="11742723" calcext:value-type="float">
            <text:p>11742723</text:p>
          </table:table-cell>
          <table:table-cell table:formula="of:=[.A736]/1000/(60*60*24)" office:value-type="time" office:time-value="PT03H15M42.723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2.17" calcext:value-type="float">
            <text:p>792.17</text:p>
          </table:table-cell>
          <table:table-cell office:value-type="float" office:value="967.6" calcext:value-type="float">
            <text:p>967.6</text:p>
          </table:table-cell>
        </table:table-row>
        <table:table-row table:style-name="ro1">
          <table:table-cell office:value-type="float" office:value="11758724" calcext:value-type="float">
            <text:p>11758724</text:p>
          </table:table-cell>
          <table:table-cell table:formula="of:=[.A737]/1000/(60*60*24)" office:value-type="time" office:time-value="PT03H15M58.724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3.23" calcext:value-type="float">
            <text:p>793.23</text:p>
          </table:table-cell>
          <table:table-cell office:value-type="float" office:value="968.87" calcext:value-type="float">
            <text:p>968.87</text:p>
          </table:table-cell>
        </table:table-row>
        <table:table-row table:style-name="ro1">
          <table:table-cell office:value-type="float" office:value="11774724" calcext:value-type="float">
            <text:p>11774724</text:p>
          </table:table-cell>
          <table:table-cell table:formula="of:=[.A738]/1000/(60*60*24)" office:value-type="time" office:time-value="PT03H16M14.724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4.29" calcext:value-type="float">
            <text:p>794.29</text:p>
          </table:table-cell>
          <table:table-cell office:value-type="float" office:value="970.13" calcext:value-type="float">
            <text:p>970.13</text:p>
          </table:table-cell>
        </table:table-row>
        <table:table-row table:style-name="ro1">
          <table:table-cell office:value-type="float" office:value="11790724" calcext:value-type="float">
            <text:p>11790724</text:p>
          </table:table-cell>
          <table:table-cell table:formula="of:=[.A739]/1000/(60*60*24)" office:value-type="time" office:time-value="PT03H16M30.724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5.34" calcext:value-type="float">
            <text:p>795.34</text:p>
          </table:table-cell>
          <table:table-cell office:value-type="float" office:value="971.4" calcext:value-type="float">
            <text:p>971.4</text:p>
          </table:table-cell>
        </table:table-row>
        <table:table-row table:style-name="ro1">
          <table:table-cell office:value-type="float" office:value="11806724" calcext:value-type="float">
            <text:p>11806724</text:p>
          </table:table-cell>
          <table:table-cell table:formula="of:=[.A740]/1000/(60*60*24)" office:value-type="time" office:time-value="PT03H16M46.724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796.4" calcext:value-type="float">
            <text:p>796.4</text:p>
          </table:table-cell>
          <table:table-cell office:value-type="float" office:value="972.66" calcext:value-type="float">
            <text:p>972.66</text:p>
          </table:table-cell>
        </table:table-row>
        <table:table-row table:style-name="ro1">
          <table:table-cell office:value-type="float" office:value="11822724" calcext:value-type="float">
            <text:p>11822724</text:p>
          </table:table-cell>
          <table:table-cell table:formula="of:=[.A741]/1000/(60*60*24)" office:value-type="time" office:time-value="PT03H17M02.724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797.46" calcext:value-type="float">
            <text:p>797.46</text:p>
          </table:table-cell>
          <table:table-cell office:value-type="float" office:value="973.93" calcext:value-type="float">
            <text:p>973.93</text:p>
          </table:table-cell>
        </table:table-row>
        <table:table-row table:style-name="ro1">
          <table:table-cell office:value-type="float" office:value="11838724" calcext:value-type="float">
            <text:p>11838724</text:p>
          </table:table-cell>
          <table:table-cell table:formula="of:=[.A742]/1000/(60*60*24)" office:value-type="time" office:time-value="PT03H17M18.724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798.52" calcext:value-type="float">
            <text:p>798.52</text:p>
          </table:table-cell>
          <table:table-cell office:value-type="float" office:value="975.19" calcext:value-type="float">
            <text:p>975.19</text:p>
          </table:table-cell>
        </table:table-row>
        <table:table-row table:style-name="ro1">
          <table:table-cell office:value-type="float" office:value="11854724" calcext:value-type="float">
            <text:p>11854724</text:p>
          </table:table-cell>
          <table:table-cell table:formula="of:=[.A743]/1000/(60*60*24)" office:value-type="time" office:time-value="PT03H17M34.724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799.58" calcext:value-type="float">
            <text:p>799.58</text:p>
          </table:table-cell>
          <table:table-cell office:value-type="float" office:value="976.46" calcext:value-type="float">
            <text:p>976.46</text:p>
          </table:table-cell>
        </table:table-row>
        <table:table-row table:style-name="ro1">
          <table:table-cell office:value-type="float" office:value="11870724" calcext:value-type="float">
            <text:p>11870724</text:p>
          </table:table-cell>
          <table:table-cell table:formula="of:=[.A744]/1000/(60*60*24)" office:value-type="time" office:time-value="PT03H17M50.724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0.63" calcext:value-type="float">
            <text:p>800.63</text:p>
          </table:table-cell>
          <table:table-cell office:value-type="float" office:value="977.72" calcext:value-type="float">
            <text:p>977.72</text:p>
          </table:table-cell>
        </table:table-row>
        <table:table-row table:style-name="ro1">
          <table:table-cell office:value-type="float" office:value="11886724" calcext:value-type="float">
            <text:p>11886724</text:p>
          </table:table-cell>
          <table:table-cell table:formula="of:=[.A745]/1000/(60*60*24)" office:value-type="time" office:time-value="PT03H18M06.724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1.69" calcext:value-type="float">
            <text:p>801.69</text:p>
          </table:table-cell>
          <table:table-cell office:value-type="float" office:value="978.99" calcext:value-type="float">
            <text:p>978.99</text:p>
          </table:table-cell>
        </table:table-row>
        <table:table-row table:style-name="ro1">
          <table:table-cell office:value-type="float" office:value="11902724" calcext:value-type="float">
            <text:p>11902724</text:p>
          </table:table-cell>
          <table:table-cell table:formula="of:=[.A746]/1000/(60*60*24)" office:value-type="time" office:time-value="PT03H18M22.724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2.75" calcext:value-type="float">
            <text:p>802.75</text:p>
          </table:table-cell>
          <table:table-cell office:value-type="float" office:value="980.25" calcext:value-type="float">
            <text:p>980.25</text:p>
          </table:table-cell>
        </table:table-row>
        <table:table-row table:style-name="ro1">
          <table:table-cell office:value-type="float" office:value="11918724" calcext:value-type="float">
            <text:p>11918724</text:p>
          </table:table-cell>
          <table:table-cell table:formula="of:=[.A747]/1000/(60*60*24)" office:value-type="time" office:time-value="PT03H18M38.724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3.81" calcext:value-type="float">
            <text:p>803.81</text:p>
          </table:table-cell>
          <table:table-cell office:value-type="float" office:value="981.52" calcext:value-type="float">
            <text:p>981.52</text:p>
          </table:table-cell>
        </table:table-row>
        <table:table-row table:style-name="ro1">
          <table:table-cell office:value-type="float" office:value="11934724" calcext:value-type="float">
            <text:p>11934724</text:p>
          </table:table-cell>
          <table:table-cell table:formula="of:=[.A748]/1000/(60*60*24)" office:value-type="time" office:time-value="PT03H18M54.724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4.87" calcext:value-type="float">
            <text:p>804.87</text:p>
          </table:table-cell>
          <table:table-cell office:value-type="float" office:value="982.78" calcext:value-type="float">
            <text:p>982.78</text:p>
          </table:table-cell>
        </table:table-row>
        <table:table-row table:style-name="ro1">
          <table:table-cell office:value-type="float" office:value="11950724" calcext:value-type="float">
            <text:p>11950724</text:p>
          </table:table-cell>
          <table:table-cell table:formula="of:=[.A749]/1000/(60*60*24)" office:value-type="time" office:time-value="PT03H19M10.724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05.92" calcext:value-type="float">
            <text:p>805.92</text:p>
          </table:table-cell>
          <table:table-cell office:value-type="float" office:value="984.05" calcext:value-type="float">
            <text:p>984.05</text:p>
          </table:table-cell>
        </table:table-row>
        <table:table-row table:style-name="ro1">
          <table:table-cell office:value-type="float" office:value="11966724" calcext:value-type="float">
            <text:p>11966724</text:p>
          </table:table-cell>
          <table:table-cell table:formula="of:=[.A750]/1000/(60*60*24)" office:value-type="time" office:time-value="PT03H19M26.724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6.98" calcext:value-type="float">
            <text:p>806.98</text:p>
          </table:table-cell>
          <table:table-cell office:value-type="float" office:value="985.31" calcext:value-type="float">
            <text:p>985.31</text:p>
          </table:table-cell>
        </table:table-row>
        <table:table-row table:style-name="ro1">
          <table:table-cell office:value-type="float" office:value="11982724" calcext:value-type="float">
            <text:p>11982724</text:p>
          </table:table-cell>
          <table:table-cell table:formula="of:=[.A751]/1000/(60*60*24)" office:value-type="time" office:time-value="PT03H19M42.724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8.04" calcext:value-type="float">
            <text:p>808.04</text:p>
          </table:table-cell>
          <table:table-cell office:value-type="float" office:value="986.58" calcext:value-type="float">
            <text:p>986.58</text:p>
          </table:table-cell>
        </table:table-row>
        <table:table-row table:style-name="ro1">
          <table:table-cell office:value-type="float" office:value="11998724" calcext:value-type="float">
            <text:p>11998724</text:p>
          </table:table-cell>
          <table:table-cell table:formula="of:=[.A752]/1000/(60*60*24)" office:value-type="time" office:time-value="PT03H19M58.724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09.1" calcext:value-type="float">
            <text:p>809.1</text:p>
          </table:table-cell>
          <table:table-cell office:value-type="float" office:value="987.84" calcext:value-type="float">
            <text:p>987.84</text:p>
          </table:table-cell>
        </table:table-row>
        <table:table-row table:style-name="ro1">
          <table:table-cell office:value-type="float" office:value="12014724" calcext:value-type="float">
            <text:p>12014724</text:p>
          </table:table-cell>
          <table:table-cell table:formula="of:=[.A753]/1000/(60*60*24)" office:value-type="time" office:time-value="PT03H20M14.724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0.15" calcext:value-type="float">
            <text:p>810.15</text:p>
          </table:table-cell>
          <table:table-cell office:value-type="float" office:value="989.1" calcext:value-type="float">
            <text:p>989.1</text:p>
          </table:table-cell>
        </table:table-row>
        <table:table-row table:style-name="ro1">
          <table:table-cell office:value-type="float" office:value="12030724" calcext:value-type="float">
            <text:p>12030724</text:p>
          </table:table-cell>
          <table:table-cell table:formula="of:=[.A754]/1000/(60*60*24)" office:value-type="time" office:time-value="PT03H20M30.724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1.21" calcext:value-type="float">
            <text:p>811.21</text:p>
          </table:table-cell>
          <table:table-cell office:value-type="float" office:value="990.37" calcext:value-type="float">
            <text:p>990.37</text:p>
          </table:table-cell>
        </table:table-row>
        <table:table-row table:style-name="ro1">
          <table:table-cell office:value-type="float" office:value="12046724" calcext:value-type="float">
            <text:p>12046724</text:p>
          </table:table-cell>
          <table:table-cell table:formula="of:=[.A755]/1000/(60*60*24)" office:value-type="time" office:time-value="PT03H20M46.724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2.27" calcext:value-type="float">
            <text:p>812.27</text:p>
          </table:table-cell>
          <table:table-cell office:value-type="float" office:value="991.63" calcext:value-type="float">
            <text:p>991.63</text:p>
          </table:table-cell>
        </table:table-row>
        <table:table-row table:style-name="ro1">
          <table:table-cell office:value-type="float" office:value="12062724" calcext:value-type="float">
            <text:p>12062724</text:p>
          </table:table-cell>
          <table:table-cell table:formula="of:=[.A756]/1000/(60*60*24)" office:value-type="time" office:time-value="PT03H21M02.724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3.33" calcext:value-type="float">
            <text:p>813.33</text:p>
          </table:table-cell>
          <table:table-cell office:value-type="float" office:value="992.9" calcext:value-type="float">
            <text:p>992.9</text:p>
          </table:table-cell>
        </table:table-row>
        <table:table-row table:style-name="ro1">
          <table:table-cell office:value-type="float" office:value="12078724" calcext:value-type="float">
            <text:p>12078724</text:p>
          </table:table-cell>
          <table:table-cell table:formula="of:=[.A757]/1000/(60*60*24)" office:value-type="time" office:time-value="PT03H21M18.724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4.38" calcext:value-type="float">
            <text:p>814.38</text:p>
          </table:table-cell>
          <table:table-cell office:value-type="float" office:value="994.16" calcext:value-type="float">
            <text:p>994.16</text:p>
          </table:table-cell>
        </table:table-row>
        <table:table-row table:style-name="ro1">
          <table:table-cell office:value-type="float" office:value="12094724" calcext:value-type="float">
            <text:p>12094724</text:p>
          </table:table-cell>
          <table:table-cell table:formula="of:=[.A758]/1000/(60*60*24)" office:value-type="time" office:time-value="PT03H21M34.724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5.44" calcext:value-type="float">
            <text:p>815.44</text:p>
          </table:table-cell>
          <table:table-cell office:value-type="float" office:value="995.43" calcext:value-type="float">
            <text:p>995.43</text:p>
          </table:table-cell>
        </table:table-row>
        <table:table-row table:style-name="ro1">
          <table:table-cell office:value-type="float" office:value="12110724" calcext:value-type="float">
            <text:p>12110724</text:p>
          </table:table-cell>
          <table:table-cell table:formula="of:=[.A759]/1000/(60*60*24)" office:value-type="time" office:time-value="PT03H21M50.724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6.5" calcext:value-type="float">
            <text:p>816.5</text:p>
          </table:table-cell>
          <table:table-cell office:value-type="float" office:value="996.69" calcext:value-type="float">
            <text:p>996.69</text:p>
          </table:table-cell>
        </table:table-row>
        <table:table-row table:style-name="ro1">
          <table:table-cell office:value-type="float" office:value="12126724" calcext:value-type="float">
            <text:p>12126724</text:p>
          </table:table-cell>
          <table:table-cell table:formula="of:=[.A760]/1000/(60*60*24)" office:value-type="time" office:time-value="PT03H22M06.724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7.56" calcext:value-type="float">
            <text:p>817.56</text:p>
          </table:table-cell>
          <table:table-cell office:value-type="float" office:value="997.96" calcext:value-type="float">
            <text:p>997.96</text:p>
          </table:table-cell>
        </table:table-row>
        <table:table-row table:style-name="ro1">
          <table:table-cell office:value-type="float" office:value="12142724" calcext:value-type="float">
            <text:p>12142724</text:p>
          </table:table-cell>
          <table:table-cell table:formula="of:=[.A761]/1000/(60*60*24)" office:value-type="time" office:time-value="PT03H22M22.724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8.61" calcext:value-type="float">
            <text:p>818.61</text:p>
          </table:table-cell>
          <table:table-cell office:value-type="float" office:value="999.22" calcext:value-type="float">
            <text:p>999.22</text:p>
          </table:table-cell>
        </table:table-row>
        <table:table-row table:style-name="ro1">
          <table:table-cell office:value-type="float" office:value="12158724" calcext:value-type="float">
            <text:p>12158724</text:p>
          </table:table-cell>
          <table:table-cell table:formula="of:=[.A762]/1000/(60*60*24)" office:value-type="time" office:time-value="PT03H22M38.724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19.67" calcext:value-type="float">
            <text:p>819.67</text:p>
          </table:table-cell>
          <table:table-cell office:value-type="float" office:value="1000.49" calcext:value-type="float">
            <text:p>1000.49</text:p>
          </table:table-cell>
        </table:table-row>
        <table:table-row table:style-name="ro1">
          <table:table-cell office:value-type="float" office:value="12174724" calcext:value-type="float">
            <text:p>12174724</text:p>
          </table:table-cell>
          <table:table-cell table:formula="of:=[.A763]/1000/(60*60*24)" office:value-type="time" office:time-value="PT03H22M54.724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0.73" calcext:value-type="float">
            <text:p>820.73</text:p>
          </table:table-cell>
          <table:table-cell office:value-type="float" office:value="1001.75" calcext:value-type="float">
            <text:p>1001.75</text:p>
          </table:table-cell>
        </table:table-row>
        <table:table-row table:style-name="ro1">
          <table:table-cell office:value-type="float" office:value="12190724" calcext:value-type="float">
            <text:p>12190724</text:p>
          </table:table-cell>
          <table:table-cell table:formula="of:=[.A764]/1000/(60*60*24)" office:value-type="time" office:time-value="PT03H23M10.724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1.79" calcext:value-type="float">
            <text:p>821.79</text:p>
          </table:table-cell>
          <table:table-cell office:value-type="float" office:value="1003.01" calcext:value-type="float">
            <text:p>1003.01</text:p>
          </table:table-cell>
        </table:table-row>
        <table:table-row table:style-name="ro1">
          <table:table-cell office:value-type="float" office:value="12206724" calcext:value-type="float">
            <text:p>12206724</text:p>
          </table:table-cell>
          <table:table-cell table:formula="of:=[.A765]/1000/(60*60*24)" office:value-type="time" office:time-value="PT03H23M26.724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2.84" calcext:value-type="float">
            <text:p>822.84</text:p>
          </table:table-cell>
          <table:table-cell office:value-type="float" office:value="1004.28" calcext:value-type="float">
            <text:p>1004.28</text:p>
          </table:table-cell>
        </table:table-row>
        <table:table-row table:style-name="ro1">
          <table:table-cell office:value-type="float" office:value="12222724" calcext:value-type="float">
            <text:p>12222724</text:p>
          </table:table-cell>
          <table:table-cell table:formula="of:=[.A766]/1000/(60*60*24)" office:value-type="time" office:time-value="PT03H23M42.724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3.9" calcext:value-type="float">
            <text:p>823.9</text:p>
          </table:table-cell>
          <table:table-cell office:value-type="float" office:value="1005.54" calcext:value-type="float">
            <text:p>1005.54</text:p>
          </table:table-cell>
        </table:table-row>
        <table:table-row table:style-name="ro1">
          <table:table-cell office:value-type="float" office:value="12238724" calcext:value-type="float">
            <text:p>12238724</text:p>
          </table:table-cell>
          <table:table-cell table:formula="of:=[.A767]/1000/(60*60*24)" office:value-type="time" office:time-value="PT03H23M58.724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4.96" calcext:value-type="float">
            <text:p>824.96</text:p>
          </table:table-cell>
          <table:table-cell office:value-type="float" office:value="1006.81" calcext:value-type="float">
            <text:p>1006.81</text:p>
          </table:table-cell>
        </table:table-row>
        <table:table-row table:style-name="ro1">
          <table:table-cell office:value-type="float" office:value="12254724" calcext:value-type="float">
            <text:p>12254724</text:p>
          </table:table-cell>
          <table:table-cell table:formula="of:=[.A768]/1000/(60*60*24)" office:value-type="time" office:time-value="PT03H24M14.724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6.01" calcext:value-type="float">
            <text:p>826.01</text:p>
          </table:table-cell>
          <table:table-cell office:value-type="float" office:value="1008.07" calcext:value-type="float">
            <text:p>1008.07</text:p>
          </table:table-cell>
        </table:table-row>
        <table:table-row table:style-name="ro1">
          <table:table-cell office:value-type="float" office:value="12270724" calcext:value-type="float">
            <text:p>12270724</text:p>
          </table:table-cell>
          <table:table-cell table:formula="of:=[.A769]/1000/(60*60*24)" office:value-type="time" office:time-value="PT03H24M30.724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27.07" calcext:value-type="float">
            <text:p>827.07</text:p>
          </table:table-cell>
          <table:table-cell office:value-type="float" office:value="1009.33" calcext:value-type="float">
            <text:p>1009.33</text:p>
          </table:table-cell>
        </table:table-row>
        <table:table-row table:style-name="ro1">
          <table:table-cell office:value-type="float" office:value="12286724" calcext:value-type="float">
            <text:p>12286724</text:p>
          </table:table-cell>
          <table:table-cell table:formula="of:=[.A770]/1000/(60*60*24)" office:value-type="time" office:time-value="PT03H24M46.724S" calcext:value-type="time">
            <text:p>03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9" calcext:value-type="float">
            <text:p>237.9</text:p>
          </table:table-cell>
          <table:table-cell office:value-type="float" office:value="283.52" calcext:value-type="float">
            <text:p>283.52</text:p>
          </table:table-cell>
          <table:table-cell office:value-type="float" office:value="828.13" calcext:value-type="float">
            <text:p>828.13</text:p>
          </table:table-cell>
          <table:table-cell office:value-type="float" office:value="1010.6" calcext:value-type="float">
            <text:p>1010.6</text:p>
          </table:table-cell>
        </table:table-row>
        <table:table-row table:style-name="ro1">
          <table:table-cell office:value-type="float" office:value="12302724" calcext:value-type="float">
            <text:p>12302724</text:p>
          </table:table-cell>
          <table:table-cell table:formula="of:=[.A771]/1000/(60*60*24)" office:value-type="time" office:time-value="PT03H25M02.724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29.19" calcext:value-type="float">
            <text:p>829.19</text:p>
          </table:table-cell>
          <table:table-cell office:value-type="float" office:value="1011.86" calcext:value-type="float">
            <text:p>1011.86</text:p>
          </table:table-cell>
        </table:table-row>
        <table:table-row table:style-name="ro1">
          <table:table-cell office:value-type="float" office:value="12318724" calcext:value-type="float">
            <text:p>12318724</text:p>
          </table:table-cell>
          <table:table-cell table:formula="of:=[.A772]/1000/(60*60*24)" office:value-type="time" office:time-value="PT03H25M18.724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0.24" calcext:value-type="float">
            <text:p>830.24</text:p>
          </table:table-cell>
          <table:table-cell office:value-type="float" office:value="1013.13" calcext:value-type="float">
            <text:p>1013.13</text:p>
          </table:table-cell>
        </table:table-row>
        <table:table-row table:style-name="ro1">
          <table:table-cell office:value-type="float" office:value="12334724" calcext:value-type="float">
            <text:p>12334724</text:p>
          </table:table-cell>
          <table:table-cell table:formula="of:=[.A773]/1000/(60*60*24)" office:value-type="time" office:time-value="PT03H25M34.724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1.3" calcext:value-type="float">
            <text:p>831.3</text:p>
          </table:table-cell>
          <table:table-cell office:value-type="float" office:value="1014.39" calcext:value-type="float">
            <text:p>1014.39</text:p>
          </table:table-cell>
        </table:table-row>
        <table:table-row table:style-name="ro1">
          <table:table-cell office:value-type="float" office:value="12350724" calcext:value-type="float">
            <text:p>12350724</text:p>
          </table:table-cell>
          <table:table-cell table:formula="of:=[.A774]/1000/(60*60*24)" office:value-type="time" office:time-value="PT03H25M50.724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32.36" calcext:value-type="float">
            <text:p>832.36</text:p>
          </table:table-cell>
          <table:table-cell office:value-type="float" office:value="1015.65" calcext:value-type="float">
            <text:p>1015.65</text:p>
          </table:table-cell>
        </table:table-row>
        <table:table-row table:style-name="ro1">
          <table:table-cell office:value-type="float" office:value="12366724" calcext:value-type="float">
            <text:p>12366724</text:p>
          </table:table-cell>
          <table:table-cell table:formula="of:=[.A775]/1000/(60*60*24)" office:value-type="time" office:time-value="PT03H26M06.724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3.41" calcext:value-type="float">
            <text:p>833.41</text:p>
          </table:table-cell>
          <table:table-cell office:value-type="float" office:value="1016.92" calcext:value-type="float">
            <text:p>1016.92</text:p>
          </table:table-cell>
        </table:table-row>
        <table:table-row table:style-name="ro1">
          <table:table-cell office:value-type="float" office:value="12382724" calcext:value-type="float">
            <text:p>12382724</text:p>
          </table:table-cell>
          <table:table-cell table:formula="of:=[.A776]/1000/(60*60*24)" office:value-type="time" office:time-value="PT03H26M22.724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4.47" calcext:value-type="float">
            <text:p>834.47</text:p>
          </table:table-cell>
          <table:table-cell office:value-type="float" office:value="1018.18" calcext:value-type="float">
            <text:p>1018.18</text:p>
          </table:table-cell>
        </table:table-row>
        <table:table-row table:style-name="ro1">
          <table:table-cell office:value-type="float" office:value="12398724" calcext:value-type="float">
            <text:p>12398724</text:p>
          </table:table-cell>
          <table:table-cell table:formula="of:=[.A777]/1000/(60*60*24)" office:value-type="time" office:time-value="PT03H26M38.724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5.53" calcext:value-type="float">
            <text:p>835.53</text:p>
          </table:table-cell>
          <table:table-cell office:value-type="float" office:value="1019.44" calcext:value-type="float">
            <text:p>1019.44</text:p>
          </table:table-cell>
        </table:table-row>
        <table:table-row table:style-name="ro1">
          <table:table-cell office:value-type="float" office:value="12414724" calcext:value-type="float">
            <text:p>12414724</text:p>
          </table:table-cell>
          <table:table-cell table:formula="of:=[.A778]/1000/(60*60*24)" office:value-type="time" office:time-value="PT03H26M54.724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36.58" calcext:value-type="float">
            <text:p>836.58</text:p>
          </table:table-cell>
          <table:table-cell office:value-type="float" office:value="1020.7" calcext:value-type="float">
            <text:p>1020.7</text:p>
          </table:table-cell>
        </table:table-row>
        <table:table-row table:style-name="ro1">
          <table:table-cell office:value-type="float" office:value="12430724" calcext:value-type="float">
            <text:p>12430724</text:p>
          </table:table-cell>
          <table:table-cell table:formula="of:=[.A779]/1000/(60*60*24)" office:value-type="time" office:time-value="PT03H27M10.724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37.64" calcext:value-type="float">
            <text:p>837.64</text:p>
          </table:table-cell>
          <table:table-cell office:value-type="float" office:value="1021.97" calcext:value-type="float">
            <text:p>1021.97</text:p>
          </table:table-cell>
        </table:table-row>
        <table:table-row table:style-name="ro1">
          <table:table-cell office:value-type="float" office:value="12446724" calcext:value-type="float">
            <text:p>12446724</text:p>
          </table:table-cell>
          <table:table-cell table:formula="of:=[.A780]/1000/(60*60*24)" office:value-type="time" office:time-value="PT03H27M26.724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38.7" calcext:value-type="float">
            <text:p>838.7</text:p>
          </table:table-cell>
          <table:table-cell office:value-type="float" office:value="1023.23" calcext:value-type="float">
            <text:p>1023.23</text:p>
          </table:table-cell>
        </table:table-row>
        <table:table-row table:style-name="ro1">
          <table:table-cell office:value-type="float" office:value="12462724" calcext:value-type="float">
            <text:p>12462724</text:p>
          </table:table-cell>
          <table:table-cell table:formula="of:=[.A781]/1000/(60*60*24)" office:value-type="time" office:time-value="PT03H27M42.724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39.75" calcext:value-type="float">
            <text:p>839.75</text:p>
          </table:table-cell>
          <table:table-cell office:value-type="float" office:value="1024.49" calcext:value-type="float">
            <text:p>1024.49</text:p>
          </table:table-cell>
        </table:table-row>
        <table:table-row table:style-name="ro1">
          <table:table-cell office:value-type="float" office:value="12478724" calcext:value-type="float">
            <text:p>12478724</text:p>
          </table:table-cell>
          <table:table-cell table:formula="of:=[.A782]/1000/(60*60*24)" office:value-type="time" office:time-value="PT03H27M58.724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40.81" calcext:value-type="float">
            <text:p>840.81</text:p>
          </table:table-cell>
          <table:table-cell office:value-type="float" office:value="1025.76" calcext:value-type="float">
            <text:p>1025.76</text:p>
          </table:table-cell>
        </table:table-row>
        <table:table-row table:style-name="ro1">
          <table:table-cell office:value-type="float" office:value="12494724" calcext:value-type="float">
            <text:p>12494724</text:p>
          </table:table-cell>
          <table:table-cell table:formula="of:=[.A783]/1000/(60*60*24)" office:value-type="time" office:time-value="PT03H28M14.724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1.87" calcext:value-type="float">
            <text:p>841.87</text:p>
          </table:table-cell>
          <table:table-cell office:value-type="float" office:value="1027.02" calcext:value-type="float">
            <text:p>1027.02</text:p>
          </table:table-cell>
        </table:table-row>
        <table:table-row table:style-name="ro1">
          <table:table-cell office:value-type="float" office:value="12510724" calcext:value-type="float">
            <text:p>12510724</text:p>
          </table:table-cell>
          <table:table-cell table:formula="of:=[.A784]/1000/(60*60*24)" office:value-type="time" office:time-value="PT03H28M30.724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2.92" calcext:value-type="float">
            <text:p>842.92</text:p>
          </table:table-cell>
          <table:table-cell office:value-type="float" office:value="1028.28" calcext:value-type="float">
            <text:p>1028.28</text:p>
          </table:table-cell>
        </table:table-row>
        <table:table-row table:style-name="ro1">
          <table:table-cell office:value-type="float" office:value="12526724" calcext:value-type="float">
            <text:p>12526724</text:p>
          </table:table-cell>
          <table:table-cell table:formula="of:=[.A785]/1000/(60*60*24)" office:value-type="time" office:time-value="PT03H28M46.724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43.98" calcext:value-type="float">
            <text:p>843.98</text:p>
          </table:table-cell>
          <table:table-cell office:value-type="float" office:value="1029.55" calcext:value-type="float">
            <text:p>1029.55</text:p>
          </table:table-cell>
        </table:table-row>
        <table:table-row table:style-name="ro1">
          <table:table-cell office:value-type="float" office:value="12542724" calcext:value-type="float">
            <text:p>12542724</text:p>
          </table:table-cell>
          <table:table-cell table:formula="of:=[.A786]/1000/(60*60*24)" office:value-type="time" office:time-value="PT03H29M02.724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5.04" calcext:value-type="float">
            <text:p>845.04</text:p>
          </table:table-cell>
          <table:table-cell office:value-type="float" office:value="1030.81" calcext:value-type="float">
            <text:p>1030.81</text:p>
          </table:table-cell>
        </table:table-row>
        <table:table-row table:style-name="ro1">
          <table:table-cell office:value-type="float" office:value="12558724" calcext:value-type="float">
            <text:p>12558724</text:p>
          </table:table-cell>
          <table:table-cell table:formula="of:=[.A787]/1000/(60*60*24)" office:value-type="time" office:time-value="PT03H29M18.724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6.09" calcext:value-type="float">
            <text:p>846.09</text:p>
          </table:table-cell>
          <table:table-cell office:value-type="float" office:value="1032.07" calcext:value-type="float">
            <text:p>1032.07</text:p>
          </table:table-cell>
        </table:table-row>
        <table:table-row table:style-name="ro1">
          <table:table-cell office:value-type="float" office:value="12574724" calcext:value-type="float">
            <text:p>12574724</text:p>
          </table:table-cell>
          <table:table-cell table:formula="of:=[.A788]/1000/(60*60*24)" office:value-type="time" office:time-value="PT03H29M34.724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47.15" calcext:value-type="float">
            <text:p>847.15</text:p>
          </table:table-cell>
          <table:table-cell office:value-type="float" office:value="1033.33" calcext:value-type="float">
            <text:p>1033.33</text:p>
          </table:table-cell>
        </table:table-row>
        <table:table-row table:style-name="ro1">
          <table:table-cell office:value-type="float" office:value="12590724" calcext:value-type="float">
            <text:p>12590724</text:p>
          </table:table-cell>
          <table:table-cell table:formula="of:=[.A789]/1000/(60*60*24)" office:value-type="time" office:time-value="PT03H29M50.724S" calcext:value-type="time">
            <text:p>03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48.2" calcext:value-type="float">
            <text:p>848.2</text:p>
          </table:table-cell>
          <table:table-cell office:value-type="float" office:value="1034.6" calcext:value-type="float">
            <text:p>1034.6</text:p>
          </table:table-cell>
        </table:table-row>
        <table:table-row table:style-name="ro1">
          <table:table-cell office:value-type="float" office:value="12606724" calcext:value-type="float">
            <text:p>12606724</text:p>
          </table:table-cell>
          <table:table-cell table:formula="of:=[.A790]/1000/(60*60*24)" office:value-type="time" office:time-value="PT03H30M06.724S" calcext:value-type="time">
            <text:p>03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49.26" calcext:value-type="float">
            <text:p>849.26</text:p>
          </table:table-cell>
          <table:table-cell office:value-type="float" office:value="1035.86" calcext:value-type="float">
            <text:p>1035.86</text:p>
          </table:table-cell>
        </table:table-row>
        <table:table-row table:style-name="ro1">
          <table:table-cell office:value-type="float" office:value="12622724" calcext:value-type="float">
            <text:p>12622724</text:p>
          </table:table-cell>
          <table:table-cell table:formula="of:=[.A791]/1000/(60*60*24)" office:value-type="time" office:time-value="PT03H30M22.724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50.32" calcext:value-type="float">
            <text:p>850.32</text:p>
          </table:table-cell>
          <table:table-cell office:value-type="float" office:value="1037.12" calcext:value-type="float">
            <text:p>1037.12</text:p>
          </table:table-cell>
        </table:table-row>
        <table:table-row table:style-name="ro1">
          <table:table-cell office:value-type="float" office:value="12638724" calcext:value-type="float">
            <text:p>12638724</text:p>
          </table:table-cell>
          <table:table-cell table:formula="of:=[.A792]/1000/(60*60*24)" office:value-type="time" office:time-value="PT03H30M38.724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1.37" calcext:value-type="float">
            <text:p>851.37</text:p>
          </table:table-cell>
          <table:table-cell office:value-type="float" office:value="1038.38" calcext:value-type="float">
            <text:p>1038.38</text:p>
          </table:table-cell>
        </table:table-row>
        <table:table-row table:style-name="ro1">
          <table:table-cell office:value-type="float" office:value="12654724" calcext:value-type="float">
            <text:p>12654724</text:p>
          </table:table-cell>
          <table:table-cell table:formula="of:=[.A793]/1000/(60*60*24)" office:value-type="time" office:time-value="PT03H30M54.724S" calcext:value-type="time">
            <text:p>03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2.43" calcext:value-type="float">
            <text:p>852.43</text:p>
          </table:table-cell>
          <table:table-cell office:value-type="float" office:value="1039.65" calcext:value-type="float">
            <text:p>1039.65</text:p>
          </table:table-cell>
        </table:table-row>
        <table:table-row table:style-name="ro1">
          <table:table-cell office:value-type="float" office:value="12670724" calcext:value-type="float">
            <text:p>12670724</text:p>
          </table:table-cell>
          <table:table-cell table:formula="of:=[.A794]/1000/(60*60*24)" office:value-type="time" office:time-value="PT03H31M10.724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3.49" calcext:value-type="float">
            <text:p>853.49</text:p>
          </table:table-cell>
          <table:table-cell office:value-type="float" office:value="1040.91" calcext:value-type="float">
            <text:p>1040.91</text:p>
          </table:table-cell>
        </table:table-row>
        <table:table-row table:style-name="ro1">
          <table:table-cell office:value-type="float" office:value="12686724" calcext:value-type="float">
            <text:p>12686724</text:p>
          </table:table-cell>
          <table:table-cell table:formula="of:=[.A795]/1000/(60*60*24)" office:value-type="time" office:time-value="PT03H31M26.724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4.54" calcext:value-type="float">
            <text:p>854.54</text:p>
          </table:table-cell>
          <table:table-cell office:value-type="float" office:value="1042.17" calcext:value-type="float">
            <text:p>1042.17</text:p>
          </table:table-cell>
        </table:table-row>
        <table:table-row table:style-name="ro1">
          <table:table-cell office:value-type="float" office:value="12702724" calcext:value-type="float">
            <text:p>12702724</text:p>
          </table:table-cell>
          <table:table-cell table:formula="of:=[.A796]/1000/(60*60*24)" office:value-type="time" office:time-value="PT03H31M42.724S" calcext:value-type="time">
            <text:p>03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55.6" calcext:value-type="float">
            <text:p>855.6</text:p>
          </table:table-cell>
          <table:table-cell office:value-type="float" office:value="1043.43" calcext:value-type="float">
            <text:p>1043.43</text:p>
          </table:table-cell>
        </table:table-row>
        <table:table-row table:style-name="ro1">
          <table:table-cell office:value-type="float" office:value="12718724" calcext:value-type="float">
            <text:p>12718724</text:p>
          </table:table-cell>
          <table:table-cell table:formula="of:=[.A797]/1000/(60*60*24)" office:value-type="time" office:time-value="PT03H31M58.724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6.65" calcext:value-type="float">
            <text:p>856.65</text:p>
          </table:table-cell>
          <table:table-cell office:value-type="float" office:value="1044.7" calcext:value-type="float">
            <text:p>1044.7</text:p>
          </table:table-cell>
        </table:table-row>
        <table:table-row table:style-name="ro1">
          <table:table-cell office:value-type="float" office:value="12734724" calcext:value-type="float">
            <text:p>12734724</text:p>
          </table:table-cell>
          <table:table-cell table:formula="of:=[.A798]/1000/(60*60*24)" office:value-type="time" office:time-value="PT03H32M14.724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7.71" calcext:value-type="float">
            <text:p>857.71</text:p>
          </table:table-cell>
          <table:table-cell office:value-type="float" office:value="1045.96" calcext:value-type="float">
            <text:p>1045.96</text:p>
          </table:table-cell>
        </table:table-row>
        <table:table-row table:style-name="ro1">
          <table:table-cell office:value-type="float" office:value="12750724" calcext:value-type="float">
            <text:p>12750724</text:p>
          </table:table-cell>
          <table:table-cell table:formula="of:=[.A799]/1000/(60*60*24)" office:value-type="time" office:time-value="PT03H32M30.724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8.76" calcext:value-type="float">
            <text:p>858.76</text:p>
          </table:table-cell>
          <table:table-cell office:value-type="float" office:value="1047.22" calcext:value-type="float">
            <text:p>1047.22</text:p>
          </table:table-cell>
        </table:table-row>
        <table:table-row table:style-name="ro1">
          <table:table-cell office:value-type="float" office:value="12766724" calcext:value-type="float">
            <text:p>12766724</text:p>
          </table:table-cell>
          <table:table-cell table:formula="of:=[.A800]/1000/(60*60*24)" office:value-type="time" office:time-value="PT03H32M46.724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859.82" calcext:value-type="float">
            <text:p>859.82</text:p>
          </table:table-cell>
          <table:table-cell office:value-type="float" office:value="1048.48" calcext:value-type="float">
            <text:p>1048.48</text:p>
          </table:table-cell>
        </table:table-row>
        <table:table-row table:style-name="ro1">
          <table:table-cell office:value-type="float" office:value="12782724" calcext:value-type="float">
            <text:p>12782724</text:p>
          </table:table-cell>
          <table:table-cell table:formula="of:=[.A801]/1000/(60*60*24)" office:value-type="time" office:time-value="PT03H33M02.724S" calcext:value-type="time">
            <text:p>03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60.88" calcext:value-type="float">
            <text:p>860.88</text:p>
          </table:table-cell>
          <table:table-cell office:value-type="float" office:value="1049.74" calcext:value-type="float">
            <text:p>1049.74</text:p>
          </table:table-cell>
        </table:table-row>
        <table:table-row table:style-name="ro1">
          <table:table-cell office:value-type="float" office:value="12798724" calcext:value-type="float">
            <text:p>12798724</text:p>
          </table:table-cell>
          <table:table-cell table:formula="of:=[.A802]/1000/(60*60*24)" office:value-type="time" office:time-value="PT03H33M18.724S" calcext:value-type="time">
            <text:p>03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61.93" calcext:value-type="float">
            <text:p>861.9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2814724" calcext:value-type="float">
            <text:p>12814724</text:p>
          </table:table-cell>
          <table:table-cell table:formula="of:=[.A803]/1000/(60*60*24)" office:value-type="time" office:time-value="PT03H33M34.724S" calcext:value-type="time">
            <text:p>03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2.99" calcext:value-type="float">
            <text:p>862.99</text:p>
          </table:table-cell>
          <table:table-cell office:value-type="float" office:value="1052.26" calcext:value-type="float">
            <text:p>1052.26</text:p>
          </table:table-cell>
        </table:table-row>
        <table:table-row table:style-name="ro1">
          <table:table-cell office:value-type="float" office:value="12830724" calcext:value-type="float">
            <text:p>12830724</text:p>
          </table:table-cell>
          <table:table-cell table:formula="of:=[.A804]/1000/(60*60*24)" office:value-type="time" office:time-value="PT03H33M50.724S" calcext:value-type="time">
            <text:p>03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4.04" calcext:value-type="float">
            <text:p>864.04</text:p>
          </table:table-cell>
          <table:table-cell office:value-type="float" office:value="1053.52" calcext:value-type="float">
            <text:p>1053.52</text:p>
          </table:table-cell>
        </table:table-row>
        <table:table-row table:style-name="ro1">
          <table:table-cell office:value-type="float" office:value="12846724" calcext:value-type="float">
            <text:p>12846724</text:p>
          </table:table-cell>
          <table:table-cell table:formula="of:=[.A805]/1000/(60*60*24)" office:value-type="time" office:time-value="PT03H34M06.724S" calcext:value-type="time">
            <text:p>03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5.1" calcext:value-type="float">
            <text:p>865.1</text:p>
          </table:table-cell>
          <table:table-cell office:value-type="float" office:value="1054.78" calcext:value-type="float">
            <text:p>1054.78</text:p>
          </table:table-cell>
        </table:table-row>
        <table:table-row table:style-name="ro1">
          <table:table-cell office:value-type="float" office:value="12862724" calcext:value-type="float">
            <text:p>12862724</text:p>
          </table:table-cell>
          <table:table-cell table:formula="of:=[.A806]/1000/(60*60*24)" office:value-type="time" office:time-value="PT03H34M22.724S" calcext:value-type="time">
            <text:p>03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6.15" calcext:value-type="float">
            <text:p>866.15</text:p>
          </table:table-cell>
          <table:table-cell office:value-type="float" office:value="1056.04" calcext:value-type="float">
            <text:p>1056.04</text:p>
          </table:table-cell>
        </table:table-row>
        <table:table-row table:style-name="ro1">
          <table:table-cell office:value-type="float" office:value="12878724" calcext:value-type="float">
            <text:p>12878724</text:p>
          </table:table-cell>
          <table:table-cell table:formula="of:=[.A807]/1000/(60*60*24)" office:value-type="time" office:time-value="PT03H34M38.724S" calcext:value-type="time">
            <text:p>03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7.21" calcext:value-type="float">
            <text:p>867.21</text:p>
          </table:table-cell>
          <table:table-cell office:value-type="float" office:value="1057.3" calcext:value-type="float">
            <text:p>1057.3</text:p>
          </table:table-cell>
        </table:table-row>
        <table:table-row table:style-name="ro1">
          <table:table-cell office:value-type="float" office:value="12894724" calcext:value-type="float">
            <text:p>12894724</text:p>
          </table:table-cell>
          <table:table-cell table:formula="of:=[.A808]/1000/(60*60*24)" office:value-type="time" office:time-value="PT03H34M54.724S" calcext:value-type="time">
            <text:p>03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8.26" calcext:value-type="float">
            <text:p>868.26</text:p>
          </table:table-cell>
          <table:table-cell office:value-type="float" office:value="1058.56" calcext:value-type="float">
            <text:p>1058.56</text:p>
          </table:table-cell>
        </table:table-row>
        <table:table-row table:style-name="ro1">
          <table:table-cell office:value-type="float" office:value="12910724" calcext:value-type="float">
            <text:p>12910724</text:p>
          </table:table-cell>
          <table:table-cell table:formula="of:=[.A809]/1000/(60*60*24)" office:value-type="time" office:time-value="PT03H35M10.724S" calcext:value-type="time">
            <text:p>03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69.32" calcext:value-type="float">
            <text:p>869.32</text:p>
          </table:table-cell>
          <table:table-cell office:value-type="float" office:value="1059.82" calcext:value-type="float">
            <text:p>1059.82</text:p>
          </table:table-cell>
        </table:table-row>
        <table:table-row table:style-name="ro1">
          <table:table-cell office:value-type="float" office:value="12926724" calcext:value-type="float">
            <text:p>12926724</text:p>
          </table:table-cell>
          <table:table-cell table:formula="of:=[.A810]/1000/(60*60*24)" office:value-type="time" office:time-value="PT03H35M26.724S" calcext:value-type="time">
            <text:p>03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0.38" calcext:value-type="float">
            <text:p>870.38</text:p>
          </table:table-cell>
          <table:table-cell office:value-type="float" office:value="1061.07" calcext:value-type="float">
            <text:p>1061.07</text:p>
          </table:table-cell>
        </table:table-row>
        <table:table-row table:style-name="ro1">
          <table:table-cell office:value-type="float" office:value="12942724" calcext:value-type="float">
            <text:p>12942724</text:p>
          </table:table-cell>
          <table:table-cell table:formula="of:=[.A811]/1000/(60*60*24)" office:value-type="time" office:time-value="PT03H35M42.724S" calcext:value-type="time">
            <text:p>03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71.43" calcext:value-type="float">
            <text:p>871.43</text:p>
          </table:table-cell>
          <table:table-cell office:value-type="float" office:value="1062.33" calcext:value-type="float">
            <text:p>1062.33</text:p>
          </table:table-cell>
        </table:table-row>
        <table:table-row table:style-name="ro1">
          <table:table-cell office:value-type="float" office:value="12958724" calcext:value-type="float">
            <text:p>12958724</text:p>
          </table:table-cell>
          <table:table-cell table:formula="of:=[.A812]/1000/(60*60*24)" office:value-type="time" office:time-value="PT03H35M58.724S" calcext:value-type="time">
            <text:p>03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872.49" calcext:value-type="float">
            <text:p>872.49</text:p>
          </table:table-cell>
          <table:table-cell office:value-type="float" office:value="1063.59" calcext:value-type="float">
            <text:p>1063.59</text:p>
          </table:table-cell>
        </table:table-row>
        <table:table-row table:style-name="ro1">
          <table:table-cell office:value-type="float" office:value="12974724" calcext:value-type="float">
            <text:p>12974724</text:p>
          </table:table-cell>
          <table:table-cell table:formula="of:=[.A813]/1000/(60*60*24)" office:value-type="time" office:time-value="PT03H36M14.724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73.54" calcext:value-type="float">
            <text:p>873.54</text:p>
          </table:table-cell>
          <table:table-cell office:value-type="float" office:value="1064.85" calcext:value-type="float">
            <text:p>1064.85</text:p>
          </table:table-cell>
        </table:table-row>
        <table:table-row table:style-name="ro1">
          <table:table-cell office:value-type="float" office:value="12990724" calcext:value-type="float">
            <text:p>12990724</text:p>
          </table:table-cell>
          <table:table-cell table:formula="of:=[.A814]/1000/(60*60*24)" office:value-type="time" office:time-value="PT03H36M30.724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74.6" calcext:value-type="float">
            <text:p>874.6</text:p>
          </table:table-cell>
          <table:table-cell office:value-type="float" office:value="1066.11" calcext:value-type="float">
            <text:p>1066.11</text:p>
          </table:table-cell>
        </table:table-row>
        <table:table-row table:style-name="ro1">
          <table:table-cell office:value-type="float" office:value="13006724" calcext:value-type="float">
            <text:p>13006724</text:p>
          </table:table-cell>
          <table:table-cell table:formula="of:=[.A815]/1000/(60*60*24)" office:value-type="time" office:time-value="PT03H36M46.724S" calcext:value-type="time">
            <text:p>03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5.65" calcext:value-type="float">
            <text:p>875.65</text:p>
          </table:table-cell>
          <table:table-cell office:value-type="float" office:value="1067.37" calcext:value-type="float">
            <text:p>1067.37</text:p>
          </table:table-cell>
        </table:table-row>
        <table:table-row table:style-name="ro1">
          <table:table-cell office:value-type="float" office:value="13022724" calcext:value-type="float">
            <text:p>13022724</text:p>
          </table:table-cell>
          <table:table-cell table:formula="of:=[.A816]/1000/(60*60*24)" office:value-type="time" office:time-value="PT03H37M02.724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76.71" calcext:value-type="float">
            <text:p>876.71</text:p>
          </table:table-cell>
          <table:table-cell office:value-type="float" office:value="1068.63" calcext:value-type="float">
            <text:p>1068.63</text:p>
          </table:table-cell>
        </table:table-row>
        <table:table-row table:style-name="ro1">
          <table:table-cell office:value-type="float" office:value="13038724" calcext:value-type="float">
            <text:p>13038724</text:p>
          </table:table-cell>
          <table:table-cell table:formula="of:=[.A817]/1000/(60*60*24)" office:value-type="time" office:time-value="PT03H37M18.724S" calcext:value-type="time">
            <text:p>03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7.76" calcext:value-type="float">
            <text:p>877.76</text:p>
          </table:table-cell>
          <table:table-cell office:value-type="float" office:value="1069.88" calcext:value-type="float">
            <text:p>1069.88</text:p>
          </table:table-cell>
        </table:table-row>
        <table:table-row table:style-name="ro1">
          <table:table-cell office:value-type="float" office:value="13054724" calcext:value-type="float">
            <text:p>13054724</text:p>
          </table:table-cell>
          <table:table-cell table:formula="of:=[.A818]/1000/(60*60*24)" office:value-type="time" office:time-value="PT03H37M34.724S" calcext:value-type="time">
            <text:p>03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8.82" calcext:value-type="float">
            <text:p>878.82</text:p>
          </table:table-cell>
          <table:table-cell office:value-type="float" office:value="1071.14" calcext:value-type="float">
            <text:p>1071.14</text:p>
          </table:table-cell>
        </table:table-row>
        <table:table-row table:style-name="ro1">
          <table:table-cell office:value-type="float" office:value="13070724" calcext:value-type="float">
            <text:p>13070724</text:p>
          </table:table-cell>
          <table:table-cell table:formula="of:=[.A819]/1000/(60*60*24)" office:value-type="time" office:time-value="PT03H37M50.724S" calcext:value-type="time">
            <text:p>03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79.87" calcext:value-type="float">
            <text:p>879.87</text:p>
          </table:table-cell>
          <table:table-cell office:value-type="float" office:value="1072.4" calcext:value-type="float">
            <text:p>1072.4</text:p>
          </table:table-cell>
        </table:table-row>
        <table:table-row table:style-name="ro1">
          <table:table-cell office:value-type="float" office:value="13086724" calcext:value-type="float">
            <text:p>13086724</text:p>
          </table:table-cell>
          <table:table-cell table:formula="of:=[.A820]/1000/(60*60*24)" office:value-type="time" office:time-value="PT03H38M06.724S" calcext:value-type="time">
            <text:p>03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0.93" calcext:value-type="float">
            <text:p>880.93</text:p>
          </table:table-cell>
          <table:table-cell office:value-type="float" office:value="1073.66" calcext:value-type="float">
            <text:p>1073.66</text:p>
          </table:table-cell>
        </table:table-row>
        <table:table-row table:style-name="ro1">
          <table:table-cell office:value-type="float" office:value="13102724" calcext:value-type="float">
            <text:p>13102724</text:p>
          </table:table-cell>
          <table:table-cell table:formula="of:=[.A821]/1000/(60*60*24)" office:value-type="time" office:time-value="PT03H38M22.724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881.98" calcext:value-type="float">
            <text:p>881.98</text:p>
          </table:table-cell>
          <table:table-cell office:value-type="float" office:value="1074.92" calcext:value-type="float">
            <text:p>1074.92</text:p>
          </table:table-cell>
        </table:table-row>
        <table:table-row table:style-name="ro1">
          <table:table-cell office:value-type="float" office:value="13118724" calcext:value-type="float">
            <text:p>13118724</text:p>
          </table:table-cell>
          <table:table-cell table:formula="of:=[.A822]/1000/(60*60*24)" office:value-type="time" office:time-value="PT03H38M38.724S" calcext:value-type="time">
            <text:p>03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3.04" calcext:value-type="float">
            <text:p>883.04</text:p>
          </table:table-cell>
          <table:table-cell office:value-type="float" office:value="1076.17" calcext:value-type="float">
            <text:p>1076.17</text:p>
          </table:table-cell>
        </table:table-row>
        <table:table-row table:style-name="ro1">
          <table:table-cell office:value-type="float" office:value="13134724" calcext:value-type="float">
            <text:p>13134724</text:p>
          </table:table-cell>
          <table:table-cell table:formula="of:=[.A823]/1000/(60*60*24)" office:value-type="time" office:time-value="PT03H38M54.724S" calcext:value-type="time">
            <text:p>03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4.09" calcext:value-type="float">
            <text:p>884.09</text:p>
          </table:table-cell>
          <table:table-cell office:value-type="float" office:value="1077.43" calcext:value-type="float">
            <text:p>1077.43</text:p>
          </table:table-cell>
        </table:table-row>
        <table:table-row table:style-name="ro1">
          <table:table-cell office:value-type="float" office:value="13150724" calcext:value-type="float">
            <text:p>13150724</text:p>
          </table:table-cell>
          <table:table-cell table:formula="of:=[.A824]/1000/(60*60*24)" office:value-type="time" office:time-value="PT03H39M10.724S" calcext:value-type="time">
            <text:p>03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885.14" calcext:value-type="float">
            <text:p>885.14</text:p>
          </table:table-cell>
          <table:table-cell office:value-type="float" office:value="1078.69" calcext:value-type="float">
            <text:p>1078.69</text:p>
          </table:table-cell>
        </table:table-row>
        <table:table-row table:style-name="ro1">
          <table:table-cell office:value-type="float" office:value="13166724" calcext:value-type="float">
            <text:p>13166724</text:p>
          </table:table-cell>
          <table:table-cell table:formula="of:=[.A825]/1000/(60*60*24)" office:value-type="time" office:time-value="PT03H39M26.724S" calcext:value-type="time">
            <text:p>03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6.2" calcext:value-type="float">
            <text:p>886.2</text:p>
          </table:table-cell>
          <table:table-cell office:value-type="float" office:value="1079.95" calcext:value-type="float">
            <text:p>1079.95</text:p>
          </table:table-cell>
        </table:table-row>
        <table:table-row table:style-name="ro1">
          <table:table-cell office:value-type="float" office:value="13182724" calcext:value-type="float">
            <text:p>13182724</text:p>
          </table:table-cell>
          <table:table-cell table:formula="of:=[.A826]/1000/(60*60*24)" office:value-type="time" office:time-value="PT03H39M42.724S" calcext:value-type="time">
            <text:p>03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7.25" calcext:value-type="float">
            <text:p>887.25</text:p>
          </table:table-cell>
          <table:table-cell office:value-type="float" office:value="1081.21" calcext:value-type="float">
            <text:p>1081.21</text:p>
          </table:table-cell>
        </table:table-row>
        <table:table-row table:style-name="ro1">
          <table:table-cell office:value-type="float" office:value="13198724" calcext:value-type="float">
            <text:p>13198724</text:p>
          </table:table-cell>
          <table:table-cell table:formula="of:=[.A827]/1000/(60*60*24)" office:value-type="time" office:time-value="PT03H39M58.724S" calcext:value-type="time">
            <text:p>03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8.31" calcext:value-type="float">
            <text:p>888.31</text:p>
          </table:table-cell>
          <table:table-cell office:value-type="float" office:value="1082.46" calcext:value-type="float">
            <text:p>1082.46</text:p>
          </table:table-cell>
        </table:table-row>
        <table:table-row table:style-name="ro1">
          <table:table-cell office:value-type="float" office:value="13214724" calcext:value-type="float">
            <text:p>13214724</text:p>
          </table:table-cell>
          <table:table-cell table:formula="of:=[.A828]/1000/(60*60*24)" office:value-type="time" office:time-value="PT03H40M14.724S" calcext:value-type="time">
            <text:p>03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89.36" calcext:value-type="float">
            <text:p>889.36</text:p>
          </table:table-cell>
          <table:table-cell office:value-type="float" office:value="1083.72" calcext:value-type="float">
            <text:p>1083.72</text:p>
          </table:table-cell>
        </table:table-row>
        <table:table-row table:style-name="ro1">
          <table:table-cell office:value-type="float" office:value="13230724" calcext:value-type="float">
            <text:p>13230724</text:p>
          </table:table-cell>
          <table:table-cell table:formula="of:=[.A829]/1000/(60*60*24)" office:value-type="time" office:time-value="PT03H40M30.724S" calcext:value-type="time">
            <text:p>03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0.42" calcext:value-type="float">
            <text:p>890.42</text:p>
          </table:table-cell>
          <table:table-cell office:value-type="float" office:value="1084.98" calcext:value-type="float">
            <text:p>1084.98</text:p>
          </table:table-cell>
        </table:table-row>
        <table:table-row table:style-name="ro1">
          <table:table-cell office:value-type="float" office:value="13246724" calcext:value-type="float">
            <text:p>13246724</text:p>
          </table:table-cell>
          <table:table-cell table:formula="of:=[.A830]/1000/(60*60*24)" office:value-type="time" office:time-value="PT03H40M46.724S" calcext:value-type="time">
            <text:p>03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1.47" calcext:value-type="float">
            <text:p>891.47</text:p>
          </table:table-cell>
          <table:table-cell office:value-type="float" office:value="1086.24" calcext:value-type="float">
            <text:p>1086.24</text:p>
          </table:table-cell>
        </table:table-row>
        <table:table-row table:style-name="ro1">
          <table:table-cell office:value-type="float" office:value="13262724" calcext:value-type="float">
            <text:p>13262724</text:p>
          </table:table-cell>
          <table:table-cell table:formula="of:=[.A831]/1000/(60*60*24)" office:value-type="time" office:time-value="PT03H41M02.724S" calcext:value-type="time">
            <text:p>03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2.53" calcext:value-type="float">
            <text:p>892.53</text:p>
          </table:table-cell>
          <table:table-cell office:value-type="float" office:value="1087.49" calcext:value-type="float">
            <text:p>1087.49</text:p>
          </table:table-cell>
        </table:table-row>
        <table:table-row table:style-name="ro1">
          <table:table-cell office:value-type="float" office:value="13278724" calcext:value-type="float">
            <text:p>13278724</text:p>
          </table:table-cell>
          <table:table-cell table:formula="of:=[.A832]/1000/(60*60*24)" office:value-type="time" office:time-value="PT03H41M18.724S" calcext:value-type="time">
            <text:p>03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3.58" calcext:value-type="float">
            <text:p>893.58</text:p>
          </table:table-cell>
          <table:table-cell office:value-type="float" office:value="1088.75" calcext:value-type="float">
            <text:p>1088.75</text:p>
          </table:table-cell>
        </table:table-row>
        <table:table-row table:style-name="ro1">
          <table:table-cell office:value-type="float" office:value="13294724" calcext:value-type="float">
            <text:p>13294724</text:p>
          </table:table-cell>
          <table:table-cell table:formula="of:=[.A833]/1000/(60*60*24)" office:value-type="time" office:time-value="PT03H41M34.724S" calcext:value-type="time">
            <text:p>03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4.64" calcext:value-type="float">
            <text:p>894.64</text:p>
          </table:table-cell>
          <table:table-cell office:value-type="float" office:value="1090.01" calcext:value-type="float">
            <text:p>1090.01</text:p>
          </table:table-cell>
        </table:table-row>
        <table:table-row table:style-name="ro1">
          <table:table-cell office:value-type="float" office:value="13310724" calcext:value-type="float">
            <text:p>13310724</text:p>
          </table:table-cell>
          <table:table-cell table:formula="of:=[.A834]/1000/(60*60*24)" office:value-type="time" office:time-value="PT03H41M50.724S" calcext:value-type="time">
            <text:p>03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5.69" calcext:value-type="float">
            <text:p>895.69</text:p>
          </table:table-cell>
          <table:table-cell office:value-type="float" office:value="1091.26" calcext:value-type="float">
            <text:p>1091.26</text:p>
          </table:table-cell>
        </table:table-row>
        <table:table-row table:style-name="ro1">
          <table:table-cell office:value-type="float" office:value="13326724" calcext:value-type="float">
            <text:p>13326724</text:p>
          </table:table-cell>
          <table:table-cell table:formula="of:=[.A835]/1000/(60*60*24)" office:value-type="time" office:time-value="PT03H42M06.724S" calcext:value-type="time">
            <text:p>03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896.75" calcext:value-type="float">
            <text:p>896.75</text:p>
          </table:table-cell>
          <table:table-cell office:value-type="float" office:value="1092.52" calcext:value-type="float">
            <text:p>1092.52</text:p>
          </table:table-cell>
        </table:table-row>
        <table:table-row table:style-name="ro1">
          <table:table-cell office:value-type="float" office:value="13342724" calcext:value-type="float">
            <text:p>13342724</text:p>
          </table:table-cell>
          <table:table-cell table:formula="of:=[.A836]/1000/(60*60*24)" office:value-type="time" office:time-value="PT03H42M22.724S" calcext:value-type="time">
            <text:p>03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7.8" calcext:value-type="float">
            <text:p>897.8</text:p>
          </table:table-cell>
          <table:table-cell office:value-type="float" office:value="1093.78" calcext:value-type="float">
            <text:p>1093.78</text:p>
          </table:table-cell>
        </table:table-row>
        <table:table-row table:style-name="ro1">
          <table:table-cell office:value-type="float" office:value="13358723" calcext:value-type="float">
            <text:p>13358723</text:p>
          </table:table-cell>
          <table:table-cell table:formula="of:=[.A837]/1000/(60*60*24)" office:value-type="time" office:time-value="PT03H42M38.723S" calcext:value-type="time">
            <text:p>03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8.85" calcext:value-type="float">
            <text:p>898.85</text:p>
          </table:table-cell>
          <table:table-cell office:value-type="float" office:value="1095.03" calcext:value-type="float">
            <text:p>1095.03</text:p>
          </table:table-cell>
        </table:table-row>
        <table:table-row table:style-name="ro1">
          <table:table-cell office:value-type="float" office:value="13374724" calcext:value-type="float">
            <text:p>13374724</text:p>
          </table:table-cell>
          <table:table-cell table:formula="of:=[.A838]/1000/(60*60*24)" office:value-type="time" office:time-value="PT03H42M54.724S" calcext:value-type="time">
            <text:p>03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899.91" calcext:value-type="float">
            <text:p>899.91</text:p>
          </table:table-cell>
          <table:table-cell office:value-type="float" office:value="1096.29" calcext:value-type="float">
            <text:p>1096.29</text:p>
          </table:table-cell>
        </table:table-row>
        <table:table-row table:style-name="ro1">
          <table:table-cell office:value-type="float" office:value="13390724" calcext:value-type="float">
            <text:p>13390724</text:p>
          </table:table-cell>
          <table:table-cell table:formula="of:=[.A839]/1000/(60*60*24)" office:value-type="time" office:time-value="PT03H43M10.724S" calcext:value-type="time">
            <text:p>03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00.96" calcext:value-type="float">
            <text:p>900.96</text:p>
          </table:table-cell>
          <table:table-cell office:value-type="float" office:value="1097.54" calcext:value-type="float">
            <text:p>1097.54</text:p>
          </table:table-cell>
        </table:table-row>
        <table:table-row table:style-name="ro1">
          <table:table-cell office:value-type="float" office:value="13406724" calcext:value-type="float">
            <text:p>13406724</text:p>
          </table:table-cell>
          <table:table-cell table:formula="of:=[.A840]/1000/(60*60*24)" office:value-type="time" office:time-value="PT03H43M26.724S" calcext:value-type="time">
            <text:p>03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2.02" calcext:value-type="float">
            <text:p>902.02</text:p>
          </table:table-cell>
          <table:table-cell office:value-type="float" office:value="1098.8" calcext:value-type="float">
            <text:p>1098.8</text:p>
          </table:table-cell>
        </table:table-row>
        <table:table-row table:style-name="ro1">
          <table:table-cell office:value-type="float" office:value="13422724" calcext:value-type="float">
            <text:p>13422724</text:p>
          </table:table-cell>
          <table:table-cell table:formula="of:=[.A841]/1000/(60*60*24)" office:value-type="time" office:time-value="PT03H43M42.724S" calcext:value-type="time">
            <text:p>03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3.07" calcext:value-type="float">
            <text:p>903.07</text:p>
          </table:table-cell>
          <table:table-cell office:value-type="float" office:value="1100.06" calcext:value-type="float">
            <text:p>1100.06</text:p>
          </table:table-cell>
        </table:table-row>
        <table:table-row table:style-name="ro1">
          <table:table-cell office:value-type="float" office:value="13438724" calcext:value-type="float">
            <text:p>13438724</text:p>
          </table:table-cell>
          <table:table-cell table:formula="of:=[.A842]/1000/(60*60*24)" office:value-type="time" office:time-value="PT03H43M58.724S" calcext:value-type="time">
            <text:p>03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04.13" calcext:value-type="float">
            <text:p>904.13</text:p>
          </table:table-cell>
          <table:table-cell office:value-type="float" office:value="1101.31" calcext:value-type="float">
            <text:p>1101.31</text:p>
          </table:table-cell>
        </table:table-row>
        <table:table-row table:style-name="ro1">
          <table:table-cell office:value-type="float" office:value="13454724" calcext:value-type="float">
            <text:p>13454724</text:p>
          </table:table-cell>
          <table:table-cell table:formula="of:=[.A843]/1000/(60*60*24)" office:value-type="time" office:time-value="PT03H44M14.724S" calcext:value-type="time">
            <text:p>03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5.18" calcext:value-type="float">
            <text:p>905.18</text:p>
          </table:table-cell>
          <table:table-cell office:value-type="float" office:value="1102.57" calcext:value-type="float">
            <text:p>1102.57</text:p>
          </table:table-cell>
        </table:table-row>
        <table:table-row table:style-name="ro1">
          <table:table-cell office:value-type="float" office:value="13470724" calcext:value-type="float">
            <text:p>13470724</text:p>
          </table:table-cell>
          <table:table-cell table:formula="of:=[.A844]/1000/(60*60*24)" office:value-type="time" office:time-value="PT03H44M30.724S" calcext:value-type="time">
            <text:p>03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6.23" calcext:value-type="float">
            <text:p>906.23</text:p>
          </table:table-cell>
          <table:table-cell office:value-type="float" office:value="1103.82" calcext:value-type="float">
            <text:p>1103.82</text:p>
          </table:table-cell>
        </table:table-row>
        <table:table-row table:style-name="ro1">
          <table:table-cell office:value-type="float" office:value="13486724" calcext:value-type="float">
            <text:p>13486724</text:p>
          </table:table-cell>
          <table:table-cell table:formula="of:=[.A845]/1000/(60*60*24)" office:value-type="time" office:time-value="PT03H44M46.724S" calcext:value-type="time">
            <text:p>03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7.29" calcext:value-type="float">
            <text:p>907.29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>
          <table:table-cell office:value-type="float" office:value="13502724" calcext:value-type="float">
            <text:p>13502724</text:p>
          </table:table-cell>
          <table:table-cell table:formula="of:=[.A846]/1000/(60*60*24)" office:value-type="time" office:time-value="PT03H45M02.724S" calcext:value-type="time">
            <text:p>03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8.34" calcext:value-type="float">
            <text:p>908.34</text:p>
          </table:table-cell>
          <table:table-cell office:value-type="float" office:value="1106.34" calcext:value-type="float">
            <text:p>1106.34</text:p>
          </table:table-cell>
        </table:table-row>
        <table:table-row table:style-name="ro1">
          <table:table-cell office:value-type="float" office:value="13518724" calcext:value-type="float">
            <text:p>13518724</text:p>
          </table:table-cell>
          <table:table-cell table:formula="of:=[.A847]/1000/(60*60*24)" office:value-type="time" office:time-value="PT03H45M18.724S" calcext:value-type="time">
            <text:p>03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09.4" calcext:value-type="float">
            <text:p>909.4</text:p>
          </table:table-cell>
          <table:table-cell office:value-type="float" office:value="1107.59" calcext:value-type="float">
            <text:p>1107.59</text:p>
          </table:table-cell>
        </table:table-row>
        <table:table-row table:style-name="ro1">
          <table:table-cell office:value-type="float" office:value="13534724" calcext:value-type="float">
            <text:p>13534724</text:p>
          </table:table-cell>
          <table:table-cell table:formula="of:=[.A848]/1000/(60*60*24)" office:value-type="time" office:time-value="PT03H45M34.724S" calcext:value-type="time">
            <text:p>03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0.45" calcext:value-type="float">
            <text:p>910.45</text:p>
          </table:table-cell>
          <table:table-cell office:value-type="float" office:value="1108.85" calcext:value-type="float">
            <text:p>1108.85</text:p>
          </table:table-cell>
        </table:table-row>
        <table:table-row table:style-name="ro1">
          <table:table-cell office:value-type="float" office:value="13550724" calcext:value-type="float">
            <text:p>13550724</text:p>
          </table:table-cell>
          <table:table-cell table:formula="of:=[.A849]/1000/(60*60*24)" office:value-type="time" office:time-value="PT03H45M50.724S" calcext:value-type="time">
            <text:p>03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1.5" calcext:value-type="float">
            <text:p>911.5</text:p>
          </table:table-cell>
          <table:table-cell office:value-type="float" office:value="1110.1" calcext:value-type="float">
            <text:p>1110.1</text:p>
          </table:table-cell>
        </table:table-row>
        <table:table-row table:style-name="ro1">
          <table:table-cell office:value-type="float" office:value="13566724" calcext:value-type="float">
            <text:p>13566724</text:p>
          </table:table-cell>
          <table:table-cell table:formula="of:=[.A850]/1000/(60*60*24)" office:value-type="time" office:time-value="PT03H46M06.724S" calcext:value-type="time">
            <text:p>03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12.56" calcext:value-type="float">
            <text:p>912.56</text:p>
          </table:table-cell>
          <table:table-cell office:value-type="float" office:value="1111.36" calcext:value-type="float">
            <text:p>1111.36</text:p>
          </table:table-cell>
        </table:table-row>
        <table:table-row table:style-name="ro1">
          <table:table-cell office:value-type="float" office:value="13582724" calcext:value-type="float">
            <text:p>13582724</text:p>
          </table:table-cell>
          <table:table-cell table:formula="of:=[.A851]/1000/(60*60*24)" office:value-type="time" office:time-value="PT03H46M22.724S" calcext:value-type="time">
            <text:p>03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3.61" calcext:value-type="float">
            <text:p>913.61</text:p>
          </table:table-cell>
          <table:table-cell office:value-type="float" office:value="1112.62" calcext:value-type="float">
            <text:p>1112.62</text:p>
          </table:table-cell>
        </table:table-row>
        <table:table-row table:style-name="ro1">
          <table:table-cell office:value-type="float" office:value="13598724" calcext:value-type="float">
            <text:p>13598724</text:p>
          </table:table-cell>
          <table:table-cell table:formula="of:=[.A852]/1000/(60*60*24)" office:value-type="time" office:time-value="PT03H46M38.724S" calcext:value-type="time">
            <text:p>03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4.66" calcext:value-type="float">
            <text:p>914.66</text:p>
          </table:table-cell>
          <table:table-cell office:value-type="float" office:value="1113.87" calcext:value-type="float">
            <text:p>1113.87</text:p>
          </table:table-cell>
        </table:table-row>
        <table:table-row table:style-name="ro1">
          <table:table-cell office:value-type="float" office:value="13614724" calcext:value-type="float">
            <text:p>13614724</text:p>
          </table:table-cell>
          <table:table-cell table:formula="of:=[.A853]/1000/(60*60*24)" office:value-type="time" office:time-value="PT03H46M54.724S" calcext:value-type="time">
            <text:p>03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5.72" calcext:value-type="float">
            <text:p>915.72</text:p>
          </table:table-cell>
          <table:table-cell office:value-type="float" office:value="1115.13" calcext:value-type="float">
            <text:p>1115.13</text:p>
          </table:table-cell>
        </table:table-row>
        <table:table-row table:style-name="ro1">
          <table:table-cell office:value-type="float" office:value="13630724" calcext:value-type="float">
            <text:p>13630724</text:p>
          </table:table-cell>
          <table:table-cell table:formula="of:=[.A854]/1000/(60*60*24)" office:value-type="time" office:time-value="PT03H47M10.724S" calcext:value-type="time">
            <text:p>03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6.77" calcext:value-type="float">
            <text:p>916.77</text:p>
          </table:table-cell>
          <table:table-cell office:value-type="float" office:value="1116.38" calcext:value-type="float">
            <text:p>1116.38</text:p>
          </table:table-cell>
        </table:table-row>
        <table:table-row table:style-name="ro1">
          <table:table-cell office:value-type="float" office:value="13646724" calcext:value-type="float">
            <text:p>13646724</text:p>
          </table:table-cell>
          <table:table-cell table:formula="of:=[.A855]/1000/(60*60*24)" office:value-type="time" office:time-value="PT03H47M26.724S" calcext:value-type="time">
            <text:p>03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917.83" calcext:value-type="float">
            <text:p>917.83</text:p>
          </table:table-cell>
          <table:table-cell office:value-type="float" office:value="1117.64" calcext:value-type="float">
            <text:p>1117.64</text:p>
          </table:table-cell>
        </table:table-row>
        <table:table-row table:style-name="ro1">
          <table:table-cell office:value-type="float" office:value="13662723" calcext:value-type="float">
            <text:p>13662723</text:p>
          </table:table-cell>
          <table:table-cell table:formula="of:=[.A856]/1000/(60*60*24)" office:value-type="time" office:time-value="PT03H47M42.723S" calcext:value-type="time">
            <text:p>03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8.88" calcext:value-type="float">
            <text:p>918.88</text:p>
          </table:table-cell>
          <table:table-cell office:value-type="float" office:value="1118.89" calcext:value-type="float">
            <text:p>1118.89</text:p>
          </table:table-cell>
        </table:table-row>
        <table:table-row table:style-name="ro1">
          <table:table-cell office:value-type="float" office:value="13678724" calcext:value-type="float">
            <text:p>13678724</text:p>
          </table:table-cell>
          <table:table-cell table:formula="of:=[.A857]/1000/(60*60*24)" office:value-type="time" office:time-value="PT03H47M58.724S" calcext:value-type="time">
            <text:p>03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19.93" calcext:value-type="float">
            <text:p>919.93</text:p>
          </table:table-cell>
          <table:table-cell office:value-type="float" office:value="1120.15" calcext:value-type="float">
            <text:p>1120.15</text:p>
          </table:table-cell>
        </table:table-row>
        <table:table-row table:style-name="ro1">
          <table:table-cell office:value-type="float" office:value="13694724" calcext:value-type="float">
            <text:p>13694724</text:p>
          </table:table-cell>
          <table:table-cell table:formula="of:=[.A858]/1000/(60*60*24)" office:value-type="time" office:time-value="PT03H48M14.724S" calcext:value-type="time">
            <text:p>03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0.99" calcext:value-type="float">
            <text:p>920.99</text:p>
          </table:table-cell>
          <table:table-cell office:value-type="float" office:value="1121.4" calcext:value-type="float">
            <text:p>1121.4</text:p>
          </table:table-cell>
        </table:table-row>
        <table:table-row table:style-name="ro1">
          <table:table-cell office:value-type="float" office:value="13710724" calcext:value-type="float">
            <text:p>13710724</text:p>
          </table:table-cell>
          <table:table-cell table:formula="of:=[.A859]/1000/(60*60*24)" office:value-type="time" office:time-value="PT03H48M30.724S" calcext:value-type="time">
            <text:p>03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922.04" calcext:value-type="float">
            <text:p>922.04</text:p>
          </table:table-cell>
          <table:table-cell office:value-type="float" office:value="1122.66" calcext:value-type="float">
            <text:p>1122.66</text:p>
          </table:table-cell>
        </table:table-row>
        <table:table-row table:style-name="ro1">
          <table:table-cell office:value-type="float" office:value="13726724" calcext:value-type="float">
            <text:p>13726724</text:p>
          </table:table-cell>
          <table:table-cell table:formula="of:=[.A860]/1000/(60*60*24)" office:value-type="time" office:time-value="PT03H48M46.724S" calcext:value-type="time">
            <text:p>03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3.09" calcext:value-type="float">
            <text:p>923.09</text:p>
          </table:table-cell>
          <table:table-cell office:value-type="float" office:value="1123.91" calcext:value-type="float">
            <text:p>1123.91</text:p>
          </table:table-cell>
        </table:table-row>
        <table:table-row table:style-name="ro1">
          <table:table-cell office:value-type="float" office:value="13742724" calcext:value-type="float">
            <text:p>13742724</text:p>
          </table:table-cell>
          <table:table-cell table:formula="of:=[.A861]/1000/(60*60*24)" office:value-type="time" office:time-value="PT03H49M02.724S" calcext:value-type="time">
            <text:p>03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4.15" calcext:value-type="float">
            <text:p>924.15</text:p>
          </table:table-cell>
          <table:table-cell office:value-type="float" office:value="1125.17" calcext:value-type="float">
            <text:p>1125.17</text:p>
          </table:table-cell>
        </table:table-row>
        <table:table-row table:style-name="ro1">
          <table:table-cell office:value-type="float" office:value="13758724" calcext:value-type="float">
            <text:p>13758724</text:p>
          </table:table-cell>
          <table:table-cell table:formula="of:=[.A862]/1000/(60*60*24)" office:value-type="time" office:time-value="PT03H49M18.724S" calcext:value-type="time">
            <text:p>03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5.2" calcext:value-type="float">
            <text:p>925.2</text:p>
          </table:table-cell>
          <table:table-cell office:value-type="float" office:value="1126.42" calcext:value-type="float">
            <text:p>1126.42</text:p>
          </table:table-cell>
        </table:table-row>
        <table:table-row table:style-name="ro1">
          <table:table-cell office:value-type="float" office:value="13774724" calcext:value-type="float">
            <text:p>13774724</text:p>
          </table:table-cell>
          <table:table-cell table:formula="of:=[.A863]/1000/(60*60*24)" office:value-type="time" office:time-value="PT03H49M34.724S" calcext:value-type="time">
            <text:p>03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6.25" calcext:value-type="float">
            <text:p>926.25</text:p>
          </table:table-cell>
          <table:table-cell office:value-type="float" office:value="1127.67" calcext:value-type="float">
            <text:p>1127.67</text:p>
          </table:table-cell>
        </table:table-row>
        <table:table-row table:style-name="ro1">
          <table:table-cell office:value-type="float" office:value="13790724" calcext:value-type="float">
            <text:p>13790724</text:p>
          </table:table-cell>
          <table:table-cell table:formula="of:=[.A864]/1000/(60*60*24)" office:value-type="time" office:time-value="PT03H49M50.724S" calcext:value-type="time">
            <text:p>03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7.3" calcext:value-type="float">
            <text:p>927.3</text:p>
          </table:table-cell>
          <table:table-cell office:value-type="float" office:value="1128.93" calcext:value-type="float">
            <text:p>1128.93</text:p>
          </table:table-cell>
        </table:table-row>
        <table:table-row table:style-name="ro1">
          <table:table-cell office:value-type="float" office:value="13806724" calcext:value-type="float">
            <text:p>13806724</text:p>
          </table:table-cell>
          <table:table-cell table:formula="of:=[.A865]/1000/(60*60*24)" office:value-type="time" office:time-value="PT03H50M06.724S" calcext:value-type="time">
            <text:p>03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8.36" calcext:value-type="float">
            <text:p>928.36</text:p>
          </table:table-cell>
          <table:table-cell office:value-type="float" office:value="1130.18" calcext:value-type="float">
            <text:p>1130.18</text:p>
          </table:table-cell>
        </table:table-row>
        <table:table-row table:style-name="ro1">
          <table:table-cell office:value-type="float" office:value="13822724" calcext:value-type="float">
            <text:p>13822724</text:p>
          </table:table-cell>
          <table:table-cell table:formula="of:=[.A866]/1000/(60*60*24)" office:value-type="time" office:time-value="PT03H50M22.724S" calcext:value-type="time">
            <text:p>03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29.41" calcext:value-type="float">
            <text:p>929.41</text:p>
          </table:table-cell>
          <table:table-cell office:value-type="float" office:value="1131.43" calcext:value-type="float">
            <text:p>1131.43</text:p>
          </table:table-cell>
        </table:table-row>
        <table:table-row table:style-name="ro1">
          <table:table-cell office:value-type="float" office:value="13838724" calcext:value-type="float">
            <text:p>13838724</text:p>
          </table:table-cell>
          <table:table-cell table:formula="of:=[.A867]/1000/(60*60*24)" office:value-type="time" office:time-value="PT03H50M38.724S" calcext:value-type="time">
            <text:p>03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0.46" calcext:value-type="float">
            <text:p>930.46</text:p>
          </table:table-cell>
          <table:table-cell office:value-type="float" office:value="1132.69" calcext:value-type="float">
            <text:p>1132.69</text:p>
          </table:table-cell>
        </table:table-row>
        <table:table-row table:style-name="ro1">
          <table:table-cell office:value-type="float" office:value="13854724" calcext:value-type="float">
            <text:p>13854724</text:p>
          </table:table-cell>
          <table:table-cell table:formula="of:=[.A868]/1000/(60*60*24)" office:value-type="time" office:time-value="PT03H50M54.724S" calcext:value-type="time">
            <text:p>03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931.52" calcext:value-type="float">
            <text:p>931.52</text:p>
          </table:table-cell>
          <table:table-cell office:value-type="float" office:value="1133.94" calcext:value-type="float">
            <text:p>1133.94</text:p>
          </table:table-cell>
        </table:table-row>
        <table:table-row table:style-name="ro1">
          <table:table-cell office:value-type="float" office:value="13870724" calcext:value-type="float">
            <text:p>13870724</text:p>
          </table:table-cell>
          <table:table-cell table:formula="of:=[.A869]/1000/(60*60*24)" office:value-type="time" office:time-value="PT03H51M10.724S" calcext:value-type="time">
            <text:p>03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32.57" calcext:value-type="float">
            <text:p>932.57</text:p>
          </table:table-cell>
          <table:table-cell office:value-type="float" office:value="1135.19" calcext:value-type="float">
            <text:p>1135.19</text:p>
          </table:table-cell>
        </table:table-row>
        <table:table-row table:style-name="ro1">
          <table:table-cell office:value-type="float" office:value="13886724" calcext:value-type="float">
            <text:p>13886724</text:p>
          </table:table-cell>
          <table:table-cell table:formula="of:=[.A870]/1000/(60*60*24)" office:value-type="time" office:time-value="PT03H51M26.724S" calcext:value-type="time">
            <text:p>03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5" calcext:value-type="float">
            <text:p>281.25</text:p>
          </table:table-cell>
          <table:table-cell office:value-type="float" office:value="933.62" calcext:value-type="float">
            <text:p>933.62</text:p>
          </table:table-cell>
          <table:table-cell office:value-type="float" office:value="1136.45" calcext:value-type="float">
            <text:p>1136.45</text:p>
          </table:table-cell>
        </table:table-row>
        <table:table-row table:style-name="ro1">
          <table:table-cell office:value-type="float" office:value="13902724" calcext:value-type="float">
            <text:p>13902724</text:p>
          </table:table-cell>
          <table:table-cell table:formula="of:=[.A871]/1000/(60*60*24)" office:value-type="time" office:time-value="PT03H51M42.724S" calcext:value-type="time">
            <text:p>03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34.67" calcext:value-type="float">
            <text:p>934.67</text:p>
          </table:table-cell>
          <table:table-cell office:value-type="float" office:value="1137.7" calcext:value-type="float">
            <text:p>1137.7</text:p>
          </table:table-cell>
        </table:table-row>
        <table:table-row table:style-name="ro1">
          <table:table-cell office:value-type="float" office:value="13918724" calcext:value-type="float">
            <text:p>13918724</text:p>
          </table:table-cell>
          <table:table-cell table:formula="of:=[.A872]/1000/(60*60*24)" office:value-type="time" office:time-value="PT03H51M58.724S" calcext:value-type="time">
            <text:p>03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35.73" calcext:value-type="float">
            <text:p>935.73</text:p>
          </table:table-cell>
          <table:table-cell office:value-type="float" office:value="1138.95" calcext:value-type="float">
            <text:p>1138.95</text:p>
          </table:table-cell>
        </table:table-row>
        <table:table-row table:style-name="ro1">
          <table:table-cell office:value-type="float" office:value="13934724" calcext:value-type="float">
            <text:p>13934724</text:p>
          </table:table-cell>
          <table:table-cell table:formula="of:=[.A873]/1000/(60*60*24)" office:value-type="time" office:time-value="PT03H52M14.724S" calcext:value-type="time">
            <text:p>03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36.78" calcext:value-type="float">
            <text:p>936.78</text:p>
          </table:table-cell>
          <table:table-cell office:value-type="float" office:value="1140.2" calcext:value-type="float">
            <text:p>1140.2</text:p>
          </table:table-cell>
        </table:table-row>
        <table:table-row table:style-name="ro1">
          <table:table-cell office:value-type="float" office:value="13950724" calcext:value-type="float">
            <text:p>13950724</text:p>
          </table:table-cell>
          <table:table-cell table:formula="of:=[.A874]/1000/(60*60*24)" office:value-type="time" office:time-value="PT03H52M30.724S" calcext:value-type="time">
            <text:p>03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37.83" calcext:value-type="float">
            <text:p>937.83</text:p>
          </table:table-cell>
          <table:table-cell office:value-type="float" office:value="1141.46" calcext:value-type="float">
            <text:p>1141.46</text:p>
          </table:table-cell>
        </table:table-row>
        <table:table-row table:style-name="ro1">
          <table:table-cell office:value-type="float" office:value="13966724" calcext:value-type="float">
            <text:p>13966724</text:p>
          </table:table-cell>
          <table:table-cell table:formula="of:=[.A875]/1000/(60*60*24)" office:value-type="time" office:time-value="PT03H52M46.724S" calcext:value-type="time">
            <text:p>03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38.88" calcext:value-type="float">
            <text:p>938.88</text:p>
          </table:table-cell>
          <table:table-cell office:value-type="float" office:value="1142.71" calcext:value-type="float">
            <text:p>1142.71</text:p>
          </table:table-cell>
        </table:table-row>
        <table:table-row table:style-name="ro1">
          <table:table-cell office:value-type="float" office:value="13982724" calcext:value-type="float">
            <text:p>13982724</text:p>
          </table:table-cell>
          <table:table-cell table:formula="of:=[.A876]/1000/(60*60*24)" office:value-type="time" office:time-value="PT03H53M02.724S" calcext:value-type="time">
            <text:p>03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39.94" calcext:value-type="float">
            <text:p>939.94</text:p>
          </table:table-cell>
          <table:table-cell office:value-type="float" office:value="1143.96" calcext:value-type="float">
            <text:p>1143.96</text:p>
          </table:table-cell>
        </table:table-row>
        <table:table-row table:style-name="ro1">
          <table:table-cell office:value-type="float" office:value="13998724" calcext:value-type="float">
            <text:p>13998724</text:p>
          </table:table-cell>
          <table:table-cell table:formula="of:=[.A877]/1000/(60*60*24)" office:value-type="time" office:time-value="PT03H53M18.724S" calcext:value-type="time">
            <text:p>03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0.99" calcext:value-type="float">
            <text:p>940.99</text:p>
          </table:table-cell>
          <table:table-cell office:value-type="float" office:value="1145.21" calcext:value-type="float">
            <text:p>1145.21</text:p>
          </table:table-cell>
        </table:table-row>
        <table:table-row table:style-name="ro1">
          <table:table-cell office:value-type="float" office:value="14014724" calcext:value-type="float">
            <text:p>14014724</text:p>
          </table:table-cell>
          <table:table-cell table:formula="of:=[.A878]/1000/(60*60*24)" office:value-type="time" office:time-value="PT03H53M34.724S" calcext:value-type="time">
            <text:p>03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42.04" calcext:value-type="float">
            <text:p>942.04</text:p>
          </table:table-cell>
          <table:table-cell office:value-type="float" office:value="1146.46" calcext:value-type="float">
            <text:p>1146.46</text:p>
          </table:table-cell>
        </table:table-row>
        <table:table-row table:style-name="ro1">
          <table:table-cell office:value-type="float" office:value="14030724" calcext:value-type="float">
            <text:p>14030724</text:p>
          </table:table-cell>
          <table:table-cell table:formula="of:=[.A879]/1000/(60*60*24)" office:value-type="time" office:time-value="PT03H53M50.724S" calcext:value-type="time">
            <text:p>03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43.09" calcext:value-type="float">
            <text:p>943.09</text:p>
          </table:table-cell>
          <table:table-cell office:value-type="float" office:value="1147.71" calcext:value-type="float">
            <text:p>1147.71</text:p>
          </table:table-cell>
        </table:table-row>
        <table:table-row table:style-name="ro1">
          <table:table-cell office:value-type="float" office:value="14046724" calcext:value-type="float">
            <text:p>14046724</text:p>
          </table:table-cell>
          <table:table-cell table:formula="of:=[.A880]/1000/(60*60*24)" office:value-type="time" office:time-value="PT03H54M06.724S" calcext:value-type="time">
            <text:p>03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4.15" calcext:value-type="float">
            <text:p>944.15</text:p>
          </table:table-cell>
          <table:table-cell office:value-type="float" office:value="1148.96" calcext:value-type="float">
            <text:p>1148.96</text:p>
          </table:table-cell>
        </table:table-row>
        <table:table-row table:style-name="ro1">
          <table:table-cell office:value-type="float" office:value="14062724" calcext:value-type="float">
            <text:p>14062724</text:p>
          </table:table-cell>
          <table:table-cell table:formula="of:=[.A881]/1000/(60*60*24)" office:value-type="time" office:time-value="PT03H54M22.724S" calcext:value-type="time">
            <text:p>03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5.2" calcext:value-type="float">
            <text:p>945.2</text:p>
          </table:table-cell>
          <table:table-cell office:value-type="float" office:value="1150.22" calcext:value-type="float">
            <text:p>1150.22</text:p>
          </table:table-cell>
        </table:table-row>
        <table:table-row table:style-name="ro1">
          <table:table-cell office:value-type="float" office:value="14078724" calcext:value-type="float">
            <text:p>14078724</text:p>
          </table:table-cell>
          <table:table-cell table:formula="of:=[.A882]/1000/(60*60*24)" office:value-type="time" office:time-value="PT03H54M38.724S" calcext:value-type="time">
            <text:p>03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6.25" calcext:value-type="float">
            <text:p>946.25</text:p>
          </table:table-cell>
          <table:table-cell office:value-type="float" office:value="1151.47" calcext:value-type="float">
            <text:p>1151.47</text:p>
          </table:table-cell>
        </table:table-row>
        <table:table-row table:style-name="ro1">
          <table:table-cell office:value-type="float" office:value="14094724" calcext:value-type="float">
            <text:p>14094724</text:p>
          </table:table-cell>
          <table:table-cell table:formula="of:=[.A883]/1000/(60*60*24)" office:value-type="time" office:time-value="PT03H54M54.724S" calcext:value-type="time">
            <text:p>03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7.3" calcext:value-type="float">
            <text:p>947.3</text:p>
          </table:table-cell>
          <table:table-cell office:value-type="float" office:value="1152.72" calcext:value-type="float">
            <text:p>1152.72</text:p>
          </table:table-cell>
        </table:table-row>
        <table:table-row table:style-name="ro1">
          <table:table-cell office:value-type="float" office:value="14110724" calcext:value-type="float">
            <text:p>14110724</text:p>
          </table:table-cell>
          <table:table-cell table:formula="of:=[.A884]/1000/(60*60*24)" office:value-type="time" office:time-value="PT03H55M10.724S" calcext:value-type="time">
            <text:p>03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48.35" calcext:value-type="float">
            <text:p>948.35</text:p>
          </table:table-cell>
          <table:table-cell office:value-type="float" office:value="1153.97" calcext:value-type="float">
            <text:p>1153.97</text:p>
          </table:table-cell>
        </table:table-row>
        <table:table-row table:style-name="ro1">
          <table:table-cell office:value-type="float" office:value="14126724" calcext:value-type="float">
            <text:p>14126724</text:p>
          </table:table-cell>
          <table:table-cell table:formula="of:=[.A885]/1000/(60*60*24)" office:value-type="time" office:time-value="PT03H55M26.724S" calcext:value-type="time">
            <text:p>03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49.41" calcext:value-type="float">
            <text:p>949.41</text:p>
          </table:table-cell>
          <table:table-cell office:value-type="float" office:value="1155.22" calcext:value-type="float">
            <text:p>1155.22</text:p>
          </table:table-cell>
        </table:table-row>
        <table:table-row table:style-name="ro1">
          <table:table-cell office:value-type="float" office:value="14142724" calcext:value-type="float">
            <text:p>14142724</text:p>
          </table:table-cell>
          <table:table-cell table:formula="of:=[.A886]/1000/(60*60*24)" office:value-type="time" office:time-value="PT03H55M42.724S" calcext:value-type="time">
            <text:p>03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50.46" calcext:value-type="float">
            <text:p>950.46</text:p>
          </table:table-cell>
          <table:table-cell office:value-type="float" office:value="1156.47" calcext:value-type="float">
            <text:p>1156.47</text:p>
          </table:table-cell>
        </table:table-row>
        <table:table-row table:style-name="ro1">
          <table:table-cell office:value-type="float" office:value="14158724" calcext:value-type="float">
            <text:p>14158724</text:p>
          </table:table-cell>
          <table:table-cell table:formula="of:=[.A887]/1000/(60*60*24)" office:value-type="time" office:time-value="PT03H55M58.724S" calcext:value-type="time">
            <text:p>03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1.51" calcext:value-type="float">
            <text:p>951.51</text:p>
          </table:table-cell>
          <table:table-cell office:value-type="float" office:value="1157.72" calcext:value-type="float">
            <text:p>1157.72</text:p>
          </table:table-cell>
        </table:table-row>
        <table:table-row table:style-name="ro1">
          <table:table-cell office:value-type="float" office:value="14174723" calcext:value-type="float">
            <text:p>14174723</text:p>
          </table:table-cell>
          <table:table-cell table:formula="of:=[.A888]/1000/(60*60*24)" office:value-type="time" office:time-value="PT03H56M14.723S" calcext:value-type="time">
            <text:p>03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2.56" calcext:value-type="float">
            <text:p>952.56</text:p>
          </table:table-cell>
          <table:table-cell office:value-type="float" office:value="1158.97" calcext:value-type="float">
            <text:p>1158.97</text:p>
          </table:table-cell>
        </table:table-row>
        <table:table-row table:style-name="ro1">
          <table:table-cell office:value-type="float" office:value="14190724" calcext:value-type="float">
            <text:p>14190724</text:p>
          </table:table-cell>
          <table:table-cell table:formula="of:=[.A889]/1000/(60*60*24)" office:value-type="time" office:time-value="PT03H56M30.724S" calcext:value-type="time">
            <text:p>03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3.61" calcext:value-type="float">
            <text:p>953.61</text:p>
          </table:table-cell>
          <table:table-cell office:value-type="float" office:value="1160.22" calcext:value-type="float">
            <text:p>1160.22</text:p>
          </table:table-cell>
        </table:table-row>
        <table:table-row table:style-name="ro1">
          <table:table-cell office:value-type="float" office:value="14206724" calcext:value-type="float">
            <text:p>14206724</text:p>
          </table:table-cell>
          <table:table-cell table:formula="of:=[.A890]/1000/(60*60*24)" office:value-type="time" office:time-value="PT03H56M46.724S" calcext:value-type="time">
            <text:p>03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4.66" calcext:value-type="float">
            <text:p>954.66</text:p>
          </table:table-cell>
          <table:table-cell office:value-type="float" office:value="1161.46" calcext:value-type="float">
            <text:p>1161.46</text:p>
          </table:table-cell>
        </table:table-row>
        <table:table-row table:style-name="ro1">
          <table:table-cell office:value-type="float" office:value="14222724" calcext:value-type="float">
            <text:p>14222724</text:p>
          </table:table-cell>
          <table:table-cell table:formula="of:=[.A891]/1000/(60*60*24)" office:value-type="time" office:time-value="PT03H57M02.724S" calcext:value-type="time">
            <text:p>03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5.72" calcext:value-type="float">
            <text:p>955.72</text:p>
          </table:table-cell>
          <table:table-cell office:value-type="float" office:value="1162.71" calcext:value-type="float">
            <text:p>1162.71</text:p>
          </table:table-cell>
        </table:table-row>
        <table:table-row table:style-name="ro1">
          <table:table-cell office:value-type="float" office:value="14238724" calcext:value-type="float">
            <text:p>14238724</text:p>
          </table:table-cell>
          <table:table-cell table:formula="of:=[.A892]/1000/(60*60*24)" office:value-type="time" office:time-value="PT03H57M18.724S" calcext:value-type="time">
            <text:p>03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6.77" calcext:value-type="float">
            <text:p>956.77</text:p>
          </table:table-cell>
          <table:table-cell office:value-type="float" office:value="1163.96" calcext:value-type="float">
            <text:p>1163.96</text:p>
          </table:table-cell>
        </table:table-row>
        <table:table-row table:style-name="ro1">
          <table:table-cell office:value-type="float" office:value="14254724" calcext:value-type="float">
            <text:p>14254724</text:p>
          </table:table-cell>
          <table:table-cell table:formula="of:=[.A893]/1000/(60*60*24)" office:value-type="time" office:time-value="PT03H57M34.724S" calcext:value-type="time">
            <text:p>03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57.82" calcext:value-type="float">
            <text:p>957.82</text:p>
          </table:table-cell>
          <table:table-cell office:value-type="float" office:value="1165.21" calcext:value-type="float">
            <text:p>1165.21</text:p>
          </table:table-cell>
        </table:table-row>
        <table:table-row table:style-name="ro1">
          <table:table-cell office:value-type="float" office:value="14270724" calcext:value-type="float">
            <text:p>14270724</text:p>
          </table:table-cell>
          <table:table-cell table:formula="of:=[.A894]/1000/(60*60*24)" office:value-type="time" office:time-value="PT03H57M50.724S" calcext:value-type="time">
            <text:p>03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58.87" calcext:value-type="float">
            <text:p>958.87</text:p>
          </table:table-cell>
          <table:table-cell office:value-type="float" office:value="1166.46" calcext:value-type="float">
            <text:p>1166.46</text:p>
          </table:table-cell>
        </table:table-row>
        <table:table-row table:style-name="ro1">
          <table:table-cell office:value-type="float" office:value="14286724" calcext:value-type="float">
            <text:p>14286724</text:p>
          </table:table-cell>
          <table:table-cell table:formula="of:=[.A895]/1000/(60*60*24)" office:value-type="time" office:time-value="PT03H58M06.724S" calcext:value-type="time">
            <text:p>03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59.92" calcext:value-type="float">
            <text:p>959.92</text:p>
          </table:table-cell>
          <table:table-cell office:value-type="float" office:value="1167.71" calcext:value-type="float">
            <text:p>1167.71</text:p>
          </table:table-cell>
        </table:table-row>
        <table:table-row table:style-name="ro1">
          <table:table-cell office:value-type="float" office:value="14302724" calcext:value-type="float">
            <text:p>14302724</text:p>
          </table:table-cell>
          <table:table-cell table:formula="of:=[.A896]/1000/(60*60*24)" office:value-type="time" office:time-value="PT03H58M22.724S" calcext:value-type="time">
            <text:p>03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0.97" calcext:value-type="float">
            <text:p>960.97</text:p>
          </table:table-cell>
          <table:table-cell office:value-type="float" office:value="1168.96" calcext:value-type="float">
            <text:p>1168.96</text:p>
          </table:table-cell>
        </table:table-row>
        <table:table-row table:style-name="ro1">
          <table:table-cell office:value-type="float" office:value="14318724" calcext:value-type="float">
            <text:p>14318724</text:p>
          </table:table-cell>
          <table:table-cell table:formula="of:=[.A897]/1000/(60*60*24)" office:value-type="time" office:time-value="PT03H58M38.724S" calcext:value-type="time">
            <text:p>03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2.02" calcext:value-type="float">
            <text:p>962.02</text:p>
          </table:table-cell>
          <table:table-cell office:value-type="float" office:value="1170.2" calcext:value-type="float">
            <text:p>1170.2</text:p>
          </table:table-cell>
        </table:table-row>
        <table:table-row table:style-name="ro1">
          <table:table-cell office:value-type="float" office:value="14334724" calcext:value-type="float">
            <text:p>14334724</text:p>
          </table:table-cell>
          <table:table-cell table:formula="of:=[.A898]/1000/(60*60*24)" office:value-type="time" office:time-value="PT03H58M54.724S" calcext:value-type="time">
            <text:p>03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3.07" calcext:value-type="float">
            <text:p>963.07</text:p>
          </table:table-cell>
          <table:table-cell office:value-type="float" office:value="1171.45" calcext:value-type="float">
            <text:p>1171.45</text:p>
          </table:table-cell>
        </table:table-row>
        <table:table-row table:style-name="ro1">
          <table:table-cell office:value-type="float" office:value="14350724" calcext:value-type="float">
            <text:p>14350724</text:p>
          </table:table-cell>
          <table:table-cell table:formula="of:=[.A899]/1000/(60*60*24)" office:value-type="time" office:time-value="PT03H59M10.724S" calcext:value-type="time">
            <text:p>03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4.12" calcext:value-type="float">
            <text:p>964.12</text:p>
          </table:table-cell>
          <table:table-cell office:value-type="float" office:value="1172.7" calcext:value-type="float">
            <text:p>1172.7</text:p>
          </table:table-cell>
        </table:table-row>
        <table:table-row table:style-name="ro1">
          <table:table-cell office:value-type="float" office:value="14366724" calcext:value-type="float">
            <text:p>14366724</text:p>
          </table:table-cell>
          <table:table-cell table:formula="of:=[.A900]/1000/(60*60*24)" office:value-type="time" office:time-value="PT03H59M26.724S" calcext:value-type="time">
            <text:p>03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65.17" calcext:value-type="float">
            <text:p>965.17</text:p>
          </table:table-cell>
          <table:table-cell office:value-type="float" office:value="1173.95" calcext:value-type="float">
            <text:p>1173.95</text:p>
          </table:table-cell>
        </table:table-row>
        <table:table-row table:style-name="ro1">
          <table:table-cell office:value-type="float" office:value="14382724" calcext:value-type="float">
            <text:p>14382724</text:p>
          </table:table-cell>
          <table:table-cell table:formula="of:=[.A901]/1000/(60*60*24)" office:value-type="time" office:time-value="PT03H59M42.724S" calcext:value-type="time">
            <text:p>03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66.23" calcext:value-type="float">
            <text:p>966.23</text:p>
          </table:table-cell>
          <table:table-cell office:value-type="float" office:value="1175.2" calcext:value-type="float">
            <text:p>1175.2</text:p>
          </table:table-cell>
        </table:table-row>
        <table:table-row table:style-name="ro1">
          <table:table-cell office:value-type="float" office:value="14398724" calcext:value-type="float">
            <text:p>14398724</text:p>
          </table:table-cell>
          <table:table-cell table:formula="of:=[.A902]/1000/(60*60*24)" office:value-type="time" office:time-value="PT03H59M58.724S" calcext:value-type="time">
            <text:p>03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67.28" calcext:value-type="float">
            <text:p>967.28</text:p>
          </table:table-cell>
          <table:table-cell office:value-type="float" office:value="1176.45" calcext:value-type="float">
            <text:p>1176.45</text:p>
          </table:table-cell>
        </table:table-row>
        <table:table-row table:style-name="ro1">
          <table:table-cell office:value-type="float" office:value="14414724" calcext:value-type="float">
            <text:p>14414724</text:p>
          </table:table-cell>
          <table:table-cell table:formula="of:=[.A903]/1000/(60*60*24)" office:value-type="time" office:time-value="PT04H00M14.724S" calcext:value-type="time">
            <text:p>04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68.33" calcext:value-type="float">
            <text:p>968.33</text:p>
          </table:table-cell>
          <table:table-cell office:value-type="float" office:value="1177.69" calcext:value-type="float">
            <text:p>1177.69</text:p>
          </table:table-cell>
        </table:table-row>
        <table:table-row table:style-name="ro1">
          <table:table-cell office:value-type="float" office:value="14430724" calcext:value-type="float">
            <text:p>14430724</text:p>
          </table:table-cell>
          <table:table-cell table:formula="of:=[.A904]/1000/(60*60*24)" office:value-type="time" office:time-value="PT04H00M30.724S" calcext:value-type="time">
            <text:p>04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69.38" calcext:value-type="float">
            <text:p>969.38</text:p>
          </table:table-cell>
          <table:table-cell office:value-type="float" office:value="1178.94" calcext:value-type="float">
            <text:p>1178.94</text:p>
          </table:table-cell>
        </table:table-row>
        <table:table-row table:style-name="ro1">
          <table:table-cell office:value-type="float" office:value="14446724" calcext:value-type="float">
            <text:p>14446724</text:p>
          </table:table-cell>
          <table:table-cell table:formula="of:=[.A905]/1000/(60*60*24)" office:value-type="time" office:time-value="PT04H00M46.724S" calcext:value-type="time">
            <text:p>04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0.43" calcext:value-type="float">
            <text:p>970.43</text:p>
          </table:table-cell>
          <table:table-cell office:value-type="float" office:value="1180.19" calcext:value-type="float">
            <text:p>1180.19</text:p>
          </table:table-cell>
        </table:table-row>
        <table:table-row table:style-name="ro1">
          <table:table-cell office:value-type="float" office:value="14462724" calcext:value-type="float">
            <text:p>14462724</text:p>
          </table:table-cell>
          <table:table-cell table:formula="of:=[.A906]/1000/(60*60*24)" office:value-type="time" office:time-value="PT04H01M02.724S" calcext:value-type="time">
            <text:p>04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1.48" calcext:value-type="float">
            <text:p>971.48</text:p>
          </table:table-cell>
          <table:table-cell office:value-type="float" office:value="1181.44" calcext:value-type="float">
            <text:p>1181.44</text:p>
          </table:table-cell>
        </table:table-row>
        <table:table-row table:style-name="ro1">
          <table:table-cell office:value-type="float" office:value="14478724" calcext:value-type="float">
            <text:p>14478724</text:p>
          </table:table-cell>
          <table:table-cell table:formula="of:=[.A907]/1000/(60*60*24)" office:value-type="time" office:time-value="PT04H01M18.724S" calcext:value-type="time">
            <text:p>04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72.53" calcext:value-type="float">
            <text:p>972.53</text:p>
          </table:table-cell>
          <table:table-cell office:value-type="float" office:value="1182.69" calcext:value-type="float">
            <text:p>1182.69</text:p>
          </table:table-cell>
        </table:table-row>
        <table:table-row table:style-name="ro1">
          <table:table-cell office:value-type="float" office:value="14494724" calcext:value-type="float">
            <text:p>14494724</text:p>
          </table:table-cell>
          <table:table-cell table:formula="of:=[.A908]/1000/(60*60*24)" office:value-type="time" office:time-value="PT04H01M34.724S" calcext:value-type="time">
            <text:p>04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3.58" calcext:value-type="float">
            <text:p>973.58</text:p>
          </table:table-cell>
          <table:table-cell office:value-type="float" office:value="1183.93" calcext:value-type="float">
            <text:p>1183.93</text:p>
          </table:table-cell>
        </table:table-row>
        <table:table-row table:style-name="ro1">
          <table:table-cell office:value-type="float" office:value="14510724" calcext:value-type="float">
            <text:p>14510724</text:p>
          </table:table-cell>
          <table:table-cell table:formula="of:=[.A909]/1000/(60*60*24)" office:value-type="time" office:time-value="PT04H01M50.724S" calcext:value-type="time">
            <text:p>04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4.63" calcext:value-type="float">
            <text:p>974.63</text:p>
          </table:table-cell>
          <table:table-cell office:value-type="float" office:value="1185.18" calcext:value-type="float">
            <text:p>1185.18</text:p>
          </table:table-cell>
        </table:table-row>
        <table:table-row table:style-name="ro1">
          <table:table-cell office:value-type="float" office:value="14526724" calcext:value-type="float">
            <text:p>14526724</text:p>
          </table:table-cell>
          <table:table-cell table:formula="of:=[.A910]/1000/(60*60*24)" office:value-type="time" office:time-value="PT04H02M06.724S" calcext:value-type="time">
            <text:p>04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5.68" calcext:value-type="float">
            <text:p>975.68</text:p>
          </table:table-cell>
          <table:table-cell office:value-type="float" office:value="1186.43" calcext:value-type="float">
            <text:p>1186.43</text:p>
          </table:table-cell>
        </table:table-row>
        <table:table-row table:style-name="ro1">
          <table:table-cell office:value-type="float" office:value="14542724" calcext:value-type="float">
            <text:p>14542724</text:p>
          </table:table-cell>
          <table:table-cell table:formula="of:=[.A911]/1000/(60*60*24)" office:value-type="time" office:time-value="PT04H02M22.724S" calcext:value-type="time">
            <text:p>04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6.73" calcext:value-type="float">
            <text:p>976.73</text:p>
          </table:table-cell>
          <table:table-cell office:value-type="float" office:value="1187.68" calcext:value-type="float">
            <text:p>1187.68</text:p>
          </table:table-cell>
        </table:table-row>
        <table:table-row table:style-name="ro1">
          <table:table-cell office:value-type="float" office:value="14558724" calcext:value-type="float">
            <text:p>14558724</text:p>
          </table:table-cell>
          <table:table-cell table:formula="of:=[.A912]/1000/(60*60*24)" office:value-type="time" office:time-value="PT04H02M38.724S" calcext:value-type="time">
            <text:p>04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7.78" calcext:value-type="float">
            <text:p>977.78</text:p>
          </table:table-cell>
          <table:table-cell office:value-type="float" office:value="1188.93" calcext:value-type="float">
            <text:p>1188.93</text:p>
          </table:table-cell>
        </table:table-row>
        <table:table-row table:style-name="ro1">
          <table:table-cell office:value-type="float" office:value="14574724" calcext:value-type="float">
            <text:p>14574724</text:p>
          </table:table-cell>
          <table:table-cell table:formula="of:=[.A913]/1000/(60*60*24)" office:value-type="time" office:time-value="PT04H02M54.724S" calcext:value-type="time">
            <text:p>04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8.83" calcext:value-type="float">
            <text:p>978.83</text:p>
          </table:table-cell>
          <table:table-cell office:value-type="float" office:value="1190.17" calcext:value-type="float">
            <text:p>1190.17</text:p>
          </table:table-cell>
        </table:table-row>
        <table:table-row table:style-name="ro1">
          <table:table-cell office:value-type="float" office:value="14590724" calcext:value-type="float">
            <text:p>14590724</text:p>
          </table:table-cell>
          <table:table-cell table:formula="of:=[.A914]/1000/(60*60*24)" office:value-type="time" office:time-value="PT04H03M10.724S" calcext:value-type="time">
            <text:p>04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79.88" calcext:value-type="float">
            <text:p>979.88</text:p>
          </table:table-cell>
          <table:table-cell office:value-type="float" office:value="1191.42" calcext:value-type="float">
            <text:p>1191.42</text:p>
          </table:table-cell>
        </table:table-row>
        <table:table-row table:style-name="ro1">
          <table:table-cell office:value-type="float" office:value="14606724" calcext:value-type="float">
            <text:p>14606724</text:p>
          </table:table-cell>
          <table:table-cell table:formula="of:=[.A915]/1000/(60*60*24)" office:value-type="time" office:time-value="PT04H03M26.724S" calcext:value-type="time">
            <text:p>04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0.93" calcext:value-type="float">
            <text:p>980.93</text:p>
          </table:table-cell>
          <table:table-cell office:value-type="float" office:value="1192.67" calcext:value-type="float">
            <text:p>1192.67</text:p>
          </table:table-cell>
        </table:table-row>
        <table:table-row table:style-name="ro1">
          <table:table-cell office:value-type="float" office:value="14622724" calcext:value-type="float">
            <text:p>14622724</text:p>
          </table:table-cell>
          <table:table-cell table:formula="of:=[.A916]/1000/(60*60*24)" office:value-type="time" office:time-value="PT04H03M42.724S" calcext:value-type="time">
            <text:p>04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1.98" calcext:value-type="float">
            <text:p>981.98</text:p>
          </table:table-cell>
          <table:table-cell office:value-type="float" office:value="1193.91" calcext:value-type="float">
            <text:p>1193.91</text:p>
          </table:table-cell>
        </table:table-row>
        <table:table-row table:style-name="ro1">
          <table:table-cell office:value-type="float" office:value="14638724" calcext:value-type="float">
            <text:p>14638724</text:p>
          </table:table-cell>
          <table:table-cell table:formula="of:=[.A917]/1000/(60*60*24)" office:value-type="time" office:time-value="PT04H03M58.724S" calcext:value-type="time">
            <text:p>04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.3" calcext:value-type="float">
            <text:p>236.3</text:p>
          </table:table-cell>
          <table:table-cell office:value-type="float" office:value="279.69" calcext:value-type="float">
            <text:p>279.69</text:p>
          </table:table-cell>
          <table:table-cell office:value-type="float" office:value="983.03" calcext:value-type="float">
            <text:p>983.03</text:p>
          </table:table-cell>
          <table:table-cell office:value-type="float" office:value="1195.16" calcext:value-type="float">
            <text:p>1195.16</text:p>
          </table:table-cell>
        </table:table-row>
        <table:table-row table:style-name="ro1">
          <table:table-cell office:value-type="float" office:value="14654724" calcext:value-type="float">
            <text:p>14654724</text:p>
          </table:table-cell>
          <table:table-cell table:formula="of:=[.A918]/1000/(60*60*24)" office:value-type="time" office:time-value="PT04H04M14.724S" calcext:value-type="time">
            <text:p>04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4.08" calcext:value-type="float">
            <text:p>984.08</text:p>
          </table:table-cell>
          <table:table-cell office:value-type="float" office:value="1196.41" calcext:value-type="float">
            <text:p>1196.41</text:p>
          </table:table-cell>
        </table:table-row>
        <table:table-row table:style-name="ro1">
          <table:table-cell office:value-type="float" office:value="14670724" calcext:value-type="float">
            <text:p>14670724</text:p>
          </table:table-cell>
          <table:table-cell table:formula="of:=[.A919]/1000/(60*60*24)" office:value-type="time" office:time-value="PT04H04M30.724S" calcext:value-type="time">
            <text:p>04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5.13" calcext:value-type="float">
            <text:p>985.13</text:p>
          </table:table-cell>
          <table:table-cell office:value-type="float" office:value="1197.65" calcext:value-type="float">
            <text:p>1197.65</text:p>
          </table:table-cell>
        </table:table-row>
        <table:table-row table:style-name="ro1">
          <table:table-cell office:value-type="float" office:value="14686724" calcext:value-type="float">
            <text:p>14686724</text:p>
          </table:table-cell>
          <table:table-cell table:formula="of:=[.A920]/1000/(60*60*24)" office:value-type="time" office:time-value="PT04H04M46.724S" calcext:value-type="time">
            <text:p>04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6.18" calcext:value-type="float">
            <text:p>986.18</text:p>
          </table:table-cell>
          <table:table-cell office:value-type="float" office:value="1198.9" calcext:value-type="float">
            <text:p>1198.9</text:p>
          </table:table-cell>
        </table:table-row>
        <table:table-row table:style-name="ro1">
          <table:table-cell office:value-type="float" office:value="14702724" calcext:value-type="float">
            <text:p>14702724</text:p>
          </table:table-cell>
          <table:table-cell table:formula="of:=[.A921]/1000/(60*60*24)" office:value-type="time" office:time-value="PT04H05M02.724S" calcext:value-type="time">
            <text:p>04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987.23" calcext:value-type="float">
            <text:p>987.23</text:p>
          </table:table-cell>
          <table:table-cell office:value-type="float" office:value="1200.14" calcext:value-type="float">
            <text:p>1200.14</text:p>
          </table:table-cell>
        </table:table-row>
        <table:table-row table:style-name="ro1">
          <table:table-cell office:value-type="float" office:value="14718724" calcext:value-type="float">
            <text:p>14718724</text:p>
          </table:table-cell>
          <table:table-cell table:formula="of:=[.A922]/1000/(60*60*24)" office:value-type="time" office:time-value="PT04H05M18.724S" calcext:value-type="time">
            <text:p>04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988.28" calcext:value-type="float">
            <text:p>988.28</text:p>
          </table:table-cell>
          <table:table-cell office:value-type="float" office:value="1201.39" calcext:value-type="float">
            <text:p>1201.39</text:p>
          </table:table-cell>
        </table:table-row>
        <table:table-row table:style-name="ro1">
          <table:table-cell office:value-type="float" office:value="14734723" calcext:value-type="float">
            <text:p>14734723</text:p>
          </table:table-cell>
          <table:table-cell table:formula="of:=[.A923]/1000/(60*60*24)" office:value-type="time" office:time-value="PT04H05M34.723S" calcext:value-type="time">
            <text:p>04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989.33" calcext:value-type="float">
            <text:p>989.33</text:p>
          </table:table-cell>
          <table:table-cell office:value-type="float" office:value="1202.64" calcext:value-type="float">
            <text:p>1202.64</text:p>
          </table:table-cell>
        </table:table-row>
        <table:table-row table:style-name="ro1">
          <table:table-cell office:value-type="float" office:value="14750724" calcext:value-type="float">
            <text:p>14750724</text:p>
          </table:table-cell>
          <table:table-cell table:formula="of:=[.A924]/1000/(60*60*24)" office:value-type="time" office:time-value="PT04H05M50.724S" calcext:value-type="time">
            <text:p>04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0.38" calcext:value-type="float">
            <text:p>990.38</text:p>
          </table:table-cell>
          <table:table-cell office:value-type="float" office:value="1203.88" calcext:value-type="float">
            <text:p>1203.88</text:p>
          </table:table-cell>
        </table:table-row>
        <table:table-row table:style-name="ro1">
          <table:table-cell office:value-type="float" office:value="14766724" calcext:value-type="float">
            <text:p>14766724</text:p>
          </table:table-cell>
          <table:table-cell table:formula="of:=[.A925]/1000/(60*60*24)" office:value-type="time" office:time-value="PT04H06M06.724S" calcext:value-type="time">
            <text:p>04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1.43" calcext:value-type="float">
            <text:p>991.43</text:p>
          </table:table-cell>
          <table:table-cell office:value-type="float" office:value="1205.13" calcext:value-type="float">
            <text:p>1205.13</text:p>
          </table:table-cell>
        </table:table-row>
        <table:table-row table:style-name="ro1">
          <table:table-cell office:value-type="float" office:value="14782724" calcext:value-type="float">
            <text:p>14782724</text:p>
          </table:table-cell>
          <table:table-cell table:formula="of:=[.A926]/1000/(60*60*24)" office:value-type="time" office:time-value="PT04H06M22.724S" calcext:value-type="time">
            <text:p>04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2.48" calcext:value-type="float">
            <text:p>992.48</text:p>
          </table:table-cell>
          <table:table-cell office:value-type="float" office:value="1206.37" calcext:value-type="float">
            <text:p>1206.37</text:p>
          </table:table-cell>
        </table:table-row>
        <table:table-row table:style-name="ro1">
          <table:table-cell office:value-type="float" office:value="14798724" calcext:value-type="float">
            <text:p>14798724</text:p>
          </table:table-cell>
          <table:table-cell table:formula="of:=[.A927]/1000/(60*60*24)" office:value-type="time" office:time-value="PT04H06M38.724S" calcext:value-type="time">
            <text:p>04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993.53" calcext:value-type="float">
            <text:p>993.53</text:p>
          </table:table-cell>
          <table:table-cell office:value-type="float" office:value="1207.62" calcext:value-type="float">
            <text:p>1207.62</text:p>
          </table:table-cell>
        </table:table-row>
        <table:table-row table:style-name="ro1">
          <table:table-cell office:value-type="float" office:value="14814724" calcext:value-type="float">
            <text:p>14814724</text:p>
          </table:table-cell>
          <table:table-cell table:formula="of:=[.A928]/1000/(60*60*24)" office:value-type="time" office:time-value="PT04H06M54.724S" calcext:value-type="time">
            <text:p>04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994.58" calcext:value-type="float">
            <text:p>994.58</text:p>
          </table:table-cell>
          <table:table-cell office:value-type="float" office:value="1208.86" calcext:value-type="float">
            <text:p>1208.86</text:p>
          </table:table-cell>
        </table:table-row>
        <table:table-row table:style-name="ro1">
          <table:table-cell office:value-type="float" office:value="14830724" calcext:value-type="float">
            <text:p>14830724</text:p>
          </table:table-cell>
          <table:table-cell table:formula="of:=[.A929]/1000/(60*60*24)" office:value-type="time" office:time-value="PT04H07M10.724S" calcext:value-type="time">
            <text:p>04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995.63" calcext:value-type="float">
            <text:p>995.63</text:p>
          </table:table-cell>
          <table:table-cell office:value-type="float" office:value="1210.11" calcext:value-type="float">
            <text:p>1210.11</text:p>
          </table:table-cell>
        </table:table-row>
        <table:table-row table:style-name="ro1">
          <table:table-cell office:value-type="float" office:value="14846724" calcext:value-type="float">
            <text:p>14846724</text:p>
          </table:table-cell>
          <table:table-cell table:formula="of:=[.A930]/1000/(60*60*24)" office:value-type="time" office:time-value="PT04H07M26.724S" calcext:value-type="time">
            <text:p>04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996.68" calcext:value-type="float">
            <text:p>996.68</text:p>
          </table:table-cell>
          <table:table-cell office:value-type="float" office:value="1211.35" calcext:value-type="float">
            <text:p>1211.35</text:p>
          </table:table-cell>
        </table:table-row>
        <table:table-row table:style-name="ro1">
          <table:table-cell office:value-type="float" office:value="14862724" calcext:value-type="float">
            <text:p>14862724</text:p>
          </table:table-cell>
          <table:table-cell table:formula="of:=[.A931]/1000/(60*60*24)" office:value-type="time" office:time-value="PT04H07M42.724S" calcext:value-type="time">
            <text:p>04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997.73" calcext:value-type="float">
            <text:p>997.73</text:p>
          </table:table-cell>
          <table:table-cell office:value-type="float" office:value="1212.6" calcext:value-type="float">
            <text:p>1212.6</text:p>
          </table:table-cell>
        </table:table-row>
        <table:table-row table:style-name="ro1">
          <table:table-cell office:value-type="float" office:value="14878723" calcext:value-type="float">
            <text:p>14878723</text:p>
          </table:table-cell>
          <table:table-cell table:formula="of:=[.A932]/1000/(60*60*24)" office:value-type="time" office:time-value="PT04H07M58.723S" calcext:value-type="time">
            <text:p>04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998.77" calcext:value-type="float">
            <text:p>998.77</text:p>
          </table:table-cell>
          <table:table-cell office:value-type="float" office:value="1213.84" calcext:value-type="float">
            <text:p>1213.84</text:p>
          </table:table-cell>
        </table:table-row>
        <table:table-row table:style-name="ro1">
          <table:table-cell office:value-type="float" office:value="14894724" calcext:value-type="float">
            <text:p>14894724</text:p>
          </table:table-cell>
          <table:table-cell table:formula="of:=[.A933]/1000/(60*60*24)" office:value-type="time" office:time-value="PT04H08M14.724S" calcext:value-type="time">
            <text:p>04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999.82" calcext:value-type="float">
            <text:p>999.82</text:p>
          </table:table-cell>
          <table:table-cell office:value-type="float" office:value="1215.09" calcext:value-type="float">
            <text:p>1215.09</text:p>
          </table:table-cell>
        </table:table-row>
        <table:table-row table:style-name="ro1">
          <table:table-cell office:value-type="float" office:value="14910724" calcext:value-type="float">
            <text:p>14910724</text:p>
          </table:table-cell>
          <table:table-cell table:formula="of:=[.A934]/1000/(60*60*24)" office:value-type="time" office:time-value="PT04H08M30.724S" calcext:value-type="time">
            <text:p>04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00.87" calcext:value-type="float">
            <text:p>1000.87</text:p>
          </table:table-cell>
          <table:table-cell office:value-type="float" office:value="1216.33" calcext:value-type="float">
            <text:p>1216.33</text:p>
          </table:table-cell>
        </table:table-row>
        <table:table-row table:style-name="ro1">
          <table:table-cell office:value-type="float" office:value="14926724" calcext:value-type="float">
            <text:p>14926724</text:p>
          </table:table-cell>
          <table:table-cell table:formula="of:=[.A935]/1000/(60*60*24)" office:value-type="time" office:time-value="PT04H08M46.724S" calcext:value-type="time">
            <text:p>04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1.92" calcext:value-type="float">
            <text:p>1001.92</text:p>
          </table:table-cell>
          <table:table-cell office:value-type="float" office:value="1217.57" calcext:value-type="float">
            <text:p>1217.57</text:p>
          </table:table-cell>
        </table:table-row>
        <table:table-row table:style-name="ro1">
          <table:table-cell office:value-type="float" office:value="14942724" calcext:value-type="float">
            <text:p>14942724</text:p>
          </table:table-cell>
          <table:table-cell table:formula="of:=[.A936]/1000/(60*60*24)" office:value-type="time" office:time-value="PT04H09M02.724S" calcext:value-type="time">
            <text:p>04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2.97" calcext:value-type="float">
            <text:p>1002.97</text:p>
          </table:table-cell>
          <table:table-cell office:value-type="float" office:value="1218.82" calcext:value-type="float">
            <text:p>1218.82</text:p>
          </table:table-cell>
        </table:table-row>
        <table:table-row table:style-name="ro1">
          <table:table-cell office:value-type="float" office:value="14958724" calcext:value-type="float">
            <text:p>14958724</text:p>
          </table:table-cell>
          <table:table-cell table:formula="of:=[.A937]/1000/(60*60*24)" office:value-type="time" office:time-value="PT04H09M18.724S" calcext:value-type="time">
            <text:p>04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4.02" calcext:value-type="float">
            <text:p>1004.02</text:p>
          </table:table-cell>
          <table:table-cell office:value-type="float" office:value="1220.06" calcext:value-type="float">
            <text:p>1220.06</text:p>
          </table:table-cell>
        </table:table-row>
        <table:table-row table:style-name="ro1">
          <table:table-cell office:value-type="float" office:value="14974724" calcext:value-type="float">
            <text:p>14974724</text:p>
          </table:table-cell>
          <table:table-cell table:formula="of:=[.A938]/1000/(60*60*24)" office:value-type="time" office:time-value="PT04H09M34.724S" calcext:value-type="time">
            <text:p>04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5.07" calcext:value-type="float">
            <text:p>1005.07</text:p>
          </table:table-cell>
          <table:table-cell office:value-type="float" office:value="1221.3" calcext:value-type="float">
            <text:p>1221.3</text:p>
          </table:table-cell>
        </table:table-row>
        <table:table-row table:style-name="ro1">
          <table:table-cell office:value-type="float" office:value="14990724" calcext:value-type="float">
            <text:p>14990724</text:p>
          </table:table-cell>
          <table:table-cell table:formula="of:=[.A939]/1000/(60*60*24)" office:value-type="time" office:time-value="PT04H09M50.724S" calcext:value-type="time">
            <text:p>04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6.12" calcext:value-type="float">
            <text:p>1006.12</text:p>
          </table:table-cell>
          <table:table-cell office:value-type="float" office:value="1222.54" calcext:value-type="float">
            <text:p>1222.54</text:p>
          </table:table-cell>
        </table:table-row>
        <table:table-row table:style-name="ro1">
          <table:table-cell office:value-type="float" office:value="15006724" calcext:value-type="float">
            <text:p>15006724</text:p>
          </table:table-cell>
          <table:table-cell table:formula="of:=[.A940]/1000/(60*60*24)" office:value-type="time" office:time-value="PT04H10M06.724S" calcext:value-type="time">
            <text:p>04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1223.78" calcext:value-type="float">
            <text:p>1223.78</text:p>
          </table:table-cell>
        </table:table-row>
        <table:table-row table:style-name="ro1">
          <table:table-cell office:value-type="float" office:value="15022724" calcext:value-type="float">
            <text:p>15022724</text:p>
          </table:table-cell>
          <table:table-cell table:formula="of:=[.A941]/1000/(60*60*24)" office:value-type="time" office:time-value="PT04H10M22.724S" calcext:value-type="time">
            <text:p>04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08.21" calcext:value-type="float">
            <text:p>1008.21</text:p>
          </table:table-cell>
          <table:table-cell office:value-type="float" office:value="1225.03" calcext:value-type="float">
            <text:p>1225.03</text:p>
          </table:table-cell>
        </table:table-row>
        <table:table-row table:style-name="ro1">
          <table:table-cell office:value-type="float" office:value="15038724" calcext:value-type="float">
            <text:p>15038724</text:p>
          </table:table-cell>
          <table:table-cell table:formula="of:=[.A942]/1000/(60*60*24)" office:value-type="time" office:time-value="PT04H10M38.724S" calcext:value-type="time">
            <text:p>04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09.26" calcext:value-type="float">
            <text:p>1009.26</text:p>
          </table:table-cell>
          <table:table-cell office:value-type="float" office:value="1226.27" calcext:value-type="float">
            <text:p>1226.27</text:p>
          </table:table-cell>
        </table:table-row>
        <table:table-row table:style-name="ro1">
          <table:table-cell office:value-type="float" office:value="15054724" calcext:value-type="float">
            <text:p>15054724</text:p>
          </table:table-cell>
          <table:table-cell table:formula="of:=[.A943]/1000/(60*60*24)" office:value-type="time" office:time-value="PT04H10M54.724S" calcext:value-type="time">
            <text:p>04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010.31" calcext:value-type="float">
            <text:p>1010.31</text:p>
          </table:table-cell>
          <table:table-cell office:value-type="float" office:value="1227.51" calcext:value-type="float">
            <text:p>1227.51</text:p>
          </table:table-cell>
        </table:table-row>
        <table:table-row table:style-name="ro1">
          <table:table-cell office:value-type="float" office:value="15070724" calcext:value-type="float">
            <text:p>15070724</text:p>
          </table:table-cell>
          <table:table-cell table:formula="of:=[.A944]/1000/(60*60*24)" office:value-type="time" office:time-value="PT04H11M10.724S" calcext:value-type="time">
            <text:p>04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11.36" calcext:value-type="float">
            <text:p>1011.36</text:p>
          </table:table-cell>
          <table:table-cell office:value-type="float" office:value="1228.75" calcext:value-type="float">
            <text:p>1228.75</text:p>
          </table:table-cell>
        </table:table-row>
        <table:table-row table:style-name="ro1">
          <table:table-cell office:value-type="float" office:value="15086724" calcext:value-type="float">
            <text:p>15086724</text:p>
          </table:table-cell>
          <table:table-cell table:formula="of:=[.A945]/1000/(60*60*24)" office:value-type="time" office:time-value="PT04H11M26.724S" calcext:value-type="time">
            <text:p>04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12.41" calcext:value-type="float">
            <text:p>1012.41</text:p>
          </table:table-cell>
          <table:table-cell office:value-type="float" office:value="1229.99" calcext:value-type="float">
            <text:p>1229.99</text:p>
          </table:table-cell>
        </table:table-row>
        <table:table-row table:style-name="ro1">
          <table:table-cell office:value-type="float" office:value="15102724" calcext:value-type="float">
            <text:p>15102724</text:p>
          </table:table-cell>
          <table:table-cell table:formula="of:=[.A946]/1000/(60*60*24)" office:value-type="time" office:time-value="PT04H11M42.724S" calcext:value-type="time">
            <text:p>04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13.45" calcext:value-type="float">
            <text:p>1013.45</text:p>
          </table:table-cell>
          <table:table-cell office:value-type="float" office:value="1231.23" calcext:value-type="float">
            <text:p>1231.23</text:p>
          </table:table-cell>
        </table:table-row>
        <table:table-row table:style-name="ro1">
          <table:table-cell office:value-type="float" office:value="15118724" calcext:value-type="float">
            <text:p>15118724</text:p>
          </table:table-cell>
          <table:table-cell table:formula="of:=[.A947]/1000/(60*60*24)" office:value-type="time" office:time-value="PT04H11M58.724S" calcext:value-type="time">
            <text:p>04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4.5" calcext:value-type="float">
            <text:p>1014.5</text:p>
          </table:table-cell>
          <table:table-cell office:value-type="float" office:value="1232.47" calcext:value-type="float">
            <text:p>1232.47</text:p>
          </table:table-cell>
        </table:table-row>
        <table:table-row table:style-name="ro1">
          <table:table-cell office:value-type="float" office:value="15134724" calcext:value-type="float">
            <text:p>15134724</text:p>
          </table:table-cell>
          <table:table-cell table:formula="of:=[.A948]/1000/(60*60*24)" office:value-type="time" office:time-value="PT04H12M14.724S" calcext:value-type="time">
            <text:p>04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5.55" calcext:value-type="float">
            <text:p>1015.55</text:p>
          </table:table-cell>
          <table:table-cell office:value-type="float" office:value="1233.71" calcext:value-type="float">
            <text:p>1233.71</text:p>
          </table:table-cell>
        </table:table-row>
        <table:table-row table:style-name="ro1">
          <table:table-cell office:value-type="float" office:value="15150724" calcext:value-type="float">
            <text:p>15150724</text:p>
          </table:table-cell>
          <table:table-cell table:formula="of:=[.A949]/1000/(60*60*24)" office:value-type="time" office:time-value="PT04H12M30.724S" calcext:value-type="time">
            <text:p>04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6.6" calcext:value-type="float">
            <text:p>1016.6</text:p>
          </table:table-cell>
          <table:table-cell office:value-type="float" office:value="1234.95" calcext:value-type="float">
            <text:p>1234.95</text:p>
          </table:table-cell>
        </table:table-row>
        <table:table-row table:style-name="ro1">
          <table:table-cell office:value-type="float" office:value="15166724" calcext:value-type="float">
            <text:p>15166724</text:p>
          </table:table-cell>
          <table:table-cell table:formula="of:=[.A950]/1000/(60*60*24)" office:value-type="time" office:time-value="PT04H12M46.724S" calcext:value-type="time">
            <text:p>04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7.64" calcext:value-type="float">
            <text:p>1017.64</text:p>
          </table:table-cell>
          <table:table-cell office:value-type="float" office:value="1236.19" calcext:value-type="float">
            <text:p>1236.19</text:p>
          </table:table-cell>
        </table:table-row>
        <table:table-row table:style-name="ro1">
          <table:table-cell office:value-type="float" office:value="15182724" calcext:value-type="float">
            <text:p>15182724</text:p>
          </table:table-cell>
          <table:table-cell table:formula="of:=[.A951]/1000/(60*60*24)" office:value-type="time" office:time-value="PT04H13M02.724S" calcext:value-type="time">
            <text:p>04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8.69" calcext:value-type="float">
            <text:p>1018.69</text:p>
          </table:table-cell>
          <table:table-cell office:value-type="float" office:value="1237.43" calcext:value-type="float">
            <text:p>1237.43</text:p>
          </table:table-cell>
        </table:table-row>
        <table:table-row table:style-name="ro1">
          <table:table-cell office:value-type="float" office:value="15198724" calcext:value-type="float">
            <text:p>15198724</text:p>
          </table:table-cell>
          <table:table-cell table:formula="of:=[.A952]/1000/(60*60*24)" office:value-type="time" office:time-value="PT04H13M18.724S" calcext:value-type="time">
            <text:p>04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19.74" calcext:value-type="float">
            <text:p>1019.74</text:p>
          </table:table-cell>
          <table:table-cell office:value-type="float" office:value="1238.67" calcext:value-type="float">
            <text:p>1238.67</text:p>
          </table:table-cell>
        </table:table-row>
        <table:table-row table:style-name="ro1">
          <table:table-cell office:value-type="float" office:value="15214724" calcext:value-type="float">
            <text:p>15214724</text:p>
          </table:table-cell>
          <table:table-cell table:formula="of:=[.A953]/1000/(60*60*24)" office:value-type="time" office:time-value="PT04H13M34.724S" calcext:value-type="time">
            <text:p>04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0.79" calcext:value-type="float">
            <text:p>1020.79</text:p>
          </table:table-cell>
          <table:table-cell office:value-type="float" office:value="1239.91" calcext:value-type="float">
            <text:p>1239.91</text:p>
          </table:table-cell>
        </table:table-row>
        <table:table-row table:style-name="ro1">
          <table:table-cell office:value-type="float" office:value="15230724" calcext:value-type="float">
            <text:p>15230724</text:p>
          </table:table-cell>
          <table:table-cell table:formula="of:=[.A954]/1000/(60*60*24)" office:value-type="time" office:time-value="PT04H13M50.724S" calcext:value-type="time">
            <text:p>04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1.84" calcext:value-type="float">
            <text:p>1021.84</text:p>
          </table:table-cell>
          <table:table-cell office:value-type="float" office:value="1241.15" calcext:value-type="float">
            <text:p>1241.15</text:p>
          </table:table-cell>
        </table:table-row>
        <table:table-row table:style-name="ro1">
          <table:table-cell office:value-type="float" office:value="15246724" calcext:value-type="float">
            <text:p>15246724</text:p>
          </table:table-cell>
          <table:table-cell table:formula="of:=[.A955]/1000/(60*60*24)" office:value-type="time" office:time-value="PT04H14M06.724S" calcext:value-type="time">
            <text:p>04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22.88" calcext:value-type="float">
            <text:p>1022.88</text:p>
          </table:table-cell>
          <table:table-cell office:value-type="float" office:value="1242.39" calcext:value-type="float">
            <text:p>1242.39</text:p>
          </table:table-cell>
        </table:table-row>
        <table:table-row table:style-name="ro1">
          <table:table-cell office:value-type="float" office:value="15262724" calcext:value-type="float">
            <text:p>15262724</text:p>
          </table:table-cell>
          <table:table-cell table:formula="of:=[.A956]/1000/(60*60*24)" office:value-type="time" office:time-value="PT04H14M22.724S" calcext:value-type="time">
            <text:p>04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23.93" calcext:value-type="float">
            <text:p>1023.93</text:p>
          </table:table-cell>
          <table:table-cell office:value-type="float" office:value="1243.63" calcext:value-type="float">
            <text:p>1243.63</text:p>
          </table:table-cell>
        </table:table-row>
        <table:table-row table:style-name="ro1">
          <table:table-cell office:value-type="float" office:value="15278724" calcext:value-type="float">
            <text:p>15278724</text:p>
          </table:table-cell>
          <table:table-cell table:formula="of:=[.A957]/1000/(60*60*24)" office:value-type="time" office:time-value="PT04H14M38.724S" calcext:value-type="time">
            <text:p>04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24.98" calcext:value-type="float">
            <text:p>1024.98</text:p>
          </table:table-cell>
          <table:table-cell office:value-type="float" office:value="1244.87" calcext:value-type="float">
            <text:p>1244.87</text:p>
          </table:table-cell>
        </table:table-row>
        <table:table-row table:style-name="ro1">
          <table:table-cell office:value-type="float" office:value="15294724" calcext:value-type="float">
            <text:p>15294724</text:p>
          </table:table-cell>
          <table:table-cell table:formula="of:=[.A958]/1000/(60*60*24)" office:value-type="time" office:time-value="PT04H14M54.724S" calcext:value-type="time">
            <text:p>04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26.02" calcext:value-type="float">
            <text:p>1026.02</text:p>
          </table:table-cell>
          <table:table-cell office:value-type="float" office:value="1246.11" calcext:value-type="float">
            <text:p>1246.11</text:p>
          </table:table-cell>
        </table:table-row>
        <table:table-row table:style-name="ro1">
          <table:table-cell office:value-type="float" office:value="15310724" calcext:value-type="float">
            <text:p>15310724</text:p>
          </table:table-cell>
          <table:table-cell table:formula="of:=[.A959]/1000/(60*60*24)" office:value-type="time" office:time-value="PT04H15M10.724S" calcext:value-type="time">
            <text:p>04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27.07" calcext:value-type="float">
            <text:p>1027.07</text:p>
          </table:table-cell>
          <table:table-cell office:value-type="float" office:value="1247.35" calcext:value-type="float">
            <text:p>1247.35</text:p>
          </table:table-cell>
        </table:table-row>
        <table:table-row table:style-name="ro1">
          <table:table-cell office:value-type="float" office:value="15326724" calcext:value-type="float">
            <text:p>15326724</text:p>
          </table:table-cell>
          <table:table-cell table:formula="of:=[.A960]/1000/(60*60*24)" office:value-type="time" office:time-value="PT04H15M26.724S" calcext:value-type="time">
            <text:p>04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028.12" calcext:value-type="float">
            <text:p>1028.12</text:p>
          </table:table-cell>
          <table:table-cell office:value-type="float" office:value="1248.59" calcext:value-type="float">
            <text:p>1248.59</text:p>
          </table:table-cell>
        </table:table-row>
        <table:table-row table:style-name="ro1">
          <table:table-cell office:value-type="float" office:value="15342724" calcext:value-type="float">
            <text:p>15342724</text:p>
          </table:table-cell>
          <table:table-cell table:formula="of:=[.A961]/1000/(60*60*24)" office:value-type="time" office:time-value="PT04H15M42.724S" calcext:value-type="time">
            <text:p>04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29.16" calcext:value-type="float">
            <text:p>1029.16</text:p>
          </table:table-cell>
          <table:table-cell office:value-type="float" office:value="1249.83" calcext:value-type="float">
            <text:p>1249.83</text:p>
          </table:table-cell>
        </table:table-row>
        <table:table-row table:style-name="ro1">
          <table:table-cell office:value-type="float" office:value="15358724" calcext:value-type="float">
            <text:p>15358724</text:p>
          </table:table-cell>
          <table:table-cell table:formula="of:=[.A962]/1000/(60*60*24)" office:value-type="time" office:time-value="PT04H15M58.724S" calcext:value-type="time">
            <text:p>04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30.21" calcext:value-type="float">
            <text:p>1030.21</text:p>
          </table:table-cell>
          <table:table-cell office:value-type="float" office:value="1251.07" calcext:value-type="float">
            <text:p>1251.07</text:p>
          </table:table-cell>
        </table:table-row>
        <table:table-row table:style-name="ro1">
          <table:table-cell office:value-type="float" office:value="15374724" calcext:value-type="float">
            <text:p>15374724</text:p>
          </table:table-cell>
          <table:table-cell table:formula="of:=[.A963]/1000/(60*60*24)" office:value-type="time" office:time-value="PT04H16M14.724S" calcext:value-type="time">
            <text:p>04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31.26" calcext:value-type="float">
            <text:p>1031.26</text:p>
          </table:table-cell>
          <table:table-cell office:value-type="float" office:value="1252.31" calcext:value-type="float">
            <text:p>1252.31</text:p>
          </table:table-cell>
        </table:table-row>
        <table:table-row table:style-name="ro1">
          <table:table-cell office:value-type="float" office:value="15390724" calcext:value-type="float">
            <text:p>15390724</text:p>
          </table:table-cell>
          <table:table-cell table:formula="of:=[.A964]/1000/(60*60*24)" office:value-type="time" office:time-value="PT04H16M30.724S" calcext:value-type="time">
            <text:p>04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32.3" calcext:value-type="float">
            <text:p>1032.3</text:p>
          </table:table-cell>
          <table:table-cell office:value-type="float" office:value="1253.54" calcext:value-type="float">
            <text:p>1253.54</text:p>
          </table:table-cell>
        </table:table-row>
        <table:table-row table:style-name="ro1">
          <table:table-cell office:value-type="float" office:value="15406724" calcext:value-type="float">
            <text:p>15406724</text:p>
          </table:table-cell>
          <table:table-cell table:formula="of:=[.A965]/1000/(60*60*24)" office:value-type="time" office:time-value="PT04H16M46.724S" calcext:value-type="time">
            <text:p>04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033.35" calcext:value-type="float">
            <text:p>1033.35</text:p>
          </table:table-cell>
          <table:table-cell office:value-type="float" office:value="1254.78" calcext:value-type="float">
            <text:p>1254.78</text:p>
          </table:table-cell>
        </table:table-row>
        <table:table-row table:style-name="ro1">
          <table:table-cell office:value-type="float" office:value="15422724" calcext:value-type="float">
            <text:p>15422724</text:p>
          </table:table-cell>
          <table:table-cell table:formula="of:=[.A966]/1000/(60*60*24)" office:value-type="time" office:time-value="PT04H17M02.724S" calcext:value-type="time">
            <text:p>04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34.4" calcext:value-type="float">
            <text:p>1034.4</text:p>
          </table:table-cell>
          <table:table-cell office:value-type="float" office:value="1256.02" calcext:value-type="float">
            <text:p>1256.02</text:p>
          </table:table-cell>
        </table:table-row>
        <table:table-row table:style-name="ro1">
          <table:table-cell office:value-type="float" office:value="15438724" calcext:value-type="float">
            <text:p>15438724</text:p>
          </table:table-cell>
          <table:table-cell table:formula="of:=[.A967]/1000/(60*60*24)" office:value-type="time" office:time-value="PT04H17M18.724S" calcext:value-type="time">
            <text:p>04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35.44" calcext:value-type="float">
            <text:p>1035.44</text:p>
          </table:table-cell>
          <table:table-cell office:value-type="float" office:value="1257.26" calcext:value-type="float">
            <text:p>1257.26</text:p>
          </table:table-cell>
        </table:table-row>
        <table:table-row table:style-name="ro1">
          <table:table-cell office:value-type="float" office:value="15454724" calcext:value-type="float">
            <text:p>15454724</text:p>
          </table:table-cell>
          <table:table-cell table:formula="of:=[.A968]/1000/(60*60*24)" office:value-type="time" office:time-value="PT04H17M34.724S" calcext:value-type="time">
            <text:p>04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36.49" calcext:value-type="float">
            <text:p>1036.49</text:p>
          </table:table-cell>
          <table:table-cell office:value-type="float" office:value="1258.5" calcext:value-type="float">
            <text:p>1258.5</text:p>
          </table:table-cell>
        </table:table-row>
        <table:table-row table:style-name="ro1">
          <table:table-cell office:value-type="float" office:value="15470724" calcext:value-type="float">
            <text:p>15470724</text:p>
          </table:table-cell>
          <table:table-cell table:formula="of:=[.A969]/1000/(60*60*24)" office:value-type="time" office:time-value="PT04H17M50.724S" calcext:value-type="time">
            <text:p>04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37.54" calcext:value-type="float">
            <text:p>1037.54</text:p>
          </table:table-cell>
          <table:table-cell office:value-type="float" office:value="1259.73" calcext:value-type="float">
            <text:p>1259.73</text:p>
          </table:table-cell>
        </table:table-row>
        <table:table-row table:style-name="ro1">
          <table:table-cell office:value-type="float" office:value="15486724" calcext:value-type="float">
            <text:p>15486724</text:p>
          </table:table-cell>
          <table:table-cell table:formula="of:=[.A970]/1000/(60*60*24)" office:value-type="time" office:time-value="PT04H18M06.724S" calcext:value-type="time">
            <text:p>04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38.58" calcext:value-type="float">
            <text:p>1038.58</text:p>
          </table:table-cell>
          <table:table-cell office:value-type="float" office:value="1260.97" calcext:value-type="float">
            <text:p>1260.97</text:p>
          </table:table-cell>
        </table:table-row>
        <table:table-row table:style-name="ro1">
          <table:table-cell office:value-type="float" office:value="15502724" calcext:value-type="float">
            <text:p>15502724</text:p>
          </table:table-cell>
          <table:table-cell table:formula="of:=[.A971]/1000/(60*60*24)" office:value-type="time" office:time-value="PT04H18M22.724S" calcext:value-type="time">
            <text:p>04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39.63" calcext:value-type="float">
            <text:p>1039.63</text:p>
          </table:table-cell>
          <table:table-cell office:value-type="float" office:value="1262.21" calcext:value-type="float">
            <text:p>1262.21</text:p>
          </table:table-cell>
        </table:table-row>
        <table:table-row table:style-name="ro1">
          <table:table-cell office:value-type="float" office:value="15518724" calcext:value-type="float">
            <text:p>15518724</text:p>
          </table:table-cell>
          <table:table-cell table:formula="of:=[.A972]/1000/(60*60*24)" office:value-type="time" office:time-value="PT04H18M38.724S" calcext:value-type="time">
            <text:p>04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40.67" calcext:value-type="float">
            <text:p>1040.67</text:p>
          </table:table-cell>
          <table:table-cell office:value-type="float" office:value="1263.45" calcext:value-type="float">
            <text:p>1263.45</text:p>
          </table:table-cell>
        </table:table-row>
        <table:table-row table:style-name="ro1">
          <table:table-cell office:value-type="float" office:value="15534724" calcext:value-type="float">
            <text:p>15534724</text:p>
          </table:table-cell>
          <table:table-cell table:formula="of:=[.A973]/1000/(60*60*24)" office:value-type="time" office:time-value="PT04H18M54.724S" calcext:value-type="time">
            <text:p>04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41.72" calcext:value-type="float">
            <text:p>1041.72</text:p>
          </table:table-cell>
          <table:table-cell office:value-type="float" office:value="1264.68" calcext:value-type="float">
            <text:p>1264.68</text:p>
          </table:table-cell>
        </table:table-row>
        <table:table-row table:style-name="ro1">
          <table:table-cell office:value-type="float" office:value="15550724" calcext:value-type="float">
            <text:p>15550724</text:p>
          </table:table-cell>
          <table:table-cell table:formula="of:=[.A974]/1000/(60*60*24)" office:value-type="time" office:time-value="PT04H19M10.724S" calcext:value-type="time">
            <text:p>04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42.77" calcext:value-type="float">
            <text:p>1042.77</text:p>
          </table:table-cell>
          <table:table-cell office:value-type="float" office:value="1265.92" calcext:value-type="float">
            <text:p>1265.92</text:p>
          </table:table-cell>
        </table:table-row>
        <table:table-row table:style-name="ro1">
          <table:table-cell office:value-type="float" office:value="15566724" calcext:value-type="float">
            <text:p>15566724</text:p>
          </table:table-cell>
          <table:table-cell table:formula="of:=[.A975]/1000/(60*60*24)" office:value-type="time" office:time-value="PT04H19M26.724S" calcext:value-type="time">
            <text:p>04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1043.81" calcext:value-type="float">
            <text:p>1043.81</text:p>
          </table:table-cell>
          <table:table-cell office:value-type="float" office:value="1267.16" calcext:value-type="float">
            <text:p>1267.16</text:p>
          </table:table-cell>
        </table:table-row>
        <table:table-row table:style-name="ro1">
          <table:table-cell office:value-type="float" office:value="15582724" calcext:value-type="float">
            <text:p>15582724</text:p>
          </table:table-cell>
          <table:table-cell table:formula="of:=[.A976]/1000/(60*60*24)" office:value-type="time" office:time-value="PT04H19M42.724S" calcext:value-type="time">
            <text:p>04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44.86" calcext:value-type="float">
            <text:p>1044.86</text:p>
          </table:table-cell>
          <table:table-cell office:value-type="float" office:value="1268.39" calcext:value-type="float">
            <text:p>1268.39</text:p>
          </table:table-cell>
        </table:table-row>
        <table:table-row table:style-name="ro1">
          <table:table-cell office:value-type="float" office:value="15598723" calcext:value-type="float">
            <text:p>15598723</text:p>
          </table:table-cell>
          <table:table-cell table:formula="of:=[.A977]/1000/(60*60*24)" office:value-type="time" office:time-value="PT04H19M58.723S" calcext:value-type="time">
            <text:p>04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45.9" calcext:value-type="float">
            <text:p>1045.9</text:p>
          </table:table-cell>
          <table:table-cell office:value-type="float" office:value="1269.63" calcext:value-type="float">
            <text:p>1269.63</text:p>
          </table:table-cell>
        </table:table-row>
        <table:table-row table:style-name="ro1">
          <table:table-cell office:value-type="float" office:value="15614724" calcext:value-type="float">
            <text:p>15614724</text:p>
          </table:table-cell>
          <table:table-cell table:formula="of:=[.A978]/1000/(60*60*24)" office:value-type="time" office:time-value="PT04H20M14.724S" calcext:value-type="time">
            <text:p>04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046.95" calcext:value-type="float">
            <text:p>1046.95</text:p>
          </table:table-cell>
          <table:table-cell office:value-type="float" office:value="1270.86" calcext:value-type="float">
            <text:p>1270.86</text:p>
          </table:table-cell>
        </table:table-row>
        <table:table-row table:style-name="ro1">
          <table:table-cell office:value-type="float" office:value="15630724" calcext:value-type="float">
            <text:p>15630724</text:p>
          </table:table-cell>
          <table:table-cell table:formula="of:=[.A979]/1000/(60*60*24)" office:value-type="time" office:time-value="PT04H20M30.724S" calcext:value-type="time">
            <text:p>04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047.99" calcext:value-type="float">
            <text:p>1047.99</text:p>
          </table:table-cell>
          <table:table-cell office:value-type="float" office:value="1272.1" calcext:value-type="float">
            <text:p>1272.1</text:p>
          </table:table-cell>
        </table:table-row>
        <table:table-row table:style-name="ro1">
          <table:table-cell office:value-type="float" office:value="15646724" calcext:value-type="float">
            <text:p>15646724</text:p>
          </table:table-cell>
          <table:table-cell table:formula="of:=[.A980]/1000/(60*60*24)" office:value-type="time" office:time-value="PT04H20M46.724S" calcext:value-type="time">
            <text:p>04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049.04" calcext:value-type="float">
            <text:p>1049.04</text:p>
          </table:table-cell>
          <table:table-cell office:value-type="float" office:value="1273.33" calcext:value-type="float">
            <text:p>1273.33</text:p>
          </table:table-cell>
        </table:table-row>
        <table:table-row table:style-name="ro1">
          <table:table-cell office:value-type="float" office:value="15662724" calcext:value-type="float">
            <text:p>15662724</text:p>
          </table:table-cell>
          <table:table-cell table:formula="of:=[.A981]/1000/(60*60*24)" office:value-type="time" office:time-value="PT04H21M02.724S" calcext:value-type="time">
            <text:p>04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050.08" calcext:value-type="float">
            <text:p>1050.08</text:p>
          </table:table-cell>
          <table:table-cell office:value-type="float" office:value="1274.57" calcext:value-type="float">
            <text:p>1274.57</text:p>
          </table:table-cell>
        </table:table-row>
        <table:table-row table:style-name="ro1">
          <table:table-cell office:value-type="float" office:value="15678724" calcext:value-type="float">
            <text:p>15678724</text:p>
          </table:table-cell>
          <table:table-cell table:formula="of:=[.A982]/1000/(60*60*24)" office:value-type="time" office:time-value="PT04H21M18.724S" calcext:value-type="time">
            <text:p>04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1.13" calcext:value-type="float">
            <text:p>1051.13</text:p>
          </table:table-cell>
          <table:table-cell office:value-type="float" office:value="1275.8" calcext:value-type="float">
            <text:p>1275.8</text:p>
          </table:table-cell>
        </table:table-row>
        <table:table-row table:style-name="ro1">
          <table:table-cell office:value-type="float" office:value="15694724" calcext:value-type="float">
            <text:p>15694724</text:p>
          </table:table-cell>
          <table:table-cell table:formula="of:=[.A983]/1000/(60*60*24)" office:value-type="time" office:time-value="PT04H21M34.724S" calcext:value-type="time">
            <text:p>04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2.17" calcext:value-type="float">
            <text:p>1052.17</text:p>
          </table:table-cell>
          <table:table-cell office:value-type="float" office:value="1277.03" calcext:value-type="float">
            <text:p>1277.03</text:p>
          </table:table-cell>
        </table:table-row>
        <table:table-row table:style-name="ro1">
          <table:table-cell office:value-type="float" office:value="15710724" calcext:value-type="float">
            <text:p>15710724</text:p>
          </table:table-cell>
          <table:table-cell table:formula="of:=[.A984]/1000/(60*60*24)" office:value-type="time" office:time-value="PT04H21M50.724S" calcext:value-type="time">
            <text:p>04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3.22" calcext:value-type="float">
            <text:p>1053.22</text:p>
          </table:table-cell>
          <table:table-cell office:value-type="float" office:value="1278.27" calcext:value-type="float">
            <text:p>1278.27</text:p>
          </table:table-cell>
        </table:table-row>
        <table:table-row table:style-name="ro1">
          <table:table-cell office:value-type="float" office:value="15726724" calcext:value-type="float">
            <text:p>15726724</text:p>
          </table:table-cell>
          <table:table-cell table:formula="of:=[.A985]/1000/(60*60*24)" office:value-type="time" office:time-value="PT04H22M06.724S" calcext:value-type="time">
            <text:p>04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4.26" calcext:value-type="float">
            <text:p>1054.26</text:p>
          </table:table-cell>
          <table:table-cell office:value-type="float" office:value="1279.5" calcext:value-type="float">
            <text:p>1279.5</text:p>
          </table:table-cell>
        </table:table-row>
        <table:table-row table:style-name="ro1">
          <table:table-cell office:value-type="float" office:value="15742724" calcext:value-type="float">
            <text:p>15742724</text:p>
          </table:table-cell>
          <table:table-cell table:formula="of:=[.A986]/1000/(60*60*24)" office:value-type="time" office:time-value="PT04H22M22.724S" calcext:value-type="time">
            <text:p>04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5.31" calcext:value-type="float">
            <text:p>1055.31</text:p>
          </table:table-cell>
          <table:table-cell office:value-type="float" office:value="1280.73" calcext:value-type="float">
            <text:p>1280.73</text:p>
          </table:table-cell>
        </table:table-row>
        <table:table-row table:style-name="ro1">
          <table:table-cell office:value-type="float" office:value="15758724" calcext:value-type="float">
            <text:p>15758724</text:p>
          </table:table-cell>
          <table:table-cell table:formula="of:=[.A987]/1000/(60*60*24)" office:value-type="time" office:time-value="PT04H22M38.724S" calcext:value-type="time">
            <text:p>04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6.35" calcext:value-type="float">
            <text:p>1056.35</text:p>
          </table:table-cell>
          <table:table-cell office:value-type="float" office:value="1281.97" calcext:value-type="float">
            <text:p>1281.97</text:p>
          </table:table-cell>
        </table:table-row>
        <table:table-row table:style-name="ro1">
          <table:table-cell office:value-type="float" office:value="15774724" calcext:value-type="float">
            <text:p>15774724</text:p>
          </table:table-cell>
          <table:table-cell table:formula="of:=[.A988]/1000/(60*60*24)" office:value-type="time" office:time-value="PT04H22M54.724S" calcext:value-type="time">
            <text:p>04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57.4" calcext:value-type="float">
            <text:p>1057.4</text:p>
          </table:table-cell>
          <table:table-cell office:value-type="float" office:value="1283.2" calcext:value-type="float">
            <text:p>1283.2</text:p>
          </table:table-cell>
        </table:table-row>
        <table:table-row table:style-name="ro1">
          <table:table-cell office:value-type="float" office:value="15790724" calcext:value-type="float">
            <text:p>15790724</text:p>
          </table:table-cell>
          <table:table-cell table:formula="of:=[.A989]/1000/(60*60*24)" office:value-type="time" office:time-value="PT04H23M10.724S" calcext:value-type="time">
            <text:p>04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58.44" calcext:value-type="float">
            <text:p>1058.44</text:p>
          </table:table-cell>
          <table:table-cell office:value-type="float" office:value="1284.43" calcext:value-type="float">
            <text:p>1284.43</text:p>
          </table:table-cell>
        </table:table-row>
        <table:table-row table:style-name="ro1">
          <table:table-cell office:value-type="float" office:value="15806724" calcext:value-type="float">
            <text:p>15806724</text:p>
          </table:table-cell>
          <table:table-cell table:formula="of:=[.A990]/1000/(60*60*24)" office:value-type="time" office:time-value="PT04H23M26.724S" calcext:value-type="time">
            <text:p>04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059.49" calcext:value-type="float">
            <text:p>1059.49</text:p>
          </table:table-cell>
          <table:table-cell office:value-type="float" office:value="1285.67" calcext:value-type="float">
            <text:p>1285.67</text:p>
          </table:table-cell>
        </table:table-row>
        <table:table-row table:style-name="ro1">
          <table:table-cell office:value-type="float" office:value="15822724" calcext:value-type="float">
            <text:p>15822724</text:p>
          </table:table-cell>
          <table:table-cell table:formula="of:=[.A991]/1000/(60*60*24)" office:value-type="time" office:time-value="PT04H23M42.724S" calcext:value-type="time">
            <text:p>04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0.53" calcext:value-type="float">
            <text:p>1060.53</text:p>
          </table:table-cell>
          <table:table-cell office:value-type="float" office:value="1286.9" calcext:value-type="float">
            <text:p>1286.9</text:p>
          </table:table-cell>
        </table:table-row>
        <table:table-row table:style-name="ro1">
          <table:table-cell office:value-type="float" office:value="15838724" calcext:value-type="float">
            <text:p>15838724</text:p>
          </table:table-cell>
          <table:table-cell table:formula="of:=[.A992]/1000/(60*60*24)" office:value-type="time" office:time-value="PT04H23M58.724S" calcext:value-type="time">
            <text:p>04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1288.13" calcext:value-type="float">
            <text:p>1288.13</text:p>
          </table:table-cell>
        </table:table-row>
        <table:table-row table:style-name="ro1">
          <table:table-cell office:value-type="float" office:value="15854724" calcext:value-type="float">
            <text:p>15854724</text:p>
          </table:table-cell>
          <table:table-cell table:formula="of:=[.A993]/1000/(60*60*24)" office:value-type="time" office:time-value="PT04H24M14.724S" calcext:value-type="time">
            <text:p>04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62.62" calcext:value-type="float">
            <text:p>1062.62</text:p>
          </table:table-cell>
          <table:table-cell office:value-type="float" office:value="1289.36" calcext:value-type="float">
            <text:p>1289.36</text:p>
          </table:table-cell>
        </table:table-row>
        <table:table-row table:style-name="ro1">
          <table:table-cell office:value-type="float" office:value="15870724" calcext:value-type="float">
            <text:p>15870724</text:p>
          </table:table-cell>
          <table:table-cell table:formula="of:=[.A994]/1000/(60*60*24)" office:value-type="time" office:time-value="PT04H24M30.724S" calcext:value-type="time">
            <text:p>04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63.67" calcext:value-type="float">
            <text:p>1063.67</text:p>
          </table:table-cell>
          <table:table-cell office:value-type="float" office:value="1290.59" calcext:value-type="float">
            <text:p>1290.59</text:p>
          </table:table-cell>
        </table:table-row>
        <table:table-row table:style-name="ro1">
          <table:table-cell office:value-type="float" office:value="15886724" calcext:value-type="float">
            <text:p>15886724</text:p>
          </table:table-cell>
          <table:table-cell table:formula="of:=[.A995]/1000/(60*60*24)" office:value-type="time" office:time-value="PT04H24M46.724S" calcext:value-type="time">
            <text:p>04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64.71" calcext:value-type="float">
            <text:p>1064.71</text:p>
          </table:table-cell>
          <table:table-cell office:value-type="float" office:value="1291.82" calcext:value-type="float">
            <text:p>1291.82</text:p>
          </table:table-cell>
        </table:table-row>
        <table:table-row table:style-name="ro1">
          <table:table-cell office:value-type="float" office:value="15902724" calcext:value-type="float">
            <text:p>15902724</text:p>
          </table:table-cell>
          <table:table-cell table:formula="of:=[.A996]/1000/(60*60*24)" office:value-type="time" office:time-value="PT04H25M02.724S" calcext:value-type="time">
            <text:p>04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65.75" calcext:value-type="float">
            <text:p>1065.75</text:p>
          </table:table-cell>
          <table:table-cell office:value-type="float" office:value="1293.06" calcext:value-type="float">
            <text:p>1293.06</text:p>
          </table:table-cell>
        </table:table-row>
        <table:table-row table:style-name="ro1">
          <table:table-cell office:value-type="float" office:value="15918724" calcext:value-type="float">
            <text:p>15918724</text:p>
          </table:table-cell>
          <table:table-cell table:formula="of:=[.A997]/1000/(60*60*24)" office:value-type="time" office:time-value="PT04H25M18.724S" calcext:value-type="time">
            <text:p>04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66.8" calcext:value-type="float">
            <text:p>1066.8</text:p>
          </table:table-cell>
          <table:table-cell office:value-type="float" office:value="1294.29" calcext:value-type="float">
            <text:p>1294.29</text:p>
          </table:table-cell>
        </table:table-row>
        <table:table-row table:style-name="ro1">
          <table:table-cell office:value-type="float" office:value="15934724" calcext:value-type="float">
            <text:p>15934724</text:p>
          </table:table-cell>
          <table:table-cell table:formula="of:=[.A998]/1000/(60*60*24)" office:value-type="time" office:time-value="PT04H25M34.724S" calcext:value-type="time">
            <text:p>04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67.84" calcext:value-type="float">
            <text:p>1067.84</text:p>
          </table:table-cell>
          <table:table-cell office:value-type="float" office:value="1295.52" calcext:value-type="float">
            <text:p>1295.52</text:p>
          </table:table-cell>
        </table:table-row>
        <table:table-row table:style-name="ro1">
          <table:table-cell office:value-type="float" office:value="15950724" calcext:value-type="float">
            <text:p>15950724</text:p>
          </table:table-cell>
          <table:table-cell table:formula="of:=[.A999]/1000/(60*60*24)" office:value-type="time" office:time-value="PT04H25M50.724S" calcext:value-type="time">
            <text:p>04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68.89" calcext:value-type="float">
            <text:p>1068.89</text:p>
          </table:table-cell>
          <table:table-cell office:value-type="float" office:value="1296.75" calcext:value-type="float">
            <text:p>1296.75</text:p>
          </table:table-cell>
        </table:table-row>
        <table:table-row table:style-name="ro1">
          <table:table-cell office:value-type="float" office:value="15966724" calcext:value-type="float">
            <text:p>15966724</text:p>
          </table:table-cell>
          <table:table-cell table:formula="of:=[.A1000]/1000/(60*60*24)" office:value-type="time" office:time-value="PT04H26M06.724S" calcext:value-type="time">
            <text:p>04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69.93" calcext:value-type="float">
            <text:p>1069.93</text:p>
          </table:table-cell>
          <table:table-cell office:value-type="float" office:value="1297.98" calcext:value-type="float">
            <text:p>1297.98</text:p>
          </table:table-cell>
        </table:table-row>
        <table:table-row table:style-name="ro1">
          <table:table-cell office:value-type="float" office:value="15982724" calcext:value-type="float">
            <text:p>15982724</text:p>
          </table:table-cell>
          <table:table-cell table:formula="of:=[.A1001]/1000/(60*60*24)" office:value-type="time" office:time-value="PT04H26M22.724S" calcext:value-type="time">
            <text:p>04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0.97" calcext:value-type="float">
            <text:p>1070.97</text:p>
          </table:table-cell>
          <table:table-cell office:value-type="float" office:value="1299.21" calcext:value-type="float">
            <text:p>1299.21</text:p>
          </table:table-cell>
        </table:table-row>
        <table:table-row table:style-name="ro1">
          <table:table-cell office:value-type="float" office:value="15998724" calcext:value-type="float">
            <text:p>15998724</text:p>
          </table:table-cell>
          <table:table-cell table:formula="of:=[.A1002]/1000/(60*60*24)" office:value-type="time" office:time-value="PT04H26M38.724S" calcext:value-type="time">
            <text:p>04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2.02" calcext:value-type="float">
            <text:p>1072.02</text:p>
          </table:table-cell>
          <table:table-cell office:value-type="float" office:value="1300.44" calcext:value-type="float">
            <text:p>1300.44</text:p>
          </table:table-cell>
        </table:table-row>
        <table:table-row table:style-name="ro1">
          <table:table-cell office:value-type="float" office:value="16014724" calcext:value-type="float">
            <text:p>16014724</text:p>
          </table:table-cell>
          <table:table-cell table:formula="of:=[.A1003]/1000/(60*60*24)" office:value-type="time" office:time-value="PT04H26M54.724S" calcext:value-type="time">
            <text:p>04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3.06" calcext:value-type="float">
            <text:p>1073.06</text:p>
          </table:table-cell>
          <table:table-cell office:value-type="float" office:value="1301.67" calcext:value-type="float">
            <text:p>1301.67</text:p>
          </table:table-cell>
        </table:table-row>
        <table:table-row table:style-name="ro1">
          <table:table-cell office:value-type="float" office:value="16030724" calcext:value-type="float">
            <text:p>16030724</text:p>
          </table:table-cell>
          <table:table-cell table:formula="of:=[.A1004]/1000/(60*60*24)" office:value-type="time" office:time-value="PT04H27M10.724S" calcext:value-type="time">
            <text:p>04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74.1" calcext:value-type="float">
            <text:p>1074.1</text:p>
          </table:table-cell>
          <table:table-cell office:value-type="float" office:value="1302.9" calcext:value-type="float">
            <text:p>1302.9</text:p>
          </table:table-cell>
        </table:table-row>
        <table:table-row table:style-name="ro1">
          <table:table-cell office:value-type="float" office:value="16046724" calcext:value-type="float">
            <text:p>16046724</text:p>
          </table:table-cell>
          <table:table-cell table:formula="of:=[.A1005]/1000/(60*60*24)" office:value-type="time" office:time-value="PT04H27M26.724S" calcext:value-type="time">
            <text:p>04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75.15" calcext:value-type="float">
            <text:p>1075.15</text:p>
          </table:table-cell>
          <table:table-cell office:value-type="float" office:value="1304.13" calcext:value-type="float">
            <text:p>1304.13</text:p>
          </table:table-cell>
        </table:table-row>
        <table:table-row table:style-name="ro1">
          <table:table-cell office:value-type="float" office:value="16062724" calcext:value-type="float">
            <text:p>16062724</text:p>
          </table:table-cell>
          <table:table-cell table:formula="of:=[.A1006]/1000/(60*60*24)" office:value-type="time" office:time-value="PT04H27M42.724S" calcext:value-type="time">
            <text:p>04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76.19" calcext:value-type="float">
            <text:p>1076.19</text:p>
          </table:table-cell>
          <table:table-cell office:value-type="float" office:value="1305.36" calcext:value-type="float">
            <text:p>1305.36</text:p>
          </table:table-cell>
        </table:table-row>
        <table:table-row table:style-name="ro1">
          <table:table-cell office:value-type="float" office:value="16078724" calcext:value-type="float">
            <text:p>16078724</text:p>
          </table:table-cell>
          <table:table-cell table:formula="of:=[.A1007]/1000/(60*60*24)" office:value-type="time" office:time-value="PT04H27M58.724S" calcext:value-type="time">
            <text:p>04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77.23" calcext:value-type="float">
            <text:p>1077.23</text:p>
          </table:table-cell>
          <table:table-cell office:value-type="float" office:value="1306.59" calcext:value-type="float">
            <text:p>1306.59</text:p>
          </table:table-cell>
        </table:table-row>
        <table:table-row table:style-name="ro1">
          <table:table-cell office:value-type="float" office:value="16094724" calcext:value-type="float">
            <text:p>16094724</text:p>
          </table:table-cell>
          <table:table-cell table:formula="of:=[.A1008]/1000/(60*60*24)" office:value-type="time" office:time-value="PT04H28M14.724S" calcext:value-type="time">
            <text:p>04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78.27" calcext:value-type="float">
            <text:p>1078.27</text:p>
          </table:table-cell>
          <table:table-cell office:value-type="float" office:value="1307.82" calcext:value-type="float">
            <text:p>1307.82</text:p>
          </table:table-cell>
        </table:table-row>
        <table:table-row table:style-name="ro1">
          <table:table-cell office:value-type="float" office:value="16110724" calcext:value-type="float">
            <text:p>16110724</text:p>
          </table:table-cell>
          <table:table-cell table:formula="of:=[.A1009]/1000/(60*60*24)" office:value-type="time" office:time-value="PT04H28M30.724S" calcext:value-type="time">
            <text:p>04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79.32" calcext:value-type="float">
            <text:p>1079.32</text:p>
          </table:table-cell>
          <table:table-cell office:value-type="float" office:value="1309.05" calcext:value-type="float">
            <text:p>1309.05</text:p>
          </table:table-cell>
        </table:table-row>
        <table:table-row table:style-name="ro1">
          <table:table-cell office:value-type="float" office:value="16126724" calcext:value-type="float">
            <text:p>16126724</text:p>
          </table:table-cell>
          <table:table-cell table:formula="of:=[.A1010]/1000/(60*60*24)" office:value-type="time" office:time-value="PT04H28M46.724S" calcext:value-type="time">
            <text:p>04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0.36" calcext:value-type="float">
            <text:p>1080.36</text:p>
          </table:table-cell>
          <table:table-cell office:value-type="float" office:value="1310.28" calcext:value-type="float">
            <text:p>1310.28</text:p>
          </table:table-cell>
        </table:table-row>
        <table:table-row table:style-name="ro1">
          <table:table-cell office:value-type="float" office:value="16142724" calcext:value-type="float">
            <text:p>16142724</text:p>
          </table:table-cell>
          <table:table-cell table:formula="of:=[.A1011]/1000/(60*60*24)" office:value-type="time" office:time-value="PT04H29M02.724S" calcext:value-type="time">
            <text:p>04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1.4" calcext:value-type="float">
            <text:p>1081.4</text:p>
          </table:table-cell>
          <table:table-cell office:value-type="float" office:value="1311.51" calcext:value-type="float">
            <text:p>1311.51</text:p>
          </table:table-cell>
        </table:table-row>
        <table:table-row table:style-name="ro1">
          <table:table-cell office:value-type="float" office:value="16158724" calcext:value-type="float">
            <text:p>16158724</text:p>
          </table:table-cell>
          <table:table-cell table:formula="of:=[.A1012]/1000/(60*60*24)" office:value-type="time" office:time-value="PT04H29M18.724S" calcext:value-type="time">
            <text:p>04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82.45" calcext:value-type="float">
            <text:p>1082.45</text:p>
          </table:table-cell>
          <table:table-cell office:value-type="float" office:value="1312.74" calcext:value-type="float">
            <text:p>1312.74</text:p>
          </table:table-cell>
        </table:table-row>
        <table:table-row table:style-name="ro1">
          <table:table-cell office:value-type="float" office:value="16174724" calcext:value-type="float">
            <text:p>16174724</text:p>
          </table:table-cell>
          <table:table-cell table:formula="of:=[.A1013]/1000/(60*60*24)" office:value-type="time" office:time-value="PT04H29M34.724S" calcext:value-type="time">
            <text:p>04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5.76" calcext:value-type="float">
            <text:p>275.76</text:p>
          </table:table-cell>
          <table:table-cell office:value-type="float" office:value="1083.49" calcext:value-type="float">
            <text:p>1083.49</text:p>
          </table:table-cell>
          <table:table-cell office:value-type="float" office:value="1313.97" calcext:value-type="float">
            <text:p>1313.97</text:p>
          </table:table-cell>
        </table:table-row>
        <table:table-row table:style-name="ro1">
          <table:table-cell office:value-type="float" office:value="16190724" calcext:value-type="float">
            <text:p>16190724</text:p>
          </table:table-cell>
          <table:table-cell table:formula="of:=[.A1014]/1000/(60*60*24)" office:value-type="time" office:time-value="PT04H29M50.724S" calcext:value-type="time">
            <text:p>04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84.53" calcext:value-type="float">
            <text:p>1084.53</text:p>
          </table:table-cell>
          <table:table-cell office:value-type="float" office:value="1315.2" calcext:value-type="float">
            <text:p>1315.2</text:p>
          </table:table-cell>
        </table:table-row>
        <table:table-row table:style-name="ro1">
          <table:table-cell office:value-type="float" office:value="16206724" calcext:value-type="float">
            <text:p>16206724</text:p>
          </table:table-cell>
          <table:table-cell table:formula="of:=[.A1015]/1000/(60*60*24)" office:value-type="time" office:time-value="PT04H30M06.724S" calcext:value-type="time">
            <text:p>04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85.57" calcext:value-type="float">
            <text:p>1085.57</text:p>
          </table:table-cell>
          <table:table-cell office:value-type="float" office:value="1316.43" calcext:value-type="float">
            <text:p>1316.43</text:p>
          </table:table-cell>
        </table:table-row>
        <table:table-row table:style-name="ro1">
          <table:table-cell office:value-type="float" office:value="16222724" calcext:value-type="float">
            <text:p>16222724</text:p>
          </table:table-cell>
          <table:table-cell table:formula="of:=[.A1016]/1000/(60*60*24)" office:value-type="time" office:time-value="PT04H30M22.724S" calcext:value-type="time">
            <text:p>04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86.62" calcext:value-type="float">
            <text:p>1086.62</text:p>
          </table:table-cell>
          <table:table-cell office:value-type="float" office:value="1317.66" calcext:value-type="float">
            <text:p>1317.66</text:p>
          </table:table-cell>
        </table:table-row>
        <table:table-row table:style-name="ro1">
          <table:table-cell office:value-type="float" office:value="16238724" calcext:value-type="float">
            <text:p>16238724</text:p>
          </table:table-cell>
          <table:table-cell table:formula="of:=[.A1017]/1000/(60*60*24)" office:value-type="time" office:time-value="PT04H30M38.724S" calcext:value-type="time">
            <text:p>04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087.66" calcext:value-type="float">
            <text:p>1087.66</text:p>
          </table:table-cell>
          <table:table-cell office:value-type="float" office:value="1318.88" calcext:value-type="float">
            <text:p>1318.88</text:p>
          </table:table-cell>
        </table:table-row>
        <table:table-row table:style-name="ro1">
          <table:table-cell office:value-type="float" office:value="16254724" calcext:value-type="float">
            <text:p>16254724</text:p>
          </table:table-cell>
          <table:table-cell table:formula="of:=[.A1018]/1000/(60*60*24)" office:value-type="time" office:time-value="PT04H30M54.724S" calcext:value-type="time">
            <text:p>04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88.7" calcext:value-type="float">
            <text:p>1088.7</text:p>
          </table:table-cell>
          <table:table-cell office:value-type="float" office:value="1320.11" calcext:value-type="float">
            <text:p>1320.11</text:p>
          </table:table-cell>
        </table:table-row>
        <table:table-row table:style-name="ro1">
          <table:table-cell office:value-type="float" office:value="16270724" calcext:value-type="float">
            <text:p>16270724</text:p>
          </table:table-cell>
          <table:table-cell table:formula="of:=[.A1019]/1000/(60*60*24)" office:value-type="time" office:time-value="PT04H31M10.724S" calcext:value-type="time">
            <text:p>04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089.74" calcext:value-type="float">
            <text:p>1089.74</text:p>
          </table:table-cell>
          <table:table-cell office:value-type="float" office:value="1321.34" calcext:value-type="float">
            <text:p>1321.34</text:p>
          </table:table-cell>
        </table:table-row>
        <table:table-row table:style-name="ro1">
          <table:table-cell office:value-type="float" office:value="16286724" calcext:value-type="float">
            <text:p>16286724</text:p>
          </table:table-cell>
          <table:table-cell table:formula="of:=[.A1020]/1000/(60*60*24)" office:value-type="time" office:time-value="PT04H31M26.724S" calcext:value-type="time">
            <text:p>04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090.78" calcext:value-type="float">
            <text:p>1090.78</text:p>
          </table:table-cell>
          <table:table-cell office:value-type="float" office:value="1322.57" calcext:value-type="float">
            <text:p>1322.57</text:p>
          </table:table-cell>
        </table:table-row>
        <table:table-row table:style-name="ro1">
          <table:table-cell office:value-type="float" office:value="16302724" calcext:value-type="float">
            <text:p>16302724</text:p>
          </table:table-cell>
          <table:table-cell table:formula="of:=[.A1021]/1000/(60*60*24)" office:value-type="time" office:time-value="PT04H31M42.724S" calcext:value-type="time">
            <text:p>04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091.83" calcext:value-type="float">
            <text:p>1091.83</text:p>
          </table:table-cell>
          <table:table-cell office:value-type="float" office:value="1323.79" calcext:value-type="float">
            <text:p>1323.79</text:p>
          </table:table-cell>
        </table:table-row>
        <table:table-row table:style-name="ro1">
          <table:table-cell office:value-type="float" office:value="16318724" calcext:value-type="float">
            <text:p>16318724</text:p>
          </table:table-cell>
          <table:table-cell table:formula="of:=[.A1022]/1000/(60*60*24)" office:value-type="time" office:time-value="PT04H31M58.724S" calcext:value-type="time">
            <text:p>04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092.87" calcext:value-type="float">
            <text:p>1092.87</text:p>
          </table:table-cell>
          <table:table-cell office:value-type="float" office:value="1325.02" calcext:value-type="float">
            <text:p>1325.02</text:p>
          </table:table-cell>
        </table:table-row>
        <table:table-row table:style-name="ro1">
          <table:table-cell office:value-type="float" office:value="16334724" calcext:value-type="float">
            <text:p>16334724</text:p>
          </table:table-cell>
          <table:table-cell table:formula="of:=[.A1023]/1000/(60*60*24)" office:value-type="time" office:time-value="PT04H32M14.724S" calcext:value-type="time">
            <text:p>04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093.91" calcext:value-type="float">
            <text:p>1093.91</text:p>
          </table:table-cell>
          <table:table-cell office:value-type="float" office:value="1326.25" calcext:value-type="float">
            <text:p>1326.25</text:p>
          </table:table-cell>
        </table:table-row>
        <table:table-row table:style-name="ro1">
          <table:table-cell office:value-type="float" office:value="16350724" calcext:value-type="float">
            <text:p>16350724</text:p>
          </table:table-cell>
          <table:table-cell table:formula="of:=[.A1024]/1000/(60*60*24)" office:value-type="time" office:time-value="PT04H32M30.724S" calcext:value-type="time">
            <text:p>04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094.95" calcext:value-type="float">
            <text:p>1094.95</text:p>
          </table:table-cell>
          <table:table-cell office:value-type="float" office:value="1327.47" calcext:value-type="float">
            <text:p>1327.47</text:p>
          </table:table-cell>
        </table:table-row>
        <table:table-row table:style-name="ro1">
          <table:table-cell office:value-type="float" office:value="16366724" calcext:value-type="float">
            <text:p>16366724</text:p>
          </table:table-cell>
          <table:table-cell table:formula="of:=[.A1025]/1000/(60*60*24)" office:value-type="time" office:time-value="PT04H32M46.724S" calcext:value-type="time">
            <text:p>04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095.99" calcext:value-type="float">
            <text:p>1095.99</text:p>
          </table:table-cell>
          <table:table-cell office:value-type="float" office:value="1328.7" calcext:value-type="float">
            <text:p>1328.7</text:p>
          </table:table-cell>
        </table:table-row>
        <table:table-row table:style-name="ro1">
          <table:table-cell office:value-type="float" office:value="16382724" calcext:value-type="float">
            <text:p>16382724</text:p>
          </table:table-cell>
          <table:table-cell table:formula="of:=[.A1026]/1000/(60*60*24)" office:value-type="time" office:time-value="PT04H33M02.724S" calcext:value-type="time">
            <text:p>04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097.03" calcext:value-type="float">
            <text:p>1097.03</text:p>
          </table:table-cell>
          <table:table-cell office:value-type="float" office:value="1329.92" calcext:value-type="float">
            <text:p>1329.92</text:p>
          </table:table-cell>
        </table:table-row>
        <table:table-row table:style-name="ro1">
          <table:table-cell office:value-type="float" office:value="16398724" calcext:value-type="float">
            <text:p>16398724</text:p>
          </table:table-cell>
          <table:table-cell table:formula="of:=[.A1027]/1000/(60*60*24)" office:value-type="time" office:time-value="PT04H33M18.724S" calcext:value-type="time">
            <text:p>04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098.07" calcext:value-type="float">
            <text:p>1098.07</text:p>
          </table:table-cell>
          <table:table-cell office:value-type="float" office:value="1331.15" calcext:value-type="float">
            <text:p>1331.15</text:p>
          </table:table-cell>
        </table:table-row>
        <table:table-row table:style-name="ro1">
          <table:table-cell office:value-type="float" office:value="16414724" calcext:value-type="float">
            <text:p>16414724</text:p>
          </table:table-cell>
          <table:table-cell table:formula="of:=[.A1028]/1000/(60*60*24)" office:value-type="time" office:time-value="PT04H33M34.724S" calcext:value-type="time">
            <text:p>04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9" calcext:value-type="float">
            <text:p>275.29</text:p>
          </table:table-cell>
          <table:table-cell office:value-type="float" office:value="1099.11" calcext:value-type="float">
            <text:p>1099.11</text:p>
          </table:table-cell>
          <table:table-cell office:value-type="float" office:value="1332.37" calcext:value-type="float">
            <text:p>1332.37</text:p>
          </table:table-cell>
        </table:table-row>
        <table:table-row table:style-name="ro1">
          <table:table-cell office:value-type="float" office:value="16430724" calcext:value-type="float">
            <text:p>16430724</text:p>
          </table:table-cell>
          <table:table-cell table:formula="of:=[.A1029]/1000/(60*60*24)" office:value-type="time" office:time-value="PT04H33M50.724S" calcext:value-type="time">
            <text:p>04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0.16" calcext:value-type="float">
            <text:p>1100.16</text:p>
          </table:table-cell>
          <table:table-cell office:value-type="float" office:value="1333.6" calcext:value-type="float">
            <text:p>1333.6</text:p>
          </table:table-cell>
        </table:table-row>
        <table:table-row table:style-name="ro1">
          <table:table-cell office:value-type="float" office:value="16446724" calcext:value-type="float">
            <text:p>16446724</text:p>
          </table:table-cell>
          <table:table-cell table:formula="of:=[.A1030]/1000/(60*60*24)" office:value-type="time" office:time-value="PT04H34M06.724S" calcext:value-type="time">
            <text:p>04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1.2" calcext:value-type="float">
            <text:p>1101.2</text:p>
          </table:table-cell>
          <table:table-cell office:value-type="float" office:value="1334.82" calcext:value-type="float">
            <text:p>1334.82</text:p>
          </table:table-cell>
        </table:table-row>
        <table:table-row table:style-name="ro1">
          <table:table-cell office:value-type="float" office:value="16462724" calcext:value-type="float">
            <text:p>16462724</text:p>
          </table:table-cell>
          <table:table-cell table:formula="of:=[.A1031]/1000/(60*60*24)" office:value-type="time" office:time-value="PT04H34M22.724S" calcext:value-type="time">
            <text:p>04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2.24" calcext:value-type="float">
            <text:p>1102.24</text:p>
          </table:table-cell>
          <table:table-cell office:value-type="float" office:value="1336.04" calcext:value-type="float">
            <text:p>1336.04</text:p>
          </table:table-cell>
        </table:table-row>
        <table:table-row table:style-name="ro1">
          <table:table-cell office:value-type="float" office:value="16478724" calcext:value-type="float">
            <text:p>16478724</text:p>
          </table:table-cell>
          <table:table-cell table:formula="of:=[.A1032]/1000/(60*60*24)" office:value-type="time" office:time-value="PT04H34M38.724S" calcext:value-type="time">
            <text:p>04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3.28" calcext:value-type="float">
            <text:p>1103.28</text:p>
          </table:table-cell>
          <table:table-cell office:value-type="float" office:value="1337.27" calcext:value-type="float">
            <text:p>1337.27</text:p>
          </table:table-cell>
        </table:table-row>
        <table:table-row table:style-name="ro1">
          <table:table-cell office:value-type="float" office:value="16494724" calcext:value-type="float">
            <text:p>16494724</text:p>
          </table:table-cell>
          <table:table-cell table:formula="of:=[.A1033]/1000/(60*60*24)" office:value-type="time" office:time-value="PT04H34M54.724S" calcext:value-type="time">
            <text:p>04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4.32" calcext:value-type="float">
            <text:p>1104.32</text:p>
          </table:table-cell>
          <table:table-cell office:value-type="float" office:value="1338.49" calcext:value-type="float">
            <text:p>1338.49</text:p>
          </table:table-cell>
        </table:table-row>
        <table:table-row table:style-name="ro1">
          <table:table-cell office:value-type="float" office:value="16510724" calcext:value-type="float">
            <text:p>16510724</text:p>
          </table:table-cell>
          <table:table-cell table:formula="of:=[.A1034]/1000/(60*60*24)" office:value-type="time" office:time-value="PT04H35M10.724S" calcext:value-type="time">
            <text:p>04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05.36" calcext:value-type="float">
            <text:p>1105.36</text:p>
          </table:table-cell>
          <table:table-cell office:value-type="float" office:value="1339.71" calcext:value-type="float">
            <text:p>1339.71</text:p>
          </table:table-cell>
        </table:table-row>
        <table:table-row table:style-name="ro1">
          <table:table-cell office:value-type="float" office:value="16526724" calcext:value-type="float">
            <text:p>16526724</text:p>
          </table:table-cell>
          <table:table-cell table:formula="of:=[.A1035]/1000/(60*60*24)" office:value-type="time" office:time-value="PT04H35M26.724S" calcext:value-type="time">
            <text:p>04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06.4" calcext:value-type="float">
            <text:p>1106.4</text:p>
          </table:table-cell>
          <table:table-cell office:value-type="float" office:value="1340.94" calcext:value-type="float">
            <text:p>1340.94</text:p>
          </table:table-cell>
        </table:table-row>
        <table:table-row table:style-name="ro1">
          <table:table-cell office:value-type="float" office:value="16542724" calcext:value-type="float">
            <text:p>16542724</text:p>
          </table:table-cell>
          <table:table-cell table:formula="of:=[.A1036]/1000/(60*60*24)" office:value-type="time" office:time-value="PT04H35M42.724S" calcext:value-type="time">
            <text:p>04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07.44" calcext:value-type="float">
            <text:p>1107.44</text:p>
          </table:table-cell>
          <table:table-cell office:value-type="float" office:value="1342.16" calcext:value-type="float">
            <text:p>1342.16</text:p>
          </table:table-cell>
        </table:table-row>
        <table:table-row table:style-name="ro1">
          <table:table-cell office:value-type="float" office:value="16558724" calcext:value-type="float">
            <text:p>16558724</text:p>
          </table:table-cell>
          <table:table-cell table:formula="of:=[.A1037]/1000/(60*60*24)" office:value-type="time" office:time-value="PT04H35M58.724S" calcext:value-type="time">
            <text:p>04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08.48" calcext:value-type="float">
            <text:p>1108.48</text:p>
          </table:table-cell>
          <table:table-cell office:value-type="float" office:value="1343.38" calcext:value-type="float">
            <text:p>1343.38</text:p>
          </table:table-cell>
        </table:table-row>
        <table:table-row table:style-name="ro1">
          <table:table-cell office:value-type="float" office:value="16574724" calcext:value-type="float">
            <text:p>16574724</text:p>
          </table:table-cell>
          <table:table-cell table:formula="of:=[.A1038]/1000/(60*60*24)" office:value-type="time" office:time-value="PT04H36M14.724S" calcext:value-type="time">
            <text:p>04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109.52" calcext:value-type="float">
            <text:p>1109.52</text:p>
          </table:table-cell>
          <table:table-cell office:value-type="float" office:value="1344.61" calcext:value-type="float">
            <text:p>1344.61</text:p>
          </table:table-cell>
        </table:table-row>
        <table:table-row table:style-name="ro1">
          <table:table-cell office:value-type="float" office:value="16590724" calcext:value-type="float">
            <text:p>16590724</text:p>
          </table:table-cell>
          <table:table-cell table:formula="of:=[.A1039]/1000/(60*60*24)" office:value-type="time" office:time-value="PT04H36M30.724S" calcext:value-type="time">
            <text:p>04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110.56" calcext:value-type="float">
            <text:p>1110.56</text:p>
          </table:table-cell>
          <table:table-cell office:value-type="float" office:value="1345.83" calcext:value-type="float">
            <text:p>1345.83</text:p>
          </table:table-cell>
        </table:table-row>
        <table:table-row table:style-name="ro1">
          <table:table-cell office:value-type="float" office:value="16606724" calcext:value-type="float">
            <text:p>16606724</text:p>
          </table:table-cell>
          <table:table-cell table:formula="of:=[.A1040]/1000/(60*60*24)" office:value-type="time" office:time-value="PT04H36M46.724S" calcext:value-type="time">
            <text:p>04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1.6" calcext:value-type="float">
            <text:p>1111.6</text:p>
          </table:table-cell>
          <table:table-cell office:value-type="float" office:value="1347.05" calcext:value-type="float">
            <text:p>1347.05</text:p>
          </table:table-cell>
        </table:table-row>
        <table:table-row table:style-name="ro1">
          <table:table-cell office:value-type="float" office:value="16622724" calcext:value-type="float">
            <text:p>16622724</text:p>
          </table:table-cell>
          <table:table-cell table:formula="of:=[.A1041]/1000/(60*60*24)" office:value-type="time" office:time-value="PT04H37M02.724S" calcext:value-type="time">
            <text:p>04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2.64" calcext:value-type="float">
            <text:p>1112.64</text:p>
          </table:table-cell>
          <table:table-cell office:value-type="float" office:value="1348.27" calcext:value-type="float">
            <text:p>1348.27</text:p>
          </table:table-cell>
        </table:table-row>
        <table:table-row table:style-name="ro1">
          <table:table-cell office:value-type="float" office:value="16638724" calcext:value-type="float">
            <text:p>16638724</text:p>
          </table:table-cell>
          <table:table-cell table:formula="of:=[.A1042]/1000/(60*60*24)" office:value-type="time" office:time-value="PT04H37M18.724S" calcext:value-type="time">
            <text:p>04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3.68" calcext:value-type="float">
            <text:p>1113.68</text:p>
          </table:table-cell>
          <table:table-cell office:value-type="float" office:value="1349.5" calcext:value-type="float">
            <text:p>1349.5</text:p>
          </table:table-cell>
        </table:table-row>
        <table:table-row table:style-name="ro1">
          <table:table-cell office:value-type="float" office:value="16654724" calcext:value-type="float">
            <text:p>16654724</text:p>
          </table:table-cell>
          <table:table-cell table:formula="of:=[.A1043]/1000/(60*60*24)" office:value-type="time" office:time-value="PT04H37M34.724S" calcext:value-type="time">
            <text:p>04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4.72" calcext:value-type="float">
            <text:p>1114.72</text:p>
          </table:table-cell>
          <table:table-cell office:value-type="float" office:value="1350.72" calcext:value-type="float">
            <text:p>1350.72</text:p>
          </table:table-cell>
        </table:table-row>
        <table:table-row table:style-name="ro1">
          <table:table-cell office:value-type="float" office:value="16670724" calcext:value-type="float">
            <text:p>16670724</text:p>
          </table:table-cell>
          <table:table-cell table:formula="of:=[.A1044]/1000/(60*60*24)" office:value-type="time" office:time-value="PT04H37M50.724S" calcext:value-type="time">
            <text:p>04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15.76" calcext:value-type="float">
            <text:p>1115.76</text:p>
          </table:table-cell>
          <table:table-cell office:value-type="float" office:value="1351.94" calcext:value-type="float">
            <text:p>1351.94</text:p>
          </table:table-cell>
        </table:table-row>
        <table:table-row table:style-name="ro1">
          <table:table-cell office:value-type="float" office:value="16686724" calcext:value-type="float">
            <text:p>16686724</text:p>
          </table:table-cell>
          <table:table-cell table:formula="of:=[.A1045]/1000/(60*60*24)" office:value-type="time" office:time-value="PT04H38M06.724S" calcext:value-type="time">
            <text:p>04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16.8" calcext:value-type="float">
            <text:p>1116.8</text:p>
          </table:table-cell>
          <table:table-cell office:value-type="float" office:value="1353.16" calcext:value-type="float">
            <text:p>1353.16</text:p>
          </table:table-cell>
        </table:table-row>
        <table:table-row table:style-name="ro1">
          <table:table-cell office:value-type="float" office:value="16702724" calcext:value-type="float">
            <text:p>16702724</text:p>
          </table:table-cell>
          <table:table-cell table:formula="of:=[.A1046]/1000/(60*60*24)" office:value-type="time" office:time-value="PT04H38M22.724S" calcext:value-type="time">
            <text:p>04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17.84" calcext:value-type="float">
            <text:p>1117.84</text:p>
          </table:table-cell>
          <table:table-cell office:value-type="float" office:value="1354.39" calcext:value-type="float">
            <text:p>1354.39</text:p>
          </table:table-cell>
        </table:table-row>
        <table:table-row table:style-name="ro1">
          <table:table-cell office:value-type="float" office:value="16718724" calcext:value-type="float">
            <text:p>16718724</text:p>
          </table:table-cell>
          <table:table-cell table:formula="of:=[.A1047]/1000/(60*60*24)" office:value-type="time" office:time-value="PT04H38M38.724S" calcext:value-type="time">
            <text:p>04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18.88" calcext:value-type="float">
            <text:p>1118.88</text:p>
          </table:table-cell>
          <table:table-cell office:value-type="float" office:value="1355.61" calcext:value-type="float">
            <text:p>1355.61</text:p>
          </table:table-cell>
        </table:table-row>
        <table:table-row table:style-name="ro1">
          <table:table-cell office:value-type="float" office:value="16734724" calcext:value-type="float">
            <text:p>16734724</text:p>
          </table:table-cell>
          <table:table-cell table:formula="of:=[.A1048]/1000/(60*60*24)" office:value-type="time" office:time-value="PT04H38M54.724S" calcext:value-type="time">
            <text:p>04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19.91" calcext:value-type="float">
            <text:p>1119.91</text:p>
          </table:table-cell>
          <table:table-cell office:value-type="float" office:value="1356.83" calcext:value-type="float">
            <text:p>1356.83</text:p>
          </table:table-cell>
        </table:table-row>
        <table:table-row table:style-name="ro1">
          <table:table-cell office:value-type="float" office:value="16750724" calcext:value-type="float">
            <text:p>16750724</text:p>
          </table:table-cell>
          <table:table-cell table:formula="of:=[.A1049]/1000/(60*60*24)" office:value-type="time" office:time-value="PT04H39M10.724S" calcext:value-type="time">
            <text:p>04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20.95" calcext:value-type="float">
            <text:p>1120.95</text:p>
          </table:table-cell>
          <table:table-cell office:value-type="float" office:value="1358.05" calcext:value-type="float">
            <text:p>1358.05</text:p>
          </table:table-cell>
        </table:table-row>
        <table:table-row table:style-name="ro1">
          <table:table-cell office:value-type="float" office:value="16766724" calcext:value-type="float">
            <text:p>16766724</text:p>
          </table:table-cell>
          <table:table-cell table:formula="of:=[.A1050]/1000/(60*60*24)" office:value-type="time" office:time-value="PT04H39M26.724S" calcext:value-type="time">
            <text:p>04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21.99" calcext:value-type="float">
            <text:p>1121.99</text:p>
          </table:table-cell>
          <table:table-cell office:value-type="float" office:value="1359.27" calcext:value-type="float">
            <text:p>1359.27</text:p>
          </table:table-cell>
        </table:table-row>
        <table:table-row table:style-name="ro1">
          <table:table-cell office:value-type="float" office:value="16782724" calcext:value-type="float">
            <text:p>16782724</text:p>
          </table:table-cell>
          <table:table-cell table:formula="of:=[.A1051]/1000/(60*60*24)" office:value-type="time" office:time-value="PT04H39M42.724S" calcext:value-type="time">
            <text:p>04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23.03" calcext:value-type="float">
            <text:p>1123.03</text:p>
          </table:table-cell>
          <table:table-cell office:value-type="float" office:value="1360.49" calcext:value-type="float">
            <text:p>1360.49</text:p>
          </table:table-cell>
        </table:table-row>
        <table:table-row table:style-name="ro1">
          <table:table-cell office:value-type="float" office:value="16798724" calcext:value-type="float">
            <text:p>16798724</text:p>
          </table:table-cell>
          <table:table-cell table:formula="of:=[.A1052]/1000/(60*60*24)" office:value-type="time" office:time-value="PT04H39M58.724S" calcext:value-type="time">
            <text:p>04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24.07" calcext:value-type="float">
            <text:p>1124.07</text:p>
          </table:table-cell>
          <table:table-cell office:value-type="float" office:value="1361.71" calcext:value-type="float">
            <text:p>1361.71</text:p>
          </table:table-cell>
        </table:table-row>
        <table:table-row table:style-name="ro1">
          <table:table-cell office:value-type="float" office:value="16814724" calcext:value-type="float">
            <text:p>16814724</text:p>
          </table:table-cell>
          <table:table-cell table:formula="of:=[.A1053]/1000/(60*60*24)" office:value-type="time" office:time-value="PT04H40M14.724S" calcext:value-type="time">
            <text:p>04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125.11" calcext:value-type="float">
            <text:p>1125.11</text:p>
          </table:table-cell>
          <table:table-cell office:value-type="float" office:value="1362.93" calcext:value-type="float">
            <text:p>1362.93</text:p>
          </table:table-cell>
        </table:table-row>
        <table:table-row table:style-name="ro1">
          <table:table-cell office:value-type="float" office:value="16830724" calcext:value-type="float">
            <text:p>16830724</text:p>
          </table:table-cell>
          <table:table-cell table:formula="of:=[.A1054]/1000/(60*60*24)" office:value-type="time" office:time-value="PT04H40M30.724S" calcext:value-type="time">
            <text:p>04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26.15" calcext:value-type="float">
            <text:p>1126.15</text:p>
          </table:table-cell>
          <table:table-cell office:value-type="float" office:value="1364.15" calcext:value-type="float">
            <text:p>1364.15</text:p>
          </table:table-cell>
        </table:table-row>
        <table:table-row table:style-name="ro1">
          <table:table-cell office:value-type="float" office:value="16846724" calcext:value-type="float">
            <text:p>16846724</text:p>
          </table:table-cell>
          <table:table-cell table:formula="of:=[.A1055]/1000/(60*60*24)" office:value-type="time" office:time-value="PT04H40M46.724S" calcext:value-type="time">
            <text:p>04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27.19" calcext:value-type="float">
            <text:p>1127.19</text:p>
          </table:table-cell>
          <table:table-cell office:value-type="float" office:value="1365.37" calcext:value-type="float">
            <text:p>1365.37</text:p>
          </table:table-cell>
        </table:table-row>
        <table:table-row table:style-name="ro1">
          <table:table-cell office:value-type="float" office:value="16862724" calcext:value-type="float">
            <text:p>16862724</text:p>
          </table:table-cell>
          <table:table-cell table:formula="of:=[.A1056]/1000/(60*60*24)" office:value-type="time" office:time-value="PT04H41M02.724S" calcext:value-type="time">
            <text:p>04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128.23" calcext:value-type="float">
            <text:p>1128.23</text:p>
          </table:table-cell>
          <table:table-cell office:value-type="float" office:value="1366.59" calcext:value-type="float">
            <text:p>1366.59</text:p>
          </table:table-cell>
        </table:table-row>
        <table:table-row table:style-name="ro1">
          <table:table-cell office:value-type="float" office:value="16878724" calcext:value-type="float">
            <text:p>16878724</text:p>
          </table:table-cell>
          <table:table-cell table:formula="of:=[.A1057]/1000/(60*60*24)" office:value-type="time" office:time-value="PT04H41M18.724S" calcext:value-type="time">
            <text:p>04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129.27" calcext:value-type="float">
            <text:p>1129.27</text:p>
          </table:table-cell>
          <table:table-cell office:value-type="float" office:value="1367.81" calcext:value-type="float">
            <text:p>1367.81</text:p>
          </table:table-cell>
        </table:table-row>
        <table:table-row table:style-name="ro1">
          <table:table-cell office:value-type="float" office:value="16894724" calcext:value-type="float">
            <text:p>16894724</text:p>
          </table:table-cell>
          <table:table-cell table:formula="of:=[.A1058]/1000/(60*60*24)" office:value-type="time" office:time-value="PT04H41M34.724S" calcext:value-type="time">
            <text:p>04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130.3" calcext:value-type="float">
            <text:p>1130.3</text:p>
          </table:table-cell>
          <table:table-cell office:value-type="float" office:value="1369.03" calcext:value-type="float">
            <text:p>1369.03</text:p>
          </table:table-cell>
        </table:table-row>
        <table:table-row table:style-name="ro1">
          <table:table-cell office:value-type="float" office:value="16910724" calcext:value-type="float">
            <text:p>16910724</text:p>
          </table:table-cell>
          <table:table-cell table:formula="of:=[.A1059]/1000/(60*60*24)" office:value-type="time" office:time-value="PT04H41M50.724S" calcext:value-type="time">
            <text:p>04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131.34" calcext:value-type="float">
            <text:p>1131.34</text:p>
          </table:table-cell>
          <table:table-cell office:value-type="float" office:value="1370.25" calcext:value-type="float">
            <text:p>1370.25</text:p>
          </table:table-cell>
        </table:table-row>
        <table:table-row table:style-name="ro1">
          <table:table-cell office:value-type="float" office:value="16926724" calcext:value-type="float">
            <text:p>16926724</text:p>
          </table:table-cell>
          <table:table-cell table:formula="of:=[.A1060]/1000/(60*60*24)" office:value-type="time" office:time-value="PT04H42M06.724S" calcext:value-type="time">
            <text:p>04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132.38" calcext:value-type="float">
            <text:p>1132.38</text:p>
          </table:table-cell>
          <table:table-cell office:value-type="float" office:value="1371.47" calcext:value-type="float">
            <text:p>1371.47</text:p>
          </table:table-cell>
        </table:table-row>
        <table:table-row table:style-name="ro1">
          <table:table-cell office:value-type="float" office:value="16942724" calcext:value-type="float">
            <text:p>16942724</text:p>
          </table:table-cell>
          <table:table-cell table:formula="of:=[.A1061]/1000/(60*60*24)" office:value-type="time" office:time-value="PT04H42M22.724S" calcext:value-type="time">
            <text:p>04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133.42" calcext:value-type="float">
            <text:p>1133.42</text:p>
          </table:table-cell>
          <table:table-cell office:value-type="float" office:value="1372.69" calcext:value-type="float">
            <text:p>1372.69</text:p>
          </table:table-cell>
        </table:table-row>
        <table:table-row table:style-name="ro1">
          <table:table-cell office:value-type="float" office:value="16958724" calcext:value-type="float">
            <text:p>16958724</text:p>
          </table:table-cell>
          <table:table-cell table:formula="of:=[.A1062]/1000/(60*60*24)" office:value-type="time" office:time-value="PT04H42M38.724S" calcext:value-type="time">
            <text:p>04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34.46" calcext:value-type="float">
            <text:p>1134.46</text:p>
          </table:table-cell>
          <table:table-cell office:value-type="float" office:value="1373.9" calcext:value-type="float">
            <text:p>1373.9</text:p>
          </table:table-cell>
        </table:table-row>
        <table:table-row table:style-name="ro1">
          <table:table-cell office:value-type="float" office:value="16974724" calcext:value-type="float">
            <text:p>16974724</text:p>
          </table:table-cell>
          <table:table-cell table:formula="of:=[.A1063]/1000/(60*60*24)" office:value-type="time" office:time-value="PT04H42M54.724S" calcext:value-type="time">
            <text:p>04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35.5" calcext:value-type="float">
            <text:p>1135.5</text:p>
          </table:table-cell>
          <table:table-cell office:value-type="float" office:value="1375.12" calcext:value-type="float">
            <text:p>1375.12</text:p>
          </table:table-cell>
        </table:table-row>
        <table:table-row table:style-name="ro1">
          <table:table-cell office:value-type="float" office:value="16990724" calcext:value-type="float">
            <text:p>16990724</text:p>
          </table:table-cell>
          <table:table-cell table:formula="of:=[.A1064]/1000/(60*60*24)" office:value-type="time" office:time-value="PT04H43M10.724S" calcext:value-type="time">
            <text:p>04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36.53" calcext:value-type="float">
            <text:p>1136.53</text:p>
          </table:table-cell>
          <table:table-cell office:value-type="float" office:value="1376.34" calcext:value-type="float">
            <text:p>1376.34</text:p>
          </table:table-cell>
        </table:table-row>
        <table:table-row table:style-name="ro1">
          <table:table-cell office:value-type="float" office:value="17006724" calcext:value-type="float">
            <text:p>17006724</text:p>
          </table:table-cell>
          <table:table-cell table:formula="of:=[.A1065]/1000/(60*60*24)" office:value-type="time" office:time-value="PT04H43M26.724S" calcext:value-type="time">
            <text:p>04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37.57" calcext:value-type="float">
            <text:p>1137.57</text:p>
          </table:table-cell>
          <table:table-cell office:value-type="float" office:value="1377.55" calcext:value-type="float">
            <text:p>1377.55</text:p>
          </table:table-cell>
        </table:table-row>
        <table:table-row table:style-name="ro1">
          <table:table-cell office:value-type="float" office:value="17022724" calcext:value-type="float">
            <text:p>17022724</text:p>
          </table:table-cell>
          <table:table-cell table:formula="of:=[.A1066]/1000/(60*60*24)" office:value-type="time" office:time-value="PT04H43M42.724S" calcext:value-type="time">
            <text:p>04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38.61" calcext:value-type="float">
            <text:p>1138.61</text:p>
          </table:table-cell>
          <table:table-cell office:value-type="float" office:value="1378.77" calcext:value-type="float">
            <text:p>1378.77</text:p>
          </table:table-cell>
        </table:table-row>
        <table:table-row table:style-name="ro1">
          <table:table-cell office:value-type="float" office:value="17038724" calcext:value-type="float">
            <text:p>17038724</text:p>
          </table:table-cell>
          <table:table-cell table:formula="of:=[.A1067]/1000/(60*60*24)" office:value-type="time" office:time-value="PT04H43M58.724S" calcext:value-type="time">
            <text:p>04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39.65" calcext:value-type="float">
            <text:p>1139.65</text:p>
          </table:table-cell>
          <table:table-cell office:value-type="float" office:value="1379.99" calcext:value-type="float">
            <text:p>1379.99</text:p>
          </table:table-cell>
        </table:table-row>
        <table:table-row table:style-name="ro1">
          <table:table-cell office:value-type="float" office:value="17054724" calcext:value-type="float">
            <text:p>17054724</text:p>
          </table:table-cell>
          <table:table-cell table:formula="of:=[.A1068]/1000/(60*60*24)" office:value-type="time" office:time-value="PT04H44M14.724S" calcext:value-type="time">
            <text:p>04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0.68" calcext:value-type="float">
            <text:p>1140.68</text:p>
          </table:table-cell>
          <table:table-cell office:value-type="float" office:value="1381.2" calcext:value-type="float">
            <text:p>1381.2</text:p>
          </table:table-cell>
        </table:table-row>
        <table:table-row table:style-name="ro1">
          <table:table-cell office:value-type="float" office:value="17070724" calcext:value-type="float">
            <text:p>17070724</text:p>
          </table:table-cell>
          <table:table-cell table:formula="of:=[.A1069]/1000/(60*60*24)" office:value-type="time" office:time-value="PT04H44M30.724S" calcext:value-type="time">
            <text:p>04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1.72" calcext:value-type="float">
            <text:p>1141.72</text:p>
          </table:table-cell>
          <table:table-cell office:value-type="float" office:value="1382.42" calcext:value-type="float">
            <text:p>1382.42</text:p>
          </table:table-cell>
        </table:table-row>
        <table:table-row table:style-name="ro1">
          <table:table-cell office:value-type="float" office:value="17086724" calcext:value-type="float">
            <text:p>17086724</text:p>
          </table:table-cell>
          <table:table-cell table:formula="of:=[.A1070]/1000/(60*60*24)" office:value-type="time" office:time-value="PT04H44M46.724S" calcext:value-type="time">
            <text:p>04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2.76" calcext:value-type="float">
            <text:p>1142.76</text:p>
          </table:table-cell>
          <table:table-cell office:value-type="float" office:value="1383.63" calcext:value-type="float">
            <text:p>1383.63</text:p>
          </table:table-cell>
        </table:table-row>
        <table:table-row table:style-name="ro1">
          <table:table-cell office:value-type="float" office:value="17102724" calcext:value-type="float">
            <text:p>17102724</text:p>
          </table:table-cell>
          <table:table-cell table:formula="of:=[.A1071]/1000/(60*60*24)" office:value-type="time" office:time-value="PT04H45M02.724S" calcext:value-type="time">
            <text:p>04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3.79" calcext:value-type="float">
            <text:p>1143.79</text:p>
          </table:table-cell>
          <table:table-cell office:value-type="float" office:value="1384.85" calcext:value-type="float">
            <text:p>1384.85</text:p>
          </table:table-cell>
        </table:table-row>
        <table:table-row table:style-name="ro1">
          <table:table-cell office:value-type="float" office:value="17118724" calcext:value-type="float">
            <text:p>17118724</text:p>
          </table:table-cell>
          <table:table-cell table:formula="of:=[.A1072]/1000/(60*60*24)" office:value-type="time" office:time-value="PT04H45M18.724S" calcext:value-type="time">
            <text:p>04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44.83" calcext:value-type="float">
            <text:p>1144.83</text:p>
          </table:table-cell>
          <table:table-cell office:value-type="float" office:value="1386.06" calcext:value-type="float">
            <text:p>1386.06</text:p>
          </table:table-cell>
        </table:table-row>
        <table:table-row table:style-name="ro1">
          <table:table-cell office:value-type="float" office:value="17134724" calcext:value-type="float">
            <text:p>17134724</text:p>
          </table:table-cell>
          <table:table-cell table:formula="of:=[.A1073]/1000/(60*60*24)" office:value-type="time" office:time-value="PT04H45M34.724S" calcext:value-type="time">
            <text:p>04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45.87" calcext:value-type="float">
            <text:p>1145.87</text:p>
          </table:table-cell>
          <table:table-cell office:value-type="float" office:value="1387.28" calcext:value-type="float">
            <text:p>1387.28</text:p>
          </table:table-cell>
        </table:table-row>
        <table:table-row table:style-name="ro1">
          <table:table-cell office:value-type="float" office:value="17150724" calcext:value-type="float">
            <text:p>17150724</text:p>
          </table:table-cell>
          <table:table-cell table:formula="of:=[.A1074]/1000/(60*60*24)" office:value-type="time" office:time-value="PT04H45M50.724S" calcext:value-type="time">
            <text:p>04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46.91" calcext:value-type="float">
            <text:p>1146.91</text:p>
          </table:table-cell>
          <table:table-cell office:value-type="float" office:value="1388.49" calcext:value-type="float">
            <text:p>1388.49</text:p>
          </table:table-cell>
        </table:table-row>
        <table:table-row table:style-name="ro1">
          <table:table-cell office:value-type="float" office:value="17166724" calcext:value-type="float">
            <text:p>17166724</text:p>
          </table:table-cell>
          <table:table-cell table:formula="of:=[.A1075]/1000/(60*60*24)" office:value-type="time" office:time-value="PT04H46M06.724S" calcext:value-type="time">
            <text:p>04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47.94" calcext:value-type="float">
            <text:p>1147.94</text:p>
          </table:table-cell>
          <table:table-cell office:value-type="float" office:value="1389.71" calcext:value-type="float">
            <text:p>1389.71</text:p>
          </table:table-cell>
        </table:table-row>
        <table:table-row table:style-name="ro1">
          <table:table-cell office:value-type="float" office:value="17182724" calcext:value-type="float">
            <text:p>17182724</text:p>
          </table:table-cell>
          <table:table-cell table:formula="of:=[.A1076]/1000/(60*60*24)" office:value-type="time" office:time-value="PT04H46M22.724S" calcext:value-type="time">
            <text:p>04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48.98" calcext:value-type="float">
            <text:p>1148.98</text:p>
          </table:table-cell>
          <table:table-cell office:value-type="float" office:value="1390.92" calcext:value-type="float">
            <text:p>1390.92</text:p>
          </table:table-cell>
        </table:table-row>
        <table:table-row table:style-name="ro1">
          <table:table-cell office:value-type="float" office:value="17198724" calcext:value-type="float">
            <text:p>17198724</text:p>
          </table:table-cell>
          <table:table-cell table:formula="of:=[.A1077]/1000/(60*60*24)" office:value-type="time" office:time-value="PT04H46M38.724S" calcext:value-type="time">
            <text:p>04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0.02" calcext:value-type="float">
            <text:p>1150.02</text:p>
          </table:table-cell>
          <table:table-cell office:value-type="float" office:value="1392.13" calcext:value-type="float">
            <text:p>1392.13</text:p>
          </table:table-cell>
        </table:table-row>
        <table:table-row table:style-name="ro1">
          <table:table-cell office:value-type="float" office:value="17214724" calcext:value-type="float">
            <text:p>17214724</text:p>
          </table:table-cell>
          <table:table-cell table:formula="of:=[.A1078]/1000/(60*60*24)" office:value-type="time" office:time-value="PT04H46M54.724S" calcext:value-type="time">
            <text:p>04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1.05" calcext:value-type="float">
            <text:p>1151.05</text:p>
          </table:table-cell>
          <table:table-cell office:value-type="float" office:value="1393.35" calcext:value-type="float">
            <text:p>1393.35</text:p>
          </table:table-cell>
        </table:table-row>
        <table:table-row table:style-name="ro1">
          <table:table-cell office:value-type="float" office:value="17230724" calcext:value-type="float">
            <text:p>17230724</text:p>
          </table:table-cell>
          <table:table-cell table:formula="of:=[.A1079]/1000/(60*60*24)" office:value-type="time" office:time-value="PT04H47M10.724S" calcext:value-type="time">
            <text:p>04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2.09" calcext:value-type="float">
            <text:p>1152.09</text:p>
          </table:table-cell>
          <table:table-cell office:value-type="float" office:value="1394.56" calcext:value-type="float">
            <text:p>1394.56</text:p>
          </table:table-cell>
        </table:table-row>
        <table:table-row table:style-name="ro1">
          <table:table-cell office:value-type="float" office:value="17246724" calcext:value-type="float">
            <text:p>17246724</text:p>
          </table:table-cell>
          <table:table-cell table:formula="of:=[.A1080]/1000/(60*60*24)" office:value-type="time" office:time-value="PT04H47M26.724S" calcext:value-type="time">
            <text:p>04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53.13" calcext:value-type="float">
            <text:p>1153.13</text:p>
          </table:table-cell>
          <table:table-cell office:value-type="float" office:value="1395.78" calcext:value-type="float">
            <text:p>1395.78</text:p>
          </table:table-cell>
        </table:table-row>
        <table:table-row table:style-name="ro1">
          <table:table-cell office:value-type="float" office:value="17262724" calcext:value-type="float">
            <text:p>17262724</text:p>
          </table:table-cell>
          <table:table-cell table:formula="of:=[.A1081]/1000/(60*60*24)" office:value-type="time" office:time-value="PT04H47M42.724S" calcext:value-type="time">
            <text:p>04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54.16" calcext:value-type="float">
            <text:p>1154.16</text:p>
          </table:table-cell>
          <table:table-cell office:value-type="float" office:value="1396.99" calcext:value-type="float">
            <text:p>1396.99</text:p>
          </table:table-cell>
        </table:table-row>
        <table:table-row table:style-name="ro1">
          <table:table-cell office:value-type="float" office:value="17278724" calcext:value-type="float">
            <text:p>17278724</text:p>
          </table:table-cell>
          <table:table-cell table:formula="of:=[.A1082]/1000/(60*60*24)" office:value-type="time" office:time-value="PT04H47M58.724S" calcext:value-type="time">
            <text:p>04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55.2" calcext:value-type="float">
            <text:p>1155.2</text:p>
          </table:table-cell>
          <table:table-cell office:value-type="float" office:value="1398.2" calcext:value-type="float">
            <text:p>1398.2</text:p>
          </table:table-cell>
        </table:table-row>
        <table:table-row table:style-name="ro1">
          <table:table-cell office:value-type="float" office:value="17294724" calcext:value-type="float">
            <text:p>17294724</text:p>
          </table:table-cell>
          <table:table-cell table:formula="of:=[.A1083]/1000/(60*60*24)" office:value-type="time" office:time-value="PT04H48M14.724S" calcext:value-type="time">
            <text:p>04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56.23" calcext:value-type="float">
            <text:p>1156.23</text:p>
          </table:table-cell>
          <table:table-cell office:value-type="float" office:value="1399.42" calcext:value-type="float">
            <text:p>1399.42</text:p>
          </table:table-cell>
        </table:table-row>
        <table:table-row table:style-name="ro1">
          <table:table-cell office:value-type="float" office:value="17310724" calcext:value-type="float">
            <text:p>17310724</text:p>
          </table:table-cell>
          <table:table-cell table:formula="of:=[.A1084]/1000/(60*60*24)" office:value-type="time" office:time-value="PT04H48M30.724S" calcext:value-type="time">
            <text:p>04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2" calcext:value-type="float">
            <text:p>272.92</text:p>
          </table:table-cell>
          <table:table-cell office:value-type="float" office:value="1157.27" calcext:value-type="float">
            <text:p>1157.27</text:p>
          </table:table-cell>
          <table:table-cell office:value-type="float" office:value="1400.63" calcext:value-type="float">
            <text:p>1400.63</text:p>
          </table:table-cell>
        </table:table-row>
        <table:table-row table:style-name="ro1">
          <table:table-cell office:value-type="float" office:value="17326724" calcext:value-type="float">
            <text:p>17326724</text:p>
          </table:table-cell>
          <table:table-cell table:formula="of:=[.A1085]/1000/(60*60*24)" office:value-type="time" office:time-value="PT04H48M46.724S" calcext:value-type="time">
            <text:p>04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58.3" calcext:value-type="float">
            <text:p>1158.3</text:p>
          </table:table-cell>
          <table:table-cell office:value-type="float" office:value="1401.84" calcext:value-type="float">
            <text:p>1401.84</text:p>
          </table:table-cell>
        </table:table-row>
        <table:table-row table:style-name="ro1">
          <table:table-cell office:value-type="float" office:value="17342724" calcext:value-type="float">
            <text:p>17342724</text:p>
          </table:table-cell>
          <table:table-cell table:formula="of:=[.A1086]/1000/(60*60*24)" office:value-type="time" office:time-value="PT04H49M02.724S" calcext:value-type="time">
            <text:p>04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59.34" calcext:value-type="float">
            <text:p>1159.34</text:p>
          </table:table-cell>
          <table:table-cell office:value-type="float" office:value="1403.05" calcext:value-type="float">
            <text:p>1403.05</text:p>
          </table:table-cell>
        </table:table-row>
        <table:table-row table:style-name="ro1">
          <table:table-cell office:value-type="float" office:value="17358724" calcext:value-type="float">
            <text:p>17358724</text:p>
          </table:table-cell>
          <table:table-cell table:formula="of:=[.A1087]/1000/(60*60*24)" office:value-type="time" office:time-value="PT04H49M18.724S" calcext:value-type="time">
            <text:p>04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60.37" calcext:value-type="float">
            <text:p>1160.37</text:p>
          </table:table-cell>
          <table:table-cell office:value-type="float" office:value="1404.27" calcext:value-type="float">
            <text:p>1404.27</text:p>
          </table:table-cell>
        </table:table-row>
        <table:table-row table:style-name="ro1">
          <table:table-cell office:value-type="float" office:value="17374724" calcext:value-type="float">
            <text:p>17374724</text:p>
          </table:table-cell>
          <table:table-cell table:formula="of:=[.A1088]/1000/(60*60*24)" office:value-type="time" office:time-value="PT04H49M34.724S" calcext:value-type="time">
            <text:p>04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1.98" calcext:value-type="float">
            <text:p>271.98</text:p>
          </table:table-cell>
          <table:table-cell office:value-type="float" office:value="1161.41" calcext:value-type="float">
            <text:p>1161.41</text:p>
          </table:table-cell>
          <table:table-cell office:value-type="float" office:value="1405.48" calcext:value-type="float">
            <text:p>1405.48</text:p>
          </table:table-cell>
        </table:table-row>
        <table:table-row table:style-name="ro1">
          <table:table-cell office:value-type="float" office:value="17390724" calcext:value-type="float">
            <text:p>17390724</text:p>
          </table:table-cell>
          <table:table-cell table:formula="of:=[.A1089]/1000/(60*60*24)" office:value-type="time" office:time-value="PT04H49M50.724S" calcext:value-type="time">
            <text:p>04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62.44" calcext:value-type="float">
            <text:p>1162.44</text:p>
          </table:table-cell>
          <table:table-cell office:value-type="float" office:value="1406.69" calcext:value-type="float">
            <text:p>1406.69</text:p>
          </table:table-cell>
        </table:table-row>
        <table:table-row table:style-name="ro1">
          <table:table-cell office:value-type="float" office:value="17406724" calcext:value-type="float">
            <text:p>17406724</text:p>
          </table:table-cell>
          <table:table-cell table:formula="of:=[.A1090]/1000/(60*60*24)" office:value-type="time" office:time-value="PT04H50M06.724S" calcext:value-type="time">
            <text:p>04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163.48" calcext:value-type="float">
            <text:p>1163.48</text:p>
          </table:table-cell>
          <table:table-cell office:value-type="float" office:value="1407.9" calcext:value-type="float">
            <text:p>1407.9</text:p>
          </table:table-cell>
        </table:table-row>
        <table:table-row table:style-name="ro1">
          <table:table-cell office:value-type="float" office:value="17422724" calcext:value-type="float">
            <text:p>17422724</text:p>
          </table:table-cell>
          <table:table-cell table:formula="of:=[.A1091]/1000/(60*60*24)" office:value-type="time" office:time-value="PT04H50M22.724S" calcext:value-type="time">
            <text:p>04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64.51" calcext:value-type="float">
            <text:p>1164.51</text:p>
          </table:table-cell>
          <table:table-cell office:value-type="float" office:value="1409.11" calcext:value-type="float">
            <text:p>1409.11</text:p>
          </table:table-cell>
        </table:table-row>
        <table:table-row table:style-name="ro1">
          <table:table-cell office:value-type="float" office:value="17438724" calcext:value-type="float">
            <text:p>17438724</text:p>
          </table:table-cell>
          <table:table-cell table:formula="of:=[.A1092]/1000/(60*60*24)" office:value-type="time" office:time-value="PT04H50M38.724S" calcext:value-type="time">
            <text:p>04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65.55" calcext:value-type="float">
            <text:p>1165.55</text:p>
          </table:table-cell>
          <table:table-cell office:value-type="float" office:value="1410.32" calcext:value-type="float">
            <text:p>1410.32</text:p>
          </table:table-cell>
        </table:table-row>
        <table:table-row table:style-name="ro1">
          <table:table-cell office:value-type="float" office:value="17454724" calcext:value-type="float">
            <text:p>17454724</text:p>
          </table:table-cell>
          <table:table-cell table:formula="of:=[.A1093]/1000/(60*60*24)" office:value-type="time" office:time-value="PT04H50M54.724S" calcext:value-type="time">
            <text:p>04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66.58" calcext:value-type="float">
            <text:p>1166.58</text:p>
          </table:table-cell>
          <table:table-cell office:value-type="float" office:value="1411.53" calcext:value-type="float">
            <text:p>1411.53</text:p>
          </table:table-cell>
        </table:table-row>
        <table:table-row table:style-name="ro1">
          <table:table-cell office:value-type="float" office:value="17470724" calcext:value-type="float">
            <text:p>17470724</text:p>
          </table:table-cell>
          <table:table-cell table:formula="of:=[.A1094]/1000/(60*60*24)" office:value-type="time" office:time-value="PT04H51M10.724S" calcext:value-type="time">
            <text:p>04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67.62" calcext:value-type="float">
            <text:p>1167.62</text:p>
          </table:table-cell>
          <table:table-cell office:value-type="float" office:value="1412.74" calcext:value-type="float">
            <text:p>1412.74</text:p>
          </table:table-cell>
        </table:table-row>
        <table:table-row table:style-name="ro1">
          <table:table-cell office:value-type="float" office:value="17486724" calcext:value-type="float">
            <text:p>17486724</text:p>
          </table:table-cell>
          <table:table-cell table:formula="of:=[.A1095]/1000/(60*60*24)" office:value-type="time" office:time-value="PT04H51M26.724S" calcext:value-type="time">
            <text:p>04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68.65" calcext:value-type="float">
            <text:p>1168.65</text:p>
          </table:table-cell>
          <table:table-cell office:value-type="float" office:value="1413.95" calcext:value-type="float">
            <text:p>1413.95</text:p>
          </table:table-cell>
        </table:table-row>
        <table:table-row table:style-name="ro1">
          <table:table-cell office:value-type="float" office:value="17502724" calcext:value-type="float">
            <text:p>17502724</text:p>
          </table:table-cell>
          <table:table-cell table:formula="of:=[.A1096]/1000/(60*60*24)" office:value-type="time" office:time-value="PT04H51M42.724S" calcext:value-type="time">
            <text:p>04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169.69" calcext:value-type="float">
            <text:p>1169.69</text:p>
          </table:table-cell>
          <table:table-cell office:value-type="float" office:value="1415.16" calcext:value-type="float">
            <text:p>1415.16</text:p>
          </table:table-cell>
        </table:table-row>
        <table:table-row table:style-name="ro1">
          <table:table-cell office:value-type="float" office:value="17518724" calcext:value-type="float">
            <text:p>17518724</text:p>
          </table:table-cell>
          <table:table-cell table:formula="of:=[.A1097]/1000/(60*60*24)" office:value-type="time" office:time-value="PT04H51M58.724S" calcext:value-type="time">
            <text:p>04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3" calcext:value-type="float">
            <text:p>271.63</text:p>
          </table:table-cell>
          <table:table-cell office:value-type="float" office:value="1170.72" calcext:value-type="float">
            <text:p>1170.72</text:p>
          </table:table-cell>
          <table:table-cell office:value-type="float" office:value="1416.37" calcext:value-type="float">
            <text:p>1416.37</text:p>
          </table:table-cell>
        </table:table-row>
        <table:table-row table:style-name="ro1">
          <table:table-cell office:value-type="float" office:value="17534724" calcext:value-type="float">
            <text:p>17534724</text:p>
          </table:table-cell>
          <table:table-cell table:formula="of:=[.A1098]/1000/(60*60*24)" office:value-type="time" office:time-value="PT04H52M14.724S" calcext:value-type="time">
            <text:p>04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1.76" calcext:value-type="float">
            <text:p>1171.76</text:p>
          </table:table-cell>
          <table:table-cell office:value-type="float" office:value="1417.58" calcext:value-type="float">
            <text:p>1417.58</text:p>
          </table:table-cell>
        </table:table-row>
        <table:table-row table:style-name="ro1">
          <table:table-cell office:value-type="float" office:value="17550724" calcext:value-type="float">
            <text:p>17550724</text:p>
          </table:table-cell>
          <table:table-cell table:formula="of:=[.A1099]/1000/(60*60*24)" office:value-type="time" office:time-value="PT04H52M30.724S" calcext:value-type="time">
            <text:p>04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2.79" calcext:value-type="float">
            <text:p>1172.79</text:p>
          </table:table-cell>
          <table:table-cell office:value-type="float" office:value="1418.79" calcext:value-type="float">
            <text:p>1418.79</text:p>
          </table:table-cell>
        </table:table-row>
        <table:table-row table:style-name="ro1">
          <table:table-cell office:value-type="float" office:value="17566724" calcext:value-type="float">
            <text:p>17566724</text:p>
          </table:table-cell>
          <table:table-cell table:formula="of:=[.A1100]/1000/(60*60*24)" office:value-type="time" office:time-value="PT04H52M46.724S" calcext:value-type="time">
            <text:p>04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3.83" calcext:value-type="float">
            <text:p>1173.83</text:p>
          </table:table-cell>
          <table:table-cell office:value-type="float" office:value="1419.99" calcext:value-type="float">
            <text:p>1419.99</text:p>
          </table:table-cell>
        </table:table-row>
        <table:table-row table:style-name="ro1">
          <table:table-cell office:value-type="float" office:value="17582724" calcext:value-type="float">
            <text:p>17582724</text:p>
          </table:table-cell>
          <table:table-cell table:formula="of:=[.A1101]/1000/(60*60*24)" office:value-type="time" office:time-value="PT04H53M02.724S" calcext:value-type="time">
            <text:p>04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4.86" calcext:value-type="float">
            <text:p>1174.86</text:p>
          </table:table-cell>
          <table:table-cell office:value-type="float" office:value="1421.2" calcext:value-type="float">
            <text:p>1421.2</text:p>
          </table:table-cell>
        </table:table-row>
        <table:table-row table:style-name="ro1">
          <table:table-cell office:value-type="float" office:value="17598724" calcext:value-type="float">
            <text:p>17598724</text:p>
          </table:table-cell>
          <table:table-cell table:formula="of:=[.A1102]/1000/(60*60*24)" office:value-type="time" office:time-value="PT04H53M18.724S" calcext:value-type="time">
            <text:p>04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75.9" calcext:value-type="float">
            <text:p>1175.9</text:p>
          </table:table-cell>
          <table:table-cell office:value-type="float" office:value="1422.41" calcext:value-type="float">
            <text:p>1422.41</text:p>
          </table:table-cell>
        </table:table-row>
        <table:table-row table:style-name="ro1">
          <table:table-cell office:value-type="float" office:value="17614724" calcext:value-type="float">
            <text:p>17614724</text:p>
          </table:table-cell>
          <table:table-cell table:formula="of:=[.A1103]/1000/(60*60*24)" office:value-type="time" office:time-value="PT04H53M34.724S" calcext:value-type="time">
            <text:p>04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76.93" calcext:value-type="float">
            <text:p>1176.93</text:p>
          </table:table-cell>
          <table:table-cell office:value-type="float" office:value="1423.62" calcext:value-type="float">
            <text:p>1423.62</text:p>
          </table:table-cell>
        </table:table-row>
        <table:table-row table:style-name="ro1">
          <table:table-cell office:value-type="float" office:value="17630724" calcext:value-type="float">
            <text:p>17630724</text:p>
          </table:table-cell>
          <table:table-cell table:formula="of:=[.A1104]/1000/(60*60*24)" office:value-type="time" office:time-value="PT04H53M50.724S" calcext:value-type="time">
            <text:p>04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77.96" calcext:value-type="float">
            <text:p>1177.96</text:p>
          </table:table-cell>
          <table:table-cell office:value-type="float" office:value="1424.82" calcext:value-type="float">
            <text:p>1424.82</text:p>
          </table:table-cell>
        </table:table-row>
        <table:table-row table:style-name="ro1">
          <table:table-cell office:value-type="float" office:value="17646724" calcext:value-type="float">
            <text:p>17646724</text:p>
          </table:table-cell>
          <table:table-cell table:formula="of:=[.A1105]/1000/(60*60*24)" office:value-type="time" office:time-value="PT04H54M06.724S" calcext:value-type="time">
            <text:p>04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79" calcext:value-type="float">
            <text:p>1179</text:p>
          </table:table-cell>
          <table:table-cell office:value-type="float" office:value="1426.03" calcext:value-type="float">
            <text:p>1426.03</text:p>
          </table:table-cell>
        </table:table-row>
        <table:table-row table:style-name="ro1">
          <table:table-cell office:value-type="float" office:value="17662724" calcext:value-type="float">
            <text:p>17662724</text:p>
          </table:table-cell>
          <table:table-cell table:formula="of:=[.A1106]/1000/(60*60*24)" office:value-type="time" office:time-value="PT04H54M22.724S" calcext:value-type="time">
            <text:p>04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0.03" calcext:value-type="float">
            <text:p>1180.03</text:p>
          </table:table-cell>
          <table:table-cell office:value-type="float" office:value="1427.24" calcext:value-type="float">
            <text:p>1427.24</text:p>
          </table:table-cell>
        </table:table-row>
        <table:table-row table:style-name="ro1">
          <table:table-cell office:value-type="float" office:value="17678724" calcext:value-type="float">
            <text:p>17678724</text:p>
          </table:table-cell>
          <table:table-cell table:formula="of:=[.A1107]/1000/(60*60*24)" office:value-type="time" office:time-value="PT04H54M38.724S" calcext:value-type="time">
            <text:p>04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1.06" calcext:value-type="float">
            <text:p>1181.06</text:p>
          </table:table-cell>
          <table:table-cell office:value-type="float" office:value="1428.44" calcext:value-type="float">
            <text:p>1428.44</text:p>
          </table:table-cell>
        </table:table-row>
        <table:table-row table:style-name="ro1">
          <table:table-cell office:value-type="float" office:value="17694724" calcext:value-type="float">
            <text:p>17694724</text:p>
          </table:table-cell>
          <table:table-cell table:formula="of:=[.A1108]/1000/(60*60*24)" office:value-type="time" office:time-value="PT04H54M54.724S" calcext:value-type="time">
            <text:p>04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2.1" calcext:value-type="float">
            <text:p>1182.1</text:p>
          </table:table-cell>
          <table:table-cell office:value-type="float" office:value="1429.65" calcext:value-type="float">
            <text:p>1429.65</text:p>
          </table:table-cell>
        </table:table-row>
        <table:table-row table:style-name="ro1">
          <table:table-cell office:value-type="float" office:value="17710724" calcext:value-type="float">
            <text:p>17710724</text:p>
          </table:table-cell>
          <table:table-cell table:formula="of:=[.A1109]/1000/(60*60*24)" office:value-type="time" office:time-value="PT04H55M10.724S" calcext:value-type="time">
            <text:p>04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3.13" calcext:value-type="float">
            <text:p>1183.13</text:p>
          </table:table-cell>
          <table:table-cell office:value-type="float" office:value="1430.86" calcext:value-type="float">
            <text:p>1430.86</text:p>
          </table:table-cell>
        </table:table-row>
        <table:table-row table:style-name="ro1">
          <table:table-cell office:value-type="float" office:value="17726724" calcext:value-type="float">
            <text:p>17726724</text:p>
          </table:table-cell>
          <table:table-cell table:formula="of:=[.A1110]/1000/(60*60*24)" office:value-type="time" office:time-value="PT04H55M26.724S" calcext:value-type="time">
            <text:p>04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8" calcext:value-type="float">
            <text:p>271.38</text:p>
          </table:table-cell>
          <table:table-cell office:value-type="float" office:value="1184.16" calcext:value-type="float">
            <text:p>1184.16</text:p>
          </table:table-cell>
          <table:table-cell office:value-type="float" office:value="1432.06" calcext:value-type="float">
            <text:p>1432.06</text:p>
          </table:table-cell>
        </table:table-row>
        <table:table-row table:style-name="ro1">
          <table:table-cell office:value-type="float" office:value="17742724" calcext:value-type="float">
            <text:p>17742724</text:p>
          </table:table-cell>
          <table:table-cell table:formula="of:=[.A1111]/1000/(60*60*24)" office:value-type="time" office:time-value="PT04H55M42.724S" calcext:value-type="time">
            <text:p>04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85.2" calcext:value-type="float">
            <text:p>1185.2</text:p>
          </table:table-cell>
          <table:table-cell office:value-type="float" office:value="1433.27" calcext:value-type="float">
            <text:p>1433.27</text:p>
          </table:table-cell>
        </table:table-row>
        <table:table-row table:style-name="ro1">
          <table:table-cell office:value-type="float" office:value="17758724" calcext:value-type="float">
            <text:p>17758724</text:p>
          </table:table-cell>
          <table:table-cell table:formula="of:=[.A1112]/1000/(60*60*24)" office:value-type="time" office:time-value="PT04H55M58.724S" calcext:value-type="time">
            <text:p>04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86.23" calcext:value-type="float">
            <text:p>1186.23</text:p>
          </table:table-cell>
          <table:table-cell office:value-type="float" office:value="1434.47" calcext:value-type="float">
            <text:p>1434.47</text:p>
          </table:table-cell>
        </table:table-row>
        <table:table-row table:style-name="ro1">
          <table:table-cell office:value-type="float" office:value="17774724" calcext:value-type="float">
            <text:p>17774724</text:p>
          </table:table-cell>
          <table:table-cell table:formula="of:=[.A1113]/1000/(60*60*24)" office:value-type="time" office:time-value="PT04H56M14.724S" calcext:value-type="time">
            <text:p>04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87.26" calcext:value-type="float">
            <text:p>1187.26</text:p>
          </table:table-cell>
          <table:table-cell office:value-type="float" office:value="1435.68" calcext:value-type="float">
            <text:p>1435.68</text:p>
          </table:table-cell>
        </table:table-row>
        <table:table-row table:style-name="ro1">
          <table:table-cell office:value-type="float" office:value="17790724" calcext:value-type="float">
            <text:p>17790724</text:p>
          </table:table-cell>
          <table:table-cell table:formula="of:=[.A1114]/1000/(60*60*24)" office:value-type="time" office:time-value="PT04H56M30.724S" calcext:value-type="time">
            <text:p>04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88.3" calcext:value-type="float">
            <text:p>1188.3</text:p>
          </table:table-cell>
          <table:table-cell office:value-type="float" office:value="1436.88" calcext:value-type="float">
            <text:p>1436.88</text:p>
          </table:table-cell>
        </table:table-row>
        <table:table-row table:style-name="ro1">
          <table:table-cell office:value-type="float" office:value="17806724" calcext:value-type="float">
            <text:p>17806724</text:p>
          </table:table-cell>
          <table:table-cell table:formula="of:=[.A1115]/1000/(60*60*24)" office:value-type="time" office:time-value="PT04H56M46.724S" calcext:value-type="time">
            <text:p>04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89.33" calcext:value-type="float">
            <text:p>1189.33</text:p>
          </table:table-cell>
          <table:table-cell office:value-type="float" office:value="1438.09" calcext:value-type="float">
            <text:p>1438.09</text:p>
          </table:table-cell>
        </table:table-row>
        <table:table-row table:style-name="ro1">
          <table:table-cell office:value-type="float" office:value="17822724" calcext:value-type="float">
            <text:p>17822724</text:p>
          </table:table-cell>
          <table:table-cell table:formula="of:=[.A1116]/1000/(60*60*24)" office:value-type="time" office:time-value="PT04H57M02.724S" calcext:value-type="time">
            <text:p>04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190.36" calcext:value-type="float">
            <text:p>1190.36</text:p>
          </table:table-cell>
          <table:table-cell office:value-type="float" office:value="1439.3" calcext:value-type="float">
            <text:p>1439.3</text:p>
          </table:table-cell>
        </table:table-row>
        <table:table-row table:style-name="ro1">
          <table:table-cell office:value-type="float" office:value="17838724" calcext:value-type="float">
            <text:p>17838724</text:p>
          </table:table-cell>
          <table:table-cell table:formula="of:=[.A1117]/1000/(60*60*24)" office:value-type="time" office:time-value="PT04H57M18.724S" calcext:value-type="time">
            <text:p>04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1.39" calcext:value-type="float">
            <text:p>1191.39</text:p>
          </table:table-cell>
          <table:table-cell office:value-type="float" office:value="1440.5" calcext:value-type="float">
            <text:p>1440.5</text:p>
          </table:table-cell>
        </table:table-row>
        <table:table-row table:style-name="ro1">
          <table:table-cell office:value-type="float" office:value="17854724" calcext:value-type="float">
            <text:p>17854724</text:p>
          </table:table-cell>
          <table:table-cell table:formula="of:=[.A1118]/1000/(60*60*24)" office:value-type="time" office:time-value="PT04H57M34.724S" calcext:value-type="time">
            <text:p>04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2.43" calcext:value-type="float">
            <text:p>1192.43</text:p>
          </table:table-cell>
          <table:table-cell office:value-type="float" office:value="1441.71" calcext:value-type="float">
            <text:p>1441.71</text:p>
          </table:table-cell>
        </table:table-row>
        <table:table-row table:style-name="ro1">
          <table:table-cell office:value-type="float" office:value="17870724" calcext:value-type="float">
            <text:p>17870724</text:p>
          </table:table-cell>
          <table:table-cell table:formula="of:=[.A1119]/1000/(60*60*24)" office:value-type="time" office:time-value="PT04H57M50.724S" calcext:value-type="time">
            <text:p>04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3.46" calcext:value-type="float">
            <text:p>1193.46</text:p>
          </table:table-cell>
          <table:table-cell office:value-type="float" office:value="1442.91" calcext:value-type="float">
            <text:p>1442.91</text:p>
          </table:table-cell>
        </table:table-row>
        <table:table-row table:style-name="ro1">
          <table:table-cell office:value-type="float" office:value="17886724" calcext:value-type="float">
            <text:p>17886724</text:p>
          </table:table-cell>
          <table:table-cell table:formula="of:=[.A1120]/1000/(60*60*24)" office:value-type="time" office:time-value="PT04H58M06.724S" calcext:value-type="time">
            <text:p>04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4.49" calcext:value-type="float">
            <text:p>1194.49</text:p>
          </table:table-cell>
          <table:table-cell office:value-type="float" office:value="1444.11" calcext:value-type="float">
            <text:p>1444.11</text:p>
          </table:table-cell>
        </table:table-row>
        <table:table-row table:style-name="ro1">
          <table:table-cell office:value-type="float" office:value="17902724" calcext:value-type="float">
            <text:p>17902724</text:p>
          </table:table-cell>
          <table:table-cell table:formula="of:=[.A1121]/1000/(60*60*24)" office:value-type="time" office:time-value="PT04H58M22.724S" calcext:value-type="time">
            <text:p>04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5.53" calcext:value-type="float">
            <text:p>1195.53</text:p>
          </table:table-cell>
          <table:table-cell office:value-type="float" office:value="1445.32" calcext:value-type="float">
            <text:p>1445.32</text:p>
          </table:table-cell>
        </table:table-row>
        <table:table-row table:style-name="ro1">
          <table:table-cell office:value-type="float" office:value="17918724" calcext:value-type="float">
            <text:p>17918724</text:p>
          </table:table-cell>
          <table:table-cell table:formula="of:=[.A1122]/1000/(60*60*24)" office:value-type="time" office:time-value="PT04H58M38.724S" calcext:value-type="time">
            <text:p>04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6.56" calcext:value-type="float">
            <text:p>1196.56</text:p>
          </table:table-cell>
          <table:table-cell office:value-type="float" office:value="1446.52" calcext:value-type="float">
            <text:p>1446.52</text:p>
          </table:table-cell>
        </table:table-row>
        <table:table-row table:style-name="ro1">
          <table:table-cell office:value-type="float" office:value="17934724" calcext:value-type="float">
            <text:p>17934724</text:p>
          </table:table-cell>
          <table:table-cell table:formula="of:=[.A1123]/1000/(60*60*24)" office:value-type="time" office:time-value="PT04H58M54.724S" calcext:value-type="time">
            <text:p>04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7.59" calcext:value-type="float">
            <text:p>1197.59</text:p>
          </table:table-cell>
          <table:table-cell office:value-type="float" office:value="1447.73" calcext:value-type="float">
            <text:p>1447.73</text:p>
          </table:table-cell>
        </table:table-row>
        <table:table-row table:style-name="ro1">
          <table:table-cell office:value-type="float" office:value="17950724" calcext:value-type="float">
            <text:p>17950724</text:p>
          </table:table-cell>
          <table:table-cell table:formula="of:=[.A1124]/1000/(60*60*24)" office:value-type="time" office:time-value="PT04H59M10.724S" calcext:value-type="time">
            <text:p>04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8.62" calcext:value-type="float">
            <text:p>1198.62</text:p>
          </table:table-cell>
          <table:table-cell office:value-type="float" office:value="1448.93" calcext:value-type="float">
            <text:p>1448.93</text:p>
          </table:table-cell>
        </table:table-row>
        <table:table-row table:style-name="ro1">
          <table:table-cell office:value-type="float" office:value="17966724" calcext:value-type="float">
            <text:p>17966724</text:p>
          </table:table-cell>
          <table:table-cell table:formula="of:=[.A1125]/1000/(60*60*24)" office:value-type="time" office:time-value="PT04H59M26.724S" calcext:value-type="time">
            <text:p>04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199.65" calcext:value-type="float">
            <text:p>1199.65</text:p>
          </table:table-cell>
          <table:table-cell office:value-type="float" office:value="1450.14" calcext:value-type="float">
            <text:p>1450.14</text:p>
          </table:table-cell>
        </table:table-row>
        <table:table-row table:style-name="ro1">
          <table:table-cell office:value-type="float" office:value="17982724" calcext:value-type="float">
            <text:p>17982724</text:p>
          </table:table-cell>
          <table:table-cell table:formula="of:=[.A1126]/1000/(60*60*24)" office:value-type="time" office:time-value="PT04H59M42.724S" calcext:value-type="time">
            <text:p>04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0.68" calcext:value-type="float">
            <text:p>1200.68</text:p>
          </table:table-cell>
          <table:table-cell office:value-type="float" office:value="1451.34" calcext:value-type="float">
            <text:p>1451.34</text:p>
          </table:table-cell>
        </table:table-row>
        <table:table-row table:style-name="ro1">
          <table:table-cell office:value-type="float" office:value="17998724" calcext:value-type="float">
            <text:p>17998724</text:p>
          </table:table-cell>
          <table:table-cell table:formula="of:=[.A1127]/1000/(60*60*24)" office:value-type="time" office:time-value="PT04H59M58.724S" calcext:value-type="time">
            <text:p>04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1.71" calcext:value-type="float">
            <text:p>1201.71</text:p>
          </table:table-cell>
          <table:table-cell office:value-type="float" office:value="1452.54" calcext:value-type="float">
            <text:p>1452.54</text:p>
          </table:table-cell>
        </table:table-row>
        <table:table-row table:style-name="ro1">
          <table:table-cell office:value-type="float" office:value="18014724" calcext:value-type="float">
            <text:p>18014724</text:p>
          </table:table-cell>
          <table:table-cell table:formula="of:=[.A1128]/1000/(60*60*24)" office:value-type="time" office:time-value="PT05H00M14.724S" calcext:value-type="time">
            <text:p>05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202.75" calcext:value-type="float">
            <text:p>1202.75</text:p>
          </table:table-cell>
          <table:table-cell office:value-type="float" office:value="1453.75" calcext:value-type="float">
            <text:p>1453.75</text:p>
          </table:table-cell>
        </table:table-row>
        <table:table-row table:style-name="ro1">
          <table:table-cell office:value-type="float" office:value="18030724" calcext:value-type="float">
            <text:p>18030724</text:p>
          </table:table-cell>
          <table:table-cell table:formula="of:=[.A1129]/1000/(60*60*24)" office:value-type="time" office:time-value="PT05H00M30.724S" calcext:value-type="time">
            <text:p>05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3.78" calcext:value-type="float">
            <text:p>1203.78</text:p>
          </table:table-cell>
          <table:table-cell office:value-type="float" office:value="1454.95" calcext:value-type="float">
            <text:p>1454.95</text:p>
          </table:table-cell>
        </table:table-row>
        <table:table-row table:style-name="ro1">
          <table:table-cell office:value-type="float" office:value="18046724" calcext:value-type="float">
            <text:p>18046724</text:p>
          </table:table-cell>
          <table:table-cell table:formula="of:=[.A1130]/1000/(60*60*24)" office:value-type="time" office:time-value="PT05H00M46.724S" calcext:value-type="time">
            <text:p>05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4.81" calcext:value-type="float">
            <text:p>1204.81</text:p>
          </table:table-cell>
          <table:table-cell office:value-type="float" office:value="1456.15" calcext:value-type="float">
            <text:p>1456.15</text:p>
          </table:table-cell>
        </table:table-row>
        <table:table-row table:style-name="ro1">
          <table:table-cell office:value-type="float" office:value="18062724" calcext:value-type="float">
            <text:p>18062724</text:p>
          </table:table-cell>
          <table:table-cell table:formula="of:=[.A1131]/1000/(60*60*24)" office:value-type="time" office:time-value="PT05H01M02.724S" calcext:value-type="time">
            <text:p>05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05.84" calcext:value-type="float">
            <text:p>1205.84</text:p>
          </table:table-cell>
          <table:table-cell office:value-type="float" office:value="1457.35" calcext:value-type="float">
            <text:p>1457.35</text:p>
          </table:table-cell>
        </table:table-row>
        <table:table-row table:style-name="ro1">
          <table:table-cell office:value-type="float" office:value="18078724" calcext:value-type="float">
            <text:p>18078724</text:p>
          </table:table-cell>
          <table:table-cell table:formula="of:=[.A1132]/1000/(60*60*24)" office:value-type="time" office:time-value="PT05H01M18.724S" calcext:value-type="time">
            <text:p>05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06.87" calcext:value-type="float">
            <text:p>1206.87</text:p>
          </table:table-cell>
          <table:table-cell office:value-type="float" office:value="1458.55" calcext:value-type="float">
            <text:p>1458.55</text:p>
          </table:table-cell>
        </table:table-row>
        <table:table-row table:style-name="ro1">
          <table:table-cell office:value-type="float" office:value="18094724" calcext:value-type="float">
            <text:p>18094724</text:p>
          </table:table-cell>
          <table:table-cell table:formula="of:=[.A1133]/1000/(60*60*24)" office:value-type="time" office:time-value="PT05H01M34.724S" calcext:value-type="time">
            <text:p>05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07.9" calcext:value-type="float">
            <text:p>1207.9</text:p>
          </table:table-cell>
          <table:table-cell office:value-type="float" office:value="1459.76" calcext:value-type="float">
            <text:p>1459.76</text:p>
          </table:table-cell>
        </table:table-row>
        <table:table-row table:style-name="ro1">
          <table:table-cell office:value-type="float" office:value="18110724" calcext:value-type="float">
            <text:p>18110724</text:p>
          </table:table-cell>
          <table:table-cell table:formula="of:=[.A1134]/1000/(60*60*24)" office:value-type="time" office:time-value="PT05H01M50.724S" calcext:value-type="time">
            <text:p>05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08.93" calcext:value-type="float">
            <text:p>1208.93</text:p>
          </table:table-cell>
          <table:table-cell office:value-type="float" office:value="1460.96" calcext:value-type="float">
            <text:p>1460.96</text:p>
          </table:table-cell>
        </table:table-row>
        <table:table-row table:style-name="ro1">
          <table:table-cell office:value-type="float" office:value="18126724" calcext:value-type="float">
            <text:p>18126724</text:p>
          </table:table-cell>
          <table:table-cell table:formula="of:=[.A1135]/1000/(60*60*24)" office:value-type="time" office:time-value="PT05H02M06.724S" calcext:value-type="time">
            <text:p>05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09.96" calcext:value-type="float">
            <text:p>1209.96</text:p>
          </table:table-cell>
          <table:table-cell office:value-type="float" office:value="1462.16" calcext:value-type="float">
            <text:p>1462.16</text:p>
          </table:table-cell>
        </table:table-row>
        <table:table-row table:style-name="ro1">
          <table:table-cell office:value-type="float" office:value="18142724" calcext:value-type="float">
            <text:p>18142724</text:p>
          </table:table-cell>
          <table:table-cell table:formula="of:=[.A1136]/1000/(60*60*24)" office:value-type="time" office:time-value="PT05H02M22.724S" calcext:value-type="time">
            <text:p>05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11" calcext:value-type="float">
            <text:p>1211</text:p>
          </table:table-cell>
          <table:table-cell office:value-type="float" office:value="1463.36" calcext:value-type="float">
            <text:p>1463.36</text:p>
          </table:table-cell>
        </table:table-row>
        <table:table-row table:style-name="ro1">
          <table:table-cell office:value-type="float" office:value="18158724" calcext:value-type="float">
            <text:p>18158724</text:p>
          </table:table-cell>
          <table:table-cell table:formula="of:=[.A1137]/1000/(60*60*24)" office:value-type="time" office:time-value="PT05H02M38.724S" calcext:value-type="time">
            <text:p>05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212.03" calcext:value-type="float">
            <text:p>1212.03</text:p>
          </table:table-cell>
          <table:table-cell office:value-type="float" office:value="1464.56" calcext:value-type="float">
            <text:p>1464.56</text:p>
          </table:table-cell>
        </table:table-row>
        <table:table-row table:style-name="ro1">
          <table:table-cell office:value-type="float" office:value="18174724" calcext:value-type="float">
            <text:p>18174724</text:p>
          </table:table-cell>
          <table:table-cell table:formula="of:=[.A1138]/1000/(60*60*24)" office:value-type="time" office:time-value="PT05H02M54.724S" calcext:value-type="time">
            <text:p>05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3.06" calcext:value-type="float">
            <text:p>1213.06</text:p>
          </table:table-cell>
          <table:table-cell office:value-type="float" office:value="1465.76" calcext:value-type="float">
            <text:p>1465.76</text:p>
          </table:table-cell>
        </table:table-row>
        <table:table-row table:style-name="ro1">
          <table:table-cell office:value-type="float" office:value="18190724" calcext:value-type="float">
            <text:p>18190724</text:p>
          </table:table-cell>
          <table:table-cell table:formula="of:=[.A1139]/1000/(60*60*24)" office:value-type="time" office:time-value="PT05H03M10.724S" calcext:value-type="time">
            <text:p>05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4.09" calcext:value-type="float">
            <text:p>1214.09</text:p>
          </table:table-cell>
          <table:table-cell office:value-type="float" office:value="1466.96" calcext:value-type="float">
            <text:p>1466.96</text:p>
          </table:table-cell>
        </table:table-row>
        <table:table-row table:style-name="ro1">
          <table:table-cell office:value-type="float" office:value="18206724" calcext:value-type="float">
            <text:p>18206724</text:p>
          </table:table-cell>
          <table:table-cell table:formula="of:=[.A1140]/1000/(60*60*24)" office:value-type="time" office:time-value="PT05H03M26.724S" calcext:value-type="time">
            <text:p>05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5.12" calcext:value-type="float">
            <text:p>1215.12</text:p>
          </table:table-cell>
          <table:table-cell office:value-type="float" office:value="1468.16" calcext:value-type="float">
            <text:p>1468.16</text:p>
          </table:table-cell>
        </table:table-row>
        <table:table-row table:style-name="ro1">
          <table:table-cell office:value-type="float" office:value="18222724" calcext:value-type="float">
            <text:p>18222724</text:p>
          </table:table-cell>
          <table:table-cell table:formula="of:=[.A1141]/1000/(60*60*24)" office:value-type="time" office:time-value="PT05H03M42.724S" calcext:value-type="time">
            <text:p>05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6.15" calcext:value-type="float">
            <text:p>1216.15</text:p>
          </table:table-cell>
          <table:table-cell office:value-type="float" office:value="1469.36" calcext:value-type="float">
            <text:p>1469.36</text:p>
          </table:table-cell>
        </table:table-row>
        <table:table-row table:style-name="ro1">
          <table:table-cell office:value-type="float" office:value="18238724" calcext:value-type="float">
            <text:p>18238724</text:p>
          </table:table-cell>
          <table:table-cell table:formula="of:=[.A1142]/1000/(60*60*24)" office:value-type="time" office:time-value="PT05H03M58.724S" calcext:value-type="time">
            <text:p>05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7.18" calcext:value-type="float">
            <text:p>1217.18</text:p>
          </table:table-cell>
          <table:table-cell office:value-type="float" office:value="1470.56" calcext:value-type="float">
            <text:p>1470.56</text:p>
          </table:table-cell>
        </table:table-row>
        <table:table-row table:style-name="ro1">
          <table:table-cell office:value-type="float" office:value="18254724" calcext:value-type="float">
            <text:p>18254724</text:p>
          </table:table-cell>
          <table:table-cell table:formula="of:=[.A1143]/1000/(60*60*24)" office:value-type="time" office:time-value="PT05H04M14.724S" calcext:value-type="time">
            <text:p>05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8.21" calcext:value-type="float">
            <text:p>1218.21</text:p>
          </table:table-cell>
          <table:table-cell office:value-type="float" office:value="1471.76" calcext:value-type="float">
            <text:p>1471.76</text:p>
          </table:table-cell>
        </table:table-row>
        <table:table-row table:style-name="ro1">
          <table:table-cell office:value-type="float" office:value="18270724" calcext:value-type="float">
            <text:p>18270724</text:p>
          </table:table-cell>
          <table:table-cell table:formula="of:=[.A1144]/1000/(60*60*24)" office:value-type="time" office:time-value="PT05H04M30.724S" calcext:value-type="time">
            <text:p>05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19.24" calcext:value-type="float">
            <text:p>1219.24</text:p>
          </table:table-cell>
          <table:table-cell office:value-type="float" office:value="1472.96" calcext:value-type="float">
            <text:p>1472.96</text:p>
          </table:table-cell>
        </table:table-row>
        <table:table-row table:style-name="ro1">
          <table:table-cell office:value-type="float" office:value="18286724" calcext:value-type="float">
            <text:p>18286724</text:p>
          </table:table-cell>
          <table:table-cell table:formula="of:=[.A1145]/1000/(60*60*24)" office:value-type="time" office:time-value="PT05H04M46.724S" calcext:value-type="time">
            <text:p>05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220.27" calcext:value-type="float">
            <text:p>1220.27</text:p>
          </table:table-cell>
          <table:table-cell office:value-type="float" office:value="1474.16" calcext:value-type="float">
            <text:p>1474.16</text:p>
          </table:table-cell>
        </table:table-row>
        <table:table-row table:style-name="ro1">
          <table:table-cell office:value-type="float" office:value="18302724" calcext:value-type="float">
            <text:p>18302724</text:p>
          </table:table-cell>
          <table:table-cell table:formula="of:=[.A1146]/1000/(60*60*24)" office:value-type="time" office:time-value="PT05H05M02.724S" calcext:value-type="time">
            <text:p>05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1.3" calcext:value-type="float">
            <text:p>1221.3</text:p>
          </table:table-cell>
          <table:table-cell office:value-type="float" office:value="1475.36" calcext:value-type="float">
            <text:p>1475.36</text:p>
          </table:table-cell>
        </table:table-row>
        <table:table-row table:style-name="ro1">
          <table:table-cell office:value-type="float" office:value="18318724" calcext:value-type="float">
            <text:p>18318724</text:p>
          </table:table-cell>
          <table:table-cell table:formula="of:=[.A1147]/1000/(60*60*24)" office:value-type="time" office:time-value="PT05H05M18.724S" calcext:value-type="time">
            <text:p>05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2.33" calcext:value-type="float">
            <text:p>1222.33</text:p>
          </table:table-cell>
          <table:table-cell office:value-type="float" office:value="1476.56" calcext:value-type="float">
            <text:p>1476.56</text:p>
          </table:table-cell>
        </table:table-row>
        <table:table-row table:style-name="ro1">
          <table:table-cell office:value-type="float" office:value="18334724" calcext:value-type="float">
            <text:p>18334724</text:p>
          </table:table-cell>
          <table:table-cell table:formula="of:=[.A1148]/1000/(60*60*24)" office:value-type="time" office:time-value="PT05H05M34.724S" calcext:value-type="time">
            <text:p>05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3.36" calcext:value-type="float">
            <text:p>1223.36</text:p>
          </table:table-cell>
          <table:table-cell office:value-type="float" office:value="1477.76" calcext:value-type="float">
            <text:p>1477.76</text:p>
          </table:table-cell>
        </table:table-row>
        <table:table-row table:style-name="ro1">
          <table:table-cell office:value-type="float" office:value="18350724" calcext:value-type="float">
            <text:p>18350724</text:p>
          </table:table-cell>
          <table:table-cell table:formula="of:=[.A1149]/1000/(60*60*24)" office:value-type="time" office:time-value="PT05H05M50.724S" calcext:value-type="time">
            <text:p>05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478.95" calcext:value-type="float">
            <text:p>1478.95</text:p>
          </table:table-cell>
        </table:table-row>
        <table:table-row table:style-name="ro1">
          <table:table-cell office:value-type="float" office:value="18366724" calcext:value-type="float">
            <text:p>18366724</text:p>
          </table:table-cell>
          <table:table-cell table:formula="of:=[.A1150]/1000/(60*60*24)" office:value-type="time" office:time-value="PT05H06M06.724S" calcext:value-type="time">
            <text:p>05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5.42" calcext:value-type="float">
            <text:p>1225.42</text:p>
          </table:table-cell>
          <table:table-cell office:value-type="float" office:value="1480.15" calcext:value-type="float">
            <text:p>1480.15</text:p>
          </table:table-cell>
        </table:table-row>
        <table:table-row table:style-name="ro1">
          <table:table-cell office:value-type="float" office:value="18382724" calcext:value-type="float">
            <text:p>18382724</text:p>
          </table:table-cell>
          <table:table-cell table:formula="of:=[.A1151]/1000/(60*60*24)" office:value-type="time" office:time-value="PT05H06M22.724S" calcext:value-type="time">
            <text:p>05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6.45" calcext:value-type="float">
            <text:p>1226.45</text:p>
          </table:table-cell>
          <table:table-cell office:value-type="float" office:value="1481.35" calcext:value-type="float">
            <text:p>1481.35</text:p>
          </table:table-cell>
        </table:table-row>
        <table:table-row table:style-name="ro1">
          <table:table-cell office:value-type="float" office:value="18398724" calcext:value-type="float">
            <text:p>18398724</text:p>
          </table:table-cell>
          <table:table-cell table:formula="of:=[.A1152]/1000/(60*60*24)" office:value-type="time" office:time-value="PT05H06M38.724S" calcext:value-type="time">
            <text:p>05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7.48" calcext:value-type="float">
            <text:p>1227.48</text:p>
          </table:table-cell>
          <table:table-cell office:value-type="float" office:value="1482.55" calcext:value-type="float">
            <text:p>1482.55</text:p>
          </table:table-cell>
        </table:table-row>
        <table:table-row table:style-name="ro1">
          <table:table-cell office:value-type="float" office:value="18414724" calcext:value-type="float">
            <text:p>18414724</text:p>
          </table:table-cell>
          <table:table-cell table:formula="of:=[.A1153]/1000/(60*60*24)" office:value-type="time" office:time-value="PT05H06M54.724S" calcext:value-type="time">
            <text:p>05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28.51" calcext:value-type="float">
            <text:p>1228.51</text:p>
          </table:table-cell>
          <table:table-cell office:value-type="float" office:value="1483.74" calcext:value-type="float">
            <text:p>1483.74</text:p>
          </table:table-cell>
        </table:table-row>
        <table:table-row table:style-name="ro1">
          <table:table-cell office:value-type="float" office:value="18430724" calcext:value-type="float">
            <text:p>18430724</text:p>
          </table:table-cell>
          <table:table-cell table:formula="of:=[.A1154]/1000/(60*60*24)" office:value-type="time" office:time-value="PT05H07M10.724S" calcext:value-type="time">
            <text:p>05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9.54" calcext:value-type="float">
            <text:p>1229.54</text:p>
          </table:table-cell>
          <table:table-cell office:value-type="float" office:value="1484.94" calcext:value-type="float">
            <text:p>1484.94</text:p>
          </table:table-cell>
        </table:table-row>
        <table:table-row table:style-name="ro1">
          <table:table-cell office:value-type="float" office:value="18446724" calcext:value-type="float">
            <text:p>18446724</text:p>
          </table:table-cell>
          <table:table-cell table:formula="of:=[.A1155]/1000/(60*60*24)" office:value-type="time" office:time-value="PT05H07M26.724S" calcext:value-type="time">
            <text:p>05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0.57" calcext:value-type="float">
            <text:p>1230.57</text:p>
          </table:table-cell>
          <table:table-cell office:value-type="float" office:value="1486.14" calcext:value-type="float">
            <text:p>1486.14</text:p>
          </table:table-cell>
        </table:table-row>
        <table:table-row table:style-name="ro1">
          <table:table-cell office:value-type="float" office:value="18462724" calcext:value-type="float">
            <text:p>18462724</text:p>
          </table:table-cell>
          <table:table-cell table:formula="of:=[.A1156]/1000/(60*60*24)" office:value-type="time" office:time-value="PT05H07M42.724S" calcext:value-type="time">
            <text:p>05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1.6" calcext:value-type="float">
            <text:p>1231.6</text:p>
          </table:table-cell>
          <table:table-cell office:value-type="float" office:value="1487.34" calcext:value-type="float">
            <text:p>1487.34</text:p>
          </table:table-cell>
        </table:table-row>
        <table:table-row table:style-name="ro1">
          <table:table-cell office:value-type="float" office:value="18478724" calcext:value-type="float">
            <text:p>18478724</text:p>
          </table:table-cell>
          <table:table-cell table:formula="of:=[.A1157]/1000/(60*60*24)" office:value-type="time" office:time-value="PT05H07M58.724S" calcext:value-type="time">
            <text:p>05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2.62" calcext:value-type="float">
            <text:p>1232.62</text:p>
          </table:table-cell>
          <table:table-cell office:value-type="float" office:value="1488.53" calcext:value-type="float">
            <text:p>1488.53</text:p>
          </table:table-cell>
        </table:table-row>
        <table:table-row table:style-name="ro1">
          <table:table-cell office:value-type="float" office:value="18494724" calcext:value-type="float">
            <text:p>18494724</text:p>
          </table:table-cell>
          <table:table-cell table:formula="of:=[.A1158]/1000/(60*60*24)" office:value-type="time" office:time-value="PT05H08M14.724S" calcext:value-type="time">
            <text:p>05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3.65" calcext:value-type="float">
            <text:p>1233.65</text:p>
          </table:table-cell>
          <table:table-cell office:value-type="float" office:value="1489.73" calcext:value-type="float">
            <text:p>1489.73</text:p>
          </table:table-cell>
        </table:table-row>
        <table:table-row table:style-name="ro1">
          <table:table-cell office:value-type="float" office:value="18510724" calcext:value-type="float">
            <text:p>18510724</text:p>
          </table:table-cell>
          <table:table-cell table:formula="of:=[.A1159]/1000/(60*60*24)" office:value-type="time" office:time-value="PT05H08M30.724S" calcext:value-type="time">
            <text:p>05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4.68" calcext:value-type="float">
            <text:p>1234.68</text:p>
          </table:table-cell>
          <table:table-cell office:value-type="float" office:value="1490.93" calcext:value-type="float">
            <text:p>1490.93</text:p>
          </table:table-cell>
        </table:table-row>
        <table:table-row table:style-name="ro1">
          <table:table-cell office:value-type="float" office:value="18526724" calcext:value-type="float">
            <text:p>18526724</text:p>
          </table:table-cell>
          <table:table-cell table:formula="of:=[.A1160]/1000/(60*60*24)" office:value-type="time" office:time-value="PT05H08M46.724S" calcext:value-type="time">
            <text:p>05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5.71" calcext:value-type="float">
            <text:p>1235.71</text:p>
          </table:table-cell>
          <table:table-cell office:value-type="float" office:value="1492.12" calcext:value-type="float">
            <text:p>1492.12</text:p>
          </table:table-cell>
        </table:table-row>
        <table:table-row table:style-name="ro1">
          <table:table-cell office:value-type="float" office:value="18542724" calcext:value-type="float">
            <text:p>18542724</text:p>
          </table:table-cell>
          <table:table-cell table:formula="of:=[.A1161]/1000/(60*60*24)" office:value-type="time" office:time-value="PT05H09M02.724S" calcext:value-type="time">
            <text:p>05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6.74" calcext:value-type="float">
            <text:p>1236.74</text:p>
          </table:table-cell>
          <table:table-cell office:value-type="float" office:value="1493.32" calcext:value-type="float">
            <text:p>1493.32</text:p>
          </table:table-cell>
        </table:table-row>
        <table:table-row table:style-name="ro1">
          <table:table-cell office:value-type="float" office:value="18558724" calcext:value-type="float">
            <text:p>18558724</text:p>
          </table:table-cell>
          <table:table-cell table:formula="of:=[.A1162]/1000/(60*60*24)" office:value-type="time" office:time-value="PT05H09M18.724S" calcext:value-type="time">
            <text:p>05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7.77" calcext:value-type="float">
            <text:p>1237.77</text:p>
          </table:table-cell>
          <table:table-cell office:value-type="float" office:value="1494.52" calcext:value-type="float">
            <text:p>1494.52</text:p>
          </table:table-cell>
        </table:table-row>
        <table:table-row table:style-name="ro1">
          <table:table-cell office:value-type="float" office:value="18574724" calcext:value-type="float">
            <text:p>18574724</text:p>
          </table:table-cell>
          <table:table-cell table:formula="of:=[.A1163]/1000/(60*60*24)" office:value-type="time" office:time-value="PT05H09M34.724S" calcext:value-type="time">
            <text:p>05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8.8" calcext:value-type="float">
            <text:p>1238.8</text:p>
          </table:table-cell>
          <table:table-cell office:value-type="float" office:value="1495.71" calcext:value-type="float">
            <text:p>1495.71</text:p>
          </table:table-cell>
        </table:table-row>
        <table:table-row table:style-name="ro1">
          <table:table-cell office:value-type="float" office:value="18590724" calcext:value-type="float">
            <text:p>18590724</text:p>
          </table:table-cell>
          <table:table-cell table:formula="of:=[.A1164]/1000/(60*60*24)" office:value-type="time" office:time-value="PT05H09M50.724S" calcext:value-type="time">
            <text:p>05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9.83" calcext:value-type="float">
            <text:p>1239.83</text:p>
          </table:table-cell>
          <table:table-cell office:value-type="float" office:value="1496.91" calcext:value-type="float">
            <text:p>1496.91</text:p>
          </table:table-cell>
        </table:table-row>
        <table:table-row table:style-name="ro1">
          <table:table-cell office:value-type="float" office:value="18606724" calcext:value-type="float">
            <text:p>18606724</text:p>
          </table:table-cell>
          <table:table-cell table:formula="of:=[.A1165]/1000/(60*60*24)" office:value-type="time" office:time-value="PT05H10M06.724S" calcext:value-type="time">
            <text:p>05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0.86" calcext:value-type="float">
            <text:p>1240.86</text:p>
          </table:table-cell>
          <table:table-cell office:value-type="float" office:value="1498.11" calcext:value-type="float">
            <text:p>1498.11</text:p>
          </table:table-cell>
        </table:table-row>
        <table:table-row table:style-name="ro1">
          <table:table-cell office:value-type="float" office:value="18622724" calcext:value-type="float">
            <text:p>18622724</text:p>
          </table:table-cell>
          <table:table-cell table:formula="of:=[.A1166]/1000/(60*60*24)" office:value-type="time" office:time-value="PT05H10M22.724S" calcext:value-type="time">
            <text:p>05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1.89" calcext:value-type="float">
            <text:p>1241.89</text:p>
          </table:table-cell>
          <table:table-cell office:value-type="float" office:value="1499.3" calcext:value-type="float">
            <text:p>1499.3</text:p>
          </table:table-cell>
        </table:table-row>
        <table:table-row table:style-name="ro1">
          <table:table-cell office:value-type="float" office:value="18638724" calcext:value-type="float">
            <text:p>18638724</text:p>
          </table:table-cell>
          <table:table-cell table:formula="of:=[.A1167]/1000/(60*60*24)" office:value-type="time" office:time-value="PT05H10M38.724S" calcext:value-type="time">
            <text:p>05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2.92" calcext:value-type="float">
            <text:p>1242.92</text:p>
          </table:table-cell>
          <table:table-cell office:value-type="float" office:value="1500.5" calcext:value-type="float">
            <text:p>1500.5</text:p>
          </table:table-cell>
        </table:table-row>
        <table:table-row table:style-name="ro1">
          <table:table-cell office:value-type="float" office:value="18654724" calcext:value-type="float">
            <text:p>18654724</text:p>
          </table:table-cell>
          <table:table-cell table:formula="of:=[.A1168]/1000/(60*60*24)" office:value-type="time" office:time-value="PT05H10M54.724S" calcext:value-type="time">
            <text:p>05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3.94" calcext:value-type="float">
            <text:p>1243.94</text:p>
          </table:table-cell>
          <table:table-cell office:value-type="float" office:value="1501.7" calcext:value-type="float">
            <text:p>1501.7</text:p>
          </table:table-cell>
        </table:table-row>
        <table:table-row table:style-name="ro1">
          <table:table-cell office:value-type="float" office:value="18670724" calcext:value-type="float">
            <text:p>18670724</text:p>
          </table:table-cell>
          <table:table-cell table:formula="of:=[.A1169]/1000/(60*60*24)" office:value-type="time" office:time-value="PT05H11M10.724S" calcext:value-type="time">
            <text:p>05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4.97" calcext:value-type="float">
            <text:p>1244.97</text:p>
          </table:table-cell>
          <table:table-cell office:value-type="float" office:value="1502.89" calcext:value-type="float">
            <text:p>1502.89</text:p>
          </table:table-cell>
        </table:table-row>
        <table:table-row table:style-name="ro1">
          <table:table-cell office:value-type="float" office:value="18686724" calcext:value-type="float">
            <text:p>18686724</text:p>
          </table:table-cell>
          <table:table-cell table:formula="of:=[.A1170]/1000/(60*60*24)" office:value-type="time" office:time-value="PT05H11M26.724S" calcext:value-type="time">
            <text:p>05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46" calcext:value-type="float">
            <text:p>1246</text:p>
          </table:table-cell>
          <table:table-cell office:value-type="float" office:value="1504.08" calcext:value-type="float">
            <text:p>1504.08</text:p>
          </table:table-cell>
        </table:table-row>
        <table:table-row table:style-name="ro1">
          <table:table-cell office:value-type="float" office:value="18702724" calcext:value-type="float">
            <text:p>18702724</text:p>
          </table:table-cell>
          <table:table-cell table:formula="of:=[.A1171]/1000/(60*60*24)" office:value-type="time" office:time-value="PT05H11M42.724S" calcext:value-type="time">
            <text:p>05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7.03" calcext:value-type="float">
            <text:p>1247.03</text:p>
          </table:table-cell>
          <table:table-cell office:value-type="float" office:value="1505.28" calcext:value-type="float">
            <text:p>1505.28</text:p>
          </table:table-cell>
        </table:table-row>
        <table:table-row table:style-name="ro1">
          <table:table-cell office:value-type="float" office:value="18718724" calcext:value-type="float">
            <text:p>18718724</text:p>
          </table:table-cell>
          <table:table-cell table:formula="of:=[.A1172]/1000/(60*60*24)" office:value-type="time" office:time-value="PT05H11M58.724S" calcext:value-type="time">
            <text:p>05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48.06" calcext:value-type="float">
            <text:p>1248.06</text:p>
          </table:table-cell>
          <table:table-cell office:value-type="float" office:value="1506.47" calcext:value-type="float">
            <text:p>1506.47</text:p>
          </table:table-cell>
        </table:table-row>
        <table:table-row table:style-name="ro1">
          <table:table-cell office:value-type="float" office:value="18734724" calcext:value-type="float">
            <text:p>18734724</text:p>
          </table:table-cell>
          <table:table-cell table:formula="of:=[.A1173]/1000/(60*60*24)" office:value-type="time" office:time-value="PT05H12M14.724S" calcext:value-type="time">
            <text:p>05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49.09" calcext:value-type="float">
            <text:p>1249.09</text:p>
          </table:table-cell>
          <table:table-cell office:value-type="float" office:value="1507.67" calcext:value-type="float">
            <text:p>1507.67</text:p>
          </table:table-cell>
        </table:table-row>
        <table:table-row table:style-name="ro1">
          <table:table-cell office:value-type="float" office:value="18750724" calcext:value-type="float">
            <text:p>18750724</text:p>
          </table:table-cell>
          <table:table-cell table:formula="of:=[.A1174]/1000/(60*60*24)" office:value-type="time" office:time-value="PT05H12M30.724S" calcext:value-type="time">
            <text:p>05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0.11" calcext:value-type="float">
            <text:p>1250.11</text:p>
          </table:table-cell>
          <table:table-cell office:value-type="float" office:value="1508.86" calcext:value-type="float">
            <text:p>1508.86</text:p>
          </table:table-cell>
        </table:table-row>
        <table:table-row table:style-name="ro1">
          <table:table-cell office:value-type="float" office:value="18766724" calcext:value-type="float">
            <text:p>18766724</text:p>
          </table:table-cell>
          <table:table-cell table:formula="of:=[.A1175]/1000/(60*60*24)" office:value-type="time" office:time-value="PT05H12M46.724S" calcext:value-type="time">
            <text:p>05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1.14" calcext:value-type="float">
            <text:p>1251.14</text:p>
          </table:table-cell>
          <table:table-cell office:value-type="float" office:value="1510.06" calcext:value-type="float">
            <text:p>1510.06</text:p>
          </table:table-cell>
        </table:table-row>
        <table:table-row table:style-name="ro1">
          <table:table-cell office:value-type="float" office:value="18782724" calcext:value-type="float">
            <text:p>18782724</text:p>
          </table:table-cell>
          <table:table-cell table:formula="of:=[.A1176]/1000/(60*60*24)" office:value-type="time" office:time-value="PT05H13M02.724S" calcext:value-type="time">
            <text:p>05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52.17" calcext:value-type="float">
            <text:p>1252.17</text:p>
          </table:table-cell>
          <table:table-cell office:value-type="float" office:value="1511.25" calcext:value-type="float">
            <text:p>1511.25</text:p>
          </table:table-cell>
        </table:table-row>
        <table:table-row table:style-name="ro1">
          <table:table-cell office:value-type="float" office:value="18798724" calcext:value-type="float">
            <text:p>18798724</text:p>
          </table:table-cell>
          <table:table-cell table:formula="of:=[.A1177]/1000/(60*60*24)" office:value-type="time" office:time-value="PT05H13M18.724S" calcext:value-type="time">
            <text:p>05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53.2" calcext:value-type="float">
            <text:p>1253.2</text:p>
          </table:table-cell>
          <table:table-cell office:value-type="float" office:value="1512.45" calcext:value-type="float">
            <text:p>1512.45</text:p>
          </table:table-cell>
        </table:table-row>
        <table:table-row table:style-name="ro1">
          <table:table-cell office:value-type="float" office:value="18814724" calcext:value-type="float">
            <text:p>18814724</text:p>
          </table:table-cell>
          <table:table-cell table:formula="of:=[.A1178]/1000/(60*60*24)" office:value-type="time" office:time-value="PT05H13M34.724S" calcext:value-type="time">
            <text:p>05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54.22" calcext:value-type="float">
            <text:p>1254.22</text:p>
          </table:table-cell>
          <table:table-cell office:value-type="float" office:value="1513.64" calcext:value-type="float">
            <text:p>1513.64</text:p>
          </table:table-cell>
        </table:table-row>
        <table:table-row table:style-name="ro1">
          <table:table-cell office:value-type="float" office:value="18830724" calcext:value-type="float">
            <text:p>18830724</text:p>
          </table:table-cell>
          <table:table-cell table:formula="of:=[.A1179]/1000/(60*60*24)" office:value-type="time" office:time-value="PT05H13M50.724S" calcext:value-type="time">
            <text:p>05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5.25" calcext:value-type="float">
            <text:p>1255.25</text:p>
          </table:table-cell>
          <table:table-cell office:value-type="float" office:value="1514.83" calcext:value-type="float">
            <text:p>1514.83</text:p>
          </table:table-cell>
        </table:table-row>
        <table:table-row table:style-name="ro1">
          <table:table-cell office:value-type="float" office:value="18846724" calcext:value-type="float">
            <text:p>18846724</text:p>
          </table:table-cell>
          <table:table-cell table:formula="of:=[.A1180]/1000/(60*60*24)" office:value-type="time" office:time-value="PT05H14M06.724S" calcext:value-type="time">
            <text:p>05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1516.02" calcext:value-type="float">
            <text:p>1516.02</text:p>
          </table:table-cell>
        </table:table-row>
        <table:table-row table:style-name="ro1">
          <table:table-cell office:value-type="float" office:value="18862724" calcext:value-type="float">
            <text:p>18862724</text:p>
          </table:table-cell>
          <table:table-cell table:formula="of:=[.A1181]/1000/(60*60*24)" office:value-type="time" office:time-value="PT05H14M22.724S" calcext:value-type="time">
            <text:p>05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7.31" calcext:value-type="float">
            <text:p>1257.31</text:p>
          </table:table-cell>
          <table:table-cell office:value-type="float" office:value="1517.22" calcext:value-type="float">
            <text:p>1517.22</text:p>
          </table:table-cell>
        </table:table-row>
        <table:table-row table:style-name="ro1">
          <table:table-cell office:value-type="float" office:value="18878724" calcext:value-type="float">
            <text:p>18878724</text:p>
          </table:table-cell>
          <table:table-cell table:formula="of:=[.A1182]/1000/(60*60*24)" office:value-type="time" office:time-value="PT05H14M38.724S" calcext:value-type="time">
            <text:p>05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58.33" calcext:value-type="float">
            <text:p>1258.33</text:p>
          </table:table-cell>
          <table:table-cell office:value-type="float" office:value="1518.41" calcext:value-type="float">
            <text:p>1518.41</text:p>
          </table:table-cell>
        </table:table-row>
        <table:table-row table:style-name="ro1">
          <table:table-cell office:value-type="float" office:value="18894723" calcext:value-type="float">
            <text:p>18894723</text:p>
          </table:table-cell>
          <table:table-cell table:formula="of:=[.A1183]/1000/(60*60*24)" office:value-type="time" office:time-value="PT05H14M54.723S" calcext:value-type="time">
            <text:p>05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59.36" calcext:value-type="float">
            <text:p>1259.36</text:p>
          </table:table-cell>
          <table:table-cell office:value-type="float" office:value="1519.6" calcext:value-type="float">
            <text:p>1519.6</text:p>
          </table:table-cell>
        </table:table-row>
        <table:table-row table:style-name="ro1">
          <table:table-cell office:value-type="float" office:value="18910724" calcext:value-type="float">
            <text:p>18910724</text:p>
          </table:table-cell>
          <table:table-cell table:formula="of:=[.A1184]/1000/(60*60*24)" office:value-type="time" office:time-value="PT05H15M10.724S" calcext:value-type="time">
            <text:p>05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0.39" calcext:value-type="float">
            <text:p>1260.39</text:p>
          </table:table-cell>
          <table:table-cell office:value-type="float" office:value="1520.79" calcext:value-type="float">
            <text:p>1520.79</text:p>
          </table:table-cell>
        </table:table-row>
        <table:table-row table:style-name="ro1">
          <table:table-cell office:value-type="float" office:value="18926724" calcext:value-type="float">
            <text:p>18926724</text:p>
          </table:table-cell>
          <table:table-cell table:formula="of:=[.A1185]/1000/(60*60*24)" office:value-type="time" office:time-value="PT05H15M26.724S" calcext:value-type="time">
            <text:p>05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1521.99" calcext:value-type="float">
            <text:p>1521.99</text:p>
          </table:table-cell>
        </table:table-row>
        <table:table-row table:style-name="ro1">
          <table:table-cell office:value-type="float" office:value="18942724" calcext:value-type="float">
            <text:p>18942724</text:p>
          </table:table-cell>
          <table:table-cell table:formula="of:=[.A1186]/1000/(60*60*24)" office:value-type="time" office:time-value="PT05H15M42.724S" calcext:value-type="time">
            <text:p>05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2.44" calcext:value-type="float">
            <text:p>1262.44</text:p>
          </table:table-cell>
          <table:table-cell office:value-type="float" office:value="1523.18" calcext:value-type="float">
            <text:p>1523.18</text:p>
          </table:table-cell>
        </table:table-row>
        <table:table-row table:style-name="ro1">
          <table:table-cell office:value-type="float" office:value="18958724" calcext:value-type="float">
            <text:p>18958724</text:p>
          </table:table-cell>
          <table:table-cell table:formula="of:=[.A1187]/1000/(60*60*24)" office:value-type="time" office:time-value="PT05H15M58.724S" calcext:value-type="time">
            <text:p>05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3.47" calcext:value-type="float">
            <text:p>1263.47</text:p>
          </table:table-cell>
          <table:table-cell office:value-type="float" office:value="1524.37" calcext:value-type="float">
            <text:p>1524.37</text:p>
          </table:table-cell>
        </table:table-row>
        <table:table-row table:style-name="ro1">
          <table:table-cell office:value-type="float" office:value="18974724" calcext:value-type="float">
            <text:p>18974724</text:p>
          </table:table-cell>
          <table:table-cell table:formula="of:=[.A1188]/1000/(60*60*24)" office:value-type="time" office:time-value="PT05H16M14.724S" calcext:value-type="time">
            <text:p>05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4.5" calcext:value-type="float">
            <text:p>1264.5</text:p>
          </table:table-cell>
          <table:table-cell office:value-type="float" office:value="1525.56" calcext:value-type="float">
            <text:p>1525.56</text:p>
          </table:table-cell>
        </table:table-row>
        <table:table-row table:style-name="ro1">
          <table:table-cell office:value-type="float" office:value="18990724" calcext:value-type="float">
            <text:p>18990724</text:p>
          </table:table-cell>
          <table:table-cell table:formula="of:=[.A1189]/1000/(60*60*24)" office:value-type="time" office:time-value="PT05H16M30.724S" calcext:value-type="time">
            <text:p>05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5.52" calcext:value-type="float">
            <text:p>1265.52</text:p>
          </table:table-cell>
          <table:table-cell office:value-type="float" office:value="1526.75" calcext:value-type="float">
            <text:p>1526.75</text:p>
          </table:table-cell>
        </table:table-row>
        <table:table-row table:style-name="ro1">
          <table:table-cell office:value-type="float" office:value="19006724" calcext:value-type="float">
            <text:p>19006724</text:p>
          </table:table-cell>
          <table:table-cell table:formula="of:=[.A1190]/1000/(60*60*24)" office:value-type="time" office:time-value="PT05H16M46.724S" calcext:value-type="time">
            <text:p>05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66.55" calcext:value-type="float">
            <text:p>1266.55</text:p>
          </table:table-cell>
          <table:table-cell office:value-type="float" office:value="1527.94" calcext:value-type="float">
            <text:p>1527.94</text:p>
          </table:table-cell>
        </table:table-row>
        <table:table-row table:style-name="ro1">
          <table:table-cell office:value-type="float" office:value="19022724" calcext:value-type="float">
            <text:p>19022724</text:p>
          </table:table-cell>
          <table:table-cell table:formula="of:=[.A1191]/1000/(60*60*24)" office:value-type="time" office:time-value="PT05H17M02.724S" calcext:value-type="time">
            <text:p>05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67.58" calcext:value-type="float">
            <text:p>1267.58</text:p>
          </table:table-cell>
          <table:table-cell office:value-type="float" office:value="1529.13" calcext:value-type="float">
            <text:p>1529.13</text:p>
          </table:table-cell>
        </table:table-row>
        <table:table-row table:style-name="ro1">
          <table:table-cell office:value-type="float" office:value="19038724" calcext:value-type="float">
            <text:p>19038724</text:p>
          </table:table-cell>
          <table:table-cell table:formula="of:=[.A1192]/1000/(60*60*24)" office:value-type="time" office:time-value="PT05H17M18.724S" calcext:value-type="time">
            <text:p>05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68.61" calcext:value-type="float">
            <text:p>1268.61</text:p>
          </table:table-cell>
          <table:table-cell office:value-type="float" office:value="1530.32" calcext:value-type="float">
            <text:p>1530.32</text:p>
          </table:table-cell>
        </table:table-row>
        <table:table-row table:style-name="ro1">
          <table:table-cell office:value-type="float" office:value="19054724" calcext:value-type="float">
            <text:p>19054724</text:p>
          </table:table-cell>
          <table:table-cell table:formula="of:=[.A1193]/1000/(60*60*24)" office:value-type="time" office:time-value="PT05H17M34.724S" calcext:value-type="time">
            <text:p>05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1269.63" calcext:value-type="float">
            <text:p>1269.63</text:p>
          </table:table-cell>
          <table:table-cell office:value-type="float" office:value="1531.51" calcext:value-type="float">
            <text:p>1531.51</text:p>
          </table:table-cell>
        </table:table-row>
        <table:table-row table:style-name="ro1">
          <table:table-cell office:value-type="float" office:value="19070724" calcext:value-type="float">
            <text:p>19070724</text:p>
          </table:table-cell>
          <table:table-cell table:formula="of:=[.A1194]/1000/(60*60*24)" office:value-type="time" office:time-value="PT05H17M50.724S" calcext:value-type="time">
            <text:p>05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0.66" calcext:value-type="float">
            <text:p>1270.66</text:p>
          </table:table-cell>
          <table:table-cell office:value-type="float" office:value="1532.7" calcext:value-type="float">
            <text:p>1532.7</text:p>
          </table:table-cell>
        </table:table-row>
        <table:table-row table:style-name="ro1">
          <table:table-cell office:value-type="float" office:value="19086724" calcext:value-type="float">
            <text:p>19086724</text:p>
          </table:table-cell>
          <table:table-cell table:formula="of:=[.A1195]/1000/(60*60*24)" office:value-type="time" office:time-value="PT05H18M06.724S" calcext:value-type="time">
            <text:p>05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1.69" calcext:value-type="float">
            <text:p>1271.69</text:p>
          </table:table-cell>
          <table:table-cell office:value-type="float" office:value="1533.89" calcext:value-type="float">
            <text:p>1533.89</text:p>
          </table:table-cell>
        </table:table-row>
        <table:table-row table:style-name="ro1">
          <table:table-cell office:value-type="float" office:value="19102724" calcext:value-type="float">
            <text:p>19102724</text:p>
          </table:table-cell>
          <table:table-cell table:formula="of:=[.A1196]/1000/(60*60*24)" office:value-type="time" office:time-value="PT05H18M22.724S" calcext:value-type="time">
            <text:p>05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2.71" calcext:value-type="float">
            <text:p>1272.71</text:p>
          </table:table-cell>
          <table:table-cell office:value-type="float" office:value="1535.08" calcext:value-type="float">
            <text:p>1535.08</text:p>
          </table:table-cell>
        </table:table-row>
        <table:table-row table:style-name="ro1">
          <table:table-cell office:value-type="float" office:value="19118724" calcext:value-type="float">
            <text:p>19118724</text:p>
          </table:table-cell>
          <table:table-cell table:formula="of:=[.A1197]/1000/(60*60*24)" office:value-type="time" office:time-value="PT05H18M38.724S" calcext:value-type="time">
            <text:p>05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3.74" calcext:value-type="float">
            <text:p>1273.74</text:p>
          </table:table-cell>
          <table:table-cell office:value-type="float" office:value="1536.27" calcext:value-type="float">
            <text:p>1536.27</text:p>
          </table:table-cell>
        </table:table-row>
        <table:table-row table:style-name="ro1">
          <table:table-cell office:value-type="float" office:value="19134724" calcext:value-type="float">
            <text:p>19134724</text:p>
          </table:table-cell>
          <table:table-cell table:formula="of:=[.A1198]/1000/(60*60*24)" office:value-type="time" office:time-value="PT05H18M54.724S" calcext:value-type="time">
            <text:p>05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4.77" calcext:value-type="float">
            <text:p>1274.77</text:p>
          </table:table-cell>
          <table:table-cell office:value-type="float" office:value="1537.46" calcext:value-type="float">
            <text:p>1537.46</text:p>
          </table:table-cell>
        </table:table-row>
        <table:table-row table:style-name="ro1">
          <table:table-cell office:value-type="float" office:value="19150724" calcext:value-type="float">
            <text:p>19150724</text:p>
          </table:table-cell>
          <table:table-cell table:formula="of:=[.A1199]/1000/(60*60*24)" office:value-type="time" office:time-value="PT05H19M10.724S" calcext:value-type="time">
            <text:p>05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5.79" calcext:value-type="float">
            <text:p>1275.79</text:p>
          </table:table-cell>
          <table:table-cell office:value-type="float" office:value="1538.65" calcext:value-type="float">
            <text:p>1538.65</text:p>
          </table:table-cell>
        </table:table-row>
        <table:table-row table:style-name="ro1">
          <table:table-cell office:value-type="float" office:value="19166724" calcext:value-type="float">
            <text:p>19166724</text:p>
          </table:table-cell>
          <table:table-cell table:formula="of:=[.A1200]/1000/(60*60*24)" office:value-type="time" office:time-value="PT05H19M26.724S" calcext:value-type="time">
            <text:p>05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6.82" calcext:value-type="float">
            <text:p>1276.82</text:p>
          </table:table-cell>
          <table:table-cell office:value-type="float" office:value="1539.84" calcext:value-type="float">
            <text:p>1539.84</text:p>
          </table:table-cell>
        </table:table-row>
        <table:table-row table:style-name="ro1">
          <table:table-cell office:value-type="float" office:value="19182724" calcext:value-type="float">
            <text:p>19182724</text:p>
          </table:table-cell>
          <table:table-cell table:formula="of:=[.A1201]/1000/(60*60*24)" office:value-type="time" office:time-value="PT05H19M42.724S" calcext:value-type="time">
            <text:p>05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77.84" calcext:value-type="float">
            <text:p>1277.84</text:p>
          </table:table-cell>
          <table:table-cell office:value-type="float" office:value="1541.03" calcext:value-type="float">
            <text:p>1541.03</text:p>
          </table:table-cell>
        </table:table-row>
        <table:table-row table:style-name="ro1">
          <table:table-cell office:value-type="float" office:value="19198724" calcext:value-type="float">
            <text:p>19198724</text:p>
          </table:table-cell>
          <table:table-cell table:formula="of:=[.A1202]/1000/(60*60*24)" office:value-type="time" office:time-value="PT05H19M58.724S" calcext:value-type="time">
            <text:p>05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78.87" calcext:value-type="float">
            <text:p>1278.87</text:p>
          </table:table-cell>
          <table:table-cell office:value-type="float" office:value="1542.22" calcext:value-type="float">
            <text:p>1542.22</text:p>
          </table:table-cell>
        </table:table-row>
        <table:table-row table:style-name="ro1">
          <table:table-cell office:value-type="float" office:value="19214724" calcext:value-type="float">
            <text:p>19214724</text:p>
          </table:table-cell>
          <table:table-cell table:formula="of:=[.A1203]/1000/(60*60*24)" office:value-type="time" office:time-value="PT05H20M14.724S" calcext:value-type="time">
            <text:p>05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79.89" calcext:value-type="float">
            <text:p>1279.89</text:p>
          </table:table-cell>
          <table:table-cell office:value-type="float" office:value="1543.41" calcext:value-type="float">
            <text:p>1543.41</text:p>
          </table:table-cell>
        </table:table-row>
        <table:table-row table:style-name="ro1">
          <table:table-cell office:value-type="float" office:value="19230724" calcext:value-type="float">
            <text:p>19230724</text:p>
          </table:table-cell>
          <table:table-cell table:formula="of:=[.A1204]/1000/(60*60*24)" office:value-type="time" office:time-value="PT05H20M30.724S" calcext:value-type="time">
            <text:p>05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0.92" calcext:value-type="float">
            <text:p>1280.92</text:p>
          </table:table-cell>
          <table:table-cell office:value-type="float" office:value="1544.6" calcext:value-type="float">
            <text:p>1544.6</text:p>
          </table:table-cell>
        </table:table-row>
        <table:table-row table:style-name="ro1">
          <table:table-cell office:value-type="float" office:value="19246724" calcext:value-type="float">
            <text:p>19246724</text:p>
          </table:table-cell>
          <table:table-cell table:formula="of:=[.A1205]/1000/(60*60*24)" office:value-type="time" office:time-value="PT05H20M46.724S" calcext:value-type="time">
            <text:p>05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1.95" calcext:value-type="float">
            <text:p>1281.95</text:p>
          </table:table-cell>
          <table:table-cell office:value-type="float" office:value="1545.79" calcext:value-type="float">
            <text:p>1545.79</text:p>
          </table:table-cell>
        </table:table-row>
        <table:table-row table:style-name="ro1">
          <table:table-cell office:value-type="float" office:value="19262724" calcext:value-type="float">
            <text:p>19262724</text:p>
          </table:table-cell>
          <table:table-cell table:formula="of:=[.A1206]/1000/(60*60*24)" office:value-type="time" office:time-value="PT05H21M02.724S" calcext:value-type="time">
            <text:p>05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82.97" calcext:value-type="float">
            <text:p>1282.97</text:p>
          </table:table-cell>
          <table:table-cell office:value-type="float" office:value="1546.98" calcext:value-type="float">
            <text:p>1546.98</text:p>
          </table:table-cell>
        </table:table-row>
        <table:table-row table:style-name="ro1">
          <table:table-cell office:value-type="float" office:value="19278724" calcext:value-type="float">
            <text:p>19278724</text:p>
          </table:table-cell>
          <table:table-cell table:formula="of:=[.A1207]/1000/(60*60*24)" office:value-type="time" office:time-value="PT05H21M18.724S" calcext:value-type="time">
            <text:p>05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4" calcext:value-type="float">
            <text:p>1284</text:p>
          </table:table-cell>
          <table:table-cell office:value-type="float" office:value="1548.17" calcext:value-type="float">
            <text:p>1548.17</text:p>
          </table:table-cell>
        </table:table-row>
        <table:table-row table:style-name="ro1">
          <table:table-cell office:value-type="float" office:value="19294724" calcext:value-type="float">
            <text:p>19294724</text:p>
          </table:table-cell>
          <table:table-cell table:formula="of:=[.A1208]/1000/(60*60*24)" office:value-type="time" office:time-value="PT05H21M34.724S" calcext:value-type="time">
            <text:p>05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5.02" calcext:value-type="float">
            <text:p>1285.02</text:p>
          </table:table-cell>
          <table:table-cell office:value-type="float" office:value="1549.36" calcext:value-type="float">
            <text:p>1549.36</text:p>
          </table:table-cell>
        </table:table-row>
        <table:table-row table:style-name="ro1">
          <table:table-cell office:value-type="float" office:value="19310724" calcext:value-type="float">
            <text:p>19310724</text:p>
          </table:table-cell>
          <table:table-cell table:formula="of:=[.A1209]/1000/(60*60*24)" office:value-type="time" office:time-value="PT05H21M50.724S" calcext:value-type="time">
            <text:p>05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6.05" calcext:value-type="float">
            <text:p>1286.05</text:p>
          </table:table-cell>
          <table:table-cell office:value-type="float" office:value="1550.55" calcext:value-type="float">
            <text:p>1550.55</text:p>
          </table:table-cell>
        </table:table-row>
        <table:table-row table:style-name="ro1">
          <table:table-cell office:value-type="float" office:value="19326724" calcext:value-type="float">
            <text:p>19326724</text:p>
          </table:table-cell>
          <table:table-cell table:formula="of:=[.A1210]/1000/(60*60*24)" office:value-type="time" office:time-value="PT05H22M06.724S" calcext:value-type="time">
            <text:p>05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7.07" calcext:value-type="float">
            <text:p>1287.07</text:p>
          </table:table-cell>
          <table:table-cell office:value-type="float" office:value="1551.73" calcext:value-type="float">
            <text:p>1551.73</text:p>
          </table:table-cell>
        </table:table-row>
        <table:table-row table:style-name="ro1">
          <table:table-cell office:value-type="float" office:value="19342724" calcext:value-type="float">
            <text:p>19342724</text:p>
          </table:table-cell>
          <table:table-cell table:formula="of:=[.A1211]/1000/(60*60*24)" office:value-type="time" office:time-value="PT05H22M22.724S" calcext:value-type="time">
            <text:p>05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8.1" calcext:value-type="float">
            <text:p>1288.1</text:p>
          </table:table-cell>
          <table:table-cell office:value-type="float" office:value="1552.92" calcext:value-type="float">
            <text:p>1552.92</text:p>
          </table:table-cell>
        </table:table-row>
        <table:table-row table:style-name="ro1">
          <table:table-cell office:value-type="float" office:value="19358724" calcext:value-type="float">
            <text:p>19358724</text:p>
          </table:table-cell>
          <table:table-cell table:formula="of:=[.A1212]/1000/(60*60*24)" office:value-type="time" office:time-value="PT05H22M38.724S" calcext:value-type="time">
            <text:p>05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9.12" calcext:value-type="float">
            <text:p>1289.12</text:p>
          </table:table-cell>
          <table:table-cell office:value-type="float" office:value="1554.11" calcext:value-type="float">
            <text:p>1554.11</text:p>
          </table:table-cell>
        </table:table-row>
        <table:table-row table:style-name="ro1">
          <table:table-cell office:value-type="float" office:value="19374724" calcext:value-type="float">
            <text:p>19374724</text:p>
          </table:table-cell>
          <table:table-cell table:formula="of:=[.A1213]/1000/(60*60*24)" office:value-type="time" office:time-value="PT05H22M54.724S" calcext:value-type="time">
            <text:p>05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0.15" calcext:value-type="float">
            <text:p>1290.15</text:p>
          </table:table-cell>
          <table:table-cell office:value-type="float" office:value="1555.3" calcext:value-type="float">
            <text:p>1555.3</text:p>
          </table:table-cell>
        </table:table-row>
        <table:table-row table:style-name="ro1">
          <table:table-cell office:value-type="float" office:value="19390724" calcext:value-type="float">
            <text:p>19390724</text:p>
          </table:table-cell>
          <table:table-cell table:formula="of:=[.A1214]/1000/(60*60*24)" office:value-type="time" office:time-value="PT05H23M10.724S" calcext:value-type="time">
            <text:p>05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1.17" calcext:value-type="float">
            <text:p>1291.17</text:p>
          </table:table-cell>
          <table:table-cell office:value-type="float" office:value="1556.49" calcext:value-type="float">
            <text:p>1556.49</text:p>
          </table:table-cell>
        </table:table-row>
        <table:table-row table:style-name="ro1">
          <table:table-cell office:value-type="float" office:value="19406724" calcext:value-type="float">
            <text:p>19406724</text:p>
          </table:table-cell>
          <table:table-cell table:formula="of:=[.A1215]/1000/(60*60*24)" office:value-type="time" office:time-value="PT05H23M26.724S" calcext:value-type="time">
            <text:p>05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2.2" calcext:value-type="float">
            <text:p>1292.2</text:p>
          </table:table-cell>
          <table:table-cell office:value-type="float" office:value="1557.67" calcext:value-type="float">
            <text:p>1557.67</text:p>
          </table:table-cell>
        </table:table-row>
        <table:table-row table:style-name="ro1">
          <table:table-cell office:value-type="float" office:value="19422724" calcext:value-type="float">
            <text:p>19422724</text:p>
          </table:table-cell>
          <table:table-cell table:formula="of:=[.A1216]/1000/(60*60*24)" office:value-type="time" office:time-value="PT05H23M42.724S" calcext:value-type="time">
            <text:p>05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3.22" calcext:value-type="float">
            <text:p>1293.22</text:p>
          </table:table-cell>
          <table:table-cell office:value-type="float" office:value="1558.86" calcext:value-type="float">
            <text:p>1558.86</text:p>
          </table:table-cell>
        </table:table-row>
        <table:table-row table:style-name="ro1">
          <table:table-cell office:value-type="float" office:value="19438724" calcext:value-type="float">
            <text:p>19438724</text:p>
          </table:table-cell>
          <table:table-cell table:formula="of:=[.A1217]/1000/(60*60*24)" office:value-type="time" office:time-value="PT05H23M58.724S" calcext:value-type="time">
            <text:p>05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4.25" calcext:value-type="float">
            <text:p>1294.25</text:p>
          </table:table-cell>
          <table:table-cell office:value-type="float" office:value="1560.05" calcext:value-type="float">
            <text:p>1560.05</text:p>
          </table:table-cell>
        </table:table-row>
        <table:table-row table:style-name="ro1">
          <table:table-cell office:value-type="float" office:value="19454724" calcext:value-type="float">
            <text:p>19454724</text:p>
          </table:table-cell>
          <table:table-cell table:formula="of:=[.A1218]/1000/(60*60*24)" office:value-type="time" office:time-value="PT05H24M14.724S" calcext:value-type="time">
            <text:p>05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5.27" calcext:value-type="float">
            <text:p>1295.27</text:p>
          </table:table-cell>
          <table:table-cell office:value-type="float" office:value="1561.23" calcext:value-type="float">
            <text:p>1561.23</text:p>
          </table:table-cell>
        </table:table-row>
        <table:table-row table:style-name="ro1">
          <table:table-cell office:value-type="float" office:value="19470724" calcext:value-type="float">
            <text:p>19470724</text:p>
          </table:table-cell>
          <table:table-cell table:formula="of:=[.A1219]/1000/(60*60*24)" office:value-type="time" office:time-value="PT05H24M30.724S" calcext:value-type="time">
            <text:p>05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6.3" calcext:value-type="float">
            <text:p>1296.3</text:p>
          </table:table-cell>
          <table:table-cell office:value-type="float" office:value="1562.42" calcext:value-type="float">
            <text:p>1562.42</text:p>
          </table:table-cell>
        </table:table-row>
        <table:table-row table:style-name="ro1">
          <table:table-cell office:value-type="float" office:value="19486724" calcext:value-type="float">
            <text:p>19486724</text:p>
          </table:table-cell>
          <table:table-cell table:formula="of:=[.A1220]/1000/(60*60*24)" office:value-type="time" office:time-value="PT05H24M46.724S" calcext:value-type="time">
            <text:p>05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7.32" calcext:value-type="float">
            <text:p>1297.32</text:p>
          </table:table-cell>
          <table:table-cell office:value-type="float" office:value="1563.61" calcext:value-type="float">
            <text:p>1563.61</text:p>
          </table:table-cell>
        </table:table-row>
        <table:table-row table:style-name="ro1">
          <table:table-cell office:value-type="float" office:value="19502724" calcext:value-type="float">
            <text:p>19502724</text:p>
          </table:table-cell>
          <table:table-cell table:formula="of:=[.A1221]/1000/(60*60*24)" office:value-type="time" office:time-value="PT05H25M02.724S" calcext:value-type="time">
            <text:p>05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8.35" calcext:value-type="float">
            <text:p>1298.35</text:p>
          </table:table-cell>
          <table:table-cell office:value-type="float" office:value="1564.8" calcext:value-type="float">
            <text:p>1564.8</text:p>
          </table:table-cell>
        </table:table-row>
        <table:table-row table:style-name="ro1">
          <table:table-cell office:value-type="float" office:value="19518724" calcext:value-type="float">
            <text:p>19518724</text:p>
          </table:table-cell>
          <table:table-cell table:formula="of:=[.A1222]/1000/(60*60*24)" office:value-type="time" office:time-value="PT05H25M18.724S" calcext:value-type="time">
            <text:p>05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9.38" calcext:value-type="float">
            <text:p>1299.38</text:p>
          </table:table-cell>
          <table:table-cell office:value-type="float" office:value="1565.98" calcext:value-type="float">
            <text:p>1565.98</text:p>
          </table:table-cell>
        </table:table-row>
        <table:table-row table:style-name="ro1">
          <table:table-cell office:value-type="float" office:value="19534724" calcext:value-type="float">
            <text:p>19534724</text:p>
          </table:table-cell>
          <table:table-cell table:formula="of:=[.A1223]/1000/(60*60*24)" office:value-type="time" office:time-value="PT05H25M34.724S" calcext:value-type="time">
            <text:p>05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00.4" calcext:value-type="float">
            <text:p>1300.4</text:p>
          </table:table-cell>
          <table:table-cell office:value-type="float" office:value="1567.17" calcext:value-type="float">
            <text:p>1567.17</text:p>
          </table:table-cell>
        </table:table-row>
        <table:table-row table:style-name="ro1">
          <table:table-cell office:value-type="float" office:value="19550724" calcext:value-type="float">
            <text:p>19550724</text:p>
          </table:table-cell>
          <table:table-cell table:formula="of:=[.A1224]/1000/(60*60*24)" office:value-type="time" office:time-value="PT05H25M50.724S" calcext:value-type="time">
            <text:p>05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01.43" calcext:value-type="float">
            <text:p>1301.43</text:p>
          </table:table-cell>
          <table:table-cell office:value-type="float" office:value="1568.36" calcext:value-type="float">
            <text:p>1568.36</text:p>
          </table:table-cell>
        </table:table-row>
        <table:table-row table:style-name="ro1">
          <table:table-cell office:value-type="float" office:value="19566724" calcext:value-type="float">
            <text:p>19566724</text:p>
          </table:table-cell>
          <table:table-cell table:formula="of:=[.A1225]/1000/(60*60*24)" office:value-type="time" office:time-value="PT05H26M06.724S" calcext:value-type="time">
            <text:p>05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2.45" calcext:value-type="float">
            <text:p>1302.45</text:p>
          </table:table-cell>
          <table:table-cell office:value-type="float" office:value="1569.54" calcext:value-type="float">
            <text:p>1569.54</text:p>
          </table:table-cell>
        </table:table-row>
        <table:table-row table:style-name="ro1">
          <table:table-cell office:value-type="float" office:value="19582724" calcext:value-type="float">
            <text:p>19582724</text:p>
          </table:table-cell>
          <table:table-cell table:formula="of:=[.A1226]/1000/(60*60*24)" office:value-type="time" office:time-value="PT05H26M22.724S" calcext:value-type="time">
            <text:p>05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303.48" calcext:value-type="float">
            <text:p>1303.48</text:p>
          </table:table-cell>
          <table:table-cell office:value-type="float" office:value="1570.73" calcext:value-type="float">
            <text:p>1570.73</text:p>
          </table:table-cell>
        </table:table-row>
        <table:table-row table:style-name="ro1">
          <table:table-cell office:value-type="float" office:value="19598724" calcext:value-type="float">
            <text:p>19598724</text:p>
          </table:table-cell>
          <table:table-cell table:formula="of:=[.A1227]/1000/(60*60*24)" office:value-type="time" office:time-value="PT05H26M38.724S" calcext:value-type="time">
            <text:p>05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4.5" calcext:value-type="float">
            <text:p>1304.5</text:p>
          </table:table-cell>
          <table:table-cell office:value-type="float" office:value="1571.91" calcext:value-type="float">
            <text:p>1571.91</text:p>
          </table:table-cell>
        </table:table-row>
        <table:table-row table:style-name="ro1">
          <table:table-cell office:value-type="float" office:value="19614724" calcext:value-type="float">
            <text:p>19614724</text:p>
          </table:table-cell>
          <table:table-cell table:formula="of:=[.A1228]/1000/(60*60*24)" office:value-type="time" office:time-value="PT05H26M54.724S" calcext:value-type="time">
            <text:p>05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5.52" calcext:value-type="float">
            <text:p>1305.52</text:p>
          </table:table-cell>
          <table:table-cell office:value-type="float" office:value="1573.1" calcext:value-type="float">
            <text:p>1573.1</text:p>
          </table:table-cell>
        </table:table-row>
        <table:table-row table:style-name="ro1">
          <table:table-cell office:value-type="float" office:value="19630724" calcext:value-type="float">
            <text:p>19630724</text:p>
          </table:table-cell>
          <table:table-cell table:formula="of:=[.A1229]/1000/(60*60*24)" office:value-type="time" office:time-value="PT05H27M10.724S" calcext:value-type="time">
            <text:p>05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6.55" calcext:value-type="float">
            <text:p>1306.55</text:p>
          </table:table-cell>
          <table:table-cell office:value-type="float" office:value="1574.29" calcext:value-type="float">
            <text:p>1574.29</text:p>
          </table:table-cell>
        </table:table-row>
        <table:table-row table:style-name="ro1">
          <table:table-cell office:value-type="float" office:value="19646724" calcext:value-type="float">
            <text:p>19646724</text:p>
          </table:table-cell>
          <table:table-cell table:formula="of:=[.A1230]/1000/(60*60*24)" office:value-type="time" office:time-value="PT05H27M26.724S" calcext:value-type="time">
            <text:p>05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7.57" calcext:value-type="float">
            <text:p>1307.57</text:p>
          </table:table-cell>
          <table:table-cell office:value-type="float" office:value="1575.47" calcext:value-type="float">
            <text:p>1575.47</text:p>
          </table:table-cell>
        </table:table-row>
        <table:table-row table:style-name="ro1">
          <table:table-cell office:value-type="float" office:value="19662724" calcext:value-type="float">
            <text:p>19662724</text:p>
          </table:table-cell>
          <table:table-cell table:formula="of:=[.A1231]/1000/(60*60*24)" office:value-type="time" office:time-value="PT05H27M42.724S" calcext:value-type="time">
            <text:p>05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8.6" calcext:value-type="float">
            <text:p>1308.6</text:p>
          </table:table-cell>
          <table:table-cell office:value-type="float" office:value="1576.66" calcext:value-type="float">
            <text:p>1576.66</text:p>
          </table:table-cell>
        </table:table-row>
        <table:table-row table:style-name="ro1">
          <table:table-cell office:value-type="float" office:value="19678724" calcext:value-type="float">
            <text:p>19678724</text:p>
          </table:table-cell>
          <table:table-cell table:formula="of:=[.A1232]/1000/(60*60*24)" office:value-type="time" office:time-value="PT05H27M58.724S" calcext:value-type="time">
            <text:p>05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9.62" calcext:value-type="float">
            <text:p>1309.62</text:p>
          </table:table-cell>
          <table:table-cell office:value-type="float" office:value="1577.84" calcext:value-type="float">
            <text:p>1577.84</text:p>
          </table:table-cell>
        </table:table-row>
        <table:table-row table:style-name="ro1">
          <table:table-cell office:value-type="float" office:value="19694724" calcext:value-type="float">
            <text:p>19694724</text:p>
          </table:table-cell>
          <table:table-cell table:formula="of:=[.A1233]/1000/(60*60*24)" office:value-type="time" office:time-value="PT05H28M14.724S" calcext:value-type="time">
            <text:p>05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10.64" calcext:value-type="float">
            <text:p>1310.64</text:p>
          </table:table-cell>
          <table:table-cell office:value-type="float" office:value="1579.03" calcext:value-type="float">
            <text:p>1579.03</text:p>
          </table:table-cell>
        </table:table-row>
        <table:table-row table:style-name="ro1">
          <table:table-cell office:value-type="float" office:value="19710724" calcext:value-type="float">
            <text:p>19710724</text:p>
          </table:table-cell>
          <table:table-cell table:formula="of:=[.A1234]/1000/(60*60*24)" office:value-type="time" office:time-value="PT05H28M30.724S" calcext:value-type="time">
            <text:p>05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311.67" calcext:value-type="float">
            <text:p>1311.67</text:p>
          </table:table-cell>
          <table:table-cell office:value-type="float" office:value="1580.21" calcext:value-type="float">
            <text:p>1580.21</text:p>
          </table:table-cell>
        </table:table-row>
        <table:table-row table:style-name="ro1">
          <table:table-cell office:value-type="float" office:value="19726724" calcext:value-type="float">
            <text:p>19726724</text:p>
          </table:table-cell>
          <table:table-cell table:formula="of:=[.A1235]/1000/(60*60*24)" office:value-type="time" office:time-value="PT05H28M46.724S" calcext:value-type="time">
            <text:p>05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12.69" calcext:value-type="float">
            <text:p>1312.69</text:p>
          </table:table-cell>
          <table:table-cell office:value-type="float" office:value="1581.39" calcext:value-type="float">
            <text:p>1581.39</text:p>
          </table:table-cell>
        </table:table-row>
        <table:table-row table:style-name="ro1">
          <table:table-cell office:value-type="float" office:value="19742724" calcext:value-type="float">
            <text:p>19742724</text:p>
          </table:table-cell>
          <table:table-cell table:formula="of:=[.A1236]/1000/(60*60*24)" office:value-type="time" office:time-value="PT05H29M02.724S" calcext:value-type="time">
            <text:p>05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3.72" calcext:value-type="float">
            <text:p>1313.72</text:p>
          </table:table-cell>
          <table:table-cell office:value-type="float" office:value="1582.58" calcext:value-type="float">
            <text:p>1582.58</text:p>
          </table:table-cell>
        </table:table-row>
        <table:table-row table:style-name="ro1">
          <table:table-cell office:value-type="float" office:value="19758724" calcext:value-type="float">
            <text:p>19758724</text:p>
          </table:table-cell>
          <table:table-cell table:formula="of:=[.A1237]/1000/(60*60*24)" office:value-type="time" office:time-value="PT05H29M18.724S" calcext:value-type="time">
            <text:p>05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14.74" calcext:value-type="float">
            <text:p>1314.74</text:p>
          </table:table-cell>
          <table:table-cell office:value-type="float" office:value="1583.76" calcext:value-type="float">
            <text:p>1583.76</text:p>
          </table:table-cell>
        </table:table-row>
        <table:table-row table:style-name="ro1">
          <table:table-cell office:value-type="float" office:value="19774724" calcext:value-type="float">
            <text:p>19774724</text:p>
          </table:table-cell>
          <table:table-cell table:formula="of:=[.A1238]/1000/(60*60*24)" office:value-type="time" office:time-value="PT05H29M34.724S" calcext:value-type="time">
            <text:p>05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15.76" calcext:value-type="float">
            <text:p>1315.76</text:p>
          </table:table-cell>
          <table:table-cell office:value-type="float" office:value="1584.94" calcext:value-type="float">
            <text:p>1584.94</text:p>
          </table:table-cell>
        </table:table-row>
        <table:table-row table:style-name="ro1">
          <table:table-cell office:value-type="float" office:value="19790724" calcext:value-type="float">
            <text:p>19790724</text:p>
          </table:table-cell>
          <table:table-cell table:formula="of:=[.A1239]/1000/(60*60*24)" office:value-type="time" office:time-value="PT05H29M50.724S" calcext:value-type="time">
            <text:p>05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6.79" calcext:value-type="float">
            <text:p>1316.79</text:p>
          </table:table-cell>
          <table:table-cell office:value-type="float" office:value="1586.12" calcext:value-type="float">
            <text:p>1586.12</text:p>
          </table:table-cell>
        </table:table-row>
        <table:table-row table:style-name="ro1">
          <table:table-cell office:value-type="float" office:value="19806724" calcext:value-type="float">
            <text:p>19806724</text:p>
          </table:table-cell>
          <table:table-cell table:formula="of:=[.A1240]/1000/(60*60*24)" office:value-type="time" office:time-value="PT05H30M06.724S" calcext:value-type="time">
            <text:p>05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17.81" calcext:value-type="float">
            <text:p>1317.81</text:p>
          </table:table-cell>
          <table:table-cell office:value-type="float" office:value="1587.31" calcext:value-type="float">
            <text:p>1587.31</text:p>
          </table:table-cell>
        </table:table-row>
        <table:table-row table:style-name="ro1">
          <table:table-cell office:value-type="float" office:value="19822724" calcext:value-type="float">
            <text:p>19822724</text:p>
          </table:table-cell>
          <table:table-cell table:formula="of:=[.A1241]/1000/(60*60*24)" office:value-type="time" office:time-value="PT05H30M22.724S" calcext:value-type="time">
            <text:p>05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8.83" calcext:value-type="float">
            <text:p>1318.83</text:p>
          </table:table-cell>
          <table:table-cell office:value-type="float" office:value="1588.49" calcext:value-type="float">
            <text:p>1588.49</text:p>
          </table:table-cell>
        </table:table-row>
        <table:table-row table:style-name="ro1">
          <table:table-cell office:value-type="float" office:value="19838724" calcext:value-type="float">
            <text:p>19838724</text:p>
          </table:table-cell>
          <table:table-cell table:formula="of:=[.A1242]/1000/(60*60*24)" office:value-type="time" office:time-value="PT05H30M38.724S" calcext:value-type="time">
            <text:p>05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9.86" calcext:value-type="float">
            <text:p>1319.86</text:p>
          </table:table-cell>
          <table:table-cell office:value-type="float" office:value="1589.67" calcext:value-type="float">
            <text:p>1589.67</text:p>
          </table:table-cell>
        </table:table-row>
        <table:table-row table:style-name="ro1">
          <table:table-cell office:value-type="float" office:value="19854724" calcext:value-type="float">
            <text:p>19854724</text:p>
          </table:table-cell>
          <table:table-cell table:formula="of:=[.A1243]/1000/(60*60*24)" office:value-type="time" office:time-value="PT05H30M54.724S" calcext:value-type="time">
            <text:p>05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20.88" calcext:value-type="float">
            <text:p>1320.88</text:p>
          </table:table-cell>
          <table:table-cell office:value-type="float" office:value="1590.85" calcext:value-type="float">
            <text:p>1590.85</text:p>
          </table:table-cell>
        </table:table-row>
        <table:table-row table:style-name="ro1">
          <table:table-cell office:value-type="float" office:value="19870724" calcext:value-type="float">
            <text:p>19870724</text:p>
          </table:table-cell>
          <table:table-cell table:formula="of:=[.A1244]/1000/(60*60*24)" office:value-type="time" office:time-value="PT05H31M10.724S" calcext:value-type="time">
            <text:p>05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21.9" calcext:value-type="float">
            <text:p>1321.9</text:p>
          </table:table-cell>
          <table:table-cell office:value-type="float" office:value="1592.04" calcext:value-type="float">
            <text:p>1592.04</text:p>
          </table:table-cell>
        </table:table-row>
        <table:table-row table:style-name="ro1">
          <table:table-cell office:value-type="float" office:value="19886724" calcext:value-type="float">
            <text:p>19886724</text:p>
          </table:table-cell>
          <table:table-cell table:formula="of:=[.A1245]/1000/(60*60*24)" office:value-type="time" office:time-value="PT05H31M26.724S" calcext:value-type="time">
            <text:p>05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22.93" calcext:value-type="float">
            <text:p>1322.93</text:p>
          </table:table-cell>
          <table:table-cell office:value-type="float" office:value="1593.22" calcext:value-type="float">
            <text:p>1593.22</text:p>
          </table:table-cell>
        </table:table-row>
        <table:table-row table:style-name="ro1">
          <table:table-cell office:value-type="float" office:value="19902724" calcext:value-type="float">
            <text:p>19902724</text:p>
          </table:table-cell>
          <table:table-cell table:formula="of:=[.A1246]/1000/(60*60*24)" office:value-type="time" office:time-value="PT05H31M42.724S" calcext:value-type="time">
            <text:p>05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23.95" calcext:value-type="float">
            <text:p>1323.95</text:p>
          </table:table-cell>
          <table:table-cell office:value-type="float" office:value="1594.4" calcext:value-type="float">
            <text:p>1594.4</text:p>
          </table:table-cell>
        </table:table-row>
        <table:table-row table:style-name="ro1">
          <table:table-cell office:value-type="float" office:value="19918724" calcext:value-type="float">
            <text:p>19918724</text:p>
          </table:table-cell>
          <table:table-cell table:formula="of:=[.A1247]/1000/(60*60*24)" office:value-type="time" office:time-value="PT05H31M58.724S" calcext:value-type="time">
            <text:p>05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324.97" calcext:value-type="float">
            <text:p>1324.97</text:p>
          </table:table-cell>
          <table:table-cell office:value-type="float" office:value="1595.58" calcext:value-type="float">
            <text:p>1595.58</text:p>
          </table:table-cell>
        </table:table-row>
        <table:table-row table:style-name="ro1">
          <table:table-cell office:value-type="float" office:value="19934724" calcext:value-type="float">
            <text:p>19934724</text:p>
          </table:table-cell>
          <table:table-cell table:formula="of:=[.A1248]/1000/(60*60*24)" office:value-type="time" office:time-value="PT05H32M14.724S" calcext:value-type="time">
            <text:p>05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6" calcext:value-type="float">
            <text:p>1326</text:p>
          </table:table-cell>
          <table:table-cell office:value-type="float" office:value="1596.76" calcext:value-type="float">
            <text:p>1596.76</text:p>
          </table:table-cell>
        </table:table-row>
        <table:table-row table:style-name="ro1">
          <table:table-cell office:value-type="float" office:value="19950724" calcext:value-type="float">
            <text:p>19950724</text:p>
          </table:table-cell>
          <table:table-cell table:formula="of:=[.A1249]/1000/(60*60*24)" office:value-type="time" office:time-value="PT05H32M30.724S" calcext:value-type="time">
            <text:p>05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7.02" calcext:value-type="float">
            <text:p>1327.02</text:p>
          </table:table-cell>
          <table:table-cell office:value-type="float" office:value="1597.94" calcext:value-type="float">
            <text:p>1597.94</text:p>
          </table:table-cell>
        </table:table-row>
        <table:table-row table:style-name="ro1">
          <table:table-cell office:value-type="float" office:value="19966724" calcext:value-type="float">
            <text:p>19966724</text:p>
          </table:table-cell>
          <table:table-cell table:formula="of:=[.A1250]/1000/(60*60*24)" office:value-type="time" office:time-value="PT05H32M46.724S" calcext:value-type="time">
            <text:p>05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328.04" calcext:value-type="float">
            <text:p>1328.04</text:p>
          </table:table-cell>
          <table:table-cell office:value-type="float" office:value="1599.13" calcext:value-type="float">
            <text:p>1599.13</text:p>
          </table:table-cell>
        </table:table-row>
        <table:table-row table:style-name="ro1">
          <table:table-cell office:value-type="float" office:value="19982724" calcext:value-type="float">
            <text:p>19982724</text:p>
          </table:table-cell>
          <table:table-cell table:formula="of:=[.A1251]/1000/(60*60*24)" office:value-type="time" office:time-value="PT05H33M02.724S" calcext:value-type="time">
            <text:p>05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9.07" calcext:value-type="float">
            <text:p>1329.07</text:p>
          </table:table-cell>
          <table:table-cell office:value-type="float" office:value="1600.31" calcext:value-type="float">
            <text:p>1600.31</text:p>
          </table:table-cell>
        </table:table-row>
        <table:table-row table:style-name="ro1">
          <table:table-cell office:value-type="float" office:value="19998724" calcext:value-type="float">
            <text:p>19998724</text:p>
          </table:table-cell>
          <table:table-cell table:formula="of:=[.A1252]/1000/(60*60*24)" office:value-type="time" office:time-value="PT05H33M18.724S" calcext:value-type="time">
            <text:p>05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30.09" calcext:value-type="float">
            <text:p>1330.09</text:p>
          </table:table-cell>
          <table:table-cell office:value-type="float" office:value="1601.49" calcext:value-type="float">
            <text:p>1601.49</text:p>
          </table:table-cell>
        </table:table-row>
        <table:table-row table:style-name="ro1">
          <table:table-cell office:value-type="float" office:value="20014724" calcext:value-type="float">
            <text:p>20014724</text:p>
          </table:table-cell>
          <table:table-cell table:formula="of:=[.A1253]/1000/(60*60*24)" office:value-type="time" office:time-value="PT05H33M34.724S" calcext:value-type="time">
            <text:p>05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31.11" calcext:value-type="float">
            <text:p>1331.11</text:p>
          </table:table-cell>
          <table:table-cell office:value-type="float" office:value="1602.67" calcext:value-type="float">
            <text:p>1602.67</text:p>
          </table:table-cell>
        </table:table-row>
        <table:table-row table:style-name="ro1">
          <table:table-cell office:value-type="float" office:value="20030724" calcext:value-type="float">
            <text:p>20030724</text:p>
          </table:table-cell>
          <table:table-cell table:formula="of:=[.A1254]/1000/(60*60*24)" office:value-type="time" office:time-value="PT05H33M50.724S" calcext:value-type="time">
            <text:p>05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2.13" calcext:value-type="float">
            <text:p>1332.13</text:p>
          </table:table-cell>
          <table:table-cell office:value-type="float" office:value="1603.85" calcext:value-type="float">
            <text:p>1603.85</text:p>
          </table:table-cell>
        </table:table-row>
        <table:table-row table:style-name="ro1">
          <table:table-cell office:value-type="float" office:value="20046724" calcext:value-type="float">
            <text:p>20046724</text:p>
          </table:table-cell>
          <table:table-cell table:formula="of:=[.A1255]/1000/(60*60*24)" office:value-type="time" office:time-value="PT05H34M06.724S" calcext:value-type="time">
            <text:p>05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3.16" calcext:value-type="float">
            <text:p>1333.16</text:p>
          </table:table-cell>
          <table:table-cell office:value-type="float" office:value="1605.03" calcext:value-type="float">
            <text:p>1605.03</text:p>
          </table:table-cell>
        </table:table-row>
        <table:table-row table:style-name="ro1">
          <table:table-cell office:value-type="float" office:value="20062724" calcext:value-type="float">
            <text:p>20062724</text:p>
          </table:table-cell>
          <table:table-cell table:formula="of:=[.A1256]/1000/(60*60*24)" office:value-type="time" office:time-value="PT05H34M22.724S" calcext:value-type="time">
            <text:p>05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4.18" calcext:value-type="float">
            <text:p>1334.18</text:p>
          </table:table-cell>
          <table:table-cell office:value-type="float" office:value="1606.21" calcext:value-type="float">
            <text:p>1606.21</text:p>
          </table:table-cell>
        </table:table-row>
        <table:table-row table:style-name="ro1">
          <table:table-cell office:value-type="float" office:value="20078724" calcext:value-type="float">
            <text:p>20078724</text:p>
          </table:table-cell>
          <table:table-cell table:formula="of:=[.A1257]/1000/(60*60*24)" office:value-type="time" office:time-value="PT05H34M38.724S" calcext:value-type="time">
            <text:p>05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5.2" calcext:value-type="float">
            <text:p>1335.2</text:p>
          </table:table-cell>
          <table:table-cell office:value-type="float" office:value="1607.4" calcext:value-type="float">
            <text:p>1607.4</text:p>
          </table:table-cell>
        </table:table-row>
        <table:table-row table:style-name="ro1">
          <table:table-cell office:value-type="float" office:value="20094724" calcext:value-type="float">
            <text:p>20094724</text:p>
          </table:table-cell>
          <table:table-cell table:formula="of:=[.A1258]/1000/(60*60*24)" office:value-type="time" office:time-value="PT05H34M54.724S" calcext:value-type="time">
            <text:p>05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6.22" calcext:value-type="float">
            <text:p>1336.22</text:p>
          </table:table-cell>
          <table:table-cell office:value-type="float" office:value="1608.58" calcext:value-type="float">
            <text:p>1608.58</text:p>
          </table:table-cell>
        </table:table-row>
        <table:table-row table:style-name="ro1">
          <table:table-cell office:value-type="float" office:value="20110724" calcext:value-type="float">
            <text:p>20110724</text:p>
          </table:table-cell>
          <table:table-cell table:formula="of:=[.A1259]/1000/(60*60*24)" office:value-type="time" office:time-value="PT05H35M10.724S" calcext:value-type="time">
            <text:p>05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37.24" calcext:value-type="float">
            <text:p>1337.24</text:p>
          </table:table-cell>
          <table:table-cell office:value-type="float" office:value="1609.76" calcext:value-type="float">
            <text:p>1609.76</text:p>
          </table:table-cell>
        </table:table-row>
        <table:table-row table:style-name="ro1">
          <table:table-cell office:value-type="float" office:value="20126724" calcext:value-type="float">
            <text:p>20126724</text:p>
          </table:table-cell>
          <table:table-cell table:formula="of:=[.A1260]/1000/(60*60*24)" office:value-type="time" office:time-value="PT05H35M26.724S" calcext:value-type="time">
            <text:p>05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1610.94" calcext:value-type="float">
            <text:p>1610.94</text:p>
          </table:table-cell>
        </table:table-row>
        <table:table-row table:style-name="ro1">
          <table:table-cell office:value-type="float" office:value="20142724" calcext:value-type="float">
            <text:p>20142724</text:p>
          </table:table-cell>
          <table:table-cell table:formula="of:=[.A1261]/1000/(60*60*24)" office:value-type="time" office:time-value="PT05H35M42.724S" calcext:value-type="time">
            <text:p>05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339.29" calcext:value-type="float">
            <text:p>1339.29</text:p>
          </table:table-cell>
          <table:table-cell office:value-type="float" office:value="1612.12" calcext:value-type="float">
            <text:p>1612.12</text:p>
          </table:table-cell>
        </table:table-row>
        <table:table-row table:style-name="ro1">
          <table:table-cell office:value-type="float" office:value="20158724" calcext:value-type="float">
            <text:p>20158724</text:p>
          </table:table-cell>
          <table:table-cell table:formula="of:=[.A1262]/1000/(60*60*24)" office:value-type="time" office:time-value="PT05H35M58.724S" calcext:value-type="time">
            <text:p>05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40.31" calcext:value-type="float">
            <text:p>1340.31</text:p>
          </table:table-cell>
          <table:table-cell office:value-type="float" office:value="1613.3" calcext:value-type="float">
            <text:p>1613.3</text:p>
          </table:table-cell>
        </table:table-row>
        <table:table-row table:style-name="ro1">
          <table:table-cell office:value-type="float" office:value="20174724" calcext:value-type="float">
            <text:p>20174724</text:p>
          </table:table-cell>
          <table:table-cell table:formula="of:=[.A1263]/1000/(60*60*24)" office:value-type="time" office:time-value="PT05H36M14.724S" calcext:value-type="time">
            <text:p>05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41.33" calcext:value-type="float">
            <text:p>1341.33</text:p>
          </table:table-cell>
          <table:table-cell office:value-type="float" office:value="1614.48" calcext:value-type="float">
            <text:p>1614.48</text:p>
          </table:table-cell>
        </table:table-row>
        <table:table-row table:style-name="ro1">
          <table:table-cell office:value-type="float" office:value="20190724" calcext:value-type="float">
            <text:p>20190724</text:p>
          </table:table-cell>
          <table:table-cell table:formula="of:=[.A1264]/1000/(60*60*24)" office:value-type="time" office:time-value="PT05H36M30.724S" calcext:value-type="time">
            <text:p>05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42.35" calcext:value-type="float">
            <text:p>1342.35</text:p>
          </table:table-cell>
          <table:table-cell office:value-type="float" office:value="1615.66" calcext:value-type="float">
            <text:p>1615.66</text:p>
          </table:table-cell>
        </table:table-row>
        <table:table-row table:style-name="ro1">
          <table:table-cell office:value-type="float" office:value="20206724" calcext:value-type="float">
            <text:p>20206724</text:p>
          </table:table-cell>
          <table:table-cell table:formula="of:=[.A1265]/1000/(60*60*24)" office:value-type="time" office:time-value="PT05H36M46.724S" calcext:value-type="time">
            <text:p>05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43.37" calcext:value-type="float">
            <text:p>1343.37</text:p>
          </table:table-cell>
          <table:table-cell office:value-type="float" office:value="1616.83" calcext:value-type="float">
            <text:p>1616.83</text:p>
          </table:table-cell>
        </table:table-row>
        <table:table-row table:style-name="ro1">
          <table:table-cell office:value-type="float" office:value="20222724" calcext:value-type="float">
            <text:p>20222724</text:p>
          </table:table-cell>
          <table:table-cell table:formula="of:=[.A1266]/1000/(60*60*24)" office:value-type="time" office:time-value="PT05H37M02.724S" calcext:value-type="time">
            <text:p>05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344.4" calcext:value-type="float">
            <text:p>1344.4</text:p>
          </table:table-cell>
          <table:table-cell office:value-type="float" office:value="1618.01" calcext:value-type="float">
            <text:p>1618.01</text:p>
          </table:table-cell>
        </table:table-row>
        <table:table-row table:style-name="ro1">
          <table:table-cell office:value-type="float" office:value="20238724" calcext:value-type="float">
            <text:p>20238724</text:p>
          </table:table-cell>
          <table:table-cell table:formula="of:=[.A1267]/1000/(60*60*24)" office:value-type="time" office:time-value="PT05H37M18.724S" calcext:value-type="time">
            <text:p>05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5.42" calcext:value-type="float">
            <text:p>1345.42</text:p>
          </table:table-cell>
          <table:table-cell office:value-type="float" office:value="1619.19" calcext:value-type="float">
            <text:p>1619.19</text:p>
          </table:table-cell>
        </table:table-row>
        <table:table-row table:style-name="ro1">
          <table:table-cell office:value-type="float" office:value="20254724" calcext:value-type="float">
            <text:p>20254724</text:p>
          </table:table-cell>
          <table:table-cell table:formula="of:=[.A1268]/1000/(60*60*24)" office:value-type="time" office:time-value="PT05H37M34.724S" calcext:value-type="time">
            <text:p>05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46.44" calcext:value-type="float">
            <text:p>1346.44</text:p>
          </table:table-cell>
          <table:table-cell office:value-type="float" office:value="1620.37" calcext:value-type="float">
            <text:p>1620.37</text:p>
          </table:table-cell>
        </table:table-row>
        <table:table-row table:style-name="ro1">
          <table:table-cell office:value-type="float" office:value="20270724" calcext:value-type="float">
            <text:p>20270724</text:p>
          </table:table-cell>
          <table:table-cell table:formula="of:=[.A1269]/1000/(60*60*24)" office:value-type="time" office:time-value="PT05H37M50.724S" calcext:value-type="time">
            <text:p>05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7.46" calcext:value-type="float">
            <text:p>1347.46</text:p>
          </table:table-cell>
          <table:table-cell office:value-type="float" office:value="1621.55" calcext:value-type="float">
            <text:p>1621.55</text:p>
          </table:table-cell>
        </table:table-row>
        <table:table-row table:style-name="ro1">
          <table:table-cell office:value-type="float" office:value="20286724" calcext:value-type="float">
            <text:p>20286724</text:p>
          </table:table-cell>
          <table:table-cell table:formula="of:=[.A1270]/1000/(60*60*24)" office:value-type="time" office:time-value="PT05H38M06.724S" calcext:value-type="time">
            <text:p>05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8.48" calcext:value-type="float">
            <text:p>1348.48</text:p>
          </table:table-cell>
          <table:table-cell office:value-type="float" office:value="1622.73" calcext:value-type="float">
            <text:p>1622.73</text:p>
          </table:table-cell>
        </table:table-row>
        <table:table-row table:style-name="ro1">
          <table:table-cell office:value-type="float" office:value="20302724" calcext:value-type="float">
            <text:p>20302724</text:p>
          </table:table-cell>
          <table:table-cell table:formula="of:=[.A1271]/1000/(60*60*24)" office:value-type="time" office:time-value="PT05H38M22.724S" calcext:value-type="time">
            <text:p>05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9.5" calcext:value-type="float">
            <text:p>1349.5</text:p>
          </table:table-cell>
          <table:table-cell office:value-type="float" office:value="1623.91" calcext:value-type="float">
            <text:p>1623.91</text:p>
          </table:table-cell>
        </table:table-row>
        <table:table-row table:style-name="ro1">
          <table:table-cell office:value-type="float" office:value="20318724" calcext:value-type="float">
            <text:p>20318724</text:p>
          </table:table-cell>
          <table:table-cell table:formula="of:=[.A1272]/1000/(60*60*24)" office:value-type="time" office:time-value="PT05H38M38.724S" calcext:value-type="time">
            <text:p>05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50.52" calcext:value-type="float">
            <text:p>1350.52</text:p>
          </table:table-cell>
          <table:table-cell office:value-type="float" office:value="1625.08" calcext:value-type="float">
            <text:p>1625.08</text:p>
          </table:table-cell>
        </table:table-row>
        <table:table-row table:style-name="ro1">
          <table:table-cell office:value-type="float" office:value="20334724" calcext:value-type="float">
            <text:p>20334724</text:p>
          </table:table-cell>
          <table:table-cell table:formula="of:=[.A1273]/1000/(60*60*24)" office:value-type="time" office:time-value="PT05H38M54.724S" calcext:value-type="time">
            <text:p>05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51.54" calcext:value-type="float">
            <text:p>1351.54</text:p>
          </table:table-cell>
          <table:table-cell office:value-type="float" office:value="1626.26" calcext:value-type="float">
            <text:p>1626.26</text:p>
          </table:table-cell>
        </table:table-row>
        <table:table-row table:style-name="ro1">
          <table:table-cell office:value-type="float" office:value="20350724" calcext:value-type="float">
            <text:p>20350724</text:p>
          </table:table-cell>
          <table:table-cell table:formula="of:=[.A1274]/1000/(60*60*24)" office:value-type="time" office:time-value="PT05H39M10.724S" calcext:value-type="time">
            <text:p>05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52.56" calcext:value-type="float">
            <text:p>1352.56</text:p>
          </table:table-cell>
          <table:table-cell office:value-type="float" office:value="1627.44" calcext:value-type="float">
            <text:p>1627.44</text:p>
          </table:table-cell>
        </table:table-row>
        <table:table-row table:style-name="ro1">
          <table:table-cell office:value-type="float" office:value="20366724" calcext:value-type="float">
            <text:p>20366724</text:p>
          </table:table-cell>
          <table:table-cell table:formula="of:=[.A1275]/1000/(60*60*24)" office:value-type="time" office:time-value="PT05H39M26.724S" calcext:value-type="time">
            <text:p>05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3.58" calcext:value-type="float">
            <text:p>1353.58</text:p>
          </table:table-cell>
          <table:table-cell office:value-type="float" office:value="1628.62" calcext:value-type="float">
            <text:p>1628.62</text:p>
          </table:table-cell>
        </table:table-row>
        <table:table-row table:style-name="ro1">
          <table:table-cell office:value-type="float" office:value="20382724" calcext:value-type="float">
            <text:p>20382724</text:p>
          </table:table-cell>
          <table:table-cell table:formula="of:=[.A1276]/1000/(60*60*24)" office:value-type="time" office:time-value="PT05H39M42.724S" calcext:value-type="time">
            <text:p>05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29" calcext:value-type="float">
            <text:p>265.29</text:p>
          </table:table-cell>
          <table:table-cell office:value-type="float" office:value="1354.6" calcext:value-type="float">
            <text:p>1354.6</text:p>
          </table:table-cell>
          <table:table-cell office:value-type="float" office:value="1629.79" calcext:value-type="float">
            <text:p>1629.79</text:p>
          </table:table-cell>
        </table:table-row>
        <table:table-row table:style-name="ro1">
          <table:table-cell office:value-type="float" office:value="20398724" calcext:value-type="float">
            <text:p>20398724</text:p>
          </table:table-cell>
          <table:table-cell table:formula="of:=[.A1277]/1000/(60*60*24)" office:value-type="time" office:time-value="PT05H39M58.724S" calcext:value-type="time">
            <text:p>05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355.62" calcext:value-type="float">
            <text:p>1355.62</text:p>
          </table:table-cell>
          <table:table-cell office:value-type="float" office:value="1630.97" calcext:value-type="float">
            <text:p>1630.97</text:p>
          </table:table-cell>
        </table:table-row>
        <table:table-row table:style-name="ro1">
          <table:table-cell office:value-type="float" office:value="20414724" calcext:value-type="float">
            <text:p>20414724</text:p>
          </table:table-cell>
          <table:table-cell table:formula="of:=[.A1278]/1000/(60*60*24)" office:value-type="time" office:time-value="PT05H40M14.724S" calcext:value-type="time">
            <text:p>05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6.64" calcext:value-type="float">
            <text:p>1356.64</text:p>
          </table:table-cell>
          <table:table-cell office:value-type="float" office:value="1632.14" calcext:value-type="float">
            <text:p>1632.14</text:p>
          </table:table-cell>
        </table:table-row>
        <table:table-row table:style-name="ro1">
          <table:table-cell office:value-type="float" office:value="20430724" calcext:value-type="float">
            <text:p>20430724</text:p>
          </table:table-cell>
          <table:table-cell table:formula="of:=[.A1279]/1000/(60*60*24)" office:value-type="time" office:time-value="PT05H40M30.724S" calcext:value-type="time">
            <text:p>05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5" calcext:value-type="float">
            <text:p>264.15</text:p>
          </table:table-cell>
          <table:table-cell office:value-type="float" office:value="1357.66" calcext:value-type="float">
            <text:p>1357.66</text:p>
          </table:table-cell>
          <table:table-cell office:value-type="float" office:value="1633.32" calcext:value-type="float">
            <text:p>1633.32</text:p>
          </table:table-cell>
        </table:table-row>
        <table:table-row table:style-name="ro1">
          <table:table-cell office:value-type="float" office:value="20446724" calcext:value-type="float">
            <text:p>20446724</text:p>
          </table:table-cell>
          <table:table-cell table:formula="of:=[.A1280]/1000/(60*60*24)" office:value-type="time" office:time-value="PT05H40M46.724S" calcext:value-type="time">
            <text:p>05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358.68" calcext:value-type="float">
            <text:p>1358.68</text:p>
          </table:table-cell>
          <table:table-cell office:value-type="float" office:value="1634.49" calcext:value-type="float">
            <text:p>1634.49</text:p>
          </table:table-cell>
        </table:table-row>
        <table:table-row table:style-name="ro1">
          <table:table-cell office:value-type="float" office:value="20462724" calcext:value-type="float">
            <text:p>20462724</text:p>
          </table:table-cell>
          <table:table-cell table:formula="of:=[.A1281]/1000/(60*60*24)" office:value-type="time" office:time-value="PT05H41M02.724S" calcext:value-type="time">
            <text:p>05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59.7" calcext:value-type="float">
            <text:p>1359.7</text:p>
          </table:table-cell>
          <table:table-cell office:value-type="float" office:value="1635.67" calcext:value-type="float">
            <text:p>1635.67</text:p>
          </table:table-cell>
        </table:table-row>
        <table:table-row table:style-name="ro1">
          <table:table-cell office:value-type="float" office:value="20478724" calcext:value-type="float">
            <text:p>20478724</text:p>
          </table:table-cell>
          <table:table-cell table:formula="of:=[.A1282]/1000/(60*60*24)" office:value-type="time" office:time-value="PT05H41M18.724S" calcext:value-type="time">
            <text:p>05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60.72" calcext:value-type="float">
            <text:p>1360.72</text:p>
          </table:table-cell>
          <table:table-cell office:value-type="float" office:value="1636.84" calcext:value-type="float">
            <text:p>1636.84</text:p>
          </table:table-cell>
        </table:table-row>
        <table:table-row table:style-name="ro1">
          <table:table-cell office:value-type="float" office:value="20494724" calcext:value-type="float">
            <text:p>20494724</text:p>
          </table:table-cell>
          <table:table-cell table:formula="of:=[.A1283]/1000/(60*60*24)" office:value-type="time" office:time-value="PT05H41M34.724S" calcext:value-type="time">
            <text:p>05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61.74" calcext:value-type="float">
            <text:p>1361.74</text:p>
          </table:table-cell>
          <table:table-cell office:value-type="float" office:value="1638.02" calcext:value-type="float">
            <text:p>1638.02</text:p>
          </table:table-cell>
        </table:table-row>
        <table:table-row table:style-name="ro1">
          <table:table-cell office:value-type="float" office:value="20510724" calcext:value-type="float">
            <text:p>20510724</text:p>
          </table:table-cell>
          <table:table-cell table:formula="of:=[.A1284]/1000/(60*60*24)" office:value-type="time" office:time-value="PT05H41M50.724S" calcext:value-type="time">
            <text:p>05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62.76" calcext:value-type="float">
            <text:p>1362.76</text:p>
          </table:table-cell>
          <table:table-cell office:value-type="float" office:value="1639.19" calcext:value-type="float">
            <text:p>1639.19</text:p>
          </table:table-cell>
        </table:table-row>
        <table:table-row table:style-name="ro1">
          <table:table-cell office:value-type="float" office:value="20526724" calcext:value-type="float">
            <text:p>20526724</text:p>
          </table:table-cell>
          <table:table-cell table:formula="of:=[.A1285]/1000/(60*60*24)" office:value-type="time" office:time-value="PT05H42M06.724S" calcext:value-type="time">
            <text:p>05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640.36" calcext:value-type="float">
            <text:p>1640.36</text:p>
          </table:table-cell>
        </table:table-row>
        <table:table-row table:style-name="ro1">
          <table:table-cell office:value-type="float" office:value="20542724" calcext:value-type="float">
            <text:p>20542724</text:p>
          </table:table-cell>
          <table:table-cell table:formula="of:=[.A1286]/1000/(60*60*24)" office:value-type="time" office:time-value="PT05H42M22.724S" calcext:value-type="time">
            <text:p>05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4.8" calcext:value-type="float">
            <text:p>1364.8</text:p>
          </table:table-cell>
          <table:table-cell office:value-type="float" office:value="1641.54" calcext:value-type="float">
            <text:p>1641.54</text:p>
          </table:table-cell>
        </table:table-row>
        <table:table-row table:style-name="ro1">
          <table:table-cell office:value-type="float" office:value="20558724" calcext:value-type="float">
            <text:p>20558724</text:p>
          </table:table-cell>
          <table:table-cell table:formula="of:=[.A1287]/1000/(60*60*24)" office:value-type="time" office:time-value="PT05H42M38.724S" calcext:value-type="time">
            <text:p>05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65.82" calcext:value-type="float">
            <text:p>1365.82</text:p>
          </table:table-cell>
          <table:table-cell office:value-type="float" office:value="1642.71" calcext:value-type="float">
            <text:p>1642.71</text:p>
          </table:table-cell>
        </table:table-row>
        <table:table-row table:style-name="ro1">
          <table:table-cell office:value-type="float" office:value="20574724" calcext:value-type="float">
            <text:p>20574724</text:p>
          </table:table-cell>
          <table:table-cell table:formula="of:=[.A1288]/1000/(60*60*24)" office:value-type="time" office:time-value="PT05H42M54.724S" calcext:value-type="time">
            <text:p>05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6.84" calcext:value-type="float">
            <text:p>1366.84</text:p>
          </table:table-cell>
          <table:table-cell office:value-type="float" office:value="1643.89" calcext:value-type="float">
            <text:p>1643.89</text:p>
          </table:table-cell>
        </table:table-row>
        <table:table-row table:style-name="ro1">
          <table:table-cell office:value-type="float" office:value="20590724" calcext:value-type="float">
            <text:p>20590724</text:p>
          </table:table-cell>
          <table:table-cell table:formula="of:=[.A1289]/1000/(60*60*24)" office:value-type="time" office:time-value="PT05H43M10.724S" calcext:value-type="time">
            <text:p>05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7.86" calcext:value-type="float">
            <text:p>1367.86</text:p>
          </table:table-cell>
          <table:table-cell office:value-type="float" office:value="1645.06" calcext:value-type="float">
            <text:p>1645.06</text:p>
          </table:table-cell>
        </table:table-row>
        <table:table-row table:style-name="ro1">
          <table:table-cell office:value-type="float" office:value="20606724" calcext:value-type="float">
            <text:p>20606724</text:p>
          </table:table-cell>
          <table:table-cell table:formula="of:=[.A1290]/1000/(60*60*24)" office:value-type="time" office:time-value="PT05H43M26.724S" calcext:value-type="time">
            <text:p>05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368.88" calcext:value-type="float">
            <text:p>1368.88</text:p>
          </table:table-cell>
          <table:table-cell office:value-type="float" office:value="1646.23" calcext:value-type="float">
            <text:p>1646.23</text:p>
          </table:table-cell>
        </table:table-row>
        <table:table-row table:style-name="ro1">
          <table:table-cell office:value-type="float" office:value="20622724" calcext:value-type="float">
            <text:p>20622724</text:p>
          </table:table-cell>
          <table:table-cell table:formula="of:=[.A1291]/1000/(60*60*24)" office:value-type="time" office:time-value="PT05H43M42.724S" calcext:value-type="time">
            <text:p>05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9.9" calcext:value-type="float">
            <text:p>1369.9</text:p>
          </table:table-cell>
          <table:table-cell office:value-type="float" office:value="1647.41" calcext:value-type="float">
            <text:p>1647.41</text:p>
          </table:table-cell>
        </table:table-row>
        <table:table-row table:style-name="ro1">
          <table:table-cell office:value-type="float" office:value="20638724" calcext:value-type="float">
            <text:p>20638724</text:p>
          </table:table-cell>
          <table:table-cell table:formula="of:=[.A1292]/1000/(60*60*24)" office:value-type="time" office:time-value="PT05H43M58.724S" calcext:value-type="time">
            <text:p>05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70.92" calcext:value-type="float">
            <text:p>1370.92</text:p>
          </table:table-cell>
          <table:table-cell office:value-type="float" office:value="1648.58" calcext:value-type="float">
            <text:p>1648.58</text:p>
          </table:table-cell>
        </table:table-row>
        <table:table-row table:style-name="ro1">
          <table:table-cell office:value-type="float" office:value="20654724" calcext:value-type="float">
            <text:p>20654724</text:p>
          </table:table-cell>
          <table:table-cell table:formula="of:=[.A1293]/1000/(60*60*24)" office:value-type="time" office:time-value="PT05H44M14.724S" calcext:value-type="time">
            <text:p>05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1.94" calcext:value-type="float">
            <text:p>1371.94</text:p>
          </table:table-cell>
          <table:table-cell office:value-type="float" office:value="1649.75" calcext:value-type="float">
            <text:p>1649.75</text:p>
          </table:table-cell>
        </table:table-row>
        <table:table-row table:style-name="ro1">
          <table:table-cell office:value-type="float" office:value="20670724" calcext:value-type="float">
            <text:p>20670724</text:p>
          </table:table-cell>
          <table:table-cell table:formula="of:=[.A1294]/1000/(60*60*24)" office:value-type="time" office:time-value="PT05H44M30.724S" calcext:value-type="time">
            <text:p>05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72.96" calcext:value-type="float">
            <text:p>1372.96</text:p>
          </table:table-cell>
          <table:table-cell office:value-type="float" office:value="1650.93" calcext:value-type="float">
            <text:p>1650.93</text:p>
          </table:table-cell>
        </table:table-row>
        <table:table-row table:style-name="ro1">
          <table:table-cell office:value-type="float" office:value="20686724" calcext:value-type="float">
            <text:p>20686724</text:p>
          </table:table-cell>
          <table:table-cell table:formula="of:=[.A1295]/1000/(60*60*24)" office:value-type="time" office:time-value="PT05H44M46.724S" calcext:value-type="time">
            <text:p>05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3.98" calcext:value-type="float">
            <text:p>1373.98</text:p>
          </table:table-cell>
          <table:table-cell office:value-type="float" office:value="1652.1" calcext:value-type="float">
            <text:p>1652.1</text:p>
          </table:table-cell>
        </table:table-row>
        <table:table-row table:style-name="ro1">
          <table:table-cell office:value-type="float" office:value="20702724" calcext:value-type="float">
            <text:p>20702724</text:p>
          </table:table-cell>
          <table:table-cell table:formula="of:=[.A1296]/1000/(60*60*24)" office:value-type="time" office:time-value="PT05H45M02.724S" calcext:value-type="time">
            <text:p>05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5" calcext:value-type="float">
            <text:p>1375</text:p>
          </table:table-cell>
          <table:table-cell office:value-type="float" office:value="1653.27" calcext:value-type="float">
            <text:p>1653.27</text:p>
          </table:table-cell>
        </table:table-row>
        <table:table-row table:style-name="ro1">
          <table:table-cell office:value-type="float" office:value="20718724" calcext:value-type="float">
            <text:p>20718724</text:p>
          </table:table-cell>
          <table:table-cell table:formula="of:=[.A1297]/1000/(60*60*24)" office:value-type="time" office:time-value="PT05H45M18.724S" calcext:value-type="time">
            <text:p>05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6.02" calcext:value-type="float">
            <text:p>1376.02</text:p>
          </table:table-cell>
          <table:table-cell office:value-type="float" office:value="1654.44" calcext:value-type="float">
            <text:p>1654.44</text:p>
          </table:table-cell>
        </table:table-row>
        <table:table-row table:style-name="ro1">
          <table:table-cell office:value-type="float" office:value="20734724" calcext:value-type="float">
            <text:p>20734724</text:p>
          </table:table-cell>
          <table:table-cell table:formula="of:=[.A1298]/1000/(60*60*24)" office:value-type="time" office:time-value="PT05H45M34.724S" calcext:value-type="time">
            <text:p>05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77.03" calcext:value-type="float">
            <text:p>1377.03</text:p>
          </table:table-cell>
          <table:table-cell office:value-type="float" office:value="1655.62" calcext:value-type="float">
            <text:p>1655.62</text:p>
          </table:table-cell>
        </table:table-row>
        <table:table-row table:style-name="ro1">
          <table:table-cell office:value-type="float" office:value="20750724" calcext:value-type="float">
            <text:p>20750724</text:p>
          </table:table-cell>
          <table:table-cell table:formula="of:=[.A1299]/1000/(60*60*24)" office:value-type="time" office:time-value="PT05H45M50.724S" calcext:value-type="time">
            <text:p>05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78.05" calcext:value-type="float">
            <text:p>1378.05</text:p>
          </table:table-cell>
          <table:table-cell office:value-type="float" office:value="1656.79" calcext:value-type="float">
            <text:p>1656.79</text:p>
          </table:table-cell>
        </table:table-row>
        <table:table-row table:style-name="ro1">
          <table:table-cell office:value-type="float" office:value="20766724" calcext:value-type="float">
            <text:p>20766724</text:p>
          </table:table-cell>
          <table:table-cell table:formula="of:=[.A1300]/1000/(60*60*24)" office:value-type="time" office:time-value="PT05H46M06.724S" calcext:value-type="time">
            <text:p>05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2.87" calcext:value-type="float">
            <text:p>262.87</text:p>
          </table:table-cell>
          <table:table-cell office:value-type="float" office:value="1379.07" calcext:value-type="float">
            <text:p>1379.07</text:p>
          </table:table-cell>
          <table:table-cell office:value-type="float" office:value="1657.96" calcext:value-type="float">
            <text:p>1657.96</text:p>
          </table:table-cell>
        </table:table-row>
        <table:table-row table:style-name="ro1">
          <table:table-cell office:value-type="float" office:value="20782724" calcext:value-type="float">
            <text:p>20782724</text:p>
          </table:table-cell>
          <table:table-cell table:formula="of:=[.A1301]/1000/(60*60*24)" office:value-type="time" office:time-value="PT05H46M22.724S" calcext:value-type="time">
            <text:p>05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80.09" calcext:value-type="float">
            <text:p>1380.09</text:p>
          </table:table-cell>
          <table:table-cell office:value-type="float" office:value="1659.13" calcext:value-type="float">
            <text:p>1659.13</text:p>
          </table:table-cell>
        </table:table-row>
        <table:table-row table:style-name="ro1">
          <table:table-cell office:value-type="float" office:value="20798724" calcext:value-type="float">
            <text:p>20798724</text:p>
          </table:table-cell>
          <table:table-cell table:formula="of:=[.A1302]/1000/(60*60*24)" office:value-type="time" office:time-value="PT05H46M38.724S" calcext:value-type="time">
            <text:p>05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81.11" calcext:value-type="float">
            <text:p>1381.11</text:p>
          </table:table-cell>
          <table:table-cell office:value-type="float" office:value="1660.3" calcext:value-type="float">
            <text:p>1660.3</text:p>
          </table:table-cell>
        </table:table-row>
        <table:table-row table:style-name="ro1">
          <table:table-cell office:value-type="float" office:value="20814724" calcext:value-type="float">
            <text:p>20814724</text:p>
          </table:table-cell>
          <table:table-cell table:formula="of:=[.A1303]/1000/(60*60*24)" office:value-type="time" office:time-value="PT05H46M54.724S" calcext:value-type="time">
            <text:p>05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2.12" calcext:value-type="float">
            <text:p>1382.12</text:p>
          </table:table-cell>
          <table:table-cell office:value-type="float" office:value="1661.47" calcext:value-type="float">
            <text:p>1661.47</text:p>
          </table:table-cell>
        </table:table-row>
        <table:table-row table:style-name="ro1">
          <table:table-cell office:value-type="float" office:value="20830724" calcext:value-type="float">
            <text:p>20830724</text:p>
          </table:table-cell>
          <table:table-cell table:formula="of:=[.A1304]/1000/(60*60*24)" office:value-type="time" office:time-value="PT05H47M10.724S" calcext:value-type="time">
            <text:p>05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3.14" calcext:value-type="float">
            <text:p>1383.14</text:p>
          </table:table-cell>
          <table:table-cell office:value-type="float" office:value="1662.65" calcext:value-type="float">
            <text:p>1662.65</text:p>
          </table:table-cell>
        </table:table-row>
        <table:table-row table:style-name="ro1">
          <table:table-cell office:value-type="float" office:value="20846723" calcext:value-type="float">
            <text:p>20846723</text:p>
          </table:table-cell>
          <table:table-cell table:formula="of:=[.A1305]/1000/(60*60*24)" office:value-type="time" office:time-value="PT05H47M26.723S" calcext:value-type="time">
            <text:p>05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4.16" calcext:value-type="float">
            <text:p>1384.16</text:p>
          </table:table-cell>
          <table:table-cell office:value-type="float" office:value="1663.82" calcext:value-type="float">
            <text:p>1663.82</text:p>
          </table:table-cell>
        </table:table-row>
        <table:table-row table:style-name="ro1">
          <table:table-cell office:value-type="float" office:value="20862724" calcext:value-type="float">
            <text:p>20862724</text:p>
          </table:table-cell>
          <table:table-cell table:formula="of:=[.A1306]/1000/(60*60*24)" office:value-type="time" office:time-value="PT05H47M42.724S" calcext:value-type="time">
            <text:p>05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85.18" calcext:value-type="float">
            <text:p>1385.18</text:p>
          </table:table-cell>
          <table:table-cell office:value-type="float" office:value="1664.99" calcext:value-type="float">
            <text:p>1664.99</text:p>
          </table:table-cell>
        </table:table-row>
        <table:table-row table:style-name="ro1">
          <table:table-cell office:value-type="float" office:value="20878724" calcext:value-type="float">
            <text:p>20878724</text:p>
          </table:table-cell>
          <table:table-cell table:formula="of:=[.A1307]/1000/(60*60*24)" office:value-type="time" office:time-value="PT05H47M58.724S" calcext:value-type="time">
            <text:p>05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386.2" calcext:value-type="float">
            <text:p>1386.2</text:p>
          </table:table-cell>
          <table:table-cell office:value-type="float" office:value="1666.16" calcext:value-type="float">
            <text:p>1666.16</text:p>
          </table:table-cell>
        </table:table-row>
        <table:table-row table:style-name="ro1">
          <table:table-cell office:value-type="float" office:value="20894724" calcext:value-type="float">
            <text:p>20894724</text:p>
          </table:table-cell>
          <table:table-cell table:formula="of:=[.A1308]/1000/(60*60*24)" office:value-type="time" office:time-value="PT05H48M14.724S" calcext:value-type="time">
            <text:p>05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87.21" calcext:value-type="float">
            <text:p>1387.21</text:p>
          </table:table-cell>
          <table:table-cell office:value-type="float" office:value="1667.33" calcext:value-type="float">
            <text:p>1667.33</text:p>
          </table:table-cell>
        </table:table-row>
        <table:table-row table:style-name="ro1">
          <table:table-cell office:value-type="float" office:value="20910724" calcext:value-type="float">
            <text:p>20910724</text:p>
          </table:table-cell>
          <table:table-cell table:formula="of:=[.A1309]/1000/(60*60*24)" office:value-type="time" office:time-value="PT05H48M30.724S" calcext:value-type="time">
            <text:p>05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88.23" calcext:value-type="float">
            <text:p>1388.23</text:p>
          </table:table-cell>
          <table:table-cell office:value-type="float" office:value="1668.5" calcext:value-type="float">
            <text:p>1668.5</text:p>
          </table:table-cell>
        </table:table-row>
        <table:table-row table:style-name="ro1">
          <table:table-cell office:value-type="float" office:value="20926724" calcext:value-type="float">
            <text:p>20926724</text:p>
          </table:table-cell>
          <table:table-cell table:formula="of:=[.A1310]/1000/(60*60*24)" office:value-type="time" office:time-value="PT05H48M46.724S" calcext:value-type="time">
            <text:p>05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89.25" calcext:value-type="float">
            <text:p>1389.25</text:p>
          </table:table-cell>
          <table:table-cell office:value-type="float" office:value="1669.66" calcext:value-type="float">
            <text:p>1669.66</text:p>
          </table:table-cell>
        </table:table-row>
        <table:table-row table:style-name="ro1">
          <table:table-cell office:value-type="float" office:value="20942724" calcext:value-type="float">
            <text:p>20942724</text:p>
          </table:table-cell>
          <table:table-cell table:formula="of:=[.A1311]/1000/(60*60*24)" office:value-type="time" office:time-value="PT05H49M02.724S" calcext:value-type="time">
            <text:p>05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90.27" calcext:value-type="float">
            <text:p>1390.27</text:p>
          </table:table-cell>
          <table:table-cell office:value-type="float" office:value="1670.83" calcext:value-type="float">
            <text:p>1670.83</text:p>
          </table:table-cell>
        </table:table-row>
        <table:table-row table:style-name="ro1">
          <table:table-cell office:value-type="float" office:value="20958724" calcext:value-type="float">
            <text:p>20958724</text:p>
          </table:table-cell>
          <table:table-cell table:formula="of:=[.A1312]/1000/(60*60*24)" office:value-type="time" office:time-value="PT05H49M18.724S" calcext:value-type="time">
            <text:p>05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91.28" calcext:value-type="float">
            <text:p>1391.2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0974724" calcext:value-type="float">
            <text:p>20974724</text:p>
          </table:table-cell>
          <table:table-cell table:formula="of:=[.A1313]/1000/(60*60*24)" office:value-type="time" office:time-value="PT05H49M34.724S" calcext:value-type="time">
            <text:p>05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392.3" calcext:value-type="float">
            <text:p>1392.3</text:p>
          </table:table-cell>
          <table:table-cell office:value-type="float" office:value="1673.17" calcext:value-type="float">
            <text:p>1673.17</text:p>
          </table:table-cell>
        </table:table-row>
        <table:table-row table:style-name="ro1">
          <table:table-cell office:value-type="float" office:value="20990723" calcext:value-type="float">
            <text:p>20990723</text:p>
          </table:table-cell>
          <table:table-cell table:formula="of:=[.A1314]/1000/(60*60*24)" office:value-type="time" office:time-value="PT05H49M50.723S" calcext:value-type="time">
            <text:p>05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1393.32" calcext:value-type="float">
            <text:p>1393.32</text:p>
          </table:table-cell>
          <table:table-cell office:value-type="float" office:value="1674.34" calcext:value-type="float">
            <text:p>1674.34</text:p>
          </table:table-cell>
        </table:table-row>
        <table:table-row table:style-name="ro1">
          <table:table-cell office:value-type="float" office:value="21006724" calcext:value-type="float">
            <text:p>21006724</text:p>
          </table:table-cell>
          <table:table-cell table:formula="of:=[.A1315]/1000/(60*60*24)" office:value-type="time" office:time-value="PT05H50M06.724S" calcext:value-type="time">
            <text:p>05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1394.33" calcext:value-type="float">
            <text:p>1394.33</text:p>
          </table:table-cell>
          <table:table-cell office:value-type="float" office:value="1675.5" calcext:value-type="float">
            <text:p>1675.5</text:p>
          </table:table-cell>
        </table:table-row>
        <table:table-row table:style-name="ro1">
          <table:table-cell office:value-type="float" office:value="21022724" calcext:value-type="float">
            <text:p>21022724</text:p>
          </table:table-cell>
          <table:table-cell table:formula="of:=[.A1316]/1000/(60*60*24)" office:value-type="time" office:time-value="PT05H50M22.724S" calcext:value-type="time">
            <text:p>05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" calcext:value-type="float">
            <text:p>262.4</text:p>
          </table:table-cell>
          <table:table-cell office:value-type="float" office:value="1395.35" calcext:value-type="float">
            <text:p>1395.35</text:p>
          </table:table-cell>
          <table:table-cell office:value-type="float" office:value="1676.67" calcext:value-type="float">
            <text:p>1676.67</text:p>
          </table:table-cell>
        </table:table-row>
        <table:table-row table:style-name="ro1">
          <table:table-cell office:value-type="float" office:value="21038724" calcext:value-type="float">
            <text:p>21038724</text:p>
          </table:table-cell>
          <table:table-cell table:formula="of:=[.A1317]/1000/(60*60*24)" office:value-type="time" office:time-value="PT05H50M38.724S" calcext:value-type="time">
            <text:p>05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" calcext:value-type="float">
            <text:p>262.4</text:p>
          </table:table-cell>
          <table:table-cell office:value-type="float" office:value="1396.37" calcext:value-type="float">
            <text:p>1396.37</text:p>
          </table:table-cell>
          <table:table-cell office:value-type="float" office:value="1677.84" calcext:value-type="float">
            <text:p>1677.84</text:p>
          </table:table-cell>
        </table:table-row>
        <table:table-row table:style-name="ro1">
          <table:table-cell office:value-type="float" office:value="21054724" calcext:value-type="float">
            <text:p>21054724</text:p>
          </table:table-cell>
          <table:table-cell table:formula="of:=[.A1318]/1000/(60*60*24)" office:value-type="time" office:time-value="PT05H50M54.724S" calcext:value-type="time">
            <text:p>05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7.38" calcext:value-type="float">
            <text:p>1397.3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1070724" calcext:value-type="float">
            <text:p>21070724</text:p>
          </table:table-cell>
          <table:table-cell table:formula="of:=[.A1319]/1000/(60*60*24)" office:value-type="time" office:time-value="PT05H51M10.724S" calcext:value-type="time">
            <text:p>05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98.4" calcext:value-type="float">
            <text:p>1398.4</text:p>
          </table:table-cell>
          <table:table-cell office:value-type="float" office:value="1680.17" calcext:value-type="float">
            <text:p>1680.17</text:p>
          </table:table-cell>
        </table:table-row>
        <table:table-row table:style-name="ro1">
          <table:table-cell office:value-type="float" office:value="21086724" calcext:value-type="float">
            <text:p>21086724</text:p>
          </table:table-cell>
          <table:table-cell table:formula="of:=[.A1320]/1000/(60*60*24)" office:value-type="time" office:time-value="PT05H51M26.724S" calcext:value-type="time">
            <text:p>05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99.41" calcext:value-type="float">
            <text:p>1399.41</text:p>
          </table:table-cell>
          <table:table-cell office:value-type="float" office:value="1681.33" calcext:value-type="float">
            <text:p>1681.33</text:p>
          </table:table-cell>
        </table:table-row>
        <table:table-row table:style-name="ro1">
          <table:table-cell office:value-type="float" office:value="21102724" calcext:value-type="float">
            <text:p>21102724</text:p>
          </table:table-cell>
          <table:table-cell table:formula="of:=[.A1321]/1000/(60*60*24)" office:value-type="time" office:time-value="PT05H51M42.724S" calcext:value-type="time">
            <text:p>05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400.43" calcext:value-type="float">
            <text:p>1400.43</text:p>
          </table:table-cell>
          <table:table-cell office:value-type="float" office:value="1682.5" calcext:value-type="float">
            <text:p>1682.5</text:p>
          </table:table-cell>
        </table:table-row>
        <table:table-row table:style-name="ro1">
          <table:table-cell office:value-type="float" office:value="21118724" calcext:value-type="float">
            <text:p>21118724</text:p>
          </table:table-cell>
          <table:table-cell table:formula="of:=[.A1322]/1000/(60*60*24)" office:value-type="time" office:time-value="PT05H51M58.724S" calcext:value-type="time">
            <text:p>05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401.45" calcext:value-type="float">
            <text:p>1401.45</text:p>
          </table:table-cell>
          <table:table-cell office:value-type="float" office:value="1683.67" calcext:value-type="float">
            <text:p>1683.67</text:p>
          </table:table-cell>
        </table:table-row>
        <table:table-row table:style-name="ro1">
          <table:table-cell office:value-type="float" office:value="21134724" calcext:value-type="float">
            <text:p>21134724</text:p>
          </table:table-cell>
          <table:table-cell table:formula="of:=[.A1323]/1000/(60*60*24)" office:value-type="time" office:time-value="PT05H52M14.724S" calcext:value-type="time">
            <text:p>05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402.46" calcext:value-type="float">
            <text:p>1402.46</text:p>
          </table:table-cell>
          <table:table-cell office:value-type="float" office:value="1684.83" calcext:value-type="float">
            <text:p>1684.83</text:p>
          </table:table-cell>
        </table:table-row>
        <table:table-row table:style-name="ro1">
          <table:table-cell office:value-type="float" office:value="21150724" calcext:value-type="float">
            <text:p>21150724</text:p>
          </table:table-cell>
          <table:table-cell table:formula="of:=[.A1324]/1000/(60*60*24)" office:value-type="time" office:time-value="PT05H52M30.724S" calcext:value-type="time">
            <text:p>05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403.48" calcext:value-type="float">
            <text:p>1403.4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1166724" calcext:value-type="float">
            <text:p>21166724</text:p>
          </table:table-cell>
          <table:table-cell table:formula="of:=[.A1325]/1000/(60*60*24)" office:value-type="time" office:time-value="PT05H52M46.724S" calcext:value-type="time">
            <text:p>05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404.49" calcext:value-type="float">
            <text:p>1404.49</text:p>
          </table:table-cell>
          <table:table-cell office:value-type="float" office:value="1687.16" calcext:value-type="float">
            <text:p>1687.16</text:p>
          </table:table-cell>
        </table:table-row>
        <table:table-row table:style-name="ro1">
          <table:table-cell office:value-type="float" office:value="21182724" calcext:value-type="float">
            <text:p>21182724</text:p>
          </table:table-cell>
          <table:table-cell table:formula="of:=[.A1326]/1000/(60*60*24)" office:value-type="time" office:time-value="PT05H53M02.724S" calcext:value-type="time">
            <text:p>05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405.51" calcext:value-type="float">
            <text:p>1405.51</text:p>
          </table:table-cell>
          <table:table-cell office:value-type="float" office:value="1688.33" calcext:value-type="float">
            <text:p>1688.33</text:p>
          </table:table-cell>
        </table:table-row>
        <table:table-row table:style-name="ro1">
          <table:table-cell office:value-type="float" office:value="21198724" calcext:value-type="float">
            <text:p>21198724</text:p>
          </table:table-cell>
          <table:table-cell table:formula="of:=[.A1327]/1000/(60*60*24)" office:value-type="time" office:time-value="PT05H53M18.724S" calcext:value-type="time">
            <text:p>05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6.52" calcext:value-type="float">
            <text:p>1406.52</text:p>
          </table:table-cell>
          <table:table-cell office:value-type="float" office:value="1689.49" calcext:value-type="float">
            <text:p>1689.49</text:p>
          </table:table-cell>
        </table:table-row>
        <table:table-row table:style-name="ro1">
          <table:table-cell office:value-type="float" office:value="21214724" calcext:value-type="float">
            <text:p>21214724</text:p>
          </table:table-cell>
          <table:table-cell table:formula="of:=[.A1328]/1000/(60*60*24)" office:value-type="time" office:time-value="PT05H53M34.724S" calcext:value-type="time">
            <text:p>05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7.54" calcext:value-type="float">
            <text:p>1407.54</text:p>
          </table:table-cell>
          <table:table-cell office:value-type="float" office:value="1690.65" calcext:value-type="float">
            <text:p>1690.65</text:p>
          </table:table-cell>
        </table:table-row>
        <table:table-row table:style-name="ro1">
          <table:table-cell office:value-type="float" office:value="21230724" calcext:value-type="float">
            <text:p>21230724</text:p>
          </table:table-cell>
          <table:table-cell table:formula="of:=[.A1329]/1000/(60*60*24)" office:value-type="time" office:time-value="PT05H53M50.724S" calcext:value-type="time">
            <text:p>05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408.55" calcext:value-type="float">
            <text:p>1408.55</text:p>
          </table:table-cell>
          <table:table-cell office:value-type="float" office:value="1691.82" calcext:value-type="float">
            <text:p>1691.82</text:p>
          </table:table-cell>
        </table:table-row>
        <table:table-row table:style-name="ro1">
          <table:table-cell office:value-type="float" office:value="21246724" calcext:value-type="float">
            <text:p>21246724</text:p>
          </table:table-cell>
          <table:table-cell table:formula="of:=[.A1330]/1000/(60*60*24)" office:value-type="time" office:time-value="PT05H54M06.724S" calcext:value-type="time">
            <text:p>05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02" calcext:value-type="float">
            <text:p>261.02</text:p>
          </table:table-cell>
          <table:table-cell office:value-type="float" office:value="1409.57" calcext:value-type="float">
            <text:p>1409.57</text:p>
          </table:table-cell>
          <table:table-cell office:value-type="float" office:value="1692.98" calcext:value-type="float">
            <text:p>1692.98</text:p>
          </table:table-cell>
        </table:table-row>
        <table:table-row table:style-name="ro1">
          <table:table-cell office:value-type="float" office:value="21262724" calcext:value-type="float">
            <text:p>21262724</text:p>
          </table:table-cell>
          <table:table-cell table:formula="of:=[.A1331]/1000/(60*60*24)" office:value-type="time" office:time-value="PT05H54M22.724S" calcext:value-type="time">
            <text:p>05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410.59" calcext:value-type="float">
            <text:p>1410.59</text:p>
          </table:table-cell>
          <table:table-cell office:value-type="float" office:value="1694.14" calcext:value-type="float">
            <text:p>1694.14</text:p>
          </table:table-cell>
        </table:table-row>
        <table:table-row table:style-name="ro1">
          <table:table-cell office:value-type="float" office:value="21278724" calcext:value-type="float">
            <text:p>21278724</text:p>
          </table:table-cell>
          <table:table-cell table:formula="of:=[.A1332]/1000/(60*60*24)" office:value-type="time" office:time-value="PT05H54M38.724S" calcext:value-type="time">
            <text:p>05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411.6" calcext:value-type="float">
            <text:p>1411.6</text:p>
          </table:table-cell>
          <table:table-cell office:value-type="float" office:value="1695.31" calcext:value-type="float">
            <text:p>1695.31</text:p>
          </table:table-cell>
        </table:table-row>
        <table:table-row table:style-name="ro1">
          <table:table-cell office:value-type="float" office:value="21294724" calcext:value-type="float">
            <text:p>21294724</text:p>
          </table:table-cell>
          <table:table-cell table:formula="of:=[.A1333]/1000/(60*60*24)" office:value-type="time" office:time-value="PT05H54M54.724S" calcext:value-type="time">
            <text:p>05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412.62" calcext:value-type="float">
            <text:p>1412.62</text:p>
          </table:table-cell>
          <table:table-cell office:value-type="float" office:value="1696.47" calcext:value-type="float">
            <text:p>1696.47</text:p>
          </table:table-cell>
        </table:table-row>
        <table:table-row table:style-name="ro1">
          <table:table-cell office:value-type="float" office:value="21310724" calcext:value-type="float">
            <text:p>21310724</text:p>
          </table:table-cell>
          <table:table-cell table:formula="of:=[.A1334]/1000/(60*60*24)" office:value-type="time" office:time-value="PT05H55M10.724S" calcext:value-type="time">
            <text:p>05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413.63" calcext:value-type="float">
            <text:p>1413.63</text:p>
          </table:table-cell>
          <table:table-cell office:value-type="float" office:value="1697.63" calcext:value-type="float">
            <text:p>1697.63</text:p>
          </table:table-cell>
        </table:table-row>
        <table:table-row table:style-name="ro1">
          <table:table-cell office:value-type="float" office:value="21326724" calcext:value-type="float">
            <text:p>21326724</text:p>
          </table:table-cell>
          <table:table-cell table:formula="of:=[.A1335]/1000/(60*60*24)" office:value-type="time" office:time-value="PT05H55M26.724S" calcext:value-type="time">
            <text:p>05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414.64" calcext:value-type="float">
            <text:p>1414.64</text:p>
          </table:table-cell>
          <table:table-cell office:value-type="float" office:value="1698.79" calcext:value-type="float">
            <text:p>1698.79</text:p>
          </table:table-cell>
        </table:table-row>
        <table:table-row table:style-name="ro1">
          <table:table-cell office:value-type="float" office:value="21342724" calcext:value-type="float">
            <text:p>21342724</text:p>
          </table:table-cell>
          <table:table-cell table:formula="of:=[.A1336]/1000/(60*60*24)" office:value-type="time" office:time-value="PT05H55M42.724S" calcext:value-type="time">
            <text:p>05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415.66" calcext:value-type="float">
            <text:p>1415.66</text:p>
          </table:table-cell>
          <table:table-cell office:value-type="float" office:value="1699.96" calcext:value-type="float">
            <text:p>1699.96</text:p>
          </table:table-cell>
        </table:table-row>
        <table:table-row table:style-name="ro1">
          <table:table-cell office:value-type="float" office:value="21358724" calcext:value-type="float">
            <text:p>21358724</text:p>
          </table:table-cell>
          <table:table-cell table:formula="of:=[.A1337]/1000/(60*60*24)" office:value-type="time" office:time-value="PT05H55M58.724S" calcext:value-type="time">
            <text:p>05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416.67" calcext:value-type="float">
            <text:p>1416.67</text:p>
          </table:table-cell>
          <table:table-cell office:value-type="float" office:value="1701.12" calcext:value-type="float">
            <text:p>1701.12</text:p>
          </table:table-cell>
        </table:table-row>
        <table:table-row table:style-name="ro1">
          <table:table-cell office:value-type="float" office:value="21374724" calcext:value-type="float">
            <text:p>21374724</text:p>
          </table:table-cell>
          <table:table-cell table:formula="of:=[.A1338]/1000/(60*60*24)" office:value-type="time" office:time-value="PT05H56M14.724S" calcext:value-type="time">
            <text:p>05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417.69" calcext:value-type="float">
            <text:p>1417.69</text:p>
          </table:table-cell>
          <table:table-cell office:value-type="float" office:value="1702.28" calcext:value-type="float">
            <text:p>1702.28</text:p>
          </table:table-cell>
        </table:table-row>
        <table:table-row table:style-name="ro1">
          <table:table-cell office:value-type="float" office:value="21390724" calcext:value-type="float">
            <text:p>21390724</text:p>
          </table:table-cell>
          <table:table-cell table:formula="of:=[.A1339]/1000/(60*60*24)" office:value-type="time" office:time-value="PT05H56M30.724S" calcext:value-type="time">
            <text:p>05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418.7" calcext:value-type="float">
            <text:p>1418.7</text:p>
          </table:table-cell>
          <table:table-cell office:value-type="float" office:value="1703.44" calcext:value-type="float">
            <text:p>1703.44</text:p>
          </table:table-cell>
        </table:table-row>
        <table:table-row table:style-name="ro1">
          <table:table-cell office:value-type="float" office:value="21406724" calcext:value-type="float">
            <text:p>21406724</text:p>
          </table:table-cell>
          <table:table-cell table:formula="of:=[.A1340]/1000/(60*60*24)" office:value-type="time" office:time-value="PT05H56M46.724S" calcext:value-type="time">
            <text:p>05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19.71" calcext:value-type="float">
            <text:p>1419.71</text:p>
          </table:table-cell>
          <table:table-cell office:value-type="float" office:value="1704.6" calcext:value-type="float">
            <text:p>1704.6</text:p>
          </table:table-cell>
        </table:table-row>
        <table:table-row table:style-name="ro1">
          <table:table-cell office:value-type="float" office:value="21422724" calcext:value-type="float">
            <text:p>21422724</text:p>
          </table:table-cell>
          <table:table-cell table:formula="of:=[.A1341]/1000/(60*60*24)" office:value-type="time" office:time-value="PT05H57M02.724S" calcext:value-type="time">
            <text:p>05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420.73" calcext:value-type="float">
            <text:p>1420.73</text:p>
          </table:table-cell>
          <table:table-cell office:value-type="float" office:value="1705.76" calcext:value-type="float">
            <text:p>1705.76</text:p>
          </table:table-cell>
        </table:table-row>
        <table:table-row table:style-name="ro1">
          <table:table-cell office:value-type="float" office:value="21438724" calcext:value-type="float">
            <text:p>21438724</text:p>
          </table:table-cell>
          <table:table-cell table:formula="of:=[.A1342]/1000/(60*60*24)" office:value-type="time" office:time-value="PT05H57M18.724S" calcext:value-type="time">
            <text:p>05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21.74" calcext:value-type="float">
            <text:p>1421.74</text:p>
          </table:table-cell>
          <table:table-cell office:value-type="float" office:value="1706.92" calcext:value-type="float">
            <text:p>1706.92</text:p>
          </table:table-cell>
        </table:table-row>
        <table:table-row table:style-name="ro1">
          <table:table-cell office:value-type="float" office:value="21454724" calcext:value-type="float">
            <text:p>21454724</text:p>
          </table:table-cell>
          <table:table-cell table:formula="of:=[.A1343]/1000/(60*60*24)" office:value-type="time" office:time-value="PT05H57M34.724S" calcext:value-type="time">
            <text:p>05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22.75" calcext:value-type="float">
            <text:p>1422.75</text:p>
          </table:table-cell>
          <table:table-cell office:value-type="float" office:value="1708.08" calcext:value-type="float">
            <text:p>1708.08</text:p>
          </table:table-cell>
        </table:table-row>
        <table:table-row table:style-name="ro1">
          <table:table-cell office:value-type="float" office:value="21470724" calcext:value-type="float">
            <text:p>21470724</text:p>
          </table:table-cell>
          <table:table-cell table:formula="of:=[.A1344]/1000/(60*60*24)" office:value-type="time" office:time-value="PT05H57M50.724S" calcext:value-type="time">
            <text:p>05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3.77" calcext:value-type="float">
            <text:p>1423.77</text:p>
          </table:table-cell>
          <table:table-cell office:value-type="float" office:value="1709.24" calcext:value-type="float">
            <text:p>1709.24</text:p>
          </table:table-cell>
        </table:table-row>
        <table:table-row table:style-name="ro1">
          <table:table-cell office:value-type="float" office:value="21486724" calcext:value-type="float">
            <text:p>21486724</text:p>
          </table:table-cell>
          <table:table-cell table:formula="of:=[.A1345]/1000/(60*60*24)" office:value-type="time" office:time-value="PT05H58M06.724S" calcext:value-type="time">
            <text:p>05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4.78" calcext:value-type="float">
            <text:p>1424.78</text:p>
          </table:table-cell>
          <table:table-cell office:value-type="float" office:value="1710.39" calcext:value-type="float">
            <text:p>1710.39</text:p>
          </table:table-cell>
        </table:table-row>
        <table:table-row table:style-name="ro1">
          <table:table-cell office:value-type="float" office:value="21502724" calcext:value-type="float">
            <text:p>21502724</text:p>
          </table:table-cell>
          <table:table-cell table:formula="of:=[.A1346]/1000/(60*60*24)" office:value-type="time" office:time-value="PT05H58M22.724S" calcext:value-type="time">
            <text:p>05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25.79" calcext:value-type="float">
            <text:p>1425.79</text:p>
          </table:table-cell>
          <table:table-cell office:value-type="float" office:value="1711.55" calcext:value-type="float">
            <text:p>1711.55</text:p>
          </table:table-cell>
        </table:table-row>
        <table:table-row table:style-name="ro1">
          <table:table-cell office:value-type="float" office:value="21518724" calcext:value-type="float">
            <text:p>21518724</text:p>
          </table:table-cell>
          <table:table-cell table:formula="of:=[.A1347]/1000/(60*60*24)" office:value-type="time" office:time-value="PT05H58M38.724S" calcext:value-type="time">
            <text:p>05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26.81" calcext:value-type="float">
            <text:p>1426.81</text:p>
          </table:table-cell>
          <table:table-cell office:value-type="float" office:value="1712.71" calcext:value-type="float">
            <text:p>1712.71</text:p>
          </table:table-cell>
        </table:table-row>
        <table:table-row table:style-name="ro1">
          <table:table-cell office:value-type="float" office:value="21534724" calcext:value-type="float">
            <text:p>21534724</text:p>
          </table:table-cell>
          <table:table-cell table:formula="of:=[.A1348]/1000/(60*60*24)" office:value-type="time" office:time-value="PT05H58M54.724S" calcext:value-type="time">
            <text:p>05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27.82" calcext:value-type="float">
            <text:p>1427.82</text:p>
          </table:table-cell>
          <table:table-cell office:value-type="float" office:value="1713.87" calcext:value-type="float">
            <text:p>1713.87</text:p>
          </table:table-cell>
        </table:table-row>
        <table:table-row table:style-name="ro1">
          <table:table-cell office:value-type="float" office:value="21550724" calcext:value-type="float">
            <text:p>21550724</text:p>
          </table:table-cell>
          <table:table-cell table:formula="of:=[.A1349]/1000/(60*60*24)" office:value-type="time" office:time-value="PT05H59M10.724S" calcext:value-type="time">
            <text:p>05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28.83" calcext:value-type="float">
            <text:p>1428.83</text:p>
          </table:table-cell>
          <table:table-cell office:value-type="float" office:value="1715.02" calcext:value-type="float">
            <text:p>1715.02</text:p>
          </table:table-cell>
        </table:table-row>
        <table:table-row table:style-name="ro1">
          <table:table-cell office:value-type="float" office:value="21566724" calcext:value-type="float">
            <text:p>21566724</text:p>
          </table:table-cell>
          <table:table-cell table:formula="of:=[.A1350]/1000/(60*60*24)" office:value-type="time" office:time-value="PT05H59M26.724S" calcext:value-type="time">
            <text:p>05:5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29.84" calcext:value-type="float">
            <text:p>1429.84</text:p>
          </table:table-cell>
          <table:table-cell office:value-type="float" office:value="1716.18" calcext:value-type="float">
            <text:p>1716.18</text:p>
          </table:table-cell>
        </table:table-row>
        <table:table-row table:style-name="ro1">
          <table:table-cell office:value-type="float" office:value="21582724" calcext:value-type="float">
            <text:p>21582724</text:p>
          </table:table-cell>
          <table:table-cell table:formula="of:=[.A1351]/1000/(60*60*24)" office:value-type="time" office:time-value="PT05H59M42.724S" calcext:value-type="time">
            <text:p>05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430.86" calcext:value-type="float">
            <text:p>1430.86</text:p>
          </table:table-cell>
          <table:table-cell office:value-type="float" office:value="1717.34" calcext:value-type="float">
            <text:p>1717.34</text:p>
          </table:table-cell>
        </table:table-row>
        <table:table-row table:style-name="ro1">
          <table:table-cell office:value-type="float" office:value="21598724" calcext:value-type="float">
            <text:p>21598724</text:p>
          </table:table-cell>
          <table:table-cell table:formula="of:=[.A1352]/1000/(60*60*24)" office:value-type="time" office:time-value="PT05H59M58.724S" calcext:value-type="time">
            <text:p>05:5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31.87" calcext:value-type="float">
            <text:p>1431.87</text:p>
          </table:table-cell>
          <table:table-cell office:value-type="float" office:value="1718.49" calcext:value-type="float">
            <text:p>1718.49</text:p>
          </table:table-cell>
        </table:table-row>
        <table:table-row table:style-name="ro1">
          <table:table-cell office:value-type="float" office:value="21614724" calcext:value-type="float">
            <text:p>21614724</text:p>
          </table:table-cell>
          <table:table-cell table:formula="of:=[.A1353]/1000/(60*60*24)" office:value-type="time" office:time-value="PT06H00M14.724S" calcext:value-type="time">
            <text:p>06:0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32.88" calcext:value-type="float">
            <text:p>1432.88</text:p>
          </table:table-cell>
          <table:table-cell office:value-type="float" office:value="1719.65" calcext:value-type="float">
            <text:p>1719.65</text:p>
          </table:table-cell>
        </table:table-row>
        <table:table-row table:style-name="ro1">
          <table:table-cell office:value-type="float" office:value="21630724" calcext:value-type="float">
            <text:p>21630724</text:p>
          </table:table-cell>
          <table:table-cell table:formula="of:=[.A1354]/1000/(60*60*24)" office:value-type="time" office:time-value="PT06H00M30.724S" calcext:value-type="time">
            <text:p>06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33.89" calcext:value-type="float">
            <text:p>1433.89</text:p>
          </table:table-cell>
          <table:table-cell office:value-type="float" office:value="1720.8" calcext:value-type="float">
            <text:p>1720.8</text:p>
          </table:table-cell>
        </table:table-row>
        <table:table-row table:style-name="ro1">
          <table:table-cell office:value-type="float" office:value="21646724" calcext:value-type="float">
            <text:p>21646724</text:p>
          </table:table-cell>
          <table:table-cell table:formula="of:=[.A1355]/1000/(60*60*24)" office:value-type="time" office:time-value="PT06H00M46.724S" calcext:value-type="time">
            <text:p>06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34.9" calcext:value-type="float">
            <text:p>1434.9</text:p>
          </table:table-cell>
          <table:table-cell office:value-type="float" office:value="1721.96" calcext:value-type="float">
            <text:p>1721.96</text:p>
          </table:table-cell>
        </table:table-row>
        <table:table-row table:style-name="ro1">
          <table:table-cell office:value-type="float" office:value="21662724" calcext:value-type="float">
            <text:p>21662724</text:p>
          </table:table-cell>
          <table:table-cell table:formula="of:=[.A1356]/1000/(60*60*24)" office:value-type="time" office:time-value="PT06H01M02.724S" calcext:value-type="time">
            <text:p>06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35.91" calcext:value-type="float">
            <text:p>1435.91</text:p>
          </table:table-cell>
          <table:table-cell office:value-type="float" office:value="1723.12" calcext:value-type="float">
            <text:p>1723.12</text:p>
          </table:table-cell>
        </table:table-row>
        <table:table-row table:style-name="ro1">
          <table:table-cell office:value-type="float" office:value="21678724" calcext:value-type="float">
            <text:p>21678724</text:p>
          </table:table-cell>
          <table:table-cell table:formula="of:=[.A1357]/1000/(60*60*24)" office:value-type="time" office:time-value="PT06H01M18.724S" calcext:value-type="time">
            <text:p>06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36.93" calcext:value-type="float">
            <text:p>1436.93</text:p>
          </table:table-cell>
          <table:table-cell office:value-type="float" office:value="1724.27" calcext:value-type="float">
            <text:p>1724.27</text:p>
          </table:table-cell>
        </table:table-row>
        <table:table-row table:style-name="ro1">
          <table:table-cell office:value-type="float" office:value="21694724" calcext:value-type="float">
            <text:p>21694724</text:p>
          </table:table-cell>
          <table:table-cell table:formula="of:=[.A1358]/1000/(60*60*24)" office:value-type="time" office:time-value="PT06H01M34.724S" calcext:value-type="time">
            <text:p>06:0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37.94" calcext:value-type="float">
            <text:p>1437.94</text:p>
          </table:table-cell>
          <table:table-cell office:value-type="float" office:value="1725.43" calcext:value-type="float">
            <text:p>1725.43</text:p>
          </table:table-cell>
        </table:table-row>
        <table:table-row table:style-name="ro1">
          <table:table-cell office:value-type="float" office:value="21710724" calcext:value-type="float">
            <text:p>21710724</text:p>
          </table:table-cell>
          <table:table-cell table:formula="of:=[.A1359]/1000/(60*60*24)" office:value-type="time" office:time-value="PT06H01M50.724S" calcext:value-type="time">
            <text:p>06:0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438.95" calcext:value-type="float">
            <text:p>1438.95</text:p>
          </table:table-cell>
          <table:table-cell office:value-type="float" office:value="1726.58" calcext:value-type="float">
            <text:p>1726.58</text:p>
          </table:table-cell>
        </table:table-row>
        <table:table-row table:style-name="ro1">
          <table:table-cell office:value-type="float" office:value="21726724" calcext:value-type="float">
            <text:p>21726724</text:p>
          </table:table-cell>
          <table:table-cell table:formula="of:=[.A1360]/1000/(60*60*24)" office:value-type="time" office:time-value="PT06H02M06.724S" calcext:value-type="time">
            <text:p>06:0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39.96" calcext:value-type="float">
            <text:p>1439.96</text:p>
          </table:table-cell>
          <table:table-cell office:value-type="float" office:value="1727.74" calcext:value-type="float">
            <text:p>1727.74</text:p>
          </table:table-cell>
        </table:table-row>
        <table:table-row table:style-name="ro1">
          <table:table-cell office:value-type="float" office:value="21742724" calcext:value-type="float">
            <text:p>21742724</text:p>
          </table:table-cell>
          <table:table-cell table:formula="of:=[.A1361]/1000/(60*60*24)" office:value-type="time" office:time-value="PT06H02M22.724S" calcext:value-type="time">
            <text:p>06:0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0.97" calcext:value-type="float">
            <text:p>1440.97</text:p>
          </table:table-cell>
          <table:table-cell office:value-type="float" office:value="1728.89" calcext:value-type="float">
            <text:p>1728.89</text:p>
          </table:table-cell>
        </table:table-row>
        <table:table-row table:style-name="ro1">
          <table:table-cell office:value-type="float" office:value="21758724" calcext:value-type="float">
            <text:p>21758724</text:p>
          </table:table-cell>
          <table:table-cell table:formula="of:=[.A1362]/1000/(60*60*24)" office:value-type="time" office:time-value="PT06H02M38.724S" calcext:value-type="time">
            <text:p>06:0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1.98" calcext:value-type="float">
            <text:p>1441.98</text:p>
          </table:table-cell>
          <table:table-cell office:value-type="float" office:value="1730.05" calcext:value-type="float">
            <text:p>1730.05</text:p>
          </table:table-cell>
        </table:table-row>
        <table:table-row table:style-name="ro1">
          <table:table-cell office:value-type="float" office:value="21774724" calcext:value-type="float">
            <text:p>21774724</text:p>
          </table:table-cell>
          <table:table-cell table:formula="of:=[.A1363]/1000/(60*60*24)" office:value-type="time" office:time-value="PT06H02M54.724S" calcext:value-type="time">
            <text:p>06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442.99" calcext:value-type="float">
            <text:p>1442.99</text:p>
          </table:table-cell>
          <table:table-cell office:value-type="float" office:value="1731.2" calcext:value-type="float">
            <text:p>1731.2</text:p>
          </table:table-cell>
        </table:table-row>
        <table:table-row table:style-name="ro1">
          <table:table-cell office:value-type="float" office:value="21790724" calcext:value-type="float">
            <text:p>21790724</text:p>
          </table:table-cell>
          <table:table-cell table:formula="of:=[.A1364]/1000/(60*60*24)" office:value-type="time" office:time-value="PT06H03M10.724S" calcext:value-type="time">
            <text:p>06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44" calcext:value-type="float">
            <text:p>1444</text:p>
          </table:table-cell>
          <table:table-cell office:value-type="float" office:value="1732.35" calcext:value-type="float">
            <text:p>1732.35</text:p>
          </table:table-cell>
        </table:table-row>
        <table:table-row table:style-name="ro1">
          <table:table-cell office:value-type="float" office:value="21806724" calcext:value-type="float">
            <text:p>21806724</text:p>
          </table:table-cell>
          <table:table-cell table:formula="of:=[.A1365]/1000/(60*60*24)" office:value-type="time" office:time-value="PT06H03M26.724S" calcext:value-type="time">
            <text:p>06:0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445.01" calcext:value-type="float">
            <text:p>1445.01</text:p>
          </table:table-cell>
          <table:table-cell office:value-type="float" office:value="1733.51" calcext:value-type="float">
            <text:p>1733.51</text:p>
          </table:table-cell>
        </table:table-row>
        <table:table-row table:style-name="ro1">
          <table:table-cell office:value-type="float" office:value="21822724" calcext:value-type="float">
            <text:p>21822724</text:p>
          </table:table-cell>
          <table:table-cell table:formula="of:=[.A1366]/1000/(60*60*24)" office:value-type="time" office:time-value="PT06H03M42.724S" calcext:value-type="time">
            <text:p>06:0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46.02" calcext:value-type="float">
            <text:p>1446.02</text:p>
          </table:table-cell>
          <table:table-cell office:value-type="float" office:value="1734.66" calcext:value-type="float">
            <text:p>1734.66</text:p>
          </table:table-cell>
        </table:table-row>
        <table:table-row table:style-name="ro1">
          <table:table-cell office:value-type="float" office:value="21838724" calcext:value-type="float">
            <text:p>21838724</text:p>
          </table:table-cell>
          <table:table-cell table:formula="of:=[.A1367]/1000/(60*60*24)" office:value-type="time" office:time-value="PT06H03M58.724S" calcext:value-type="time">
            <text:p>06:0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47.03" calcext:value-type="float">
            <text:p>1447.03</text:p>
          </table:table-cell>
          <table:table-cell office:value-type="float" office:value="1735.81" calcext:value-type="float">
            <text:p>1735.81</text:p>
          </table:table-cell>
        </table:table-row>
        <table:table-row table:style-name="ro1">
          <table:table-cell office:value-type="float" office:value="21854724" calcext:value-type="float">
            <text:p>21854724</text:p>
          </table:table-cell>
          <table:table-cell table:formula="of:=[.A1368]/1000/(60*60*24)" office:value-type="time" office:time-value="PT06H04M14.724S" calcext:value-type="time">
            <text:p>06:0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48.04" calcext:value-type="float">
            <text:p>1448.04</text:p>
          </table:table-cell>
          <table:table-cell office:value-type="float" office:value="1736.96" calcext:value-type="float">
            <text:p>1736.96</text:p>
          </table:table-cell>
        </table:table-row>
        <table:table-row table:style-name="ro1">
          <table:table-cell office:value-type="float" office:value="21870724" calcext:value-type="float">
            <text:p>21870724</text:p>
          </table:table-cell>
          <table:table-cell table:formula="of:=[.A1369]/1000/(60*60*24)" office:value-type="time" office:time-value="PT06H04M30.724S" calcext:value-type="time">
            <text:p>06:0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449.05" calcext:value-type="float">
            <text:p>1449.05</text:p>
          </table:table-cell>
          <table:table-cell office:value-type="float" office:value="1738.11" calcext:value-type="float">
            <text:p>1738.11</text:p>
          </table:table-cell>
        </table:table-row>
        <table:table-row table:style-name="ro1">
          <table:table-cell office:value-type="float" office:value="21886724" calcext:value-type="float">
            <text:p>21886724</text:p>
          </table:table-cell>
          <table:table-cell table:formula="of:=[.A1370]/1000/(60*60*24)" office:value-type="time" office:time-value="PT06H04M46.724S" calcext:value-type="time">
            <text:p>06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50.06" calcext:value-type="float">
            <text:p>1450.06</text:p>
          </table:table-cell>
          <table:table-cell office:value-type="float" office:value="1739.26" calcext:value-type="float">
            <text:p>1739.26</text:p>
          </table:table-cell>
        </table:table-row>
        <table:table-row table:style-name="ro1">
          <table:table-cell office:value-type="float" office:value="21902724" calcext:value-type="float">
            <text:p>21902724</text:p>
          </table:table-cell>
          <table:table-cell table:formula="of:=[.A1371]/1000/(60*60*24)" office:value-type="time" office:time-value="PT06H05M02.724S" calcext:value-type="time">
            <text:p>06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9" calcext:value-type="float">
            <text:p>258.49</text:p>
          </table:table-cell>
          <table:table-cell office:value-type="float" office:value="1451.07" calcext:value-type="float">
            <text:p>1451.07</text:p>
          </table:table-cell>
          <table:table-cell office:value-type="float" office:value="1740.41" calcext:value-type="float">
            <text:p>1740.41</text:p>
          </table:table-cell>
        </table:table-row>
        <table:table-row table:style-name="ro1">
          <table:table-cell office:value-type="float" office:value="21918724" calcext:value-type="float">
            <text:p>21918724</text:p>
          </table:table-cell>
          <table:table-cell table:formula="of:=[.A1372]/1000/(60*60*24)" office:value-type="time" office:time-value="PT06H05M18.724S" calcext:value-type="time">
            <text:p>06:0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52.08" calcext:value-type="float">
            <text:p>1452.08</text:p>
          </table:table-cell>
          <table:table-cell office:value-type="float" office:value="1741.56" calcext:value-type="float">
            <text:p>1741.56</text:p>
          </table:table-cell>
        </table:table-row>
        <table:table-row table:style-name="ro1">
          <table:table-cell office:value-type="float" office:value="21934724" calcext:value-type="float">
            <text:p>21934724</text:p>
          </table:table-cell>
          <table:table-cell table:formula="of:=[.A1373]/1000/(60*60*24)" office:value-type="time" office:time-value="PT06H05M34.724S" calcext:value-type="time">
            <text:p>06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53.09" calcext:value-type="float">
            <text:p>1453.09</text:p>
          </table:table-cell>
          <table:table-cell office:value-type="float" office:value="1742.71" calcext:value-type="float">
            <text:p>1742.71</text:p>
          </table:table-cell>
        </table:table-row>
        <table:table-row table:style-name="ro1">
          <table:table-cell office:value-type="float" office:value="21950724" calcext:value-type="float">
            <text:p>21950724</text:p>
          </table:table-cell>
          <table:table-cell table:formula="of:=[.A1374]/1000/(60*60*24)" office:value-type="time" office:time-value="PT06H05M50.724S" calcext:value-type="time">
            <text:p>06:0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4.1" calcext:value-type="float">
            <text:p>1454.1</text:p>
          </table:table-cell>
          <table:table-cell office:value-type="float" office:value="1743.85" calcext:value-type="float">
            <text:p>1743.85</text:p>
          </table:table-cell>
        </table:table-row>
        <table:table-row table:style-name="ro1">
          <table:table-cell office:value-type="float" office:value="21966724" calcext:value-type="float">
            <text:p>21966724</text:p>
          </table:table-cell>
          <table:table-cell table:formula="of:=[.A1375]/1000/(60*60*24)" office:value-type="time" office:time-value="PT06H06M06.724S" calcext:value-type="time">
            <text:p>06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5.11" calcext:value-type="float">
            <text:p>1455.11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1982724" calcext:value-type="float">
            <text:p>21982724</text:p>
          </table:table-cell>
          <table:table-cell table:formula="of:=[.A1376]/1000/(60*60*24)" office:value-type="time" office:time-value="PT06H06M22.724S" calcext:value-type="time">
            <text:p>06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6.11" calcext:value-type="float">
            <text:p>1456.11</text:p>
          </table:table-cell>
          <table:table-cell office:value-type="float" office:value="1746.15" calcext:value-type="float">
            <text:p>1746.15</text:p>
          </table:table-cell>
        </table:table-row>
        <table:table-row table:style-name="ro1">
          <table:table-cell office:value-type="float" office:value="21998724" calcext:value-type="float">
            <text:p>21998724</text:p>
          </table:table-cell>
          <table:table-cell table:formula="of:=[.A1377]/1000/(60*60*24)" office:value-type="time" office:time-value="PT06H06M38.724S" calcext:value-type="time">
            <text:p>06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7.12" calcext:value-type="float">
            <text:p>1457.12</text:p>
          </table:table-cell>
          <table:table-cell office:value-type="float" office:value="1747.3" calcext:value-type="float">
            <text:p>1747.3</text:p>
          </table:table-cell>
        </table:table-row>
        <table:table-row table:style-name="ro1">
          <table:table-cell office:value-type="float" office:value="22014724" calcext:value-type="float">
            <text:p>22014724</text:p>
          </table:table-cell>
          <table:table-cell table:formula="of:=[.A1378]/1000/(60*60*24)" office:value-type="time" office:time-value="PT06H06M54.724S" calcext:value-type="time">
            <text:p>06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8.13" calcext:value-type="float">
            <text:p>1458.13</text:p>
          </table:table-cell>
          <table:table-cell office:value-type="float" office:value="1748.45" calcext:value-type="float">
            <text:p>1748.45</text:p>
          </table:table-cell>
        </table:table-row>
        <table:table-row table:style-name="ro1">
          <table:table-cell office:value-type="float" office:value="22030724" calcext:value-type="float">
            <text:p>22030724</text:p>
          </table:table-cell>
          <table:table-cell table:formula="of:=[.A1379]/1000/(60*60*24)" office:value-type="time" office:time-value="PT06H07M10.724S" calcext:value-type="time">
            <text:p>06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59.14" calcext:value-type="float">
            <text:p>1459.14</text:p>
          </table:table-cell>
          <table:table-cell office:value-type="float" office:value="1749.6" calcext:value-type="float">
            <text:p>1749.6</text:p>
          </table:table-cell>
        </table:table-row>
        <table:table-row table:style-name="ro1">
          <table:table-cell office:value-type="float" office:value="22046724" calcext:value-type="float">
            <text:p>22046724</text:p>
          </table:table-cell>
          <table:table-cell table:formula="of:=[.A1380]/1000/(60*60*24)" office:value-type="time" office:time-value="PT06H07M26.724S" calcext:value-type="time">
            <text:p>06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750.74" calcext:value-type="float">
            <text:p>1750.74</text:p>
          </table:table-cell>
        </table:table-row>
        <table:table-row table:style-name="ro1">
          <table:table-cell office:value-type="float" office:value="22062724" calcext:value-type="float">
            <text:p>22062724</text:p>
          </table:table-cell>
          <table:table-cell table:formula="of:=[.A1381]/1000/(60*60*24)" office:value-type="time" office:time-value="PT06H07M42.724S" calcext:value-type="time">
            <text:p>06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61.15" calcext:value-type="float">
            <text:p>1461.15</text:p>
          </table:table-cell>
          <table:table-cell office:value-type="float" office:value="1751.89" calcext:value-type="float">
            <text:p>1751.89</text:p>
          </table:table-cell>
        </table:table-row>
        <table:table-row table:style-name="ro1">
          <table:table-cell office:value-type="float" office:value="22078724" calcext:value-type="float">
            <text:p>22078724</text:p>
          </table:table-cell>
          <table:table-cell table:formula="of:=[.A1382]/1000/(60*60*24)" office:value-type="time" office:time-value="PT06H07M58.724S" calcext:value-type="time">
            <text:p>06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753.04" calcext:value-type="float">
            <text:p>1753.04</text:p>
          </table:table-cell>
        </table:table-row>
        <table:table-row table:style-name="ro1">
          <table:table-cell office:value-type="float" office:value="22094724" calcext:value-type="float">
            <text:p>22094724</text:p>
          </table:table-cell>
          <table:table-cell table:formula="of:=[.A1383]/1000/(60*60*24)" office:value-type="time" office:time-value="PT06H08M14.724S" calcext:value-type="time">
            <text:p>06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63.17" calcext:value-type="float">
            <text:p>1463.17</text:p>
          </table:table-cell>
          <table:table-cell office:value-type="float" office:value="1754.18" calcext:value-type="float">
            <text:p>1754.18</text:p>
          </table:table-cell>
        </table:table-row>
        <table:table-row table:style-name="ro1">
          <table:table-cell office:value-type="float" office:value="22110724" calcext:value-type="float">
            <text:p>22110724</text:p>
          </table:table-cell>
          <table:table-cell table:formula="of:=[.A1384]/1000/(60*60*24)" office:value-type="time" office:time-value="PT06H08M30.724S" calcext:value-type="time">
            <text:p>06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464.18" calcext:value-type="float">
            <text:p>1464.18</text:p>
          </table:table-cell>
          <table:table-cell office:value-type="float" office:value="1755.33" calcext:value-type="float">
            <text:p>1755.33</text:p>
          </table:table-cell>
        </table:table-row>
        <table:table-row table:style-name="ro1">
          <table:table-cell office:value-type="float" office:value="22126724" calcext:value-type="float">
            <text:p>22126724</text:p>
          </table:table-cell>
          <table:table-cell table:formula="of:=[.A1385]/1000/(60*60*24)" office:value-type="time" office:time-value="PT06H08M46.724S" calcext:value-type="time">
            <text:p>06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65.18" calcext:value-type="float">
            <text:p>1465.18</text:p>
          </table:table-cell>
          <table:table-cell office:value-type="float" office:value="1756.48" calcext:value-type="float">
            <text:p>1756.48</text:p>
          </table:table-cell>
        </table:table-row>
        <table:table-row table:style-name="ro1">
          <table:table-cell office:value-type="float" office:value="22142724" calcext:value-type="float">
            <text:p>22142724</text:p>
          </table:table-cell>
          <table:table-cell table:formula="of:=[.A1386]/1000/(60*60*24)" office:value-type="time" office:time-value="PT06H09M02.724S" calcext:value-type="time">
            <text:p>06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66.19" calcext:value-type="float">
            <text:p>1466.19</text:p>
          </table:table-cell>
          <table:table-cell office:value-type="float" office:value="1757.62" calcext:value-type="float">
            <text:p>1757.62</text:p>
          </table:table-cell>
        </table:table-row>
        <table:table-row table:style-name="ro1">
          <table:table-cell office:value-type="float" office:value="22158724" calcext:value-type="float">
            <text:p>22158724</text:p>
          </table:table-cell>
          <table:table-cell table:formula="of:=[.A1387]/1000/(60*60*24)" office:value-type="time" office:time-value="PT06H09M18.724S" calcext:value-type="time">
            <text:p>06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467.2" calcext:value-type="float">
            <text:p>1467.2</text:p>
          </table:table-cell>
          <table:table-cell office:value-type="float" office:value="1758.76" calcext:value-type="float">
            <text:p>1758.76</text:p>
          </table:table-cell>
        </table:table-row>
        <table:table-row table:style-name="ro1">
          <table:table-cell office:value-type="float" office:value="22174724" calcext:value-type="float">
            <text:p>22174724</text:p>
          </table:table-cell>
          <table:table-cell table:formula="of:=[.A1388]/1000/(60*60*24)" office:value-type="time" office:time-value="PT06H09M34.724S" calcext:value-type="time">
            <text:p>06:0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68.2" calcext:value-type="float">
            <text:p>1468.2</text:p>
          </table:table-cell>
          <table:table-cell office:value-type="float" office:value="1759.91" calcext:value-type="float">
            <text:p>1759.91</text:p>
          </table:table-cell>
        </table:table-row>
        <table:table-row table:style-name="ro1">
          <table:table-cell office:value-type="float" office:value="22190724" calcext:value-type="float">
            <text:p>22190724</text:p>
          </table:table-cell>
          <table:table-cell table:formula="of:=[.A1389]/1000/(60*60*24)" office:value-type="time" office:time-value="PT06H09M50.724S" calcext:value-type="time">
            <text:p>06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469.21" calcext:value-type="float">
            <text:p>1469.21</text:p>
          </table:table-cell>
          <table:table-cell office:value-type="float" office:value="1761.05" calcext:value-type="float">
            <text:p>1761.05</text:p>
          </table:table-cell>
        </table:table-row>
        <table:table-row table:style-name="ro1">
          <table:table-cell office:value-type="float" office:value="22206724" calcext:value-type="float">
            <text:p>22206724</text:p>
          </table:table-cell>
          <table:table-cell table:formula="of:=[.A1390]/1000/(60*60*24)" office:value-type="time" office:time-value="PT06H10M06.724S" calcext:value-type="time">
            <text:p>06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470.22" calcext:value-type="float">
            <text:p>1470.22</text:p>
          </table:table-cell>
          <table:table-cell office:value-type="float" office:value="1762.2" calcext:value-type="float">
            <text:p>1762.2</text:p>
          </table:table-cell>
        </table:table-row>
        <table:table-row table:style-name="ro1">
          <table:table-cell office:value-type="float" office:value="22222724" calcext:value-type="float">
            <text:p>22222724</text:p>
          </table:table-cell>
          <table:table-cell table:formula="of:=[.A1391]/1000/(60*60*24)" office:value-type="time" office:time-value="PT06H10M22.724S" calcext:value-type="time">
            <text:p>06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471.22" calcext:value-type="float">
            <text:p>1471.22</text:p>
          </table:table-cell>
          <table:table-cell office:value-type="float" office:value="1763.34" calcext:value-type="float">
            <text:p>1763.34</text:p>
          </table:table-cell>
        </table:table-row>
        <table:table-row table:style-name="ro1">
          <table:table-cell office:value-type="float" office:value="22238724" calcext:value-type="float">
            <text:p>22238724</text:p>
          </table:table-cell>
          <table:table-cell table:formula="of:=[.A1392]/1000/(60*60*24)" office:value-type="time" office:time-value="PT06H10M38.724S" calcext:value-type="time">
            <text:p>06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72.23" calcext:value-type="float">
            <text:p>1472.23</text:p>
          </table:table-cell>
          <table:table-cell office:value-type="float" office:value="1764.48" calcext:value-type="float">
            <text:p>1764.48</text:p>
          </table:table-cell>
        </table:table-row>
        <table:table-row table:style-name="ro1">
          <table:table-cell office:value-type="float" office:value="22254724" calcext:value-type="float">
            <text:p>22254724</text:p>
          </table:table-cell>
          <table:table-cell table:formula="of:=[.A1393]/1000/(60*60*24)" office:value-type="time" office:time-value="PT06H10M54.724S" calcext:value-type="time">
            <text:p>06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73.23" calcext:value-type="float">
            <text:p>1473.23</text:p>
          </table:table-cell>
          <table:table-cell office:value-type="float" office:value="1765.62" calcext:value-type="float">
            <text:p>1765.62</text:p>
          </table:table-cell>
        </table:table-row>
        <table:table-row table:style-name="ro1">
          <table:table-cell office:value-type="float" office:value="22270723" calcext:value-type="float">
            <text:p>22270723</text:p>
          </table:table-cell>
          <table:table-cell table:formula="of:=[.A1394]/1000/(60*60*24)" office:value-type="time" office:time-value="PT06H11M10.723S" calcext:value-type="time">
            <text:p>06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74.24" calcext:value-type="float">
            <text:p>1474.24</text:p>
          </table:table-cell>
          <table:table-cell office:value-type="float" office:value="1766.76" calcext:value-type="float">
            <text:p>1766.76</text:p>
          </table:table-cell>
        </table:table-row>
        <table:table-row table:style-name="ro1">
          <table:table-cell office:value-type="float" office:value="22286724" calcext:value-type="float">
            <text:p>22286724</text:p>
          </table:table-cell>
          <table:table-cell table:formula="of:=[.A1395]/1000/(60*60*24)" office:value-type="time" office:time-value="PT06H11M26.724S" calcext:value-type="time">
            <text:p>06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75.24" calcext:value-type="float">
            <text:p>1475.24</text:p>
          </table:table-cell>
          <table:table-cell office:value-type="float" office:value="1767.9" calcext:value-type="float">
            <text:p>1767.9</text:p>
          </table:table-cell>
        </table:table-row>
        <table:table-row table:style-name="ro1">
          <table:table-cell office:value-type="float" office:value="22302724" calcext:value-type="float">
            <text:p>22302724</text:p>
          </table:table-cell>
          <table:table-cell table:formula="of:=[.A1396]/1000/(60*60*24)" office:value-type="time" office:time-value="PT06H11M42.724S" calcext:value-type="time">
            <text:p>06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76.25" calcext:value-type="float">
            <text:p>1476.25</text:p>
          </table:table-cell>
          <table:table-cell office:value-type="float" office:value="1769.05" calcext:value-type="float">
            <text:p>1769.05</text:p>
          </table:table-cell>
        </table:table-row>
        <table:table-row table:style-name="ro1">
          <table:table-cell office:value-type="float" office:value="22318724" calcext:value-type="float">
            <text:p>22318724</text:p>
          </table:table-cell>
          <table:table-cell table:formula="of:=[.A1397]/1000/(60*60*24)" office:value-type="time" office:time-value="PT06H11M58.724S" calcext:value-type="time">
            <text:p>06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77.26" calcext:value-type="float">
            <text:p>1477.26</text:p>
          </table:table-cell>
          <table:table-cell office:value-type="float" office:value="1770.19" calcext:value-type="float">
            <text:p>1770.19</text:p>
          </table:table-cell>
        </table:table-row>
        <table:table-row table:style-name="ro1">
          <table:table-cell office:value-type="float" office:value="22334724" calcext:value-type="float">
            <text:p>22334724</text:p>
          </table:table-cell>
          <table:table-cell table:formula="of:=[.A1398]/1000/(60*60*24)" office:value-type="time" office:time-value="PT06H12M14.724S" calcext:value-type="time">
            <text:p>06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78.26" calcext:value-type="float">
            <text:p>1478.26</text:p>
          </table:table-cell>
          <table:table-cell office:value-type="float" office:value="1771.33" calcext:value-type="float">
            <text:p>1771.33</text:p>
          </table:table-cell>
        </table:table-row>
        <table:table-row table:style-name="ro1">
          <table:table-cell office:value-type="float" office:value="22350723" calcext:value-type="float">
            <text:p>22350723</text:p>
          </table:table-cell>
          <table:table-cell table:formula="of:=[.A1399]/1000/(60*60*24)" office:value-type="time" office:time-value="PT06H12M30.723S" calcext:value-type="time">
            <text:p>06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79.27" calcext:value-type="float">
            <text:p>1479.27</text:p>
          </table:table-cell>
          <table:table-cell office:value-type="float" office:value="1772.47" calcext:value-type="float">
            <text:p>1772.47</text:p>
          </table:table-cell>
        </table:table-row>
        <table:table-row table:style-name="ro1">
          <table:table-cell office:value-type="float" office:value="22366724" calcext:value-type="float">
            <text:p>22366724</text:p>
          </table:table-cell>
          <table:table-cell table:formula="of:=[.A1400]/1000/(60*60*24)" office:value-type="time" office:time-value="PT06H12M46.724S" calcext:value-type="time">
            <text:p>06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80.27" calcext:value-type="float">
            <text:p>1480.27</text:p>
          </table:table-cell>
          <table:table-cell office:value-type="float" office:value="1773.61" calcext:value-type="float">
            <text:p>1773.61</text:p>
          </table:table-cell>
        </table:table-row>
        <table:table-row table:style-name="ro1">
          <table:table-cell office:value-type="float" office:value="22382724" calcext:value-type="float">
            <text:p>22382724</text:p>
          </table:table-cell>
          <table:table-cell table:formula="of:=[.A1401]/1000/(60*60*24)" office:value-type="time" office:time-value="PT06H13M02.724S" calcext:value-type="time">
            <text:p>06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481.28" calcext:value-type="float">
            <text:p>1481.28</text:p>
          </table:table-cell>
          <table:table-cell office:value-type="float" office:value="1774.74" calcext:value-type="float">
            <text:p>1774.74</text:p>
          </table:table-cell>
        </table:table-row>
        <table:table-row table:style-name="ro1">
          <table:table-cell office:value-type="float" office:value="22398724" calcext:value-type="float">
            <text:p>22398724</text:p>
          </table:table-cell>
          <table:table-cell table:formula="of:=[.A1402]/1000/(60*60*24)" office:value-type="time" office:time-value="PT06H13M18.724S" calcext:value-type="time">
            <text:p>06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82.28" calcext:value-type="float">
            <text:p>1482.28</text:p>
          </table:table-cell>
          <table:table-cell office:value-type="float" office:value="1775.88" calcext:value-type="float">
            <text:p>1775.88</text:p>
          </table:table-cell>
        </table:table-row>
        <table:table-row table:style-name="ro1">
          <table:table-cell office:value-type="float" office:value="22414724" calcext:value-type="float">
            <text:p>22414724</text:p>
          </table:table-cell>
          <table:table-cell table:formula="of:=[.A1403]/1000/(60*60*24)" office:value-type="time" office:time-value="PT06H13M34.724S" calcext:value-type="time">
            <text:p>06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83.28" calcext:value-type="float">
            <text:p>1483.28</text:p>
          </table:table-cell>
          <table:table-cell office:value-type="float" office:value="1777.02" calcext:value-type="float">
            <text:p>1777.02</text:p>
          </table:table-cell>
        </table:table-row>
        <table:table-row table:style-name="ro1">
          <table:table-cell office:value-type="float" office:value="22430724" calcext:value-type="float">
            <text:p>22430724</text:p>
          </table:table-cell>
          <table:table-cell table:formula="of:=[.A1404]/1000/(60*60*24)" office:value-type="time" office:time-value="PT06H13M50.724S" calcext:value-type="time">
            <text:p>06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484.29" calcext:value-type="float">
            <text:p>1484.29</text:p>
          </table:table-cell>
          <table:table-cell office:value-type="float" office:value="1778.16" calcext:value-type="float">
            <text:p>1778.16</text:p>
          </table:table-cell>
        </table:table-row>
        <table:table-row table:style-name="ro1">
          <table:table-cell office:value-type="float" office:value="22446724" calcext:value-type="float">
            <text:p>22446724</text:p>
          </table:table-cell>
          <table:table-cell table:formula="of:=[.A1405]/1000/(60*60*24)" office:value-type="time" office:time-value="PT06H14M06.724S" calcext:value-type="time">
            <text:p>06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485.29" calcext:value-type="float">
            <text:p>1485.29</text:p>
          </table:table-cell>
          <table:table-cell office:value-type="float" office:value="1779.3" calcext:value-type="float">
            <text:p>1779.3</text:p>
          </table:table-cell>
        </table:table-row>
        <table:table-row table:style-name="ro1">
          <table:table-cell office:value-type="float" office:value="22462724" calcext:value-type="float">
            <text:p>22462724</text:p>
          </table:table-cell>
          <table:table-cell table:formula="of:=[.A1406]/1000/(60*60*24)" office:value-type="time" office:time-value="PT06H14M22.724S" calcext:value-type="time">
            <text:p>06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486.29" calcext:value-type="float">
            <text:p>1486.29</text:p>
          </table:table-cell>
          <table:table-cell office:value-type="float" office:value="1780.43" calcext:value-type="float">
            <text:p>1780.43</text:p>
          </table:table-cell>
        </table:table-row>
        <table:table-row table:style-name="ro1">
          <table:table-cell office:value-type="float" office:value="22478724" calcext:value-type="float">
            <text:p>22478724</text:p>
          </table:table-cell>
          <table:table-cell table:formula="of:=[.A1407]/1000/(60*60*24)" office:value-type="time" office:time-value="PT06H14M38.724S" calcext:value-type="time">
            <text:p>06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487.3" calcext:value-type="float">
            <text:p>1487.3</text:p>
          </table:table-cell>
          <table:table-cell office:value-type="float" office:value="1781.57" calcext:value-type="float">
            <text:p>1781.57</text:p>
          </table:table-cell>
        </table:table-row>
        <table:table-row table:style-name="ro1">
          <table:table-cell office:value-type="float" office:value="22494724" calcext:value-type="float">
            <text:p>22494724</text:p>
          </table:table-cell>
          <table:table-cell table:formula="of:=[.A1408]/1000/(60*60*24)" office:value-type="time" office:time-value="PT06H14M54.724S" calcext:value-type="time">
            <text:p>06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488.3" calcext:value-type="float">
            <text:p>1488.3</text:p>
          </table:table-cell>
          <table:table-cell office:value-type="float" office:value="1782.71" calcext:value-type="float">
            <text:p>1782.71</text:p>
          </table:table-cell>
        </table:table-row>
        <table:table-row table:style-name="ro1">
          <table:table-cell office:value-type="float" office:value="22510724" calcext:value-type="float">
            <text:p>22510724</text:p>
          </table:table-cell>
          <table:table-cell table:formula="of:=[.A1409]/1000/(60*60*24)" office:value-type="time" office:time-value="PT06H15M10.724S" calcext:value-type="time">
            <text:p>06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89.3" calcext:value-type="float">
            <text:p>1489.3</text:p>
          </table:table-cell>
          <table:table-cell office:value-type="float" office:value="1783.84" calcext:value-type="float">
            <text:p>1783.84</text:p>
          </table:table-cell>
        </table:table-row>
        <table:table-row table:style-name="ro1">
          <table:table-cell office:value-type="float" office:value="22526724" calcext:value-type="float">
            <text:p>22526724</text:p>
          </table:table-cell>
          <table:table-cell table:formula="of:=[.A1410]/1000/(60*60*24)" office:value-type="time" office:time-value="PT06H15M26.724S" calcext:value-type="time">
            <text:p>06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490.31" calcext:value-type="float">
            <text:p>1490.31</text:p>
          </table:table-cell>
          <table:table-cell office:value-type="float" office:value="1784.98" calcext:value-type="float">
            <text:p>1784.98</text:p>
          </table:table-cell>
        </table:table-row>
        <table:table-row table:style-name="ro1">
          <table:table-cell office:value-type="float" office:value="22542724" calcext:value-type="float">
            <text:p>22542724</text:p>
          </table:table-cell>
          <table:table-cell table:formula="of:=[.A1411]/1000/(60*60*24)" office:value-type="time" office:time-value="PT06H15M42.724S" calcext:value-type="time">
            <text:p>06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91.31" calcext:value-type="float">
            <text:p>1491.31</text:p>
          </table:table-cell>
          <table:table-cell office:value-type="float" office:value="1786.11" calcext:value-type="float">
            <text:p>1786.11</text:p>
          </table:table-cell>
        </table:table-row>
        <table:table-row table:style-name="ro1">
          <table:table-cell office:value-type="float" office:value="22558724" calcext:value-type="float">
            <text:p>22558724</text:p>
          </table:table-cell>
          <table:table-cell table:formula="of:=[.A1412]/1000/(60*60*24)" office:value-type="time" office:time-value="PT06H15M58.724S" calcext:value-type="time">
            <text:p>06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92.31" calcext:value-type="float">
            <text:p>1492.31</text:p>
          </table:table-cell>
          <table:table-cell office:value-type="float" office:value="1787.24" calcext:value-type="float">
            <text:p>1787.24</text:p>
          </table:table-cell>
        </table:table-row>
        <table:table-row table:style-name="ro1">
          <table:table-cell office:value-type="float" office:value="22574724" calcext:value-type="float">
            <text:p>22574724</text:p>
          </table:table-cell>
          <table:table-cell table:formula="of:=[.A1413]/1000/(60*60*24)" office:value-type="time" office:time-value="PT06H16M14.724S" calcext:value-type="time">
            <text:p>06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93.31" calcext:value-type="float">
            <text:p>1493.31</text:p>
          </table:table-cell>
          <table:table-cell office:value-type="float" office:value="1788.38" calcext:value-type="float">
            <text:p>1788.38</text:p>
          </table:table-cell>
        </table:table-row>
        <table:table-row table:style-name="ro1">
          <table:table-cell office:value-type="float" office:value="22590723" calcext:value-type="float">
            <text:p>22590723</text:p>
          </table:table-cell>
          <table:table-cell table:formula="of:=[.A1414]/1000/(60*60*24)" office:value-type="time" office:time-value="PT06H16M30.723S" calcext:value-type="time">
            <text:p>06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94.32" calcext:value-type="float">
            <text:p>1494.32</text:p>
          </table:table-cell>
          <table:table-cell office:value-type="float" office:value="1789.51" calcext:value-type="float">
            <text:p>1789.51</text:p>
          </table:table-cell>
        </table:table-row>
        <table:table-row table:style-name="ro1">
          <table:table-cell office:value-type="float" office:value="22606724" calcext:value-type="float">
            <text:p>22606724</text:p>
          </table:table-cell>
          <table:table-cell table:formula="of:=[.A1415]/1000/(60*60*24)" office:value-type="time" office:time-value="PT06H16M46.724S" calcext:value-type="time">
            <text:p>06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95.32" calcext:value-type="float">
            <text:p>1495.32</text:p>
          </table:table-cell>
          <table:table-cell office:value-type="float" office:value="1790.64" calcext:value-type="float">
            <text:p>1790.64</text:p>
          </table:table-cell>
        </table:table-row>
        <table:table-row table:style-name="ro1">
          <table:table-cell office:value-type="float" office:value="22622724" calcext:value-type="float">
            <text:p>22622724</text:p>
          </table:table-cell>
          <table:table-cell table:formula="of:=[.A1416]/1000/(60*60*24)" office:value-type="time" office:time-value="PT06H17M02.724S" calcext:value-type="time">
            <text:p>06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96.32" calcext:value-type="float">
            <text:p>1496.32</text:p>
          </table:table-cell>
          <table:table-cell office:value-type="float" office:value="1791.77" calcext:value-type="float">
            <text:p>1791.77</text:p>
          </table:table-cell>
        </table:table-row>
        <table:table-row table:style-name="ro1">
          <table:table-cell office:value-type="float" office:value="22638724" calcext:value-type="float">
            <text:p>22638724</text:p>
          </table:table-cell>
          <table:table-cell table:formula="of:=[.A1417]/1000/(60*60*24)" office:value-type="time" office:time-value="PT06H17M18.724S" calcext:value-type="time">
            <text:p>06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6" calcext:value-type="float">
            <text:p>254.6</text:p>
          </table:table-cell>
          <table:table-cell office:value-type="float" office:value="1497.32" calcext:value-type="float">
            <text:p>1497.32</text:p>
          </table:table-cell>
          <table:table-cell office:value-type="float" office:value="1792.91" calcext:value-type="float">
            <text:p>1792.91</text:p>
          </table:table-cell>
        </table:table-row>
        <table:table-row table:style-name="ro1">
          <table:table-cell office:value-type="float" office:value="22654724" calcext:value-type="float">
            <text:p>22654724</text:p>
          </table:table-cell>
          <table:table-cell table:formula="of:=[.A1418]/1000/(60*60*24)" office:value-type="time" office:time-value="PT06H17M34.724S" calcext:value-type="time">
            <text:p>06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98.32" calcext:value-type="float">
            <text:p>1498.32</text:p>
          </table:table-cell>
          <table:table-cell office:value-type="float" office:value="1794.04" calcext:value-type="float">
            <text:p>1794.04</text:p>
          </table:table-cell>
        </table:table-row>
        <table:table-row table:style-name="ro1">
          <table:table-cell office:value-type="float" office:value="22670724" calcext:value-type="float">
            <text:p>22670724</text:p>
          </table:table-cell>
          <table:table-cell table:formula="of:=[.A1419]/1000/(60*60*24)" office:value-type="time" office:time-value="PT06H17M50.724S" calcext:value-type="time">
            <text:p>06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6" calcext:value-type="float">
            <text:p>254.6</text:p>
          </table:table-cell>
          <table:table-cell office:value-type="float" office:value="1499.32" calcext:value-type="float">
            <text:p>1499.32</text:p>
          </table:table-cell>
          <table:table-cell office:value-type="float" office:value="1795.17" calcext:value-type="float">
            <text:p>1795.17</text:p>
          </table:table-cell>
        </table:table-row>
        <table:table-row table:style-name="ro1">
          <table:table-cell office:value-type="float" office:value="22686724" calcext:value-type="float">
            <text:p>22686724</text:p>
          </table:table-cell>
          <table:table-cell table:formula="of:=[.A1420]/1000/(60*60*24)" office:value-type="time" office:time-value="PT06H18M06.724S" calcext:value-type="time">
            <text:p>06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500.32" calcext:value-type="float">
            <text:p>1500.32</text:p>
          </table:table-cell>
          <table:table-cell office:value-type="float" office:value="1796.3" calcext:value-type="float">
            <text:p>1796.3</text:p>
          </table:table-cell>
        </table:table-row>
        <table:table-row table:style-name="ro1">
          <table:table-cell office:value-type="float" office:value="22702724" calcext:value-type="float">
            <text:p>22702724</text:p>
          </table:table-cell>
          <table:table-cell table:formula="of:=[.A1421]/1000/(60*60*24)" office:value-type="time" office:time-value="PT06H18M22.724S" calcext:value-type="time">
            <text:p>06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501.32" calcext:value-type="float">
            <text:p>1501.32</text:p>
          </table:table-cell>
          <table:table-cell office:value-type="float" office:value="1797.43" calcext:value-type="float">
            <text:p>1797.43</text:p>
          </table:table-cell>
        </table:table-row>
        <table:table-row table:style-name="ro1">
          <table:table-cell office:value-type="float" office:value="22718724" calcext:value-type="float">
            <text:p>22718724</text:p>
          </table:table-cell>
          <table:table-cell table:formula="of:=[.A1422]/1000/(60*60*24)" office:value-type="time" office:time-value="PT06H18M38.724S" calcext:value-type="time">
            <text:p>06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02.32" calcext:value-type="float">
            <text:p>1502.32</text:p>
          </table:table-cell>
          <table:table-cell office:value-type="float" office:value="1798.56" calcext:value-type="float">
            <text:p>1798.56</text:p>
          </table:table-cell>
        </table:table-row>
        <table:table-row table:style-name="ro1">
          <table:table-cell office:value-type="float" office:value="22734724" calcext:value-type="float">
            <text:p>22734724</text:p>
          </table:table-cell>
          <table:table-cell table:formula="of:=[.A1423]/1000/(60*60*24)" office:value-type="time" office:time-value="PT06H18M54.724S" calcext:value-type="time">
            <text:p>06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03.32" calcext:value-type="float">
            <text:p>1503.32</text:p>
          </table:table-cell>
          <table:table-cell office:value-type="float" office:value="1799.69" calcext:value-type="float">
            <text:p>1799.69</text:p>
          </table:table-cell>
        </table:table-row>
        <table:table-row table:style-name="ro1">
          <table:table-cell office:value-type="float" office:value="22750724" calcext:value-type="float">
            <text:p>22750724</text:p>
          </table:table-cell>
          <table:table-cell table:formula="of:=[.A1424]/1000/(60*60*24)" office:value-type="time" office:time-value="PT06H19M10.724S" calcext:value-type="time">
            <text:p>06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04.32" calcext:value-type="float">
            <text:p>1504.32</text:p>
          </table:table-cell>
          <table:table-cell office:value-type="float" office:value="1800.82" calcext:value-type="float">
            <text:p>1800.82</text:p>
          </table:table-cell>
        </table:table-row>
        <table:table-row table:style-name="ro1">
          <table:table-cell office:value-type="float" office:value="22766724" calcext:value-type="float">
            <text:p>22766724</text:p>
          </table:table-cell>
          <table:table-cell table:formula="of:=[.A1425]/1000/(60*60*24)" office:value-type="time" office:time-value="PT06H19M26.724S" calcext:value-type="time">
            <text:p>06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505.32" calcext:value-type="float">
            <text:p>1505.32</text:p>
          </table:table-cell>
          <table:table-cell office:value-type="float" office:value="1801.95" calcext:value-type="float">
            <text:p>1801.95</text:p>
          </table:table-cell>
        </table:table-row>
        <table:table-row table:style-name="ro1">
          <table:table-cell office:value-type="float" office:value="22782724" calcext:value-type="float">
            <text:p>22782724</text:p>
          </table:table-cell>
          <table:table-cell table:formula="of:=[.A1426]/1000/(60*60*24)" office:value-type="time" office:time-value="PT06H19M42.724S" calcext:value-type="time">
            <text:p>06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506.32" calcext:value-type="float">
            <text:p>1506.32</text:p>
          </table:table-cell>
          <table:table-cell office:value-type="float" office:value="1803.08" calcext:value-type="float">
            <text:p>1803.08</text:p>
          </table:table-cell>
        </table:table-row>
        <table:table-row table:style-name="ro1">
          <table:table-cell office:value-type="float" office:value="22798724" calcext:value-type="float">
            <text:p>22798724</text:p>
          </table:table-cell>
          <table:table-cell table:formula="of:=[.A1427]/1000/(60*60*24)" office:value-type="time" office:time-value="PT06H19M58.724S" calcext:value-type="time">
            <text:p>06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507.32" calcext:value-type="float">
            <text:p>1507.32</text:p>
          </table:table-cell>
          <table:table-cell office:value-type="float" office:value="1804.21" calcext:value-type="float">
            <text:p>1804.21</text:p>
          </table:table-cell>
        </table:table-row>
        <table:table-row table:style-name="ro1">
          <table:table-cell office:value-type="float" office:value="22814724" calcext:value-type="float">
            <text:p>22814724</text:p>
          </table:table-cell>
          <table:table-cell table:formula="of:=[.A1428]/1000/(60*60*24)" office:value-type="time" office:time-value="PT06H20M14.724S" calcext:value-type="time">
            <text:p>06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508.32" calcext:value-type="float">
            <text:p>1508.32</text:p>
          </table:table-cell>
          <table:table-cell office:value-type="float" office:value="1805.34" calcext:value-type="float">
            <text:p>1805.34</text:p>
          </table:table-cell>
        </table:table-row>
        <table:table-row table:style-name="ro1">
          <table:table-cell office:value-type="float" office:value="22830724" calcext:value-type="float">
            <text:p>22830724</text:p>
          </table:table-cell>
          <table:table-cell table:formula="of:=[.A1429]/1000/(60*60*24)" office:value-type="time" office:time-value="PT06H20M30.724S" calcext:value-type="time">
            <text:p>06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09.32" calcext:value-type="float">
            <text:p>1509.32</text:p>
          </table:table-cell>
          <table:table-cell office:value-type="float" office:value="1806.46" calcext:value-type="float">
            <text:p>1806.46</text:p>
          </table:table-cell>
        </table:table-row>
        <table:table-row table:style-name="ro1">
          <table:table-cell office:value-type="float" office:value="22846724" calcext:value-type="float">
            <text:p>22846724</text:p>
          </table:table-cell>
          <table:table-cell table:formula="of:=[.A1430]/1000/(60*60*24)" office:value-type="time" office:time-value="PT06H20M46.724S" calcext:value-type="time">
            <text:p>06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10.32" calcext:value-type="float">
            <text:p>1510.32</text:p>
          </table:table-cell>
          <table:table-cell office:value-type="float" office:value="1807.59" calcext:value-type="float">
            <text:p>1807.59</text:p>
          </table:table-cell>
        </table:table-row>
        <table:table-row table:style-name="ro1">
          <table:table-cell office:value-type="float" office:value="22862724" calcext:value-type="float">
            <text:p>22862724</text:p>
          </table:table-cell>
          <table:table-cell table:formula="of:=[.A1431]/1000/(60*60*24)" office:value-type="time" office:time-value="PT06H21M02.724S" calcext:value-type="time">
            <text:p>06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511.32" calcext:value-type="float">
            <text:p>1511.32</text:p>
          </table:table-cell>
          <table:table-cell office:value-type="float" office:value="1808.72" calcext:value-type="float">
            <text:p>1808.72</text:p>
          </table:table-cell>
        </table:table-row>
        <table:table-row table:style-name="ro1">
          <table:table-cell office:value-type="float" office:value="22878724" calcext:value-type="float">
            <text:p>22878724</text:p>
          </table:table-cell>
          <table:table-cell table:formula="of:=[.A1432]/1000/(60*60*24)" office:value-type="time" office:time-value="PT06H21M18.724S" calcext:value-type="time">
            <text:p>06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01" calcext:value-type="float">
            <text:p>253.01</text:p>
          </table:table-cell>
          <table:table-cell office:value-type="float" office:value="1512.32" calcext:value-type="float">
            <text:p>1512.32</text:p>
          </table:table-cell>
          <table:table-cell office:value-type="float" office:value="1809.84" calcext:value-type="float">
            <text:p>1809.84</text:p>
          </table:table-cell>
        </table:table-row>
        <table:table-row table:style-name="ro1">
          <table:table-cell office:value-type="float" office:value="22894724" calcext:value-type="float">
            <text:p>22894724</text:p>
          </table:table-cell>
          <table:table-cell table:formula="of:=[.A1433]/1000/(60*60*24)" office:value-type="time" office:time-value="PT06H21M34.724S" calcext:value-type="time">
            <text:p>06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513.32" calcext:value-type="float">
            <text:p>1513.32</text:p>
          </table:table-cell>
          <table:table-cell office:value-type="float" office:value="1810.97" calcext:value-type="float">
            <text:p>1810.97</text:p>
          </table:table-cell>
        </table:table-row>
        <table:table-row table:style-name="ro1">
          <table:table-cell office:value-type="float" office:value="22910724" calcext:value-type="float">
            <text:p>22910724</text:p>
          </table:table-cell>
          <table:table-cell table:formula="of:=[.A1434]/1000/(60*60*24)" office:value-type="time" office:time-value="PT06H21M50.724S" calcext:value-type="time">
            <text:p>06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14.31" calcext:value-type="float">
            <text:p>1514.31</text:p>
          </table:table-cell>
          <table:table-cell office:value-type="float" office:value="1812.09" calcext:value-type="float">
            <text:p>1812.09</text:p>
          </table:table-cell>
        </table:table-row>
        <table:table-row table:style-name="ro1">
          <table:table-cell office:value-type="float" office:value="22926724" calcext:value-type="float">
            <text:p>22926724</text:p>
          </table:table-cell>
          <table:table-cell table:formula="of:=[.A1435]/1000/(60*60*24)" office:value-type="time" office:time-value="PT06H22M06.724S" calcext:value-type="time">
            <text:p>06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15.31" calcext:value-type="float">
            <text:p>1515.31</text:p>
          </table:table-cell>
          <table:table-cell office:value-type="float" office:value="1813.21" calcext:value-type="float">
            <text:p>1813.21</text:p>
          </table:table-cell>
        </table:table-row>
        <table:table-row table:style-name="ro1">
          <table:table-cell office:value-type="float" office:value="22942724" calcext:value-type="float">
            <text:p>22942724</text:p>
          </table:table-cell>
          <table:table-cell table:formula="of:=[.A1436]/1000/(60*60*24)" office:value-type="time" office:time-value="PT06H22M22.724S" calcext:value-type="time">
            <text:p>06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16.31" calcext:value-type="float">
            <text:p>1516.31</text:p>
          </table:table-cell>
          <table:table-cell office:value-type="float" office:value="1814.34" calcext:value-type="float">
            <text:p>1814.34</text:p>
          </table:table-cell>
        </table:table-row>
        <table:table-row table:style-name="ro1">
          <table:table-cell office:value-type="float" office:value="22958724" calcext:value-type="float">
            <text:p>22958724</text:p>
          </table:table-cell>
          <table:table-cell table:formula="of:=[.A1437]/1000/(60*60*24)" office:value-type="time" office:time-value="PT06H22M38.724S" calcext:value-type="time">
            <text:p>06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7.31" calcext:value-type="float">
            <text:p>1517.31</text:p>
          </table:table-cell>
          <table:table-cell office:value-type="float" office:value="1815.46" calcext:value-type="float">
            <text:p>1815.46</text:p>
          </table:table-cell>
        </table:table-row>
        <table:table-row table:style-name="ro1">
          <table:table-cell office:value-type="float" office:value="22974724" calcext:value-type="float">
            <text:p>22974724</text:p>
          </table:table-cell>
          <table:table-cell table:formula="of:=[.A1438]/1000/(60*60*24)" office:value-type="time" office:time-value="PT06H22M54.724S" calcext:value-type="time">
            <text:p>06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8.3" calcext:value-type="float">
            <text:p>1518.3</text:p>
          </table:table-cell>
          <table:table-cell office:value-type="float" office:value="1816.58" calcext:value-type="float">
            <text:p>1816.58</text:p>
          </table:table-cell>
        </table:table-row>
        <table:table-row table:style-name="ro1">
          <table:table-cell office:value-type="float" office:value="22990724" calcext:value-type="float">
            <text:p>22990724</text:p>
          </table:table-cell>
          <table:table-cell table:formula="of:=[.A1439]/1000/(60*60*24)" office:value-type="time" office:time-value="PT06H23M10.724S" calcext:value-type="time">
            <text:p>06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9.3" calcext:value-type="float">
            <text:p>1519.3</text:p>
          </table:table-cell>
          <table:table-cell office:value-type="float" office:value="1817.71" calcext:value-type="float">
            <text:p>1817.71</text:p>
          </table:table-cell>
        </table:table-row>
        <table:table-row table:style-name="ro1">
          <table:table-cell office:value-type="float" office:value="23006724" calcext:value-type="float">
            <text:p>23006724</text:p>
          </table:table-cell>
          <table:table-cell table:formula="of:=[.A1440]/1000/(60*60*24)" office:value-type="time" office:time-value="PT06H23M26.724S" calcext:value-type="time">
            <text:p>06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0.3" calcext:value-type="float">
            <text:p>1520.3</text:p>
          </table:table-cell>
          <table:table-cell office:value-type="float" office:value="1818.83" calcext:value-type="float">
            <text:p>1818.83</text:p>
          </table:table-cell>
        </table:table-row>
        <table:table-row table:style-name="ro1">
          <table:table-cell office:value-type="float" office:value="23022724" calcext:value-type="float">
            <text:p>23022724</text:p>
          </table:table-cell>
          <table:table-cell table:formula="of:=[.A1441]/1000/(60*60*24)" office:value-type="time" office:time-value="PT06H23M42.724S" calcext:value-type="time">
            <text:p>06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1.29" calcext:value-type="float">
            <text:p>1521.29</text:p>
          </table:table-cell>
          <table:table-cell office:value-type="float" office:value="1819.95" calcext:value-type="float">
            <text:p>1819.95</text:p>
          </table:table-cell>
        </table:table-row>
        <table:table-row table:style-name="ro1">
          <table:table-cell office:value-type="float" office:value="23038724" calcext:value-type="float">
            <text:p>23038724</text:p>
          </table:table-cell>
          <table:table-cell table:formula="of:=[.A1442]/1000/(60*60*24)" office:value-type="time" office:time-value="PT06H23M58.724S" calcext:value-type="time">
            <text:p>06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22.29" calcext:value-type="float">
            <text:p>1522.29</text:p>
          </table:table-cell>
          <table:table-cell office:value-type="float" office:value="1821.07" calcext:value-type="float">
            <text:p>1821.07</text:p>
          </table:table-cell>
        </table:table-row>
        <table:table-row table:style-name="ro1">
          <table:table-cell office:value-type="float" office:value="23054724" calcext:value-type="float">
            <text:p>23054724</text:p>
          </table:table-cell>
          <table:table-cell table:formula="of:=[.A1443]/1000/(60*60*24)" office:value-type="time" office:time-value="PT06H24M14.724S" calcext:value-type="time">
            <text:p>06:24:15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23.29" calcext:value-type="float">
            <text:p>1523.29</text:p>
          </table:table-cell>
          <table:table-cell office:value-type="float" office:value="1822.19" calcext:value-type="float">
            <text:p>1822.19</text:p>
          </table:table-cell>
        </table:table-row>
        <table:table-row table:style-name="ro1">
          <table:table-cell office:value-type="float" office:value="23070724" calcext:value-type="float">
            <text:p>23070724</text:p>
          </table:table-cell>
          <table:table-cell table:formula="of:=[.A1444]/1000/(60*60*24)" office:value-type="time" office:time-value="PT06H24M30.724S" calcext:value-type="time">
            <text:p>06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524.28" calcext:value-type="float">
            <text:p>1524.28</text:p>
          </table:table-cell>
          <table:table-cell office:value-type="float" office:value="1823.31" calcext:value-type="float">
            <text:p>1823.31</text:p>
          </table:table-cell>
        </table:table-row>
        <table:table-row table:style-name="ro1">
          <table:table-cell office:value-type="float" office:value="23086724" calcext:value-type="float">
            <text:p>23086724</text:p>
          </table:table-cell>
          <table:table-cell table:formula="of:=[.A1445]/1000/(60*60*24)" office:value-type="time" office:time-value="PT06H24M46.724S" calcext:value-type="time">
            <text:p>06:24:47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25.28" calcext:value-type="float">
            <text:p>1525.28</text:p>
          </table:table-cell>
          <table:table-cell office:value-type="float" office:value="1824.43" calcext:value-type="float">
            <text:p>1824.43</text:p>
          </table:table-cell>
        </table:table-row>
        <table:table-row table:style-name="ro1">
          <table:table-cell office:value-type="float" office:value="23102724" calcext:value-type="float">
            <text:p>23102724</text:p>
          </table:table-cell>
          <table:table-cell table:formula="of:=[.A1446]/1000/(60*60*24)" office:value-type="time" office:time-value="PT06H25M02.724S" calcext:value-type="time">
            <text:p>06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26.27" calcext:value-type="float">
            <text:p>1526.27</text:p>
          </table:table-cell>
          <table:table-cell office:value-type="float" office:value="1825.55" calcext:value-type="float">
            <text:p>1825.55</text:p>
          </table:table-cell>
        </table:table-row>
        <table:table-row table:style-name="ro1">
          <table:table-cell office:value-type="float" office:value="23118724" calcext:value-type="float">
            <text:p>23118724</text:p>
          </table:table-cell>
          <table:table-cell table:formula="of:=[.A1447]/1000/(60*60*24)" office:value-type="time" office:time-value="PT06H25M18.724S" calcext:value-type="time">
            <text:p>06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27.27" calcext:value-type="float">
            <text:p>1527.27</text:p>
          </table:table-cell>
          <table:table-cell office:value-type="float" office:value="1826.67" calcext:value-type="float">
            <text:p>1826.67</text:p>
          </table:table-cell>
        </table:table-row>
        <table:table-row table:style-name="ro1">
          <table:table-cell office:value-type="float" office:value="23134724" calcext:value-type="float">
            <text:p>23134724</text:p>
          </table:table-cell>
          <table:table-cell table:formula="of:=[.A1448]/1000/(60*60*24)" office:value-type="time" office:time-value="PT06H25M34.724S" calcext:value-type="time">
            <text:p>06:2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28.26" calcext:value-type="float">
            <text:p>1528.26</text:p>
          </table:table-cell>
          <table:table-cell office:value-type="float" office:value="1827.79" calcext:value-type="float">
            <text:p>1827.79</text:p>
          </table:table-cell>
        </table:table-row>
        <table:table-row table:style-name="ro1">
          <table:table-cell office:value-type="float" office:value="23150724" calcext:value-type="float">
            <text:p>23150724</text:p>
          </table:table-cell>
          <table:table-cell table:formula="of:=[.A1449]/1000/(60*60*24)" office:value-type="time" office:time-value="PT06H25M50.724S" calcext:value-type="time">
            <text:p>06:2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29.26" calcext:value-type="float">
            <text:p>1529.26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>
          <table:table-cell office:value-type="float" office:value="23166724" calcext:value-type="float">
            <text:p>23166724</text:p>
          </table:table-cell>
          <table:table-cell table:formula="of:=[.A1450]/1000/(60*60*24)" office:value-type="time" office:time-value="PT06H26M06.724S" calcext:value-type="time">
            <text:p>06:2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30.25" calcext:value-type="float">
            <text:p>1530.25</text:p>
          </table:table-cell>
          <table:table-cell office:value-type="float" office:value="1830.02" calcext:value-type="float">
            <text:p>1830.02</text:p>
          </table:table-cell>
        </table:table-row>
        <table:table-row table:style-name="ro1">
          <table:table-cell office:value-type="float" office:value="23182724" calcext:value-type="float">
            <text:p>23182724</text:p>
          </table:table-cell>
          <table:table-cell table:formula="of:=[.A1451]/1000/(60*60*24)" office:value-type="time" office:time-value="PT06H26M22.724S" calcext:value-type="time">
            <text:p>06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31.25" calcext:value-type="float">
            <text:p>1531.25</text:p>
          </table:table-cell>
          <table:table-cell office:value-type="float" office:value="1831.14" calcext:value-type="float">
            <text:p>1831.14</text:p>
          </table:table-cell>
        </table:table-row>
        <table:table-row table:style-name="ro1">
          <table:table-cell office:value-type="float" office:value="23198724" calcext:value-type="float">
            <text:p>23198724</text:p>
          </table:table-cell>
          <table:table-cell table:formula="of:=[.A1452]/1000/(60*60*24)" office:value-type="time" office:time-value="PT06H26M38.724S" calcext:value-type="time">
            <text:p>06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2.24" calcext:value-type="float">
            <text:p>1532.24</text:p>
          </table:table-cell>
          <table:table-cell office:value-type="float" office:value="1832.25" calcext:value-type="float">
            <text:p>1832.25</text:p>
          </table:table-cell>
        </table:table-row>
        <table:table-row table:style-name="ro1">
          <table:table-cell office:value-type="float" office:value="23214724" calcext:value-type="float">
            <text:p>23214724</text:p>
          </table:table-cell>
          <table:table-cell table:formula="of:=[.A1453]/1000/(60*60*24)" office:value-type="time" office:time-value="PT06H26M54.724S" calcext:value-type="time">
            <text:p>06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33.24" calcext:value-type="float">
            <text:p>1533.24</text:p>
          </table:table-cell>
          <table:table-cell office:value-type="float" office:value="1833.37" calcext:value-type="float">
            <text:p>1833.37</text:p>
          </table:table-cell>
        </table:table-row>
        <table:table-row table:style-name="ro1">
          <table:table-cell office:value-type="float" office:value="23230724" calcext:value-type="float">
            <text:p>23230724</text:p>
          </table:table-cell>
          <table:table-cell table:formula="of:=[.A1454]/1000/(60*60*24)" office:value-type="time" office:time-value="PT06H27M10.724S" calcext:value-type="time">
            <text:p>06:2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34.23" calcext:value-type="float">
            <text:p>1534.23</text:p>
          </table:table-cell>
          <table:table-cell office:value-type="float" office:value="1834.48" calcext:value-type="float">
            <text:p>1834.48</text:p>
          </table:table-cell>
        </table:table-row>
        <table:table-row table:style-name="ro1">
          <table:table-cell office:value-type="float" office:value="23246724" calcext:value-type="float">
            <text:p>23246724</text:p>
          </table:table-cell>
          <table:table-cell table:formula="of:=[.A1455]/1000/(60*60*24)" office:value-type="time" office:time-value="PT06H27M26.724S" calcext:value-type="time">
            <text:p>06:2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35.22" calcext:value-type="float">
            <text:p>1535.22</text:p>
          </table:table-cell>
          <table:table-cell office:value-type="float" office:value="1835.6" calcext:value-type="float">
            <text:p>1835.6</text:p>
          </table:table-cell>
        </table:table-row>
        <table:table-row table:style-name="ro1">
          <table:table-cell office:value-type="float" office:value="23262724" calcext:value-type="float">
            <text:p>23262724</text:p>
          </table:table-cell>
          <table:table-cell table:formula="of:=[.A1456]/1000/(60*60*24)" office:value-type="time" office:time-value="PT06H27M42.724S" calcext:value-type="time">
            <text:p>06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36.22" calcext:value-type="float">
            <text:p>1536.22</text:p>
          </table:table-cell>
          <table:table-cell office:value-type="float" office:value="1836.71" calcext:value-type="float">
            <text:p>1836.71</text:p>
          </table:table-cell>
        </table:table-row>
        <table:table-row table:style-name="ro1">
          <table:table-cell office:value-type="float" office:value="23278724" calcext:value-type="float">
            <text:p>23278724</text:p>
          </table:table-cell>
          <table:table-cell table:formula="of:=[.A1457]/1000/(60*60*24)" office:value-type="time" office:time-value="PT06H27M58.724S" calcext:value-type="time">
            <text:p>06:2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49.95" calcext:value-type="float">
            <text:p>249.95</text:p>
          </table:table-cell>
          <table:table-cell office:value-type="float" office:value="1537.21" calcext:value-type="float">
            <text:p>1537.21</text:p>
          </table:table-cell>
          <table:table-cell office:value-type="float" office:value="1837.83" calcext:value-type="float">
            <text:p>1837.83</text:p>
          </table:table-cell>
        </table:table-row>
        <table:table-row table:style-name="ro1">
          <table:table-cell office:value-type="float" office:value="23294724" calcext:value-type="float">
            <text:p>23294724</text:p>
          </table:table-cell>
          <table:table-cell table:formula="of:=[.A1458]/1000/(60*60*24)" office:value-type="time" office:time-value="PT06H28M14.724S" calcext:value-type="time">
            <text:p>06:2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38.2" calcext:value-type="float">
            <text:p>1538.2</text:p>
          </table:table-cell>
          <table:table-cell office:value-type="float" office:value="1838.94" calcext:value-type="float">
            <text:p>1838.94</text:p>
          </table:table-cell>
        </table:table-row>
        <table:table-row table:style-name="ro1">
          <table:table-cell office:value-type="float" office:value="23310724" calcext:value-type="float">
            <text:p>23310724</text:p>
          </table:table-cell>
          <table:table-cell table:formula="of:=[.A1459]/1000/(60*60*24)" office:value-type="time" office:time-value="PT06H28M30.724S" calcext:value-type="time">
            <text:p>06:2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539.2" calcext:value-type="float">
            <text:p>1539.2</text:p>
          </table:table-cell>
          <table:table-cell office:value-type="float" office:value="1840.06" calcext:value-type="float">
            <text:p>1840.06</text:p>
          </table:table-cell>
        </table:table-row>
        <table:table-row table:style-name="ro1">
          <table:table-cell office:value-type="float" office:value="23326724" calcext:value-type="float">
            <text:p>23326724</text:p>
          </table:table-cell>
          <table:table-cell table:formula="of:=[.A1460]/1000/(60*60*24)" office:value-type="time" office:time-value="PT06H28M46.724S" calcext:value-type="time">
            <text:p>06:2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3" calcext:value-type="float">
            <text:p>249.83</text:p>
          </table:table-cell>
          <table:table-cell office:value-type="float" office:value="1540.19" calcext:value-type="float">
            <text:p>1540.19</text:p>
          </table:table-cell>
          <table:table-cell office:value-type="float" office:value="1841.17" calcext:value-type="float">
            <text:p>1841.17</text:p>
          </table:table-cell>
        </table:table-row>
        <table:table-row table:style-name="ro1">
          <table:table-cell office:value-type="float" office:value="23342724" calcext:value-type="float">
            <text:p>23342724</text:p>
          </table:table-cell>
          <table:table-cell table:formula="of:=[.A1461]/1000/(60*60*24)" office:value-type="time" office:time-value="PT06H29M02.724S" calcext:value-type="time">
            <text:p>06:2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541.18" calcext:value-type="float">
            <text:p>1541.18</text:p>
          </table:table-cell>
          <table:table-cell office:value-type="float" office:value="1842.28" calcext:value-type="float">
            <text:p>1842.28</text:p>
          </table:table-cell>
        </table:table-row>
        <table:table-row table:style-name="ro1">
          <table:table-cell office:value-type="float" office:value="23358724" calcext:value-type="float">
            <text:p>23358724</text:p>
          </table:table-cell>
          <table:table-cell table:formula="of:=[.A1462]/1000/(60*60*24)" office:value-type="time" office:time-value="PT06H29M18.724S" calcext:value-type="time">
            <text:p>06:2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542.17" calcext:value-type="float">
            <text:p>1542.17</text:p>
          </table:table-cell>
          <table:table-cell office:value-type="float" office:value="1843.39" calcext:value-type="float">
            <text:p>1843.39</text:p>
          </table:table-cell>
        </table:table-row>
        <table:table-row table:style-name="ro1">
          <table:table-cell office:value-type="float" office:value="23374724" calcext:value-type="float">
            <text:p>23374724</text:p>
          </table:table-cell>
          <table:table-cell table:formula="of:=[.A1463]/1000/(60*60*24)" office:value-type="time" office:time-value="PT06H29M34.724S" calcext:value-type="time">
            <text:p>06:2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543.17" calcext:value-type="float">
            <text:p>1543.17</text:p>
          </table:table-cell>
          <table:table-cell office:value-type="float" office:value="1844.5" calcext:value-type="float">
            <text:p>1844.5</text:p>
          </table:table-cell>
        </table:table-row>
        <table:table-row table:style-name="ro1">
          <table:table-cell office:value-type="float" office:value="23390724" calcext:value-type="float">
            <text:p>23390724</text:p>
          </table:table-cell>
          <table:table-cell table:formula="of:=[.A1464]/1000/(60*60*24)" office:value-type="time" office:time-value="PT06H29M50.724S" calcext:value-type="time">
            <text:p>06:2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1544.16" calcext:value-type="float">
            <text:p>1544.16</text:p>
          </table:table-cell>
          <table:table-cell office:value-type="float" office:value="1845.61" calcext:value-type="float">
            <text:p>1845.61</text:p>
          </table:table-cell>
        </table:table-row>
        <table:table-row table:style-name="ro1">
          <table:table-cell office:value-type="float" office:value="23406724" calcext:value-type="float">
            <text:p>23406724</text:p>
          </table:table-cell>
          <table:table-cell table:formula="of:=[.A1465]/1000/(60*60*24)" office:value-type="time" office:time-value="PT06H30M06.724S" calcext:value-type="time">
            <text:p>06:3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545.15" calcext:value-type="float">
            <text:p>1545.15</text:p>
          </table:table-cell>
          <table:table-cell office:value-type="float" office:value="1846.72" calcext:value-type="float">
            <text:p>1846.72</text:p>
          </table:table-cell>
        </table:table-row>
        <table:table-row table:style-name="ro1">
          <table:table-cell office:value-type="float" office:value="23422724" calcext:value-type="float">
            <text:p>23422724</text:p>
          </table:table-cell>
          <table:table-cell table:formula="of:=[.A1466]/1000/(60*60*24)" office:value-type="time" office:time-value="PT06H30M22.724S" calcext:value-type="time">
            <text:p>06:3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46.14" calcext:value-type="float">
            <text:p>1546.14</text:p>
          </table:table-cell>
          <table:table-cell office:value-type="float" office:value="1847.83" calcext:value-type="float">
            <text:p>1847.83</text:p>
          </table:table-cell>
        </table:table-row>
        <table:table-row table:style-name="ro1">
          <table:table-cell office:value-type="float" office:value="23438724" calcext:value-type="float">
            <text:p>23438724</text:p>
          </table:table-cell>
          <table:table-cell table:formula="of:=[.A1467]/1000/(60*60*24)" office:value-type="time" office:time-value="PT06H30M38.724S" calcext:value-type="time">
            <text:p>06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47.13" calcext:value-type="float">
            <text:p>1547.13</text:p>
          </table:table-cell>
          <table:table-cell office:value-type="float" office:value="1848.94" calcext:value-type="float">
            <text:p>1848.94</text:p>
          </table:table-cell>
        </table:table-row>
        <table:table-row table:style-name="ro1">
          <table:table-cell office:value-type="float" office:value="23454724" calcext:value-type="float">
            <text:p>23454724</text:p>
          </table:table-cell>
          <table:table-cell table:formula="of:=[.A1468]/1000/(60*60*24)" office:value-type="time" office:time-value="PT06H30M54.724S" calcext:value-type="time">
            <text:p>06:3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48.12" calcext:value-type="float">
            <text:p>1548.12</text:p>
          </table:table-cell>
          <table:table-cell office:value-type="float" office:value="1850.04" calcext:value-type="float">
            <text:p>1850.04</text:p>
          </table:table-cell>
        </table:table-row>
        <table:table-row table:style-name="ro1">
          <table:table-cell office:value-type="float" office:value="23470724" calcext:value-type="float">
            <text:p>23470724</text:p>
          </table:table-cell>
          <table:table-cell table:formula="of:=[.A1469]/1000/(60*60*24)" office:value-type="time" office:time-value="PT06H31M10.724S" calcext:value-type="time">
            <text:p>06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49.11" calcext:value-type="float">
            <text:p>1549.11</text:p>
          </table:table-cell>
          <table:table-cell office:value-type="float" office:value="1851.15" calcext:value-type="float">
            <text:p>1851.15</text:p>
          </table:table-cell>
        </table:table-row>
        <table:table-row table:style-name="ro1">
          <table:table-cell office:value-type="float" office:value="23486724" calcext:value-type="float">
            <text:p>23486724</text:p>
          </table:table-cell>
          <table:table-cell table:formula="of:=[.A1470]/1000/(60*60*24)" office:value-type="time" office:time-value="PT06H31M26.724S" calcext:value-type="time">
            <text:p>06:3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550.1" calcext:value-type="float">
            <text:p>1550.1</text:p>
          </table:table-cell>
          <table:table-cell office:value-type="float" office:value="1852.26" calcext:value-type="float">
            <text:p>1852.26</text:p>
          </table:table-cell>
        </table:table-row>
        <table:table-row table:style-name="ro1">
          <table:table-cell office:value-type="float" office:value="23502724" calcext:value-type="float">
            <text:p>23502724</text:p>
          </table:table-cell>
          <table:table-cell table:formula="of:=[.A1471]/1000/(60*60*24)" office:value-type="time" office:time-value="PT06H31M42.724S" calcext:value-type="time">
            <text:p>06:3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551.09" calcext:value-type="float">
            <text:p>1551.09</text:p>
          </table:table-cell>
          <table:table-cell office:value-type="float" office:value="1853.37" calcext:value-type="float">
            <text:p>1853.37</text:p>
          </table:table-cell>
        </table:table-row>
        <table:table-row table:style-name="ro1">
          <table:table-cell office:value-type="float" office:value="23518724" calcext:value-type="float">
            <text:p>23518724</text:p>
          </table:table-cell>
          <table:table-cell table:formula="of:=[.A1472]/1000/(60*60*24)" office:value-type="time" office:time-value="PT06H31M58.724S" calcext:value-type="time">
            <text:p>06:31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552.08" calcext:value-type="float">
            <text:p>1552.08</text:p>
          </table:table-cell>
          <table:table-cell office:value-type="float" office:value="1854.47" calcext:value-type="float">
            <text:p>1854.47</text:p>
          </table:table-cell>
        </table:table-row>
        <table:table-row table:style-name="ro1">
          <table:table-cell office:value-type="float" office:value="23534724" calcext:value-type="float">
            <text:p>23534724</text:p>
          </table:table-cell>
          <table:table-cell table:formula="of:=[.A1473]/1000/(60*60*24)" office:value-type="time" office:time-value="PT06H32M14.724S" calcext:value-type="time">
            <text:p>06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53.07" calcext:value-type="float">
            <text:p>1553.07</text:p>
          </table:table-cell>
          <table:table-cell office:value-type="float" office:value="1855.58" calcext:value-type="float">
            <text:p>1855.58</text:p>
          </table:table-cell>
        </table:table-row>
        <table:table-row table:style-name="ro1">
          <table:table-cell office:value-type="float" office:value="23550724" calcext:value-type="float">
            <text:p>23550724</text:p>
          </table:table-cell>
          <table:table-cell table:formula="of:=[.A1474]/1000/(60*60*24)" office:value-type="time" office:time-value="PT06H32M30.724S" calcext:value-type="time">
            <text:p>06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54.06" calcext:value-type="float">
            <text:p>1554.06</text:p>
          </table:table-cell>
          <table:table-cell office:value-type="float" office:value="1856.69" calcext:value-type="float">
            <text:p>1856.69</text:p>
          </table:table-cell>
        </table:table-row>
        <table:table-row table:style-name="ro1">
          <table:table-cell office:value-type="float" office:value="23566723" calcext:value-type="float">
            <text:p>23566723</text:p>
          </table:table-cell>
          <table:table-cell table:formula="of:=[.A1475]/1000/(60*60*24)" office:value-type="time" office:time-value="PT06H32M46.723S" calcext:value-type="time">
            <text:p>06:32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55.05" calcext:value-type="float">
            <text:p>1555.05</text:p>
          </table:table-cell>
          <table:table-cell office:value-type="float" office:value="1857.79" calcext:value-type="float">
            <text:p>1857.79</text:p>
          </table:table-cell>
        </table:table-row>
        <table:table-row table:style-name="ro1">
          <table:table-cell office:value-type="float" office:value="23582724" calcext:value-type="float">
            <text:p>23582724</text:p>
          </table:table-cell>
          <table:table-cell table:formula="of:=[.A1476]/1000/(60*60*24)" office:value-type="time" office:time-value="PT06H33M02.724S" calcext:value-type="time">
            <text:p>06:33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56.04" calcext:value-type="float">
            <text:p>1556.04</text:p>
          </table:table-cell>
          <table:table-cell office:value-type="float" office:value="1858.9" calcext:value-type="float">
            <text:p>1858.9</text:p>
          </table:table-cell>
        </table:table-row>
        <table:table-row table:style-name="ro1">
          <table:table-cell office:value-type="float" office:value="23598724" calcext:value-type="float">
            <text:p>23598724</text:p>
          </table:table-cell>
          <table:table-cell table:formula="of:=[.A1477]/1000/(60*60*24)" office:value-type="time" office:time-value="PT06H33M18.724S" calcext:value-type="time">
            <text:p>06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557.03" calcext:value-type="float">
            <text:p>1557.0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3614724" calcext:value-type="float">
            <text:p>23614724</text:p>
          </table:table-cell>
          <table:table-cell table:formula="of:=[.A1478]/1000/(60*60*24)" office:value-type="time" office:time-value="PT06H33M34.724S" calcext:value-type="time">
            <text:p>06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1558.02" calcext:value-type="float">
            <text:p>1558.02</text:p>
          </table:table-cell>
          <table:table-cell office:value-type="float" office:value="1861.1" calcext:value-type="float">
            <text:p>1861.1</text:p>
          </table:table-cell>
        </table:table-row>
        <table:table-row table:style-name="ro1">
          <table:table-cell office:value-type="float" office:value="23630724" calcext:value-type="float">
            <text:p>23630724</text:p>
          </table:table-cell>
          <table:table-cell table:formula="of:=[.A1479]/1000/(60*60*24)" office:value-type="time" office:time-value="PT06H33M50.724S" calcext:value-type="time">
            <text:p>06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559.01" calcext:value-type="float">
            <text:p>1559.01</text:p>
          </table:table-cell>
          <table:table-cell office:value-type="float" office:value="1862.21" calcext:value-type="float">
            <text:p>1862.21</text:p>
          </table:table-cell>
        </table:table-row>
        <table:table-row table:style-name="ro1">
          <table:table-cell office:value-type="float" office:value="23646724" calcext:value-type="float">
            <text:p>23646724</text:p>
          </table:table-cell>
          <table:table-cell table:formula="of:=[.A1480]/1000/(60*60*24)" office:value-type="time" office:time-value="PT06H34M06.724S" calcext:value-type="time">
            <text:p>06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560" calcext:value-type="float">
            <text:p>1560</text:p>
          </table:table-cell>
          <table:table-cell office:value-type="float" office:value="1863.31" calcext:value-type="float">
            <text:p>1863.31</text:p>
          </table:table-cell>
        </table:table-row>
        <table:table-row table:style-name="ro1">
          <table:table-cell office:value-type="float" office:value="23662724" calcext:value-type="float">
            <text:p>23662724</text:p>
          </table:table-cell>
          <table:table-cell table:formula="of:=[.A1481]/1000/(60*60*24)" office:value-type="time" office:time-value="PT06H34M22.724S" calcext:value-type="time">
            <text:p>06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560.99" calcext:value-type="float">
            <text:p>1560.99</text:p>
          </table:table-cell>
          <table:table-cell office:value-type="float" office:value="1864.41" calcext:value-type="float">
            <text:p>1864.41</text:p>
          </table:table-cell>
        </table:table-row>
        <table:table-row table:style-name="ro1">
          <table:table-cell office:value-type="float" office:value="23678724" calcext:value-type="float">
            <text:p>23678724</text:p>
          </table:table-cell>
          <table:table-cell table:formula="of:=[.A1482]/1000/(60*60*24)" office:value-type="time" office:time-value="PT06H34M38.724S" calcext:value-type="time">
            <text:p>06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61.97" calcext:value-type="float">
            <text:p>1561.97</text:p>
          </table:table-cell>
          <table:table-cell office:value-type="float" office:value="1865.51" calcext:value-type="float">
            <text:p>1865.51</text:p>
          </table:table-cell>
        </table:table-row>
        <table:table-row table:style-name="ro1">
          <table:table-cell office:value-type="float" office:value="23694724" calcext:value-type="float">
            <text:p>23694724</text:p>
          </table:table-cell>
          <table:table-cell table:formula="of:=[.A1483]/1000/(60*60*24)" office:value-type="time" office:time-value="PT06H34M54.724S" calcext:value-type="time">
            <text:p>06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62.96" calcext:value-type="float">
            <text:p>1562.96</text:p>
          </table:table-cell>
          <table:table-cell office:value-type="float" office:value="1866.61" calcext:value-type="float">
            <text:p>1866.61</text:p>
          </table:table-cell>
        </table:table-row>
        <table:table-row table:style-name="ro1">
          <table:table-cell office:value-type="float" office:value="23710724" calcext:value-type="float">
            <text:p>23710724</text:p>
          </table:table-cell>
          <table:table-cell table:formula="of:=[.A1484]/1000/(60*60*24)" office:value-type="time" office:time-value="PT06H35M10.724S" calcext:value-type="time">
            <text:p>06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63.95" calcext:value-type="float">
            <text:p>1563.95</text:p>
          </table:table-cell>
          <table:table-cell office:value-type="float" office:value="1867.71" calcext:value-type="float">
            <text:p>1867.71</text:p>
          </table:table-cell>
        </table:table-row>
        <table:table-row table:style-name="ro1">
          <table:table-cell office:value-type="float" office:value="23726724" calcext:value-type="float">
            <text:p>23726724</text:p>
          </table:table-cell>
          <table:table-cell table:formula="of:=[.A1485]/1000/(60*60*24)" office:value-type="time" office:time-value="PT06H35M26.724S" calcext:value-type="time">
            <text:p>06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64.94" calcext:value-type="float">
            <text:p>1564.94</text:p>
          </table:table-cell>
          <table:table-cell office:value-type="float" office:value="1868.81" calcext:value-type="float">
            <text:p>1868.81</text:p>
          </table:table-cell>
        </table:table-row>
        <table:table-row table:style-name="ro1">
          <table:table-cell office:value-type="float" office:value="23742724" calcext:value-type="float">
            <text:p>23742724</text:p>
          </table:table-cell>
          <table:table-cell table:formula="of:=[.A1486]/1000/(60*60*24)" office:value-type="time" office:time-value="PT06H35M42.724S" calcext:value-type="time">
            <text:p>06:3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65.92" calcext:value-type="float">
            <text:p>1565.92</text:p>
          </table:table-cell>
          <table:table-cell office:value-type="float" office:value="1869.91" calcext:value-type="float">
            <text:p>1869.91</text:p>
          </table:table-cell>
        </table:table-row>
        <table:table-row table:style-name="ro1">
          <table:table-cell office:value-type="float" office:value="23758724" calcext:value-type="float">
            <text:p>23758724</text:p>
          </table:table-cell>
          <table:table-cell table:formula="of:=[.A1487]/1000/(60*60*24)" office:value-type="time" office:time-value="PT06H35M58.724S" calcext:value-type="time">
            <text:p>06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566.91" calcext:value-type="float">
            <text:p>1566.91</text:p>
          </table:table-cell>
          <table:table-cell office:value-type="float" office:value="1871.01" calcext:value-type="float">
            <text:p>1871.01</text:p>
          </table:table-cell>
        </table:table-row>
        <table:table-row table:style-name="ro1">
          <table:table-cell office:value-type="float" office:value="23774724" calcext:value-type="float">
            <text:p>23774724</text:p>
          </table:table-cell>
          <table:table-cell table:formula="of:=[.A1488]/1000/(60*60*24)" office:value-type="time" office:time-value="PT06H36M14.724S" calcext:value-type="time">
            <text:p>06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67.9" calcext:value-type="float">
            <text:p>1567.9</text:p>
          </table:table-cell>
          <table:table-cell office:value-type="float" office:value="1872.11" calcext:value-type="float">
            <text:p>1872.11</text:p>
          </table:table-cell>
        </table:table-row>
        <table:table-row table:style-name="ro1">
          <table:table-cell office:value-type="float" office:value="23790724" calcext:value-type="float">
            <text:p>23790724</text:p>
          </table:table-cell>
          <table:table-cell table:formula="of:=[.A1489]/1000/(60*60*24)" office:value-type="time" office:time-value="PT06H36M30.724S" calcext:value-type="time">
            <text:p>06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68.88" calcext:value-type="float">
            <text:p>1568.88</text:p>
          </table:table-cell>
          <table:table-cell office:value-type="float" office:value="1873.21" calcext:value-type="float">
            <text:p>1873.21</text:p>
          </table:table-cell>
        </table:table-row>
        <table:table-row table:style-name="ro1">
          <table:table-cell office:value-type="float" office:value="23806724" calcext:value-type="float">
            <text:p>23806724</text:p>
          </table:table-cell>
          <table:table-cell table:formula="of:=[.A1490]/1000/(60*60*24)" office:value-type="time" office:time-value="PT06H36M46.724S" calcext:value-type="time">
            <text:p>06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1874.31" calcext:value-type="float">
            <text:p>1874.31</text:p>
          </table:table-cell>
        </table:table-row>
        <table:table-row table:style-name="ro1">
          <table:table-cell office:value-type="float" office:value="23822724" calcext:value-type="float">
            <text:p>23822724</text:p>
          </table:table-cell>
          <table:table-cell table:formula="of:=[.A1491]/1000/(60*60*24)" office:value-type="time" office:time-value="PT06H37M02.724S" calcext:value-type="time">
            <text:p>06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1875.41" calcext:value-type="float">
            <text:p>1875.41</text:p>
          </table:table-cell>
        </table:table-row>
        <table:table-row table:style-name="ro1">
          <table:table-cell office:value-type="float" office:value="23838724" calcext:value-type="float">
            <text:p>23838724</text:p>
          </table:table-cell>
          <table:table-cell table:formula="of:=[.A1492]/1000/(60*60*24)" office:value-type="time" office:time-value="PT06H37M18.724S" calcext:value-type="time">
            <text:p>06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1571.84" calcext:value-type="float">
            <text:p>1571.84</text:p>
          </table:table-cell>
          <table:table-cell office:value-type="float" office:value="1876.5" calcext:value-type="float">
            <text:p>1876.5</text:p>
          </table:table-cell>
        </table:table-row>
        <table:table-row table:style-name="ro1">
          <table:table-cell office:value-type="float" office:value="23854724" calcext:value-type="float">
            <text:p>23854724</text:p>
          </table:table-cell>
          <table:table-cell table:formula="of:=[.A1493]/1000/(60*60*24)" office:value-type="time" office:time-value="PT06H37M34.724S" calcext:value-type="time">
            <text:p>06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572.83" calcext:value-type="float">
            <text:p>1572.83</text:p>
          </table:table-cell>
          <table:table-cell office:value-type="float" office:value="1877.6" calcext:value-type="float">
            <text:p>1877.6</text:p>
          </table:table-cell>
        </table:table-row>
        <table:table-row table:style-name="ro1">
          <table:table-cell office:value-type="float" office:value="23870724" calcext:value-type="float">
            <text:p>23870724</text:p>
          </table:table-cell>
          <table:table-cell table:formula="of:=[.A1494]/1000/(60*60*24)" office:value-type="time" office:time-value="PT06H37M50.724S" calcext:value-type="time">
            <text:p>06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573.81" calcext:value-type="float">
            <text:p>1573.81</text:p>
          </table:table-cell>
          <table:table-cell office:value-type="float" office:value="1878.69" calcext:value-type="float">
            <text:p>1878.69</text:p>
          </table:table-cell>
        </table:table-row>
        <table:table-row table:style-name="ro1">
          <table:table-cell office:value-type="float" office:value="23886724" calcext:value-type="float">
            <text:p>23886724</text:p>
          </table:table-cell>
          <table:table-cell table:formula="of:=[.A1495]/1000/(60*60*24)" office:value-type="time" office:time-value="PT06H38M06.724S" calcext:value-type="time">
            <text:p>06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74.8" calcext:value-type="float">
            <text:p>1574.8</text:p>
          </table:table-cell>
          <table:table-cell office:value-type="float" office:value="1879.79" calcext:value-type="float">
            <text:p>1879.79</text:p>
          </table:table-cell>
        </table:table-row>
        <table:table-row table:style-name="ro1">
          <table:table-cell office:value-type="float" office:value="23902724" calcext:value-type="float">
            <text:p>23902724</text:p>
          </table:table-cell>
          <table:table-cell table:formula="of:=[.A1496]/1000/(60*60*24)" office:value-type="time" office:time-value="PT06H38M22.724S" calcext:value-type="time">
            <text:p>06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575.78" calcext:value-type="float">
            <text:p>1575.78</text:p>
          </table:table-cell>
          <table:table-cell office:value-type="float" office:value="1880.88" calcext:value-type="float">
            <text:p>1880.88</text:p>
          </table:table-cell>
        </table:table-row>
        <table:table-row table:style-name="ro1">
          <table:table-cell office:value-type="float" office:value="23918724" calcext:value-type="float">
            <text:p>23918724</text:p>
          </table:table-cell>
          <table:table-cell table:formula="of:=[.A1497]/1000/(60*60*24)" office:value-type="time" office:time-value="PT06H38M38.724S" calcext:value-type="time">
            <text:p>06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76.77" calcext:value-type="float">
            <text:p>1576.77</text:p>
          </table:table-cell>
          <table:table-cell office:value-type="float" office:value="1881.98" calcext:value-type="float">
            <text:p>1881.98</text:p>
          </table:table-cell>
        </table:table-row>
        <table:table-row table:style-name="ro1">
          <table:table-cell office:value-type="float" office:value="23934724" calcext:value-type="float">
            <text:p>23934724</text:p>
          </table:table-cell>
          <table:table-cell table:formula="of:=[.A1498]/1000/(60*60*24)" office:value-type="time" office:time-value="PT06H38M54.724S" calcext:value-type="time">
            <text:p>06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577.75" calcext:value-type="float">
            <text:p>1577.75</text:p>
          </table:table-cell>
          <table:table-cell office:value-type="float" office:value="1883.07" calcext:value-type="float">
            <text:p>1883.07</text:p>
          </table:table-cell>
        </table:table-row>
        <table:table-row table:style-name="ro1">
          <table:table-cell office:value-type="float" office:value="23950724" calcext:value-type="float">
            <text:p>23950724</text:p>
          </table:table-cell>
          <table:table-cell table:formula="of:=[.A1499]/1000/(60*60*24)" office:value-type="time" office:time-value="PT06H39M10.724S" calcext:value-type="time">
            <text:p>06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578.73" calcext:value-type="float">
            <text:p>1578.73</text:p>
          </table:table-cell>
          <table:table-cell office:value-type="float" office:value="1884.16" calcext:value-type="float">
            <text:p>1884.16</text:p>
          </table:table-cell>
        </table:table-row>
        <table:table-row table:style-name="ro1">
          <table:table-cell office:value-type="float" office:value="23966724" calcext:value-type="float">
            <text:p>23966724</text:p>
          </table:table-cell>
          <table:table-cell table:formula="of:=[.A1500]/1000/(60*60*24)" office:value-type="time" office:time-value="PT06H39M26.724S" calcext:value-type="time">
            <text:p>06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579.72" calcext:value-type="float">
            <text:p>1579.72</text:p>
          </table:table-cell>
          <table:table-cell office:value-type="float" office:value="1885.26" calcext:value-type="float">
            <text:p>1885.26</text:p>
          </table:table-cell>
        </table:table-row>
        <table:table-row table:style-name="ro1">
          <table:table-cell office:value-type="float" office:value="23982724" calcext:value-type="float">
            <text:p>23982724</text:p>
          </table:table-cell>
          <table:table-cell table:formula="of:=[.A1501]/1000/(60*60*24)" office:value-type="time" office:time-value="PT06H39M42.724S" calcext:value-type="time">
            <text:p>06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580.7" calcext:value-type="float">
            <text:p>1580.7</text:p>
          </table:table-cell>
          <table:table-cell office:value-type="float" office:value="1886.35" calcext:value-type="float">
            <text:p>1886.35</text:p>
          </table:table-cell>
        </table:table-row>
        <table:table-row table:style-name="ro1">
          <table:table-cell office:value-type="float" office:value="23998724" calcext:value-type="float">
            <text:p>23998724</text:p>
          </table:table-cell>
          <table:table-cell table:formula="of:=[.A1502]/1000/(60*60*24)" office:value-type="time" office:time-value="PT06H39M58.724S" calcext:value-type="time">
            <text:p>06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81.69" calcext:value-type="float">
            <text:p>1581.69</text:p>
          </table:table-cell>
          <table:table-cell office:value-type="float" office:value="1887.44" calcext:value-type="float">
            <text:p>1887.44</text:p>
          </table:table-cell>
        </table:table-row>
        <table:table-row table:style-name="ro1">
          <table:table-cell office:value-type="float" office:value="24014724" calcext:value-type="float">
            <text:p>24014724</text:p>
          </table:table-cell>
          <table:table-cell table:formula="of:=[.A1503]/1000/(60*60*24)" office:value-type="time" office:time-value="PT06H40M14.724S" calcext:value-type="time">
            <text:p>06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82.67" calcext:value-type="float">
            <text:p>1582.67</text:p>
          </table:table-cell>
          <table:table-cell office:value-type="float" office:value="1888.53" calcext:value-type="float">
            <text:p>1888.53</text:p>
          </table:table-cell>
        </table:table-row>
        <table:table-row table:style-name="ro1">
          <table:table-cell office:value-type="float" office:value="24030724" calcext:value-type="float">
            <text:p>24030724</text:p>
          </table:table-cell>
          <table:table-cell table:formula="of:=[.A1504]/1000/(60*60*24)" office:value-type="time" office:time-value="PT06H40M30.724S" calcext:value-type="time">
            <text:p>06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83.65" calcext:value-type="float">
            <text:p>1583.65</text:p>
          </table:table-cell>
          <table:table-cell office:value-type="float" office:value="1889.62" calcext:value-type="float">
            <text:p>1889.62</text:p>
          </table:table-cell>
        </table:table-row>
        <table:table-row table:style-name="ro1">
          <table:table-cell office:value-type="float" office:value="24046724" calcext:value-type="float">
            <text:p>24046724</text:p>
          </table:table-cell>
          <table:table-cell table:formula="of:=[.A1505]/1000/(60*60*24)" office:value-type="time" office:time-value="PT06H40M46.724S" calcext:value-type="time">
            <text:p>06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84.63" calcext:value-type="float">
            <text:p>1584.63</text:p>
          </table:table-cell>
          <table:table-cell office:value-type="float" office:value="1890.71" calcext:value-type="float">
            <text:p>1890.71</text:p>
          </table:table-cell>
        </table:table-row>
        <table:table-row table:style-name="ro1">
          <table:table-cell office:value-type="float" office:value="24062724" calcext:value-type="float">
            <text:p>24062724</text:p>
          </table:table-cell>
          <table:table-cell table:formula="of:=[.A1506]/1000/(60*60*24)" office:value-type="time" office:time-value="PT06H41M02.724S" calcext:value-type="time">
            <text:p>06:4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585.62" calcext:value-type="float">
            <text:p>1585.62</text:p>
          </table:table-cell>
          <table:table-cell office:value-type="float" office:value="1891.8" calcext:value-type="float">
            <text:p>1891.8</text:p>
          </table:table-cell>
        </table:table-row>
        <table:table-row table:style-name="ro1">
          <table:table-cell office:value-type="float" office:value="24078724" calcext:value-type="float">
            <text:p>24078724</text:p>
          </table:table-cell>
          <table:table-cell table:formula="of:=[.A1507]/1000/(60*60*24)" office:value-type="time" office:time-value="PT06H41M18.724S" calcext:value-type="time">
            <text:p>06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586.6" calcext:value-type="float">
            <text:p>1586.6</text:p>
          </table:table-cell>
          <table:table-cell office:value-type="float" office:value="1892.89" calcext:value-type="float">
            <text:p>1892.89</text:p>
          </table:table-cell>
        </table:table-row>
        <table:table-row table:style-name="ro1">
          <table:table-cell office:value-type="float" office:value="24094724" calcext:value-type="float">
            <text:p>24094724</text:p>
          </table:table-cell>
          <table:table-cell table:formula="of:=[.A1508]/1000/(60*60*24)" office:value-type="time" office:time-value="PT06H41M34.724S" calcext:value-type="time">
            <text:p>06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587.58" calcext:value-type="float">
            <text:p>1587.58</text:p>
          </table:table-cell>
          <table:table-cell office:value-type="float" office:value="1893.98" calcext:value-type="float">
            <text:p>1893.98</text:p>
          </table:table-cell>
        </table:table-row>
        <table:table-row table:style-name="ro1">
          <table:table-cell office:value-type="float" office:value="24110724" calcext:value-type="float">
            <text:p>24110724</text:p>
          </table:table-cell>
          <table:table-cell table:formula="of:=[.A1509]/1000/(60*60*24)" office:value-type="time" office:time-value="PT06H41M50.724S" calcext:value-type="time">
            <text:p>06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588.56" calcext:value-type="float">
            <text:p>1588.56</text:p>
          </table:table-cell>
          <table:table-cell office:value-type="float" office:value="1895.07" calcext:value-type="float">
            <text:p>1895.07</text:p>
          </table:table-cell>
        </table:table-row>
        <table:table-row table:style-name="ro1">
          <table:table-cell office:value-type="float" office:value="24126724" calcext:value-type="float">
            <text:p>24126724</text:p>
          </table:table-cell>
          <table:table-cell table:formula="of:=[.A1510]/1000/(60*60*24)" office:value-type="time" office:time-value="PT06H42M06.724S" calcext:value-type="time">
            <text:p>06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589.54" calcext:value-type="float">
            <text:p>1589.54</text:p>
          </table:table-cell>
          <table:table-cell office:value-type="float" office:value="1896.15" calcext:value-type="float">
            <text:p>1896.15</text:p>
          </table:table-cell>
        </table:table-row>
        <table:table-row table:style-name="ro1">
          <table:table-cell office:value-type="float" office:value="24142723" calcext:value-type="float">
            <text:p>24142723</text:p>
          </table:table-cell>
          <table:table-cell table:formula="of:=[.A1511]/1000/(60*60*24)" office:value-type="time" office:time-value="PT06H42M22.723S" calcext:value-type="time">
            <text:p>06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590.53" calcext:value-type="float">
            <text:p>1590.53</text:p>
          </table:table-cell>
          <table:table-cell office:value-type="float" office:value="1897.24" calcext:value-type="float">
            <text:p>1897.24</text:p>
          </table:table-cell>
        </table:table-row>
        <table:table-row table:style-name="ro1">
          <table:table-cell office:value-type="float" office:value="24158724" calcext:value-type="float">
            <text:p>24158724</text:p>
          </table:table-cell>
          <table:table-cell table:formula="of:=[.A1512]/1000/(60*60*24)" office:value-type="time" office:time-value="PT06H42M38.724S" calcext:value-type="time">
            <text:p>06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591.51" calcext:value-type="float">
            <text:p>1591.51</text:p>
          </table:table-cell>
          <table:table-cell office:value-type="float" office:value="1898.32" calcext:value-type="float">
            <text:p>1898.32</text:p>
          </table:table-cell>
        </table:table-row>
        <table:table-row table:style-name="ro1">
          <table:table-cell office:value-type="float" office:value="24174724" calcext:value-type="float">
            <text:p>24174724</text:p>
          </table:table-cell>
          <table:table-cell table:formula="of:=[.A1513]/1000/(60*60*24)" office:value-type="time" office:time-value="PT06H42M54.724S" calcext:value-type="time">
            <text:p>06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592.49" calcext:value-type="float">
            <text:p>1592.49</text:p>
          </table:table-cell>
          <table:table-cell office:value-type="float" office:value="1899.41" calcext:value-type="float">
            <text:p>1899.41</text:p>
          </table:table-cell>
        </table:table-row>
        <table:table-row table:style-name="ro1">
          <table:table-cell office:value-type="float" office:value="24190724" calcext:value-type="float">
            <text:p>24190724</text:p>
          </table:table-cell>
          <table:table-cell table:formula="of:=[.A1514]/1000/(60*60*24)" office:value-type="time" office:time-value="PT06H43M10.724S" calcext:value-type="time">
            <text:p>06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593.47" calcext:value-type="float">
            <text:p>1593.47</text:p>
          </table:table-cell>
          <table:table-cell office:value-type="float" office:value="1900.49" calcext:value-type="float">
            <text:p>1900.49</text:p>
          </table:table-cell>
        </table:table-row>
        <table:table-row table:style-name="ro1">
          <table:table-cell office:value-type="float" office:value="24206724" calcext:value-type="float">
            <text:p>24206724</text:p>
          </table:table-cell>
          <table:table-cell table:formula="of:=[.A1515]/1000/(60*60*24)" office:value-type="time" office:time-value="PT06H43M26.724S" calcext:value-type="time">
            <text:p>06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594.45" calcext:value-type="float">
            <text:p>1594.45</text:p>
          </table:table-cell>
          <table:table-cell office:value-type="float" office:value="1901.58" calcext:value-type="float">
            <text:p>1901.58</text:p>
          </table:table-cell>
        </table:table-row>
        <table:table-row table:style-name="ro1">
          <table:table-cell office:value-type="float" office:value="24222724" calcext:value-type="float">
            <text:p>24222724</text:p>
          </table:table-cell>
          <table:table-cell table:formula="of:=[.A1516]/1000/(60*60*24)" office:value-type="time" office:time-value="PT06H43M42.724S" calcext:value-type="time">
            <text:p>06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595.43" calcext:value-type="float">
            <text:p>1595.43</text:p>
          </table:table-cell>
          <table:table-cell office:value-type="float" office:value="1902.66" calcext:value-type="float">
            <text:p>1902.66</text:p>
          </table:table-cell>
        </table:table-row>
        <table:table-row table:style-name="ro1">
          <table:table-cell office:value-type="float" office:value="24238724" calcext:value-type="float">
            <text:p>24238724</text:p>
          </table:table-cell>
          <table:table-cell table:formula="of:=[.A1517]/1000/(60*60*24)" office:value-type="time" office:time-value="PT06H43M58.724S" calcext:value-type="time">
            <text:p>06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596.41" calcext:value-type="float">
            <text:p>1596.41</text:p>
          </table:table-cell>
          <table:table-cell office:value-type="float" office:value="1903.74" calcext:value-type="float">
            <text:p>1903.74</text:p>
          </table:table-cell>
        </table:table-row>
        <table:table-row table:style-name="ro1">
          <table:table-cell office:value-type="float" office:value="24254724" calcext:value-type="float">
            <text:p>24254724</text:p>
          </table:table-cell>
          <table:table-cell table:formula="of:=[.A1518]/1000/(60*60*24)" office:value-type="time" office:time-value="PT06H44M14.724S" calcext:value-type="time">
            <text:p>06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597.39" calcext:value-type="float">
            <text:p>1597.39</text:p>
          </table:table-cell>
          <table:table-cell office:value-type="float" office:value="1904.83" calcext:value-type="float">
            <text:p>1904.83</text:p>
          </table:table-cell>
        </table:table-row>
        <table:table-row table:style-name="ro1">
          <table:table-cell office:value-type="float" office:value="24270724" calcext:value-type="float">
            <text:p>24270724</text:p>
          </table:table-cell>
          <table:table-cell table:formula="of:=[.A1519]/1000/(60*60*24)" office:value-type="time" office:time-value="PT06H44M30.724S" calcext:value-type="time">
            <text:p>06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598.37" calcext:value-type="float">
            <text:p>1598.37</text:p>
          </table:table-cell>
          <table:table-cell office:value-type="float" office:value="1905.91" calcext:value-type="float">
            <text:p>1905.91</text:p>
          </table:table-cell>
        </table:table-row>
        <table:table-row table:style-name="ro1">
          <table:table-cell office:value-type="float" office:value="24286724" calcext:value-type="float">
            <text:p>24286724</text:p>
          </table:table-cell>
          <table:table-cell table:formula="of:=[.A1520]/1000/(60*60*24)" office:value-type="time" office:time-value="PT06H44M46.724S" calcext:value-type="time">
            <text:p>06:44:47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599.35" calcext:value-type="float">
            <text:p>1599.35</text:p>
          </table:table-cell>
          <table:table-cell office:value-type="float" office:value="1906.99" calcext:value-type="float">
            <text:p>1906.99</text:p>
          </table:table-cell>
        </table:table-row>
        <table:table-row table:style-name="ro1">
          <table:table-cell office:value-type="float" office:value="24302724" calcext:value-type="float">
            <text:p>24302724</text:p>
          </table:table-cell>
          <table:table-cell table:formula="of:=[.A1521]/1000/(60*60*24)" office:value-type="time" office:time-value="PT06H45M02.724S" calcext:value-type="time">
            <text:p>06:45:03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600.32" calcext:value-type="float">
            <text:p>1600.32</text:p>
          </table:table-cell>
          <table:table-cell office:value-type="float" office:value="1908.07" calcext:value-type="float">
            <text:p>1908.07</text:p>
          </table:table-cell>
        </table:table-row>
        <table:table-row table:style-name="ro1">
          <table:table-cell office:value-type="float" office:value="24318724" calcext:value-type="float">
            <text:p>24318724</text:p>
          </table:table-cell>
          <table:table-cell table:formula="of:=[.A1522]/1000/(60*60*24)" office:value-type="time" office:time-value="PT06H45M18.724S" calcext:value-type="time">
            <text:p>06:45:19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601.3" calcext:value-type="float">
            <text:p>1601.3</text:p>
          </table:table-cell>
          <table:table-cell office:value-type="float" office:value="1909.15" calcext:value-type="float">
            <text:p>1909.15</text:p>
          </table:table-cell>
        </table:table-row>
        <table:table-row table:style-name="ro1">
          <table:table-cell office:value-type="float" office:value="24334724" calcext:value-type="float">
            <text:p>24334724</text:p>
          </table:table-cell>
          <table:table-cell table:formula="of:=[.A1523]/1000/(60*60*24)" office:value-type="time" office:time-value="PT06H45M34.724S" calcext:value-type="time">
            <text:p>06:45:35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602.28" calcext:value-type="float">
            <text:p>1602.28</text:p>
          </table:table-cell>
          <table:table-cell office:value-type="float" office:value="1910.23" calcext:value-type="float">
            <text:p>1910.23</text:p>
          </table:table-cell>
        </table:table-row>
        <table:table-row table:style-name="ro1">
          <table:table-cell office:value-type="float" office:value="24350724" calcext:value-type="float">
            <text:p>24350724</text:p>
          </table:table-cell>
          <table:table-cell table:formula="of:=[.A1524]/1000/(60*60*24)" office:value-type="time" office:time-value="PT06H45M50.724S" calcext:value-type="time">
            <text:p>06:45:51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603.26" calcext:value-type="float">
            <text:p>1603.26</text:p>
          </table:table-cell>
          <table:table-cell office:value-type="float" office:value="1911.31" calcext:value-type="float">
            <text:p>1911.31</text:p>
          </table:table-cell>
        </table:table-row>
        <table:table-row table:style-name="ro1">
          <table:table-cell office:value-type="float" office:value="24366724" calcext:value-type="float">
            <text:p>24366724</text:p>
          </table:table-cell>
          <table:table-cell table:formula="of:=[.A1525]/1000/(60*60*24)" office:value-type="time" office:time-value="PT06H46M06.724S" calcext:value-type="time">
            <text:p>06:46:07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912.39" calcext:value-type="float">
            <text:p>1912.39</text:p>
          </table:table-cell>
        </table:table-row>
        <table:table-row table:style-name="ro1">
          <table:table-cell office:value-type="float" office:value="24382724" calcext:value-type="float">
            <text:p>24382724</text:p>
          </table:table-cell>
          <table:table-cell table:formula="of:=[.A1526]/1000/(60*60*24)" office:value-type="time" office:time-value="PT06H46M22.724S" calcext:value-type="time">
            <text:p>06:46:23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605.21" calcext:value-type="float">
            <text:p>1605.21</text:p>
          </table:table-cell>
          <table:table-cell office:value-type="float" office:value="1913.46" calcext:value-type="float">
            <text:p>1913.46</text:p>
          </table:table-cell>
        </table:table-row>
        <table:table-row table:style-name="ro1">
          <table:table-cell office:value-type="float" office:value="24398724" calcext:value-type="float">
            <text:p>24398724</text:p>
          </table:table-cell>
          <table:table-cell table:formula="of:=[.A1527]/1000/(60*60*24)" office:value-type="time" office:time-value="PT06H46M38.724S" calcext:value-type="time">
            <text:p>06:46:39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606.19" calcext:value-type="float">
            <text:p>1606.19</text:p>
          </table:table-cell>
          <table:table-cell office:value-type="float" office:value="1914.54" calcext:value-type="float">
            <text:p>1914.54</text:p>
          </table:table-cell>
        </table:table-row>
        <table:table-row table:style-name="ro1">
          <table:table-cell office:value-type="float" office:value="24414724" calcext:value-type="float">
            <text:p>24414724</text:p>
          </table:table-cell>
          <table:table-cell table:formula="of:=[.A1528]/1000/(60*60*24)" office:value-type="time" office:time-value="PT06H46M54.724S" calcext:value-type="time">
            <text:p>06:46:55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1" calcext:value-type="float">
            <text:p>242.11</text:p>
          </table:table-cell>
          <table:table-cell office:value-type="float" office:value="1607.17" calcext:value-type="float">
            <text:p>1607.17</text:p>
          </table:table-cell>
          <table:table-cell office:value-type="float" office:value="1915.61" calcext:value-type="float">
            <text:p>1915.61</text:p>
          </table:table-cell>
        </table:table-row>
        <table:table-row table:style-name="ro1">
          <table:table-cell office:value-type="float" office:value="24430724" calcext:value-type="float">
            <text:p>24430724</text:p>
          </table:table-cell>
          <table:table-cell table:formula="of:=[.A1529]/1000/(60*60*24)" office:value-type="time" office:time-value="PT06H47M10.724S" calcext:value-type="time">
            <text:p>06:47:11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608.14" calcext:value-type="float">
            <text:p>1608.14</text:p>
          </table:table-cell>
          <table:table-cell office:value-type="float" office:value="1916.69" calcext:value-type="float">
            <text:p>1916.69</text:p>
          </table:table-cell>
        </table:table-row>
        <table:table-row table:style-name="ro1">
          <table:table-cell office:value-type="float" office:value="24446724" calcext:value-type="float">
            <text:p>24446724</text:p>
          </table:table-cell>
          <table:table-cell table:formula="of:=[.A1530]/1000/(60*60*24)" office:value-type="time" office:time-value="PT06H47M26.724S" calcext:value-type="time">
            <text:p>06:47:27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609.12" calcext:value-type="float">
            <text:p>1609.12</text:p>
          </table:table-cell>
          <table:table-cell office:value-type="float" office:value="1917.77" calcext:value-type="float">
            <text:p>1917.77</text:p>
          </table:table-cell>
        </table:table-row>
        <table:table-row table:style-name="ro1">
          <table:table-cell office:value-type="float" office:value="24462724" calcext:value-type="float">
            <text:p>24462724</text:p>
          </table:table-cell>
          <table:table-cell table:formula="of:=[.A1531]/1000/(60*60*24)" office:value-type="time" office:time-value="PT06H47M42.724S" calcext:value-type="time">
            <text:p>06:47:43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610.1" calcext:value-type="float">
            <text:p>1610.1</text:p>
          </table:table-cell>
          <table:table-cell office:value-type="float" office:value="1918.84" calcext:value-type="float">
            <text:p>1918.84</text:p>
          </table:table-cell>
        </table:table-row>
        <table:table-row table:style-name="ro1">
          <table:table-cell office:value-type="float" office:value="24478724" calcext:value-type="float">
            <text:p>24478724</text:p>
          </table:table-cell>
          <table:table-cell table:formula="of:=[.A1532]/1000/(60*60*24)" office:value-type="time" office:time-value="PT06H47M58.724S" calcext:value-type="time">
            <text:p>06:47:59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" calcext:value-type="float">
            <text:p>241</text:p>
          </table:table-cell>
          <table:table-cell office:value-type="float" office:value="1611.07" calcext:value-type="float">
            <text:p>1611.07</text:p>
          </table:table-cell>
          <table:table-cell office:value-type="float" office:value="1919.92" calcext:value-type="float">
            <text:p>1919.92</text:p>
          </table:table-cell>
        </table:table-row>
        <table:table-row table:style-name="ro1">
          <table:table-cell office:value-type="float" office:value="24494724" calcext:value-type="float">
            <text:p>24494724</text:p>
          </table:table-cell>
          <table:table-cell table:formula="of:=[.A1533]/1000/(60*60*24)" office:value-type="time" office:time-value="PT06H48M14.724S" calcext:value-type="time">
            <text:p>06:48:15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" calcext:value-type="float">
            <text:p>241</text:p>
          </table:table-cell>
          <table:table-cell office:value-type="float" office:value="1612.05" calcext:value-type="float">
            <text:p>1612.05</text:p>
          </table:table-cell>
          <table:table-cell office:value-type="float" office:value="1920.99" calcext:value-type="float">
            <text:p>1920.99</text:p>
          </table:table-cell>
        </table:table-row>
        <table:table-row table:style-name="ro1">
          <table:table-cell office:value-type="float" office:value="24510724" calcext:value-type="float">
            <text:p>24510724</text:p>
          </table:table-cell>
          <table:table-cell table:formula="of:=[.A1534]/1000/(60*60*24)" office:value-type="time" office:time-value="PT06H48M30.724S" calcext:value-type="time">
            <text:p>06:48:31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1613.02" calcext:value-type="float">
            <text:p>1613.02</text:p>
          </table:table-cell>
          <table:table-cell office:value-type="float" office:value="1922.06" calcext:value-type="float">
            <text:p>1922.06</text:p>
          </table:table-cell>
        </table:table-row>
        <table:table-row table:style-name="ro1">
          <table:table-cell office:value-type="float" office:value="24526724" calcext:value-type="float">
            <text:p>24526724</text:p>
          </table:table-cell>
          <table:table-cell table:formula="of:=[.A1535]/1000/(60*60*24)" office:value-type="time" office:time-value="PT06H48M46.724S" calcext:value-type="time">
            <text:p>06:48:47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1614" calcext:value-type="float">
            <text:p>1614</text:p>
          </table:table-cell>
          <table:table-cell office:value-type="float" office:value="1923.13" calcext:value-type="float">
            <text:p>1923.13</text:p>
          </table:table-cell>
        </table:table-row>
        <table:table-row table:style-name="ro1">
          <table:table-cell office:value-type="float" office:value="24542724" calcext:value-type="float">
            <text:p>24542724</text:p>
          </table:table-cell>
          <table:table-cell table:formula="of:=[.A1536]/1000/(60*60*24)" office:value-type="time" office:time-value="PT06H49M02.724S" calcext:value-type="time">
            <text:p>06:49:03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614.97" calcext:value-type="float">
            <text:p>1614.97</text:p>
          </table:table-cell>
          <table:table-cell office:value-type="float" office:value="1924.2" calcext:value-type="float">
            <text:p>1924.2</text:p>
          </table:table-cell>
        </table:table-row>
        <table:table-row table:style-name="ro1">
          <table:table-cell office:value-type="float" office:value="24558724" calcext:value-type="float">
            <text:p>24558724</text:p>
          </table:table-cell>
          <table:table-cell table:formula="of:=[.A1537]/1000/(60*60*24)" office:value-type="time" office:time-value="PT06H49M18.724S" calcext:value-type="time">
            <text:p>06:49:19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615.95" calcext:value-type="float">
            <text:p>1615.95</text:p>
          </table:table-cell>
          <table:table-cell office:value-type="float" office:value="1925.27" calcext:value-type="float">
            <text:p>1925.27</text:p>
          </table:table-cell>
        </table:table-row>
        <table:table-row table:style-name="ro1">
          <table:table-cell office:value-type="float" office:value="24574724" calcext:value-type="float">
            <text:p>24574724</text:p>
          </table:table-cell>
          <table:table-cell table:formula="of:=[.A1538]/1000/(60*60*24)" office:value-type="time" office:time-value="PT06H49M34.724S" calcext:value-type="time">
            <text:p>06:49:35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616.92" calcext:value-type="float">
            <text:p>1616.92</text:p>
          </table:table-cell>
          <table:table-cell office:value-type="float" office:value="1926.34" calcext:value-type="float">
            <text:p>1926.34</text:p>
          </table:table-cell>
        </table:table-row>
        <table:table-row table:style-name="ro1">
          <table:table-cell office:value-type="float" office:value="24590724" calcext:value-type="float">
            <text:p>24590724</text:p>
          </table:table-cell>
          <table:table-cell table:formula="of:=[.A1539]/1000/(60*60*24)" office:value-type="time" office:time-value="PT06H49M50.724S" calcext:value-type="time">
            <text:p>06:49:51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617.89" calcext:value-type="float">
            <text:p>1617.89</text:p>
          </table:table-cell>
          <table:table-cell office:value-type="float" office:value="1927.41" calcext:value-type="float">
            <text:p>1927.41</text:p>
          </table:table-cell>
        </table:table-row>
        <table:table-row table:style-name="ro1">
          <table:table-cell office:value-type="float" office:value="24606724" calcext:value-type="float">
            <text:p>24606724</text:p>
          </table:table-cell>
          <table:table-cell table:formula="of:=[.A1540]/1000/(60*60*24)" office:value-type="time" office:time-value="PT06H50M06.724S" calcext:value-type="time">
            <text:p>06:50:07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618.87" calcext:value-type="float">
            <text:p>1618.87</text:p>
          </table:table-cell>
          <table:table-cell office:value-type="float" office:value="1928.48" calcext:value-type="float">
            <text:p>1928.48</text:p>
          </table:table-cell>
        </table:table-row>
        <table:table-row table:style-name="ro1">
          <table:table-cell office:value-type="float" office:value="24622724" calcext:value-type="float">
            <text:p>24622724</text:p>
          </table:table-cell>
          <table:table-cell table:formula="of:=[.A1541]/1000/(60*60*24)" office:value-type="time" office:time-value="PT06H50M22.724S" calcext:value-type="time">
            <text:p>06:50:23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619.84" calcext:value-type="float">
            <text:p>1619.84</text:p>
          </table:table-cell>
          <table:table-cell office:value-type="float" office:value="1929.54" calcext:value-type="float">
            <text:p>1929.54</text:p>
          </table:table-cell>
        </table:table-row>
        <table:table-row table:style-name="ro1">
          <table:table-cell office:value-type="float" office:value="24638724" calcext:value-type="float">
            <text:p>24638724</text:p>
          </table:table-cell>
          <table:table-cell table:formula="of:=[.A1542]/1000/(60*60*24)" office:value-type="time" office:time-value="PT06H50M38.724S" calcext:value-type="time">
            <text:p>06:50:39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1" calcext:value-type="float">
            <text:p>240.11</text:p>
          </table:table-cell>
          <table:table-cell office:value-type="float" office:value="1620.81" calcext:value-type="float">
            <text:p>1620.81</text:p>
          </table:table-cell>
          <table:table-cell office:value-type="float" office:value="1930.61" calcext:value-type="float">
            <text:p>1930.61</text:p>
          </table:table-cell>
        </table:table-row>
        <table:table-row table:style-name="ro1">
          <table:table-cell office:value-type="float" office:value="24654723" calcext:value-type="float">
            <text:p>24654723</text:p>
          </table:table-cell>
          <table:table-cell table:formula="of:=[.A1543]/1000/(60*60*24)" office:value-type="time" office:time-value="PT06H50M54.723S" calcext:value-type="time">
            <text:p>06:50:55</text:p>
          </table:table-cell>
          <table:table-cell office:value-type="float" office:value="1.09" calcext:value-type="float">
            <text:p>1.09</text:p>
          </table:table-cell>
          <table:table-cell office:value-type="float" office:value="218.7" calcext:value-type="float">
            <text:p>218.7</text:p>
          </table:table-cell>
          <table:table-cell office:value-type="float" office:value="239.23" calcext:value-type="float">
            <text:p>239.23</text:p>
          </table:table-cell>
          <table:table-cell office:value-type="float" office:value="1621.78" calcext:value-type="float">
            <text:p>1621.78</text:p>
          </table:table-cell>
          <table:table-cell office:value-type="float" office:value="1931.68" calcext:value-type="float">
            <text:p>1931.68</text:p>
          </table:table-cell>
        </table:table-row>
        <table:table-row table:style-name="ro1">
          <table:table-cell office:value-type="float" office:value="24670724" calcext:value-type="float">
            <text:p>24670724</text:p>
          </table:table-cell>
          <table:table-cell table:formula="of:=[.A1544]/1000/(60*60*24)" office:value-type="time" office:time-value="PT06H51M10.724S" calcext:value-type="time">
            <text:p>06:51:11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1622.75" calcext:value-type="float">
            <text:p>1622.75</text:p>
          </table:table-cell>
          <table:table-cell office:value-type="float" office:value="1932.74" calcext:value-type="float">
            <text:p>1932.74</text:p>
          </table:table-cell>
        </table:table-row>
        <table:table-row table:style-name="ro1">
          <table:table-cell office:value-type="float" office:value="24686724" calcext:value-type="float">
            <text:p>24686724</text:p>
          </table:table-cell>
          <table:table-cell table:formula="of:=[.A1545]/1000/(60*60*24)" office:value-type="time" office:time-value="PT06H51M26.724S" calcext:value-type="time">
            <text:p>06:51:27</text:p>
          </table:table-cell>
          <table:table-cell office:value-type="float" office:value="1.09" calcext:value-type="float">
            <text:p>1.09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12" calcext:value-type="float">
            <text:p>239.12</text:p>
          </table:table-cell>
          <table:table-cell office:value-type="float" office:value="1623.73" calcext:value-type="float">
            <text:p>1623.73</text:p>
          </table:table-cell>
          <table:table-cell office:value-type="float" office:value="1933.81" calcext:value-type="float">
            <text:p>1933.81</text:p>
          </table:table-cell>
        </table:table-row>
        <table:table-row table:style-name="ro1">
          <table:table-cell office:value-type="float" office:value="24702724" calcext:value-type="float">
            <text:p>24702724</text:p>
          </table:table-cell>
          <table:table-cell table:formula="of:=[.A1546]/1000/(60*60*24)" office:value-type="time" office:time-value="PT06H51M42.724S" calcext:value-type="time">
            <text:p>06:51:43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1624.7" calcext:value-type="float">
            <text:p>1624.7</text:p>
          </table:table-cell>
          <table:table-cell office:value-type="float" office:value="1934.87" calcext:value-type="float">
            <text:p>1934.87</text:p>
          </table:table-cell>
        </table:table-row>
        <table:table-row table:style-name="ro1">
          <table:table-cell office:value-type="float" office:value="24718724" calcext:value-type="float">
            <text:p>24718724</text:p>
          </table:table-cell>
          <table:table-cell table:formula="of:=[.A1547]/1000/(60*60*24)" office:value-type="time" office:time-value="PT06H51M58.724S" calcext:value-type="time">
            <text:p>06:51:59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625.67" calcext:value-type="float">
            <text:p>1625.67</text:p>
          </table:table-cell>
          <table:table-cell office:value-type="float" office:value="1935.93" calcext:value-type="float">
            <text:p>1935.93</text:p>
          </table:table-cell>
        </table:table-row>
        <table:table-row table:style-name="ro1">
          <table:table-cell office:value-type="float" office:value="24734724" calcext:value-type="float">
            <text:p>24734724</text:p>
          </table:table-cell>
          <table:table-cell table:formula="of:=[.A1548]/1000/(60*60*24)" office:value-type="time" office:time-value="PT06H52M14.724S" calcext:value-type="time">
            <text:p>06:52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626.64" calcext:value-type="float">
            <text:p>1626.6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4750724" calcext:value-type="float">
            <text:p>24750724</text:p>
          </table:table-cell>
          <table:table-cell table:formula="of:=[.A1549]/1000/(60*60*24)" office:value-type="time" office:time-value="PT06H52M30.724S" calcext:value-type="time">
            <text:p>06:52:31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1938.06" calcext:value-type="float">
            <text:p>1938.06</text:p>
          </table:table-cell>
        </table:table-row>
        <table:table-row table:style-name="ro1">
          <table:table-cell office:value-type="float" office:value="24766724" calcext:value-type="float">
            <text:p>24766724</text:p>
          </table:table-cell>
          <table:table-cell table:formula="of:=[.A1550]/1000/(60*60*24)" office:value-type="time" office:time-value="PT06H52M46.724S" calcext:value-type="time">
            <text:p>06:52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628.58" calcext:value-type="float">
            <text:p>1628.58</text:p>
          </table:table-cell>
          <table:table-cell office:value-type="float" office:value="1939.12" calcext:value-type="float">
            <text:p>1939.12</text:p>
          </table:table-cell>
        </table:table-row>
        <table:table-row table:style-name="ro1">
          <table:table-cell office:value-type="float" office:value="24782724" calcext:value-type="float">
            <text:p>24782724</text:p>
          </table:table-cell>
          <table:table-cell table:formula="of:=[.A1551]/1000/(60*60*24)" office:value-type="time" office:time-value="PT06H53M02.724S" calcext:value-type="time">
            <text:p>06:53:03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629.55" calcext:value-type="float">
            <text:p>1629.55</text:p>
          </table:table-cell>
          <table:table-cell office:value-type="float" office:value="1940.18" calcext:value-type="float">
            <text:p>1940.18</text:p>
          </table:table-cell>
        </table:table-row>
        <table:table-row table:style-name="ro1">
          <table:table-cell office:value-type="float" office:value="24798724" calcext:value-type="float">
            <text:p>24798724</text:p>
          </table:table-cell>
          <table:table-cell table:formula="of:=[.A1552]/1000/(60*60*24)" office:value-type="time" office:time-value="PT06H53M18.724S" calcext:value-type="time">
            <text:p>06:53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630.52" calcext:value-type="float">
            <text:p>1630.52</text:p>
          </table:table-cell>
          <table:table-cell office:value-type="float" office:value="1941.24" calcext:value-type="float">
            <text:p>1941.24</text:p>
          </table:table-cell>
        </table:table-row>
        <table:table-row table:style-name="ro1">
          <table:table-cell office:value-type="float" office:value="24814724" calcext:value-type="float">
            <text:p>24814724</text:p>
          </table:table-cell>
          <table:table-cell table:formula="of:=[.A1553]/1000/(60*60*24)" office:value-type="time" office:time-value="PT06H53M34.724S" calcext:value-type="time">
            <text:p>06:53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631.49" calcext:value-type="float">
            <text:p>1631.49</text:p>
          </table:table-cell>
          <table:table-cell office:value-type="float" office:value="1942.3" calcext:value-type="float">
            <text:p>1942.3</text:p>
          </table:table-cell>
        </table:table-row>
        <table:table-row table:style-name="ro1">
          <table:table-cell office:value-type="float" office:value="24830724" calcext:value-type="float">
            <text:p>24830724</text:p>
          </table:table-cell>
          <table:table-cell table:formula="of:=[.A1554]/1000/(60*60*24)" office:value-type="time" office:time-value="PT06H53M50.724S" calcext:value-type="time">
            <text:p>06:53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632.45" calcext:value-type="float">
            <text:p>1632.45</text:p>
          </table:table-cell>
          <table:table-cell office:value-type="float" office:value="1943.35" calcext:value-type="float">
            <text:p>1943.35</text:p>
          </table:table-cell>
        </table:table-row>
        <table:table-row table:style-name="ro1">
          <table:table-cell office:value-type="float" office:value="24846724" calcext:value-type="float">
            <text:p>24846724</text:p>
          </table:table-cell>
          <table:table-cell table:formula="of:=[.A1555]/1000/(60*60*24)" office:value-type="time" office:time-value="PT06H54M06.724S" calcext:value-type="time">
            <text:p>06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7.35" calcext:value-type="float">
            <text:p>237.35</text:p>
          </table:table-cell>
          <table:table-cell office:value-type="float" office:value="1633.42" calcext:value-type="float">
            <text:p>1633.42</text:p>
          </table:table-cell>
          <table:table-cell office:value-type="float" office:value="1944.41" calcext:value-type="float">
            <text:p>1944.41</text:p>
          </table:table-cell>
        </table:table-row>
        <table:table-row table:style-name="ro1">
          <table:table-cell office:value-type="float" office:value="24862724" calcext:value-type="float">
            <text:p>24862724</text:p>
          </table:table-cell>
          <table:table-cell table:formula="of:=[.A1556]/1000/(60*60*24)" office:value-type="time" office:time-value="PT06H54M22.724S" calcext:value-type="time">
            <text:p>06:54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634.39" calcext:value-type="float">
            <text:p>1634.39</text:p>
          </table:table-cell>
          <table:table-cell office:value-type="float" office:value="1945.47" calcext:value-type="float">
            <text:p>1945.47</text:p>
          </table:table-cell>
        </table:table-row>
        <table:table-row table:style-name="ro1">
          <table:table-cell office:value-type="float" office:value="24878724" calcext:value-type="float">
            <text:p>24878724</text:p>
          </table:table-cell>
          <table:table-cell table:formula="of:=[.A1557]/1000/(60*60*24)" office:value-type="time" office:time-value="PT06H54M38.724S" calcext:value-type="time">
            <text:p>06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1635.36" calcext:value-type="float">
            <text:p>1635.36</text:p>
          </table:table-cell>
          <table:table-cell office:value-type="float" office:value="1946.52" calcext:value-type="float">
            <text:p>1946.52</text:p>
          </table:table-cell>
        </table:table-row>
        <table:table-row table:style-name="ro1">
          <table:table-cell office:value-type="float" office:value="24894724" calcext:value-type="float">
            <text:p>24894724</text:p>
          </table:table-cell>
          <table:table-cell table:formula="of:=[.A1558]/1000/(60*60*24)" office:value-type="time" office:time-value="PT06H54M54.724S" calcext:value-type="time">
            <text:p>06:54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636.32" calcext:value-type="float">
            <text:p>1636.32</text:p>
          </table:table-cell>
          <table:table-cell office:value-type="float" office:value="1947.57" calcext:value-type="float">
            <text:p>1947.57</text:p>
          </table:table-cell>
        </table:table-row>
        <table:table-row table:style-name="ro1">
          <table:table-cell office:value-type="float" office:value="24910724" calcext:value-type="float">
            <text:p>24910724</text:p>
          </table:table-cell>
          <table:table-cell table:formula="of:=[.A1559]/1000/(60*60*24)" office:value-type="time" office:time-value="PT06H55M10.724S" calcext:value-type="time">
            <text:p>06:55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637.29" calcext:value-type="float">
            <text:p>1637.29</text:p>
          </table:table-cell>
          <table:table-cell office:value-type="float" office:value="1948.63" calcext:value-type="float">
            <text:p>1948.63</text:p>
          </table:table-cell>
        </table:table-row>
        <table:table-row table:style-name="ro1">
          <table:table-cell office:value-type="float" office:value="24926724" calcext:value-type="float">
            <text:p>24926724</text:p>
          </table:table-cell>
          <table:table-cell table:formula="of:=[.A1560]/1000/(60*60*24)" office:value-type="time" office:time-value="PT06H55M26.724S" calcext:value-type="time">
            <text:p>06:55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638.26" calcext:value-type="float">
            <text:p>1638.26</text:p>
          </table:table-cell>
          <table:table-cell office:value-type="float" office:value="1949.68" calcext:value-type="float">
            <text:p>1949.68</text:p>
          </table:table-cell>
        </table:table-row>
        <table:table-row table:style-name="ro1">
          <table:table-cell office:value-type="float" office:value="24942724" calcext:value-type="float">
            <text:p>24942724</text:p>
          </table:table-cell>
          <table:table-cell table:formula="of:=[.A1561]/1000/(60*60*24)" office:value-type="time" office:time-value="PT06H55M42.724S" calcext:value-type="time">
            <text:p>06:55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639.22" calcext:value-type="float">
            <text:p>1639.22</text:p>
          </table:table-cell>
          <table:table-cell office:value-type="float" office:value="1950.73" calcext:value-type="float">
            <text:p>1950.73</text:p>
          </table:table-cell>
        </table:table-row>
        <table:table-row table:style-name="ro1">
          <table:table-cell office:value-type="float" office:value="24958724" calcext:value-type="float">
            <text:p>24958724</text:p>
          </table:table-cell>
          <table:table-cell table:formula="of:=[.A1562]/1000/(60*60*24)" office:value-type="time" office:time-value="PT06H55M58.724S" calcext:value-type="time">
            <text:p>06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640.19" calcext:value-type="float">
            <text:p>1640.19</text:p>
          </table:table-cell>
          <table:table-cell office:value-type="float" office:value="1951.78" calcext:value-type="float">
            <text:p>1951.78</text:p>
          </table:table-cell>
        </table:table-row>
        <table:table-row table:style-name="ro1">
          <table:table-cell office:value-type="float" office:value="24974724" calcext:value-type="float">
            <text:p>24974724</text:p>
          </table:table-cell>
          <table:table-cell table:formula="of:=[.A1563]/1000/(60*60*24)" office:value-type="time" office:time-value="PT06H56M14.724S" calcext:value-type="time">
            <text:p>06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7" calcext:value-type="float">
            <text:p>236.57</text:p>
          </table:table-cell>
          <table:table-cell office:value-type="float" office:value="1641.15" calcext:value-type="float">
            <text:p>1641.15</text:p>
          </table:table-cell>
          <table:table-cell office:value-type="float" office:value="1952.84" calcext:value-type="float">
            <text:p>1952.84</text:p>
          </table:table-cell>
        </table:table-row>
        <table:table-row table:style-name="ro1">
          <table:table-cell office:value-type="float" office:value="24990724" calcext:value-type="float">
            <text:p>24990724</text:p>
          </table:table-cell>
          <table:table-cell table:formula="of:=[.A1564]/1000/(60*60*24)" office:value-type="time" office:time-value="PT06H56M30.724S" calcext:value-type="time">
            <text:p>06:56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59" calcext:value-type="float">
            <text:p>235.59</text:p>
          </table:table-cell>
          <table:table-cell office:value-type="float" office:value="1642.12" calcext:value-type="float">
            <text:p>1642.12</text:p>
          </table:table-cell>
          <table:table-cell office:value-type="float" office:value="1953.88" calcext:value-type="float">
            <text:p>1953.88</text:p>
          </table:table-cell>
        </table:table-row>
        <table:table-row table:style-name="ro1">
          <table:table-cell office:value-type="float" office:value="25006724" calcext:value-type="float">
            <text:p>25006724</text:p>
          </table:table-cell>
          <table:table-cell table:formula="of:=[.A1565]/1000/(60*60*24)" office:value-type="time" office:time-value="PT06H56M46.724S" calcext:value-type="time">
            <text:p>06:56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59" calcext:value-type="float">
            <text:p>235.59</text:p>
          </table:table-cell>
          <table:table-cell office:value-type="float" office:value="1643.08" calcext:value-type="float">
            <text:p>1643.08</text:p>
          </table:table-cell>
          <table:table-cell office:value-type="float" office:value="1954.93" calcext:value-type="float">
            <text:p>1954.93</text:p>
          </table:table-cell>
        </table:table-row>
        <table:table-row table:style-name="ro1">
          <table:table-cell office:value-type="float" office:value="25022724" calcext:value-type="float">
            <text:p>25022724</text:p>
          </table:table-cell>
          <table:table-cell table:formula="of:=[.A1566]/1000/(60*60*24)" office:value-type="time" office:time-value="PT06H57M02.724S" calcext:value-type="time">
            <text:p>06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644.04" calcext:value-type="float">
            <text:p>1644.04</text:p>
          </table:table-cell>
          <table:table-cell office:value-type="float" office:value="1955.98" calcext:value-type="float">
            <text:p>1955.98</text:p>
          </table:table-cell>
        </table:table-row>
        <table:table-row table:style-name="ro1">
          <table:table-cell office:value-type="float" office:value="25038724" calcext:value-type="float">
            <text:p>25038724</text:p>
          </table:table-cell>
          <table:table-cell table:formula="of:=[.A1567]/1000/(60*60*24)" office:value-type="time" office:time-value="PT06H57M18.724S" calcext:value-type="time">
            <text:p>06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645.01" calcext:value-type="float">
            <text:p>1645.01</text:p>
          </table:table-cell>
          <table:table-cell office:value-type="float" office:value="1957.03" calcext:value-type="float">
            <text:p>1957.03</text:p>
          </table:table-cell>
        </table:table-row>
        <table:table-row table:style-name="ro1">
          <table:table-cell office:value-type="float" office:value="25054724" calcext:value-type="float">
            <text:p>25054724</text:p>
          </table:table-cell>
          <table:table-cell table:formula="of:=[.A1568]/1000/(60*60*24)" office:value-type="time" office:time-value="PT06H57M34.724S" calcext:value-type="time">
            <text:p>06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1645.97" calcext:value-type="float">
            <text:p>1645.97</text:p>
          </table:table-cell>
          <table:table-cell office:value-type="float" office:value="1958.07" calcext:value-type="float">
            <text:p>1958.07</text:p>
          </table:table-cell>
        </table:table-row>
        <table:table-row table:style-name="ro1">
          <table:table-cell office:value-type="float" office:value="25070724" calcext:value-type="float">
            <text:p>25070724</text:p>
          </table:table-cell>
          <table:table-cell table:formula="of:=[.A1569]/1000/(60*60*24)" office:value-type="time" office:time-value="PT06H57M50.724S" calcext:value-type="time">
            <text:p>06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646.93" calcext:value-type="float">
            <text:p>1646.93</text:p>
          </table:table-cell>
          <table:table-cell office:value-type="float" office:value="1959.12" calcext:value-type="float">
            <text:p>1959.12</text:p>
          </table:table-cell>
        </table:table-row>
        <table:table-row table:style-name="ro1">
          <table:table-cell office:value-type="float" office:value="25086724" calcext:value-type="float">
            <text:p>25086724</text:p>
          </table:table-cell>
          <table:table-cell table:formula="of:=[.A1570]/1000/(60*60*24)" office:value-type="time" office:time-value="PT06H58M06.724S" calcext:value-type="time">
            <text:p>06:58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647.9" calcext:value-type="float">
            <text:p>1647.9</text:p>
          </table:table-cell>
          <table:table-cell office:value-type="float" office:value="1960.16" calcext:value-type="float">
            <text:p>1960.16</text:p>
          </table:table-cell>
        </table:table-row>
        <table:table-row table:style-name="ro1">
          <table:table-cell office:value-type="float" office:value="25102724" calcext:value-type="float">
            <text:p>25102724</text:p>
          </table:table-cell>
          <table:table-cell table:formula="of:=[.A1571]/1000/(60*60*24)" office:value-type="time" office:time-value="PT06H58M22.724S" calcext:value-type="time">
            <text:p>06:5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648.86" calcext:value-type="float">
            <text:p>1648.86</text:p>
          </table:table-cell>
          <table:table-cell office:value-type="float" office:value="1961.2" calcext:value-type="float">
            <text:p>1961.2</text:p>
          </table:table-cell>
        </table:table-row>
        <table:table-row table:style-name="ro1">
          <table:table-cell office:value-type="float" office:value="25118724" calcext:value-type="float">
            <text:p>25118724</text:p>
          </table:table-cell>
          <table:table-cell table:formula="of:=[.A1572]/1000/(60*60*24)" office:value-type="time" office:time-value="PT06H58M38.724S" calcext:value-type="time">
            <text:p>06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649.82" calcext:value-type="float">
            <text:p>1649.82</text:p>
          </table:table-cell>
          <table:table-cell office:value-type="float" office:value="1962.24" calcext:value-type="float">
            <text:p>1962.24</text:p>
          </table:table-cell>
        </table:table-row>
        <table:table-row table:style-name="ro1">
          <table:table-cell office:value-type="float" office:value="25134724" calcext:value-type="float">
            <text:p>25134724</text:p>
          </table:table-cell>
          <table:table-cell table:formula="of:=[.A1573]/1000/(60*60*24)" office:value-type="time" office:time-value="PT06H58M54.724S" calcext:value-type="time">
            <text:p>06:58:55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4" calcext:value-type="float">
            <text:p>233.84</text:p>
          </table:table-cell>
          <table:table-cell office:value-type="float" office:value="1650.78" calcext:value-type="float">
            <text:p>1650.78</text:p>
          </table:table-cell>
          <table:table-cell office:value-type="float" office:value="1963.29" calcext:value-type="float">
            <text:p>1963.29</text:p>
          </table:table-cell>
        </table:table-row>
        <table:table-row table:style-name="ro1">
          <table:table-cell office:value-type="float" office:value="25150724" calcext:value-type="float">
            <text:p>25150724</text:p>
          </table:table-cell>
          <table:table-cell table:formula="of:=[.A1574]/1000/(60*60*24)" office:value-type="time" office:time-value="PT06H59M10.724S" calcext:value-type="time">
            <text:p>06:59:11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1651.74" calcext:value-type="float">
            <text:p>1651.74</text:p>
          </table:table-cell>
          <table:table-cell office:value-type="float" office:value="1964.33" calcext:value-type="float">
            <text:p>1964.33</text:p>
          </table:table-cell>
        </table:table-row>
        <table:table-row table:style-name="ro1">
          <table:table-cell office:value-type="float" office:value="25166724" calcext:value-type="float">
            <text:p>25166724</text:p>
          </table:table-cell>
          <table:table-cell table:formula="of:=[.A1575]/1000/(60*60*24)" office:value-type="time" office:time-value="PT06H59M26.724S" calcext:value-type="time">
            <text:p>06:59:27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2" calcext:value-type="float">
            <text:p>233.62</text:p>
          </table:table-cell>
          <table:table-cell office:value-type="float" office:value="1652.7" calcext:value-type="float">
            <text:p>1652.7</text:p>
          </table:table-cell>
          <table:table-cell office:value-type="float" office:value="1965.36" calcext:value-type="float">
            <text:p>1965.36</text:p>
          </table:table-cell>
        </table:table-row>
        <table:table-row table:style-name="ro1">
          <table:table-cell office:value-type="float" office:value="25182724" calcext:value-type="float">
            <text:p>25182724</text:p>
          </table:table-cell>
          <table:table-cell table:formula="of:=[.A1576]/1000/(60*60*24)" office:value-type="time" office:time-value="PT06H59M42.724S" calcext:value-type="time">
            <text:p>06:59:43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1" calcext:value-type="float">
            <text:p>233.51</text:p>
          </table:table-cell>
          <table:table-cell office:value-type="float" office:value="1653.66" calcext:value-type="float">
            <text:p>1653.66</text:p>
          </table:table-cell>
          <table:table-cell office:value-type="float" office:value="1966.4" calcext:value-type="float">
            <text:p>1966.4</text:p>
          </table:table-cell>
        </table:table-row>
        <table:table-row table:style-name="ro1">
          <table:table-cell office:value-type="float" office:value="25198724" calcext:value-type="float">
            <text:p>25198724</text:p>
          </table:table-cell>
          <table:table-cell table:formula="of:=[.A1577]/1000/(60*60*24)" office:value-type="time" office:time-value="PT06H59M58.724S" calcext:value-type="time">
            <text:p>06:59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3" calcext:value-type="float">
            <text:p>233.3</text:p>
          </table:table-cell>
          <table:table-cell office:value-type="float" office:value="1654.62" calcext:value-type="float">
            <text:p>1654.62</text:p>
          </table:table-cell>
          <table:table-cell office:value-type="float" office:value="1967.44" calcext:value-type="float">
            <text:p>1967.44</text:p>
          </table:table-cell>
        </table:table-row>
        <table:table-row table:style-name="ro1">
          <table:table-cell office:value-type="float" office:value="25214724" calcext:value-type="float">
            <text:p>25214724</text:p>
          </table:table-cell>
          <table:table-cell table:formula="of:=[.A1578]/1000/(60*60*24)" office:value-type="time" office:time-value="PT07H00M14.724S" calcext:value-type="time">
            <text:p>07:00:15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9" calcext:value-type="float">
            <text:p>233.19</text:p>
          </table:table-cell>
          <table:table-cell office:value-type="float" office:value="1655.58" calcext:value-type="float">
            <text:p>1655.58</text:p>
          </table:table-cell>
          <table:table-cell office:value-type="float" office:value="1968.48" calcext:value-type="float">
            <text:p>1968.48</text:p>
          </table:table-cell>
        </table:table-row>
        <table:table-row table:style-name="ro1">
          <table:table-cell office:value-type="float" office:value="25230724" calcext:value-type="float">
            <text:p>25230724</text:p>
          </table:table-cell>
          <table:table-cell table:formula="of:=[.A1579]/1000/(60*60*24)" office:value-type="time" office:time-value="PT07H00M30.724S" calcext:value-type="time">
            <text:p>07:00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2.21" calcext:value-type="float">
            <text:p>232.21</text:p>
          </table:table-cell>
          <table:table-cell office:value-type="float" office:value="1656.54" calcext:value-type="float">
            <text:p>1656.54</text:p>
          </table:table-cell>
          <table:table-cell office:value-type="float" office:value="1969.51" calcext:value-type="float">
            <text:p>1969.51</text:p>
          </table:table-cell>
        </table:table-row>
        <table:table-row table:style-name="ro1">
          <table:table-cell office:value-type="float" office:value="25246724" calcext:value-type="float">
            <text:p>25246724</text:p>
          </table:table-cell>
          <table:table-cell table:formula="of:=[.A1580]/1000/(60*60*24)" office:value-type="time" office:time-value="PT07H00M46.724S" calcext:value-type="time">
            <text:p>07:00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1657.49" calcext:value-type="float">
            <text:p>1657.49</text:p>
          </table:table-cell>
          <table:table-cell office:value-type="float" office:value="1970.55" calcext:value-type="float">
            <text:p>1970.55</text:p>
          </table:table-cell>
        </table:table-row>
        <table:table-row table:style-name="ro1">
          <table:table-cell office:value-type="float" office:value="25262724" calcext:value-type="float">
            <text:p>25262724</text:p>
          </table:table-cell>
          <table:table-cell table:formula="of:=[.A1581]/1000/(60*60*24)" office:value-type="time" office:time-value="PT07H01M02.724S" calcext:value-type="time">
            <text:p>07:01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1658.45" calcext:value-type="float">
            <text:p>1658.45</text:p>
          </table:table-cell>
          <table:table-cell office:value-type="float" office:value="1971.58" calcext:value-type="float">
            <text:p>1971.58</text:p>
          </table:table-cell>
        </table:table-row>
        <table:table-row table:style-name="ro1">
          <table:table-cell office:value-type="float" office:value="25278724" calcext:value-type="float">
            <text:p>25278724</text:p>
          </table:table-cell>
          <table:table-cell table:formula="of:=[.A1582]/1000/(60*60*24)" office:value-type="time" office:time-value="PT07H01M18.724S" calcext:value-type="time">
            <text:p>07:01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1659.41" calcext:value-type="float">
            <text:p>1659.41</text:p>
          </table:table-cell>
          <table:table-cell office:value-type="float" office:value="1972.61" calcext:value-type="float">
            <text:p>1972.61</text:p>
          </table:table-cell>
        </table:table-row>
        <table:table-row table:style-name="ro1">
          <table:table-cell office:value-type="float" office:value="25294723" calcext:value-type="float">
            <text:p>25294723</text:p>
          </table:table-cell>
          <table:table-cell table:formula="of:=[.A1583]/1000/(60*60*24)" office:value-type="time" office:time-value="PT07H01M34.723S" calcext:value-type="time">
            <text:p>07:01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1660.36" calcext:value-type="float">
            <text:p>1660.36</text:p>
          </table:table-cell>
          <table:table-cell office:value-type="float" office:value="1973.64" calcext:value-type="float">
            <text:p>1973.64</text:p>
          </table:table-cell>
        </table:table-row>
        <table:table-row table:style-name="ro1">
          <table:table-cell office:value-type="float" office:value="25310724" calcext:value-type="float">
            <text:p>25310724</text:p>
          </table:table-cell>
          <table:table-cell table:formula="of:=[.A1584]/1000/(60*60*24)" office:value-type="time" office:time-value="PT07H01M50.724S" calcext:value-type="time">
            <text:p>07:01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1661.32" calcext:value-type="float">
            <text:p>1661.32</text:p>
          </table:table-cell>
          <table:table-cell office:value-type="float" office:value="1974.67" calcext:value-type="float">
            <text:p>1974.67</text:p>
          </table:table-cell>
        </table:table-row>
        <table:table-row table:style-name="ro1">
          <table:table-cell office:value-type="float" office:value="25326724" calcext:value-type="float">
            <text:p>25326724</text:p>
          </table:table-cell>
          <table:table-cell table:formula="of:=[.A1585]/1000/(60*60*24)" office:value-type="time" office:time-value="PT07H02M06.724S" calcext:value-type="time">
            <text:p>07:02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1662.27" calcext:value-type="float">
            <text:p>1662.27</text:p>
          </table:table-cell>
          <table:table-cell office:value-type="float" office:value="1975.7" calcext:value-type="float">
            <text:p>1975.7</text:p>
          </table:table-cell>
        </table:table-row>
        <table:table-row table:style-name="ro1">
          <table:table-cell office:value-type="float" office:value="25342724" calcext:value-type="float">
            <text:p>25342724</text:p>
          </table:table-cell>
          <table:table-cell table:formula="of:=[.A1586]/1000/(60*60*24)" office:value-type="time" office:time-value="PT07H02M22.724S" calcext:value-type="time">
            <text:p>07:02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1663.23" calcext:value-type="float">
            <text:p>1663.23</text:p>
          </table:table-cell>
          <table:table-cell office:value-type="float" office:value="1976.73" calcext:value-type="float">
            <text:p>1976.73</text:p>
          </table:table-cell>
        </table:table-row>
        <table:table-row table:style-name="ro1">
          <table:table-cell office:value-type="float" office:value="25358724" calcext:value-type="float">
            <text:p>25358724</text:p>
          </table:table-cell>
          <table:table-cell table:formula="of:=[.A1587]/1000/(60*60*24)" office:value-type="time" office:time-value="PT07H02M38.724S" calcext:value-type="time">
            <text:p>07:02:39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1664.18" calcext:value-type="float">
            <text:p>1664.18</text:p>
          </table:table-cell>
          <table:table-cell office:value-type="float" office:value="1977.76" calcext:value-type="float">
            <text:p>1977.76</text:p>
          </table:table-cell>
        </table:table-row>
        <table:table-row table:style-name="ro1">
          <table:table-cell office:value-type="float" office:value="25374724" calcext:value-type="float">
            <text:p>25374724</text:p>
          </table:table-cell>
          <table:table-cell table:formula="of:=[.A1588]/1000/(60*60*24)" office:value-type="time" office:time-value="PT07H02M54.724S" calcext:value-type="time">
            <text:p>07:02:55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1665.14" calcext:value-type="float">
            <text:p>1665.14</text:p>
          </table:table-cell>
          <table:table-cell office:value-type="float" office:value="1978.79" calcext:value-type="float">
            <text:p>1978.79</text:p>
          </table:table-cell>
        </table:table-row>
        <table:table-row table:style-name="ro1">
          <table:table-cell office:value-type="float" office:value="25390724" calcext:value-type="float">
            <text:p>25390724</text:p>
          </table:table-cell>
          <table:table-cell table:formula="of:=[.A1589]/1000/(60*60*24)" office:value-type="time" office:time-value="PT07H03M10.724S" calcext:value-type="time">
            <text:p>07:03:11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1666.09" calcext:value-type="float">
            <text:p>1666.09</text:p>
          </table:table-cell>
          <table:table-cell office:value-type="float" office:value="1979.81" calcext:value-type="float">
            <text:p>1979.81</text:p>
          </table:table-cell>
        </table:table-row>
        <table:table-row table:style-name="ro1">
          <table:table-cell office:value-type="float" office:value="25406724" calcext:value-type="float">
            <text:p>25406724</text:p>
          </table:table-cell>
          <table:table-cell table:formula="of:=[.A1590]/1000/(60*60*24)" office:value-type="time" office:time-value="PT07H03M26.724S" calcext:value-type="time">
            <text:p>07:03:27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1667.05" calcext:value-type="float">
            <text:p>1667.05</text:p>
          </table:table-cell>
          <table:table-cell office:value-type="float" office:value="1980.84" calcext:value-type="float">
            <text:p>1980.84</text:p>
          </table:table-cell>
        </table:table-row>
        <table:table-row table:style-name="ro1">
          <table:table-cell office:value-type="float" office:value="25422724" calcext:value-type="float">
            <text:p>25422724</text:p>
          </table:table-cell>
          <table:table-cell table:formula="of:=[.A1591]/1000/(60*60*24)" office:value-type="time" office:time-value="PT07H03M42.724S" calcext:value-type="time">
            <text:p>07:03:43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1668" calcext:value-type="float">
            <text:p>1668</text:p>
          </table:table-cell>
          <table:table-cell office:value-type="float" office:value="1981.86" calcext:value-type="float">
            <text:p>1981.86</text:p>
          </table:table-cell>
        </table:table-row>
        <table:table-row table:style-name="ro1">
          <table:table-cell office:value-type="float" office:value="25438724" calcext:value-type="float">
            <text:p>25438724</text:p>
          </table:table-cell>
          <table:table-cell table:formula="of:=[.A1592]/1000/(60*60*24)" office:value-type="time" office:time-value="PT07H03M58.724S" calcext:value-type="time">
            <text:p>07:03:59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1668.95" calcext:value-type="float">
            <text:p>1668.95</text:p>
          </table:table-cell>
          <table:table-cell office:value-type="float" office:value="1982.88" calcext:value-type="float">
            <text:p>1982.88</text:p>
          </table:table-cell>
        </table:table-row>
        <table:table-row table:style-name="ro1">
          <table:table-cell office:value-type="float" office:value="25454724" calcext:value-type="float">
            <text:p>25454724</text:p>
          </table:table-cell>
          <table:table-cell table:formula="of:=[.A1593]/1000/(60*60*24)" office:value-type="time" office:time-value="PT07H04M14.724S" calcext:value-type="time">
            <text:p>07:04:15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1669.9" calcext:value-type="float">
            <text:p>1669.9</text:p>
          </table:table-cell>
          <table:table-cell office:value-type="float" office:value="1983.9" calcext:value-type="float">
            <text:p>1983.9</text:p>
          </table:table-cell>
        </table:table-row>
        <table:table-row table:style-name="ro1">
          <table:table-cell office:value-type="float" office:value="25470724" calcext:value-type="float">
            <text:p>25470724</text:p>
          </table:table-cell>
          <table:table-cell table:formula="of:=[.A1594]/1000/(60*60*24)" office:value-type="time" office:time-value="PT07H04M30.724S" calcext:value-type="time">
            <text:p>07:04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1670.85" calcext:value-type="float">
            <text:p>1670.85</text:p>
          </table:table-cell>
          <table:table-cell office:value-type="float" office:value="1984.92" calcext:value-type="float">
            <text:p>1984.92</text:p>
          </table:table-cell>
        </table:table-row>
        <table:table-row table:style-name="ro1">
          <table:table-cell office:value-type="float" office:value="25486724" calcext:value-type="float">
            <text:p>25486724</text:p>
          </table:table-cell>
          <table:table-cell table:formula="of:=[.A1595]/1000/(60*60*24)" office:value-type="time" office:time-value="PT07H04M46.724S" calcext:value-type="time">
            <text:p>07:04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1671.8" calcext:value-type="float">
            <text:p>1671.8</text:p>
          </table:table-cell>
          <table:table-cell office:value-type="float" office:value="1985.94" calcext:value-type="float">
            <text:p>1985.94</text:p>
          </table:table-cell>
        </table:table-row>
        <table:table-row table:style-name="ro1">
          <table:table-cell office:value-type="float" office:value="25502724" calcext:value-type="float">
            <text:p>25502724</text:p>
          </table:table-cell>
          <table:table-cell table:formula="of:=[.A1596]/1000/(60*60*24)" office:value-type="time" office:time-value="PT07H05M02.724S" calcext:value-type="time">
            <text:p>07:05:03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2" calcext:value-type="float">
            <text:p>228.42</text:p>
          </table:table-cell>
          <table:table-cell office:value-type="float" office:value="1672.75" calcext:value-type="float">
            <text:p>1672.75</text:p>
          </table:table-cell>
          <table:table-cell office:value-type="float" office:value="1986.96" calcext:value-type="float">
            <text:p>1986.96</text:p>
          </table:table-cell>
        </table:table-row>
        <table:table-row table:style-name="ro1">
          <table:table-cell office:value-type="float" office:value="25518724" calcext:value-type="float">
            <text:p>25518724</text:p>
          </table:table-cell>
          <table:table-cell table:formula="of:=[.A1597]/1000/(60*60*24)" office:value-type="time" office:time-value="PT07H05M18.724S" calcext:value-type="time">
            <text:p>07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2" calcext:value-type="float">
            <text:p>228.42</text:p>
          </table:table-cell>
          <table:table-cell office:value-type="float" office:value="1673.7" calcext:value-type="float">
            <text:p>1673.7</text:p>
          </table:table-cell>
          <table:table-cell office:value-type="float" office:value="1987.97" calcext:value-type="float">
            <text:p>1987.97</text:p>
          </table:table-cell>
        </table:table-row>
        <table:table-row table:style-name="ro1">
          <table:table-cell office:value-type="float" office:value="25534724" calcext:value-type="float">
            <text:p>25534724</text:p>
          </table:table-cell>
          <table:table-cell table:formula="of:=[.A1598]/1000/(60*60*24)" office:value-type="time" office:time-value="PT07H05M34.724S" calcext:value-type="time">
            <text:p>07:05:35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1" calcext:value-type="float">
            <text:p>228.31</text:p>
          </table:table-cell>
          <table:table-cell office:value-type="float" office:value="1674.65" calcext:value-type="float">
            <text:p>1674.65</text:p>
          </table:table-cell>
          <table:table-cell office:value-type="float" office:value="1988.99" calcext:value-type="float">
            <text:p>1988.99</text:p>
          </table:table-cell>
        </table:table-row>
        <table:table-row table:style-name="ro1">
          <table:table-cell office:value-type="float" office:value="25550724" calcext:value-type="float">
            <text:p>25550724</text:p>
          </table:table-cell>
          <table:table-cell table:formula="of:=[.A1599]/1000/(60*60*24)" office:value-type="time" office:time-value="PT07H05M50.724S" calcext:value-type="time">
            <text:p>07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1675.6" calcext:value-type="float">
            <text:p>1675.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5566724" calcext:value-type="float">
            <text:p>25566724</text:p>
          </table:table-cell>
          <table:table-cell table:formula="of:=[.A1600]/1000/(60*60*24)" office:value-type="time" office:time-value="PT07H06M06.724S" calcext:value-type="time">
            <text:p>07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13" calcext:value-type="float">
            <text:p>227.13</text:p>
          </table:table-cell>
          <table:table-cell office:value-type="float" office:value="1676.55" calcext:value-type="float">
            <text:p>1676.55</text:p>
          </table:table-cell>
          <table:table-cell office:value-type="float" office:value="1991.01" calcext:value-type="float">
            <text:p>1991.01</text:p>
          </table:table-cell>
        </table:table-row>
        <table:table-row table:style-name="ro1">
          <table:table-cell office:value-type="float" office:value="25582723" calcext:value-type="float">
            <text:p>25582723</text:p>
          </table:table-cell>
          <table:table-cell table:formula="of:=[.A1601]/1000/(60*60*24)" office:value-type="time" office:time-value="PT07H06M22.723S" calcext:value-type="time">
            <text:p>07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677.5" calcext:value-type="float">
            <text:p>1677.5</text:p>
          </table:table-cell>
          <table:table-cell office:value-type="float" office:value="1992.03" calcext:value-type="float">
            <text:p>1992.03</text:p>
          </table:table-cell>
        </table:table-row>
        <table:table-row table:style-name="ro1">
          <table:table-cell office:value-type="float" office:value="25598724" calcext:value-type="float">
            <text:p>25598724</text:p>
          </table:table-cell>
          <table:table-cell table:formula="of:=[.A1602]/1000/(60*60*24)" office:value-type="time" office:time-value="PT07H06M38.724S" calcext:value-type="time">
            <text:p>07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1678.44" calcext:value-type="float">
            <text:p>1678.44</text:p>
          </table:table-cell>
          <table:table-cell office:value-type="float" office:value="1993.04" calcext:value-type="float">
            <text:p>1993.04</text:p>
          </table:table-cell>
        </table:table-row>
        <table:table-row table:style-name="ro1">
          <table:table-cell office:value-type="float" office:value="25614724" calcext:value-type="float">
            <text:p>25614724</text:p>
          </table:table-cell>
          <table:table-cell table:formula="of:=[.A1603]/1000/(60*60*24)" office:value-type="time" office:time-value="PT07H06M54.724S" calcext:value-type="time">
            <text:p>07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1679.39" calcext:value-type="float">
            <text:p>1679.39</text:p>
          </table:table-cell>
          <table:table-cell office:value-type="float" office:value="1994.05" calcext:value-type="float">
            <text:p>1994.05</text:p>
          </table:table-cell>
        </table:table-row>
        <table:table-row table:style-name="ro1">
          <table:table-cell office:value-type="float" office:value="25630723" calcext:value-type="float">
            <text:p>25630723</text:p>
          </table:table-cell>
          <table:table-cell table:formula="of:=[.A1604]/1000/(60*60*24)" office:value-type="time" office:time-value="PT07H07M10.723S" calcext:value-type="time">
            <text:p>07:07:11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1680.33" calcext:value-type="float">
            <text:p>1680.33</text:p>
          </table:table-cell>
          <table:table-cell office:value-type="float" office:value="1995.05" calcext:value-type="float">
            <text:p>1995.05</text:p>
          </table:table-cell>
        </table:table-row>
        <table:table-row table:style-name="ro1">
          <table:table-cell office:value-type="float" office:value="25646724" calcext:value-type="float">
            <text:p>25646724</text:p>
          </table:table-cell>
          <table:table-cell table:formula="of:=[.A1605]/1000/(60*60*24)" office:value-type="time" office:time-value="PT07H07M26.724S" calcext:value-type="time">
            <text:p>07:07:27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6.37" calcext:value-type="float">
            <text:p>226.37</text:p>
          </table:table-cell>
          <table:table-cell office:value-type="float" office:value="1681.28" calcext:value-type="float">
            <text:p>1681.28</text:p>
          </table:table-cell>
          <table:table-cell office:value-type="float" office:value="1996.06" calcext:value-type="float">
            <text:p>1996.06</text:p>
          </table:table-cell>
        </table:table-row>
        <table:table-row table:style-name="ro1">
          <table:table-cell office:value-type="float" office:value="25662724" calcext:value-type="float">
            <text:p>25662724</text:p>
          </table:table-cell>
          <table:table-cell table:formula="of:=[.A1606]/1000/(60*60*24)" office:value-type="time" office:time-value="PT07H07M42.724S" calcext:value-type="time">
            <text:p>07:07:43</text:p>
          </table:table-cell>
          <table:table-cell office:value-type="float" office:value="1.06" calcext:value-type="float">
            <text:p>1.06</text:p>
          </table:table-cell>
          <table:table-cell office:value-type="float" office:value="212.4" calcext:value-type="float">
            <text:p>212.4</text:p>
          </table:table-cell>
          <table:table-cell office:value-type="float" office:value="225.41" calcext:value-type="float">
            <text:p>225.41</text:p>
          </table:table-cell>
          <table:table-cell office:value-type="float" office:value="1682.22" calcext:value-type="float">
            <text:p>1682.22</text:p>
          </table:table-cell>
          <table:table-cell office:value-type="float" office:value="1997.07" calcext:value-type="float">
            <text:p>1997.07</text:p>
          </table:table-cell>
        </table:table-row>
        <table:table-row table:style-name="ro1">
          <table:table-cell office:value-type="float" office:value="25678724" calcext:value-type="float">
            <text:p>25678724</text:p>
          </table:table-cell>
          <table:table-cell table:formula="of:=[.A1607]/1000/(60*60*24)" office:value-type="time" office:time-value="PT07H07M58.724S" calcext:value-type="time">
            <text:p>07:07:59</text:p>
          </table:table-cell>
          <table:table-cell office:value-type="float" office:value="1.06" calcext:value-type="float">
            <text:p>1.06</text:p>
          </table:table-cell>
          <table:table-cell office:value-type="float" office:value="212.3" calcext:value-type="float">
            <text:p>212.3</text:p>
          </table:table-cell>
          <table:table-cell office:value-type="float" office:value="225.3" calcext:value-type="float">
            <text:p>225.3</text:p>
          </table:table-cell>
          <table:table-cell office:value-type="float" office:value="1683.17" calcext:value-type="float">
            <text:p>1683.17</text:p>
          </table:table-cell>
          <table:table-cell office:value-type="float" office:value="1998.07" calcext:value-type="float">
            <text:p>1998.07</text:p>
          </table:table-cell>
        </table:table-row>
        <table:table-row table:style-name="ro1">
          <table:table-cell office:value-type="float" office:value="25694724" calcext:value-type="float">
            <text:p>25694724</text:p>
          </table:table-cell>
          <table:table-cell table:formula="of:=[.A1608]/1000/(60*60*24)" office:value-type="time" office:time-value="PT07H08M14.724S" calcext:value-type="time">
            <text:p>07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1684.11" calcext:value-type="float">
            <text:p>1684.11</text:p>
          </table:table-cell>
          <table:table-cell office:value-type="float" office:value="1999.07" calcext:value-type="float">
            <text:p>1999.07</text:p>
          </table:table-cell>
        </table:table-row>
        <table:table-row table:style-name="ro1">
          <table:table-cell office:value-type="float" office:value="25710724" calcext:value-type="float">
            <text:p>25710724</text:p>
          </table:table-cell>
          <table:table-cell table:formula="of:=[.A1609]/1000/(60*60*24)" office:value-type="time" office:time-value="PT07H08M30.724S" calcext:value-type="time">
            <text:p>07:08:31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1685.05" calcext:value-type="float">
            <text:p>1685.05</text:p>
          </table:table-cell>
          <table:table-cell office:value-type="float" office:value="2000.07" calcext:value-type="float">
            <text:p>2000.07</text:p>
          </table:table-cell>
        </table:table-row>
        <table:table-row table:style-name="ro1">
          <table:table-cell office:value-type="float" office:value="25726724" calcext:value-type="float">
            <text:p>25726724</text:p>
          </table:table-cell>
          <table:table-cell table:formula="of:=[.A1610]/1000/(60*60*24)" office:value-type="time" office:time-value="PT07H08M46.724S" calcext:value-type="time">
            <text:p>07:08:47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1686" calcext:value-type="float">
            <text:p>1686</text:p>
          </table:table-cell>
          <table:table-cell office:value-type="float" office:value="2001.07" calcext:value-type="float">
            <text:p>2001.07</text:p>
          </table:table-cell>
        </table:table-row>
        <table:table-row table:style-name="ro1">
          <table:table-cell office:value-type="float" office:value="25742724" calcext:value-type="float">
            <text:p>25742724</text:p>
          </table:table-cell>
          <table:table-cell table:formula="of:=[.A1611]/1000/(60*60*24)" office:value-type="time" office:time-value="PT07H09M02.724S" calcext:value-type="time">
            <text:p>07:09:03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1686.94" calcext:value-type="float">
            <text:p>1686.94</text:p>
          </table:table-cell>
          <table:table-cell office:value-type="float" office:value="2002.07" calcext:value-type="float">
            <text:p>2002.07</text:p>
          </table:table-cell>
        </table:table-row>
        <table:table-row table:style-name="ro1">
          <table:table-cell office:value-type="float" office:value="25758724" calcext:value-type="float">
            <text:p>25758724</text:p>
          </table:table-cell>
          <table:table-cell table:formula="of:=[.A1612]/1000/(60*60*24)" office:value-type="time" office:time-value="PT07H09M18.724S" calcext:value-type="time">
            <text:p>07:09:19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1687.88" calcext:value-type="float">
            <text:p>1687.88</text:p>
          </table:table-cell>
          <table:table-cell office:value-type="float" office:value="2003.07" calcext:value-type="float">
            <text:p>2003.07</text:p>
          </table:table-cell>
        </table:table-row>
        <table:table-row table:style-name="ro1">
          <table:table-cell office:value-type="float" office:value="25774724" calcext:value-type="float">
            <text:p>25774724</text:p>
          </table:table-cell>
          <table:table-cell table:formula="of:=[.A1613]/1000/(60*60*24)" office:value-type="time" office:time-value="PT07H09M34.724S" calcext:value-type="time">
            <text:p>07:09:35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3.37" calcext:value-type="float">
            <text:p>223.37</text:p>
          </table:table-cell>
          <table:table-cell office:value-type="float" office:value="1688.82" calcext:value-type="float">
            <text:p>1688.82</text:p>
          </table:table-cell>
          <table:table-cell office:value-type="float" office:value="2004.06" calcext:value-type="float">
            <text:p>2004.06</text:p>
          </table:table-cell>
        </table:table-row>
        <table:table-row table:style-name="ro1">
          <table:table-cell office:value-type="float" office:value="25790724" calcext:value-type="float">
            <text:p>25790724</text:p>
          </table:table-cell>
          <table:table-cell table:formula="of:=[.A1614]/1000/(60*60*24)" office:value-type="time" office:time-value="PT07H09M50.724S" calcext:value-type="time">
            <text:p>07:09:51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1689.76" calcext:value-type="float">
            <text:p>1689.76</text:p>
          </table:table-cell>
          <table:table-cell office:value-type="float" office:value="2005.06" calcext:value-type="float">
            <text:p>2005.06</text:p>
          </table:table-cell>
        </table:table-row>
        <table:table-row table:style-name="ro1">
          <table:table-cell office:value-type="float" office:value="25806724" calcext:value-type="float">
            <text:p>25806724</text:p>
          </table:table-cell>
          <table:table-cell table:formula="of:=[.A1615]/1000/(60*60*24)" office:value-type="time" office:time-value="PT07H10M06.724S" calcext:value-type="time">
            <text:p>07:10:07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05" calcext:value-type="float">
            <text:p>223.05</text:p>
          </table:table-cell>
          <table:table-cell office:value-type="float" office:value="1690.69" calcext:value-type="float">
            <text:p>1690.69</text:p>
          </table:table-cell>
          <table:table-cell office:value-type="float" office:value="2006.05" calcext:value-type="float">
            <text:p>2006.05</text:p>
          </table:table-cell>
        </table:table-row>
        <table:table-row table:style-name="ro1">
          <table:table-cell office:value-type="float" office:value="25822724" calcext:value-type="float">
            <text:p>25822724</text:p>
          </table:table-cell>
          <table:table-cell table:formula="of:=[.A1616]/1000/(60*60*24)" office:value-type="time" office:time-value="PT07H10M22.724S" calcext:value-type="time">
            <text:p>07:10:23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2.83" calcext:value-type="float">
            <text:p>222.83</text:p>
          </table:table-cell>
          <table:table-cell office:value-type="float" office:value="1691.63" calcext:value-type="float">
            <text:p>1691.63</text:p>
          </table:table-cell>
          <table:table-cell office:value-type="float" office:value="2007.04" calcext:value-type="float">
            <text:p>2007.04</text:p>
          </table:table-cell>
        </table:table-row>
        <table:table-row table:style-name="ro1">
          <table:table-cell office:value-type="float" office:value="25838724" calcext:value-type="float">
            <text:p>25838724</text:p>
          </table:table-cell>
          <table:table-cell table:formula="of:=[.A1617]/1000/(60*60*24)" office:value-type="time" office:time-value="PT07H10M38.724S" calcext:value-type="time">
            <text:p>07:10:39</text:p>
          </table:table-cell>
          <table:table-cell office:value-type="float" office:value="1.05" calcext:value-type="float">
            <text:p>1.05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88" calcext:value-type="float">
            <text:p>221.88</text:p>
          </table:table-cell>
          <table:table-cell office:value-type="float" office:value="1692.57" calcext:value-type="float">
            <text:p>1692.57</text:p>
          </table:table-cell>
          <table:table-cell office:value-type="float" office:value="2008.03" calcext:value-type="float">
            <text:p>2008.03</text:p>
          </table:table-cell>
        </table:table-row>
        <table:table-row table:style-name="ro1">
          <table:table-cell office:value-type="float" office:value="25854724" calcext:value-type="float">
            <text:p>25854724</text:p>
          </table:table-cell>
          <table:table-cell table:formula="of:=[.A1618]/1000/(60*60*24)" office:value-type="time" office:time-value="PT07H10M54.724S" calcext:value-type="time">
            <text:p>07:10:55</text:p>
          </table:table-cell>
          <table:table-cell office:value-type="float" office:value="1.05" calcext:value-type="float">
            <text:p>1.05</text:p>
          </table:table-cell>
          <table:table-cell office:value-type="float" office:value="210.6" calcext:value-type="float">
            <text:p>210.6</text:p>
          </table:table-cell>
          <table:table-cell office:value-type="float" office:value="221.77" calcext:value-type="float">
            <text:p>221.77</text:p>
          </table:table-cell>
          <table:table-cell office:value-type="float" office:value="1693.5" calcext:value-type="float">
            <text:p>1693.5</text:p>
          </table:table-cell>
          <table:table-cell office:value-type="float" office:value="2009.02" calcext:value-type="float">
            <text:p>2009.02</text:p>
          </table:table-cell>
        </table:table-row>
        <table:table-row table:style-name="ro1">
          <table:table-cell office:value-type="float" office:value="25870724" calcext:value-type="float">
            <text:p>25870724</text:p>
          </table:table-cell>
          <table:table-cell table:formula="of:=[.A1619]/1000/(60*60*24)" office:value-type="time" office:time-value="PT07H11M10.724S" calcext:value-type="time">
            <text:p>07:11:11</text:p>
          </table:table-cell>
          <table:table-cell office:value-type="float" office:value="1.05" calcext:value-type="float">
            <text:p>1.05</text:p>
          </table:table-cell>
          <table:table-cell office:value-type="float" office:value="210.4" calcext:value-type="float">
            <text:p>210.4</text:p>
          </table:table-cell>
          <table:table-cell office:value-type="float" office:value="221.56" calcext:value-type="float">
            <text:p>221.56</text:p>
          </table:table-cell>
          <table:table-cell office:value-type="float" office:value="1694.44" calcext:value-type="float">
            <text:p>1694.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886724" calcext:value-type="float">
            <text:p>25886724</text:p>
          </table:table-cell>
          <table:table-cell table:formula="of:=[.A1620]/1000/(60*60*24)" office:value-type="time" office:time-value="PT07H11M26.724S" calcext:value-type="time">
            <text:p>07:11:27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4" calcext:value-type="float">
            <text:p>221.34</text:p>
          </table:table-cell>
          <table:table-cell office:value-type="float" office:value="1695.37" calcext:value-type="float">
            <text:p>1695.37</text:p>
          </table:table-cell>
          <table:table-cell office:value-type="float" office:value="2010.99" calcext:value-type="float">
            <text:p>2010.99</text:p>
          </table:table-cell>
        </table:table-row>
        <table:table-row table:style-name="ro1">
          <table:table-cell office:value-type="float" office:value="25902724" calcext:value-type="float">
            <text:p>25902724</text:p>
          </table:table-cell>
          <table:table-cell table:formula="of:=[.A1621]/1000/(60*60*24)" office:value-type="time" office:time-value="PT07H11M42.724S" calcext:value-type="time">
            <text:p>07:11:43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1696.31" calcext:value-type="float">
            <text:p>1696.31</text:p>
          </table:table-cell>
          <table:table-cell office:value-type="float" office:value="2011.97" calcext:value-type="float">
            <text:p>2011.97</text:p>
          </table:table-cell>
        </table:table-row>
        <table:table-row table:style-name="ro1">
          <table:table-cell office:value-type="float" office:value="25918724" calcext:value-type="float">
            <text:p>25918724</text:p>
          </table:table-cell>
          <table:table-cell table:formula="of:=[.A1622]/1000/(60*60*24)" office:value-type="time" office:time-value="PT07H11M58.724S" calcext:value-type="time">
            <text:p>07:11:59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1697.24" calcext:value-type="float">
            <text:p>1697.24</text:p>
          </table:table-cell>
          <table:table-cell office:value-type="float" office:value="2012.95" calcext:value-type="float">
            <text:p>2012.95</text:p>
          </table:table-cell>
        </table:table-row>
        <table:table-row table:style-name="ro1">
          <table:table-cell office:value-type="float" office:value="25934724" calcext:value-type="float">
            <text:p>25934724</text:p>
          </table:table-cell>
          <table:table-cell table:formula="of:=[.A1623]/1000/(60*60*24)" office:value-type="time" office:time-value="PT07H12M14.724S" calcext:value-type="time">
            <text:p>07:12:15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1698.17" calcext:value-type="float">
            <text:p>1698.17</text:p>
          </table:table-cell>
          <table:table-cell office:value-type="float" office:value="2013.93" calcext:value-type="float">
            <text:p>2013.93</text:p>
          </table:table-cell>
        </table:table-row>
        <table:table-row table:style-name="ro1">
          <table:table-cell office:value-type="float" office:value="25950724" calcext:value-type="float">
            <text:p>25950724</text:p>
          </table:table-cell>
          <table:table-cell table:formula="of:=[.A1624]/1000/(60*60*24)" office:value-type="time" office:time-value="PT07H12M30.724S" calcext:value-type="time">
            <text:p>07:12:31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1699.1" calcext:value-type="float">
            <text:p>1699.1</text:p>
          </table:table-cell>
          <table:table-cell office:value-type="float" office:value="2014.9" calcext:value-type="float">
            <text:p>2014.9</text:p>
          </table:table-cell>
        </table:table-row>
        <table:table-row table:style-name="ro1">
          <table:table-cell office:value-type="float" office:value="25966724" calcext:value-type="float">
            <text:p>25966724</text:p>
          </table:table-cell>
          <table:table-cell table:formula="of:=[.A1625]/1000/(60*60*24)" office:value-type="time" office:time-value="PT07H12M46.724S" calcext:value-type="time">
            <text:p>07:12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9.43" calcext:value-type="float">
            <text:p>219.43</text:p>
          </table:table-cell>
          <table:table-cell office:value-type="float" office:value="1700.03" calcext:value-type="float">
            <text:p>1700.03</text:p>
          </table:table-cell>
          <table:table-cell office:value-type="float" office:value="2015.88" calcext:value-type="float">
            <text:p>2015.88</text:p>
          </table:table-cell>
        </table:table-row>
        <table:table-row table:style-name="ro1">
          <table:table-cell office:value-type="float" office:value="25982724" calcext:value-type="float">
            <text:p>25982724</text:p>
          </table:table-cell>
          <table:table-cell table:formula="of:=[.A1626]/1000/(60*60*24)" office:value-type="time" office:time-value="PT07H13M02.724S" calcext:value-type="time">
            <text:p>07:13:03</text:p>
          </table:table-cell>
          <table:table-cell office:value-type="float" office:value="1.04" calcext:value-type="float">
            <text:p>1.04</text:p>
          </table:table-cell>
          <table:table-cell office:value-type="float" office:value="209" calcext:value-type="float">
            <text:p>209</text:p>
          </table:table-cell>
          <table:table-cell office:value-type="float" office:value="218.38" calcext:value-type="float">
            <text:p>218.38</text:p>
          </table:table-cell>
          <table:table-cell office:value-type="float" office:value="1700.96" calcext:value-type="float">
            <text:p>1700.96</text:p>
          </table:table-cell>
          <table:table-cell office:value-type="float" office:value="2016.85" calcext:value-type="float">
            <text:p>2016.85</text:p>
          </table:table-cell>
        </table:table-row>
        <table:table-row table:style-name="ro1">
          <table:table-cell office:value-type="float" office:value="25998724" calcext:value-type="float">
            <text:p>25998724</text:p>
          </table:table-cell>
          <table:table-cell table:formula="of:=[.A1627]/1000/(60*60*24)" office:value-type="time" office:time-value="PT07H13M18.724S" calcext:value-type="time">
            <text:p>07:13:19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1701.89" calcext:value-type="float">
            <text:p>1701.89</text:p>
          </table:table-cell>
          <table:table-cell office:value-type="float" office:value="2017.82" calcext:value-type="float">
            <text:p>2017.82</text:p>
          </table:table-cell>
        </table:table-row>
        <table:table-row table:style-name="ro1">
          <table:table-cell office:value-type="float" office:value="26014724" calcext:value-type="float">
            <text:p>26014724</text:p>
          </table:table-cell>
          <table:table-cell table:formula="of:=[.A1628]/1000/(60*60*24)" office:value-type="time" office:time-value="PT07H13M34.724S" calcext:value-type="time">
            <text:p>07:13:35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1702.82" calcext:value-type="float">
            <text:p>1702.82</text:p>
          </table:table-cell>
          <table:table-cell office:value-type="float" office:value="2018.79" calcext:value-type="float">
            <text:p>2018.79</text:p>
          </table:table-cell>
        </table:table-row>
        <table:table-row table:style-name="ro1">
          <table:table-cell office:value-type="float" office:value="26030724" calcext:value-type="float">
            <text:p>26030724</text:p>
          </table:table-cell>
          <table:table-cell table:formula="of:=[.A1629]/1000/(60*60*24)" office:value-type="time" office:time-value="PT07H13M50.724S" calcext:value-type="time">
            <text:p>07:13:51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2019.76" calcext:value-type="float">
            <text:p>2019.76</text:p>
          </table:table-cell>
        </table:table-row>
        <table:table-row table:style-name="ro1">
          <table:table-cell office:value-type="float" office:value="26046724" calcext:value-type="float">
            <text:p>26046724</text:p>
          </table:table-cell>
          <table:table-cell table:formula="of:=[.A1630]/1000/(60*60*24)" office:value-type="time" office:time-value="PT07H14M06.724S" calcext:value-type="time">
            <text:p>07:14:07</text:p>
          </table:table-cell>
          <table:table-cell office:value-type="float" office:value="1.04" calcext:value-type="float">
            <text:p>1.04</text:p>
          </table:table-cell>
          <table:table-cell office:value-type="float" office:value="208.1" calcext:value-type="float">
            <text:p>208.1</text:p>
          </table:table-cell>
          <table:table-cell office:value-type="float" office:value="216.59" calcext:value-type="float">
            <text:p>216.59</text:p>
          </table:table-cell>
          <table:table-cell office:value-type="float" office:value="1704.67" calcext:value-type="float">
            <text:p>1704.67</text:p>
          </table:table-cell>
          <table:table-cell office:value-type="float" office:value="2020.72" calcext:value-type="float">
            <text:p>2020.72</text:p>
          </table:table-cell>
        </table:table-row>
        <table:table-row table:style-name="ro1">
          <table:table-cell office:value-type="float" office:value="26062724" calcext:value-type="float">
            <text:p>26062724</text:p>
          </table:table-cell>
          <table:table-cell table:formula="of:=[.A1631]/1000/(60*60*24)" office:value-type="time" office:time-value="PT07H14M22.724S" calcext:value-type="time">
            <text:p>07:14:23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6.27" calcext:value-type="float">
            <text:p>216.27</text:p>
          </table:table-cell>
          <table:table-cell office:value-type="float" office:value="1705.6" calcext:value-type="float">
            <text:p>1705.6</text:p>
          </table:table-cell>
          <table:table-cell office:value-type="float" office:value="2021.68" calcext:value-type="float">
            <text:p>2021.68</text:p>
          </table:table-cell>
        </table:table-row>
        <table:table-row table:style-name="ro1">
          <table:table-cell office:value-type="float" office:value="26078724" calcext:value-type="float">
            <text:p>26078724</text:p>
          </table:table-cell>
          <table:table-cell table:formula="of:=[.A1632]/1000/(60*60*24)" office:value-type="time" office:time-value="PT07H14M38.724S" calcext:value-type="time">
            <text:p>07:14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1706.52" calcext:value-type="float">
            <text:p>1706.52</text:p>
          </table:table-cell>
          <table:table-cell office:value-type="float" office:value="2022.64" calcext:value-type="float">
            <text:p>2022.64</text:p>
          </table:table-cell>
        </table:table-row>
        <table:table-row table:style-name="ro1">
          <table:table-cell office:value-type="float" office:value="26094724" calcext:value-type="float">
            <text:p>26094724</text:p>
          </table:table-cell>
          <table:table-cell table:formula="of:=[.A1633]/1000/(60*60*24)" office:value-type="time" office:time-value="PT07H14M54.724S" calcext:value-type="time">
            <text:p>07:14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02" calcext:value-type="float">
            <text:p>215.02</text:p>
          </table:table-cell>
          <table:table-cell office:value-type="float" office:value="1707.44" calcext:value-type="float">
            <text:p>1707.44</text:p>
          </table:table-cell>
          <table:table-cell office:value-type="float" office:value="2023.6" calcext:value-type="float">
            <text:p>2023.6</text:p>
          </table:table-cell>
        </table:table-row>
        <table:table-row table:style-name="ro1">
          <table:table-cell office:value-type="float" office:value="26110724" calcext:value-type="float">
            <text:p>26110724</text:p>
          </table:table-cell>
          <table:table-cell table:formula="of:=[.A1634]/1000/(60*60*24)" office:value-type="time" office:time-value="PT07H15M10.724S" calcext:value-type="time">
            <text:p>07:15:11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4.7" calcext:value-type="float">
            <text:p>214.7</text:p>
          </table:table-cell>
          <table:table-cell office:value-type="float" office:value="1708.36" calcext:value-type="float">
            <text:p>1708.36</text:p>
          </table:table-cell>
          <table:table-cell office:value-type="float" office:value="2024.56" calcext:value-type="float">
            <text:p>2024.56</text:p>
          </table:table-cell>
        </table:table-row>
        <table:table-row table:style-name="ro1">
          <table:table-cell office:value-type="float" office:value="26126724" calcext:value-type="float">
            <text:p>26126724</text:p>
          </table:table-cell>
          <table:table-cell table:formula="of:=[.A1635]/1000/(60*60*24)" office:value-type="time" office:time-value="PT07H15M26.724S" calcext:value-type="time">
            <text:p>07:15:27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4.49" calcext:value-type="float">
            <text:p>214.49</text:p>
          </table:table-cell>
          <table:table-cell office:value-type="float" office:value="1709.28" calcext:value-type="float">
            <text:p>1709.28</text:p>
          </table:table-cell>
          <table:table-cell office:value-type="float" office:value="2025.51" calcext:value-type="float">
            <text:p>2025.51</text:p>
          </table:table-cell>
        </table:table-row>
        <table:table-row table:style-name="ro1">
          <table:table-cell office:value-type="float" office:value="26142724" calcext:value-type="float">
            <text:p>26142724</text:p>
          </table:table-cell>
          <table:table-cell table:formula="of:=[.A1636]/1000/(60*60*24)" office:value-type="time" office:time-value="PT07H15M42.724S" calcext:value-type="time">
            <text:p>07:15:43</text:p>
          </table:table-cell>
          <table:table-cell office:value-type="float" office:value="1.03" calcext:value-type="float">
            <text:p>1.03</text:p>
          </table:table-cell>
          <table:table-cell office:value-type="float" office:value="206.6" calcext:value-type="float">
            <text:p>206.6</text:p>
          </table:table-cell>
          <table:table-cell office:value-type="float" office:value="213.35" calcext:value-type="float">
            <text:p>213.35</text:p>
          </table:table-cell>
          <table:table-cell office:value-type="float" office:value="1710.2" calcext:value-type="float">
            <text:p>1710.2</text:p>
          </table:table-cell>
          <table:table-cell office:value-type="float" office:value="2026.46" calcext:value-type="float">
            <text:p>2026.46</text:p>
          </table:table-cell>
        </table:table-row>
        <table:table-row table:style-name="ro1">
          <table:table-cell office:value-type="float" office:value="26158724" calcext:value-type="float">
            <text:p>26158724</text:p>
          </table:table-cell>
          <table:table-cell table:formula="of:=[.A1637]/1000/(60*60*24)" office:value-type="time" office:time-value="PT07H15M58.724S" calcext:value-type="time">
            <text:p>07:15:59</text:p>
          </table:table-cell>
          <table:table-cell office:value-type="float" office:value="1.03" calcext:value-type="float">
            <text:p>1.03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03" calcext:value-type="float">
            <text:p>213.03</text:p>
          </table:table-cell>
          <table:table-cell office:value-type="float" office:value="1711.12" calcext:value-type="float">
            <text:p>1711.12</text:p>
          </table:table-cell>
          <table:table-cell office:value-type="float" office:value="2027.41" calcext:value-type="float">
            <text:p>2027.41</text:p>
          </table:table-cell>
        </table:table-row>
        <table:table-row table:style-name="ro1">
          <table:table-cell office:value-type="float" office:value="26174724" calcext:value-type="float">
            <text:p>26174724</text:p>
          </table:table-cell>
          <table:table-cell table:formula="of:=[.A1638]/1000/(60*60*24)" office:value-type="time" office:time-value="PT07H16M14.724S" calcext:value-type="time">
            <text:p>07:16:15</text:p>
          </table:table-cell>
          <table:table-cell office:value-type="float" office:value="1.03" calcext:value-type="float">
            <text:p>1.03</text:p>
          </table:table-cell>
          <table:table-cell office:value-type="float" office:value="206.1" calcext:value-type="float">
            <text:p>206.1</text:p>
          </table:table-cell>
          <table:table-cell office:value-type="float" office:value="212.82" calcext:value-type="float">
            <text:p>212.82</text:p>
          </table:table-cell>
          <table:table-cell office:value-type="float" office:value="1712.03" calcext:value-type="float">
            <text:p>1712.03</text:p>
          </table:table-cell>
          <table:table-cell office:value-type="float" office:value="2028.36" calcext:value-type="float">
            <text:p>2028.36</text:p>
          </table:table-cell>
        </table:table-row>
        <table:table-row table:style-name="ro1">
          <table:table-cell office:value-type="float" office:value="26190724" calcext:value-type="float">
            <text:p>26190724</text:p>
          </table:table-cell>
          <table:table-cell table:formula="of:=[.A1639]/1000/(60*60*24)" office:value-type="time" office:time-value="PT07H16M30.724S" calcext:value-type="time">
            <text:p>07:16:31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1.58" calcext:value-type="float">
            <text:p>211.58</text:p>
          </table:table-cell>
          <table:table-cell office:value-type="float" office:value="1712.95" calcext:value-type="float">
            <text:p>1712.95</text:p>
          </table:table-cell>
          <table:table-cell office:value-type="float" office:value="2029.3" calcext:value-type="float">
            <text:p>2029.3</text:p>
          </table:table-cell>
        </table:table-row>
        <table:table-row table:style-name="ro1">
          <table:table-cell office:value-type="float" office:value="26206724" calcext:value-type="float">
            <text:p>26206724</text:p>
          </table:table-cell>
          <table:table-cell table:formula="of:=[.A1640]/1000/(60*60*24)" office:value-type="time" office:time-value="PT07H16M46.724S" calcext:value-type="time">
            <text:p>07:16:47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1.37" calcext:value-type="float">
            <text:p>211.37</text:p>
          </table:table-cell>
          <table:table-cell office:value-type="float" office:value="1713.86" calcext:value-type="float">
            <text:p>1713.86</text:p>
          </table:table-cell>
          <table:table-cell office:value-type="float" office:value="2030.24" calcext:value-type="float">
            <text:p>2030.24</text:p>
          </table:table-cell>
        </table:table-row>
        <table:table-row table:style-name="ro1">
          <table:table-cell office:value-type="float" office:value="26222724" calcext:value-type="float">
            <text:p>26222724</text:p>
          </table:table-cell>
          <table:table-cell table:formula="of:=[.A1641]/1000/(60*60*24)" office:value-type="time" office:time-value="PT07H17M02.724S" calcext:value-type="time">
            <text:p>07:17:03</text:p>
          </table:table-cell>
          <table:table-cell office:value-type="float" office:value="1.02" calcext:value-type="float">
            <text:p>1.02</text:p>
          </table:table-cell>
          <table:table-cell office:value-type="float" office:value="205.2" calcext:value-type="float">
            <text:p>205.2</text:p>
          </table:table-cell>
          <table:table-cell office:value-type="float" office:value="210.23" calcext:value-type="float">
            <text:p>210.23</text:p>
          </table:table-cell>
          <table:table-cell office:value-type="float" office:value="1714.78" calcext:value-type="float">
            <text:p>1714.78</text:p>
          </table:table-cell>
          <table:table-cell office:value-type="float" office:value="2031.18" calcext:value-type="float">
            <text:p>2031.18</text:p>
          </table:table-cell>
        </table:table-row>
        <table:table-row table:style-name="ro1">
          <table:table-cell office:value-type="float" office:value="26238724" calcext:value-type="float">
            <text:p>26238724</text:p>
          </table:table-cell>
          <table:table-cell table:formula="of:=[.A1642]/1000/(60*60*24)" office:value-type="time" office:time-value="PT07H17M18.724S" calcext:value-type="time">
            <text:p>07:17:19</text:p>
          </table:table-cell>
          <table:table-cell office:value-type="float" office:value="1.02" calcext:value-type="float">
            <text:p>1.0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81" calcext:value-type="float">
            <text:p>209.81</text:p>
          </table:table-cell>
          <table:table-cell office:value-type="float" office:value="1715.69" calcext:value-type="float">
            <text:p>1715.69</text:p>
          </table:table-cell>
          <table:table-cell office:value-type="float" office:value="2032.11" calcext:value-type="float">
            <text:p>2032.11</text:p>
          </table:table-cell>
        </table:table-row>
        <table:table-row table:style-name="ro1">
          <table:table-cell office:value-type="float" office:value="26254724" calcext:value-type="float">
            <text:p>26254724</text:p>
          </table:table-cell>
          <table:table-cell table:formula="of:=[.A1643]/1000/(60*60*24)" office:value-type="time" office:time-value="PT07H17M34.724S" calcext:value-type="time">
            <text:p>07:17:35</text:p>
          </table:table-cell>
          <table:table-cell office:value-type="float" office:value="1.02" calcext:value-type="float">
            <text:p>1.02</text:p>
          </table:table-cell>
          <table:table-cell office:value-type="float" office:value="204.5" calcext:value-type="float">
            <text:p>204.5</text:p>
          </table:table-cell>
          <table:table-cell office:value-type="float" office:value="209.5" calcext:value-type="float">
            <text:p>209.5</text:p>
          </table:table-cell>
          <table:table-cell office:value-type="float" office:value="1716.6" calcext:value-type="float">
            <text:p>1716.6</text:p>
          </table:table-cell>
          <table:table-cell office:value-type="float" office:value="2033.04" calcext:value-type="float">
            <text:p>2033.04</text:p>
          </table:table-cell>
        </table:table-row>
        <table:table-row table:style-name="ro1">
          <table:table-cell office:value-type="float" office:value="26270724" calcext:value-type="float">
            <text:p>26270724</text:p>
          </table:table-cell>
          <table:table-cell table:formula="of:=[.A1644]/1000/(60*60*24)" office:value-type="time" office:time-value="PT07H17M50.724S" calcext:value-type="time">
            <text:p>07:17:51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8.37" calcext:value-type="float">
            <text:p>208.37</text:p>
          </table:table-cell>
          <table:table-cell office:value-type="float" office:value="1717.5" calcext:value-type="float">
            <text:p>1717.5</text:p>
          </table:table-cell>
          <table:table-cell office:value-type="float" office:value="2033.97" calcext:value-type="float">
            <text:p>2033.97</text:p>
          </table:table-cell>
        </table:table-row>
        <table:table-row table:style-name="ro1">
          <table:table-cell office:value-type="float" office:value="26286724" calcext:value-type="float">
            <text:p>26286724</text:p>
          </table:table-cell>
          <table:table-cell table:formula="of:=[.A1645]/1000/(60*60*24)" office:value-type="time" office:time-value="PT07H18M06.724S" calcext:value-type="time">
            <text:p>07:18:07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7.95" calcext:value-type="float">
            <text:p>207.95</text:p>
          </table:table-cell>
          <table:table-cell office:value-type="float" office:value="1718.41" calcext:value-type="float">
            <text:p>1718.41</text:p>
          </table:table-cell>
          <table:table-cell office:value-type="float" office:value="2034.9" calcext:value-type="float">
            <text:p>2034.9</text:p>
          </table:table-cell>
        </table:table-row>
        <table:table-row table:style-name="ro1">
          <table:table-cell office:value-type="float" office:value="26302724" calcext:value-type="float">
            <text:p>26302724</text:p>
          </table:table-cell>
          <table:table-cell table:formula="of:=[.A1646]/1000/(60*60*24)" office:value-type="time" office:time-value="PT07H18M22.724S" calcext:value-type="time">
            <text:p>07:18:23</text:p>
          </table:table-cell>
          <table:table-cell office:value-type="float" office:value="1.02" calcext:value-type="float">
            <text:p>1.02</text:p>
          </table:table-cell>
          <table:table-cell office:value-type="float" office:value="203.5" calcext:value-type="float">
            <text:p>203.5</text:p>
          </table:table-cell>
          <table:table-cell office:value-type="float" office:value="206.83" calcext:value-type="float">
            <text:p>206.83</text:p>
          </table:table-cell>
          <table:table-cell office:value-type="float" office:value="1719.32" calcext:value-type="float">
            <text:p>1719.32</text:p>
          </table:table-cell>
          <table:table-cell office:value-type="float" office:value="2035.82" calcext:value-type="float">
            <text:p>2035.82</text:p>
          </table:table-cell>
        </table:table-row>
        <table:table-row table:style-name="ro1">
          <table:table-cell office:value-type="float" office:value="26318724" calcext:value-type="float">
            <text:p>26318724</text:p>
          </table:table-cell>
          <table:table-cell table:formula="of:=[.A1647]/1000/(60*60*24)" office:value-type="time" office:time-value="PT07H18M38.724S" calcext:value-type="time">
            <text:p>07:18:39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6.41" calcext:value-type="float">
            <text:p>206.41</text:p>
          </table:table-cell>
          <table:table-cell office:value-type="float" office:value="1720.22" calcext:value-type="float">
            <text:p>1720.22</text:p>
          </table:table-cell>
          <table:table-cell office:value-type="float" office:value="2036.74" calcext:value-type="float">
            <text:p>2036.74</text:p>
          </table:table-cell>
        </table:table-row>
        <table:table-row table:style-name="ro1">
          <table:table-cell office:value-type="float" office:value="26334724" calcext:value-type="float">
            <text:p>26334724</text:p>
          </table:table-cell>
          <table:table-cell table:formula="of:=[.A1648]/1000/(60*60*24)" office:value-type="time" office:time-value="PT07H18M54.724S" calcext:value-type="time">
            <text:p>07:18:55</text:p>
          </table:table-cell>
          <table:table-cell office:value-type="float" office:value="1.01" calcext:value-type="float">
            <text:p>1.01</text:p>
          </table:table-cell>
          <table:table-cell office:value-type="float" office:value="202.7" calcext:value-type="float">
            <text:p>202.7</text:p>
          </table:table-cell>
          <table:table-cell office:value-type="float" office:value="205.19" calcext:value-type="float">
            <text:p>205.19</text:p>
          </table:table-cell>
          <table:table-cell office:value-type="float" office:value="1721.12" calcext:value-type="float">
            <text:p>1721.12</text:p>
          </table:table-cell>
          <table:table-cell office:value-type="float" office:value="2037.65" calcext:value-type="float">
            <text:p>2037.65</text:p>
          </table:table-cell>
        </table:table-row>
        <table:table-row table:style-name="ro1">
          <table:table-cell office:value-type="float" office:value="26350724" calcext:value-type="float">
            <text:p>26350724</text:p>
          </table:table-cell>
          <table:table-cell table:formula="of:=[.A1649]/1000/(60*60*24)" office:value-type="time" office:time-value="PT07H19M10.724S" calcext:value-type="time">
            <text:p>07:19:11</text:p>
          </table:table-cell>
          <table:table-cell office:value-type="float" office:value="1.01" calcext:value-type="float">
            <text:p>1.01</text:p>
          </table:table-cell>
          <table:table-cell office:value-type="float" office:value="202.3" calcext:value-type="float">
            <text:p>202.3</text:p>
          </table:table-cell>
          <table:table-cell office:value-type="float" office:value="204.77" calcext:value-type="float">
            <text:p>204.77</text:p>
          </table:table-cell>
          <table:table-cell office:value-type="float" office:value="1722.02" calcext:value-type="float">
            <text:p>1722.02</text:p>
          </table:table-cell>
          <table:table-cell office:value-type="float" office:value="2038.56" calcext:value-type="float">
            <text:p>2038.56</text:p>
          </table:table-cell>
        </table:table-row>
        <table:table-row table:style-name="ro1">
          <table:table-cell office:value-type="float" office:value="26366724" calcext:value-type="float">
            <text:p>26366724</text:p>
          </table:table-cell>
          <table:table-cell table:formula="of:=[.A1650]/1000/(60*60*24)" office:value-type="time" office:time-value="PT07H19M26.724S" calcext:value-type="time">
            <text:p>07:19:27</text:p>
          </table:table-cell>
          <table:table-cell office:value-type="float" office:value="1.01" calcext:value-type="float">
            <text:p>1.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3.55" calcext:value-type="float">
            <text:p>203.55</text:p>
          </table:table-cell>
          <table:table-cell office:value-type="float" office:value="1722.92" calcext:value-type="float">
            <text:p>1722.92</text:p>
          </table:table-cell>
          <table:table-cell office:value-type="float" office:value="2039.47" calcext:value-type="float">
            <text:p>2039.47</text:p>
          </table:table-cell>
        </table:table-row>
        <table:table-row table:style-name="ro1">
          <table:table-cell office:value-type="float" office:value="26382724" calcext:value-type="float">
            <text:p>26382724</text:p>
          </table:table-cell>
          <table:table-cell table:formula="of:=[.A1651]/1000/(60*60*24)" office:value-type="time" office:time-value="PT07H19M42.724S" calcext:value-type="time">
            <text:p>07:19:43</text:p>
          </table:table-cell>
          <table:table-cell office:value-type="float" office:value="1.01" calcext:value-type="float">
            <text:p>1.01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04" calcext:value-type="float">
            <text:p>203.04</text:p>
          </table:table-cell>
          <table:table-cell office:value-type="float" office:value="1723.81" calcext:value-type="float">
            <text:p>1723.81</text:p>
          </table:table-cell>
          <table:table-cell office:value-type="float" office:value="2040.37" calcext:value-type="float">
            <text:p>2040.37</text:p>
          </table:table-cell>
        </table:table-row>
        <table:table-row table:style-name="ro1">
          <table:table-cell office:value-type="float" office:value="26398724" calcext:value-type="float">
            <text:p>26398724</text:p>
          </table:table-cell>
          <table:table-cell table:formula="of:=[.A1652]/1000/(60*60*24)" office:value-type="time" office:time-value="PT07H19M58.724S" calcext:value-type="time">
            <text:p>07:19:59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1.82" calcext:value-type="float">
            <text:p>201.82</text:p>
          </table:table-cell>
          <table:table-cell office:value-type="float" office:value="1724.71" calcext:value-type="float">
            <text:p>1724.71</text:p>
          </table:table-cell>
          <table:table-cell office:value-type="float" office:value="2041.27" calcext:value-type="float">
            <text:p>2041.27</text:p>
          </table:table-cell>
        </table:table-row>
        <table:table-row table:style-name="ro1">
          <table:table-cell office:value-type="float" office:value="26414724" calcext:value-type="float">
            <text:p>26414724</text:p>
          </table:table-cell>
          <table:table-cell table:formula="of:=[.A1653]/1000/(60*60*24)" office:value-type="time" office:time-value="PT07H20M14.724S" calcext:value-type="time">
            <text:p>07:20:15</text:p>
          </table:table-cell>
          <table:table-cell office:value-type="float" office:value="1" calcext:value-type="float">
            <text:p>1</text:p>
          </table:table-cell>
          <table:table-cell office:value-type="float" office:value="200.6" calcext:value-type="float">
            <text:p>200.6</text:p>
          </table:table-cell>
          <table:table-cell office:value-type="float" office:value="201.41" calcext:value-type="float">
            <text:p>201.41</text:p>
          </table:table-cell>
          <table:table-cell office:value-type="float" office:value="1725.6" calcext:value-type="float">
            <text:p>1725.6</text:p>
          </table:table-cell>
          <table:table-cell office:value-type="float" office:value="2042.17" calcext:value-type="float">
            <text:p>2042.17</text:p>
          </table:table-cell>
        </table:table-row>
        <table:table-row table:style-name="ro1">
          <table:table-cell office:value-type="float" office:value="26430724" calcext:value-type="float">
            <text:p>26430724</text:p>
          </table:table-cell>
          <table:table-cell table:formula="of:=[.A1654]/1000/(60*60*24)" office:value-type="time" office:time-value="PT07H20M30.724S" calcext:value-type="time">
            <text:p>07:20: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1726.49" calcext:value-type="float">
            <text:p>1726.49</text:p>
          </table:table-cell>
          <table:table-cell office:value-type="float" office:value="2043.06" calcext:value-type="float">
            <text:p>2043.06</text:p>
          </table:table-cell>
        </table:table-row>
        <table:table-row table:style-name="ro1">
          <table:table-cell office:value-type="float" office:value="26433724" calcext:value-type="float">
            <text:p>26433724</text:p>
          </table:table-cell>
          <table:table-cell table:formula="of:=[.A1655]/1000/(60*60*24)" office:value-type="time" office:time-value="PT07H20M33.724S" calcext:value-type="time">
            <text:p>07:20: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26.66" calcext:value-type="float">
            <text:p>1726.66</text:p>
          </table:table-cell>
          <table:table-cell office:value-type="float" office:value="2043.23" calcext:value-type="float">
            <text:p>20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05.6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2:15.063000000</dc:date>
    <meta:editing-duration>PT12M38S</meta:editing-duration>
    <meta:editing-cycles>3</meta:editing-cycles>
    <meta:generator>LibreOffice/6.3.4.2$Windows_X86_64 LibreOffice_project/60da17e045e08f1793c57c00ba83cdfce946d0aa</meta:generator>
    <meta:document-statistic meta:table-count="1" meta:cell-count="1158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87cm" svg:height="15.327cm" xlink:href=".." xlink:type="simple" chart:class="chart:line" chart:style-name="ch1">
        <chart:title svg:x="11.293cm" svg:y="0.442cm" chart:style-name="ch2">
          <text:p>Eneloop @ 5 Ohm #3</text:p>
        </chart:title>
        <chart:legend chart:legend-position="end" svg:x="24.532cm" svg:y="7.364cm" style:legend-expansion="high" chart:style-name="ch3"/>
        <chart:plot-area chart:style-name="ch4" table:cell-range-address="LOGGER03.B1:LOGGER03.C1655" chart:data-source-has-labels="both" svg:x="0.539cm" svg:y="1.527cm" svg:width="23.454cm" svg:height="13.494cm">
          <chartooo:coordinate-region svg:x="1.451cm" svg:y="1.527cm" svg:width="22.542cm" svg:height="12.165cm"/>
          <chart:axis chart:dimension="x" chart:name="primary-x" chart:style-name="ch5" chartooo:axis-type="auto">
            <chartooo:date-scale/>
            <chart:categories table:cell-range-address="LOGGER03.B2:LOGGER03.B16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655" chart:label-cell-address="LOGGER03.C1:LOGGER03.C1" chart:class="chart:line">
            <chart:data-point chart:repeated="16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655</svg:desc>
                </draw:g>
              </table:table-cell>
              <table:table-cell office:value-type="float" office:value="1.31">
                <text:p>1.31</text:p>
                <draw:g>
                  <svg:desc>LOGGER03.C2:LOGGER03.C1655</svg:desc>
                </draw:g>
              </table:table-cell>
            </table:table-row>
            <table:table-row>
              <table:table-cell office:value-type="float" office:value="0.000181990740740741">
                <text:p>0.0001819907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67175925925926">
                <text:p>0.000367175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52361111111111">
                <text:p>0.00055236111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0737546296296296">
                <text:p>0.00073754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0922731481481481">
                <text:p>0.000922731481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10791666666667">
                <text:p>0.00110791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28152777777778">
                <text:p>0.00128152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46671296296296">
                <text:p>0.0014667129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65189814814815">
                <text:p>0.00165189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83708333333333">
                <text:p>0.00183708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02226851851852">
                <text:p>0.00202226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2074537037037">
                <text:p>0.0022074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39263888888889">
                <text:p>0.00239263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7782407407407">
                <text:p>0.00257782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6300925925926">
                <text:p>0.00276300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94819444444444">
                <text:p>0.00294819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13337962962963">
                <text:p>0.0031333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31856481481481">
                <text:p>0.00331856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50375">
                <text:p>0.00350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68893518518518">
                <text:p>0.00368893518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87412037037037">
                <text:p>0.00387412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05930555555556">
                <text:p>0.00405930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24449074074074">
                <text:p>0.0042444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42967592592593">
                <text:p>0.00442967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61486111111111">
                <text:p>0.00461486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8000462962963">
                <text:p>0.004800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98523148148148">
                <text:p>0.00498523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17041666666667">
                <text:p>0.0051704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5560185185185">
                <text:p>0.00535560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4078703703704">
                <text:p>0.00554078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2597222222222">
                <text:p>0.005725972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591115740740741">
                <text:p>0.0059111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09634259259259">
                <text:p>0.00609634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28152777777778">
                <text:p>0.0062815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46671296296296">
                <text:p>0.00646671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65189814814815">
                <text:p>0.0066518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83708333333333">
                <text:p>0.0068370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02226851851852">
                <text:p>0.0070222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2074537037037">
                <text:p>0.007207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39263888888889">
                <text:p>0.0073926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7782407407407">
                <text:p>0.0075778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6300925925926">
                <text:p>0.0077630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4819444444444">
                <text:p>0.0079481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13337962962963">
                <text:p>0.0081333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1856481481481">
                <text:p>0.0083185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0375">
                <text:p>0.00850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68893518518519">
                <text:p>0.0086889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7412037037037">
                <text:p>0.0088741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5930555555556">
                <text:p>0.009059305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4449074074074">
                <text:p>0.0092444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2967592592592">
                <text:p>0.0094296759259259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1486111111111">
                <text:p>0.0096148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000462962963">
                <text:p>0.0098000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8523148148148">
                <text:p>0.0099852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704166666667">
                <text:p>0.01017041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556018518519">
                <text:p>0.0103556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40787037037">
                <text:p>0.0105407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7259722222222">
                <text:p>0.010725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9111574074074">
                <text:p>0.010911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0963425925926">
                <text:p>0.011096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2815277777778">
                <text:p>0.01128152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466712962963">
                <text:p>0.011466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518981481481">
                <text:p>0.01165189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8370833333333">
                <text:p>0.01183708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0222685185185">
                <text:p>0.01202226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2074537037037">
                <text:p>0.012207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3926388888889">
                <text:p>0.01239263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778125">
                <text:p>0.012577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630092592593">
                <text:p>0.0127630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9481944444444">
                <text:p>0.01294819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333796296296">
                <text:p>0.01313337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185532407407">
                <text:p>0.013318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0375">
                <text:p>0.01350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6889351851852">
                <text:p>0.013688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741203703704">
                <text:p>0.01387412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593055555556">
                <text:p>0.0140593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444907407407">
                <text:p>0.01424449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296759259259">
                <text:p>0.0144296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148611111111">
                <text:p>0.01461486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000462962963">
                <text:p>0.014800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852199074074">
                <text:p>0.014985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704166666667">
                <text:p>0.01517041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556018518519">
                <text:p>0.01535560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40787037037">
                <text:p>0.0155407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259722222222">
                <text:p>0.0157259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111574074074">
                <text:p>0.0159111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0963425925926">
                <text:p>0.01609634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815277777778">
                <text:p>0.0162815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466712962963">
                <text:p>0.0164667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518981481481">
                <text:p>0.01665189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8370833333333">
                <text:p>0.0168370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0222569444444">
                <text:p>0.01702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074537037037">
                <text:p>0.017207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3926388888889">
                <text:p>0.0173926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778240740741">
                <text:p>0.0175778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630092592593">
                <text:p>0.01776300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481944444444">
                <text:p>0.017948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333796296296">
                <text:p>0.0181333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185648148148">
                <text:p>0.01831856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0375">
                <text:p>0.01850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6889351851852">
                <text:p>0.0186889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741203703704">
                <text:p>0.0188741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593055555556">
                <text:p>0.01905930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444907407407">
                <text:p>0.019244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296759259259">
                <text:p>0.0194296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148611111111">
                <text:p>0.01961486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000462962963">
                <text:p>0.019800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852314814815">
                <text:p>0.0199852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704166666667">
                <text:p>0.0201704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556018518519">
                <text:p>0.0203556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40787037037">
                <text:p>0.020540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259722222222">
                <text:p>0.0207259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111574074074">
                <text:p>0.02091115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0963425925926">
                <text:p>0.0210963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815277777778">
                <text:p>0.02128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466712962963">
                <text:p>0.021466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518981481481">
                <text:p>0.02165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370833333333">
                <text:p>0.02183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222685185185">
                <text:p>0.0220222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074537037037">
                <text:p>0.022207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3926388888889">
                <text:p>0.02239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778240740741">
                <text:p>0.02257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630092592593">
                <text:p>0.02276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481944444444">
                <text:p>0.022948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333796296296">
                <text:p>0.02313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185648148148">
                <text:p>0.02331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0375">
                <text:p>0.02350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6889351851852">
                <text:p>0.02368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741203703704">
                <text:p>0.02387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593055555556">
                <text:p>0.02405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444907407407">
                <text:p>0.02424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296759259259">
                <text:p>0.02442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148611111111">
                <text:p>0.02461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000462962963">
                <text:p>0.02480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852314814815">
                <text:p>0.02498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04166666667">
                <text:p>0.02517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556018518519">
                <text:p>0.02535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40787037037">
                <text:p>0.02554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259722222222">
                <text:p>0.02572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11574074074">
                <text:p>0.02591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0963425925926">
                <text:p>0.02609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815277777778">
                <text:p>0.02628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66712962963">
                <text:p>0.02646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518981481481">
                <text:p>0.02665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370833333333">
                <text:p>0.02683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222685185185">
                <text:p>0.02702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074537037037">
                <text:p>0.027207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3926388888889">
                <text:p>0.02739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778240740741">
                <text:p>0.02757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630092592593">
                <text:p>0.02776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481944444444">
                <text:p>0.0279481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333796296296">
                <text:p>0.02813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185648148148">
                <text:p>0.02831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0375">
                <text:p>0.02850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6889351851852">
                <text:p>0.02868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741203703704">
                <text:p>0.02887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593055555556">
                <text:p>0.029059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444907407407">
                <text:p>0.02924449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296759259259">
                <text:p>0.02942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148611111111">
                <text:p>0.029614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00462962963">
                <text:p>0.029800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852314814815">
                <text:p>0.029985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704166666667">
                <text:p>0.030170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556018518519">
                <text:p>0.03035560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40787037037">
                <text:p>0.030540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259722222222">
                <text:p>0.030725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111574074074">
                <text:p>0.030911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0963425925926">
                <text:p>0.0310963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815277777778">
                <text:p>0.0312815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66712962963">
                <text:p>0.031466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518981481481">
                <text:p>0.031651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370833333333">
                <text:p>0.0318370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222685185185">
                <text:p>0.032022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074537037037">
                <text:p>0.03220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3926388888889">
                <text:p>0.032392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778240740741">
                <text:p>0.0325778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630092592593">
                <text:p>0.032763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481828703704">
                <text:p>0.03294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333796296296">
                <text:p>0.0331333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185648148148">
                <text:p>0.0333185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0375">
                <text:p>0.03350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6889351851852">
                <text:p>0.0336889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741203703704">
                <text:p>0.033874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593055555555">
                <text:p>0.03405930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444907407407">
                <text:p>0.03424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296759259259">
                <text:p>0.0344296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148611111111">
                <text:p>0.03461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000462962963">
                <text:p>0.03480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852314814815">
                <text:p>0.03498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704050925926">
                <text:p>0.03517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556018518519">
                <text:p>0.035355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40787037037">
                <text:p>0.03554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259722222222">
                <text:p>0.03572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111574074074">
                <text:p>0.03591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0963425925926">
                <text:p>0.03609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815277777778">
                <text:p>0.03628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66712962963">
                <text:p>0.03646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518981481481">
                <text:p>0.036651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370833333333">
                <text:p>0.036837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222685185185">
                <text:p>0.03702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074421296296">
                <text:p>0.037207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3926273148148">
                <text:p>0.03739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778240740741">
                <text:p>0.037577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630092592593">
                <text:p>0.037763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481944444444">
                <text:p>0.037948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333796296296">
                <text:p>0.038133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185648148148">
                <text:p>0.038318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0375">
                <text:p>0.03850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6889351851852">
                <text:p>0.038688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741203703704">
                <text:p>0.03887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593055555556">
                <text:p>0.039059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444907407407">
                <text:p>0.039244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296759259259">
                <text:p>0.039429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148611111111">
                <text:p>0.03961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000462962963">
                <text:p>0.039800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852314814815">
                <text:p>0.039985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704166666667">
                <text:p>0.040170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556018518519">
                <text:p>0.040355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40787037037">
                <text:p>0.040540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259722222222">
                <text:p>0.040725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111574074074">
                <text:p>0.040911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0963425925926">
                <text:p>0.041096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815277777778">
                <text:p>0.041281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66712962963">
                <text:p>0.041466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518981481481">
                <text:p>0.041651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370833333333">
                <text:p>0.04183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222685185185">
                <text:p>0.042022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074537037037">
                <text:p>0.042207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3926388888889">
                <text:p>0.042392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5778240740741">
                <text:p>0.042577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630092592593">
                <text:p>0.042763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481944444444">
                <text:p>0.04294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333796296296">
                <text:p>0.043133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185648148148">
                <text:p>0.04331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0375">
                <text:p>0.04350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6889351851852">
                <text:p>0.04368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741203703704">
                <text:p>0.043874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0593055555556">
                <text:p>0.044059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2444791666667">
                <text:p>0.044244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296759259259">
                <text:p>0.04442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148611111111">
                <text:p>0.044614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000462962963">
                <text:p>0.04480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852314814815">
                <text:p>0.04498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704166666667">
                <text:p>0.045170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3556018518519">
                <text:p>0.04535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40787037037">
                <text:p>0.04554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259722222222">
                <text:p>0.04572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111574074074">
                <text:p>0.04591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0963425925926">
                <text:p>0.04609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815277777778">
                <text:p>0.04628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66712962963">
                <text:p>0.04646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518981481481">
                <text:p>0.04665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370833333333">
                <text:p>0.04683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222685185185">
                <text:p>0.04702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074537037037">
                <text:p>0.04720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3926388888889">
                <text:p>0.04739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778240740741">
                <text:p>0.04757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630092592593">
                <text:p>0.04776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481944444444">
                <text:p>0.04794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333796296296">
                <text:p>0.04813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185648148148">
                <text:p>0.04831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0375">
                <text:p>0.04850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889351851852">
                <text:p>0.04868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741203703704">
                <text:p>0.04887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593055555556">
                <text:p>0.04905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444907407407">
                <text:p>0.04924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296759259259">
                <text:p>0.04942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148611111111">
                <text:p>0.04961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00462962963">
                <text:p>0.04980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852314814815">
                <text:p>0.04998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704166666667">
                <text:p>0.05017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556018518519">
                <text:p>0.05035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40787037037">
                <text:p>0.05054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259722222222">
                <text:p>0.05072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111574074074">
                <text:p>0.05091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0963425925926">
                <text:p>0.05109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815277777778">
                <text:p>0.05128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66712962963">
                <text:p>0.05146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518981481481">
                <text:p>0.05165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370833333333">
                <text:p>0.05183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222685185185">
                <text:p>0.05202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074537037037">
                <text:p>0.05220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3926388888889">
                <text:p>0.05239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778240740741">
                <text:p>0.05257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630092592593">
                <text:p>0.05276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481944444444">
                <text:p>0.05294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333796296296">
                <text:p>0.05313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185648148148">
                <text:p>0.053318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0375">
                <text:p>0.05350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889351851852">
                <text:p>0.05368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741203703704">
                <text:p>0.05387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593055555556">
                <text:p>0.05405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444907407407">
                <text:p>0.05424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296759259259">
                <text:p>0.05442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148611111111">
                <text:p>0.05461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000462962963">
                <text:p>0.05480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852314814815">
                <text:p>0.05498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704166666667">
                <text:p>0.05517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556018518519">
                <text:p>0.05535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40787037037">
                <text:p>0.05554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259722222222">
                <text:p>0.05572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111574074074">
                <text:p>0.05591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0963425925926">
                <text:p>0.05609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815277777778">
                <text:p>0.05628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66712962963">
                <text:p>0.05646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518981481481">
                <text:p>0.05665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370833333333">
                <text:p>0.05683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222685185185">
                <text:p>0.05702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074537037037">
                <text:p>0.05720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3926388888889">
                <text:p>0.05739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778240740741">
                <text:p>0.05757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630092592593">
                <text:p>0.05776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481944444444">
                <text:p>0.05794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333796296296">
                <text:p>0.05813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185532407407">
                <text:p>0.05831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0375">
                <text:p>0.05850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889351851852">
                <text:p>0.05868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741203703704">
                <text:p>0.058874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593055555556">
                <text:p>0.059059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444907407407">
                <text:p>0.05924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296759259259">
                <text:p>0.05942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148611111111">
                <text:p>0.059614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000462962963">
                <text:p>0.05980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852314814815">
                <text:p>0.059985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704166666667">
                <text:p>0.06017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556018518519">
                <text:p>0.060355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40787037037">
                <text:p>0.060540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259722222222">
                <text:p>0.060725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111574074074">
                <text:p>0.060911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0963425925926">
                <text:p>0.061096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815277777778">
                <text:p>0.061281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66712962963">
                <text:p>0.061466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518981481481">
                <text:p>0.061651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370833333333">
                <text:p>0.061837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222685185185">
                <text:p>0.062022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074537037037">
                <text:p>0.062207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926388888889">
                <text:p>0.062392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778240740741">
                <text:p>0.062577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630092592593">
                <text:p>0.062763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481944444444">
                <text:p>0.062948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333796296296">
                <text:p>0.063133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185532407407">
                <text:p>0.06331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0375">
                <text:p>0.06350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6889351851852">
                <text:p>0.063688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741203703704">
                <text:p>0.063874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0593055555556">
                <text:p>0.064059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2444907407407">
                <text:p>0.064244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296759259259">
                <text:p>0.064429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148611111111">
                <text:p>0.06461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8000462962963">
                <text:p>0.064800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852314814815">
                <text:p>0.06498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1704166666667">
                <text:p>0.065170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556018518518">
                <text:p>0.06535560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40787037037">
                <text:p>0.06554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7259722222222">
                <text:p>0.06572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9111574074074">
                <text:p>0.065911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0963425925926">
                <text:p>0.06609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815277777778">
                <text:p>0.06628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66712962963">
                <text:p>0.06646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518981481481">
                <text:p>0.066651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370833333333">
                <text:p>0.06683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222685185185">
                <text:p>0.06702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2074537037037">
                <text:p>0.06720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3926388888889">
                <text:p>0.06739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778240740741">
                <text:p>0.06757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630092592593">
                <text:p>0.067763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9481944444444">
                <text:p>0.067948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333796296296">
                <text:p>0.068133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3185648148148">
                <text:p>0.06831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50375">
                <text:p>0.06850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6889351851852">
                <text:p>0.068688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741203703704">
                <text:p>0.068874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593055555556">
                <text:p>0.069059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444907407408">
                <text:p>0.06924449074074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296643518519">
                <text:p>0.069429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148611111111">
                <text:p>0.06961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000462962963">
                <text:p>0.069800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852314814815">
                <text:p>0.06998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704166666667">
                <text:p>0.070170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556018518519">
                <text:p>0.070355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40787037037">
                <text:p>0.07054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259722222222">
                <text:p>0.07072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9111574074074">
                <text:p>0.070911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0963425925926">
                <text:p>0.07109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815277777778">
                <text:p>0.07128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66712962963">
                <text:p>0.07146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518981481481">
                <text:p>0.071651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370833333333">
                <text:p>0.07183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222685185185">
                <text:p>0.07202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074537037037">
                <text:p>0.07220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3926388888889">
                <text:p>0.07239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778240740741">
                <text:p>0.07257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630092592593">
                <text:p>0.072763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481944444444">
                <text:p>0.072948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333796296296">
                <text:p>0.073133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185648148148">
                <text:p>0.07331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50375">
                <text:p>0.07350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889351851852">
                <text:p>0.073688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741203703704">
                <text:p>0.073874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593055555555">
                <text:p>0.07405930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444907407407">
                <text:p>0.074244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296759259259">
                <text:p>0.074429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148611111111">
                <text:p>0.07461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8000462962963">
                <text:p>0.074800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852314814815">
                <text:p>0.074985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704166666667">
                <text:p>0.075170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3556018518519">
                <text:p>0.075355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40787037037">
                <text:p>0.07554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259722222222">
                <text:p>0.07572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111574074074">
                <text:p>0.075911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0963425925926">
                <text:p>0.07609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815277777778">
                <text:p>0.076281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66712962963">
                <text:p>0.076466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518981481482">
                <text:p>0.0766518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370833333333">
                <text:p>0.076837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222685185185">
                <text:p>0.07702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2074537037037">
                <text:p>0.077207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3926388888889">
                <text:p>0.077392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778240740741">
                <text:p>0.07757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630092592593">
                <text:p>0.077763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481944444445">
                <text:p>0.0779481944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333796296296">
                <text:p>0.078133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185648148148">
                <text:p>0.078318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50375">
                <text:p>0.07850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6889351851852">
                <text:p>0.078688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741203703704">
                <text:p>0.078874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593055555556">
                <text:p>0.079059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444907407407">
                <text:p>0.079244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296759259259">
                <text:p>0.079429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148611111111">
                <text:p>0.079614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000462962963">
                <text:p>0.079800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852314814815">
                <text:p>0.079985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704166666667">
                <text:p>0.080170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556018518519">
                <text:p>0.080355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40787037037">
                <text:p>0.080540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259722222222">
                <text:p>0.080725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111574074074">
                <text:p>0.080911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0963425925926">
                <text:p>0.081096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815277777778">
                <text:p>0.081281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66712962963">
                <text:p>0.08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518981481481">
                <text:p>0.081651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370833333333">
                <text:p>0.081837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222685185185">
                <text:p>0.082022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074537037037">
                <text:p>0.082207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3926388888889">
                <text:p>0.082392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778240740741">
                <text:p>0.082577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630092592593">
                <text:p>0.082763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481828703704">
                <text:p>0.0829481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333796296296">
                <text:p>0.083133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185648148148">
                <text:p>0.083318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0375">
                <text:p>0.08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6889351851852">
                <text:p>0.083688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741203703704">
                <text:p>0.083874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593055555556">
                <text:p>0.084059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444907407407">
                <text:p>0.084244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296759259259">
                <text:p>0.084429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14849537037">
                <text:p>0.08461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000462962963">
                <text:p>0.084800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852314814815">
                <text:p>0.084985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704166666667">
                <text:p>0.085170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556018518519">
                <text:p>0.085355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40787037037">
                <text:p>0.08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259722222222">
                <text:p>0.085725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111574074074">
                <text:p>0.085911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0963425925926">
                <text:p>0.086096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815277777778">
                <text:p>0.086281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66712962963">
                <text:p>0.086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518981481481">
                <text:p>0.086651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370833333333">
                <text:p>0.086837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222685185185">
                <text:p>0.087022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074537037037">
                <text:p>0.087207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3926388888889">
                <text:p>0.087392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778240740741">
                <text:p>0.087577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630092592593">
                <text:p>0.087763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481944444444">
                <text:p>0.087948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333796296296">
                <text:p>0.088133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185648148148">
                <text:p>0.088318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0375">
                <text:p>0.08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889351851852">
                <text:p>0.088688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741203703704">
                <text:p>0.088874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593055555556">
                <text:p>0.089059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444907407407">
                <text:p>0.089244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296759259259">
                <text:p>0.089429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148611111111">
                <text:p>0.089614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000462962963">
                <text:p>0.089800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852314814815">
                <text:p>0.089985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704166666667">
                <text:p>0.090170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556018518519">
                <text:p>0.090355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40787037037">
                <text:p>0.09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259606481481">
                <text:p>0.090725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111574074074">
                <text:p>0.090911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0963425925926">
                <text:p>0.091096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815277777778">
                <text:p>0.091281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66712962963">
                <text:p>0.09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518981481481">
                <text:p>0.091651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370833333333">
                <text:p>0.091837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222685185185">
                <text:p>0.092022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074537037037">
                <text:p>0.092207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3926388888889">
                <text:p>0.092392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778240740741">
                <text:p>0.092577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630092592593">
                <text:p>0.092763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481944444444">
                <text:p>0.092948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333796296296">
                <text:p>0.093133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185648148148">
                <text:p>0.093318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0375">
                <text:p>0.09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889351851852">
                <text:p>0.093688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741203703704">
                <text:p>0.093874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593055555556">
                <text:p>0.094059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444907407407">
                <text:p>0.094244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296759259259">
                <text:p>0.094429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148611111111">
                <text:p>0.094614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000462962963">
                <text:p>0.094800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852314814815">
                <text:p>0.094985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704166666667">
                <text:p>0.095170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556018518519">
                <text:p>0.095355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40787037037">
                <text:p>0.09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259722222222">
                <text:p>0.095725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111574074074">
                <text:p>0.095911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0963310185185">
                <text:p>0.096096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815277777778">
                <text:p>0.096281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66712962963">
                <text:p>0.096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518981481481">
                <text:p>0.096651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370833333333">
                <text:p>0.096837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222685185185">
                <text:p>0.097022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074537037037">
                <text:p>0.097207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3926388888889">
                <text:p>0.097392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778240740741">
                <text:p>0.097577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630092592593">
                <text:p>0.097763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481944444444">
                <text:p>0.097948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333796296296">
                <text:p>0.098133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185648148148">
                <text:p>0.098318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0375">
                <text:p>0.09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889351851852">
                <text:p>0.098688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741203703704">
                <text:p>0.098874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593055555556">
                <text:p>0.099059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444907407407">
                <text:p>0.099244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296759259259">
                <text:p>0.099429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148611111111">
                <text:p>0.099614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000462962963">
                <text:p>0.099800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852314814815">
                <text:p>0.099985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70416666667">
                <text:p>0.10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55601851852">
                <text:p>0.10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40787037037">
                <text:p>0.10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25972222222">
                <text:p>0.10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11157407407">
                <text:p>0.100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096342592593">
                <text:p>0.101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81527777778">
                <text:p>0.101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66712962963">
                <text:p>0.10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51898148148">
                <text:p>0.10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37083333333">
                <text:p>0.101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22268518519">
                <text:p>0.102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07453703704">
                <text:p>0.102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92638888889">
                <text:p>0.102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77824074074">
                <text:p>0.102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63009259259">
                <text:p>0.102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48194444444">
                <text:p>0.102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337962963">
                <text:p>0.103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18564814815">
                <text:p>0.103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0375">
                <text:p>0.10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88935185185">
                <text:p>0.103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7412037037">
                <text:p>0.103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59305555556">
                <text:p>0.104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44490740741">
                <text:p>0.104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29675925926">
                <text:p>0.104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14861111111">
                <text:p>0.104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00046296296">
                <text:p>0.104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85231481481">
                <text:p>0.104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70416666667">
                <text:p>0.105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55601851852">
                <text:p>0.105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40787037037">
                <text:p>0.10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25972222222">
                <text:p>0.105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11157407407">
                <text:p>0.105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096342592593">
                <text:p>0.106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81516203704">
                <text:p>0.10628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66712962963">
                <text:p>0.106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51898148148">
                <text:p>0.106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37083333333">
                <text:p>0.106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22268518519">
                <text:p>0.107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07453703704">
                <text:p>0.107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92638888889">
                <text:p>0.107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77824074074">
                <text:p>0.107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63009259259">
                <text:p>0.107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48194444444">
                <text:p>0.107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3337962963">
                <text:p>0.108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18564814815">
                <text:p>0.108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0375">
                <text:p>0.10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88935185185">
                <text:p>0.108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412037037">
                <text:p>0.108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59305555556">
                <text:p>0.109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44479166667">
                <text:p>0.10924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29675925926">
                <text:p>0.109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14861111111">
                <text:p>0.109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800046296296">
                <text:p>0.109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85231481481">
                <text:p>0.109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70416666667">
                <text:p>0.11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55601851852">
                <text:p>0.11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40787037037">
                <text:p>0.11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5972222222">
                <text:p>0.11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11157407407">
                <text:p>0.110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096342592593">
                <text:p>0.111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81527777778">
                <text:p>0.111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66712962963">
                <text:p>0.11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51898148148">
                <text:p>0.11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37083333333">
                <text:p>0.111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22268518519">
                <text:p>0.112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07453703704">
                <text:p>0.112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92638888889">
                <text:p>0.112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77824074074">
                <text:p>0.112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3009259259">
                <text:p>0.112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48194444444">
                <text:p>0.112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3337962963">
                <text:p>0.113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18564814815">
                <text:p>0.113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375">
                <text:p>0.11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88935185185">
                <text:p>0.113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412037037">
                <text:p>0.113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59305555556">
                <text:p>0.114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4490740741">
                <text:p>0.114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29675925926">
                <text:p>0.114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14861111111">
                <text:p>0.114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800046296296">
                <text:p>0.114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85231481481">
                <text:p>0.114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70416666667">
                <text:p>0.115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5601851852">
                <text:p>0.115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0787037037">
                <text:p>0.11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5972222222">
                <text:p>0.115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11157407407">
                <text:p>0.115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096342592593">
                <text:p>0.116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81527777778">
                <text:p>0.116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66712962963">
                <text:p>0.116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1898148148">
                <text:p>0.116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37083333333">
                <text:p>0.116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22268518519">
                <text:p>0.117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07453703704">
                <text:p>0.117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92638888889">
                <text:p>0.117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77824074074">
                <text:p>0.117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3009259259">
                <text:p>0.117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48194444444">
                <text:p>0.117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337962963">
                <text:p>0.118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18564814815">
                <text:p>0.118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0375">
                <text:p>0.11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88935185185">
                <text:p>0.118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412037037">
                <text:p>0.118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59305555556">
                <text:p>0.119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4490740741">
                <text:p>0.119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29675925926">
                <text:p>0.119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14861111111">
                <text:p>0.119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0046296296">
                <text:p>0.119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85231481481">
                <text:p>0.119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70416666667">
                <text:p>0.12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55601851852">
                <text:p>0.12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40787037037">
                <text:p>0.12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5972222222">
                <text:p>0.12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1157407407">
                <text:p>0.120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096342592593">
                <text:p>0.121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1527777778">
                <text:p>0.121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66712962963">
                <text:p>0.12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1898148148">
                <text:p>0.12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37071759259">
                <text:p>0.12183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2268518519">
                <text:p>0.122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07453703704">
                <text:p>0.122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92638888889">
                <text:p>0.122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77824074074">
                <text:p>0.122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3009259259">
                <text:p>0.122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48194444444">
                <text:p>0.122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337962963">
                <text:p>0.123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18564814815">
                <text:p>0.123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375">
                <text:p>0.12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88935185185">
                <text:p>0.123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412037037">
                <text:p>0.123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59305555556">
                <text:p>0.124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4490740741">
                <text:p>0.124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29675925926">
                <text:p>0.124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14861111111">
                <text:p>0.124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0034722222">
                <text:p>0.12480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85231481481">
                <text:p>0.124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70416666667">
                <text:p>0.125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5601851852">
                <text:p>0.125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40787037037">
                <text:p>0.12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5972222222">
                <text:p>0.125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1157407407">
                <text:p>0.125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096342592593">
                <text:p>0.126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1527777778">
                <text:p>0.126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66701388889">
                <text:p>0.12646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1898148148">
                <text:p>0.126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37083333333">
                <text:p>0.126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2268518519">
                <text:p>0.127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07453703704">
                <text:p>0.127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92638888889">
                <text:p>0.127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77824074074">
                <text:p>0.127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3009259259">
                <text:p>0.127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48194444444">
                <text:p>0.127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337962963">
                <text:p>0.128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18564814815">
                <text:p>0.128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375">
                <text:p>0.12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88935185185">
                <text:p>0.128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412037037">
                <text:p>0.128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59305555556">
                <text:p>0.129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4490740741">
                <text:p>0.129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29675925926">
                <text:p>0.129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14861111111">
                <text:p>0.129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0046296296">
                <text:p>0.129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85231481481">
                <text:p>0.129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0416666667">
                <text:p>0.13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5601851852">
                <text:p>0.13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0787037037">
                <text:p>0.13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5972222222">
                <text:p>0.13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1157407407">
                <text:p>0.130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96342592593">
                <text:p>0.131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1527777778">
                <text:p>0.131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66712962963">
                <text:p>0.13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1898148148">
                <text:p>0.13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37083333333">
                <text:p>0.131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2268518519">
                <text:p>0.132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07453703704">
                <text:p>0.132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2638888889">
                <text:p>0.132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77824074074">
                <text:p>0.132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3009259259">
                <text:p>0.132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8194444444">
                <text:p>0.132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3368055556">
                <text:p>0.13313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8564814815">
                <text:p>0.133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375">
                <text:p>0.13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88935185185">
                <text:p>0.133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412037037">
                <text:p>0.133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59305555556">
                <text:p>0.134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4490740741">
                <text:p>0.134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29675925926">
                <text:p>0.134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4861111111">
                <text:p>0.134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0046296296">
                <text:p>0.134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5231481481">
                <text:p>0.134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0416666667">
                <text:p>0.135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5601851852">
                <text:p>0.135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0787037037">
                <text:p>0.13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5972222222">
                <text:p>0.135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1145833333">
                <text:p>0.13591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096342592593">
                <text:p>0.136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1527777778">
                <text:p>0.136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66712962963">
                <text:p>0.136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1898148148">
                <text:p>0.136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37083333333">
                <text:p>0.136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2268518519">
                <text:p>0.137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07453703704">
                <text:p>0.137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2638888889">
                <text:p>0.137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77824074074">
                <text:p>0.137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3009259259">
                <text:p>0.137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8194444444">
                <text:p>0.137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337962963">
                <text:p>0.138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18564814815">
                <text:p>0.138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375">
                <text:p>0.138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88935185185">
                <text:p>0.138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412037037">
                <text:p>0.138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59305555556">
                <text:p>0.139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4490740741">
                <text:p>0.139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29675925926">
                <text:p>0.139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4861111111">
                <text:p>0.139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0046296296">
                <text:p>0.139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5231481481">
                <text:p>0.139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0416666667">
                <text:p>0.14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5601851852">
                <text:p>0.14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0787037037">
                <text:p>0.140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5972222222">
                <text:p>0.14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1157407407">
                <text:p>0.140911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96342592593">
                <text:p>0.141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1527777778">
                <text:p>0.141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66712962963">
                <text:p>0.141466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1898148148">
                <text:p>0.14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37083333333">
                <text:p>0.141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2268518519">
                <text:p>0.1420222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07453703704">
                <text:p>0.14220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2392638888889">
                <text:p>0.142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77824074074">
                <text:p>0.142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3009259259">
                <text:p>0.142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8194444444">
                <text:p>0.142948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337962963">
                <text:p>0.143133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8564814815">
                <text:p>0.143318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375">
                <text:p>0.14350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88935185185">
                <text:p>0.1436889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412037037">
                <text:p>0.14387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59305555556">
                <text:p>0.1440593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4490740741">
                <text:p>0.1442444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29675925926">
                <text:p>0.144429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4861111111">
                <text:p>0.144614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0046296296">
                <text:p>0.1448000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85231481481">
                <text:p>0.144985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0416666667">
                <text:p>0.145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5601851852">
                <text:p>0.145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0787037037">
                <text:p>0.145540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5972222222">
                <text:p>0.14572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5911157407407">
                <text:p>0.145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096342592593">
                <text:p>0.1460963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1527777778">
                <text:p>0.146281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6712962963">
                <text:p>0.14646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6651898148148">
                <text:p>0.146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37083333333">
                <text:p>0.1468370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2268518519">
                <text:p>0.14702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7207453703704">
                <text:p>0.1472074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2638888889">
                <text:p>0.1473926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77824074074">
                <text:p>0.147577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3009259259">
                <text:p>0.147763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8194444444">
                <text:p>0.14794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13337962963">
                <text:p>0.14813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318564814815">
                <text:p>0.14831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50375">
                <text:p>0.14850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688935185185">
                <text:p>0.14868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887412037037">
                <text:p>0.14887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059305555556">
                <text:p>0.14905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244490740741">
                <text:p>0.149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429675925926">
                <text:p>0.14942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614861111111">
                <text:p>0.14961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800046296296">
                <text:p>0.14980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985231481481">
                <text:p>0.14998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170416666667">
                <text:p>0.1501704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5601851852">
                <text:p>0.1503556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0787037037">
                <text:p>0.15054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725972222222">
                <text:p>0.1507259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1157407407">
                <text:p>0.150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096342592593">
                <text:p>0.15109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281527777778">
                <text:p>0.15128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466712962963">
                <text:p>0.15146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1651898148148">
                <text:p>0.1516518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37083333333">
                <text:p>0.15183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022268518518">
                <text:p>0.1520222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207453703704">
                <text:p>0.15220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392638888889">
                <text:p>0.15239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577824074074">
                <text:p>0.15257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763009259259">
                <text:p>0.15276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948194444444">
                <text:p>0.15294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13337962963">
                <text:p>0.15313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318564814815">
                <text:p>0.15331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50375">
                <text:p>0.15350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688935185185">
                <text:p>0.15368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87412037037">
                <text:p>0.15387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059305555556">
                <text:p>0.15405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244490740741">
                <text:p>0.154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429675925926">
                <text:p>0.15442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14849537037">
                <text:p>0.15461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800046296296">
                <text:p>0.15480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985231481481">
                <text:p>0.15498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170416666667">
                <text:p>0.15517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355601851852">
                <text:p>0.15535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540787037037">
                <text:p>0.15554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25972222222">
                <text:p>0.15572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911157407407">
                <text:p>0.155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096342592593">
                <text:p>0.15609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281527777778">
                <text:p>0.15628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66712962963">
                <text:p>0.15646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651898148148">
                <text:p>0.15665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837083333333">
                <text:p>0.15683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22268518519">
                <text:p>0.15702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07453703704">
                <text:p>0.15720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392638888889">
                <text:p>0.15739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77824074074">
                <text:p>0.15757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763009259259">
                <text:p>0.15776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48194444444">
                <text:p>0.15794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33368055556">
                <text:p>0.15813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318564814815">
                <text:p>0.15831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50375">
                <text:p>0.15850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688935185185">
                <text:p>0.15868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7412037037">
                <text:p>0.15887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59305555556">
                <text:p>0.15905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44490740741">
                <text:p>0.159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29675925926">
                <text:p>0.15942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14861111111">
                <text:p>0.15961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00046296296">
                <text:p>0.15980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85231481481">
                <text:p>0.15998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70416666667">
                <text:p>0.16017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55601851852">
                <text:p>0.16035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40787037037">
                <text:p>0.16054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25972222222">
                <text:p>0.16072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11157407407">
                <text:p>0.160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096342592593">
                <text:p>0.16109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81527777778">
                <text:p>0.16128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66712962963">
                <text:p>0.16146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51898148148">
                <text:p>0.16165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37083333333">
                <text:p>0.16183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22268518519">
                <text:p>0.16202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07453703704">
                <text:p>0.16220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392638888889">
                <text:p>0.16239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77824074074">
                <text:p>0.16257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63009259259">
                <text:p>0.16276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48194444444">
                <text:p>0.16294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3337962963">
                <text:p>0.16313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18564814815">
                <text:p>0.16331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0375">
                <text:p>0.16350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688935185185">
                <text:p>0.16368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7412037037">
                <text:p>0.16387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59293981482">
                <text:p>0.164059293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44490740741">
                <text:p>0.164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29675925926">
                <text:p>0.164429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14861111111">
                <text:p>0.16461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00046296296">
                <text:p>0.16480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85231481481">
                <text:p>0.16498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70416666667">
                <text:p>0.16517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55601851852">
                <text:p>0.16535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40787037037">
                <text:p>0.165540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25972222222">
                <text:p>0.16572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11157407407">
                <text:p>0.165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096342592593">
                <text:p>0.16609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81527777778">
                <text:p>0.16628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66712962963">
                <text:p>0.166466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51898148148">
                <text:p>0.16665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37083333333">
                <text:p>0.16683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22268518519">
                <text:p>0.167022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07453703704">
                <text:p>0.167207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392638888889">
                <text:p>0.16739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77824074074">
                <text:p>0.16757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63009259259">
                <text:p>0.167763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48194444444">
                <text:p>0.1679481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3337962963">
                <text:p>0.168133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18564814815">
                <text:p>0.168318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0375">
                <text:p>0.16850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688935185185">
                <text:p>0.168688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7412037037">
                <text:p>0.168874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59305555556">
                <text:p>0.169059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244490740741">
                <text:p>0.169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29675925926">
                <text:p>0.169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69614861111111">
                <text:p>0.169614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00046296296">
                <text:p>0.169800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85231481481">
                <text:p>0.169985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70416666667">
                <text:p>0.170170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55601851852">
                <text:p>0.170355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40775462963">
                <text:p>0.1705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0725972222222">
                <text:p>0.170725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11157407407">
                <text:p>0.1709111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096342592593">
                <text:p>0.171096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81527777778">
                <text:p>0.171281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66712962963">
                <text:p>0.17146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1651898148148">
                <text:p>0.171651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37083333333">
                <text:p>0.171837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22268518519">
                <text:p>0.17202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220744212963">
                <text:p>0.17220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92638888889">
                <text:p>0.172392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77824074074">
                <text:p>0.172577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3009259259">
                <text:p>0.17276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2948194444444">
                <text:p>0.17294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13337962963">
                <text:p>0.17313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318564814815">
                <text:p>0.17331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50375">
                <text:p>0.17350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688935185185">
                <text:p>0.17368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387412037037">
                <text:p>0.17387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059305555556">
                <text:p>0.17405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244490740741">
                <text:p>0.174244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29675925926">
                <text:p>0.174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614861111111">
                <text:p>0.17461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800046296296">
                <text:p>0.17480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985231481481">
                <text:p>0.17498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170416666667">
                <text:p>0.17517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355601851852">
                <text:p>0.17535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540787037037">
                <text:p>0.17554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725972222222">
                <text:p>0.17572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911157407407">
                <text:p>0.17591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096342592593">
                <text:p>0.17609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281527777778">
                <text:p>0.17628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466712962963">
                <text:p>0.17646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651898148148">
                <text:p>0.17665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837083333333">
                <text:p>0.17683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022268518518">
                <text:p>0.177022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207453703704">
                <text:p>0.17720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392638888889">
                <text:p>0.17739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577824074074">
                <text:p>0.17757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763009259259">
                <text:p>0.17776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948194444444">
                <text:p>0.17794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13337962963">
                <text:p>0.17813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318564814815">
                <text:p>0.17831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50375">
                <text:p>0.17850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688935185185">
                <text:p>0.17868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87412037037">
                <text:p>0.17887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059305555556">
                <text:p>0.17905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244490740741">
                <text:p>0.17924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429675925926">
                <text:p>0.179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614861111111">
                <text:p>0.17961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800046296296">
                <text:p>0.17980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985231481481">
                <text:p>0.17998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170416666667">
                <text:p>0.18017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55601851852">
                <text:p>0.18035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540775462963">
                <text:p>0.18054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725972222222">
                <text:p>0.18072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911157407407">
                <text:p>0.18091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096342592593">
                <text:p>0.18109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281527777778">
                <text:p>0.18128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466712962963">
                <text:p>0.18146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651898148148">
                <text:p>0.18165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837083333333">
                <text:p>0.18183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022268518519">
                <text:p>0.18202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207453703704">
                <text:p>0.18220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392638888889">
                <text:p>0.18239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577824074074">
                <text:p>0.18257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763009259259">
                <text:p>0.18276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948194444444">
                <text:p>0.18294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13337962963">
                <text:p>0.18313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318564814815">
                <text:p>0.18331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50375">
                <text:p>0.18350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688935185185">
                <text:p>0.18368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87412037037">
                <text:p>0.18387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059305555556">
                <text:p>0.18405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44490740741">
                <text:p>0.18424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429675925926">
                <text:p>0.184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614861111111">
                <text:p>0.18461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800046296296">
                <text:p>0.18480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985231481481">
                <text:p>0.18498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170416666667">
                <text:p>0.18517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355601851852">
                <text:p>0.18535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540787037037">
                <text:p>0.18554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725972222222">
                <text:p>0.18572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911157407407">
                <text:p>0.18591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096342592593">
                <text:p>0.18609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281527777778">
                <text:p>0.18628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466712962963">
                <text:p>0.18646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51898148148">
                <text:p>0.18665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37083333333">
                <text:p>0.18683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022268518519">
                <text:p>0.18702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207453703704">
                <text:p>0.18720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392638888889">
                <text:p>0.18739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577824074074">
                <text:p>0.18757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763009259259">
                <text:p>0.18776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948194444444">
                <text:p>0.18794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3337962963">
                <text:p>0.18813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318564814815">
                <text:p>0.18831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0375">
                <text:p>0.18850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688935185185">
                <text:p>0.18868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7412037037">
                <text:p>0.18887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059305555556">
                <text:p>0.18905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244490740741">
                <text:p>0.18924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29675925926">
                <text:p>0.189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14861111111">
                <text:p>0.189614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800046296296">
                <text:p>0.18980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985231481481">
                <text:p>0.18998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170416666667">
                <text:p>0.190170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55601851852">
                <text:p>0.19035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540787037037">
                <text:p>0.190540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725972222222">
                <text:p>0.190725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911157407407">
                <text:p>0.190911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096342592593">
                <text:p>0.1910963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81527777778">
                <text:p>0.19128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466712962963">
                <text:p>0.191466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651898148148">
                <text:p>0.191651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837083333333">
                <text:p>0.19183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022268518519">
                <text:p>0.19202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207453703704">
                <text:p>0.192207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392638888889">
                <text:p>0.192392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77824074074">
                <text:p>0.1925778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63009259259">
                <text:p>0.1927630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948194444444">
                <text:p>0.192948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3337962963">
                <text:p>0.19313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18564814815">
                <text:p>0.193318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50375">
                <text:p>0.19350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88935185185">
                <text:p>0.1936889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7412037037">
                <text:p>0.193874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59305555556">
                <text:p>0.1940593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244490740741">
                <text:p>0.194244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29675925926">
                <text:p>0.194429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14861111111">
                <text:p>0.19461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4800046296296">
                <text:p>0.194800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985231481481">
                <text:p>0.194985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70416666667">
                <text:p>0.19517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5355601851852">
                <text:p>0.1953556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40787037037">
                <text:p>0.19554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5725972222222">
                <text:p>0.19572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5911157407407">
                <text:p>0.19591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6096342592593">
                <text:p>0.19609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6281527777778">
                <text:p>0.1962815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66712962963">
                <text:p>0.19646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6651898148148">
                <text:p>0.19665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6837083333333">
                <text:p>0.196837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22268518519">
                <text:p>0.1970222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07453703704">
                <text:p>0.19720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392638888889">
                <text:p>0.19739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577824074074">
                <text:p>0.19757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763009259259">
                <text:p>0.19776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948194444444">
                <text:p>0.19794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13337962963">
                <text:p>0.19813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318564814815">
                <text:p>0.19831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50375">
                <text:p>0.19850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688935185185">
                <text:p>0.19868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87412037037">
                <text:p>0.19887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059305555556">
                <text:p>0.19905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244490740741">
                <text:p>0.19924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429675925926">
                <text:p>0.19942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614861111111">
                <text:p>0.19961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800046296296">
                <text:p>0.19980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985231481481">
                <text:p>0.19998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170416666667">
                <text:p>0.20017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355601851852">
                <text:p>0.20035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540787037037">
                <text:p>0.20054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725972222222">
                <text:p>0.20072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911157407407">
                <text:p>0.20091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096342592593">
                <text:p>0.20109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281527777778">
                <text:p>0.20128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466712962963">
                <text:p>0.20146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651898148148">
                <text:p>0.20165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837083333333">
                <text:p>0.20183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022268518518">
                <text:p>0.2020222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207453703704">
                <text:p>0.20220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392638888889">
                <text:p>0.20239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577824074074">
                <text:p>0.20257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763009259259">
                <text:p>0.20276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948194444444">
                <text:p>0.202948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13337962963">
                <text:p>0.20313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318564814815">
                <text:p>0.20331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50375">
                <text:p>0.20350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688935185185">
                <text:p>0.20368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87412037037">
                <text:p>0.20387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059305555556">
                <text:p>0.20405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244490740741">
                <text:p>0.20424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429675925926">
                <text:p>0.204429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614861111111">
                <text:p>0.204614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800046296296">
                <text:p>0.204800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985231481481">
                <text:p>0.20498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170416666667">
                <text:p>0.20517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355601851852">
                <text:p>0.205355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540787037037">
                <text:p>0.205540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725972222222">
                <text:p>0.205725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911157407407">
                <text:p>0.205911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096342592593">
                <text:p>0.206096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281527777778">
                <text:p>0.206281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466712962963">
                <text:p>0.206466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651898148148">
                <text:p>0.20665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837083333333">
                <text:p>0.206837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022268518518">
                <text:p>0.20702226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207453703704">
                <text:p>0.207207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392638888889">
                <text:p>0.207392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577824074074">
                <text:p>0.207577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763009259259">
                <text:p>0.207763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948194444444">
                <text:p>0.20794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13337962963">
                <text:p>0.20813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318564814815">
                <text:p>0.208318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50375">
                <text:p>0.20850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688935185185">
                <text:p>0.208688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87412037037">
                <text:p>0.20887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059305555556">
                <text:p>0.209059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44490740741">
                <text:p>0.209244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429675925926">
                <text:p>0.20942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614861111111">
                <text:p>0.20961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800046296296">
                <text:p>0.20980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985231481481">
                <text:p>0.209985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170416666667">
                <text:p>0.210170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55601851852">
                <text:p>0.21035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540787037037">
                <text:p>0.21054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725972222222">
                <text:p>0.21072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911157407407">
                <text:p>0.21091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096342592593">
                <text:p>0.21109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281527777778">
                <text:p>0.21128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466712962963">
                <text:p>0.21146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651898148148">
                <text:p>0.211651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837083333333">
                <text:p>0.21183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022268518518">
                <text:p>0.21202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207453703704">
                <text:p>0.21220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392638888889">
                <text:p>0.21239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577824074074">
                <text:p>0.21257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763009259259">
                <text:p>0.21276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948194444444">
                <text:p>0.21294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13337962963">
                <text:p>0.21313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318564814815">
                <text:p>0.21331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50375">
                <text:p>0.21350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688935185185">
                <text:p>0.21368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7412037037">
                <text:p>0.21387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059305555556">
                <text:p>0.21405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44490740741">
                <text:p>0.21424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29675925926">
                <text:p>0.21442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14861111111">
                <text:p>0.21461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800046296296">
                <text:p>0.21480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85231481481">
                <text:p>0.21498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70416666667">
                <text:p>0.21517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55601851852">
                <text:p>0.21535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40787037037">
                <text:p>0.21554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25972222222">
                <text:p>0.21572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11157407407">
                <text:p>0.21591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096342592593">
                <text:p>0.21609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81527777778">
                <text:p>0.21628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66712962963">
                <text:p>0.21646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51898148148">
                <text:p>0.21665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37083333333">
                <text:p>0.21683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22268518518">
                <text:p>0.21702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07453703704">
                <text:p>0.21720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92638888889">
                <text:p>0.21739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77824074074">
                <text:p>0.21757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63009259259">
                <text:p>0.21776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48194444444">
                <text:p>0.21794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3337962963">
                <text:p>0.21813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18564814815">
                <text:p>0.21831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50375">
                <text:p>0.21850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88923611111">
                <text:p>0.21868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7412037037">
                <text:p>0.21887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59305555556">
                <text:p>0.21905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44490740741">
                <text:p>0.21924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29675925926">
                <text:p>0.21942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14861111111">
                <text:p>0.21961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800046296296">
                <text:p>0.21980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85231481481">
                <text:p>0.21998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70416666667">
                <text:p>0.22017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55601851852">
                <text:p>0.22035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40787037037">
                <text:p>0.22054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25972222222">
                <text:p>0.22072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911157407407">
                <text:p>0.22091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096342592593">
                <text:p>0.22109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81527777778">
                <text:p>0.22128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66712962963">
                <text:p>0.22146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51898148148">
                <text:p>0.22165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37083333333">
                <text:p>0.22183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22268518519">
                <text:p>0.222022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07453703704">
                <text:p>0.22220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392638888889">
                <text:p>0.22239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77824074074">
                <text:p>0.22257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63009259259">
                <text:p>0.22276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48194444444">
                <text:p>0.22294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3337962963">
                <text:p>0.22313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18564814815">
                <text:p>0.22331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50375">
                <text:p>0.22350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688935185185">
                <text:p>0.22368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7412037037">
                <text:p>0.22387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59305555556">
                <text:p>0.22405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44490740741">
                <text:p>0.22424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29675925926">
                <text:p>0.22442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14861111111">
                <text:p>0.22461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800046296296">
                <text:p>0.22480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85231481481">
                <text:p>0.22498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70416666667">
                <text:p>0.22517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55601851852">
                <text:p>0.22535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40787037037">
                <text:p>0.22554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25972222222">
                <text:p>0.22572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11157407407">
                <text:p>0.22591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096342592593">
                <text:p>0.22609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81527777778">
                <text:p>0.22628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66712962963">
                <text:p>0.22646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51898148148">
                <text:p>0.22665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37083333333">
                <text:p>0.22683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022268518518">
                <text:p>0.227022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07453703704">
                <text:p>0.22720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392638888889">
                <text:p>0.22739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77824074074">
                <text:p>0.22757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63009259259">
                <text:p>0.227763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48194444444">
                <text:p>0.227948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3337962963">
                <text:p>0.228133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318564814815">
                <text:p>0.228318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50375">
                <text:p>0.22850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688935185185">
                <text:p>0.228688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7412037037">
                <text:p>0.228874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59305555556">
                <text:p>0.229059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244490740741">
                <text:p>0.229244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429675925926">
                <text:p>0.229429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14861111111">
                <text:p>0.229614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800046296296">
                <text:p>0.229800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85231481481">
                <text:p>0.229985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170416666667">
                <text:p>0.230170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355601851852">
                <text:p>0.230355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540787037037">
                <text:p>0.230540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25972222222">
                <text:p>0.230725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11157407407">
                <text:p>0.230911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096342592593">
                <text:p>0.231096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281527777778">
                <text:p>0.231281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466712962963">
                <text:p>0.231466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651898148148">
                <text:p>0.231651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837083333333">
                <text:p>0.231837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022268518519">
                <text:p>0.232022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207453703704">
                <text:p>0.232207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392638888889">
                <text:p>0.232392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577824074074">
                <text:p>0.232577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763009259259">
                <text:p>0.23276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948194444444">
                <text:p>0.23294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13337962963">
                <text:p>0.23313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318564814815">
                <text:p>0.23331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50375">
                <text:p>0.23350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688935185185">
                <text:p>0.23368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87412037037">
                <text:p>0.23387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059305555556">
                <text:p>0.23405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244490740741">
                <text:p>0.23424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429675925926">
                <text:p>0.23442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614861111111">
                <text:p>0.23461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800046296296">
                <text:p>0.23480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985231481481">
                <text:p>0.23498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170416666667">
                <text:p>0.23517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355601851852">
                <text:p>0.23535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540787037037">
                <text:p>0.23554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725972222222">
                <text:p>0.23572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911157407407">
                <text:p>0.23591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096342592593">
                <text:p>0.23609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281527777778">
                <text:p>0.23628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466712962963">
                <text:p>0.23646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651898148148">
                <text:p>0.2366518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837083333333">
                <text:p>0.23683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022268518518">
                <text:p>0.2370222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207453703704">
                <text:p>0.23720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392638888889">
                <text:p>0.23739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577824074074">
                <text:p>0.23757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763009259259">
                <text:p>0.23776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948194444444">
                <text:p>0.23794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13337962963">
                <text:p>0.23813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318564814815">
                <text:p>0.23831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50375">
                <text:p>0.23850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688935185185">
                <text:p>0.23868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87412037037">
                <text:p>0.23887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059305555556">
                <text:p>0.23905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244490740741">
                <text:p>0.23924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429675925926">
                <text:p>0.23942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614861111111">
                <text:p>0.23961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800046296296">
                <text:p>0.23980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985231481481">
                <text:p>0.23998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170416666667">
                <text:p>0.24017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355601851852">
                <text:p>0.24035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540787037037">
                <text:p>0.24054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725972222222">
                <text:p>0.24072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911157407407">
                <text:p>0.2409111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096342592593">
                <text:p>0.24109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281516203704">
                <text:p>0.24128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466712962963">
                <text:p>0.24146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651898148148">
                <text:p>0.2416518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837083333333">
                <text:p>0.2418370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022268518518">
                <text:p>0.24202226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207453703704">
                <text:p>0.24220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392638888889">
                <text:p>0.2423926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577824074074">
                <text:p>0.2425778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763009259259">
                <text:p>0.2427630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94818287037">
                <text:p>0.24294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13337962963">
                <text:p>0.243133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318564814815">
                <text:p>0.2433185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50375">
                <text:p>0.24350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688935185185">
                <text:p>0.2436889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87412037037">
                <text:p>0.243874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059305555556">
                <text:p>0.2440593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244490740741">
                <text:p>0.2442444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429675925926">
                <text:p>0.2444296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614861111111">
                <text:p>0.2446148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800046296296">
                <text:p>0.24480004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985231481481">
                <text:p>0.2449852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170416666667">
                <text:p>0.2451704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355601851852">
                <text:p>0.2453556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540787037037">
                <text:p>0.245540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725972222222">
                <text:p>0.24572597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911157407407">
                <text:p>0.24591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096342592593">
                <text:p>0.2460963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281527777778">
                <text:p>0.2462815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466712962963">
                <text:p>0.246466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651898148148">
                <text:p>0.2466518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6837083333333">
                <text:p>0.24683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022268518519">
                <text:p>0.24702226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207453703704">
                <text:p>0.2472074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7392638888889">
                <text:p>0.24739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577824074074">
                <text:p>0.2475778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763009259259">
                <text:p>0.247763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948194444444">
                <text:p>0.2479481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813337962963">
                <text:p>0.24813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318564814815">
                <text:p>0.2483185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50375">
                <text:p>0.24850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688935185185">
                <text:p>0.2486889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87412037037">
                <text:p>0.24887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059305555556">
                <text:p>0.2490593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244490740741">
                <text:p>0.24924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429675925926">
                <text:p>0.2494296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614861111111">
                <text:p>0.24961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800046296296">
                <text:p>0.24980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985231481481">
                <text:p>0.24998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170416666667">
                <text:p>0.250170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355601851852">
                <text:p>0.25035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540787037037">
                <text:p>0.25054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725972222222">
                <text:p>0.25072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911157407407">
                <text:p>0.25091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096342592593">
                <text:p>0.251096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281527777778">
                <text:p>0.25128152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466712962963">
                <text:p>0.25146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651898148148">
                <text:p>0.25165189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837083333333">
                <text:p>0.25183708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022268518518">
                <text:p>0.2520222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207453703704">
                <text:p>0.25220745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392638888889">
                <text:p>0.2523926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577824074074">
                <text:p>0.25257782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763009259259">
                <text:p>0.2527630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948194444444">
                <text:p>0.25294819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13337962963">
                <text:p>0.2531333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318564814815">
                <text:p>0.25331856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50375">
                <text:p>0.25350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688935185185">
                <text:p>0.25368893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87412037037">
                <text:p>0.253874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059305555556">
                <text:p>0.25405930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244490740741">
                <text:p>0.2542444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429675925926">
                <text:p>0.2544296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614861111111">
                <text:p>0.25461486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800046296296">
                <text:p>0.25480004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4985231481481">
                <text:p>0.25498523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170416666667">
                <text:p>0.25517041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355601851852">
                <text:p>0.25535560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540787037037">
                <text:p>0.255540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725972222222">
                <text:p>0.25572597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5911157407407">
                <text:p>0.2559111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096342592593">
                <text:p>0.25609634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281527777778">
                <text:p>0.25628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466712962963">
                <text:p>0.256466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6651898148148">
                <text:p>0.25665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837083333333">
                <text:p>0.2568370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022268518518">
                <text:p>0.25702226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7207453703704">
                <text:p>0.2572074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392638888889">
                <text:p>0.25739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577824074074">
                <text:p>0.257577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762997685185">
                <text:p>0.25776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948194444444">
                <text:p>0.257948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13337962963">
                <text:p>0.25813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318564814815">
                <text:p>0.25831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50375">
                <text:p>0.25850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688923611111">
                <text:p>0.25868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87412037037">
                <text:p>0.25887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059305555556">
                <text:p>0.25905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244490740741">
                <text:p>0.2592444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429675925926">
                <text:p>0.25942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614861111111">
                <text:p>0.259614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800046296296">
                <text:p>0.2598000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985231481481">
                <text:p>0.2599852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170416666667">
                <text:p>0.260170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355601851852">
                <text:p>0.26035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540787037037">
                <text:p>0.260540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725972222222">
                <text:p>0.2607259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911157407407">
                <text:p>0.260911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096342592593">
                <text:p>0.261096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281527777778">
                <text:p>0.26128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466701388889">
                <text:p>0.26146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651898148148">
                <text:p>0.26165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837083333333">
                <text:p>0.26183708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022268518518">
                <text:p>0.26202226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207453703704">
                <text:p>0.26220745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392638888889">
                <text:p>0.26239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577824074074">
                <text:p>0.2625778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763009259259">
                <text:p>0.26276300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948194444444">
                <text:p>0.26294819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13337962963">
                <text:p>0.263133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318564814815">
                <text:p>0.2633185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50375">
                <text:p>0.26350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688935185185">
                <text:p>0.2636889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87412037037">
                <text:p>0.263874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059305555556">
                <text:p>0.26405930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244490740741">
                <text:p>0.26424449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429675925926">
                <text:p>0.2644296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614861111111">
                <text:p>0.2646148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800046296296">
                <text:p>0.26480004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985231481481">
                <text:p>0.26498523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170416666667">
                <text:p>0.26517041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355601851852">
                <text:p>0.2653556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540787037037">
                <text:p>0.265540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725972222222">
                <text:p>0.26572597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911157407407">
                <text:p>0.26591115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096342592593">
                <text:p>0.2660963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281527777778">
                <text:p>0.2662815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466712962963">
                <text:p>0.266466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651898148148">
                <text:p>0.2666518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837083333333">
                <text:p>0.2668370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022268518518">
                <text:p>0.26702226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207453703704">
                <text:p>0.2672074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392638888889">
                <text:p>0.2673926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577824074074">
                <text:p>0.2675778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763009259259">
                <text:p>0.26776300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948194444444">
                <text:p>0.2679481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13337962963">
                <text:p>0.2681333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318564814815">
                <text:p>0.2683185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50375">
                <text:p>0.26850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688935185185">
                <text:p>0.26868893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87412037037">
                <text:p>0.268874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059305555555">
                <text:p>0.26905930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244490740741">
                <text:p>0.26924449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429675925926">
                <text:p>0.26942967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614861111111">
                <text:p>0.26961486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800046296296">
                <text:p>0.26980004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985231481481">
                <text:p>0.26998523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170416666667">
                <text:p>0.27017041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355601851852">
                <text:p>0.27035560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540787037037">
                <text:p>0.270540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725972222222">
                <text:p>0.2707259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0911157407407">
                <text:p>0.27091115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096342592593">
                <text:p>0.27109634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281527777778">
                <text:p>0.2712815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466712962963">
                <text:p>0.271466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651898148148">
                <text:p>0.2716518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837083333333">
                <text:p>0.27183708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022268518519">
                <text:p>0.2720222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207453703704">
                <text:p>0.27220745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392638888889">
                <text:p>0.27239263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577824074074">
                <text:p>0.27257782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762997685185">
                <text:p>0.27276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948194444444">
                <text:p>0.2729481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13337962963">
                <text:p>0.27313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318564814815">
                <text:p>0.27331856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50375">
                <text:p>0.27350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688935185185">
                <text:p>0.2736889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87412037037">
                <text:p>0.27387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059305555556">
                <text:p>0.274059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244490740741">
                <text:p>0.2742444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429675925926">
                <text:p>0.27442967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614861111111">
                <text:p>0.2746148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800046296296">
                <text:p>0.2748000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985231481481">
                <text:p>0.2749852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170416666667">
                <text:p>0.2751704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355601851852">
                <text:p>0.2753556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540787037037">
                <text:p>0.275540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725972222222">
                <text:p>0.275725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911157407407">
                <text:p>0.2759111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096342592593">
                <text:p>0.27609634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281527777778">
                <text:p>0.27628152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466712962963">
                <text:p>0.276466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651898148148">
                <text:p>0.27665189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837083333333">
                <text:p>0.2768370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022268518518">
                <text:p>0.27702226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207453703704">
                <text:p>0.27720745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392638888889">
                <text:p>0.2773926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577824074074">
                <text:p>0.27757782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763009259259">
                <text:p>0.27776300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948194444444">
                <text:p>0.27794819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13337962963">
                <text:p>0.278133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318564814815">
                <text:p>0.27831856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50375">
                <text:p>0.27850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688935185185">
                <text:p>0.27868893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887412037037">
                <text:p>0.278874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059305555556">
                <text:p>0.27905930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244490740741">
                <text:p>0.27924449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429664351852">
                <text:p>0.279429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614861111111">
                <text:p>0.2796148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800046296296">
                <text:p>0.27980004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9985231481481">
                <text:p>0.27998523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170416666667">
                <text:p>0.2801704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355601851852">
                <text:p>0.2803556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540787037037">
                <text:p>0.280540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725972222222">
                <text:p>0.28072597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0911157407407">
                <text:p>0.2809111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1096342592593">
                <text:p>0.28109634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281527777778">
                <text:p>0.28128152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466712962963">
                <text:p>0.281466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651898148148">
                <text:p>0.28165189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837083333333">
                <text:p>0.28183708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022268518519">
                <text:p>0.28202226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207453703704">
                <text:p>0.28220745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392638888889">
                <text:p>0.28239263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577824074074">
                <text:p>0.28257782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763009259259">
                <text:p>0.28276300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948194444444">
                <text:p>0.2829481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13337962963">
                <text:p>0.283133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318564814815">
                <text:p>0.28331856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50375">
                <text:p>0.28350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688935185185">
                <text:p>0.28368893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387412037037">
                <text:p>0.283874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059305555555">
                <text:p>0.284059305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244490740741">
                <text:p>0.28424449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429675925926">
                <text:p>0.28442967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614861111111">
                <text:p>0.28461486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800046296296">
                <text:p>0.28480004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4985231481481">
                <text:p>0.28498523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170416666667">
                <text:p>0.28517041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355590277778">
                <text:p>0.285355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540787037037">
                <text:p>0.285540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5725972222222">
                <text:p>0.2857259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911157407407">
                <text:p>0.28591115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6096342592593">
                <text:p>0.28609634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281527777778">
                <text:p>0.2862815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466712962963">
                <text:p>0.286466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651898148148">
                <text:p>0.28665189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837083333333">
                <text:p>0.28683708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022268518518">
                <text:p>0.28702226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207453703704">
                <text:p>0.28720745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392638888889">
                <text:p>0.28739263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577824074074">
                <text:p>0.28757782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763009259259">
                <text:p>0.28776300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948194444444">
                <text:p>0.28794819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13337962963">
                <text:p>0.2881333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318564814815">
                <text:p>0.28831856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50375">
                <text:p>0.28850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688935185185">
                <text:p>0.28868893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887412037037">
                <text:p>0.288874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059305555556">
                <text:p>0.28905930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244490740741">
                <text:p>0.2892444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429675925926">
                <text:p>0.28942967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614861111111">
                <text:p>0.28961486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800046296296">
                <text:p>0.28980004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9985231481481">
                <text:p>0.28998523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170416666667">
                <text:p>0.2901704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355601851852">
                <text:p>0.2903556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540787037037">
                <text:p>0.290540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725972222222">
                <text:p>0.2907259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0911157407407">
                <text:p>0.29091115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1096342592593">
                <text:p>0.29109634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1281527777778">
                <text:p>0.29128152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1466712962963">
                <text:p>0.291466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1651898148148">
                <text:p>0.2916518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1837083333333">
                <text:p>0.29183708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022268518519">
                <text:p>0.29202226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207453703704">
                <text:p>0.29220745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392638888889">
                <text:p>0.29239263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577824074074">
                <text:p>0.29257782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762997685185">
                <text:p>0.29276299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2948194444444">
                <text:p>0.29294819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313337962963">
                <text:p>0.2931333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3318564814815">
                <text:p>0.29331856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350375">
                <text:p>0.29350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3688935185185">
                <text:p>0.29368893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87412037037">
                <text:p>0.2938741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059305555555">
                <text:p>0.2940593055555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244490740741">
                <text:p>0.29424449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429675925926">
                <text:p>0.29442967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614861111111">
                <text:p>0.29461486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800046296296">
                <text:p>0.29480004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4985231481481">
                <text:p>0.29498523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5170416666667">
                <text:p>0.29517041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5355601851852">
                <text:p>0.29535560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5540787037037">
                <text:p>0.295540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5725972222222">
                <text:p>0.29572597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5911157407407">
                <text:p>0.2959111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6096331018518">
                <text:p>0.2960963310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6281527777778">
                <text:p>0.29628152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6466712962963">
                <text:p>0.296466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6651886574074">
                <text:p>0.296651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6837083333333">
                <text:p>0.29683708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022268518519">
                <text:p>0.297022268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7207453703704">
                <text:p>0.29720745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7392638888889">
                <text:p>0.29739263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7577824074074">
                <text:p>0.29757782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7763009259259">
                <text:p>0.29776300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7948194444444">
                <text:p>0.29794819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813337962963">
                <text:p>0.2981333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8318564814815">
                <text:p>0.29831856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850375">
                <text:p>0.298503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8688935185185">
                <text:p>0.29868893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887412037037">
                <text:p>0.298874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9059305555556">
                <text:p>0.299059305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9244490740741">
                <text:p>0.29924449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9429675925926">
                <text:p>0.29942967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9614861111111">
                <text:p>0.29961486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9800046296296">
                <text:p>0.29980004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9985231481481">
                <text:p>0.29998523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0170416666667">
                <text:p>0.30017041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0355601851852">
                <text:p>0.3003556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0540787037037">
                <text:p>0.3005407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0725972222222">
                <text:p>0.300725972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0911157407407">
                <text:p>0.300911157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1096342592593">
                <text:p>0.30109634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1281527777778">
                <text:p>0.30128152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1466712962963">
                <text:p>0.3014667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1651898148148">
                <text:p>0.30165189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1837083333333">
                <text:p>0.30183708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2022268518519">
                <text:p>0.3020222685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2207453703704">
                <text:p>0.302207453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2392638888889">
                <text:p>0.30239263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02577824074074">
                <text:p>0.30257782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2763009259259">
                <text:p>0.30276300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2948194444444">
                <text:p>0.302948194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313337962963">
                <text:p>0.3031333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3318564814815">
                <text:p>0.30331856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0350375">
                <text:p>0.303503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3688935185185">
                <text:p>0.303688935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387412037037">
                <text:p>0.30387412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4059305555556">
                <text:p>0.30405930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4244490740741">
                <text:p>0.304244490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4429675925926">
                <text:p>0.3044296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4614861111111">
                <text:p>0.30461486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4800046296296">
                <text:p>0.304800046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4985231481481">
                <text:p>0.304985231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5170416666667">
                <text:p>0.305170416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5355601851852">
                <text:p>0.3053556018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5540787037037">
                <text:p>0.305540787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5725972222222">
                <text:p>0.30572597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5911157407407">
                <text:p>0.30591115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594587962963">
                <text:p>0.305945879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